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09in"/>
    </style:style>
    <style:style style:name="co2" style:family="table-column">
      <style:table-column-properties fo:break-before="auto" style:column-width="16.807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2465in"/>
    </style:style>
    <style:style style:name="co8" style:family="table-column">
      <style:table-column-properties fo:break-before="auto" style:column-width="1.311in"/>
    </style:style>
    <style:style style:name="co9" style:family="table-column">
      <style:table-column-properties fo:break-before="auto" style:column-width="1.6543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3.6236in"/>
    </style:style>
    <style:style style:name="co12" style:family="table-column">
      <style:table-column-properties fo:break-before="auto" style:column-width="2.3264in"/>
    </style:style>
    <style:style style:name="co13" style:family="table-column">
      <style:table-column-properties fo:break-before="auto" style:column-width="2.637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ableId</text:p>
          </table:table-cell>
          <table:table-cell office:value-type="string" calcext:value-type="string">
            <text:p>propertyIdentified</text:p>
          </table:table-cell>
          <table:table-cell office:value-type="string" calcext:value-type="string">
            <text:p>correctly</text:p>
          </table:table-cell>
          <table:table-cell office:value-type="string" calcext:value-type="string">
            <text:p>falsePositives</text:p>
          </table:table-cell>
          <table:table-cell office:value-type="string" calcext:value-type="string">
            <text:p>notIdentifi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eedListContains</text:p>
          </table:table-cell>
          <table:table-cell office:value-type="string" calcext:value-type="string">
            <text:p>MaximumAccuracy</text:p>
          </table:table-cell>
          <table:table-cell office:value-type="string" calcext:value-type="string">
            <text:p>executionTimeFull</text:p>
          </table:table-cell>
          <table:table-cell office:value-type="string" calcext:value-type="string">
            <text:p>executionTimePure</text:p>
          </table:table-cell>
          <table:table-cell office:value-type="string" calcext:value-type="string">
            <text:p>disambiguationTime</text:p>
          </table:table-cell>
          <table:table-cell office:value-type="string" calcext:value-type="string">
            <text:p>classSearchTime</text:p>
          </table:table-cell>
          <table:table-cell office:value-type="string" calcext:value-type="string">
            <text:p>propertySearchTime</text:p>
          </table:table-cell>
          <table:table-cell office:value-type="string" calcext:value-type="string">
            <text:p>T2D Annotation is Wrong!!!</text:p>
          </table:table-cell>
          <table:table-cell office:value-type="string" calcext:value-type="string">
            <text:p>Vertical Table</text:p>
          </table:table-cell>
          <table:table-cell office:value-type="string" calcext:value-type="string">
            <text:p>s column not correc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arget property</text:p>
          </table:table-cell>
          <table:table-cell office:value-type="string" calcext:value-type="string">
            <text:p>Values in Dbpedia</text:p>
          </table:table-cell>
        </table:table-row>
        <table:table-row table:style-name="ro1">
          <table:table-cell office:value-type="string" calcext:value-type="string">
            <text:p>68779923_2_100004651080497556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]=0;IF([.E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2]=[.E2]+[.C2]; 1; 0)" office:value-type="float" office:value="0" calcext:value-type="float">
            <text:p>0</text:p>
          </table:table-cell>
          <table:table-cell office:value-type="float" office:value="6.32439994812012" calcext:value-type="float">
            <text:p>6.3243999481</text:p>
          </table:table-cell>
          <table:table-cell office:value-type="float" office:value="0.00224089622497559" calcext:value-type="float">
            <text:p>0.0022408962</text:p>
          </table:table-cell>
          <table:table-cell office:value-type="float" office:value="3.05183696746826" calcext:value-type="float">
            <text:p>3.0518369675</text:p>
          </table:table-cell>
          <table:table-cell office:value-type="float" office:value="0.323574066162109" calcext:value-type="float">
            <text:p>0.3235740662</text:p>
          </table:table-cell>
          <table:table-cell office:value-type="float" office:value="2.94674801826477" calcext:value-type="float">
            <text:p>2.9467480183</text:p>
          </table:table-cell>
          <table:table-cell table:number-columns-repeated="3"/>
          <table:table-cell office:value-type="string" calcext:value-type="string">
            <text:p>http://dbpedia.org/resource/Central_African_Republic</text:p>
          </table:table-cell>
          <table:table-cell office:value-type="string" calcext:value-type="string">
            <text:p>sangofrenchgbayabanda</text:p>
          </table:table-cell>
          <table:table-cell office:value-type="string" calcext:value-type="string">
            <text:p><text:a xlink:href="http://dbpedia.org/ontology/language" xlink:type="simple">http://dbpedia.org/ontology/language</text:a></text:p>
          </table:table-cell>
          <table:table-cell table:style-name="ce2" office:value-type="string" calcext:value-type="string">
            <text:p><text:a xlink:href="http://dbpedia.org/resource/African_French" xlink:type="simple">http://dbpedia.org/resource/African_French</text:a></text:p>
          </table:table-cell>
        </table:table-row>
        <table:table-row table:style-name="ro1">
          <table:table-cell table:number-columns-repeated="19"/>
          <table:table-cell table:style-name="ce2" office:value-type="string" calcext:value-type="string">
            <text:p><text:a xlink:href="http://dbpedia.org/resource/Sango_language" xlink:type="simple">http://dbpedia.org/resource/Sango_language</text:a></text:p>
          </table:table-cell>
        </table:table-row>
        <table:table-row table:style-name="ro1">
          <table:table-cell office:value-type="string" calcext:value-type="string">
            <text:p>14575591_0_5962885285845713108.csv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]=0;IF([.E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]=[.E4]+[.C4]; 1; 0)" office:value-type="float" office:value="1" calcext:value-type="float">
            <text:p>1</text:p>
          </table:table-cell>
          <table:table-cell office:value-type="float" office:value="3.77810001373291" calcext:value-type="float">
            <text:p>3.7781000137</text:p>
          </table:table-cell>
          <table:table-cell office:value-type="float" office:value="0.00139307975769043" calcext:value-type="float">
            <text:p>0.0013930798</text:p>
          </table:table-cell>
          <table:table-cell office:value-type="float" office:value="2.20254302024841" calcext:value-type="float">
            <text:p>2.2025430202</text:p>
          </table:table-cell>
          <table:table-cell office:value-type="float" office:value="0.447455883026123" calcext:value-type="float">
            <text:p>0.447455883</text:p>
          </table:table-cell>
          <table:table-cell office:value-type="float" office:value="1.12670803070068" calcext:value-type="float">
            <text:p>1.1267080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6971074_0_23802506422745728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]=0;IF([.E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]=[.E5]+[.C5]; 1; 0)" office:value-type="float" office:value="1" calcext:value-type="float">
            <text:p>1</text:p>
          </table:table-cell>
          <table:table-cell office:value-type="float" office:value="2.06120991706848" calcext:value-type="float">
            <text:p>2.0612099171</text:p>
          </table:table-cell>
          <table:table-cell office:value-type="float" office:value="0.00113391876220703" calcext:value-type="float">
            <text:p>0.0011339188</text:p>
          </table:table-cell>
          <table:table-cell office:value-type="float" office:value="2.06005692481995" calcext:value-type="float">
            <text:p>2.0600569248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53071_0_9692212503830562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]=0;IF([.E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]=[.E6]+[.C6]; 1; 0)" office:value-type="float" office:value="1" calcext:value-type="float">
            <text:p>1</text:p>
          </table:table-cell>
          <table:table-cell office:value-type="float" office:value="0.505014181137085" calcext:value-type="float">
            <text:p>0.5050141811</text:p>
          </table:table-cell>
          <table:table-cell office:value-type="float" office:value="0.000948905944824219" calcext:value-type="float">
            <text:p>0.0009489059</text:p>
          </table:table-cell>
          <table:table-cell office:value-type="float" office:value="0.504057168960571" calcext:value-type="float">
            <text:p>0.504057169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145647_0_44114953386983648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]=0;IF([.E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]=[.E7]+[.C7]; 1; 0)" office:value-type="float" office:value="1" calcext:value-type="float">
            <text:p>1</text:p>
          </table:table-cell>
          <table:table-cell office:value-type="float" office:value="1.1805579662323" calcext:value-type="float">
            <text:p>1.1805579662</text:p>
          </table:table-cell>
          <table:table-cell office:value-type="float" office:value="0.00133538246154785" calcext:value-type="float">
            <text:p>0.0013353825</text:p>
          </table:table-cell>
          <table:table-cell office:value-type="float" office:value="1.17921185493469" calcext:value-type="float">
            <text:p>1.1792118549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547990_0_4278595903015489107.csv</text:p>
          </table:table-cell>
          <table:table-cell office:value-type="string" calcext:value-type="string">
            <text:p>http://dbpedia.org/property/location|http://dbpedia.org/ontology/country|http://dbpedia.org/ontology/populationPl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8]=0;IF([.E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]=[.E8]+[.C8]; 1; 0)" office:value-type="float" office:value="1" calcext:value-type="float">
            <text:p>1</text:p>
          </table:table-cell>
          <table:table-cell office:value-type="float" office:value="30.3497080802917" calcext:value-type="float">
            <text:p>30.3497080803</text:p>
          </table:table-cell>
          <table:table-cell office:value-type="float" office:value="0.00428605079650879" calcext:value-type="float">
            <text:p>0.0042860508</text:p>
          </table:table-cell>
          <table:table-cell office:value-type="float" office:value="3.25958299636841" calcext:value-type="float">
            <text:p>3.2595829964</text:p>
          </table:table-cell>
          <table:table-cell office:value-type="float" office:value="1.57521796226501" calcext:value-type="float">
            <text:p>1.5752179623</text:p>
          </table:table-cell>
          <table:table-cell office:value-type="float" office:value="25.5106210708618" calcext:value-type="float">
            <text:p>25.5106210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525140_24_40372468542196981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]=0;IF([.E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]=[.E9]+[.C9]; 1; 0)" office:value-type="float" office:value="1" calcext:value-type="float">
            <text:p>1</text:p>
          </table:table-cell>
          <table:table-cell office:value-type="float" office:value="0.42142915725708" calcext:value-type="float">
            <text:p>0.4214291573</text:p>
          </table:table-cell>
          <table:table-cell office:value-type="float" office:value="0.000632047653198242" calcext:value-type="float">
            <text:p>0.0006320477</text:p>
          </table:table-cell>
          <table:table-cell office:value-type="float" office:value="0.420789957046509" calcext:value-type="float">
            <text:p>0.420789957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137051_0_80397240678571249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]=0;IF([.E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]=[.E10]+[.C10]; 1; 0)" office:value-type="float" office:value="1" calcext:value-type="float">
            <text:p>1</text:p>
          </table:table-cell>
          <table:table-cell office:value-type="float" office:value="3.63384819030762" calcext:value-type="float">
            <text:p>3.6338481903</text:p>
          </table:table-cell>
          <table:table-cell office:value-type="float" office:value="0.000971078872680664" calcext:value-type="float">
            <text:p>0.0009710789</text:p>
          </table:table-cell>
          <table:table-cell office:value-type="float" office:value="3.63285899162292" calcext:value-type="float">
            <text:p>3.632858991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48099_0_39057465383062167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]=0;IF([.E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11]=[.E11]+[.C11]; 1; 0)" office:value-type="float" office:value="0" calcext:value-type="float">
            <text:p>0</text:p>
          </table:table-cell>
          <table:table-cell office:value-type="float" office:value="2.15527892112732" calcext:value-type="float">
            <text:p>2.1552789211</text:p>
          </table:table-cell>
          <table:table-cell office:value-type="float" office:value="0.00155878067016602" calcext:value-type="float">
            <text:p>0.0015587807</text:p>
          </table:table-cell>
          <table:table-cell office:value-type="float" office:value="2.15370106697083" calcext:value-type="float">
            <text:p>2.153701067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279179_0_1206538098393858428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]=0;IF([.E1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]=[.E12]+[.C12]; 1; 0)" office:value-type="float" office:value="1" calcext:value-type="float">
            <text:p>1</text:p>
          </table:table-cell>
          <table:table-cell office:value-type="float" office:value="5.89256691932678" calcext:value-type="float">
            <text:p>5.8925669193</text:p>
          </table:table-cell>
          <table:table-cell office:value-type="float" office:value="0.000875711441040039" calcext:value-type="float">
            <text:p>0.0008757114</text:p>
          </table:table-cell>
          <table:table-cell office:value-type="float" office:value="4.0379810333252" calcext:value-type="float">
            <text:p>4.0379810333</text:p>
          </table:table-cell>
          <table:table-cell office:value-type="float" office:value="0.396177053451538" calcext:value-type="float">
            <text:p>0.3961770535</text:p>
          </table:table-cell>
          <table:table-cell office:value-type="float" office:value="1.45753312110901" calcext:value-type="float">
            <text:p>1.4575331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387275_6_619149539736889571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]=0;IF([.E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]=[.E13]+[.C13]; 1; 0)" office:value-type="float" office:value="1" calcext:value-type="float">
            <text:p>1</text:p>
          </table:table-cell>
          <table:table-cell office:value-type="float" office:value="20.2629609107971" calcext:value-type="float">
            <text:p>20.2629609108</text:p>
          </table:table-cell>
          <table:table-cell office:value-type="float" office:value="0.00281906127929687" calcext:value-type="float">
            <text:p>0.0028190613</text:p>
          </table:table-cell>
          <table:table-cell office:value-type="float" office:value="3.95649909973145" calcext:value-type="float">
            <text:p>3.9564990997</text:p>
          </table:table-cell>
          <table:table-cell office:value-type="float" office:value="1.48602986335754" calcext:value-type="float">
            <text:p>1.4860298634</text:p>
          </table:table-cell>
          <table:table-cell office:value-type="float" office:value="14.8176128864288" calcext:value-type="float">
            <text:p>14.8176128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07849_0_10151091352248189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]=0;IF([.E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]=[.E14]+[.C14]; 1; 0)" office:value-type="float" office:value="1" calcext:value-type="float">
            <text:p>1</text:p>
          </table:table-cell>
          <table:table-cell office:value-type="float" office:value="6.10623502731323" calcext:value-type="float">
            <text:p>6.1062350273</text:p>
          </table:table-cell>
          <table:table-cell office:value-type="float" office:value="0.000791072845458984" calcext:value-type="float">
            <text:p>0.0007910728</text:p>
          </table:table-cell>
          <table:table-cell office:value-type="float" office:value="6.10542511940002" calcext:value-type="float">
            <text:p>6.1054251194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103516_1_76266255076883236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]=0;IF([.E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]=[.E15]+[.C15]; 1; 0)" office:value-type="float" office:value="1" calcext:value-type="float">
            <text:p>1</text:p>
          </table:table-cell>
          <table:table-cell office:value-type="float" office:value="1.13247299194336" calcext:value-type="float">
            <text:p>1.1324729919</text:p>
          </table:table-cell>
          <table:table-cell office:value-type="float" office:value="0.000936031341552734" calcext:value-type="float">
            <text:p>0.0009360313</text:p>
          </table:table-cell>
          <table:table-cell office:value-type="float" office:value="1.13152503967285" calcext:value-type="float">
            <text:p>1.1315250397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788428_0_784797865618243168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]=0;IF([.E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16]=[.E16]+[.C16]; 1; 0)" office:value-type="float" office:value="0" calcext:value-type="float">
            <text:p>0</text:p>
          </table:table-cell>
          <table:table-cell office:value-type="float" office:value="1.55787706375122" calcext:value-type="float">
            <text:p>1.5578770638</text:p>
          </table:table-cell>
          <table:table-cell office:value-type="float" office:value="0.00135421752929688" calcext:value-type="float">
            <text:p>0.0013542175</text:p>
          </table:table-cell>
          <table:table-cell office:value-type="float" office:value="1.55650591850281" calcext:value-type="float">
            <text:p>1.5565059185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119774_0_2894235220442800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]=0;IF([.E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7]=[.E17]+[.C17]; 1; 0)" office:value-type="float" office:value="1" calcext:value-type="float">
            <text:p>1</text:p>
          </table:table-cell>
          <table:table-cell office:value-type="float" office:value="1.79484701156616" calcext:value-type="float">
            <text:p>1.7948470116</text:p>
          </table:table-cell>
          <table:table-cell office:value-type="float" office:value="0.00123310089111328" calcext:value-type="float">
            <text:p>0.0012331009</text:p>
          </table:table-cell>
          <table:table-cell office:value-type="float" office:value="1.79359889030457" calcext:value-type="float">
            <text:p>1.7935988903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650055_5_713580413975340168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8]=0;IF([.E1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18]=[.E18]+[.C18]; 1; 0)" office:value-type="float" office:value="0" calcext:value-type="float">
            <text:p>0</text:p>
          </table:table-cell>
          <table:table-cell office:value-type="float" office:value="2.10771799087524" calcext:value-type="float">
            <text:p>2.1077179909</text:p>
          </table:table-cell>
          <table:table-cell office:value-type="float" office:value="0.00117683410644531" calcext:value-type="float">
            <text:p>0.0011768341</text:p>
          </table:table-cell>
          <table:table-cell office:value-type="float" office:value="2.10652208328247" calcext:value-type="float">
            <text:p>2.1065220833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986241_116_70134080600961797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]=0;IF([.E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9]=[.E19]+[.C19]; 1; 0)" office:value-type="float" office:value="1" calcext:value-type="float">
            <text:p>1</text:p>
          </table:table-cell>
          <table:table-cell office:value-type="float" office:value="0.692087888717651" calcext:value-type="float">
            <text:p>0.6920878887</text:p>
          </table:table-cell>
          <table:table-cell office:value-type="float" office:value="0.00093388557434082" calcext:value-type="float">
            <text:p>0.0009338856</text:p>
          </table:table-cell>
          <table:table-cell office:value-type="float" office:value="0.691143989562988" calcext:value-type="float">
            <text:p>0.6911439896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872906_0_610627790308519366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0]=0;IF([.E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20]=[.E20]+[.C20]; 1; 0)" office:value-type="float" office:value="0" calcext:value-type="float">
            <text:p>0</text:p>
          </table:table-cell>
          <table:table-cell office:value-type="float" office:value="1.37583518028259" calcext:value-type="float">
            <text:p>1.3758351803</text:p>
          </table:table-cell>
          <table:table-cell office:value-type="float" office:value="0.000814437866210938" calcext:value-type="float">
            <text:p>0.0008144379</text:p>
          </table:table-cell>
          <table:table-cell office:value-type="float" office:value="1.2107880115509" calcext:value-type="float">
            <text:p>1.2107880116</text:p>
          </table:table-cell>
          <table:table-cell office:value-type="float" office:value="0.164228916168213" calcext:value-type="float">
            <text:p>0.1642289162</text:p>
          </table:table-cell>
          <table:table-cell office:value-type="float" office:value="0.000003814697265625" calcext:value-type="float">
            <text:p>3.814697265625E-006</text:p>
          </table:table-cell>
          <table:table-cell table:style-name="ce1" office:value-type="float" office:value="1" calcext:value-type="float">
            <office:annotation draw:style-name="gr1" draw:text-style-name="P1" svg:width="1.1413in" svg:height="0.5457in" svg:x="18.3264in" svg:y="2.787in" draw:caption-point-x="-0.2402in" draw:caption-point-y="0.5945in">
              <dc:date>2015-10-16T00:00:00</dc:date>
              <text:p text:style-name="P1">Annotate first column (header) as rdfs:label</text:p>
            </office:annotation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207896_0_32067051466023256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]=0;IF([.E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1]=[.E21]+[.C21]; 1; 0)" office:value-type="float" office:value="1" calcext:value-type="float">
            <text:p>1</text:p>
          </table:table-cell>
          <table:table-cell office:value-type="float" office:value="5.30492401123047" calcext:value-type="float">
            <text:p>5.3049240112</text:p>
          </table:table-cell>
          <table:table-cell office:value-type="float" office:value="0.0014348030090332" calcext:value-type="float">
            <text:p>0.001434803</text:p>
          </table:table-cell>
          <table:table-cell office:value-type="float" office:value="2.90907502174377" calcext:value-type="float">
            <text:p>2.9090750217</text:p>
          </table:table-cell>
          <table:table-cell office:value-type="float" office:value="0.245558023452759" calcext:value-type="float">
            <text:p>0.2455580235</text:p>
          </table:table-cell>
          <table:table-cell office:value-type="float" office:value="2.1488561630249" calcext:value-type="float">
            <text:p>2.148856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02114_6_432040933396511735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2]=0;IF([.E2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2]=[.E22]+[.C22]; 1; 0)" office:value-type="float" office:value="1" calcext:value-type="float">
            <text:p>1</text:p>
          </table:table-cell>
          <table:table-cell office:value-type="float" office:value="14.0155081748962" calcext:value-type="float">
            <text:p>14.0155081749</text:p>
          </table:table-cell>
          <table:table-cell office:value-type="float" office:value="0.00284624099731445" calcext:value-type="float">
            <text:p>0.002846241</text:p>
          </table:table-cell>
          <table:table-cell office:value-type="float" office:value="3.9734251499176" calcext:value-type="float">
            <text:p>3.9734251499</text:p>
          </table:table-cell>
          <table:table-cell office:value-type="float" office:value="1.43591594696045" calcext:value-type="float">
            <text:p>1.435915947</text:p>
          </table:table-cell>
          <table:table-cell office:value-type="float" office:value="8.60332083702087" calcext:value-type="float">
            <text:p>8.603320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626513_0_6402630457637049755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3]=0;IF([.E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3]=[.E23]+[.C23]; 1; 0)" office:value-type="float" office:value="1" calcext:value-type="float">
            <text:p>1</text:p>
          </table:table-cell>
          <table:table-cell office:value-type="float" office:value="16.1720201969147" calcext:value-type="float">
            <text:p>16.1720201969</text:p>
          </table:table-cell>
          <table:table-cell office:value-type="float" office:value="0.00225210189819336" calcext:value-type="float">
            <text:p>0.0022521019</text:p>
          </table:table-cell>
          <table:table-cell office:value-type="float" office:value="4.07772707939148" calcext:value-type="float">
            <text:p>4.0777270794</text:p>
          </table:table-cell>
          <table:table-cell office:value-type="float" office:value="1.18347096443176" calcext:value-type="float">
            <text:p>1.1834709644</text:p>
          </table:table-cell>
          <table:table-cell office:value-type="float" office:value="10.9085700511932" calcext:value-type="float">
            <text:p>10.90857005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786033_0_39315537888354022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]=0;IF([.E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4]=[.E24]+[.C24]; 1; 0)" office:value-type="float" office:value="1" calcext:value-type="float">
            <text:p>1</text:p>
          </table:table-cell>
          <table:table-cell office:value-type="float" office:value="0.376121044158936" calcext:value-type="float">
            <text:p>0.3761210442</text:p>
          </table:table-cell>
          <table:table-cell office:value-type="float" office:value="0.000971794128417969" calcext:value-type="float">
            <text:p>0.0009717941</text:p>
          </table:table-cell>
          <table:table-cell office:value-type="float" office:value="0.299483060836792" calcext:value-type="float">
            <text:p>0.2994830608</text:p>
          </table:table-cell>
          <table:table-cell office:value-type="float" office:value="0.0756630897521973" calcext:value-type="float">
            <text:p>0.0756630898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593344_0_831145550123442508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5]=0;IF([.E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25]=[.E25]+[.C25]; 1; 0)" office:value-type="float" office:value="0" calcext:value-type="float">
            <text:p>0</text:p>
          </table:table-cell>
          <table:table-cell office:value-type="float" office:value="1.99980592727661" calcext:value-type="float">
            <text:p>1.9998059273</text:p>
          </table:table-cell>
          <table:table-cell office:value-type="float" office:value="0.00200676918029785" calcext:value-type="float">
            <text:p>0.0020067692</text:p>
          </table:table-cell>
          <table:table-cell office:value-type="float" office:value="1.99778008460999" calcext:value-type="float">
            <text:p>1.997780084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27660_0_43119231200307307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6]=0;IF([.E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6]=[.E26]+[.C26]; 1; 0)" office:value-type="float" office:value="1" calcext:value-type="float">
            <text:p>1</text:p>
          </table:table-cell>
          <table:table-cell office:value-type="float" office:value="4.4502158164978" calcext:value-type="float">
            <text:p>4.4502158165</text:p>
          </table:table-cell>
          <table:table-cell office:value-type="float" office:value="0.000962018966674805" calcext:value-type="float">
            <text:p>0.000962019</text:p>
          </table:table-cell>
          <table:table-cell office:value-type="float" office:value="4.44923782348633" calcext:value-type="float">
            <text:p>4.4492378235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987849_0_5969920363690793217.csv</text:p>
          </table:table-cell>
          <table:table-cell office:value-type="string" calcext:value-type="string">
            <text:p>http://dbpedia.org/property/national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7]=0;IF([.E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27]=[.E27]+[.C27]; 1; 0)" office:value-type="float" office:value="0" calcext:value-type="float">
            <text:p>0</text:p>
          </table:table-cell>
          <table:table-cell office:value-type="float" office:value="21.4779989719391" calcext:value-type="float">
            <text:p>21.4779989719</text:p>
          </table:table-cell>
          <table:table-cell office:value-type="float" office:value="0.00122618675231934" calcext:value-type="float">
            <text:p>0.0012261868</text:p>
          </table:table-cell>
          <table:table-cell office:value-type="float" office:value="3.26437783241272" calcext:value-type="float">
            <text:p>3.2643778324</text:p>
          </table:table-cell>
          <table:table-cell office:value-type="float" office:value="0.408259153366089" calcext:value-type="float">
            <text:p>0.4082591534</text:p>
          </table:table-cell>
          <table:table-cell office:value-type="float" office:value="17.804135799408" calcext:value-type="float">
            <text:p>17.8041357994</text:p>
          </table:table-cell>
          <table:table-cell table:style-name="ce1" office:value-type="float" office:value="1" calcext:value-type="float">
            <office:annotation draw:style-name="gr1" draw:text-style-name="P1" svg:width="1.1413in" svg:height="0.5457in" svg:x="18.3264in" svg:y="4.0315in" draw:caption-point-x="-0.2402in" draw:caption-point-y="0.5945in">
              <dc:date>2015-10-16T00:00:00</dc:date>
              <text:p text:style-name="P1">Annotate subject column country as rdfs:label!!!</text:p>
            </office:annotation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135207_0_144020982283962471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8]=0;IF([.E2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8]=[.E28]+[.C28]; 1; 0)" office:value-type="float" office:value="1" calcext:value-type="float">
            <text:p>1</text:p>
          </table:table-cell>
          <table:table-cell office:value-type="float" office:value="24.7365520000458" calcext:value-type="float">
            <text:p>24.736552</text:p>
          </table:table-cell>
          <table:table-cell office:value-type="float" office:value="0.00393509864807129" calcext:value-type="float">
            <text:p>0.0039350986</text:p>
          </table:table-cell>
          <table:table-cell office:value-type="float" office:value="3.36071705818176" calcext:value-type="float">
            <text:p>3.3607170582</text:p>
          </table:table-cell>
          <table:table-cell office:value-type="float" office:value="1.3419189453125" calcext:value-type="float">
            <text:p>1.3419189453</text:p>
          </table:table-cell>
          <table:table-cell office:value-type="float" office:value="20.0299808979034" calcext:value-type="float">
            <text:p>20.0299808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684775_0_36883011032883320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]=0;IF([.E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9]=[.E29]+[.C29]; 1; 0)" office:value-type="float" office:value="1" calcext:value-type="float">
            <text:p>1</text:p>
          </table:table-cell>
          <table:table-cell office:value-type="float" office:value="4.9752938747406" calcext:value-type="float">
            <text:p>4.9752938747</text:p>
          </table:table-cell>
          <table:table-cell office:value-type="float" office:value="0.0012049674987793" calcext:value-type="float">
            <text:p>0.0012049675</text:p>
          </table:table-cell>
          <table:table-cell office:value-type="float" office:value="3.26041388511658" calcext:value-type="float">
            <text:p>3.2604138851</text:p>
          </table:table-cell>
          <table:table-cell office:value-type="float" office:value="0.308665037155151" calcext:value-type="float">
            <text:p>0.3086650372</text:p>
          </table:table-cell>
          <table:table-cell office:value-type="float" office:value="1.40500998497009" calcext:value-type="float">
            <text:p>1.405009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504330_0_85221803193292763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0]=0;IF([.E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0]=[.E30]+[.C30]; 1; 0)" office:value-type="float" office:value="1" calcext:value-type="float">
            <text:p>1</text:p>
          </table:table-cell>
          <table:table-cell office:value-type="float" office:value="0.689713001251221" calcext:value-type="float">
            <text:p>0.6897130013</text:p>
          </table:table-cell>
          <table:table-cell office:value-type="float" office:value="0.000644207000732422" calcext:value-type="float">
            <text:p>0.000644207</text:p>
          </table:table-cell>
          <table:table-cell office:value-type="float" office:value="0.689059972763062" calcext:value-type="float">
            <text:p>0.689059972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982899_0_5726315103246010014.csv</text:p>
          </table:table-cell>
          <table:table-cell office:value-type="string" calcext:value-type="string">
            <text:p>http://dbpedia.org/ontology/abstract|http://dbpedia.org/ontology/abstract|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31]=0;IF([.E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31]=[.E31]+[.C31]; 1; 0)" office:value-type="float" office:value="0" calcext:value-type="float">
            <text:p>0</text:p>
          </table:table-cell>
          <table:table-cell office:value-type="float" office:value="25.7485148906708" calcext:value-type="float">
            <text:p>25.7485148907</text:p>
          </table:table-cell>
          <table:table-cell office:value-type="float" office:value="0.00207972526550293" calcext:value-type="float">
            <text:p>0.0020797253</text:p>
          </table:table-cell>
          <table:table-cell office:value-type="float" office:value="3.2446551322937" calcext:value-type="float">
            <text:p>3.2446551323</text:p>
          </table:table-cell>
          <table:table-cell office:value-type="float" office:value="1.29378700256348" calcext:value-type="float">
            <text:p>1.2937870026</text:p>
          </table:table-cell>
          <table:table-cell office:value-type="float" office:value="21.2079930305481" calcext:value-type="float">
            <text:p>21.207993030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20491_0_3348835015780600788.csv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2]=0;IF([.E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32]=[.E32]+[.C32]; 1; 0)" office:value-type="float" office:value="0" calcext:value-type="float">
            <text:p>0</text:p>
          </table:table-cell>
          <table:table-cell office:value-type="float" office:value="25.8192780017853" calcext:value-type="float">
            <text:p>25.8192780018</text:p>
          </table:table-cell>
          <table:table-cell office:value-type="float" office:value="0.00377583503723144" calcext:value-type="float">
            <text:p>0.003775835</text:p>
          </table:table-cell>
          <table:table-cell office:value-type="float" office:value="3.36049604415894" calcext:value-type="float">
            <text:p>3.3604960442</text:p>
          </table:table-cell>
          <table:table-cell office:value-type="float" office:value="1.72416615486145" calcext:value-type="float">
            <text:p>1.7241661549</text:p>
          </table:table-cell>
          <table:table-cell office:value-type="float" office:value="20.7308399677277" calcext:value-type="float">
            <text:p>20.7308399677</text:p>
          </table:table-cell>
          <table:table-cell table:style-name="ce1" office:value-type="float" office:value="1" calcext:value-type="float">
            <office:annotation draw:style-name="gr1" draw:text-style-name="P1" svg:width="1.1413in" svg:height="1.0122in" svg:x="18.3264in" svg:y="4.9205in" draw:caption-point-x="-0.2402in" draw:caption-point-y="0.5945in">
              <dc:date>2015-10-17T00:00:00</dc:date>
              <text:p text:style-name="P1">Region (country) is annotated as owl:Thing, and at the same time is a property rdfs:label</text:p>
            </office:annotation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5686837_0_71435217820534774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]=0;IF([.E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3]=[.E33]+[.C33]; 1; 0)" office:value-type="float" office:value="1" calcext:value-type="float">
            <text:p>1</text:p>
          </table:table-cell>
          <table:table-cell office:value-type="float" office:value="1.64870619773865" calcext:value-type="float">
            <text:p>1.6487061977</text:p>
          </table:table-cell>
          <table:table-cell office:value-type="float" office:value="0.00124025344848633" calcext:value-type="float">
            <text:p>0.0012402534</text:p>
          </table:table-cell>
          <table:table-cell office:value-type="float" office:value="0.853456974029541" calcext:value-type="float">
            <text:p>0.853456974</text:p>
          </table:table-cell>
          <table:table-cell office:value-type="float" office:value="0.080909013748169" calcext:value-type="float">
            <text:p>0.0809090137</text:p>
          </table:table-cell>
          <table:table-cell office:value-type="float" office:value="0.713099956512451" calcext:value-type="float">
            <text:p>0.71309995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222124_0_25238210868784864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4]=0;IF([.E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4]=[.E34]+[.C34]; 1; 0)" office:value-type="float" office:value="1" calcext:value-type="float">
            <text:p>1</text:p>
          </table:table-cell>
          <table:table-cell office:value-type="float" office:value="3.93438506126404" calcext:value-type="float">
            <text:p>3.9343850613</text:p>
          </table:table-cell>
          <table:table-cell office:value-type="float" office:value="0.000989675521850586" calcext:value-type="float">
            <text:p>0.0009896755</text:p>
          </table:table-cell>
          <table:table-cell office:value-type="float" office:value="3.93337416648865" calcext:value-type="float">
            <text:p>3.9333741665</text:p>
          </table:table-cell>
          <table:table-cell office:value-type="float" office:value="0.0000162124633789062" calcext:value-type="float">
            <text:p>1.6212463378906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839679_0_30093441784745683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5]=0;IF([.E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5]=[.E35]+[.C35]; 1; 0)" office:value-type="float" office:value="1" calcext:value-type="float">
            <text:p>1</text:p>
          </table:table-cell>
          <table:table-cell office:value-type="float" office:value="3.18036079406738" calcext:value-type="float">
            <text:p>3.1803607941</text:p>
          </table:table-cell>
          <table:table-cell office:value-type="float" office:value="0.00110173225402832" calcext:value-type="float">
            <text:p>0.0011017323</text:p>
          </table:table-cell>
          <table:table-cell office:value-type="float" office:value="3.17923998832703" calcext:value-type="float">
            <text:p>3.1792399883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412091_0_78252905091585695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]=0;IF([.E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6]=[.E36]+[.C36]; 1; 0)" office:value-type="float" office:value="1" calcext:value-type="float">
            <text:p>1</text:p>
          </table:table-cell>
          <table:table-cell office:value-type="float" office:value="0.397068977355957" calcext:value-type="float">
            <text:p>0.3970689774</text:p>
          </table:table-cell>
          <table:table-cell office:value-type="float" office:value="0.00123882293701172" calcext:value-type="float">
            <text:p>0.0012388229</text:p>
          </table:table-cell>
          <table:table-cell office:value-type="float" office:value="0.395819187164307" calcext:value-type="float">
            <text:p>0.395819187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044147_3_24072252464436401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7]=0;IF([.E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7]=[.E37]+[.C37]; 1; 0)" office:value-type="float" office:value="1" calcext:value-type="float">
            <text:p>1</text:p>
          </table:table-cell>
          <table:table-cell office:value-type="float" office:value="7.00816202163696" calcext:value-type="float">
            <text:p>7.0081620216</text:p>
          </table:table-cell>
          <table:table-cell office:value-type="float" office:value="0.00187897682189941" calcext:value-type="float">
            <text:p>0.0018789768</text:p>
          </table:table-cell>
          <table:table-cell office:value-type="float" office:value="1.82805705070496" calcext:value-type="float">
            <text:p>1.8280570507</text:p>
          </table:table-cell>
          <table:table-cell office:value-type="float" office:value="0.77534294128418" calcext:value-type="float">
            <text:p>0.7753429413</text:p>
          </table:table-cell>
          <table:table-cell office:value-type="float" office:value="4.40288305282593" calcext:value-type="float">
            <text:p>4.40288305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825076_4_42401320904635346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]=0;IF([.E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8]=[.E38]+[.C38]; 1; 0)" office:value-type="float" office:value="1" calcext:value-type="float">
            <text:p>1</text:p>
          </table:table-cell>
          <table:table-cell office:value-type="float" office:value="1.14269113540649" calcext:value-type="float">
            <text:p>1.1426911354</text:p>
          </table:table-cell>
          <table:table-cell office:value-type="float" office:value="0.00130844116210938" calcext:value-type="float">
            <text:p>0.0013084412</text:p>
          </table:table-cell>
          <table:table-cell office:value-type="float" office:value="1.14136981964111" calcext:value-type="float">
            <text:p>1.1413698196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154773_2_84588670401722216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]=0;IF([.E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9]=[.E39]+[.C39]; 1; 0)" office:value-type="float" office:value="1" calcext:value-type="float">
            <text:p>1</text:p>
          </table:table-cell>
          <table:table-cell office:value-type="float" office:value="1.61286902427673" calcext:value-type="float">
            <text:p>1.6128690243</text:p>
          </table:table-cell>
          <table:table-cell office:value-type="float" office:value="0.00101804733276367" calcext:value-type="float">
            <text:p>0.0010180473</text:p>
          </table:table-cell>
          <table:table-cell office:value-type="float" office:value="1.61183404922485" calcext:value-type="float">
            <text:p>1.6118340492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225043_0_185919445642476873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0]=0;IF([.E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40]=[.E40]+[.C40]; 1; 0)" office:value-type="float" office:value="0" calcext:value-type="float">
            <text:p>0</text:p>
          </table:table-cell>
          <table:table-cell office:value-type="float" office:value="3.18696284294128" calcext:value-type="float">
            <text:p>3.1869628429</text:p>
          </table:table-cell>
          <table:table-cell office:value-type="float" office:value="0.00086212158203125" calcext:value-type="float">
            <text:p>0.0008621216</text:p>
          </table:table-cell>
          <table:table-cell office:value-type="float" office:value="3.1860818862915" calcext:value-type="float">
            <text:p>3.1860818863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style-name="ce1" office:value-type="float" office:value="1" calcext:value-type="float">
            <office:annotation draw:style-name="gr1" draw:text-style-name="P1" svg:width="1.1413in" svg:height="0.5457in" svg:x="18.3264in" svg:y="6.3425in" draw:caption-point-x="-0.2402in" draw:caption-point-y="0.5945in">
              <dc:date>2015-10-17T00:00:00</dc:date>
              <text:p text:style-name="P1">Subject column is a dbo:Plant and a rdfs:label</text:p>
            </office:annotation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4061753_1_71209391103530931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]=0;IF([.E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1]=[.E41]+[.C41]; 1; 0)" office:value-type="float" office:value="1" calcext:value-type="float">
            <text:p>1</text:p>
          </table:table-cell>
          <table:table-cell office:value-type="float" office:value="3.30340695381165" calcext:value-type="float">
            <text:p>3.3034069538</text:p>
          </table:table-cell>
          <table:table-cell office:value-type="float" office:value="0.00111627578735352" calcext:value-type="float">
            <text:p>0.0011162758</text:p>
          </table:table-cell>
          <table:table-cell office:value-type="float" office:value="0.757052898406982" calcext:value-type="float">
            <text:p>0.7570528984</text:p>
          </table:table-cell>
          <table:table-cell office:value-type="float" office:value="0.319323778152466" calcext:value-type="float">
            <text:p>0.3193237782</text:p>
          </table:table-cell>
          <table:table-cell office:value-type="float" office:value="2.22591400146484" calcext:value-type="float">
            <text:p>2.2259140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596525_7_80492184402777562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]=0;IF([.E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2]=[.E42]+[.C42]; 1; 0)" office:value-type="float" office:value="1" calcext:value-type="float">
            <text:p>1</text:p>
          </table:table-cell>
          <table:table-cell office:value-type="float" office:value="0.823681116104126" calcext:value-type="float">
            <text:p>0.8236811161</text:p>
          </table:table-cell>
          <table:table-cell office:value-type="float" office:value="0.000978231430053711" calcext:value-type="float">
            <text:p>0.0009782314</text:p>
          </table:table-cell>
          <table:table-cell office:value-type="float" office:value="0.822694063186646" calcext:value-type="float">
            <text:p>0.822694063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619692_1_86956158913770329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]=0;IF([.E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3]=[.E43]+[.C43]; 1; 0)" office:value-type="float" office:value="1" calcext:value-type="float">
            <text:p>1</text:p>
          </table:table-cell>
          <table:table-cell office:value-type="float" office:value="1.53805780410767" calcext:value-type="float">
            <text:p>1.5380578041</text:p>
          </table:table-cell>
          <table:table-cell office:value-type="float" office:value="0.00142502784729004" calcext:value-type="float">
            <text:p>0.0014250278</text:p>
          </table:table-cell>
          <table:table-cell office:value-type="float" office:value="1.53662085533142" calcext:value-type="float">
            <text:p>1.5366208553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432418_0_124015132283676998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4]=0;IF([.E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4]=[.E44]+[.C44]; 1; 0)" office:value-type="float" office:value="1" calcext:value-type="float">
            <text:p>1</text:p>
          </table:table-cell>
          <table:table-cell office:value-type="float" office:value="0.326930999755859" calcext:value-type="float">
            <text:p>0.3269309998</text:p>
          </table:table-cell>
          <table:table-cell office:value-type="float" office:value="0.000636100769042969" calcext:value-type="float">
            <text:p>0.0006361008</text:p>
          </table:table-cell>
          <table:table-cell office:value-type="float" office:value="0.326287031173706" calcext:value-type="float">
            <text:p>0.326287031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871230_1_619496583540725769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5]=0;IF([.E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45]=[.E45]+[.C45]; 1; 0)" office:value-type="float" office:value="0" calcext:value-type="float">
            <text:p>0</text:p>
          </table:table-cell>
          <table:table-cell office:value-type="float" office:value="3.02311301231384" calcext:value-type="float">
            <text:p>3.0231130123</text:p>
          </table:table-cell>
          <table:table-cell office:value-type="float" office:value="0.00181818008422852" calcext:value-type="float">
            <text:p>0.0018181801</text:p>
          </table:table-cell>
          <table:table-cell office:value-type="float" office:value="3.02127599716187" calcext:value-type="float">
            <text:p>3.0212759972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style-name="ce1" office:value-type="float" office:value="1" calcext:value-type="float">
            <office:annotation draw:style-name="gr1" draw:text-style-name="P1" svg:width="1.1413in" svg:height="0.3902in" svg:x="18.3264in" svg:y="7.2315in" draw:caption-point-x="-0.2402in" draw:caption-point-y="0.5945in">
              <dc:date>2015-10-17T00:00:00</dc:date>
              <text:p text:style-name="P1">Subject column is an rdfs:label</text:p>
            </office:annotation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6011298_0_685464286052646397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6]=0;IF([.E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46]=[.E46]+[.C46]; 1; 0)" office:value-type="float" office:value="0" calcext:value-type="float">
            <text:p>0</text:p>
          </table:table-cell>
          <table:table-cell office:value-type="float" office:value="0.577428102493286" calcext:value-type="float">
            <text:p>0.5774281025</text:p>
          </table:table-cell>
          <table:table-cell office:value-type="float" office:value="0.00131988525390625" calcext:value-type="float">
            <text:p>0.0013198853</text:p>
          </table:table-cell>
          <table:table-cell office:value-type="float" office:value="0.576098203659058" calcext:value-type="float">
            <text:p>0.576098203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style-name="ce1" office:value-type="float" office:value="1" calcext:value-type="float">
            <office:annotation draw:style-name="gr1" draw:text-style-name="P1" svg:width="1.1413in" svg:height="1.0122in" svg:x="18.3264in" svg:y="7.4094in" draw:caption-point-x="-0.2402in" draw:caption-point-y="0.5945in">
              <dc:date>2015-10-17T00:00:00</dc:date>
              <text:p text:style-name="P1">MusicalWork is h_2, not h_0 (should be Song), property is connected to superclass</text:p>
            </office:annotation>
            <text:p>1</text:p>
          </table:table-cell>
          <table:table-cell/>
          <table:table-cell table:style-name="ce1" office:value-type="float" office:value="1" calcext:value-type="float">
            <office:annotation draw:style-name="gr1" draw:text-style-name="P1" svg:width="1.1413in" svg:height="0.7012in" svg:x="21.5417in" svg:y="7.4094in" draw:caption-point-x="-0.2402in" draw:caption-point-y="0.5945in">
              <dc:date>2015-10-17T00:00:00</dc:date>
              <text:p text:style-name="P1">Correct according to T2D, but not correct per se</text:p>
            </office:annotation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86950_6_66439721377159830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7]=0;IF([.E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7]=[.E47]+[.C47]; 1; 0)" office:value-type="float" office:value="1" calcext:value-type="float">
            <text:p>1</text:p>
          </table:table-cell>
          <table:table-cell office:value-type="float" office:value="0.364753007888794" calcext:value-type="float">
            <text:p>0.3647530079</text:p>
          </table:table-cell>
          <table:table-cell office:value-type="float" office:value="0.000722885131835938" calcext:value-type="float">
            <text:p>0.0007228851</text:p>
          </table:table-cell>
          <table:table-cell office:value-type="float" office:value="0.364022016525269" calcext:value-type="float">
            <text:p>0.364022016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125836_0_113434820629703243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8]=0;IF([.E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48]=[.E48]+[.C48]; 1; 0)" office:value-type="float" office:value="0" calcext:value-type="float">
            <text:p>0</text:p>
          </table:table-cell>
          <table:table-cell office:value-type="float" office:value="3.24305486679077" calcext:value-type="float">
            <text:p>3.2430548668</text:p>
          </table:table-cell>
          <table:table-cell office:value-type="float" office:value="0.00141119956970215" calcext:value-type="float">
            <text:p>0.0014111996</text:p>
          </table:table-cell>
          <table:table-cell office:value-type="float" office:value="3.24162483215332" calcext:value-type="float">
            <text:p>3.2416248322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3"/>
          <table:table-cell office:value-type="string" calcext:value-type="string">
            <text:p>Could not disambiguate entities here! Radio s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6887_0_746204117268168398.csv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49]=0;IF([.E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IF([.G49]=[.E49]+[.C49]; 1; 0)" office:value-type="float" office:value="0" calcext:value-type="float">
            <text:p>0</text:p>
          </table:table-cell>
          <table:table-cell office:value-type="float" office:value="4.6247661113739" calcext:value-type="float">
            <text:p>4.6247661114</text:p>
          </table:table-cell>
          <table:table-cell office:value-type="float" office:value="0.000938177108764648" calcext:value-type="float">
            <text:p>0.0009381771</text:p>
          </table:table-cell>
          <table:table-cell office:value-type="float" office:value="3.751060962677" calcext:value-type="float">
            <text:p>3.7510609627</text:p>
          </table:table-cell>
          <table:table-cell office:value-type="float" office:value="0.164666891098022" calcext:value-type="float">
            <text:p>0.1646668911</text:p>
          </table:table-cell>
          <table:table-cell office:value-type="float" office:value="0.708100080490112" calcext:value-type="float">
            <text:p>0.7081000805</text:p>
          </table:table-cell>
          <table:table-cell table:style-name="ce1" office:value-type="string" calcext:value-type="string">
            <text:p>subject column is rdfs:lab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4714784_0_91481747270022892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]=0;IF([.E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0]=[.E50]+[.C50]; 1; 0)" office:value-type="float" office:value="1" calcext:value-type="float">
            <text:p>1</text:p>
          </table:table-cell>
          <table:table-cell office:value-type="float" office:value="4.62199997901917" calcext:value-type="float">
            <text:p>4.621999979</text:p>
          </table:table-cell>
          <table:table-cell office:value-type="float" office:value="0.00127601623535156" calcext:value-type="float">
            <text:p>0.0012760162</text:p>
          </table:table-cell>
          <table:table-cell office:value-type="float" office:value="3.64046192169189" calcext:value-type="float">
            <text:p>3.6404619217</text:p>
          </table:table-cell>
          <table:table-cell office:value-type="float" office:value="0.980257034301758" calcext:value-type="float">
            <text:p>0.9802570343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150207_16_32156056938999919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1]=0;IF([.E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1]=[.E51]+[.C51]; 1; 0)" office:value-type="float" office:value="1" calcext:value-type="float">
            <text:p>1</text:p>
          </table:table-cell>
          <table:table-cell office:value-type="float" office:value="0.486561059951782" calcext:value-type="float">
            <text:p>0.48656106</text:p>
          </table:table-cell>
          <table:table-cell office:value-type="float" office:value="0.000817060470581055" calcext:value-type="float">
            <text:p>0.0008170605</text:p>
          </table:table-cell>
          <table:table-cell office:value-type="float" office:value="0.485734939575195" calcext:value-type="float">
            <text:p>0.485734939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525318_0_7885756089060858697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2]=0;IF([.E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2]=[.E52]+[.C52]; 1; 0)" office:value-type="float" office:value="1" calcext:value-type="float">
            <text:p>1</text:p>
          </table:table-cell>
          <table:table-cell office:value-type="float" office:value="39.5629639625549" calcext:value-type="float">
            <text:p>39.5629639626</text:p>
          </table:table-cell>
          <table:table-cell office:value-type="float" office:value="0.00237298011779785" calcext:value-type="float">
            <text:p>0.0023729801</text:p>
          </table:table-cell>
          <table:table-cell office:value-type="float" office:value="3.26740407943726" calcext:value-type="float">
            <text:p>3.2674040794</text:p>
          </table:table-cell>
          <table:table-cell office:value-type="float" office:value="1.22214508056641" calcext:value-type="float">
            <text:p>1.2221450806</text:p>
          </table:table-cell>
          <table:table-cell office:value-type="float" office:value="35.0710418224335" calcext:value-type="float">
            <text:p>35.07104182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453534_0_223198532946298068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3]=0;IF([.E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3]=[.E53]+[.C53]; 1; 0)" office:value-type="float" office:value="0" calcext:value-type="float">
            <text:p>0</text:p>
          </table:table-cell>
          <table:table-cell office:value-type="float" office:value="1.3781590461731" calcext:value-type="float">
            <text:p>1.3781590462</text:p>
          </table:table-cell>
          <table:table-cell office:value-type="float" office:value="0.0012049674987793" calcext:value-type="float">
            <text:p>0.0012049675</text:p>
          </table:table-cell>
          <table:table-cell office:value-type="float" office:value="1.29285907745361" calcext:value-type="float">
            <text:p>1.2928590775</text:p>
          </table:table-cell>
          <table:table-cell office:value-type="float" office:value="0.0840909481048584" calcext:value-type="float">
            <text:p>0.0840909481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508695_2_4137125988909119946.csv</text:p>
          </table:table-cell>
          <table:table-cell office:value-type="string" calcext:value-type="string">
            <text:p>http://www.w3.org/2000/01/rdf-schema#comment|http://dbpedia.org/ontology/thumbna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54]=0;IF([.E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4]=[.E54]+[.C54]; 1; 0)" office:value-type="float" office:value="0" calcext:value-type="float">
            <text:p>0</text:p>
          </table:table-cell>
          <table:table-cell office:value-type="float" office:value="15.7950451374054" calcext:value-type="float">
            <text:p>15.7950451374</text:p>
          </table:table-cell>
          <table:table-cell office:value-type="float" office:value="0.0016791820526123" calcext:value-type="float">
            <text:p>0.0016791821</text:p>
          </table:table-cell>
          <table:table-cell office:value-type="float" office:value="3.53908491134644" calcext:value-type="float">
            <text:p>3.5390849113</text:p>
          </table:table-cell>
          <table:table-cell office:value-type="float" office:value="0.841508150100708" calcext:value-type="float">
            <text:p>0.8415081501</text:p>
          </table:table-cell>
          <table:table-cell office:value-type="float" office:value="11.4127728939056" calcext:value-type="float">
            <text:p>11.4127728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726631_0_89165273546413083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]=0;IF([.E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5]=[.E55]+[.C55]; 1; 0)" office:value-type="float" office:value="1" calcext:value-type="float">
            <text:p>1</text:p>
          </table:table-cell>
          <table:table-cell office:value-type="float" office:value="0.68622899055481" calcext:value-type="float">
            <text:p>0.6862289906</text:p>
          </table:table-cell>
          <table:table-cell office:value-type="float" office:value="0.000702381134033203" calcext:value-type="float">
            <text:p>0.0007023811</text:p>
          </table:table-cell>
          <table:table-cell office:value-type="float" office:value="0.6855149269104" calcext:value-type="float">
            <text:p>0.6855149269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362344_1_5095929604749154053.csv</text:p>
          </table:table-cell>
          <table:table-cell office:value-type="string" calcext:value-type="string">
            <text:p>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56]=0;IF([.E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6]=[.E56]+[.C56]; 1; 0)" office:value-type="float" office:value="0" calcext:value-type="float">
            <text:p>0</text:p>
          </table:table-cell>
          <table:table-cell office:value-type="float" office:value="23.875128030777" calcext:value-type="float">
            <text:p>23.8751280308</text:p>
          </table:table-cell>
          <table:table-cell office:value-type="float" office:value="0.00228476524353027" calcext:value-type="float">
            <text:p>0.0022847652</text:p>
          </table:table-cell>
          <table:table-cell office:value-type="float" office:value="4.87528610229492" calcext:value-type="float">
            <text:p>4.8752861023</text:p>
          </table:table-cell>
          <table:table-cell office:value-type="float" office:value="1.22667002677917" calcext:value-type="float">
            <text:p>1.2266700268</text:p>
          </table:table-cell>
          <table:table-cell office:value-type="float" office:value="17.7708871364594" calcext:value-type="float">
            <text:p>17.77088713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532490_1_833370235754361675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]=0;IF([.E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7]=[.E57]+[.C57]; 1; 0)" office:value-type="float" office:value="1" calcext:value-type="float">
            <text:p>1</text:p>
          </table:table-cell>
          <table:table-cell office:value-type="float" office:value="1.41553807258606" calcext:value-type="float">
            <text:p>1.4155380726</text:p>
          </table:table-cell>
          <table:table-cell office:value-type="float" office:value="0.000685930252075195" calcext:value-type="float">
            <text:p>0.0006859303</text:p>
          </table:table-cell>
          <table:table-cell office:value-type="float" office:value="1.41483807563782" calcext:value-type="float">
            <text:p>1.4148380756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083191_0_82414489799333211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]=0;IF([.E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8]=[.E58]+[.C58]; 1; 0)" office:value-type="float" office:value="1" calcext:value-type="float">
            <text:p>1</text:p>
          </table:table-cell>
          <table:table-cell office:value-type="float" office:value="2.87260103225708" calcext:value-type="float">
            <text:p>2.8726010323</text:p>
          </table:table-cell>
          <table:table-cell office:value-type="float" office:value="0.00105094909667969" calcext:value-type="float">
            <text:p>0.0010509491</text:p>
          </table:table-cell>
          <table:table-cell office:value-type="float" office:value="2.47418713569641" calcext:value-type="float">
            <text:p>2.4741871357</text:p>
          </table:table-cell>
          <table:table-cell office:value-type="float" office:value="0.397357940673828" calcext:value-type="float">
            <text:p>0.3973579407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66138_0_35765575011178963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9]=0;IF([.E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9]=[.E59]+[.C59]; 1; 0)" office:value-type="float" office:value="1" calcext:value-type="float">
            <text:p>1</text:p>
          </table:table-cell>
          <table:table-cell office:value-type="float" office:value="0.19608998298645" calcext:value-type="float">
            <text:p>0.196089983</text:p>
          </table:table-cell>
          <table:table-cell office:value-type="float" office:value="0.00124478340148926" calcext:value-type="float">
            <text:p>0.0012447834</text:p>
          </table:table-cell>
          <table:table-cell office:value-type="float" office:value="0.194838047027588" calcext:value-type="float">
            <text:p>0.194838047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54060_0_2913685180675424978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0]=0;IF([.E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0]=[.E60]+[.C60]; 1; 0)" office:value-type="float" office:value="0" calcext:value-type="float">
            <text:p>0</text:p>
          </table:table-cell>
          <table:table-cell office:value-type="float" office:value="2.88878703117371" calcext:value-type="float">
            <text:p>2.8887870312</text:p>
          </table:table-cell>
          <table:table-cell office:value-type="float" office:value="0.00110697746276855" calcext:value-type="float">
            <text:p>0.0011069775</text:p>
          </table:table-cell>
          <table:table-cell office:value-type="float" office:value="2.03777313232422" calcext:value-type="float">
            <text:p>2.0377731323</text:p>
          </table:table-cell>
          <table:table-cell office:value-type="float" office:value="0.0837221145629883" calcext:value-type="float">
            <text:p>0.0837221146</text:p>
          </table:table-cell>
          <table:table-cell office:value-type="float" office:value="0.766184806823731" calcext:value-type="float">
            <text:p>0.7661848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958765_0_36748599671827810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]=0;IF([.E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1]=[.E61]+[.C61]; 1; 0)" office:value-type="float" office:value="1" calcext:value-type="float">
            <text:p>1</text:p>
          </table:table-cell>
          <table:table-cell office:value-type="float" office:value="3.42115187644958" calcext:value-type="float">
            <text:p>3.4211518764</text:p>
          </table:table-cell>
          <table:table-cell office:value-type="float" office:value="0.000960826873779297" calcext:value-type="float">
            <text:p>0.0009608269</text:p>
          </table:table-cell>
          <table:table-cell office:value-type="float" office:value="2.25134801864624" calcext:value-type="float">
            <text:p>2.2513480186</text:p>
          </table:table-cell>
          <table:table-cell office:value-type="float" office:value="1.16883897781372" calcext:value-type="float">
            <text:p>1.1688389778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627487_0_74823643388390935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]=0;IF([.E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2]=[.E62]+[.C62]; 1; 0)" office:value-type="float" office:value="1" calcext:value-type="float">
            <text:p>1</text:p>
          </table:table-cell>
          <table:table-cell office:value-type="float" office:value="0.290022850036621" calcext:value-type="float">
            <text:p>0.29002285</text:p>
          </table:table-cell>
          <table:table-cell office:value-type="float" office:value="0.00110316276550293" calcext:value-type="float">
            <text:p>0.0011031628</text:p>
          </table:table-cell>
          <table:table-cell office:value-type="float" office:value="0.288911819458008" calcext:value-type="float">
            <text:p>0.288911819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552884_0_75046209287637061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]=0;IF([.E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3]=[.E63]+[.C63]; 1; 0)" office:value-type="float" office:value="1" calcext:value-type="float">
            <text:p>1</text:p>
          </table:table-cell>
          <table:table-cell office:value-type="float" office:value="0.971673011779785" calcext:value-type="float">
            <text:p>0.9716730118</text:p>
          </table:table-cell>
          <table:table-cell office:value-type="float" office:value="0.00112199783325195" calcext:value-type="float">
            <text:p>0.0011219978</text:p>
          </table:table-cell>
          <table:table-cell office:value-type="float" office:value="0.970540046691894" calcext:value-type="float">
            <text:p>0.9705400467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146534_0_24375908189761708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4]=0;IF([.E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4]=[.E64]+[.C64]; 1; 0)" office:value-type="float" office:value="1" calcext:value-type="float">
            <text:p>1</text:p>
          </table:table-cell>
          <table:table-cell office:value-type="float" office:value="0.88504695892334" calcext:value-type="float">
            <text:p>0.8850469589</text:p>
          </table:table-cell>
          <table:table-cell office:value-type="float" office:value="0.00110793113708496" calcext:value-type="float">
            <text:p>0.0011079311</text:p>
          </table:table-cell>
          <table:table-cell office:value-type="float" office:value="0.883929014205933" calcext:value-type="float">
            <text:p>0.883929014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76573_0_5902554158837152331.csv</text:p>
          </table:table-cell>
          <table:table-cell office:value-type="string" calcext:value-type="string">
            <text:p>http://dbpedia.org/property/combatant|http://dbpedia.org/property/languag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5]=0;IF([.E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5]=[.E65]+[.C65]; 1; 0)" office:value-type="float" office:value="0" calcext:value-type="float">
            <text:p>0</text:p>
          </table:table-cell>
          <table:table-cell office:value-type="float" office:value="30.0676989555359" calcext:value-type="float">
            <text:p>30.0676989555</text:p>
          </table:table-cell>
          <table:table-cell office:value-type="float" office:value="0.00309991836547852" calcext:value-type="float">
            <text:p>0.0030999184</text:p>
          </table:table-cell>
          <table:table-cell office:value-type="float" office:value="3.35168194770813" calcext:value-type="float">
            <text:p>3.3516819477</text:p>
          </table:table-cell>
          <table:table-cell office:value-type="float" office:value="1.49951696395874" calcext:value-type="float">
            <text:p>1.499516964</text:p>
          </table:table-cell>
          <table:table-cell office:value-type="float" office:value="25.2134001255035" calcext:value-type="float">
            <text:p>25.2134001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329570_0_65852653405123201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]=0;IF([.E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6]=[.E66]+[.C66]; 1; 0)" office:value-type="float" office:value="1" calcext:value-type="float">
            <text:p>1</text:p>
          </table:table-cell>
          <table:table-cell office:value-type="float" office:value="2.12839317321777" calcext:value-type="float">
            <text:p>2.1283931732</text:p>
          </table:table-cell>
          <table:table-cell office:value-type="float" office:value="0.000779867172241211" calcext:value-type="float">
            <text:p>0.0007798672</text:p>
          </table:table-cell>
          <table:table-cell office:value-type="float" office:value="2.127601146698" calcext:value-type="float">
            <text:p>2.1276011467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282452_50_20226106869802355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7]=0;IF([.E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7]=[.E67]+[.C67]; 1; 0)" office:value-type="float" office:value="1" calcext:value-type="float">
            <text:p>1</text:p>
          </table:table-cell>
          <table:table-cell office:value-type="float" office:value="1.68922305107117" calcext:value-type="float">
            <text:p>1.6892230511</text:p>
          </table:table-cell>
          <table:table-cell office:value-type="float" office:value="0.00118017196655273" calcext:value-type="float">
            <text:p>0.001180172</text:p>
          </table:table-cell>
          <table:table-cell office:value-type="float" office:value="1.68802809715271" calcext:value-type="float">
            <text:p>1.6880280972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445890_1_36749884990380675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]=0;IF([.E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8]=[.E68]+[.C68]; 1; 0)" office:value-type="float" office:value="1" calcext:value-type="float">
            <text:p>1</text:p>
          </table:table-cell>
          <table:table-cell office:value-type="float" office:value="1.64610314369202" calcext:value-type="float">
            <text:p>1.6461031437</text:p>
          </table:table-cell>
          <table:table-cell office:value-type="float" office:value="0.000912904739379883" calcext:value-type="float">
            <text:p>0.0009129047</text:p>
          </table:table-cell>
          <table:table-cell office:value-type="float" office:value="1.64517521858215" calcext:value-type="float">
            <text:p>1.6451752186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55607_0_38604387545762338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]=0;IF([.E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9]=[.E69]+[.C69]; 1; 0)" office:value-type="float" office:value="1" calcext:value-type="float">
            <text:p>1</text:p>
          </table:table-cell>
          <table:table-cell office:value-type="float" office:value="1.54063391685486" calcext:value-type="float">
            <text:p>1.5406339169</text:p>
          </table:table-cell>
          <table:table-cell office:value-type="float" office:value="0.00072789192199707" calcext:value-type="float">
            <text:p>0.0007278919</text:p>
          </table:table-cell>
          <table:table-cell office:value-type="float" office:value="1.53989386558533" calcext:value-type="float">
            <text:p>1.5398938656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986032_1_27756015737198355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0]=0;IF([.E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0]=[.E70]+[.C70]; 1; 0)" office:value-type="float" office:value="1" calcext:value-type="float">
            <text:p>1</text:p>
          </table:table-cell>
          <table:table-cell office:value-type="float" office:value="0.901675939559936" calcext:value-type="float">
            <text:p>0.9016759396</text:p>
          </table:table-cell>
          <table:table-cell office:value-type="float" office:value="0.001251220703125" calcext:value-type="float">
            <text:p>0.0012512207</text:p>
          </table:table-cell>
          <table:table-cell office:value-type="float" office:value="0.900414943695068" calcext:value-type="float">
            <text:p>0.900414943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859353_0_702781098600426952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1]=0;IF([.E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1]=[.E71]+[.C71]; 1; 0)" office:value-type="float" office:value="0" calcext:value-type="float">
            <text:p>0</text:p>
          </table:table-cell>
          <table:table-cell office:value-type="float" office:value="4.8331139087677" calcext:value-type="float">
            <text:p>4.8331139088</text:p>
          </table:table-cell>
          <table:table-cell office:value-type="float" office:value="0.00140881538391113" calcext:value-type="float">
            <text:p>0.0014088154</text:p>
          </table:table-cell>
          <table:table-cell office:value-type="float" office:value="3.28158497810364" calcext:value-type="float">
            <text:p>3.2815849781</text:p>
          </table:table-cell>
          <table:table-cell office:value-type="float" office:value="1.55011510848999" calcext:value-type="float">
            <text:p>1.550115108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892933_0_82474798359268626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2]=0;IF([.E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2]=[.E72]+[.C72]; 1; 0)" office:value-type="float" office:value="1" calcext:value-type="float">
            <text:p>1</text:p>
          </table:table-cell>
          <table:table-cell office:value-type="float" office:value="4.49783802032471" calcext:value-type="float">
            <text:p>4.4978380203</text:p>
          </table:table-cell>
          <table:table-cell office:value-type="float" office:value="0.00111579895019531" calcext:value-type="float">
            <text:p>0.001115799</text:p>
          </table:table-cell>
          <table:table-cell office:value-type="float" office:value="3.13525319099426" calcext:value-type="float">
            <text:p>3.135253191</text:p>
          </table:table-cell>
          <table:table-cell office:value-type="float" office:value="1.36146402359009" calcext:value-type="float">
            <text:p>1.361464023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714447_0_24089340314910569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3]=0;IF([.E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3]=[.E73]+[.C73]; 1; 0)" office:value-type="float" office:value="1" calcext:value-type="float">
            <text:p>1</text:p>
          </table:table-cell>
          <table:table-cell office:value-type="float" office:value="3.16080188751221" calcext:value-type="float">
            <text:p>3.1608018875</text:p>
          </table:table-cell>
          <table:table-cell office:value-type="float" office:value="0.000825166702270508" calcext:value-type="float">
            <text:p>0.0008251667</text:p>
          </table:table-cell>
          <table:table-cell office:value-type="float" office:value="3.15996289253235" calcext:value-type="float">
            <text:p>3.1599628925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346299_0_52226327012452973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]=0;IF([.E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4]=[.E74]+[.C74]; 1; 0)" office:value-type="float" office:value="1" calcext:value-type="float">
            <text:p>1</text:p>
          </table:table-cell>
          <table:table-cell office:value-type="float" office:value="0.968379974365234" calcext:value-type="float">
            <text:p>0.9683799744</text:p>
          </table:table-cell>
          <table:table-cell office:value-type="float" office:value="0.001007080078125" calcext:value-type="float">
            <text:p>0.0010070801</text:p>
          </table:table-cell>
          <table:table-cell office:value-type="float" office:value="0.654524087905884" calcext:value-type="float">
            <text:p>0.6545240879</text:p>
          </table:table-cell>
          <table:table-cell office:value-type="float" office:value="0.312845945358276" calcext:value-type="float">
            <text:p>0.312845945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074438_0_587822954072622447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5]=0;IF([.E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5]=[.E75]+[.C75]; 1; 0)" office:value-type="float" office:value="0" calcext:value-type="float">
            <text:p>0</text:p>
          </table:table-cell>
          <table:table-cell office:value-type="float" office:value="5.3455810546875" calcext:value-type="float">
            <text:p>5.3455810547</text:p>
          </table:table-cell>
          <table:table-cell office:value-type="float" office:value="0.00119400024414063" calcext:value-type="float">
            <text:p>0.0011940002</text:p>
          </table:table-cell>
          <table:table-cell office:value-type="float" office:value="3.5897228717804" calcext:value-type="float">
            <text:p>3.5897228718</text:p>
          </table:table-cell>
          <table:table-cell office:value-type="float" office:value="0.240759134292603" calcext:value-type="float">
            <text:p>0.2407591343</text:p>
          </table:table-cell>
          <table:table-cell office:value-type="float" office:value="1.51390504837036" calcext:value-type="float">
            <text:p>1.5139050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756411_0_4631014392709687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]=0;IF([.E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6]=[.E76]+[.C76]; 1; 0)" office:value-type="float" office:value="1" calcext:value-type="float">
            <text:p>1</text:p>
          </table:table-cell>
          <table:table-cell office:value-type="float" office:value="0.690047025680542" calcext:value-type="float">
            <text:p>0.6900470257</text:p>
          </table:table-cell>
          <table:table-cell office:value-type="float" office:value="0.000797033309936523" calcext:value-type="float">
            <text:p>0.0007970333</text:p>
          </table:table-cell>
          <table:table-cell office:value-type="float" office:value="0.453557968139648" calcext:value-type="float">
            <text:p>0.4535579681</text:p>
          </table:table-cell>
          <table:table-cell office:value-type="float" office:value="0.235689163208008" calcext:value-type="float">
            <text:p>0.2356891632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086277_0_54315395457533106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]=0;IF([.E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7]=[.E77]+[.C77]; 1; 0)" office:value-type="float" office:value="1" calcext:value-type="float">
            <text:p>1</text:p>
          </table:table-cell>
          <table:table-cell office:value-type="float" office:value="1.25501012802124" calcext:value-type="float">
            <text:p>1.255010128</text:p>
          </table:table-cell>
          <table:table-cell office:value-type="float" office:value="0.000815868377685547" calcext:value-type="float">
            <text:p>0.0008158684</text:p>
          </table:table-cell>
          <table:table-cell office:value-type="float" office:value="1.25418305397034" calcext:value-type="float">
            <text:p>1.254183054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411298_0_6391178424656872117.csv</text:p>
          </table:table-cell>
          <table:table-cell office:value-type="string" calcext:value-type="string">
            <text:p>http://dbpedia.org/ontology/wikiPageExternalLink|http://dbpedia.org/propert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8]=0;IF([.E7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8]=[.E78]+[.C78]; 1; 0)" office:value-type="float" office:value="1" calcext:value-type="float">
            <text:p>1</text:p>
          </table:table-cell>
          <table:table-cell office:value-type="float" office:value="42.2614929676056" calcext:value-type="float">
            <text:p>42.2614929676</text:p>
          </table:table-cell>
          <table:table-cell office:value-type="float" office:value="0.00325703620910645" calcext:value-type="float">
            <text:p>0.0032570362</text:p>
          </table:table-cell>
          <table:table-cell office:value-type="float" office:value="3.28112196922302" calcext:value-type="float">
            <text:p>3.2811219692</text:p>
          </table:table-cell>
          <table:table-cell office:value-type="float" office:value="1.5384509563446" calcext:value-type="float">
            <text:p>1.5384509563</text:p>
          </table:table-cell>
          <table:table-cell office:value-type="float" office:value="37.4386630058289" calcext:value-type="float">
            <text:p>37.4386630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480457_0_49766669947016643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9]=0;IF([.E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9]=[.E79]+[.C79]; 1; 0)" office:value-type="float" office:value="1" calcext:value-type="float">
            <text:p>1</text:p>
          </table:table-cell>
          <table:table-cell office:value-type="float" office:value="0.722404956817627" calcext:value-type="float">
            <text:p>0.7224049568</text:p>
          </table:table-cell>
          <table:table-cell office:value-type="float" office:value="0.00111174583435059" calcext:value-type="float">
            <text:p>0.0011117458</text:p>
          </table:table-cell>
          <table:table-cell office:value-type="float" office:value="0.721282005310059" calcext:value-type="float">
            <text:p>0.7212820053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643655_0_11975767315131715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0]=0;IF([.E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0]=[.E80]+[.C80]; 1; 0)" office:value-type="float" office:value="1" calcext:value-type="float">
            <text:p>1</text:p>
          </table:table-cell>
          <table:table-cell office:value-type="float" office:value="0.455863952636719" calcext:value-type="float">
            <text:p>0.4558639526</text:p>
          </table:table-cell>
          <table:table-cell office:value-type="float" office:value="0.0024268627166748" calcext:value-type="float">
            <text:p>0.0024268627</text:p>
          </table:table-cell>
          <table:table-cell office:value-type="float" office:value="0.453428983688355" calcext:value-type="float">
            <text:p>0.4534289837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100349_0_456935477942201347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1]=0;IF([.E8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1]=[.E81]+[.C81]; 1; 0)" office:value-type="float" office:value="0" calcext:value-type="float">
            <text:p>0</text:p>
          </table:table-cell>
          <table:table-cell office:value-type="float" office:value="0.889142990112305" calcext:value-type="float">
            <text:p>0.8891429901</text:p>
          </table:table-cell>
          <table:table-cell office:value-type="float" office:value="0.0011138916015625" calcext:value-type="float">
            <text:p>0.0011138916</text:p>
          </table:table-cell>
          <table:table-cell office:value-type="float" office:value="0.888020038604736" calcext:value-type="float">
            <text:p>0.888020038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936911_79_11420446019744693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2]=0;IF([.E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2]=[.E82]+[.C82]; 1; 0)" office:value-type="float" office:value="1" calcext:value-type="float">
            <text:p>1</text:p>
          </table:table-cell>
          <table:table-cell office:value-type="float" office:value="0.477838039398193" calcext:value-type="float">
            <text:p>0.4778380394</text:p>
          </table:table-cell>
          <table:table-cell office:value-type="float" office:value="0.000991344451904297" calcext:value-type="float">
            <text:p>0.0009913445</text:p>
          </table:table-cell>
          <table:table-cell office:value-type="float" office:value="0.476837873458862" calcext:value-type="float">
            <text:p>0.476837873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981185_0_44006506373203531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3]=0;IF([.E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3]=[.E83]+[.C83]; 1; 0)" office:value-type="float" office:value="1" calcext:value-type="float">
            <text:p>1</text:p>
          </table:table-cell>
          <table:table-cell office:value-type="float" office:value="0.631930828094482" calcext:value-type="float">
            <text:p>0.6319308281</text:p>
          </table:table-cell>
          <table:table-cell office:value-type="float" office:value="0.000650882720947266" calcext:value-type="float">
            <text:p>0.0006508827</text:p>
          </table:table-cell>
          <table:table-cell office:value-type="float" office:value="0.631272077560425" calcext:value-type="float">
            <text:p>0.6312720776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856682_0_681890705031463321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4]=0;IF([.E8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4]=[.E84]+[.C84]; 1; 0)" office:value-type="float" office:value="1" calcext:value-type="float">
            <text:p>1</text:p>
          </table:table-cell>
          <table:table-cell office:value-type="float" office:value="6.98744583129883" calcext:value-type="float">
            <text:p>6.9874458313</text:p>
          </table:table-cell>
          <table:table-cell office:value-type="float" office:value="0.00164175033569336" calcext:value-type="float">
            <text:p>0.0016417503</text:p>
          </table:table-cell>
          <table:table-cell office:value-type="float" office:value="3.81336402893066" calcext:value-type="float">
            <text:p>3.8133640289</text:p>
          </table:table-cell>
          <table:table-cell office:value-type="float" office:value="0.740997076034546" calcext:value-type="float">
            <text:p>0.740997076</text:p>
          </table:table-cell>
          <table:table-cell office:value-type="float" office:value="2.43144297599792" calcext:value-type="float">
            <text:p>2.431442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886950_0_1390240024265988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]=0;IF([.E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5]=[.E85]+[.C85]; 1; 0)" office:value-type="float" office:value="1" calcext:value-type="float">
            <text:p>1</text:p>
          </table:table-cell>
          <table:table-cell office:value-type="float" office:value="6.48453092575073" calcext:value-type="float">
            <text:p>6.4845309258</text:p>
          </table:table-cell>
          <table:table-cell office:value-type="float" office:value="0.00114107131958008" calcext:value-type="float">
            <text:p>0.0011410713</text:p>
          </table:table-cell>
          <table:table-cell office:value-type="float" office:value="6.48337197303772" calcext:value-type="float">
            <text:p>6.483371973</text:p>
          </table:table-cell>
          <table:table-cell office:value-type="float" office:value="0.0000128746032714844" calcext:value-type="float">
            <text:p>1.2874603271484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559788_0_507775366092031581.csv</text:p>
          </table:table-cell>
          <table:table-cell office:value-type="string" calcext:value-type="string">
            <text:p>http://dbpedia.org/ontology/location|http://dbpedia.org/ontology/country|http://dbpedia.org/ontology/country|http://dbpedia.org/ontology/loca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86]=0;IF([.E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6]=[.E86]+[.C86]; 1; 0)" office:value-type="float" office:value="0" calcext:value-type="float">
            <text:p>0</text:p>
          </table:table-cell>
          <table:table-cell office:value-type="float" office:value="64.9298410415649" calcext:value-type="float">
            <text:p>64.9298410416</text:p>
          </table:table-cell>
          <table:table-cell office:value-type="float" office:value="0.00390815734863281" calcext:value-type="float">
            <text:p>0.0039081573</text:p>
          </table:table-cell>
          <table:table-cell office:value-type="float" office:value="3.78276205062866" calcext:value-type="float">
            <text:p>3.7827620506</text:p>
          </table:table-cell>
          <table:table-cell office:value-type="float" office:value="1.57778286933899" calcext:value-type="float">
            <text:p>1.5777828693</text:p>
          </table:table-cell>
          <table:table-cell office:value-type="float" office:value="59.5653879642487" calcext:value-type="float">
            <text:p>59.5653879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414811_13_872439442853917435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7]=0;IF([.E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7]=[.E87]+[.C87]; 1; 0)" office:value-type="float" office:value="0" calcext:value-type="float">
            <text:p>0</text:p>
          </table:table-cell>
          <table:table-cell office:value-type="float" office:value="1.72382593154907" calcext:value-type="float">
            <text:p>1.7238259315</text:p>
          </table:table-cell>
          <table:table-cell office:value-type="float" office:value="0.00115299224853516" calcext:value-type="float">
            <text:p>0.0011529922</text:p>
          </table:table-cell>
          <table:table-cell office:value-type="float" office:value="1.72265601158142" calcext:value-type="float">
            <text:p>1.7226560116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961337_0_6548713781034932742.csv</text:p>
          </table:table-cell>
          <table:table-cell office:value-type="string" calcext:value-type="string">
            <text:p>http://dbpedia.org/property/currency|http://dbpedia.org/property/currencyCode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88]=0;IF([.E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8]=[.E88]+[.C88]; 1; 0)" office:value-type="float" office:value="0" calcext:value-type="float">
            <text:p>0</text:p>
          </table:table-cell>
          <table:table-cell office:value-type="float" office:value="11.0476839542389" calcext:value-type="float">
            <text:p>11.0476839542</text:p>
          </table:table-cell>
          <table:table-cell office:value-type="float" office:value="0.00136971473693848" calcext:value-type="float">
            <text:p>0.0013697147</text:p>
          </table:table-cell>
          <table:table-cell office:value-type="float" office:value="3.5429220199585" calcext:value-type="float">
            <text:p>3.54292202</text:p>
          </table:table-cell>
          <table:table-cell office:value-type="float" office:value="0.417121171951294" calcext:value-type="float">
            <text:p>0.417121172</text:p>
          </table:table-cell>
          <table:table-cell office:value-type="float" office:value="7.08627104759216" calcext:value-type="float">
            <text:p>7.0862710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942480_0_239612615899157645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]=0;IF([.E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9]=[.E89]+[.C89]; 1; 0)" office:value-type="float" office:value="1" calcext:value-type="float">
            <text:p>1</text:p>
          </table:table-cell>
          <table:table-cell office:value-type="float" office:value="2.83717489242554" calcext:value-type="float">
            <text:p>2.8371748924</text:p>
          </table:table-cell>
          <table:table-cell office:value-type="float" office:value="0.00163698196411133" calcext:value-type="float">
            <text:p>0.001636982</text:p>
          </table:table-cell>
          <table:table-cell office:value-type="float" office:value="2.83552002906799" calcext:value-type="float">
            <text:p>2.835520029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766292_0_81544998536105466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0]=0;IF([.E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0]=[.E90]+[.C90]; 1; 0)" office:value-type="float" office:value="1" calcext:value-type="float">
            <text:p>1</text:p>
          </table:table-cell>
          <table:table-cell office:value-type="float" office:value="1.57970690727234" calcext:value-type="float">
            <text:p>1.5797069073</text:p>
          </table:table-cell>
          <table:table-cell office:value-type="float" office:value="0.00127315521240234" calcext:value-type="float">
            <text:p>0.0012731552</text:p>
          </table:table-cell>
          <table:table-cell office:value-type="float" office:value="1.57842087745667" calcext:value-type="float">
            <text:p>1.5784208775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331605_0_6976289015627749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]=0;IF([.E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1]=[.E91]+[.C91]; 1; 0)" office:value-type="float" office:value="1" calcext:value-type="float">
            <text:p>1</text:p>
          </table:table-cell>
          <table:table-cell office:value-type="float" office:value="2.90867185592651" calcext:value-type="float">
            <text:p>2.9086718559</text:p>
          </table:table-cell>
          <table:table-cell office:value-type="float" office:value="0.00117588043212891" calcext:value-type="float">
            <text:p>0.0011758804</text:p>
          </table:table-cell>
          <table:table-cell office:value-type="float" office:value="2.90747690200806" calcext:value-type="float">
            <text:p>2.907476902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574938_0_498813987749776643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2]=0;IF([.E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2]=[.E92]+[.C92]; 1; 0)" office:value-type="float" office:value="1" calcext:value-type="float">
            <text:p>1</text:p>
          </table:table-cell>
          <table:table-cell office:value-type="float" office:value="9.78657793998718" calcext:value-type="float">
            <text:p>9.78657794</text:p>
          </table:table-cell>
          <table:table-cell office:value-type="float" office:value="0.00177383422851563" calcext:value-type="float">
            <text:p>0.0017738342</text:p>
          </table:table-cell>
          <table:table-cell office:value-type="float" office:value="3.56713700294495" calcext:value-type="float">
            <text:p>3.5671370029</text:p>
          </table:table-cell>
          <table:table-cell office:value-type="float" office:value="1.19990706443787" calcext:value-type="float">
            <text:p>1.1999070644</text:p>
          </table:table-cell>
          <table:table-cell office:value-type="float" office:value="5.01776003837585" calcext:value-type="float">
            <text:p>5.0177600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655010_0_6609687013359094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]=0;IF([.E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3]=[.E93]+[.C93]; 1; 0)" office:value-type="float" office:value="1" calcext:value-type="float">
            <text:p>1</text:p>
          </table:table-cell>
          <table:table-cell office:value-type="float" office:value="0.99337911605835" calcext:value-type="float">
            <text:p>0.9933791161</text:p>
          </table:table-cell>
          <table:table-cell office:value-type="float" office:value="0.00229310989379883" calcext:value-type="float">
            <text:p>0.0022931099</text:p>
          </table:table-cell>
          <table:table-cell office:value-type="float" office:value="0.991074085235596" calcext:value-type="float">
            <text:p>0.9910740852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018286_0_45912086445397476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]=0;IF([.E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4]=[.E94]+[.C94]; 1; 0)" office:value-type="float" office:value="1" calcext:value-type="float">
            <text:p>1</text:p>
          </table:table-cell>
          <table:table-cell office:value-type="float" office:value="1.55730700492859" calcext:value-type="float">
            <text:p>1.5573070049</text:p>
          </table:table-cell>
          <table:table-cell office:value-type="float" office:value="0.00117230415344238" calcext:value-type="float">
            <text:p>0.0011723042</text:p>
          </table:table-cell>
          <table:table-cell office:value-type="float" office:value="1.47183299064636" calcext:value-type="float">
            <text:p>1.4718329906</text:p>
          </table:table-cell>
          <table:table-cell office:value-type="float" office:value="0.0841479301452637" calcext:value-type="float">
            <text:p>0.0841479301</text:p>
          </table:table-cell>
          <table:table-cell office:value-type="float" office:value="0.000153779983520508" calcext:value-type="float">
            <text:p>0.00015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036618_0_7337008284167773018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5]=0;IF([.E9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5]=[.E95]+[.C95]; 1; 0)" office:value-type="float" office:value="1" calcext:value-type="float">
            <text:p>1</text:p>
          </table:table-cell>
          <table:table-cell office:value-type="float" office:value="5.89972805976868" calcext:value-type="float">
            <text:p>5.8997280598</text:p>
          </table:table-cell>
          <table:table-cell office:value-type="float" office:value="0.000923871994018555" calcext:value-type="float">
            <text:p>0.000923872</text:p>
          </table:table-cell>
          <table:table-cell office:value-type="float" office:value="1.81403207778931" calcext:value-type="float">
            <text:p>1.8140320778</text:p>
          </table:table-cell>
          <table:table-cell office:value-type="float" office:value="0.644944190979004" calcext:value-type="float">
            <text:p>0.644944191</text:p>
          </table:table-cell>
          <table:table-cell office:value-type="float" office:value="3.43982791900635" calcext:value-type="float">
            <text:p>3.4398279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296459_0_45328724437132624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6]=0;IF([.E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6]=[.E96]+[.C96]; 1; 0)" office:value-type="float" office:value="1" calcext:value-type="float">
            <text:p>1</text:p>
          </table:table-cell>
          <table:table-cell office:value-type="float" office:value="4.47950410842896" calcext:value-type="float">
            <text:p>4.4795041084</text:p>
          </table:table-cell>
          <table:table-cell office:value-type="float" office:value="0.00131702423095703" calcext:value-type="float">
            <text:p>0.0013170242</text:p>
          </table:table-cell>
          <table:table-cell office:value-type="float" office:value="4.47816801071167" calcext:value-type="float">
            <text:p>4.4781680107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73256_0_77951909057319649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7]=0;IF([.E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7]=[.E97]+[.C97]; 1; 0)" office:value-type="float" office:value="0" calcext:value-type="float">
            <text:p>0</text:p>
          </table:table-cell>
          <table:table-cell office:value-type="float" office:value="3.9135320186615" calcext:value-type="float">
            <text:p>3.9135320187</text:p>
          </table:table-cell>
          <table:table-cell office:value-type="float" office:value="0.0010521411895752" calcext:value-type="float">
            <text:p>0.0010521412</text:p>
          </table:table-cell>
          <table:table-cell office:value-type="float" office:value="3.91246104240417" calcext:value-type="float">
            <text:p>3.9124610424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723517_0_63553295369651201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]=0;IF([.E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8]=[.E98]+[.C98]; 1; 0)" office:value-type="float" office:value="1" calcext:value-type="float">
            <text:p>1</text:p>
          </table:table-cell>
          <table:table-cell office:value-type="float" office:value="0.638282060623169" calcext:value-type="float">
            <text:p>0.6382820606</text:p>
          </table:table-cell>
          <table:table-cell office:value-type="float" office:value="0.00139689445495605" calcext:value-type="float">
            <text:p>0.0013968945</text:p>
          </table:table-cell>
          <table:table-cell office:value-type="float" office:value="0.636874198913574" calcext:value-type="float">
            <text:p>0.6368741989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92764_0_762379684677875052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9]=0;IF([.E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9]=[.E99]+[.C99]; 1; 0)" office:value-type="float" office:value="0" calcext:value-type="float">
            <text:p>0</text:p>
          </table:table-cell>
          <table:table-cell office:value-type="float" office:value="0.714224100112915" calcext:value-type="float">
            <text:p>0.7142241001</text:p>
          </table:table-cell>
          <table:table-cell office:value-type="float" office:value="0.0011289119720459" calcext:value-type="float">
            <text:p>0.001128912</text:p>
          </table:table-cell>
          <table:table-cell office:value-type="float" office:value="0.713083982467651" calcext:value-type="float">
            <text:p>0.7130839825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098333_0_63212213043214764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0]=0;IF([.E1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0]=[.E100]+[.C100]; 1; 0)" office:value-type="float" office:value="1" calcext:value-type="float">
            <text:p>1</text:p>
          </table:table-cell>
          <table:table-cell office:value-type="float" office:value="0.293288946151733" calcext:value-type="float">
            <text:p>0.2932889462</text:p>
          </table:table-cell>
          <table:table-cell office:value-type="float" office:value="0.00063776969909668" calcext:value-type="float">
            <text:p>0.0006377697</text:p>
          </table:table-cell>
          <table:table-cell office:value-type="float" office:value="0.292644023895264" calcext:value-type="float">
            <text:p>0.2926440239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832430_0_21577762203853905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1]=0;IF([.E1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1]=[.E101]+[.C101]; 1; 0)" office:value-type="float" office:value="1" calcext:value-type="float">
            <text:p>1</text:p>
          </table:table-cell>
          <table:table-cell office:value-type="float" office:value="3.44509387016296" calcext:value-type="float">
            <text:p>3.4450938702</text:p>
          </table:table-cell>
          <table:table-cell office:value-type="float" office:value="0.00227594375610352" calcext:value-type="float">
            <text:p>0.0022759438</text:p>
          </table:table-cell>
          <table:table-cell office:value-type="float" office:value="3.44279789924622" calcext:value-type="float">
            <text:p>3.4427978992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96046447753906" calcext:value-type="float">
            <text:p>5.960464477539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183399_0_6725061928072492226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2]=0;IF([.E1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2]=[.E102]+[.C102]; 1; 0)" office:value-type="float" office:value="0" calcext:value-type="float">
            <text:p>0</text:p>
          </table:table-cell>
          <table:table-cell office:value-type="float" office:value="4.42891502380371" calcext:value-type="float">
            <text:p>4.4289150238</text:p>
          </table:table-cell>
          <table:table-cell office:value-type="float" office:value="0.00109291076660156" calcext:value-type="float">
            <text:p>0.0010929108</text:p>
          </table:table-cell>
          <table:table-cell office:value-type="float" office:value="3.33239412307739" calcext:value-type="float">
            <text:p>3.3323941231</text:p>
          </table:table-cell>
          <table:table-cell office:value-type="float" office:value="0.0773239135742188" calcext:value-type="float">
            <text:p>0.0773239136</text:p>
          </table:table-cell>
          <table:table-cell office:value-type="float" office:value="1.0181040763855" calcext:value-type="float">
            <text:p>1.0181040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063951_0_7222945401533576619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3]=0;IF([.E1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3]=[.E103]+[.C103]; 1; 0)" office:value-type="float" office:value="1" calcext:value-type="float">
            <text:p>1</text:p>
          </table:table-cell>
          <table:table-cell office:value-type="float" office:value="19.3418180942535" calcext:value-type="float">
            <text:p>19.3418180943</text:p>
          </table:table-cell>
          <table:table-cell office:value-type="float" office:value="0.00241708755493164" calcext:value-type="float">
            <text:p>0.0024170876</text:p>
          </table:table-cell>
          <table:table-cell office:value-type="float" office:value="1.42833113670349" calcext:value-type="float">
            <text:p>1.4283311367</text:p>
          </table:table-cell>
          <table:table-cell office:value-type="float" office:value="0.629396915435791" calcext:value-type="float">
            <text:p>0.6293969154</text:p>
          </table:table-cell>
          <table:table-cell office:value-type="float" office:value="17.2816729545593" calcext:value-type="float">
            <text:p>17.2816729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416220_0_621724218692992865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4]=0;IF([.E1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4]=[.E104]+[.C104]; 1; 0)" office:value-type="float" office:value="0" calcext:value-type="float">
            <text:p>0</text:p>
          </table:table-cell>
          <table:table-cell office:value-type="float" office:value="3.70560598373413" calcext:value-type="float">
            <text:p>3.7056059837</text:p>
          </table:table-cell>
          <table:table-cell office:value-type="float" office:value="0.00129127502441406" calcext:value-type="float">
            <text:p>0.001291275</text:p>
          </table:table-cell>
          <table:table-cell office:value-type="float" office:value="1.11817288398743" calcext:value-type="float">
            <text:p>1.118172884</text:p>
          </table:table-cell>
          <table:table-cell office:value-type="float" office:value="0.329667806625366" calcext:value-type="float">
            <text:p>0.3296678066</text:p>
          </table:table-cell>
          <table:table-cell office:value-type="float" office:value="2.25647401809692" calcext:value-type="float">
            <text:p>2.25647401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022788_15_819775699536696187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5]=0;IF([.E1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5]=[.E105]+[.C105]; 1; 0)" office:value-type="float" office:value="1" calcext:value-type="float">
            <text:p>1</text:p>
          </table:table-cell>
          <table:table-cell office:value-type="float" office:value="2.74578285217285" calcext:value-type="float">
            <text:p>2.7457828522</text:p>
          </table:table-cell>
          <table:table-cell office:value-type="float" office:value="0.00185799598693848" calcext:value-type="float">
            <text:p>0.001857996</text:p>
          </table:table-cell>
          <table:table-cell office:value-type="float" office:value="2.24137902259827" calcext:value-type="float">
            <text:p>2.2413790226</text:p>
          </table:table-cell>
          <table:table-cell office:value-type="float" office:value="0.502540826797485" calcext:value-type="float">
            <text:p>0.5025408268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822201_0_91721764549132967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6]=0;IF([.E1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6]=[.E106]+[.C106]; 1; 0)" office:value-type="float" office:value="1" calcext:value-type="float">
            <text:p>1</text:p>
          </table:table-cell>
          <table:table-cell office:value-type="float" office:value="4.0389301776886" calcext:value-type="float">
            <text:p>4.0389301777</text:p>
          </table:table-cell>
          <table:table-cell office:value-type="float" office:value="0.000999212265014648" calcext:value-type="float">
            <text:p>0.0009992123</text:p>
          </table:table-cell>
          <table:table-cell office:value-type="float" office:value="4.03790998458862" calcext:value-type="float">
            <text:p>4.037909984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96046447753906" calcext:value-type="float">
            <text:p>5.960464477539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118854_0_353289267219463877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7]=0;IF([.E1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7]=[.E107]+[.C107]; 1; 0)" office:value-type="float" office:value="0" calcext:value-type="float">
            <text:p>0</text:p>
          </table:table-cell>
          <table:table-cell office:value-type="float" office:value="0.897361993789673" calcext:value-type="float">
            <text:p>0.8973619938</text:p>
          </table:table-cell>
          <table:table-cell office:value-type="float" office:value="0.00115299224853516" calcext:value-type="float">
            <text:p>0.0011529922</text:p>
          </table:table-cell>
          <table:table-cell office:value-type="float" office:value="0.896198034286499" calcext:value-type="float">
            <text:p>0.8961980343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54929_38_57041258664803890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]=0;IF([.E1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8]=[.E108]+[.C108]; 1; 0)" office:value-type="float" office:value="1" calcext:value-type="float">
            <text:p>1</text:p>
          </table:table-cell>
          <table:table-cell office:value-type="float" office:value="0.319032907485962" calcext:value-type="float">
            <text:p>0.3190329075</text:p>
          </table:table-cell>
          <table:table-cell office:value-type="float" office:value="0.000642299652099609" calcext:value-type="float">
            <text:p>0.0006422997</text:p>
          </table:table-cell>
          <table:table-cell office:value-type="float" office:value="0.318383932113647" calcext:value-type="float">
            <text:p>0.3183839321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820616_1_172181120015253044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9]=0;IF([.E1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9]=[.E109]+[.C109]; 1; 0)" office:value-type="float" office:value="0" calcext:value-type="float">
            <text:p>0</text:p>
          </table:table-cell>
          <table:table-cell office:value-type="float" office:value="2.03622889518738" calcext:value-type="float">
            <text:p>2.0362288952</text:p>
          </table:table-cell>
          <table:table-cell office:value-type="float" office:value="0.00130915641784668" calcext:value-type="float">
            <text:p>0.0013091564</text:p>
          </table:table-cell>
          <table:table-cell office:value-type="float" office:value="2.03490781784058" calcext:value-type="float">
            <text:p>2.0349078178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282710_0_4818889039359837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]=0;IF([.E1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0]=[.E110]+[.C110]; 1; 0)" office:value-type="float" office:value="1" calcext:value-type="float">
            <text:p>1</text:p>
          </table:table-cell>
          <table:table-cell office:value-type="float" office:value="0.686254978179932" calcext:value-type="float">
            <text:p>0.6862549782</text:p>
          </table:table-cell>
          <table:table-cell office:value-type="float" office:value="0.000976085662841797" calcext:value-type="float">
            <text:p>0.0009760857</text:p>
          </table:table-cell>
          <table:table-cell office:value-type="float" office:value="0.685266971588135" calcext:value-type="float">
            <text:p>0.6852669716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405951_0_486794394889898345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1]=0;IF([.E1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1]=[.E111]+[.C111]; 1; 0)" office:value-type="float" office:value="0" calcext:value-type="float">
            <text:p>0</text:p>
          </table:table-cell>
          <table:table-cell office:value-type="float" office:value="1.86291098594666" calcext:value-type="float">
            <text:p>1.8629109859</text:p>
          </table:table-cell>
          <table:table-cell office:value-type="float" office:value="0.0012214183807373" calcext:value-type="float">
            <text:p>0.0012214184</text:p>
          </table:table-cell>
          <table:table-cell office:value-type="float" office:value="1.77762889862061" calcext:value-type="float">
            <text:p>1.7776288986</text:p>
          </table:table-cell>
          <table:table-cell office:value-type="float" office:value="0.0840568542480469" calcext:value-type="float">
            <text:p>0.0840568542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743876_0_35391187234910071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]=0;IF([.E1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2]=[.E112]+[.C112]; 1; 0)" office:value-type="float" office:value="1" calcext:value-type="float">
            <text:p>1</text:p>
          </table:table-cell>
          <table:table-cell office:value-type="float" office:value="2.83113384246826" calcext:value-type="float">
            <text:p>2.8311338425</text:p>
          </table:table-cell>
          <table:table-cell office:value-type="float" office:value="0.00115680694580078" calcext:value-type="float">
            <text:p>0.0011568069</text:p>
          </table:table-cell>
          <table:table-cell office:value-type="float" office:value="2.44489693641663" calcext:value-type="float">
            <text:p>2.4448969364</text:p>
          </table:table-cell>
          <table:table-cell office:value-type="float" office:value="0.385075092315674" calcext:value-type="float">
            <text:p>0.3850750923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842312_0_47330676254647020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]=0;IF([.E1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3]=[.E113]+[.C113]; 1; 0)" office:value-type="float" office:value="1" calcext:value-type="float">
            <text:p>1</text:p>
          </table:table-cell>
          <table:table-cell office:value-type="float" office:value="9.92874002456665" calcext:value-type="float">
            <text:p>9.9287400246</text:p>
          </table:table-cell>
          <table:table-cell office:value-type="float" office:value="0.00187230110168457" calcext:value-type="float">
            <text:p>0.0018723011</text:p>
          </table:table-cell>
          <table:table-cell office:value-type="float" office:value="2.95157599449158" calcext:value-type="float">
            <text:p>2.9515759945</text:p>
          </table:table-cell>
          <table:table-cell office:value-type="float" office:value="1.25176286697388" calcext:value-type="float">
            <text:p>1.251762867</text:p>
          </table:table-cell>
          <table:table-cell office:value-type="float" office:value="5.72352886199951" calcext:value-type="float">
            <text:p>5.723528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041281_0_813706116018869489.csv</text:p>
          </table:table-cell>
          <table:table-cell office:value-type="string" calcext:value-type="string">
            <text:p>http://dbpedia.org/property/currenc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4]=0;IF([.E1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4]=[.E114]+[.C114]; 1; 0)" office:value-type="float" office:value="0" calcext:value-type="float">
            <text:p>0</text:p>
          </table:table-cell>
          <table:table-cell office:value-type="float" office:value="23.000669002533" calcext:value-type="float">
            <text:p>23.0006690025</text:p>
          </table:table-cell>
          <table:table-cell office:value-type="float" office:value="0.00346612930297852" calcext:value-type="float">
            <text:p>0.0034661293</text:p>
          </table:table-cell>
          <table:table-cell office:value-type="float" office:value="3.51546311378479" calcext:value-type="float">
            <text:p>3.5154631138</text:p>
          </table:table-cell>
          <table:table-cell office:value-type="float" office:value="1.79807090759277" calcext:value-type="float">
            <text:p>1.7980709076</text:p>
          </table:table-cell>
          <table:table-cell office:value-type="float" office:value="17.6836688518524" calcext:value-type="float">
            <text:p>17.6836688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956991_0_8784107551825329794.csv</text:p>
          </table:table-cell>
          <table:table-cell office:value-type="string" calcext:value-type="string">
            <text:p>http://purl.org/dc/terms/subject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15]=0;IF([.E1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5]=[.E115]+[.C115]; 1; 0)" office:value-type="float" office:value="1" calcext:value-type="float">
            <text:p>1</text:p>
          </table:table-cell>
          <table:table-cell office:value-type="float" office:value="14.0197629928589" calcext:value-type="float">
            <text:p>14.0197629929</text:p>
          </table:table-cell>
          <table:table-cell office:value-type="float" office:value="0.00387287139892578" calcext:value-type="float">
            <text:p>0.0038728714</text:p>
          </table:table-cell>
          <table:table-cell office:value-type="float" office:value="3.15648293495178" calcext:value-type="float">
            <text:p>3.156482935</text:p>
          </table:table-cell>
          <table:table-cell office:value-type="float" office:value="1.4715371131897" calcext:value-type="float">
            <text:p>1.4715371132</text:p>
          </table:table-cell>
          <table:table-cell office:value-type="float" office:value="9.38787007331848" calcext:value-type="float">
            <text:p>9.3878700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641913_13_38634763915659591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]=0;IF([.E1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6]=[.E116]+[.C116]; 1; 0)" office:value-type="float" office:value="1" calcext:value-type="float">
            <text:p>1</text:p>
          </table:table-cell>
          <table:table-cell office:value-type="float" office:value="3.80149412155151" calcext:value-type="float">
            <text:p>3.8014941216</text:p>
          </table:table-cell>
          <table:table-cell office:value-type="float" office:value="0.000991344451904297" calcext:value-type="float">
            <text:p>0.0009913445</text:p>
          </table:table-cell>
          <table:table-cell office:value-type="float" office:value="3.04764890670776" calcext:value-type="float">
            <text:p>3.0476489067</text:p>
          </table:table-cell>
          <table:table-cell office:value-type="float" office:value="0.247810840606689" calcext:value-type="float">
            <text:p>0.2478108406</text:p>
          </table:table-cell>
          <table:table-cell office:value-type="float" office:value="0.505043029785156" calcext:value-type="float">
            <text:p>0.5050430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529139_0_32321080988738493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7]=0;IF([.E1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7]=[.E117]+[.C117]; 1; 0)" office:value-type="float" office:value="1" calcext:value-type="float">
            <text:p>1</text:p>
          </table:table-cell>
          <table:table-cell office:value-type="float" office:value="2.14680290222168" calcext:value-type="float">
            <text:p>2.1468029022</text:p>
          </table:table-cell>
          <table:table-cell office:value-type="float" office:value="0.00093388557434082" calcext:value-type="float">
            <text:p>0.0009338856</text:p>
          </table:table-cell>
          <table:table-cell office:value-type="float" office:value="2.14584898948669" calcext:value-type="float">
            <text:p>2.145848989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96046447753906" calcext:value-type="float">
            <text:p>5.960464477539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107336_0_35063637935239263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8]=0;IF([.E1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8]=[.E118]+[.C118]; 1; 0)" office:value-type="float" office:value="1" calcext:value-type="float">
            <text:p>1</text:p>
          </table:table-cell>
          <table:table-cell office:value-type="float" office:value="0.50921893119812" calcext:value-type="float">
            <text:p>0.5092189312</text:p>
          </table:table-cell>
          <table:table-cell office:value-type="float" office:value="0.000873088836669922" calcext:value-type="float">
            <text:p>0.0008730888</text:p>
          </table:table-cell>
          <table:table-cell office:value-type="float" office:value="0.508336067199707" calcext:value-type="float">
            <text:p>0.508336067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051027_0_70267568855929516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]=0;IF([.E1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9]=[.E119]+[.C119]; 1; 0)" office:value-type="float" office:value="1" calcext:value-type="float">
            <text:p>1</text:p>
          </table:table-cell>
          <table:table-cell office:value-type="float" office:value="0.938803911209106" calcext:value-type="float">
            <text:p>0.9388039112</text:p>
          </table:table-cell>
          <table:table-cell office:value-type="float" office:value="0.000808954238891602" calcext:value-type="float">
            <text:p>0.0008089542</text:p>
          </table:table-cell>
          <table:table-cell office:value-type="float" office:value="0.93798303604126" calcext:value-type="float">
            <text:p>0.937983036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403297_2_21759028772958383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0]=0;IF([.E1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0]=[.E120]+[.C120]; 1; 0)" office:value-type="float" office:value="1" calcext:value-type="float">
            <text:p>1</text:p>
          </table:table-cell>
          <table:table-cell office:value-type="float" office:value="0.39366602897644" calcext:value-type="float">
            <text:p>0.393666029</text:p>
          </table:table-cell>
          <table:table-cell office:value-type="float" office:value="0.00171875953674316" calcext:value-type="float">
            <text:p>0.0017187595</text:p>
          </table:table-cell>
          <table:table-cell office:value-type="float" office:value="0.391939163208008" calcext:value-type="float">
            <text:p>0.391939163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243215_1_5610452142092065890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1]=0;IF([.E12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1]=[.E121]+[.C121]; 1; 0)" office:value-type="float" office:value="1" calcext:value-type="float">
            <text:p>1</text:p>
          </table:table-cell>
          <table:table-cell office:value-type="float" office:value="115.612331867218" calcext:value-type="float">
            <text:p>115.6123318672</text:p>
          </table:table-cell>
          <table:table-cell office:value-type="float" office:value="0.0029609203338623" calcext:value-type="float">
            <text:p>0.0029609203</text:p>
          </table:table-cell>
          <table:table-cell office:value-type="float" office:value="3.60769891738892" calcext:value-type="float">
            <text:p>3.6076989174</text:p>
          </table:table-cell>
          <table:table-cell office:value-type="float" office:value="0.80787205696106" calcext:value-type="float">
            <text:p>0.807872057</text:p>
          </table:table-cell>
          <table:table-cell office:value-type="float" office:value="111.193799972534" calcext:value-type="float">
            <text:p>111.19379997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632062_0_229289237565265982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2]=0;IF([.E1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2]=[.E122]+[.C122]; 1; 0)" office:value-type="float" office:value="0" calcext:value-type="float">
            <text:p>0</text:p>
          </table:table-cell>
          <table:table-cell office:value-type="float" office:value="2.6711790561676" calcext:value-type="float">
            <text:p>2.6711790562</text:p>
          </table:table-cell>
          <table:table-cell office:value-type="float" office:value="0.00130701065063477" calcext:value-type="float">
            <text:p>0.0013070107</text:p>
          </table:table-cell>
          <table:table-cell office:value-type="float" office:value="2.66985321044922" calcext:value-type="float">
            <text:p>2.6698532104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024718_2_690834315494164925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3]=0;IF([.E1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3]=[.E123]+[.C123]; 1; 0)" office:value-type="float" office:value="0" calcext:value-type="float">
            <text:p>0</text:p>
          </table:table-cell>
          <table:table-cell office:value-type="float" office:value="18.111631155014" calcext:value-type="float">
            <text:p>18.111631155</text:p>
          </table:table-cell>
          <table:table-cell office:value-type="float" office:value="0.00318408012390137" calcext:value-type="float">
            <text:p>0.0031840801</text:p>
          </table:table-cell>
          <table:table-cell office:value-type="float" office:value="2.66451501846313" calcext:value-type="float">
            <text:p>2.6645150185</text:p>
          </table:table-cell>
          <table:table-cell office:value-type="float" office:value="1.12166404724121" calcext:value-type="float">
            <text:p>1.1216640472</text:p>
          </table:table-cell>
          <table:table-cell office:value-type="float" office:value="14.3222680091858" calcext:value-type="float">
            <text:p>14.3222680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648740_0_6959523681065295632.csv</text:p>
          </table:table-cell>
          <table:table-cell office:value-type="string" calcext:value-type="string">
            <text:p>http://dbpedia.org/property/currencyCode|http://dbpedia.org/ontology/abstract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24]=0;IF([.E12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4]=[.E124]+[.C124]; 1; 0)" office:value-type="float" office:value="0" calcext:value-type="float">
            <text:p>0</text:p>
          </table:table-cell>
          <table:table-cell office:value-type="float" office:value="6.87001800537109" calcext:value-type="float">
            <text:p>6.8700180054</text:p>
          </table:table-cell>
          <table:table-cell office:value-type="float" office:value="0.00150203704833984" calcext:value-type="float">
            <text:p>0.001502037</text:p>
          </table:table-cell>
          <table:table-cell office:value-type="float" office:value="3.03100299835205" calcext:value-type="float">
            <text:p>3.0310029984</text:p>
          </table:table-cell>
          <table:table-cell office:value-type="float" office:value="0.160017013549805" calcext:value-type="float">
            <text:p>0.1600170135</text:p>
          </table:table-cell>
          <table:table-cell office:value-type="float" office:value="3.6774959564209" calcext:value-type="float">
            <text:p>3.6774959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483094_0_40752775378875082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5]=0;IF([.E1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5]=[.E125]+[.C125]; 1; 0)" office:value-type="float" office:value="1" calcext:value-type="float">
            <text:p>1</text:p>
          </table:table-cell>
          <table:table-cell office:value-type="float" office:value="1.10861396789551" calcext:value-type="float">
            <text:p>1.1086139679</text:p>
          </table:table-cell>
          <table:table-cell office:value-type="float" office:value="0.00113487243652344" calcext:value-type="float">
            <text:p>0.0011348724</text:p>
          </table:table-cell>
          <table:table-cell office:value-type="float" office:value="1.10746598243713" calcext:value-type="float">
            <text:p>1.1074659824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773498_0_4341462266113591159.csv</text:p>
          </table:table-cell>
          <table:table-cell office:value-type="string" calcext:value-type="string">
            <text:p>http://www.w3.org/2000/01/rdf-schema#comment|http://dbpedia.org/ontology/abstract|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126]=0;IF([.E126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6]=[.E126]+[.C126]; 1; 0)" office:value-type="float" office:value="1" calcext:value-type="float">
            <text:p>1</text:p>
          </table:table-cell>
          <table:table-cell office:value-type="float" office:value="14.6920437812805" calcext:value-type="float">
            <text:p>14.6920437813</text:p>
          </table:table-cell>
          <table:table-cell office:value-type="float" office:value="0.0013127326965332" calcext:value-type="float">
            <text:p>0.0013127327</text:p>
          </table:table-cell>
          <table:table-cell office:value-type="float" office:value="3.94927096366882" calcext:value-type="float">
            <text:p>3.9492709637</text:p>
          </table:table-cell>
          <table:table-cell office:value-type="float" office:value="0.678453922271729" calcext:value-type="float">
            <text:p>0.6784539223</text:p>
          </table:table-cell>
          <table:table-cell office:value-type="float" office:value="10.0630061626434" calcext:value-type="float">
            <text:p>10.0630061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654359_0_302027313504245946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7]=0;IF([.E12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7]=[.E127]+[.C127]; 1; 0)" office:value-type="float" office:value="1" calcext:value-type="float">
            <text:p>1</text:p>
          </table:table-cell>
          <table:table-cell office:value-type="float" office:value="24.5053849220276" calcext:value-type="float">
            <text:p>24.505384922</text:p>
          </table:table-cell>
          <table:table-cell office:value-type="float" office:value="0.00233697891235352" calcext:value-type="float">
            <text:p>0.0023369789</text:p>
          </table:table-cell>
          <table:table-cell office:value-type="float" office:value="3.61307501792908" calcext:value-type="float">
            <text:p>3.6130750179</text:p>
          </table:table-cell>
          <table:table-cell office:value-type="float" office:value="2.01126790046692" calcext:value-type="float">
            <text:p>2.0112679005</text:p>
          </table:table-cell>
          <table:table-cell office:value-type="float" office:value="18.8787050247192" calcext:value-type="float">
            <text:p>18.87870502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936911_182_77013038966561470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]=0;IF([.E1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8]=[.E128]+[.C128]; 1; 0)" office:value-type="float" office:value="1" calcext:value-type="float">
            <text:p>1</text:p>
          </table:table-cell>
          <table:table-cell office:value-type="float" office:value="0.620465993881226" calcext:value-type="float">
            <text:p>0.6204659939</text:p>
          </table:table-cell>
          <table:table-cell office:value-type="float" office:value="0.000979185104370117" calcext:value-type="float">
            <text:p>0.0009791851</text:p>
          </table:table-cell>
          <table:table-cell office:value-type="float" office:value="0.619477033615112" calcext:value-type="float">
            <text:p>0.619477033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098846_0_44886539485407512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]=0;IF([.E1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9]=[.E129]+[.C129]; 1; 0)" office:value-type="float" office:value="1" calcext:value-type="float">
            <text:p>1</text:p>
          </table:table-cell>
          <table:table-cell office:value-type="float" office:value="1.73276305198669" calcext:value-type="float">
            <text:p>1.732763052</text:p>
          </table:table-cell>
          <table:table-cell office:value-type="float" office:value="0.000957965850830078" calcext:value-type="float">
            <text:p>0.0009579659</text:p>
          </table:table-cell>
          <table:table-cell office:value-type="float" office:value="1.73179602622986" calcext:value-type="float">
            <text:p>1.731796026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542937_177_54707396892035974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]=0;IF([.E1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0]=[.E130]+[.C130]; 1; 0)" office:value-type="float" office:value="1" calcext:value-type="float">
            <text:p>1</text:p>
          </table:table-cell>
          <table:table-cell office:value-type="float" office:value="0.546427011489868" calcext:value-type="float">
            <text:p>0.5464270115</text:p>
          </table:table-cell>
          <table:table-cell office:value-type="float" office:value="0.00096893310546875" calcext:value-type="float">
            <text:p>0.0009689331</text:p>
          </table:table-cell>
          <table:table-cell office:value-type="float" office:value="0.54544997215271" calcext:value-type="float">
            <text:p>0.545449972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964237_0_87940453706292104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]=0;IF([.E1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1]=[.E131]+[.C131]; 1; 0)" office:value-type="float" office:value="1" calcext:value-type="float">
            <text:p>1</text:p>
          </table:table-cell>
          <table:table-cell office:value-type="float" office:value="0.483242034912109" calcext:value-type="float">
            <text:p>0.4832420349</text:p>
          </table:table-cell>
          <table:table-cell office:value-type="float" office:value="0.000638246536254883" calcext:value-type="float">
            <text:p>0.0006382465</text:p>
          </table:table-cell>
          <table:table-cell office:value-type="float" office:value="0.482595920562744" calcext:value-type="float">
            <text:p>0.4825959206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474843_6_70668967454698008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]=0;IF([.E1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2]=[.E132]+[.C132]; 1; 0)" office:value-type="float" office:value="1" calcext:value-type="float">
            <text:p>1</text:p>
          </table:table-cell>
          <table:table-cell office:value-type="float" office:value="0.227614164352417" calcext:value-type="float">
            <text:p>0.2276141644</text:p>
          </table:table-cell>
          <table:table-cell office:value-type="float" office:value="0.000946283340454102" calcext:value-type="float">
            <text:p>0.0009462833</text:p>
          </table:table-cell>
          <table:table-cell office:value-type="float" office:value="0.226660966873169" calcext:value-type="float">
            <text:p>0.2266609669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611045_0_67463679410952565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]=0;IF([.E1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3]=[.E133]+[.C133]; 1; 0)" office:value-type="float" office:value="1" calcext:value-type="float">
            <text:p>1</text:p>
          </table:table-cell>
          <table:table-cell office:value-type="float" office:value="1.22410702705383" calcext:value-type="float">
            <text:p>1.2241070271</text:p>
          </table:table-cell>
          <table:table-cell office:value-type="float" office:value="0.000681877136230469" calcext:value-type="float">
            <text:p>0.0006818771</text:p>
          </table:table-cell>
          <table:table-cell office:value-type="float" office:value="1.10249209403992" calcext:value-type="float">
            <text:p>1.102492094</text:p>
          </table:table-cell>
          <table:table-cell office:value-type="float" office:value="0.120929002761841" calcext:value-type="float">
            <text:p>0.1209290028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207069_4_77533001067440710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]=0;IF([.E1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4]=[.E134]+[.C134]; 1; 0)" office:value-type="float" office:value="1" calcext:value-type="float">
            <text:p>1</text:p>
          </table:table-cell>
          <table:table-cell office:value-type="float" office:value="2.59015917778015" calcext:value-type="float">
            <text:p>2.5901591778</text:p>
          </table:table-cell>
          <table:table-cell office:value-type="float" office:value="0.000993251800537109" calcext:value-type="float">
            <text:p>0.0009932518</text:p>
          </table:table-cell>
          <table:table-cell office:value-type="float" office:value="2.58915019035339" calcext:value-type="float">
            <text:p>2.5891501904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76837158203125" calcext:value-type="float">
            <text:p>4.76837158203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36355_0_222887455525785139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5]=0;IF([.E13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5]=[.E135]+[.C135]; 1; 0)" office:value-type="float" office:value="0" calcext:value-type="float">
            <text:p>0</text:p>
          </table:table-cell>
          <table:table-cell office:value-type="float" office:value="2.81792688369751" calcext:value-type="float">
            <text:p>2.8179268837</text:p>
          </table:table-cell>
          <table:table-cell office:value-type="float" office:value="0.00113296508789063" calcext:value-type="float">
            <text:p>0.0011329651</text:p>
          </table:table-cell>
          <table:table-cell office:value-type="float" office:value="2.81677484512329" calcext:value-type="float">
            <text:p>2.816774845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854801_0_16610747075522865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]=0;IF([.E1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6]=[.E136]+[.C136]; 1; 0)" office:value-type="float" office:value="1" calcext:value-type="float">
            <text:p>1</text:p>
          </table:table-cell>
          <table:table-cell office:value-type="float" office:value="1.3103289604187" calcext:value-type="float">
            <text:p>1.3103289604</text:p>
          </table:table-cell>
          <table:table-cell office:value-type="float" office:value="0.00143098831176758" calcext:value-type="float">
            <text:p>0.0014309883</text:p>
          </table:table-cell>
          <table:table-cell office:value-type="float" office:value="1.30888295173645" calcext:value-type="float">
            <text:p>1.3088829517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371959_0_72481770354889742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7]=0;IF([.E1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7]=[.E137]+[.C137]; 1; 0)" office:value-type="float" office:value="1" calcext:value-type="float">
            <text:p>1</text:p>
          </table:table-cell>
          <table:table-cell office:value-type="float" office:value="6.25939607620239" calcext:value-type="float">
            <text:p>6.2593960762</text:p>
          </table:table-cell>
          <table:table-cell office:value-type="float" office:value="0.00117731094360352" calcext:value-type="float">
            <text:p>0.0011773109</text:p>
          </table:table-cell>
          <table:table-cell office:value-type="float" office:value="5.09978890419006" calcext:value-type="float">
            <text:p>5.0997889042</text:p>
          </table:table-cell>
          <table:table-cell office:value-type="float" office:value="0.397071838378906" calcext:value-type="float">
            <text:p>0.3970718384</text:p>
          </table:table-cell>
          <table:table-cell office:value-type="float" office:value="0.761358022689819" calcext:value-type="float">
            <text:p>0.7613580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523103_0_2275976140216955204.csv</text:p>
          </table:table-cell>
          <table:table-cell office:value-type="string" calcext:value-type="string">
            <text:p>http://dbpedia.org/ontology/birthPlace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38]=0;IF([.E1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8]=[.E138]+[.C138]; 1; 0)" office:value-type="float" office:value="1" calcext:value-type="float">
            <text:p>1</text:p>
          </table:table-cell>
          <table:table-cell office:value-type="float" office:value="24.593710899353" calcext:value-type="float">
            <text:p>24.5937108994</text:p>
          </table:table-cell>
          <table:table-cell office:value-type="float" office:value="0.00342965126037598" calcext:value-type="float">
            <text:p>0.0034296513</text:p>
          </table:table-cell>
          <table:table-cell office:value-type="float" office:value="1.69923996925354" calcext:value-type="float">
            <text:p>1.6992399693</text:p>
          </table:table-cell>
          <table:table-cell office:value-type="float" office:value="0.820562124252319" calcext:value-type="float">
            <text:p>0.8205621243</text:p>
          </table:table-cell>
          <table:table-cell office:value-type="float" office:value="22.0704791545868" calcext:value-type="float">
            <text:p>22.0704791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267353_2_23840458859087825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]=0;IF([.E1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9]=[.E139]+[.C139]; 1; 0)" office:value-type="float" office:value="1" calcext:value-type="float">
            <text:p>1</text:p>
          </table:table-cell>
          <table:table-cell office:value-type="float" office:value="2.33643293380737" calcext:value-type="float">
            <text:p>2.3364329338</text:p>
          </table:table-cell>
          <table:table-cell office:value-type="float" office:value="0.00118184089660645" calcext:value-type="float">
            <text:p>0.0011818409</text:p>
          </table:table-cell>
          <table:table-cell office:value-type="float" office:value="1.48892498016357" calcext:value-type="float">
            <text:p>1.4889249802</text:p>
          </table:table-cell>
          <table:table-cell office:value-type="float" office:value="0.0841751098632813" calcext:value-type="float">
            <text:p>0.0841751099</text:p>
          </table:table-cell>
          <table:table-cell office:value-type="float" office:value="0.762151002883911" calcext:value-type="float">
            <text:p>0.7621510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133717_14_47430406573626628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0]=0;IF([.E1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0]=[.E140]+[.C140]; 1; 0)" office:value-type="float" office:value="1" calcext:value-type="float">
            <text:p>1</text:p>
          </table:table-cell>
          <table:table-cell office:value-type="float" office:value="0.298717021942139" calcext:value-type="float">
            <text:p>0.2987170219</text:p>
          </table:table-cell>
          <table:table-cell office:value-type="float" office:value="0.00068211555480957" calcext:value-type="float">
            <text:p>0.0006821156</text:p>
          </table:table-cell>
          <table:table-cell office:value-type="float" office:value="0.298027992248535" calcext:value-type="float">
            <text:p>0.2980279922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600389_0_58806136715532156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]=0;IF([.E1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1]=[.E141]+[.C141]; 1; 0)" office:value-type="float" office:value="1" calcext:value-type="float">
            <text:p>1</text:p>
          </table:table-cell>
          <table:table-cell office:value-type="float" office:value="1.08146500587463" calcext:value-type="float">
            <text:p>1.0814650059</text:p>
          </table:table-cell>
          <table:table-cell office:value-type="float" office:value="0.00123929977416992" calcext:value-type="float">
            <text:p>0.0012392998</text:p>
          </table:table-cell>
          <table:table-cell office:value-type="float" office:value="1.08021593093872" calcext:value-type="float">
            <text:p>1.0802159309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592192_0_14499303316059713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]=0;IF([.E1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2]=[.E142]+[.C142]; 1; 0)" office:value-type="float" office:value="1" calcext:value-type="float">
            <text:p>1</text:p>
          </table:table-cell>
          <table:table-cell office:value-type="float" office:value="2.62596702575684" calcext:value-type="float">
            <text:p>2.6259670258</text:p>
          </table:table-cell>
          <table:table-cell office:value-type="float" office:value="0.000715970993041992" calcext:value-type="float">
            <text:p>0.000715971</text:p>
          </table:table-cell>
          <table:table-cell office:value-type="float" office:value="2.459144115448" calcext:value-type="float">
            <text:p>2.4591441154</text:p>
          </table:table-cell>
          <table:table-cell office:value-type="float" office:value="0.166035890579224" calcext:value-type="float">
            <text:p>0.1660358906</text:p>
          </table:table-cell>
          <table:table-cell office:value-type="float" office:value="0.0000710487365722656" calcext:value-type="float">
            <text:p>7.10487365722656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504484_43_82791487117266956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]=0;IF([.E1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3]=[.E143]+[.C143]; 1; 0)" office:value-type="float" office:value="1" calcext:value-type="float">
            <text:p>1</text:p>
          </table:table-cell>
          <table:table-cell office:value-type="float" office:value="2.06316590309143" calcext:value-type="float">
            <text:p>2.0631659031</text:p>
          </table:table-cell>
          <table:table-cell office:value-type="float" office:value="0.000833988189697266" calcext:value-type="float">
            <text:p>0.0008339882</text:p>
          </table:table-cell>
          <table:table-cell office:value-type="float" office:value="2.06231307983398" calcext:value-type="float">
            <text:p>2.0623130798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504484_122_91593670861257480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]=0;IF([.E1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4]=[.E144]+[.C144]; 1; 0)" office:value-type="float" office:value="1" calcext:value-type="float">
            <text:p>1</text:p>
          </table:table-cell>
          <table:table-cell office:value-type="float" office:value="2.47468400001526" calcext:value-type="float">
            <text:p>2.474684</text:p>
          </table:table-cell>
          <table:table-cell office:value-type="float" office:value="0.000840902328491211" calcext:value-type="float">
            <text:p>0.0008409023</text:p>
          </table:table-cell>
          <table:table-cell office:value-type="float" office:value="2.47380208969116" calcext:value-type="float">
            <text:p>2.4738020897</text:p>
          </table:table-cell>
          <table:table-cell office:value-type="float" office:value="0.0000360012054443359" calcext:value-type="float">
            <text:p>3.60012054443359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728986_0_444959441861417753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5]=0;IF([.E1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5]=[.E145]+[.C145]; 1; 0)" office:value-type="float" office:value="0" calcext:value-type="float">
            <text:p>0</text:p>
          </table:table-cell>
          <table:table-cell office:value-type="float" office:value="37.2711169719696" calcext:value-type="float">
            <text:p>37.271116972</text:p>
          </table:table-cell>
          <table:table-cell office:value-type="float" office:value="0.00415682792663574" calcext:value-type="float">
            <text:p>0.0041568279</text:p>
          </table:table-cell>
          <table:table-cell office:value-type="float" office:value="3.34900808334351" calcext:value-type="float">
            <text:p>3.3490080833</text:p>
          </table:table-cell>
          <table:table-cell office:value-type="float" office:value="1.55672597885132" calcext:value-type="float">
            <text:p>1.5567259789</text:p>
          </table:table-cell>
          <table:table-cell office:value-type="float" office:value="32.3612260818481" calcext:value-type="float">
            <text:p>32.3612260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419946_0_69509954841454711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]=0;IF([.E1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6]=[.E146]+[.C146]; 1; 0)" office:value-type="float" office:value="1" calcext:value-type="float">
            <text:p>1</text:p>
          </table:table-cell>
          <table:table-cell office:value-type="float" office:value="0.457608938217163" calcext:value-type="float">
            <text:p>0.4576089382</text:p>
          </table:table-cell>
          <table:table-cell office:value-type="float" office:value="0.000982999801635742" calcext:value-type="float">
            <text:p>0.0009829998</text:p>
          </table:table-cell>
          <table:table-cell office:value-type="float" office:value="0.26974892616272" calcext:value-type="float">
            <text:p>0.2697489262</text:p>
          </table:table-cell>
          <table:table-cell office:value-type="float" office:value="0.186874151229858" calcext:value-type="float">
            <text:p>0.1868741512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975319_4_59978302011163889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7]=0;IF([.E1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7]=[.E147]+[.C147]; 1; 0)" office:value-type="float" office:value="1" calcext:value-type="float">
            <text:p>1</text:p>
          </table:table-cell>
          <table:table-cell office:value-type="float" office:value="1.62292098999023" calcext:value-type="float">
            <text:p>1.62292099</text:p>
          </table:table-cell>
          <table:table-cell office:value-type="float" office:value="0.000818490982055664" calcext:value-type="float">
            <text:p>0.000818491</text:p>
          </table:table-cell>
          <table:table-cell office:value-type="float" office:value="1.62208986282349" calcext:value-type="float">
            <text:p>1.6220898628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515524_0_5425995199745290007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8]=0;IF([.E1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8]=[.E148]+[.C148]; 1; 0)" office:value-type="float" office:value="0" calcext:value-type="float">
            <text:p>0</text:p>
          </table:table-cell>
          <table:table-cell office:value-type="float" office:value="6.14876103401184" calcext:value-type="float">
            <text:p>6.148761034</text:p>
          </table:table-cell>
          <table:table-cell office:value-type="float" office:value="0.00112414360046387" calcext:value-type="float">
            <text:p>0.0011241436</text:p>
          </table:table-cell>
          <table:table-cell office:value-type="float" office:value="2.90062594413757" calcext:value-type="float">
            <text:p>2.9006259441</text:p>
          </table:table-cell>
          <table:table-cell office:value-type="float" office:value="0.25193190574646" calcext:value-type="float">
            <text:p>0.2519319057</text:p>
          </table:table-cell>
          <table:table-cell office:value-type="float" office:value="2.99507904052734" calcext:value-type="float">
            <text:p>2.9950790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317528_0_32106345465378262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]=0;IF([.E1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9]=[.E149]+[.C149]; 1; 0)" office:value-type="float" office:value="1" calcext:value-type="float">
            <text:p>1</text:p>
          </table:table-cell>
          <table:table-cell office:value-type="float" office:value="0.245527982711792" calcext:value-type="float">
            <text:p>0.2455279827</text:p>
          </table:table-cell>
          <table:table-cell office:value-type="float" office:value="0.000657796859741211" calcext:value-type="float">
            <text:p>0.0006577969</text:p>
          </table:table-cell>
          <table:table-cell office:value-type="float" office:value="0.244862079620361" calcext:value-type="float">
            <text:p>0.2448620796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078802_0_794120800451361090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0]=0;IF([.E15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0]=[.E150]+[.C150]; 1; 0)" office:value-type="float" office:value="1" calcext:value-type="float">
            <text:p>1</text:p>
          </table:table-cell>
          <table:table-cell office:value-type="float" office:value="23.5091972351074" calcext:value-type="float">
            <text:p>23.5091972351</text:p>
          </table:table-cell>
          <table:table-cell office:value-type="float" office:value="0.00391721725463867" calcext:value-type="float">
            <text:p>0.0039172173</text:p>
          </table:table-cell>
          <table:table-cell office:value-type="float" office:value="3.40807795524597" calcext:value-type="float">
            <text:p>3.4080779552</text:p>
          </table:table-cell>
          <table:table-cell office:value-type="float" office:value="1.80372595787048" calcext:value-type="float">
            <text:p>1.8037259579</text:p>
          </table:table-cell>
          <table:table-cell office:value-type="float" office:value="18.2934761047363" calcext:value-type="float">
            <text:p>18.2934761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157526_0_24632274392824432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1]=0;IF([.E1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1]=[.E151]+[.C151]; 1; 0)" office:value-type="float" office:value="1" calcext:value-type="float">
            <text:p>1</text:p>
          </table:table-cell>
          <table:table-cell office:value-type="float" office:value="3.06821298599243" calcext:value-type="float">
            <text:p>3.068212986</text:p>
          </table:table-cell>
          <table:table-cell office:value-type="float" office:value="0.00113415718078613" calcext:value-type="float">
            <text:p>0.0011341572</text:p>
          </table:table-cell>
          <table:table-cell office:value-type="float" office:value="2.4193868637085" calcext:value-type="float">
            <text:p>2.4193868637</text:p>
          </table:table-cell>
          <table:table-cell office:value-type="float" office:value="0.647686958312988" calcext:value-type="float">
            <text:p>0.6476869583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413595_0_34692559959017687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2]=0;IF([.E1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2]=[.E152]+[.C152]; 1; 0)" office:value-type="float" office:value="1" calcext:value-type="float">
            <text:p>1</text:p>
          </table:table-cell>
          <table:table-cell office:value-type="float" office:value="4.58072590827942" calcext:value-type="float">
            <text:p>4.5807259083</text:p>
          </table:table-cell>
          <table:table-cell office:value-type="float" office:value="0.00108504295349121" calcext:value-type="float">
            <text:p>0.001085043</text:p>
          </table:table-cell>
          <table:table-cell office:value-type="float" office:value="2.37931299209595" calcext:value-type="float">
            <text:p>2.3793129921</text:p>
          </table:table-cell>
          <table:table-cell office:value-type="float" office:value="0.678362846374512" calcext:value-type="float">
            <text:p>0.6783628464</text:p>
          </table:table-cell>
          <table:table-cell office:value-type="float" office:value="1.52196502685547" calcext:value-type="float">
            <text:p>1.52196502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162865_0_46613804427774592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3]=0;IF([.E1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3]=[.E153]+[.C153]; 1; 0)" office:value-type="float" office:value="1" calcext:value-type="float">
            <text:p>1</text:p>
          </table:table-cell>
          <table:table-cell office:value-type="float" office:value="2.15095496177673" calcext:value-type="float">
            <text:p>2.1509549618</text:p>
          </table:table-cell>
          <table:table-cell office:value-type="float" office:value="0.00119400024414063" calcext:value-type="float">
            <text:p>0.0011940002</text:p>
          </table:table-cell>
          <table:table-cell office:value-type="float" office:value="2.14974188804626" calcext:value-type="float">
            <text:p>2.149741888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966524_0_148449211245563378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4]=0;IF([.E1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4]=[.E154]+[.C154]; 1; 0)" office:value-type="float" office:value="0" calcext:value-type="float">
            <text:p>0</text:p>
          </table:table-cell>
          <table:table-cell office:value-type="float" office:value="3.11409497261047" calcext:value-type="float">
            <text:p>3.1140949726</text:p>
          </table:table-cell>
          <table:table-cell office:value-type="float" office:value="0.000975847244262695" calcext:value-type="float">
            <text:p>0.0009758472</text:p>
          </table:table-cell>
          <table:table-cell office:value-type="float" office:value="3.11310005187988" calcext:value-type="float">
            <text:p>3.1131000519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366947_0_32035353550729171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]=0;IF([.E1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5]=[.E155]+[.C155]; 1; 0)" office:value-type="float" office:value="1" calcext:value-type="float">
            <text:p>1</text:p>
          </table:table-cell>
          <table:table-cell office:value-type="float" office:value="2.10333108901978" calcext:value-type="float">
            <text:p>2.103331089</text:p>
          </table:table-cell>
          <table:table-cell office:value-type="float" office:value="0.000836849212646484" calcext:value-type="float">
            <text:p>0.0008368492</text:p>
          </table:table-cell>
          <table:table-cell office:value-type="float" office:value="2.1024751663208" calcext:value-type="float">
            <text:p>2.1024751663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174246_0_42848425535314217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]=0;IF([.E1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6]=[.E156]+[.C156]; 1; 0)" office:value-type="float" office:value="1" calcext:value-type="float">
            <text:p>1</text:p>
          </table:table-cell>
          <table:table-cell office:value-type="float" office:value="5.69883704185486" calcext:value-type="float">
            <text:p>5.6988370419</text:p>
          </table:table-cell>
          <table:table-cell office:value-type="float" office:value="0.00129032135009766" calcext:value-type="float">
            <text:p>0.0012903214</text:p>
          </table:table-cell>
          <table:table-cell office:value-type="float" office:value="2.89114093780518" calcext:value-type="float">
            <text:p>2.8911409378</text:p>
          </table:table-cell>
          <table:table-cell office:value-type="float" office:value="0.732982873916626" calcext:value-type="float">
            <text:p>0.7329828739</text:p>
          </table:table-cell>
          <table:table-cell office:value-type="float" office:value="2.07342290878296" calcext:value-type="float">
            <text:p>2.0734229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8509_0_57222619962561931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]=0;IF([.E1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7]=[.E157]+[.C157]; 1; 0)" office:value-type="float" office:value="1" calcext:value-type="float">
            <text:p>1</text:p>
          </table:table-cell>
          <table:table-cell office:value-type="float" office:value="0.298535823822021" calcext:value-type="float">
            <text:p>0.2985358238</text:p>
          </table:table-cell>
          <table:table-cell office:value-type="float" office:value="0.000679969787597656" calcext:value-type="float">
            <text:p>0.0006799698</text:p>
          </table:table-cell>
          <table:table-cell office:value-type="float" office:value="0.297847986221313" calcext:value-type="float">
            <text:p>0.297847986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816632_0_308139188664950802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8]=0;IF([.E1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8]=[.E158]+[.C158]; 1; 0)" office:value-type="float" office:value="0" calcext:value-type="float">
            <text:p>0</text:p>
          </table:table-cell>
          <table:table-cell office:value-type="float" office:value="4.07353901863098" calcext:value-type="float">
            <text:p>4.0735390186</text:p>
          </table:table-cell>
          <table:table-cell office:value-type="float" office:value="0.000848770141601563" calcext:value-type="float">
            <text:p>0.0008487701</text:p>
          </table:table-cell>
          <table:table-cell office:value-type="float" office:value="3.73568511009216" calcext:value-type="float">
            <text:p>3.7356851101</text:p>
          </table:table-cell>
          <table:table-cell office:value-type="float" office:value="0.083388090133667" calcext:value-type="float">
            <text:p>0.0833880901</text:p>
          </table:table-cell>
          <table:table-cell office:value-type="float" office:value="0.25361704826355" calcext:value-type="float">
            <text:p>0.2536170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67461_9_40761062301068790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9]=0;IF([.E1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9]=[.E159]+[.C159]; 1; 0)" office:value-type="float" office:value="1" calcext:value-type="float">
            <text:p>1</text:p>
          </table:table-cell>
          <table:table-cell office:value-type="float" office:value="0.103227138519287" calcext:value-type="float">
            <text:p>0.1032271385</text:p>
          </table:table-cell>
          <table:table-cell office:value-type="float" office:value="0.00108623504638672" calcext:value-type="float">
            <text:p>0.001086235</text:p>
          </table:table-cell>
          <table:table-cell office:value-type="float" office:value="0.102133989334106" calcext:value-type="float">
            <text:p>0.1021339893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239801_0_60390403673171897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0]=0;IF([.E1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0]=[.E160]+[.C160]; 1; 0)" office:value-type="float" office:value="1" calcext:value-type="float">
            <text:p>1</text:p>
          </table:table-cell>
          <table:table-cell office:value-type="float" office:value="2.21001291275024" calcext:value-type="float">
            <text:p>2.2100129128</text:p>
          </table:table-cell>
          <table:table-cell office:value-type="float" office:value="0.000993013381958008" calcext:value-type="float">
            <text:p>0.0009930134</text:p>
          </table:table-cell>
          <table:table-cell office:value-type="float" office:value="2.20900106430054" calcext:value-type="float">
            <text:p>2.2090010643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794780_2_795932069974894687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1]=0;IF([.E1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1]=[.E161]+[.C161]; 1; 0)" office:value-type="float" office:value="0" calcext:value-type="float">
            <text:p>0</text:p>
          </table:table-cell>
          <table:table-cell office:value-type="float" office:value="2.76009607315063" calcext:value-type="float">
            <text:p>2.7600960732</text:p>
          </table:table-cell>
          <table:table-cell office:value-type="float" office:value="0.00125288963317871" calcext:value-type="float">
            <text:p>0.0012528896</text:p>
          </table:table-cell>
          <table:table-cell office:value-type="float" office:value="1.6021420955658" calcext:value-type="float">
            <text:p>1.6021420956</text:p>
          </table:table-cell>
          <table:table-cell office:value-type="float" office:value="0.0850570201873779" calcext:value-type="float">
            <text:p>0.0850570202</text:p>
          </table:table-cell>
          <table:table-cell office:value-type="float" office:value="1.07164406776428" calcext:value-type="float">
            <text:p>1.0716440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315458_0_60466785709416108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]=0;IF([.E1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2]=[.E162]+[.C162]; 1; 0)" office:value-type="float" office:value="1" calcext:value-type="float">
            <text:p>1</text:p>
          </table:table-cell>
          <table:table-cell office:value-type="float" office:value="5.12283396720886" calcext:value-type="float">
            <text:p>5.1228339672</text:p>
          </table:table-cell>
          <table:table-cell office:value-type="float" office:value="0.0011591911315918" calcext:value-type="float">
            <text:p>0.0011591911</text:p>
          </table:table-cell>
          <table:table-cell office:value-type="float" office:value="2.7678759098053" calcext:value-type="float">
            <text:p>2.7678759098</text:p>
          </table:table-cell>
          <table:table-cell office:value-type="float" office:value="0.813442945480347" calcext:value-type="float">
            <text:p>0.8134429455</text:p>
          </table:table-cell>
          <table:table-cell office:value-type="float" office:value="1.54035592079163" calcext:value-type="float">
            <text:p>1.5403559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07964_0_61434856610293722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]=0;IF([.E1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3]=[.E163]+[.C163]; 1; 0)" office:value-type="float" office:value="1" calcext:value-type="float">
            <text:p>1</text:p>
          </table:table-cell>
          <table:table-cell office:value-type="float" office:value="2.17932105064392" calcext:value-type="float">
            <text:p>2.1793210506</text:p>
          </table:table-cell>
          <table:table-cell office:value-type="float" office:value="0.000683069229125977" calcext:value-type="float">
            <text:p>0.0006830692</text:p>
          </table:table-cell>
          <table:table-cell office:value-type="float" office:value="2.17861914634705" calcext:value-type="float">
            <text:p>2.1786191463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694908_0_6083291340991074532.csv</text:p>
          </table:table-cell>
          <table:table-cell office:value-type="string" calcext:value-type="string">
            <text:p>http://www.w3.org/1999/02/22-rdf-syntax-ns#type|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64]=0;IF([.E1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4]=[.E164]+[.C164]; 1; 0)" office:value-type="float" office:value="0" calcext:value-type="float">
            <text:p>0</text:p>
          </table:table-cell>
          <table:table-cell office:value-type="float" office:value="16.035758972168" calcext:value-type="float">
            <text:p>16.0357589722</text:p>
          </table:table-cell>
          <table:table-cell office:value-type="float" office:value="0.00355887413024902" calcext:value-type="float">
            <text:p>0.0035588741</text:p>
          </table:table-cell>
          <table:table-cell office:value-type="float" office:value="3.14353203773499" calcext:value-type="float">
            <text:p>3.1435320377</text:p>
          </table:table-cell>
          <table:table-cell office:value-type="float" office:value="0.978996992111206" calcext:value-type="float">
            <text:p>0.9789969921</text:p>
          </table:table-cell>
          <table:table-cell office:value-type="float" office:value="11.9096710681915" calcext:value-type="float">
            <text:p>11.9096710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86121_0_847179139522916159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5]=0;IF([.E16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5]=[.E165]+[.C165]; 1; 0)" office:value-type="float" office:value="1" calcext:value-type="float">
            <text:p>1</text:p>
          </table:table-cell>
          <table:table-cell office:value-type="float" office:value="6.68262982368469" calcext:value-type="float">
            <text:p>6.6826298237</text:p>
          </table:table-cell>
          <table:table-cell office:value-type="float" office:value="0.00129580497741699" calcext:value-type="float">
            <text:p>0.001295805</text:p>
          </table:table-cell>
          <table:table-cell office:value-type="float" office:value="3.29233288764954" calcext:value-type="float">
            <text:p>3.2923328876</text:p>
          </table:table-cell>
          <table:table-cell office:value-type="float" office:value="0.526504039764404" calcext:value-type="float">
            <text:p>0.5265040398</text:p>
          </table:table-cell>
          <table:table-cell office:value-type="float" office:value="2.86249709129333" calcext:value-type="float">
            <text:p>2.8624970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844462_1_623093820373516923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6]=0;IF([.E16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6]=[.E166]+[.C166]; 1; 0)" office:value-type="float" office:value="0" calcext:value-type="float">
            <text:p>0</text:p>
          </table:table-cell>
          <table:table-cell office:value-type="float" office:value="1.99946784973145" calcext:value-type="float">
            <text:p>1.9994678497</text:p>
          </table:table-cell>
          <table:table-cell office:value-type="float" office:value="0.00113892555236816" calcext:value-type="float">
            <text:p>0.0011389256</text:p>
          </table:table-cell>
          <table:table-cell office:value-type="float" office:value="1.99830985069275" calcext:value-type="float">
            <text:p>1.9983098507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839274_0_80700257979401874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7]=0;IF([.E1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7]=[.E167]+[.C167]; 1; 0)" office:value-type="float" office:value="1" calcext:value-type="float">
            <text:p>1</text:p>
          </table:table-cell>
          <table:table-cell office:value-type="float" office:value="0.4756920337677" calcext:value-type="float">
            <text:p>0.4756920338</text:p>
          </table:table-cell>
          <table:table-cell office:value-type="float" office:value="0.000651836395263672" calcext:value-type="float">
            <text:p>0.0006518364</text:p>
          </table:table-cell>
          <table:table-cell office:value-type="float" office:value="0.475030899047852" calcext:value-type="float">
            <text:p>0.475030899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646916_0_217682742326250650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8]=0;IF([.E16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8]=[.E168]+[.C168]; 1; 0)" office:value-type="float" office:value="1" calcext:value-type="float">
            <text:p>1</text:p>
          </table:table-cell>
          <table:table-cell office:value-type="float" office:value="71.7507569789886" calcext:value-type="float">
            <text:p>71.750756979</text:p>
          </table:table-cell>
          <table:table-cell office:value-type="float" office:value="0.00466704368591309" calcext:value-type="float">
            <text:p>0.0046670437</text:p>
          </table:table-cell>
          <table:table-cell office:value-type="float" office:value="3.27265501022339" calcext:value-type="float">
            <text:p>3.2726550102</text:p>
          </table:table-cell>
          <table:table-cell office:value-type="float" office:value="1.65272092819214" calcext:value-type="float">
            <text:p>1.6527209282</text:p>
          </table:table-cell>
          <table:table-cell office:value-type="float" office:value="66.8207139968872" calcext:value-type="float">
            <text:p>66.8207139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504484_115_38780849060306948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9]=0;IF([.E1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9]=[.E169]+[.C169]; 1; 0)" office:value-type="float" office:value="1" calcext:value-type="float">
            <text:p>1</text:p>
          </table:table-cell>
          <table:table-cell office:value-type="float" office:value="2.44662809371948" calcext:value-type="float">
            <text:p>2.4466280937</text:p>
          </table:table-cell>
          <table:table-cell office:value-type="float" office:value="0.000840902328491211" calcext:value-type="float">
            <text:p>0.0008409023</text:p>
          </table:table-cell>
          <table:table-cell office:value-type="float" office:value="2.44576811790466" calcext:value-type="float">
            <text:p>2.4457681179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329923_47_2692017591531595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0]=0;IF([.E1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70]=[.E170]+[.C170]; 1; 0)" office:value-type="float" office:value="1" calcext:value-type="float">
            <text:p>1</text:p>
          </table:table-cell>
          <table:table-cell office:value-type="float" office:value="1.15242791175842" calcext:value-type="float">
            <text:p>1.1524279118</text:p>
          </table:table-cell>
          <table:table-cell office:value-type="float" office:value="0.000885963439941406" calcext:value-type="float">
            <text:p>0.0008859634</text:p>
          </table:table-cell>
          <table:table-cell office:value-type="float" office:value="1.06671094894409" calcext:value-type="float">
            <text:p>1.0667109489</text:p>
          </table:table-cell>
          <table:table-cell office:value-type="float" office:value="0.0847480297088623" calcext:value-type="float">
            <text:p>0.0847480297</text:p>
          </table:table-cell>
          <table:table-cell office:value-type="float" office:value="0.0000829696655273438" calcext:value-type="float">
            <text:p>8.29696655273438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534006_0_461746885674463552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1]=0;IF([.E1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71]=[.E171]+[.C171]; 1; 0)" office:value-type="float" office:value="1" calcext:value-type="float">
            <text:p>1</text:p>
          </table:table-cell>
          <table:table-cell office:value-type="float" office:value="2.08839583396912" calcext:value-type="float">
            <text:p>2.088395834</text:p>
          </table:table-cell>
          <table:table-cell office:value-type="float" office:value="0.00103878974914551" calcext:value-type="float">
            <text:p>0.0010387897</text:p>
          </table:table-cell>
          <table:table-cell office:value-type="float" office:value="2.08733701705933" calcext:value-type="float">
            <text:p>2.087337017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407824_0_79337749797038803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2]=0;IF([.E1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72]=[.E172]+[.C172]; 1; 0)" office:value-type="float" office:value="1" calcext:value-type="float">
            <text:p>1</text:p>
          </table:table-cell>
          <table:table-cell office:value-type="float" office:value="2.38737511634827" calcext:value-type="float">
            <text:p>2.3873751163</text:p>
          </table:table-cell>
          <table:table-cell office:value-type="float" office:value="0.000876903533935547" calcext:value-type="float">
            <text:p>0.0008769035</text:p>
          </table:table-cell>
          <table:table-cell office:value-type="float" office:value="2.386479139328" calcext:value-type="float">
            <text:p>2.3864791393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875987_0_11906865717844625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3]=0;IF([.E1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73]=[.E173]+[.C173]; 1; 0)" office:value-type="float" office:value="1" calcext:value-type="float">
            <text:p>1</text:p>
          </table:table-cell>
          <table:table-cell office:value-type="float" office:value="16.4475710391998" calcext:value-type="float">
            <text:p>16.4475710392</text:p>
          </table:table-cell>
          <table:table-cell office:value-type="float" office:value="0.00254082679748535" calcext:value-type="float">
            <text:p>0.0025408268</text:p>
          </table:table-cell>
          <table:table-cell office:value-type="float" office:value="2.07864093780518" calcext:value-type="float">
            <text:p>2.0786409378</text:p>
          </table:table-cell>
          <table:table-cell office:value-type="float" office:value="0.831281185150147" calcext:value-type="float">
            <text:p>0.8312811852</text:p>
          </table:table-cell>
          <table:table-cell office:value-type="float" office:value="13.535108089447" calcext:value-type="float">
            <text:p>13.5351080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041816_1_474905416453470697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74]=0;IF([.E17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74]=[.E174]+[.C174]; 1; 0)" office:value-type="float" office:value="0" calcext:value-type="float">
            <text:p>0</text:p>
          </table:table-cell>
          <table:table-cell office:value-type="float" office:value="2.22346806526184" calcext:value-type="float">
            <text:p>2.2234680653</text:p>
          </table:table-cell>
          <table:table-cell office:value-type="float" office:value="0.00165796279907227" calcext:value-type="float">
            <text:p>0.0016579628</text:p>
          </table:table-cell>
          <table:table-cell office:value-type="float" office:value="2.22179007530212" calcext:value-type="float">
            <text:p>2.221790075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21679_0_50585521074459710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5]=0;IF([.E1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75]=[.E175]+[.C175]; 1; 0)" office:value-type="float" office:value="1" calcext:value-type="float">
            <text:p>1</text:p>
          </table:table-cell>
          <table:table-cell office:value-type="float" office:value="0.793205976486206" calcext:value-type="float">
            <text:p>0.7932059765</text:p>
          </table:table-cell>
          <table:table-cell office:value-type="float" office:value="0.000916004180908203" calcext:value-type="float">
            <text:p>0.0009160042</text:p>
          </table:table-cell>
          <table:table-cell office:value-type="float" office:value="0.792279005050659" calcext:value-type="float">
            <text:p>0.792279005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5836_0_618729286172250219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76]=0;IF([.E17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76]=[.E176]+[.C176]; 1; 0)" office:value-type="float" office:value="0" calcext:value-type="float">
            <text:p>0</text:p>
          </table:table-cell>
          <table:table-cell office:value-type="float" office:value="1.37762808799744" calcext:value-type="float">
            <text:p>1.377628088</text:p>
          </table:table-cell>
          <table:table-cell office:value-type="float" office:value="0.000916004180908203" calcext:value-type="float">
            <text:p>0.0009160042</text:p>
          </table:table-cell>
          <table:table-cell office:value-type="float" office:value="1.37669897079468" calcext:value-type="float">
            <text:p>1.3766989708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093445_0_72832057477030705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7]=0;IF([.E1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77]=[.E177]+[.C177]; 1; 0)" office:value-type="float" office:value="1" calcext:value-type="float">
            <text:p>1</text:p>
          </table:table-cell>
          <table:table-cell office:value-type="float" office:value="0.43859601020813" calcext:value-type="float">
            <text:p>0.4385960102</text:p>
          </table:table-cell>
          <table:table-cell office:value-type="float" office:value="0.00135183334350586" calcext:value-type="float">
            <text:p>0.0013518333</text:p>
          </table:table-cell>
          <table:table-cell office:value-type="float" office:value="0.279186964035034" calcext:value-type="float">
            <text:p>0.279186964</text:p>
          </table:table-cell>
          <table:table-cell office:value-type="float" office:value="0.158054113388062" calcext:value-type="float">
            <text:p>0.1580541134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5554_1_74498615539797441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8]=0;IF([.E1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78]=[.E178]+[.C178]; 1; 0)" office:value-type="float" office:value="1" calcext:value-type="float">
            <text:p>1</text:p>
          </table:table-cell>
          <table:table-cell office:value-type="float" office:value="3.96823000907898" calcext:value-type="float">
            <text:p>3.9682300091</text:p>
          </table:table-cell>
          <table:table-cell office:value-type="float" office:value="0.0011436939239502" calcext:value-type="float">
            <text:p>0.0011436939</text:p>
          </table:table-cell>
          <table:table-cell office:value-type="float" office:value="2.25422096252441" calcext:value-type="float">
            <text:p>2.2542209625</text:p>
          </table:table-cell>
          <table:table-cell office:value-type="float" office:value="0.17585015296936" calcext:value-type="float">
            <text:p>0.175850153</text:p>
          </table:table-cell>
          <table:table-cell office:value-type="float" office:value="1.53701519966126" calcext:value-type="float">
            <text:p>1.5370151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547657_0_24095357273028692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79]=0;IF([.E1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79]=[.E179]+[.C179]; 1; 0)" office:value-type="float" office:value="1" calcext:value-type="float">
            <text:p>1</text:p>
          </table:table-cell>
          <table:table-cell office:value-type="float" office:value="0.883793115615845" calcext:value-type="float">
            <text:p>0.8837931156</text:p>
          </table:table-cell>
          <table:table-cell office:value-type="float" office:value="0.000847101211547852" calcext:value-type="float">
            <text:p>0.0008471012</text:p>
          </table:table-cell>
          <table:table-cell office:value-type="float" office:value="0.882936000823975" calcext:value-type="float">
            <text:p>0.8829360008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50448_0_57829036995761865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80]=0;IF([.E18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80]=[.E180]+[.C180]; 1; 0)" office:value-type="float" office:value="0" calcext:value-type="float">
            <text:p>0</text:p>
          </table:table-cell>
          <table:table-cell office:value-type="float" office:value="0.414881944656372" calcext:value-type="float">
            <text:p>0.4148819447</text:p>
          </table:table-cell>
          <table:table-cell office:value-type="float" office:value="0.00100374221801758" calcext:value-type="float">
            <text:p>0.0010037422</text:p>
          </table:table-cell>
          <table:table-cell office:value-type="float" office:value="0.413870096206665" calcext:value-type="float">
            <text:p>0.413870096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644639_0_72665608456376688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81]=0;IF([.E1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81]=[.E181]+[.C181]; 1; 0)" office:value-type="float" office:value="1" calcext:value-type="float">
            <text:p>1</text:p>
          </table:table-cell>
          <table:table-cell office:value-type="float" office:value="0.545411109924316" calcext:value-type="float">
            <text:p>0.5454111099</text:p>
          </table:table-cell>
          <table:table-cell office:value-type="float" office:value="0.000699996948242188" calcext:value-type="float">
            <text:p>0.0006999969</text:p>
          </table:table-cell>
          <table:table-cell office:value-type="float" office:value="0.544701099395752" calcext:value-type="float">
            <text:p>0.5447010994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132163_2_7749844203110316260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82]=0;IF([.E1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82]=[.E182]+[.C182]; 1; 0)" office:value-type="float" office:value="1" calcext:value-type="float">
            <text:p>1</text:p>
          </table:table-cell>
          <table:table-cell office:value-type="float" office:value="23.6394491195679" calcext:value-type="float">
            <text:p>23.6394491196</text:p>
          </table:table-cell>
          <table:table-cell office:value-type="float" office:value="0.00327229499816895" calcext:value-type="float">
            <text:p>0.003272295</text:p>
          </table:table-cell>
          <table:table-cell office:value-type="float" office:value="2.20487284660339" calcext:value-type="float">
            <text:p>2.2048728466</text:p>
          </table:table-cell>
          <table:table-cell office:value-type="float" office:value="1.1768741607666" calcext:value-type="float">
            <text:p>1.1768741608</text:p>
          </table:table-cell>
          <table:table-cell office:value-type="float" office:value="20.2544298171997" calcext:value-type="float">
            <text:p>20.2544298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95534_1_8120886615859121961.csv</text:p>
          </table:table-cell>
          <table:table-cell office:value-type="string" calcext:value-type="string">
            <text:p>http://dbpedia.org/property/placeOfDeat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83]=0;IF([.E18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83]=[.E183]+[.C183]; 1; 0)" office:value-type="float" office:value="1" calcext:value-type="float">
            <text:p>1</text:p>
          </table:table-cell>
          <table:table-cell office:value-type="float" office:value="7.99200391769409" calcext:value-type="float">
            <text:p>7.9920039177</text:p>
          </table:table-cell>
          <table:table-cell office:value-type="float" office:value="0.00164675712585449" calcext:value-type="float">
            <text:p>0.0016467571</text:p>
          </table:table-cell>
          <table:table-cell office:value-type="float" office:value="2.19572401046753" calcext:value-type="float">
            <text:p>2.1957240105</text:p>
          </table:table-cell>
          <table:table-cell office:value-type="float" office:value="0.635261058807373" calcext:value-type="float">
            <text:p>0.6352610588</text:p>
          </table:table-cell>
          <table:table-cell office:value-type="float" office:value="5.15937209129334" calcext:value-type="float">
            <text:p>5.1593720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290718_2_69605781389612868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84]=0;IF([.E1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84]=[.E184]+[.C184]; 1; 0)" office:value-type="float" office:value="1" calcext:value-type="float">
            <text:p>1</text:p>
          </table:table-cell>
          <table:table-cell office:value-type="float" office:value="13.3553121089935" calcext:value-type="float">
            <text:p>13.355312109</text:p>
          </table:table-cell>
          <table:table-cell office:value-type="float" office:value="0.00156903266906738" calcext:value-type="float">
            <text:p>0.0015690327</text:p>
          </table:table-cell>
          <table:table-cell office:value-type="float" office:value="3.94218420982361" calcext:value-type="float">
            <text:p>3.9421842098</text:p>
          </table:table-cell>
          <table:table-cell office:value-type="float" office:value="5.46660590171814" calcext:value-type="float">
            <text:p>5.4666059017</text:p>
          </table:table-cell>
          <table:table-cell office:value-type="float" office:value="3.94495296478271" calcext:value-type="float">
            <text:p>3.9449529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744432_1_69973352199164882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85]=0;IF([.E1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85]=[.E185]+[.C185]; 1; 0)" office:value-type="float" office:value="1" calcext:value-type="float">
            <text:p>1</text:p>
          </table:table-cell>
          <table:table-cell office:value-type="float" office:value="0.564452886581421" calcext:value-type="float">
            <text:p>0.5644528866</text:p>
          </table:table-cell>
          <table:table-cell office:value-type="float" office:value="0.000804901123046875" calcext:value-type="float">
            <text:p>0.0008049011</text:p>
          </table:table-cell>
          <table:table-cell office:value-type="float" office:value="0.563637971878052" calcext:value-type="float">
            <text:p>0.5636379719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188621_0_605855310757127523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86]=0;IF([.E1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86]=[.E186]+[.C186]; 1; 0)" office:value-type="float" office:value="0" calcext:value-type="float">
            <text:p>0</text:p>
          </table:table-cell>
          <table:table-cell office:value-type="float" office:value="2.15544486045837" calcext:value-type="float">
            <text:p>2.1554448605</text:p>
          </table:table-cell>
          <table:table-cell office:value-type="float" office:value="0.00130200386047363" calcext:value-type="float">
            <text:p>0.0013020039</text:p>
          </table:table-cell>
          <table:table-cell office:value-type="float" office:value="2.15412402153015" calcext:value-type="float">
            <text:p>2.1541240215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699298_0_695696105529252232.csv</text:p>
          </table:table-cell>
          <table:table-cell office:value-type="string" calcext:value-type="string">
            <text:p>http://dbpedia.org/ontology/abstract|http://dbpedia.org/property/currenc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87]=0;IF([.E1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87]=[.E187]+[.C187]; 1; 0)" office:value-type="float" office:value="0" calcext:value-type="float">
            <text:p>0</text:p>
          </table:table-cell>
          <table:table-cell office:value-type="float" office:value="9.75471806526184" calcext:value-type="float">
            <text:p>9.7547180653</text:p>
          </table:table-cell>
          <table:table-cell office:value-type="float" office:value="0.00161886215209961" calcext:value-type="float">
            <text:p>0.0016188622</text:p>
          </table:table-cell>
          <table:table-cell office:value-type="float" office:value="1.3941969871521" calcext:value-type="float">
            <text:p>1.3941969872</text:p>
          </table:table-cell>
          <table:table-cell office:value-type="float" office:value="0.574262142181397" calcext:value-type="float">
            <text:p>0.5742621422</text:p>
          </table:table-cell>
          <table:table-cell office:value-type="float" office:value="7.78464007377625" calcext:value-type="float">
            <text:p>7.78464007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207889_193_420889490851906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88]=0;IF([.E1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88]=[.E188]+[.C188]; 1; 0)" office:value-type="float" office:value="1" calcext:value-type="float">
            <text:p>1</text:p>
          </table:table-cell>
          <table:table-cell office:value-type="float" office:value="0.546386003494263" calcext:value-type="float">
            <text:p>0.5463860035</text:p>
          </table:table-cell>
          <table:table-cell office:value-type="float" office:value="0.000986814498901367" calcext:value-type="float">
            <text:p>0.0009868145</text:p>
          </table:table-cell>
          <table:table-cell office:value-type="float" office:value="0.545389890670776" calcext:value-type="float">
            <text:p>0.5453898907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364483_0_2000404562409972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89]=0;IF([.E1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89]=[.E189]+[.C189]; 1; 0)" office:value-type="float" office:value="1" calcext:value-type="float">
            <text:p>1</text:p>
          </table:table-cell>
          <table:table-cell office:value-type="float" office:value="2.12408089637756" calcext:value-type="float">
            <text:p>2.1240808964</text:p>
          </table:table-cell>
          <table:table-cell office:value-type="float" office:value="0.00100302696228027" calcext:value-type="float">
            <text:p>0.001003027</text:p>
          </table:table-cell>
          <table:table-cell office:value-type="float" office:value="2.12305784225464" calcext:value-type="float">
            <text:p>2.123057842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910945_1_70180215377965059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0]=0;IF([.E1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90]=[.E190]+[.C190]; 1; 0)" office:value-type="float" office:value="1" calcext:value-type="float">
            <text:p>1</text:p>
          </table:table-cell>
          <table:table-cell office:value-type="float" office:value="2.18994212150574" calcext:value-type="float">
            <text:p>2.1899421215</text:p>
          </table:table-cell>
          <table:table-cell office:value-type="float" office:value="0.000996112823486328" calcext:value-type="float">
            <text:p>0.0009961128</text:p>
          </table:table-cell>
          <table:table-cell office:value-type="float" office:value="2.18893218040466" calcext:value-type="float">
            <text:p>2.1889321804</text:p>
          </table:table-cell>
          <table:table-cell office:value-type="float" office:value="0.00000977516174316406" calcext:value-type="float">
            <text:p>9.775161743164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179268_0_22952216660825390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1]=0;IF([.E1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91]=[.E191]+[.C191]; 1; 0)" office:value-type="float" office:value="1" calcext:value-type="float">
            <text:p>1</text:p>
          </table:table-cell>
          <table:table-cell office:value-type="float" office:value="0.964145183563232" calcext:value-type="float">
            <text:p>0.9641451836</text:p>
          </table:table-cell>
          <table:table-cell office:value-type="float" office:value="0.000959157943725586" calcext:value-type="float">
            <text:p>0.0009591579</text:p>
          </table:table-cell>
          <table:table-cell office:value-type="float" office:value="0.653918027877808" calcext:value-type="float">
            <text:p>0.6539180279</text:p>
          </table:table-cell>
          <table:table-cell office:value-type="float" office:value="0.309264898300171" calcext:value-type="float">
            <text:p>0.3092648983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543932_0_86898204240928699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2]=0;IF([.E1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92]=[.E192]+[.C192]; 1; 0)" office:value-type="float" office:value="1" calcext:value-type="float">
            <text:p>1</text:p>
          </table:table-cell>
          <table:table-cell office:value-type="float" office:value="4.64017701148987" calcext:value-type="float">
            <text:p>4.6401770115</text:p>
          </table:table-cell>
          <table:table-cell office:value-type="float" office:value="0.0010368824005127" calcext:value-type="float">
            <text:p>0.0010368824</text:p>
          </table:table-cell>
          <table:table-cell office:value-type="float" office:value="3.38522815704346" calcext:value-type="float">
            <text:p>3.385228157</text:p>
          </table:table-cell>
          <table:table-cell office:value-type="float" office:value="0.249680042266846" calcext:value-type="float">
            <text:p>0.2496800423</text:p>
          </table:table-cell>
          <table:table-cell office:value-type="float" office:value="1.00423192977905" calcext:value-type="float">
            <text:p>1.0042319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423212_0_274299077953252655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93]=0;IF([.E1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93]=[.E193]+[.C193]; 1; 0)" office:value-type="float" office:value="0" calcext:value-type="float">
            <text:p>0</text:p>
          </table:table-cell>
          <table:table-cell office:value-type="float" office:value="2.39926695823669" calcext:value-type="float">
            <text:p>2.3992669582</text:p>
          </table:table-cell>
          <table:table-cell office:value-type="float" office:value="0.00105619430541992" calcext:value-type="float">
            <text:p>0.0010561943</text:p>
          </table:table-cell>
          <table:table-cell office:value-type="float" office:value="1.79329895973206" calcext:value-type="float">
            <text:p>1.7932989597</text:p>
          </table:table-cell>
          <table:table-cell office:value-type="float" office:value="0.0870299339294434" calcext:value-type="float">
            <text:p>0.0870299339</text:p>
          </table:table-cell>
          <table:table-cell office:value-type="float" office:value="0.517881870269775" calcext:value-type="float">
            <text:p>0.5178818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555698_1_23103564445699262.csv</text:p>
          </table:table-cell>
          <table:table-cell office:value-type="string" calcext:value-type="string">
            <text:p>http://www.w3.org/1999/02/22-rdf-syntax-ns#type|http://dbpedia.org/ontology/wikiPageExternalLink|http://www.w3.org/1999/02/22-rdf-syntax-ns#type|http://dbpedia.org/ontology/militaryUnitSiz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94]=0;IF([.E1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94]=[.E194]+[.C194]; 1; 0)" office:value-type="float" office:value="1" calcext:value-type="float">
            <text:p>1</text:p>
          </table:table-cell>
          <table:table-cell office:value-type="float" office:value="12.2302451133728" calcext:value-type="float">
            <text:p>12.2302451134</text:p>
          </table:table-cell>
          <table:table-cell office:value-type="float" office:value="0.00140190124511719" calcext:value-type="float">
            <text:p>0.0014019012</text:p>
          </table:table-cell>
          <table:table-cell office:value-type="float" office:value="2.61884713172913" calcext:value-type="float">
            <text:p>2.6188471317</text:p>
          </table:table-cell>
          <table:table-cell office:value-type="float" office:value="0.669466018676758" calcext:value-type="float">
            <text:p>0.6694660187</text:p>
          </table:table-cell>
          <table:table-cell office:value-type="float" office:value="8.9405300617218" calcext:value-type="float">
            <text:p>8.9405300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265522_0_81700592616491670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5]=0;IF([.E1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95]=[.E195]+[.C195]; 1; 0)" office:value-type="float" office:value="1" calcext:value-type="float">
            <text:p>1</text:p>
          </table:table-cell>
          <table:table-cell office:value-type="float" office:value="5.19395589828491" calcext:value-type="float">
            <text:p>5.1939558983</text:p>
          </table:table-cell>
          <table:table-cell office:value-type="float" office:value="0.000799894332885742" calcext:value-type="float">
            <text:p>0.0007998943</text:p>
          </table:table-cell>
          <table:table-cell office:value-type="float" office:value="3.34194707870483" calcext:value-type="float">
            <text:p>3.3419470787</text:p>
          </table:table-cell>
          <table:table-cell office:value-type="float" office:value="1.85120391845703" calcext:value-type="float">
            <text:p>1.851203918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722358_0_15525924201514323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6]=0;IF([.E1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96]=[.E196]+[.C196]; 1; 0)" office:value-type="float" office:value="1" calcext:value-type="float">
            <text:p>1</text:p>
          </table:table-cell>
          <table:table-cell office:value-type="float" office:value="1.91389083862305" calcext:value-type="float">
            <text:p>1.9138908386</text:p>
          </table:table-cell>
          <table:table-cell office:value-type="float" office:value="0.000812768936157227" calcext:value-type="float">
            <text:p>0.0008127689</text:p>
          </table:table-cell>
          <table:table-cell office:value-type="float" office:value="1.91306591033936" calcext:value-type="float">
            <text:p>1.9130659103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285599_0_79761300152963218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7]=0;IF([.E1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97]=[.E197]+[.C197]; 1; 0)" office:value-type="float" office:value="1" calcext:value-type="float">
            <text:p>1</text:p>
          </table:table-cell>
          <table:table-cell office:value-type="float" office:value="2.32960319519043" calcext:value-type="float">
            <text:p>2.3296031952</text:p>
          </table:table-cell>
          <table:table-cell office:value-type="float" office:value="0.00112342834472656" calcext:value-type="float">
            <text:p>0.0011234283</text:p>
          </table:table-cell>
          <table:table-cell office:value-type="float" office:value="2.3284637928009" calcext:value-type="float">
            <text:p>2.3284637928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275868_0_4528346580716713695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98]=0;IF([.E1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98]=[.E198]+[.C198]; 1; 0)" office:value-type="float" office:value="0" calcext:value-type="float">
            <text:p>0</text:p>
          </table:table-cell>
          <table:table-cell office:value-type="float" office:value="6.64691686630249" calcext:value-type="float">
            <text:p>6.6469168663</text:p>
          </table:table-cell>
          <table:table-cell office:value-type="float" office:value="0.00169682502746582" calcext:value-type="float">
            <text:p>0.001696825</text:p>
          </table:table-cell>
          <table:table-cell office:value-type="float" office:value="3.00049901008606" calcext:value-type="float">
            <text:p>3.0004990101</text:p>
          </table:table-cell>
          <table:table-cell office:value-type="float" office:value="0.155287981033325" calcext:value-type="float">
            <text:p>0.155287981</text:p>
          </table:table-cell>
          <table:table-cell office:value-type="float" office:value="3.48943305015564" calcext:value-type="float">
            <text:p>3.48943305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182166_0_89692111412166380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99]=0;IF([.E1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99]=[.E199]+[.C199]; 1; 0)" office:value-type="float" office:value="1" calcext:value-type="float">
            <text:p>1</text:p>
          </table:table-cell>
          <table:table-cell office:value-type="float" office:value="1.12359809875488" calcext:value-type="float">
            <text:p>1.1235980988</text:p>
          </table:table-cell>
          <table:table-cell office:value-type="float" office:value="0.000932216644287109" calcext:value-type="float">
            <text:p>0.0009322166</text:p>
          </table:table-cell>
          <table:table-cell office:value-type="float" office:value="0.896043062210083" calcext:value-type="float">
            <text:p>0.8960430622</text:p>
          </table:table-cell>
          <table:table-cell office:value-type="float" office:value="0.226619958877563" calcext:value-type="float">
            <text:p>0.2266199589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988811_0_2775758476756716904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00]=0;IF([.E2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00]=[.E200]+[.C200]; 1; 0)" office:value-type="float" office:value="0" calcext:value-type="float">
            <text:p>0</text:p>
          </table:table-cell>
          <table:table-cell office:value-type="float" office:value="10.3624799251556" calcext:value-type="float">
            <text:p>10.3624799252</text:p>
          </table:table-cell>
          <table:table-cell office:value-type="float" office:value="0.00152301788330078" calcext:value-type="float">
            <text:p>0.0015230179</text:p>
          </table:table-cell>
          <table:table-cell office:value-type="float" office:value="4.32237792015076" calcext:value-type="float">
            <text:p>4.3223779202</text:p>
          </table:table-cell>
          <table:table-cell office:value-type="float" office:value="0.899406909942627" calcext:value-type="float">
            <text:p>0.8994069099</text:p>
          </table:table-cell>
          <table:table-cell office:value-type="float" office:value="5.13917207717896" calcext:value-type="float">
            <text:p>5.13917207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971682_1_708220616644103323.csv</text:p>
          </table:table-cell>
          <table:table-cell office:value-type="string" calcext:value-type="string">
            <text:p>http://www.w3.org/1999/02/22-rdf-syntax-ns#type|http://www.w3.org/1999/02/22-rdf-syntax-ns#type|http://dbpedia.org/ontology/wikiPageExternalLink|http://www.w3.org/2000/01/rdf-schema#comment|http://www.w3.org/1999/02/22-rdf-syntax-ns#type|http://www.w3.org/1999/02/22-rdf-syntax-ns#type|http://www.w3.org/2000/01/rdf-schema#comment|http://www.w3.org/1999/02/22-rdf-syntax-ns#type|http://www.w3.org/1999/02/22-rdf-syntax-ns#type|http://www.w3.org/1999/02/22-rdf-syntax-ns#type|http://www.w3.org/ns/prov#wasDerivedFrom|http://www.w3.org/ns/prov#wasDerivedFrom|http://dbpedia.org/ontology/wikiPageExternalLink|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D201]=0;IF([.E2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01]=[.E201]+[.C201]; 1; 0)" office:value-type="float" office:value="1" calcext:value-type="float">
            <text:p>1</text:p>
          </table:table-cell>
          <table:table-cell office:value-type="float" office:value="0.00227212905883789" calcext:value-type="float">
            <text:p>0.0022721291</text:p>
          </table:table-cell>
          <table:table-cell office:value-type="float" office:value="0.00217390060424805" calcext:value-type="float">
            <text:p>0.0021739006</text:p>
          </table:table-cell>
          <table:table-cell office:value-type="float" office:value="0.0000982284545898438" calcext:value-type="float">
            <text:p>9.82284545898438E-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79972_1_188110063940020386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02]=0;IF([.E2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02]=[.E202]+[.C202]; 1; 0)" office:value-type="float" office:value="0" calcext:value-type="float">
            <text:p>0</text:p>
          </table:table-cell>
          <table:table-cell office:value-type="float" office:value="4.65861797332764" calcext:value-type="float">
            <text:p>4.6586179733</text:p>
          </table:table-cell>
          <table:table-cell office:value-type="float" office:value="0.00159192085266113" calcext:value-type="float">
            <text:p>0.0015919209</text:p>
          </table:table-cell>
          <table:table-cell office:value-type="float" office:value="0.967999935150146" calcext:value-type="float">
            <text:p>0.9679999352</text:p>
          </table:table-cell>
          <table:table-cell office:value-type="float" office:value="0.324429035186768" calcext:value-type="float">
            <text:p>0.3244290352</text:p>
          </table:table-cell>
          <table:table-cell office:value-type="float" office:value="3.36459708213806" calcext:value-type="float">
            <text:p>3.36459708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718406_0_391445759747813738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03]=0;IF([.E2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03]=[.E203]+[.C203]; 1; 0)" office:value-type="float" office:value="0" calcext:value-type="float">
            <text:p>0</text:p>
          </table:table-cell>
          <table:table-cell office:value-type="float" office:value="20.0677819252014" calcext:value-type="float">
            <text:p>20.0677819252</text:p>
          </table:table-cell>
          <table:table-cell office:value-type="float" office:value="0.0025489330291748" calcext:value-type="float">
            <text:p>0.002548933</text:p>
          </table:table-cell>
          <table:table-cell office:value-type="float" office:value="3.54856395721436" calcext:value-type="float">
            <text:p>3.5485639572</text:p>
          </table:table-cell>
          <table:table-cell office:value-type="float" office:value="6.21651601791382" calcext:value-type="float">
            <text:p>6.2165160179</text:p>
          </table:table-cell>
          <table:table-cell office:value-type="float" office:value="10.3001530170441" calcext:value-type="float">
            <text:p>10.300153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665696_1_33627543314029690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04]=0;IF([.E2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04]=[.E204]+[.C204]; 1; 0)" office:value-type="float" office:value="1" calcext:value-type="float">
            <text:p>1</text:p>
          </table:table-cell>
          <table:table-cell office:value-type="float" office:value="2.20572304725647" calcext:value-type="float">
            <text:p>2.2057230473</text:p>
          </table:table-cell>
          <table:table-cell office:value-type="float" office:value="0.00140619277954102" calcext:value-type="float">
            <text:p>0.0014061928</text:p>
          </table:table-cell>
          <table:table-cell office:value-type="float" office:value="2.04601097106934" calcext:value-type="float">
            <text:p>2.0460109711</text:p>
          </table:table-cell>
          <table:table-cell office:value-type="float" office:value="0.158300876617432" calcext:value-type="float">
            <text:p>0.158300876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136723_0_2893849813200363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05]=0;IF([.E2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05]=[.E205]+[.C205]; 1; 0)" office:value-type="float" office:value="1" calcext:value-type="float">
            <text:p>1</text:p>
          </table:table-cell>
          <table:table-cell office:value-type="float" office:value="0.759994983673096" calcext:value-type="float">
            <text:p>0.7599949837</text:p>
          </table:table-cell>
          <table:table-cell office:value-type="float" office:value="0.00144720077514648" calcext:value-type="float">
            <text:p>0.0014472008</text:p>
          </table:table-cell>
          <table:table-cell office:value-type="float" office:value="0.75853681564331" calcext:value-type="float">
            <text:p>0.7585368156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596046447753906" calcext:value-type="float">
            <text:p>5.960464477539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36616_8_65395395726187467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06]=0;IF([.E2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06]=[.E206]+[.C206]; 1; 0)" office:value-type="float" office:value="0" calcext:value-type="float">
            <text:p>0</text:p>
          </table:table-cell>
          <table:table-cell office:value-type="float" office:value="0.408300876617432" calcext:value-type="float">
            <text:p>0.4083008766</text:p>
          </table:table-cell>
          <table:table-cell office:value-type="float" office:value="0.00142812728881836" calcext:value-type="float">
            <text:p>0.0014281273</text:p>
          </table:table-cell>
          <table:table-cell office:value-type="float" office:value="0.406863927841186" calcext:value-type="float">
            <text:p>0.4068639278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096131_6_443920230660483955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07]=0;IF([.E2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07]=[.E207]+[.C207]; 1; 0)" office:value-type="float" office:value="1" calcext:value-type="float">
            <text:p>1</text:p>
          </table:table-cell>
          <table:table-cell office:value-type="float" office:value="20.1626288890839" calcext:value-type="float">
            <text:p>20.1626288891</text:p>
          </table:table-cell>
          <table:table-cell office:value-type="float" office:value="0.00314164161682129" calcext:value-type="float">
            <text:p>0.0031416416</text:p>
          </table:table-cell>
          <table:table-cell office:value-type="float" office:value="3.55193495750427" calcext:value-type="float">
            <text:p>3.5519349575</text:p>
          </table:table-cell>
          <table:table-cell office:value-type="float" office:value="1.78222513198853" calcext:value-type="float">
            <text:p>1.782225132</text:p>
          </table:table-cell>
          <table:table-cell office:value-type="float" office:value="14.8253271579742" calcext:value-type="float">
            <text:p>14.8253271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641496_1_918369473713331088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08]=0;IF([.E2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08]=[.E208]+[.C208]; 1; 0)" office:value-type="float" office:value="0" calcext:value-type="float">
            <text:p>0</text:p>
          </table:table-cell>
          <table:table-cell office:value-type="float" office:value="0.49833083152771" calcext:value-type="float">
            <text:p>0.4983308315</text:p>
          </table:table-cell>
          <table:table-cell office:value-type="float" office:value="0.00281167030334473" calcext:value-type="float">
            <text:p>0.0028116703</text:p>
          </table:table-cell>
          <table:table-cell office:value-type="float" office:value="0.495508909225464" calcext:value-type="float">
            <text:p>0.4955089092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425262_0_51820997366521327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09]=0;IF([.E20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09]=[.E209]+[.C209]; 1; 0)" office:value-type="float" office:value="1" calcext:value-type="float">
            <text:p>1</text:p>
          </table:table-cell>
          <table:table-cell office:value-type="float" office:value="2.01354694366455" calcext:value-type="float">
            <text:p>2.0135469437</text:p>
          </table:table-cell>
          <table:table-cell office:value-type="float" office:value="0.00149893760681152" calcext:value-type="float">
            <text:p>0.0014989376</text:p>
          </table:table-cell>
          <table:table-cell office:value-type="float" office:value="2.01202392578125" calcext:value-type="float">
            <text:p>2.0120239258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100135803222656" calcext:value-type="float">
            <text:p>1.00135803222656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868396_0_111967858990292938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10]=0;IF([.E2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10]=[.E210]+[.C210]; 1; 0)" office:value-type="float" office:value="0" calcext:value-type="float">
            <text:p>0</text:p>
          </table:table-cell>
          <table:table-cell office:value-type="float" office:value="15.873006105423" calcext:value-type="float">
            <text:p>15.8730061054</text:p>
          </table:table-cell>
          <table:table-cell office:value-type="float" office:value="0.00329780578613281" calcext:value-type="float">
            <text:p>0.0032978058</text:p>
          </table:table-cell>
          <table:table-cell office:value-type="float" office:value="2.11461806297302" calcext:value-type="float">
            <text:p>2.114618063</text:p>
          </table:table-cell>
          <table:table-cell office:value-type="float" office:value="1.18641710281372" calcext:value-type="float">
            <text:p>1.1864171028</text:p>
          </table:table-cell>
          <table:table-cell office:value-type="float" office:value="12.5686731338501" calcext:value-type="float">
            <text:p>12.56867313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390205_1_8150763005563658139.csv</text:p>
          </table:table-cell>
          <table:table-cell office:value-type="string" calcext:value-type="string">
            <text:p>http://dbpedia.org/ontology/birthPl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11]=0;IF([.E2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11]=[.E211]+[.C211]; 1; 0)" office:value-type="float" office:value="0" calcext:value-type="float">
            <text:p>0</text:p>
          </table:table-cell>
          <table:table-cell office:value-type="float" office:value="5.71458697319031" calcext:value-type="float">
            <text:p>5.7145869732</text:p>
          </table:table-cell>
          <table:table-cell office:value-type="float" office:value="0.00126314163208008" calcext:value-type="float">
            <text:p>0.0012631416</text:p>
          </table:table-cell>
          <table:table-cell office:value-type="float" office:value="2.46386694908142" calcext:value-type="float">
            <text:p>2.4638669491</text:p>
          </table:table-cell>
          <table:table-cell office:value-type="float" office:value="0.159689903259277" calcext:value-type="float">
            <text:p>0.1596899033</text:p>
          </table:table-cell>
          <table:table-cell office:value-type="float" office:value="3.08976697921753" calcext:value-type="float">
            <text:p>3.0897669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738525_0_33646330693907278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2]=0;IF([.E2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12]=[.E212]+[.C212]; 1; 0)" office:value-type="float" office:value="1" calcext:value-type="float">
            <text:p>1</text:p>
          </table:table-cell>
          <table:table-cell office:value-type="float" office:value="0.477131843566895" calcext:value-type="float">
            <text:p>0.4771318436</text:p>
          </table:table-cell>
          <table:table-cell office:value-type="float" office:value="0.000797033309936523" calcext:value-type="float">
            <text:p>0.0007970333</text:p>
          </table:table-cell>
          <table:table-cell office:value-type="float" office:value="0.476325988769531" calcext:value-type="float">
            <text:p>0.476325988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864412_0_224731891114975467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3]=0;IF([.E2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13]=[.E213]+[.C213]; 1; 0)" office:value-type="float" office:value="1" calcext:value-type="float">
            <text:p>1</text:p>
          </table:table-cell>
          <table:table-cell office:value-type="float" office:value="10.466805934906" calcext:value-type="float">
            <text:p>10.4668059349</text:p>
          </table:table-cell>
          <table:table-cell office:value-type="float" office:value="0.000960826873779297" calcext:value-type="float">
            <text:p>0.0009608269</text:p>
          </table:table-cell>
          <table:table-cell office:value-type="float" office:value="10.4658288955688" calcext:value-type="float">
            <text:p>10.4658288956</text:p>
          </table:table-cell>
          <table:table-cell office:value-type="float" office:value="0.0000112056732177734" calcext:value-type="float">
            <text:p>1.1205673217773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339947_4_34168991113976499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4]=0;IF([.E2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14]=[.E214]+[.C214]; 1; 0)" office:value-type="float" office:value="1" calcext:value-type="float">
            <text:p>1</text:p>
          </table:table-cell>
          <table:table-cell office:value-type="float" office:value="0.706657886505127" calcext:value-type="float">
            <text:p>0.7066578865</text:p>
          </table:table-cell>
          <table:table-cell office:value-type="float" office:value="0.000652790069580078" calcext:value-type="float">
            <text:p>0.0006527901</text:p>
          </table:table-cell>
          <table:table-cell office:value-type="float" office:value="0.705995082855225" calcext:value-type="float">
            <text:p>0.7059950829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30589_3_62520733476704897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5]=0;IF([.E2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15]=[.E215]+[.C215]; 1; 0)" office:value-type="float" office:value="1" calcext:value-type="float">
            <text:p>1</text:p>
          </table:table-cell>
          <table:table-cell office:value-type="float" office:value="6.59250617027283" calcext:value-type="float">
            <text:p>6.5925061703</text:p>
          </table:table-cell>
          <table:table-cell office:value-type="float" office:value="0.00109100341796875" calcext:value-type="float">
            <text:p>0.0010910034</text:p>
          </table:table-cell>
          <table:table-cell office:value-type="float" office:value="1.22782111167908" calcext:value-type="float">
            <text:p>1.2278211117</text:p>
          </table:table-cell>
          <table:table-cell office:value-type="float" office:value="0.869724035263062" calcext:value-type="float">
            <text:p>0.8697240353</text:p>
          </table:table-cell>
          <table:table-cell office:value-type="float" office:value="4.49387001991272" calcext:value-type="float">
            <text:p>4.4938700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151277_0_12629547340665459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6]=0;IF([.E2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16]=[.E216]+[.C216]; 1; 0)" office:value-type="float" office:value="1" calcext:value-type="float">
            <text:p>1</text:p>
          </table:table-cell>
          <table:table-cell office:value-type="float" office:value="2.10906219482422" calcext:value-type="float">
            <text:p>2.1090621948</text:p>
          </table:table-cell>
          <table:table-cell office:value-type="float" office:value="0.00083613395690918" calcext:value-type="float">
            <text:p>0.000836134</text:p>
          </table:table-cell>
          <table:table-cell office:value-type="float" office:value="2.10821008682251" calcext:value-type="float">
            <text:p>2.1082100868</text:p>
          </table:table-cell>
          <table:table-cell office:value-type="float" office:value="0.0000121593475341797" calcext:value-type="float">
            <text:p>1.21593475341797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222332_0_61495267310166671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7]=0;IF([.E2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17]=[.E217]+[.C217]; 1; 0)" office:value-type="float" office:value="1" calcext:value-type="float">
            <text:p>1</text:p>
          </table:table-cell>
          <table:table-cell office:value-type="float" office:value="16.5269408226013" calcext:value-type="float">
            <text:p>16.5269408226</text:p>
          </table:table-cell>
          <table:table-cell office:value-type="float" office:value="0.00202679634094238" calcext:value-type="float">
            <text:p>0.0020267963</text:p>
          </table:table-cell>
          <table:table-cell office:value-type="float" office:value="3.16429090499878" calcext:value-type="float">
            <text:p>3.164290905</text:p>
          </table:table-cell>
          <table:table-cell office:value-type="float" office:value="6.36502599716187" calcext:value-type="float">
            <text:p>6.3650259972</text:p>
          </table:table-cell>
          <table:table-cell office:value-type="float" office:value="6.99559712409973" calcext:value-type="float">
            <text:p>6.9955971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063172_0_190930743953517248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8]=0;IF([.E2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18]=[.E218]+[.C218]; 1; 0)" office:value-type="float" office:value="1" calcext:value-type="float">
            <text:p>1</text:p>
          </table:table-cell>
          <table:table-cell office:value-type="float" office:value="0.490667104721069" calcext:value-type="float">
            <text:p>0.4906671047</text:p>
          </table:table-cell>
          <table:table-cell office:value-type="float" office:value="0.000793218612670898" calcext:value-type="float">
            <text:p>0.0007932186</text:p>
          </table:table-cell>
          <table:table-cell office:value-type="float" office:value="0.489865064620972" calcext:value-type="float">
            <text:p>0.489865064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165342_0_39803634424425460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19]=0;IF([.E2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19]=[.E219]+[.C219]; 1; 0)" office:value-type="float" office:value="1" calcext:value-type="float">
            <text:p>1</text:p>
          </table:table-cell>
          <table:table-cell office:value-type="float" office:value="3.76949787139893" calcext:value-type="float">
            <text:p>3.7694978714</text:p>
          </table:table-cell>
          <table:table-cell office:value-type="float" office:value="0.000900745391845703" calcext:value-type="float">
            <text:p>0.0009007454</text:p>
          </table:table-cell>
          <table:table-cell office:value-type="float" office:value="3.76857805252075" calcext:value-type="float">
            <text:p>3.768578052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137584_0_510996122589922715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20]=0;IF([.E2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20]=[.E220]+[.C220]; 1; 0)" office:value-type="float" office:value="1" calcext:value-type="float">
            <text:p>1</text:p>
          </table:table-cell>
          <table:table-cell office:value-type="float" office:value="0.564898014068604" calcext:value-type="float">
            <text:p>0.5648980141</text:p>
          </table:table-cell>
          <table:table-cell office:value-type="float" office:value="0.000645875930786133" calcext:value-type="float">
            <text:p>0.0006458759</text:p>
          </table:table-cell>
          <table:table-cell office:value-type="float" office:value="0.564243078231812" calcext:value-type="float">
            <text:p>0.564243078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237852_0_13029900442367730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21]=0;IF([.E2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21]=[.E221]+[.C221]; 1; 0)" office:value-type="float" office:value="1" calcext:value-type="float">
            <text:p>1</text:p>
          </table:table-cell>
          <table:table-cell office:value-type="float" office:value="1.43730592727661" calcext:value-type="float">
            <text:p>1.4373059273</text:p>
          </table:table-cell>
          <table:table-cell office:value-type="float" office:value="0.000819921493530273" calcext:value-type="float">
            <text:p>0.0008199215</text:p>
          </table:table-cell>
          <table:table-cell office:value-type="float" office:value="1.43647193908691" calcext:value-type="float">
            <text:p>1.4364719391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26089_0_54122367204703163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22]=0;IF([.E2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22]=[.E222]+[.C222]; 1; 0)" office:value-type="float" office:value="1" calcext:value-type="float">
            <text:p>1</text:p>
          </table:table-cell>
          <table:table-cell office:value-type="float" office:value="0.693556785583496" calcext:value-type="float">
            <text:p>0.6935567856</text:p>
          </table:table-cell>
          <table:table-cell office:value-type="float" office:value="0.000790834426879883" calcext:value-type="float">
            <text:p>0.0007908344</text:p>
          </table:table-cell>
          <table:table-cell office:value-type="float" office:value="0.692755937576294" calcext:value-type="float">
            <text:p>0.6927559376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671375_0_171576304797996230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23]=0;IF([.E2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23]=[.E223]+[.C223]; 1; 0)" office:value-type="float" office:value="0" calcext:value-type="float">
            <text:p>0</text:p>
          </table:table-cell>
          <table:table-cell office:value-type="float" office:value="3.06730198860168" calcext:value-type="float">
            <text:p>3.0673019886</text:p>
          </table:table-cell>
          <table:table-cell office:value-type="float" office:value="0.00144386291503906" calcext:value-type="float">
            <text:p>0.0014438629</text:p>
          </table:table-cell>
          <table:table-cell office:value-type="float" office:value="3.06583905220032" calcext:value-type="float">
            <text:p>3.0658390522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29948_0_1550758652841098872.csv</text:p>
          </table:table-cell>
          <table:table-cell office:value-type="string" calcext:value-type="string">
            <text:p>http://dbpedia.org/property/origin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24]=0;IF([.E22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24]=[.E224]+[.C224]; 1; 0)" office:value-type="float" office:value="0" calcext:value-type="float">
            <text:p>0</text:p>
          </table:table-cell>
          <table:table-cell office:value-type="float" office:value="77.3362619876862" calcext:value-type="float">
            <text:p>77.3362619877</text:p>
          </table:table-cell>
          <table:table-cell office:value-type="float" office:value="0.00654101371765137" calcext:value-type="float">
            <text:p>0.0065410137</text:p>
          </table:table-cell>
          <table:table-cell office:value-type="float" office:value="2.9737389087677" calcext:value-type="float">
            <text:p>2.9737389088</text:p>
          </table:table-cell>
          <table:table-cell office:value-type="float" office:value="1.51061415672302" calcext:value-type="float">
            <text:p>1.5106141567</text:p>
          </table:table-cell>
          <table:table-cell office:value-type="float" office:value="72.8453679084778" calcext:value-type="float">
            <text:p>72.8453679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734047_0_5880705307495695536.csv</text:p>
          </table:table-cell>
          <table:table-cell office:value-type="string" calcext:value-type="string">
            <text:p>http://dbpedia.org/ontology/wikiPageExternalLink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25]=0;IF([.E2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25]=[.E225]+[.C225]; 1; 0)" office:value-type="float" office:value="0" calcext:value-type="float">
            <text:p>0</text:p>
          </table:table-cell>
          <table:table-cell office:value-type="float" office:value="11.0171749591827" calcext:value-type="float">
            <text:p>11.0171749592</text:p>
          </table:table-cell>
          <table:table-cell office:value-type="float" office:value="0.00111103057861328" calcext:value-type="float">
            <text:p>0.0011110306</text:p>
          </table:table-cell>
          <table:table-cell office:value-type="float" office:value="4.84939193725586" calcext:value-type="float">
            <text:p>4.8493919373</text:p>
          </table:table-cell>
          <table:table-cell office:value-type="float" office:value="1.21606683731079" calcext:value-type="float">
            <text:p>1.2160668373</text:p>
          </table:table-cell>
          <table:table-cell office:value-type="float" office:value="4.95060515403748" calcext:value-type="float">
            <text:p>4.950605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824455_2_752369117314422116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26]=0;IF([.E2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26]=[.E226]+[.C226]; 1; 0)" office:value-type="float" office:value="0" calcext:value-type="float">
            <text:p>0</text:p>
          </table:table-cell>
          <table:table-cell office:value-type="float" office:value="2.45880603790283" calcext:value-type="float">
            <text:p>2.4588060379</text:p>
          </table:table-cell>
          <table:table-cell office:value-type="float" office:value="0.00101709365844727" calcext:value-type="float">
            <text:p>0.0010170937</text:p>
          </table:table-cell>
          <table:table-cell office:value-type="float" office:value="1.8390040397644" calcext:value-type="float">
            <text:p>1.8390040398</text:p>
          </table:table-cell>
          <table:table-cell office:value-type="float" office:value="0.0808060169219971" calcext:value-type="float">
            <text:p>0.0808060169</text:p>
          </table:table-cell>
          <table:table-cell office:value-type="float" office:value="0.537978887557983" calcext:value-type="float">
            <text:p>0.53797888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885013_0_204370914220690728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27]=0;IF([.E2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27]=[.E227]+[.C227]; 1; 0)" office:value-type="float" office:value="0" calcext:value-type="float">
            <text:p>0</text:p>
          </table:table-cell>
          <table:table-cell office:value-type="float" office:value="30.1058192253113" calcext:value-type="float">
            <text:p>30.1058192253</text:p>
          </table:table-cell>
          <table:table-cell office:value-type="float" office:value="0.0028083324432373" calcext:value-type="float">
            <text:p>0.0028083324</text:p>
          </table:table-cell>
          <table:table-cell office:value-type="float" office:value="3.29187703132629" calcext:value-type="float">
            <text:p>3.2918770313</text:p>
          </table:table-cell>
          <table:table-cell office:value-type="float" office:value="5.7273907661438" calcext:value-type="float">
            <text:p>5.7273907661</text:p>
          </table:table-cell>
          <table:table-cell office:value-type="float" office:value="21.0837430953979" calcext:value-type="float">
            <text:p>21.08374309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540521_2_75186773276075628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28]=0;IF([.E2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28]=[.E228]+[.C228]; 1; 0)" office:value-type="float" office:value="1" calcext:value-type="float">
            <text:p>1</text:p>
          </table:table-cell>
          <table:table-cell office:value-type="float" office:value="0.957314014434814" calcext:value-type="float">
            <text:p>0.9573140144</text:p>
          </table:table-cell>
          <table:table-cell office:value-type="float" office:value="0.00122785568237305" calcext:value-type="float">
            <text:p>0.0012278557</text:p>
          </table:table-cell>
          <table:table-cell office:value-type="float" office:value="0.956074953079224" calcext:value-type="float">
            <text:p>0.9560749531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213481_2_22189233816734106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29]=0;IF([.E2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29]=[.E229]+[.C229]; 1; 0)" office:value-type="float" office:value="1" calcext:value-type="float">
            <text:p>1</text:p>
          </table:table-cell>
          <table:table-cell office:value-type="float" office:value="0.6667160987854" calcext:value-type="float">
            <text:p>0.6667160988</text:p>
          </table:table-cell>
          <table:table-cell office:value-type="float" office:value="0.000803470611572266" calcext:value-type="float">
            <text:p>0.0008034706</text:p>
          </table:table-cell>
          <table:table-cell office:value-type="float" office:value="0.665903806686401" calcext:value-type="float">
            <text:p>0.665903806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367383_0_225240410664785163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30]=0;IF([.E2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30]=[.E230]+[.C230]; 1; 0)" office:value-type="float" office:value="0" calcext:value-type="float">
            <text:p>0</text:p>
          </table:table-cell>
          <table:table-cell office:value-type="float" office:value="2.65861701965332" calcext:value-type="float">
            <text:p>2.6586170197</text:p>
          </table:table-cell>
          <table:table-cell office:value-type="float" office:value="0.000924110412597656" calcext:value-type="float">
            <text:p>0.0009241104</text:p>
          </table:table-cell>
          <table:table-cell office:value-type="float" office:value="1.01653218269348" calcext:value-type="float">
            <text:p>1.0165321827</text:p>
          </table:table-cell>
          <table:table-cell office:value-type="float" office:value="1.64115786552429" calcext:value-type="float">
            <text:p>1.641157865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921003_0_566111501244410850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31]=0;IF([.E2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31]=[.E231]+[.C231]; 1; 0)" office:value-type="float" office:value="0" calcext:value-type="float">
            <text:p>0</text:p>
          </table:table-cell>
          <table:table-cell office:value-type="float" office:value="13.7627949714661" calcext:value-type="float">
            <text:p>13.7627949715</text:p>
          </table:table-cell>
          <table:table-cell office:value-type="float" office:value="0.00116920471191406" calcext:value-type="float">
            <text:p>0.0011692047</text:p>
          </table:table-cell>
          <table:table-cell office:value-type="float" office:value="1.75658392906189" calcext:value-type="float">
            <text:p>1.7565839291</text:p>
          </table:table-cell>
          <table:table-cell office:value-type="float" office:value="5.34889793395996" calcext:value-type="float">
            <text:p>5.348897934</text:p>
          </table:table-cell>
          <table:table-cell office:value-type="float" office:value="6.6561439037323" calcext:value-type="float">
            <text:p>6.6561439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921086_0_4332527216340486404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32]=0;IF([.E2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32]=[.E232]+[.C232]; 1; 0)" office:value-type="float" office:value="0" calcext:value-type="float">
            <text:p>0</text:p>
          </table:table-cell>
          <table:table-cell office:value-type="float" office:value="26.6506650447845" calcext:value-type="float">
            <text:p>26.6506650448</text:p>
          </table:table-cell>
          <table:table-cell office:value-type="float" office:value="0.00186824798583984" calcext:value-type="float">
            <text:p>0.001868248</text:p>
          </table:table-cell>
          <table:table-cell office:value-type="float" office:value="2.03652882575989" calcext:value-type="float">
            <text:p>2.0365288258</text:p>
          </table:table-cell>
          <table:table-cell office:value-type="float" office:value="0.921351909637451" calcext:value-type="float">
            <text:p>0.9213519096</text:p>
          </table:table-cell>
          <table:table-cell office:value-type="float" office:value="23.6909160614014" calcext:value-type="float">
            <text:p>23.6909160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797811_0_28138301577924971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3]=0;IF([.E2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33]=[.E233]+[.C233]; 1; 0)" office:value-type="float" office:value="1" calcext:value-type="float">
            <text:p>1</text:p>
          </table:table-cell>
          <table:table-cell office:value-type="float" office:value="0.940371990203857" calcext:value-type="float">
            <text:p>0.9403719902</text:p>
          </table:table-cell>
          <table:table-cell office:value-type="float" office:value="0.000926017761230469" calcext:value-type="float">
            <text:p>0.0009260178</text:p>
          </table:table-cell>
          <table:table-cell office:value-type="float" office:value="0.714305877685547" calcext:value-type="float">
            <text:p>0.7143058777</text:p>
          </table:table-cell>
          <table:table-cell office:value-type="float" office:value="0.225136995315552" calcext:value-type="float">
            <text:p>0.2251369953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977952_0_15177791871770629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4]=0;IF([.E2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34]=[.E234]+[.C234]; 1; 0)" office:value-type="float" office:value="1" calcext:value-type="float">
            <text:p>1</text:p>
          </table:table-cell>
          <table:table-cell office:value-type="float" office:value="1.68408799171448" calcext:value-type="float">
            <text:p>1.6840879917</text:p>
          </table:table-cell>
          <table:table-cell office:value-type="float" office:value="0.00141477584838867" calcext:value-type="float">
            <text:p>0.0014147758</text:p>
          </table:table-cell>
          <table:table-cell office:value-type="float" office:value="1.68265914916992" calcext:value-type="float">
            <text:p>1.6826591492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950538_31_28929725360082164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5]=0;IF([.E2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35]=[.E235]+[.C235]; 1; 0)" office:value-type="float" office:value="1" calcext:value-type="float">
            <text:p>1</text:p>
          </table:table-cell>
          <table:table-cell office:value-type="float" office:value="0.476123809814453" calcext:value-type="float">
            <text:p>0.4761238098</text:p>
          </table:table-cell>
          <table:table-cell office:value-type="float" office:value="0.000961780548095703" calcext:value-type="float">
            <text:p>0.0009617805</text:p>
          </table:table-cell>
          <table:table-cell office:value-type="float" office:value="0.475152969360352" calcext:value-type="float">
            <text:p>0.4751529694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24300_1_85820383144385700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6]=0;IF([.E2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36]=[.E236]+[.C236]; 1; 0)" office:value-type="float" office:value="1" calcext:value-type="float">
            <text:p>1</text:p>
          </table:table-cell>
          <table:table-cell office:value-type="float" office:value="0.202376842498779" calcext:value-type="float">
            <text:p>0.2023768425</text:p>
          </table:table-cell>
          <table:table-cell office:value-type="float" office:value="0.000777959823608398" calcext:value-type="float">
            <text:p>0.0007779598</text:p>
          </table:table-cell>
          <table:table-cell office:value-type="float" office:value="0.201591014862061" calcext:value-type="float">
            <text:p>0.2015910149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925012_1_57661236084493207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7]=0;IF([.E2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37]=[.E237]+[.C237]; 1; 0)" office:value-type="float" office:value="1" calcext:value-type="float">
            <text:p>1</text:p>
          </table:table-cell>
          <table:table-cell office:value-type="float" office:value="0.488296985626221" calcext:value-type="float">
            <text:p>0.4882969856</text:p>
          </table:table-cell>
          <table:table-cell office:value-type="float" office:value="0.000841379165649414" calcext:value-type="float">
            <text:p>0.0008413792</text:p>
          </table:table-cell>
          <table:table-cell office:value-type="float" office:value="0.487446784973145" calcext:value-type="float">
            <text:p>0.48744678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814644_1_22055243480854568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38]=0;IF([.E2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38]=[.E238]+[.C238]; 1; 0)" office:value-type="float" office:value="1" calcext:value-type="float">
            <text:p>1</text:p>
          </table:table-cell>
          <table:table-cell office:value-type="float" office:value="3.17056107521057" calcext:value-type="float">
            <text:p>3.1705610752</text:p>
          </table:table-cell>
          <table:table-cell office:value-type="float" office:value="0.00129079818725586" calcext:value-type="float">
            <text:p>0.0012907982</text:p>
          </table:table-cell>
          <table:table-cell office:value-type="float" office:value="2.93420720100403" calcext:value-type="float">
            <text:p>2.934207201</text:p>
          </table:table-cell>
          <table:table-cell office:value-type="float" office:value="0.235058069229126" calcext:value-type="float">
            <text:p>0.2350580692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075051_0_5426860300967245967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39]=0;IF([.E23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39]=[.E239]+[.C239]; 1; 0)" office:value-type="float" office:value="0" calcext:value-type="float">
            <text:p>0</text:p>
          </table:table-cell>
          <table:table-cell office:value-type="float" office:value="4.56829285621643" calcext:value-type="float">
            <text:p>4.5682928562</text:p>
          </table:table-cell>
          <table:table-cell office:value-type="float" office:value="0.00107097625732422" calcext:value-type="float">
            <text:p>0.0010709763</text:p>
          </table:table-cell>
          <table:table-cell office:value-type="float" office:value="3.32717895507812" calcext:value-type="float">
            <text:p>3.3271789551</text:p>
          </table:table-cell>
          <table:table-cell office:value-type="float" office:value="0.0811069011688232" calcext:value-type="float">
            <text:p>0.0811069012</text:p>
          </table:table-cell>
          <table:table-cell office:value-type="float" office:value="1.15893602371216" calcext:value-type="float">
            <text:p>1.15893602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732532_0_14208036453945058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0]=0;IF([.E2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40]=[.E240]+[.C240]; 1; 0)" office:value-type="float" office:value="1" calcext:value-type="float">
            <text:p>1</text:p>
          </table:table-cell>
          <table:table-cell office:value-type="float" office:value="1.53130793571472" calcext:value-type="float">
            <text:p>1.5313079357</text:p>
          </table:table-cell>
          <table:table-cell office:value-type="float" office:value="0.000812053680419922" calcext:value-type="float">
            <text:p>0.0008120537</text:p>
          </table:table-cell>
          <table:table-cell office:value-type="float" office:value="1.53048396110535" calcext:value-type="float">
            <text:p>1.5304839611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959543_0_493102275153176026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41]=0;IF([.E2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41]=[.E241]+[.C241]; 1; 0)" office:value-type="float" office:value="0" calcext:value-type="float">
            <text:p>0</text:p>
          </table:table-cell>
          <table:table-cell office:value-type="float" office:value="27.5385851860046" calcext:value-type="float">
            <text:p>27.538585186</text:p>
          </table:table-cell>
          <table:table-cell office:value-type="float" office:value="0.00217890739440918" calcext:value-type="float">
            <text:p>0.0021789074</text:p>
          </table:table-cell>
          <table:table-cell office:value-type="float" office:value="3.46873116493225" calcext:value-type="float">
            <text:p>3.4687311649</text:p>
          </table:table-cell>
          <table:table-cell office:value-type="float" office:value="1.68107891082764" calcext:value-type="float">
            <text:p>1.6810789108</text:p>
          </table:table-cell>
          <table:table-cell office:value-type="float" office:value="22.3865962028503" calcext:value-type="float">
            <text:p>22.3865962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472016_0_75563262219060817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2]=0;IF([.E2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42]=[.E242]+[.C242]; 1; 0)" office:value-type="float" office:value="1" calcext:value-type="float">
            <text:p>1</text:p>
          </table:table-cell>
          <table:table-cell office:value-type="float" office:value="1.35847210884094" calcext:value-type="float">
            <text:p>1.3584721088</text:p>
          </table:table-cell>
          <table:table-cell office:value-type="float" office:value="0.00113987922668457" calcext:value-type="float">
            <text:p>0.0011398792</text:p>
          </table:table-cell>
          <table:table-cell office:value-type="float" office:value="1.35732007026672" calcext:value-type="float">
            <text:p>1.3573200703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386339_1_1471117890711854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3]=0;IF([.E2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43]=[.E243]+[.C243]; 1; 0)" office:value-type="float" office:value="1" calcext:value-type="float">
            <text:p>1</text:p>
          </table:table-cell>
          <table:table-cell office:value-type="float" office:value="0.398464202880859" calcext:value-type="float">
            <text:p>0.3984642029</text:p>
          </table:table-cell>
          <table:table-cell office:value-type="float" office:value="0.000851154327392578" calcext:value-type="float">
            <text:p>0.0008511543</text:p>
          </table:table-cell>
          <table:table-cell office:value-type="float" office:value="0.397605180740356" calcext:value-type="float">
            <text:p>0.3976051807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189616_5_17538417079405614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4]=0;IF([.E2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44]=[.E244]+[.C244]; 1; 0)" office:value-type="float" office:value="1" calcext:value-type="float">
            <text:p>1</text:p>
          </table:table-cell>
          <table:table-cell office:value-type="float" office:value="0.232715845108032" calcext:value-type="float">
            <text:p>0.2327158451</text:p>
          </table:table-cell>
          <table:table-cell office:value-type="float" office:value="0.000700712203979492" calcext:value-type="float">
            <text:p>0.0007007122</text:p>
          </table:table-cell>
          <table:table-cell office:value-type="float" office:value="0.23200798034668" calcext:value-type="float">
            <text:p>0.2320079803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877357_1_2247154626618644005.csv</text:p>
          </table:table-cell>
          <table:table-cell office:value-type="string" calcext:value-type="string">
            <text:p>http://dbpedia.org/ontology/country|http://dbpedia.org/property/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45]=0;IF([.E2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45]=[.E245]+[.C245]; 1; 0)" office:value-type="float" office:value="1" calcext:value-type="float">
            <text:p>1</text:p>
          </table:table-cell>
          <table:table-cell office:value-type="float" office:value="6.05414986610413" calcext:value-type="float">
            <text:p>6.0541498661</text:p>
          </table:table-cell>
          <table:table-cell office:value-type="float" office:value="0.00107169151306152" calcext:value-type="float">
            <text:p>0.0010716915</text:p>
          </table:table-cell>
          <table:table-cell office:value-type="float" office:value="0.827209949493408" calcext:value-type="float">
            <text:p>0.8272099495</text:p>
          </table:table-cell>
          <table:table-cell office:value-type="float" office:value="0.396836042404175" calcext:value-type="float">
            <text:p>0.3968360424</text:p>
          </table:table-cell>
          <table:table-cell office:value-type="float" office:value="4.82903218269348" calcext:value-type="float">
            <text:p>4.82903218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057462_0_153081294071991944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46]=0;IF([.E2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46]=[.E246]+[.C246]; 1; 0)" office:value-type="float" office:value="0" calcext:value-type="float">
            <text:p>0</text:p>
          </table:table-cell>
          <table:table-cell office:value-type="float" office:value="1.52907800674438" calcext:value-type="float">
            <text:p>1.5290780067</text:p>
          </table:table-cell>
          <table:table-cell office:value-type="float" office:value="0.00097203254699707" calcext:value-type="float">
            <text:p>0.0009720325</text:p>
          </table:table-cell>
          <table:table-cell office:value-type="float" office:value="1.52809000015259" calcext:value-type="float">
            <text:p>1.5280900002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5588709_0_4012180086581695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7]=0;IF([.E2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47]=[.E247]+[.C247]; 1; 0)" office:value-type="float" office:value="1" calcext:value-type="float">
            <text:p>1</text:p>
          </table:table-cell>
          <table:table-cell office:value-type="float" office:value="4.62097811698914" calcext:value-type="float">
            <text:p>4.620978117</text:p>
          </table:table-cell>
          <table:table-cell office:value-type="float" office:value="0.000652790069580078" calcext:value-type="float">
            <text:p>0.0006527901</text:p>
          </table:table-cell>
          <table:table-cell office:value-type="float" office:value="4.62031316757202" calcext:value-type="float">
            <text:p>4.6203131676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873866_0_18056330756860848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8]=0;IF([.E2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48]=[.E248]+[.C248]; 1; 0)" office:value-type="float" office:value="1" calcext:value-type="float">
            <text:p>1</text:p>
          </table:table-cell>
          <table:table-cell office:value-type="float" office:value="0.197510004043579" calcext:value-type="float">
            <text:p>0.197510004</text:p>
          </table:table-cell>
          <table:table-cell office:value-type="float" office:value="0.000653266906738281" calcext:value-type="float">
            <text:p>0.0006532669</text:p>
          </table:table-cell>
          <table:table-cell office:value-type="float" office:value="0.196848869323731" calcext:value-type="float">
            <text:p>0.1968488693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321599_0_401421811944987405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49]=0;IF([.E2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49]=[.E249]+[.C249]; 1; 0)" office:value-type="float" office:value="1" calcext:value-type="float">
            <text:p>1</text:p>
          </table:table-cell>
          <table:table-cell office:value-type="float" office:value="1.05232381820679" calcext:value-type="float">
            <text:p>1.0523238182</text:p>
          </table:table-cell>
          <table:table-cell office:value-type="float" office:value="0.000957012176513672" calcext:value-type="float">
            <text:p>0.0009570122</text:p>
          </table:table-cell>
          <table:table-cell office:value-type="float" office:value="1.05135798454285" calcext:value-type="float">
            <text:p>1.051357984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642001_0_47923602947362337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0]=0;IF([.E2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50]=[.E250]+[.C250]; 1; 0)" office:value-type="float" office:value="1" calcext:value-type="float">
            <text:p>1</text:p>
          </table:table-cell>
          <table:table-cell office:value-type="float" office:value="0.817147970199585" calcext:value-type="float">
            <text:p>0.8171479702</text:p>
          </table:table-cell>
          <table:table-cell office:value-type="float" office:value="0.000657320022583008" calcext:value-type="float">
            <text:p>0.00065732</text:p>
          </table:table-cell>
          <table:table-cell office:value-type="float" office:value="0.816479921340942" calcext:value-type="float">
            <text:p>0.8164799213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531694_0_60762167569495667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1]=0;IF([.E2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51]=[.E251]+[.C251]; 1; 0)" office:value-type="float" office:value="1" calcext:value-type="float">
            <text:p>1</text:p>
          </table:table-cell>
          <table:table-cell office:value-type="float" office:value="0.986147880554199" calcext:value-type="float">
            <text:p>0.9861478806</text:p>
          </table:table-cell>
          <table:table-cell office:value-type="float" office:value="0.000799894332885742" calcext:value-type="float">
            <text:p>0.0007998943</text:p>
          </table:table-cell>
          <table:table-cell office:value-type="float" office:value="0.985336065292358" calcext:value-type="float">
            <text:p>0.9853360653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019651_0_5351938389276238457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52]=0;IF([.E2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52]=[.E252]+[.C252]; 1; 0)" office:value-type="float" office:value="0" calcext:value-type="float">
            <text:p>0</text:p>
          </table:table-cell>
          <table:table-cell office:value-type="float" office:value="30.5917639732361" calcext:value-type="float">
            <text:p>30.5917639732</text:p>
          </table:table-cell>
          <table:table-cell office:value-type="float" office:value="0.00295066833496094" calcext:value-type="float">
            <text:p>0.0029506683</text:p>
          </table:table-cell>
          <table:table-cell office:value-type="float" office:value="3.67847013473511" calcext:value-type="float">
            <text:p>3.6784701347</text:p>
          </table:table-cell>
          <table:table-cell office:value-type="float" office:value="1.90002202987671" calcext:value-type="float">
            <text:p>1.9000220299</text:p>
          </table:table-cell>
          <table:table-cell office:value-type="float" office:value="25.0103211402893" calcext:value-type="float">
            <text:p>25.01032114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854652_1_4170825918153137646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53]=0;IF([.E2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53]=[.E253]+[.C253]; 1; 0)" office:value-type="float" office:value="1" calcext:value-type="float">
            <text:p>1</text:p>
          </table:table-cell>
          <table:table-cell office:value-type="float" office:value="17.7576231956482" calcext:value-type="float">
            <text:p>17.7576231956</text:p>
          </table:table-cell>
          <table:table-cell office:value-type="float" office:value="0.00215291976928711" calcext:value-type="float">
            <text:p>0.0021529198</text:p>
          </table:table-cell>
          <table:table-cell office:value-type="float" office:value="3.59303116798401" calcext:value-type="float">
            <text:p>3.593031168</text:p>
          </table:table-cell>
          <table:table-cell office:value-type="float" office:value="1.24700403213501" calcext:value-type="float">
            <text:p>1.2470040321</text:p>
          </table:table-cell>
          <table:table-cell office:value-type="float" office:value="12.9154350757599" calcext:value-type="float">
            <text:p>12.91543507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895857_0_39937563704832037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4]=0;IF([.E2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54]=[.E254]+[.C254]; 1; 0)" office:value-type="float" office:value="1" calcext:value-type="float">
            <text:p>1</text:p>
          </table:table-cell>
          <table:table-cell office:value-type="float" office:value="1.0264208316803" calcext:value-type="float">
            <text:p>1.0264208317</text:p>
          </table:table-cell>
          <table:table-cell office:value-type="float" office:value="0.000784158706665039" calcext:value-type="float">
            <text:p>0.0007841587</text:p>
          </table:table-cell>
          <table:table-cell office:value-type="float" office:value="0.482036828994751" calcext:value-type="float">
            <text:p>0.482036829</text:p>
          </table:table-cell>
          <table:table-cell office:value-type="float" office:value="0.0788929462432861" calcext:value-type="float">
            <text:p>0.0788929462</text:p>
          </table:table-cell>
          <table:table-cell office:value-type="float" office:value="0.464706897735596" calcext:value-type="float">
            <text:p>0.4647068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401792_1_39702162736267990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5]=0;IF([.E2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55]=[.E255]+[.C255]; 1; 0)" office:value-type="float" office:value="1" calcext:value-type="float">
            <text:p>1</text:p>
          </table:table-cell>
          <table:table-cell office:value-type="float" office:value="8.23065781593323" calcext:value-type="float">
            <text:p>8.2306578159</text:p>
          </table:table-cell>
          <table:table-cell office:value-type="float" office:value="0.00166106224060059" calcext:value-type="float">
            <text:p>0.0016610622</text:p>
          </table:table-cell>
          <table:table-cell office:value-type="float" office:value="1.02335286140442" calcext:value-type="float">
            <text:p>1.0233528614</text:p>
          </table:table-cell>
          <table:table-cell office:value-type="float" office:value="0.450264930725098" calcext:value-type="float">
            <text:p>0.4502649307</text:p>
          </table:table-cell>
          <table:table-cell office:value-type="float" office:value="6.75537896156311" calcext:value-type="float">
            <text:p>6.7553789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798710_0_5742391230765841732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256]=0;IF([.E2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56]=[.E256]+[.C256]; 1; 0)" office:value-type="float" office:value="0" calcext:value-type="float">
            <text:p>0</text:p>
          </table:table-cell>
          <table:table-cell office:value-type="float" office:value="5.07191896438599" calcext:value-type="float">
            <text:p>5.0719189644</text:p>
          </table:table-cell>
          <table:table-cell office:value-type="float" office:value="0.000789880752563477" calcext:value-type="float">
            <text:p>0.0007898808</text:p>
          </table:table-cell>
          <table:table-cell office:value-type="float" office:value="1.97129201889038" calcext:value-type="float">
            <text:p>1.9712920189</text:p>
          </table:table-cell>
          <table:table-cell office:value-type="float" office:value="0.955137014389038" calcext:value-type="float">
            <text:p>0.9551370144</text:p>
          </table:table-cell>
          <table:table-cell office:value-type="float" office:value="2.144700050354" calcext:value-type="float">
            <text:p>2.1447000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373906_0_6904594838446307331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57]=0;IF([.E2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57]=[.E257]+[.C257]; 1; 0)" office:value-type="float" office:value="1" calcext:value-type="float">
            <text:p>1</text:p>
          </table:table-cell>
          <table:table-cell office:value-type="float" office:value="4.21240091323853" calcext:value-type="float">
            <text:p>4.2124009132</text:p>
          </table:table-cell>
          <table:table-cell office:value-type="float" office:value="0.000938892364501953" calcext:value-type="float">
            <text:p>0.0009388924</text:p>
          </table:table-cell>
          <table:table-cell office:value-type="float" office:value="1.69584703445435" calcext:value-type="float">
            <text:p>1.6958470345</text:p>
          </table:table-cell>
          <table:table-cell office:value-type="float" office:value="0.379154920578003" calcext:value-type="float">
            <text:p>0.3791549206</text:p>
          </table:table-cell>
          <table:table-cell office:value-type="float" office:value="2.13646006584167" calcext:value-type="float">
            <text:p>2.13646006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258076_0_43418386178690685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8]=0;IF([.E2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58]=[.E258]+[.C258]; 1; 0)" office:value-type="float" office:value="1" calcext:value-type="float">
            <text:p>1</text:p>
          </table:table-cell>
          <table:table-cell office:value-type="float" office:value="2.30313396453857" calcext:value-type="float">
            <text:p>2.3031339645</text:p>
          </table:table-cell>
          <table:table-cell office:value-type="float" office:value="0.000818729400634766" calcext:value-type="float">
            <text:p>0.0008187294</text:p>
          </table:table-cell>
          <table:table-cell office:value-type="float" office:value="2.30230402946472" calcext:value-type="float">
            <text:p>2.3023040295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459268_0_4894432588763034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59]=0;IF([.E2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59]=[.E259]+[.C259]; 1; 0)" office:value-type="float" office:value="1" calcext:value-type="float">
            <text:p>1</text:p>
          </table:table-cell>
          <table:table-cell office:value-type="float" office:value="0.732040882110596" calcext:value-type="float">
            <text:p>0.7320408821</text:p>
          </table:table-cell>
          <table:table-cell office:value-type="float" office:value="0.00093388557434082" calcext:value-type="float">
            <text:p>0.0009338856</text:p>
          </table:table-cell>
          <table:table-cell office:value-type="float" office:value="0.731096982955933" calcext:value-type="float">
            <text:p>0.731096983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189388_0_586534186544687423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60]=0;IF([.E2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60]=[.E260]+[.C260]; 1; 0)" office:value-type="float" office:value="0" calcext:value-type="float">
            <text:p>0</text:p>
          </table:table-cell>
          <table:table-cell office:value-type="float" office:value="3.22029113769531" calcext:value-type="float">
            <text:p>3.2202911377</text:p>
          </table:table-cell>
          <table:table-cell office:value-type="float" office:value="0.0012962818145752" calcext:value-type="float">
            <text:p>0.0012962818</text:p>
          </table:table-cell>
          <table:table-cell office:value-type="float" office:value="3.21897482872009" calcext:value-type="float">
            <text:p>3.2189748287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993107_0_8568554921502395746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61]=0;IF([.E2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61]=[.E261]+[.C261]; 1; 0)" office:value-type="float" office:value="1" calcext:value-type="float">
            <text:p>1</text:p>
          </table:table-cell>
          <table:table-cell office:value-type="float" office:value="29.6618320941925" calcext:value-type="float">
            <text:p>29.6618320942</text:p>
          </table:table-cell>
          <table:table-cell office:value-type="float" office:value="0.00260210037231445" calcext:value-type="float">
            <text:p>0.0026021004</text:p>
          </table:table-cell>
          <table:table-cell office:value-type="float" office:value="3.22047710418701" calcext:value-type="float">
            <text:p>3.2204771042</text:p>
          </table:table-cell>
          <table:table-cell office:value-type="float" office:value="1.52875590324402" calcext:value-type="float">
            <text:p>1.5287559032</text:p>
          </table:table-cell>
          <table:table-cell office:value-type="float" office:value="24.9099969863892" calcext:value-type="float">
            <text:p>24.9099969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005983_0_443343234959325691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62]=0;IF([.E2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62]=[.E262]+[.C262]; 1; 0)" office:value-type="float" office:value="0" calcext:value-type="float">
            <text:p>0</text:p>
          </table:table-cell>
          <table:table-cell office:value-type="float" office:value="21.7875618934631" calcext:value-type="float">
            <text:p>21.7875618935</text:p>
          </table:table-cell>
          <table:table-cell office:value-type="float" office:value="0.00237679481506348" calcext:value-type="float">
            <text:p>0.0023767948</text:p>
          </table:table-cell>
          <table:table-cell office:value-type="float" office:value="1.96981406211853" calcext:value-type="float">
            <text:p>1.9698140621</text:p>
          </table:table-cell>
          <table:table-cell office:value-type="float" office:value="0.766477108001709" calcext:value-type="float">
            <text:p>0.766477108</text:p>
          </table:table-cell>
          <table:table-cell office:value-type="float" office:value="19.0488939285278" calcext:value-type="float">
            <text:p>19.0488939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805275_0_6329367004902471521.csv</text:p>
          </table:table-cell>
          <table:table-cell office:value-type="string" calcext:value-type="string">
            <text:p>http://dbpedia.org/property/location|http://dbpedia.org/ontology/regionServed|http://www.w3.org/1999/02/22-rdf-syntax-ns#type|http://dbpedia.org/property/country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263]=0;IF([.E2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63]=[.E263]+[.C263]; 1; 0)" office:value-type="float" office:value="0" calcext:value-type="float">
            <text:p>0</text:p>
          </table:table-cell>
          <table:table-cell office:value-type="float" office:value="37.7397739887238" calcext:value-type="float">
            <text:p>37.7397739887</text:p>
          </table:table-cell>
          <table:table-cell office:value-type="float" office:value="0.00185322761535645" calcext:value-type="float">
            <text:p>0.0018532276</text:p>
          </table:table-cell>
          <table:table-cell office:value-type="float" office:value="1.40138077735901" calcext:value-type="float">
            <text:p>1.4013807774</text:p>
          </table:table-cell>
          <table:table-cell office:value-type="float" office:value="0.822494983673096" calcext:value-type="float">
            <text:p>0.8224949837</text:p>
          </table:table-cell>
          <table:table-cell office:value-type="float" office:value="35.5140450000763" calcext:value-type="float">
            <text:p>35.5140450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565309_0_34520180832378985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264]=0;IF([.E2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64]=[.E264]+[.C264]; 1; 0)" office:value-type="float" office:value="1" calcext:value-type="float">
            <text:p>1</text:p>
          </table:table-cell>
          <table:table-cell office:value-type="float" office:value="2.80292510986328" calcext:value-type="float">
            <text:p>2.8029251099</text:p>
          </table:table-cell>
          <table:table-cell office:value-type="float" office:value="0.00101900100708008" calcext:value-type="float">
            <text:p>0.001019001</text:p>
          </table:table-cell>
          <table:table-cell office:value-type="float" office:value="0.755190134048462" calcext:value-type="float">
            <text:p>0.755190134</text:p>
          </table:table-cell>
          <table:table-cell office:value-type="float" office:value="1.19101405143738" calcext:value-type="float">
            <text:p>1.1910140514</text:p>
          </table:table-cell>
          <table:table-cell office:value-type="float" office:value="0.855701923370361" calcext:value-type="float">
            <text:p>0.8557019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63912_0_63112996751063531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65]=0;IF([.E2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65]=[.E265]+[.C265]; 1; 0)" office:value-type="float" office:value="1" calcext:value-type="float">
            <text:p>1</text:p>
          </table:table-cell>
          <table:table-cell office:value-type="float" office:value="0.449605941772461" calcext:value-type="float">
            <text:p>0.4496059418</text:p>
          </table:table-cell>
          <table:table-cell office:value-type="float" office:value="0.000704050064086914" calcext:value-type="float">
            <text:p>0.0007040501</text:p>
          </table:table-cell>
          <table:table-cell office:value-type="float" office:value="0.448894023895264" calcext:value-type="float">
            <text:p>0.4488940239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505570_0_86385219738024135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66]=0;IF([.E2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66]=[.E266]+[.C266]; 1; 0)" office:value-type="float" office:value="1" calcext:value-type="float">
            <text:p>1</text:p>
          </table:table-cell>
          <table:table-cell office:value-type="float" office:value="1.19451498985291" calcext:value-type="float">
            <text:p>1.1945149899</text:p>
          </table:table-cell>
          <table:table-cell office:value-type="float" office:value="0.000823974609375" calcext:value-type="float">
            <text:p>0.0008239746</text:p>
          </table:table-cell>
          <table:table-cell office:value-type="float" office:value="0.865169048309326" calcext:value-type="float">
            <text:p>0.8651690483</text:p>
          </table:table-cell>
          <table:table-cell office:value-type="float" office:value="0.0820231437683106" calcext:value-type="float">
            <text:p>0.0820231438</text:p>
          </table:table-cell>
          <table:table-cell office:value-type="float" office:value="0.246498823165894" calcext:value-type="float">
            <text:p>0.2464988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033859_1_22536245936300931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67]=0;IF([.E2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67]=[.E267]+[.C267]; 1; 0)" office:value-type="float" office:value="1" calcext:value-type="float">
            <text:p>1</text:p>
          </table:table-cell>
          <table:table-cell office:value-type="float" office:value="1.4247419834137" calcext:value-type="float">
            <text:p>1.4247419834</text:p>
          </table:table-cell>
          <table:table-cell office:value-type="float" office:value="0.000841856002807617" calcext:value-type="float">
            <text:p>0.000841856</text:p>
          </table:table-cell>
          <table:table-cell office:value-type="float" office:value="1.42388606071472" calcext:value-type="float">
            <text:p>1.4238860607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383459_0_24372573502840324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68]=0;IF([.E2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68]=[.E268]+[.C268]; 1; 0)" office:value-type="float" office:value="1" calcext:value-type="float">
            <text:p>1</text:p>
          </table:table-cell>
          <table:table-cell office:value-type="float" office:value="5.69212102890015" calcext:value-type="float">
            <text:p>5.6921210289</text:p>
          </table:table-cell>
          <table:table-cell office:value-type="float" office:value="0.0021510124206543" calcext:value-type="float">
            <text:p>0.0021510124</text:p>
          </table:table-cell>
          <table:table-cell office:value-type="float" office:value="3.72170996665955" calcext:value-type="float">
            <text:p>3.7217099667</text:p>
          </table:table-cell>
          <table:table-cell office:value-type="float" office:value="0.500856161117554" calcext:value-type="float">
            <text:p>0.5008561611</text:p>
          </table:table-cell>
          <table:table-cell office:value-type="float" office:value="1.46740388870239" calcext:value-type="float">
            <text:p>1.4674038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01311_8_830608245893557530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69]=0;IF([.E2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69]=[.E269]+[.C269]; 1; 0)" office:value-type="float" office:value="0" calcext:value-type="float">
            <text:p>0</text:p>
          </table:table-cell>
          <table:table-cell office:value-type="float" office:value="0.98740291595459" calcext:value-type="float">
            <text:p>0.987402916</text:p>
          </table:table-cell>
          <table:table-cell office:value-type="float" office:value="0.00103378295898438" calcext:value-type="float">
            <text:p>0.001033783</text:p>
          </table:table-cell>
          <table:table-cell office:value-type="float" office:value="0.986355066299438" calcext:value-type="float">
            <text:p>0.9863550663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57926_0_600096252198159699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70]=0;IF([.E2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70]=[.E270]+[.C270]; 1; 0)" office:value-type="float" office:value="0" calcext:value-type="float">
            <text:p>0</text:p>
          </table:table-cell>
          <table:table-cell office:value-type="float" office:value="4.90219688415527" calcext:value-type="float">
            <text:p>4.9021968842</text:p>
          </table:table-cell>
          <table:table-cell office:value-type="float" office:value="0.000804901123046875" calcext:value-type="float">
            <text:p>0.0008049011</text:p>
          </table:table-cell>
          <table:table-cell office:value-type="float" office:value="1.36597800254822" calcext:value-type="float">
            <text:p>1.3659780025</text:p>
          </table:table-cell>
          <table:table-cell office:value-type="float" office:value="3.28749012947083" calcext:value-type="float">
            <text:p>3.2874901295</text:p>
          </table:table-cell>
          <table:table-cell office:value-type="float" office:value="0.247923851013184" calcext:value-type="float">
            <text:p>0.247923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920963_0_68886731232371059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1]=0;IF([.E2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71]=[.E271]+[.C271]; 1; 0)" office:value-type="float" office:value="1" calcext:value-type="float">
            <text:p>1</text:p>
          </table:table-cell>
          <table:table-cell office:value-type="float" office:value="11.0623080730438" calcext:value-type="float">
            <text:p>11.062308073</text:p>
          </table:table-cell>
          <table:table-cell office:value-type="float" office:value="0.00200414657592773" calcext:value-type="float">
            <text:p>0.0020041466</text:p>
          </table:table-cell>
          <table:table-cell office:value-type="float" office:value="3.44546699523926" calcext:value-type="float">
            <text:p>3.4454669952</text:p>
          </table:table-cell>
          <table:table-cell office:value-type="float" office:value="1.73496198654175" calcext:value-type="float">
            <text:p>1.7349619865</text:p>
          </table:table-cell>
          <table:table-cell office:value-type="float" office:value="5.87987494468689" calcext:value-type="float">
            <text:p>5.87987494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478814_3_64291124176179546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2]=0;IF([.E2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72]=[.E272]+[.C272]; 1; 0)" office:value-type="float" office:value="1" calcext:value-type="float">
            <text:p>1</text:p>
          </table:table-cell>
          <table:table-cell office:value-type="float" office:value="0.276503086090088" calcext:value-type="float">
            <text:p>0.2765030861</text:p>
          </table:table-cell>
          <table:table-cell office:value-type="float" office:value="0.000632047653198242" calcext:value-type="float">
            <text:p>0.0006320477</text:p>
          </table:table-cell>
          <table:table-cell office:value-type="float" office:value="0.2758629322052" calcext:value-type="float">
            <text:p>0.275862932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750261_0_662094059656071844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73]=0;IF([.E27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73]=[.E273]+[.C273]; 1; 0)" office:value-type="float" office:value="1" calcext:value-type="float">
            <text:p>1</text:p>
          </table:table-cell>
          <table:table-cell office:value-type="float" office:value="32.3154168128967" calcext:value-type="float">
            <text:p>32.3154168129</text:p>
          </table:table-cell>
          <table:table-cell office:value-type="float" office:value="0.00259780883789062" calcext:value-type="float">
            <text:p>0.0025978088</text:p>
          </table:table-cell>
          <table:table-cell office:value-type="float" office:value="2.11474990844727" calcext:value-type="float">
            <text:p>2.1147499084</text:p>
          </table:table-cell>
          <table:table-cell office:value-type="float" office:value="2.69212913513184" calcext:value-type="float">
            <text:p>2.6921291351</text:p>
          </table:table-cell>
          <table:table-cell office:value-type="float" office:value="27.5059399604797" calcext:value-type="float">
            <text:p>27.5059399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616688_0_61311774084279106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4]=0;IF([.E2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74]=[.E274]+[.C274]; 1; 0)" office:value-type="float" office:value="1" calcext:value-type="float">
            <text:p>1</text:p>
          </table:table-cell>
          <table:table-cell office:value-type="float" office:value="0.604868888854981" calcext:value-type="float">
            <text:p>0.6048688889</text:p>
          </table:table-cell>
          <table:table-cell office:value-type="float" office:value="0.000822067260742188" calcext:value-type="float">
            <text:p>0.0008220673</text:p>
          </table:table-cell>
          <table:table-cell office:value-type="float" office:value="0.604038000106812" calcext:value-type="float">
            <text:p>0.604038000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022135_0_26435512085508702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5]=0;IF([.E2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75]=[.E275]+[.C275]; 1; 0)" office:value-type="float" office:value="1" calcext:value-type="float">
            <text:p>1</text:p>
          </table:table-cell>
          <table:table-cell office:value-type="float" office:value="1.12613797187805" calcext:value-type="float">
            <text:p>1.1261379719</text:p>
          </table:table-cell>
          <table:table-cell office:value-type="float" office:value="0.000675201416015625" calcext:value-type="float">
            <text:p>0.0006752014</text:p>
          </table:table-cell>
          <table:table-cell office:value-type="float" office:value="1.12545299530029" calcext:value-type="float">
            <text:p>1.1254529953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130116_0_67931898065456561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6]=0;IF([.E2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76]=[.E276]+[.C276]; 1; 0)" office:value-type="float" office:value="1" calcext:value-type="float">
            <text:p>1</text:p>
          </table:table-cell>
          <table:table-cell office:value-type="float" office:value="1.96241307258606" calcext:value-type="float">
            <text:p>1.9624130726</text:p>
          </table:table-cell>
          <table:table-cell office:value-type="float" office:value="0.0015404224395752" calcext:value-type="float">
            <text:p>0.0015404224</text:p>
          </table:table-cell>
          <table:table-cell office:value-type="float" office:value="1.27513694763184" calcext:value-type="float">
            <text:p>1.2751369476</text:p>
          </table:table-cell>
          <table:table-cell office:value-type="float" office:value="0.685731887817383" calcext:value-type="float">
            <text:p>0.6857318878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52934_1_6030984884506255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7]=0;IF([.E2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77]=[.E277]+[.C277]; 1; 0)" office:value-type="float" office:value="1" calcext:value-type="float">
            <text:p>1</text:p>
          </table:table-cell>
          <table:table-cell office:value-type="float" office:value="0.305238008499145" calcext:value-type="float">
            <text:p>0.3052380085</text:p>
          </table:table-cell>
          <table:table-cell office:value-type="float" office:value="0.00107526779174805" calcext:value-type="float">
            <text:p>0.0010752678</text:p>
          </table:table-cell>
          <table:table-cell office:value-type="float" office:value="0.304153919219971" calcext:value-type="float">
            <text:p>0.304153919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709681_0_443777292390332234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78]=0;IF([.E2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78]=[.E278]+[.C278]; 1; 0)" office:value-type="float" office:value="0" calcext:value-type="float">
            <text:p>0</text:p>
          </table:table-cell>
          <table:table-cell office:value-type="float" office:value="4.29408311843872" calcext:value-type="float">
            <text:p>4.2940831184</text:p>
          </table:table-cell>
          <table:table-cell office:value-type="float" office:value="0.001068115234375" calcext:value-type="float">
            <text:p>0.0010681152</text:p>
          </table:table-cell>
          <table:table-cell office:value-type="float" office:value="4.2929949760437" calcext:value-type="float">
            <text:p>4.29299497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159139_0_46259692050942639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79]=0;IF([.E2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79]=[.E279]+[.C279]; 1; 0)" office:value-type="float" office:value="1" calcext:value-type="float">
            <text:p>1</text:p>
          </table:table-cell>
          <table:table-cell office:value-type="float" office:value="1.7647659778595" calcext:value-type="float">
            <text:p>1.7647659779</text:p>
          </table:table-cell>
          <table:table-cell office:value-type="float" office:value="0.00136613845825195" calcext:value-type="float">
            <text:p>0.0013661385</text:p>
          </table:table-cell>
          <table:table-cell office:value-type="float" office:value="1.31978583335876" calcext:value-type="float">
            <text:p>1.3197858334</text:p>
          </table:table-cell>
          <table:table-cell office:value-type="float" office:value="0.443609952926636" calcext:value-type="float">
            <text:p>0.4436099529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657476_0_22197795764788735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80]=0;IF([.E2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80]=[.E280]+[.C280]; 1; 0)" office:value-type="float" office:value="1" calcext:value-type="float">
            <text:p>1</text:p>
          </table:table-cell>
          <table:table-cell office:value-type="float" office:value="5.48228192329407" calcext:value-type="float">
            <text:p>5.4822819233</text:p>
          </table:table-cell>
          <table:table-cell office:value-type="float" office:value="0.00186586380004883" calcext:value-type="float">
            <text:p>0.0018658638</text:p>
          </table:table-cell>
          <table:table-cell office:value-type="float" office:value="2.94802212715149" calcext:value-type="float">
            <text:p>2.9480221272</text:p>
          </table:table-cell>
          <table:table-cell office:value-type="float" office:value="2.53238892555237" calcext:value-type="float">
            <text:p>2.532388925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452010_0_62059066746576566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81]=0;IF([.E2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81]=[.E281]+[.C281]; 1; 0)" office:value-type="float" office:value="1" calcext:value-type="float">
            <text:p>1</text:p>
          </table:table-cell>
          <table:table-cell office:value-type="float" office:value="0.347200870513916" calcext:value-type="float">
            <text:p>0.3472008705</text:p>
          </table:table-cell>
          <table:table-cell office:value-type="float" office:value="0.000636100769042969" calcext:value-type="float">
            <text:p>0.0006361008</text:p>
          </table:table-cell>
          <table:table-cell office:value-type="float" office:value="0.346556901931763" calcext:value-type="float">
            <text:p>0.3465569019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618211_1_2673446091467290852.csv</text:p>
          </table:table-cell>
          <table:table-cell office:value-type="string" calcext:value-type="string">
            <text:p>http://dbpedia.org/ontolog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82]=0;IF([.E2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82]=[.E282]+[.C282]; 1; 0)" office:value-type="float" office:value="0" calcext:value-type="float">
            <text:p>0</text:p>
          </table:table-cell>
          <table:table-cell office:value-type="float" office:value="58.516364812851" calcext:value-type="float">
            <text:p>58.5163648129</text:p>
          </table:table-cell>
          <table:table-cell office:value-type="float" office:value="0.00340008735656738" calcext:value-type="float">
            <text:p>0.0034000874</text:p>
          </table:table-cell>
          <table:table-cell office:value-type="float" office:value="3.16835498809814" calcext:value-type="float">
            <text:p>3.1683549881</text:p>
          </table:table-cell>
          <table:table-cell office:value-type="float" office:value="2.44447779655457" calcext:value-type="float">
            <text:p>2.4444777966</text:p>
          </table:table-cell>
          <table:table-cell office:value-type="float" office:value="52.9001319408417" calcext:value-type="float">
            <text:p>52.90013194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831654_25_773777177433498112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83]=0;IF([.E2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83]=[.E283]+[.C283]; 1; 0)" office:value-type="float" office:value="1" calcext:value-type="float">
            <text:p>1</text:p>
          </table:table-cell>
          <table:table-cell office:value-type="float" office:value="0.421178102493286" calcext:value-type="float">
            <text:p>0.4211781025</text:p>
          </table:table-cell>
          <table:table-cell office:value-type="float" office:value="0.000651836395263672" calcext:value-type="float">
            <text:p>0.0006518364</text:p>
          </table:table-cell>
          <table:table-cell office:value-type="float" office:value="0.420518159866333" calcext:value-type="float">
            <text:p>0.4205181599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355569_0_80146395885334185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84]=0;IF([.E2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84]=[.E284]+[.C284]; 1; 0)" office:value-type="float" office:value="1" calcext:value-type="float">
            <text:p>1</text:p>
          </table:table-cell>
          <table:table-cell office:value-type="float" office:value="1.10436010360718" calcext:value-type="float">
            <text:p>1.1043601036</text:p>
          </table:table-cell>
          <table:table-cell office:value-type="float" office:value="0.00107693672180176" calcext:value-type="float">
            <text:p>0.0010769367</text:p>
          </table:table-cell>
          <table:table-cell office:value-type="float" office:value="1.10327410697937" calcext:value-type="float">
            <text:p>1.10327410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29333_0_21355811474454213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85]=0;IF([.E2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85]=[.E285]+[.C285]; 1; 0)" office:value-type="float" office:value="1" calcext:value-type="float">
            <text:p>1</text:p>
          </table:table-cell>
          <table:table-cell office:value-type="float" office:value="3.81100082397461" calcext:value-type="float">
            <text:p>3.811000824</text:p>
          </table:table-cell>
          <table:table-cell office:value-type="float" office:value="0.00145578384399414" calcext:value-type="float">
            <text:p>0.0014557838</text:p>
          </table:table-cell>
          <table:table-cell office:value-type="float" office:value="3.80952501296997" calcext:value-type="float">
            <text:p>3.80952501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504214_6_212492345653911303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86]=0;IF([.E2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86]=[.E286]+[.C286]; 1; 0)" office:value-type="float" office:value="0" calcext:value-type="float">
            <text:p>0</text:p>
          </table:table-cell>
          <table:table-cell office:value-type="float" office:value="17.3428089618683" calcext:value-type="float">
            <text:p>17.3428089619</text:p>
          </table:table-cell>
          <table:table-cell office:value-type="float" office:value="0.00299072265625" calcext:value-type="float">
            <text:p>0.0029907227</text:p>
          </table:table-cell>
          <table:table-cell office:value-type="float" office:value="3.52073502540588" calcext:value-type="float">
            <text:p>3.5207350254</text:p>
          </table:table-cell>
          <table:table-cell office:value-type="float" office:value="1.90468120574951" calcext:value-type="float">
            <text:p>1.9046812057</text:p>
          </table:table-cell>
          <table:table-cell office:value-type="float" office:value="11.9144020080566" calcext:value-type="float">
            <text:p>11.9144020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325681_0_2081149093246026700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287]=0;IF([.E2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87]=[.E287]+[.C287]; 1; 0)" office:value-type="float" office:value="0" calcext:value-type="float">
            <text:p>0</text:p>
          </table:table-cell>
          <table:table-cell office:value-type="float" office:value="10.2271530628204" calcext:value-type="float">
            <text:p>10.2271530628</text:p>
          </table:table-cell>
          <table:table-cell office:value-type="float" office:value="0.00148510932922363" calcext:value-type="float">
            <text:p>0.0014851093</text:p>
          </table:table-cell>
          <table:table-cell office:value-type="float" office:value="1.04615092277527" calcext:value-type="float">
            <text:p>1.0461509228</text:p>
          </table:table-cell>
          <table:table-cell office:value-type="float" office:value="0.323571920394897" calcext:value-type="float">
            <text:p>0.3235719204</text:p>
          </table:table-cell>
          <table:table-cell office:value-type="float" office:value="8.85594511032105" calcext:value-type="float">
            <text:p>8.8559451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068544_0_2338780145512793497.csv</text:p>
          </table:table-cell>
          <table:table-cell office:value-type="string" calcext:value-type="string">
            <text:p>http://www.w3.org/1999/02/22-rdf-syntax-ns#type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288]=0;IF([.E2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88]=[.E288]+[.C288]; 1; 0)" office:value-type="float" office:value="1" calcext:value-type="float">
            <text:p>1</text:p>
          </table:table-cell>
          <table:table-cell office:value-type="float" office:value="10.3607950210571" calcext:value-type="float">
            <text:p>10.3607950211</text:p>
          </table:table-cell>
          <table:table-cell office:value-type="float" office:value="0.00154519081115723" calcext:value-type="float">
            <text:p>0.0015451908</text:p>
          </table:table-cell>
          <table:table-cell office:value-type="float" office:value="1.3431179523468" calcext:value-type="float">
            <text:p>1.3431179523</text:p>
          </table:table-cell>
          <table:table-cell office:value-type="float" office:value="0.632468938827515" calcext:value-type="float">
            <text:p>0.6324689388</text:p>
          </table:table-cell>
          <table:table-cell office:value-type="float" office:value="8.38366293907166" calcext:value-type="float">
            <text:p>8.38366293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193237_0_869964379888808857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89]=0;IF([.E28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89]=[.E289]+[.C289]; 1; 0)" office:value-type="float" office:value="0" calcext:value-type="float">
            <text:p>0</text:p>
          </table:table-cell>
          <table:table-cell office:value-type="float" office:value="6.71837401390076" calcext:value-type="float">
            <text:p>6.7183740139</text:p>
          </table:table-cell>
          <table:table-cell office:value-type="float" office:value="0.00130796432495117" calcext:value-type="float">
            <text:p>0.0013079643</text:p>
          </table:table-cell>
          <table:table-cell office:value-type="float" office:value="3.12266516685486" calcext:value-type="float">
            <text:p>3.1226651669</text:p>
          </table:table-cell>
          <table:table-cell office:value-type="float" office:value="0.179457902908325" calcext:value-type="float">
            <text:p>0.1794579029</text:p>
          </table:table-cell>
          <table:table-cell office:value-type="float" office:value="3.41494297981262" calcext:value-type="float">
            <text:p>3.4149429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057659_0_366119187277261915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90]=0;IF([.E29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90]=[.E290]+[.C290]; 1; 0)" office:value-type="float" office:value="0" calcext:value-type="float">
            <text:p>0</text:p>
          </table:table-cell>
          <table:table-cell office:value-type="float" office:value="2.11866211891174" calcext:value-type="float">
            <text:p>2.1186621189</text:p>
          </table:table-cell>
          <table:table-cell office:value-type="float" office:value="0.00186824798583984" calcext:value-type="float">
            <text:p>0.001868248</text:p>
          </table:table-cell>
          <table:table-cell office:value-type="float" office:value="2.11677408218384" calcext:value-type="float">
            <text:p>2.1167740822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418133_0_54510265853884031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1]=0;IF([.E2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91]=[.E291]+[.C291]; 1; 0)" office:value-type="float" office:value="1" calcext:value-type="float">
            <text:p>1</text:p>
          </table:table-cell>
          <table:table-cell office:value-type="float" office:value="0.198153018951416" calcext:value-type="float">
            <text:p>0.198153019</text:p>
          </table:table-cell>
          <table:table-cell office:value-type="float" office:value="0.000946998596191406" calcext:value-type="float">
            <text:p>0.0009469986</text:p>
          </table:table-cell>
          <table:table-cell office:value-type="float" office:value="0.197198867797852" calcext:value-type="float">
            <text:p>0.1971988678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769450_0_800368846435900751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92]=0;IF([.E2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92]=[.E292]+[.C292]; 1; 0)" office:value-type="float" office:value="0" calcext:value-type="float">
            <text:p>0</text:p>
          </table:table-cell>
          <table:table-cell office:value-type="float" office:value="1.20816111564636" calcext:value-type="float">
            <text:p>1.2081611156</text:p>
          </table:table-cell>
          <table:table-cell office:value-type="float" office:value="0.00126099586486816" calcext:value-type="float">
            <text:p>0.0012609959</text:p>
          </table:table-cell>
          <table:table-cell office:value-type="float" office:value="1.20688700675964" calcext:value-type="float">
            <text:p>1.2068870068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68123_0_50923065624285508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3]=0;IF([.E2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93]=[.E293]+[.C293]; 1; 0)" office:value-type="float" office:value="1" calcext:value-type="float">
            <text:p>1</text:p>
          </table:table-cell>
          <table:table-cell office:value-type="float" office:value="4.15055990219116" calcext:value-type="float">
            <text:p>4.1505599022</text:p>
          </table:table-cell>
          <table:table-cell office:value-type="float" office:value="0.00112223625183105" calcext:value-type="float">
            <text:p>0.0011222363</text:p>
          </table:table-cell>
          <table:table-cell office:value-type="float" office:value="4.14942598342896" calcext:value-type="float">
            <text:p>4.1494259834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273054_0_334665696887091888.csv</text:p>
          </table:table-cell>
          <table:table-cell office:value-type="string" calcext:value-type="string">
            <text:p>http://dbpedia.org/ontology/abstract|http://www.w3.org/1999/02/22-rdf-syntax-ns#type|http://dbpedia.org/property/addres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294]=0;IF([.E29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294]=[.E294]+[.C294]; 1; 0)" office:value-type="float" office:value="1" calcext:value-type="float">
            <text:p>1</text:p>
          </table:table-cell>
          <table:table-cell office:value-type="float" office:value="45.3111991882324" calcext:value-type="float">
            <text:p>45.3111991882</text:p>
          </table:table-cell>
          <table:table-cell office:value-type="float" office:value="0.00282692909240723" calcext:value-type="float">
            <text:p>0.0028269291</text:p>
          </table:table-cell>
          <table:table-cell office:value-type="float" office:value="4.72123098373413" calcext:value-type="float">
            <text:p>4.7212309837</text:p>
          </table:table-cell>
          <table:table-cell office:value-type="float" office:value="2.41309118270874" calcext:value-type="float">
            <text:p>2.4130911827</text:p>
          </table:table-cell>
          <table:table-cell office:value-type="float" office:value="38.1740500926971" calcext:value-type="float">
            <text:p>38.1740500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258632_6_1741713754067395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5]=0;IF([.E2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95]=[.E295]+[.C295]; 1; 0)" office:value-type="float" office:value="1" calcext:value-type="float">
            <text:p>1</text:p>
          </table:table-cell>
          <table:table-cell office:value-type="float" office:value="0.652197122573853" calcext:value-type="float">
            <text:p>0.6521971226</text:p>
          </table:table-cell>
          <table:table-cell office:value-type="float" office:value="0.0015261173248291" calcext:value-type="float">
            <text:p>0.0015261173</text:p>
          </table:table-cell>
          <table:table-cell office:value-type="float" office:value="0.650660991668701" calcext:value-type="float">
            <text:p>0.650660991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981185_0_26159939560854973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6]=0;IF([.E2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96]=[.E296]+[.C296]; 1; 0)" office:value-type="float" office:value="1" calcext:value-type="float">
            <text:p>1</text:p>
          </table:table-cell>
          <table:table-cell office:value-type="float" office:value="0.528239011764526" calcext:value-type="float">
            <text:p>0.5282390118</text:p>
          </table:table-cell>
          <table:table-cell office:value-type="float" office:value="0.000787019729614258" calcext:value-type="float">
            <text:p>0.0007870197</text:p>
          </table:table-cell>
          <table:table-cell office:value-type="float" office:value="0.52744197845459" calcext:value-type="float">
            <text:p>0.527441978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514101_0_15430171264751123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7]=0;IF([.E2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97]=[.E297]+[.C297]; 1; 0)" office:value-type="float" office:value="1" calcext:value-type="float">
            <text:p>1</text:p>
          </table:table-cell>
          <table:table-cell office:value-type="float" office:value="5.01487803459168" calcext:value-type="float">
            <text:p>5.0148780346</text:p>
          </table:table-cell>
          <table:table-cell office:value-type="float" office:value="0.0012819766998291" calcext:value-type="float">
            <text:p>0.0012819767</text:p>
          </table:table-cell>
          <table:table-cell office:value-type="float" office:value="5.01358008384705" calcext:value-type="float">
            <text:p>5.0135800838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464689_0_2123658124113942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298]=0;IF([.E2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298]=[.E298]+[.C298]; 1; 0)" office:value-type="float" office:value="1" calcext:value-type="float">
            <text:p>1</text:p>
          </table:table-cell>
          <table:table-cell office:value-type="float" office:value="2.0733368396759" calcext:value-type="float">
            <text:p>2.0733368397</text:p>
          </table:table-cell>
          <table:table-cell office:value-type="float" office:value="0.00113773345947266" calcext:value-type="float">
            <text:p>0.0011377335</text:p>
          </table:table-cell>
          <table:table-cell office:value-type="float" office:value="2.0721800327301" calcext:value-type="float">
            <text:p>2.0721800327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307033_1_353467626508219299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299]=0;IF([.E2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299]=[.E299]+[.C299]; 1; 0)" office:value-type="float" office:value="0" calcext:value-type="float">
            <text:p>0</text:p>
          </table:table-cell>
          <table:table-cell office:value-type="float" office:value="4.69351410865784" calcext:value-type="float">
            <text:p>4.6935141087</text:p>
          </table:table-cell>
          <table:table-cell office:value-type="float" office:value="0.00132203102111816" calcext:value-type="float">
            <text:p>0.001322031</text:p>
          </table:table-cell>
          <table:table-cell office:value-type="float" office:value="0.980798959732056" calcext:value-type="float">
            <text:p>0.9807989597</text:p>
          </table:table-cell>
          <table:table-cell office:value-type="float" office:value="0.244163990020752" calcext:value-type="float">
            <text:p>0.24416399</text:p>
          </table:table-cell>
          <table:table-cell office:value-type="float" office:value="3.46722912788391" calcext:value-type="float">
            <text:p>3.4672291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154450_0_33741176511426580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00]=0;IF([.E3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00]=[.E300]+[.C300]; 1; 0)" office:value-type="float" office:value="1" calcext:value-type="float">
            <text:p>1</text:p>
          </table:table-cell>
          <table:table-cell office:value-type="float" office:value="4.8483738899231" calcext:value-type="float">
            <text:p>4.8483738899</text:p>
          </table:table-cell>
          <table:table-cell office:value-type="float" office:value="0.000806808471679688" calcext:value-type="float">
            <text:p>0.0008068085</text:p>
          </table:table-cell>
          <table:table-cell office:value-type="float" office:value="1.98432803153992" calcext:value-type="float">
            <text:p>1.9843280315</text:p>
          </table:table-cell>
          <table:table-cell office:value-type="float" office:value="2.86323404312134" calcext:value-type="float">
            <text:p>2.8632340431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792508_0_7293634986683448671.csv</text:p>
          </table:table-cell>
          <table:table-cell office:value-type="string" calcext:value-type="string">
            <text:p>http://dbpedia.org/property/currencyCode|http://dbpedia.org/property/currenc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301]=0;IF([.E30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01]=[.E301]+[.C301]; 1; 0)" office:value-type="float" office:value="1" calcext:value-type="float">
            <text:p>1</text:p>
          </table:table-cell>
          <table:table-cell office:value-type="float" office:value="7.76030397415161" calcext:value-type="float">
            <text:p>7.7603039742</text:p>
          </table:table-cell>
          <table:table-cell office:value-type="float" office:value="0.00105595588684082" calcext:value-type="float">
            <text:p>0.0010559559</text:p>
          </table:table-cell>
          <table:table-cell office:value-type="float" office:value="2.87716197967529" calcext:value-type="float">
            <text:p>2.8771619797</text:p>
          </table:table-cell>
          <table:table-cell office:value-type="float" office:value="0.149965047836304" calcext:value-type="float">
            <text:p>0.1499650478</text:p>
          </table:table-cell>
          <table:table-cell office:value-type="float" office:value="4.73212099075317" calcext:value-type="float">
            <text:p>4.73212099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43567_0_22500590499227456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02]=0;IF([.E3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02]=[.E302]+[.C302]; 1; 0)" office:value-type="float" office:value="1" calcext:value-type="float">
            <text:p>1</text:p>
          </table:table-cell>
          <table:table-cell office:value-type="float" office:value="4.90711188316345" calcext:value-type="float">
            <text:p>4.9071118832</text:p>
          </table:table-cell>
          <table:table-cell office:value-type="float" office:value="0.00108885765075684" calcext:value-type="float">
            <text:p>0.0010888577</text:p>
          </table:table-cell>
          <table:table-cell office:value-type="float" office:value="1.98950409889221" calcext:value-type="float">
            <text:p>1.9895040989</text:p>
          </table:table-cell>
          <table:table-cell office:value-type="float" office:value="0.606507062911987" calcext:value-type="float">
            <text:p>0.6065070629</text:p>
          </table:table-cell>
          <table:table-cell office:value-type="float" office:value="2.3100118637085" calcext:value-type="float">
            <text:p>2.3100118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662107_2_5264185780735473868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03]=0;IF([.E3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03]=[.E303]+[.C303]; 1; 0)" office:value-type="float" office:value="0" calcext:value-type="float">
            <text:p>0</text:p>
          </table:table-cell>
          <table:table-cell office:value-type="float" office:value="20.3513429164886" calcext:value-type="float">
            <text:p>20.3513429165</text:p>
          </table:table-cell>
          <table:table-cell office:value-type="float" office:value="0.00268673896789551" calcext:value-type="float">
            <text:p>0.002686739</text:p>
          </table:table-cell>
          <table:table-cell office:value-type="float" office:value="2.22170495986938" calcext:value-type="float">
            <text:p>2.2217049599</text:p>
          </table:table-cell>
          <table:table-cell office:value-type="float" office:value="1.08145213127136" calcext:value-type="float">
            <text:p>1.0814521313</text:p>
          </table:table-cell>
          <table:table-cell office:value-type="float" office:value="17.04549908638" calcext:value-type="float">
            <text:p>17.0454990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686394_0_598069948836210702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04]=0;IF([.E30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04]=[.E304]+[.C304]; 1; 0)" office:value-type="float" office:value="1" calcext:value-type="float">
            <text:p>1</text:p>
          </table:table-cell>
          <table:table-cell office:value-type="float" office:value="20.8521461486816" calcext:value-type="float">
            <text:p>20.8521461487</text:p>
          </table:table-cell>
          <table:table-cell office:value-type="float" office:value="0.00308704376220703" calcext:value-type="float">
            <text:p>0.0030870438</text:p>
          </table:table-cell>
          <table:table-cell office:value-type="float" office:value="3.52583003044128" calcext:value-type="float">
            <text:p>3.5258300304</text:p>
          </table:table-cell>
          <table:table-cell office:value-type="float" office:value="1.5130250453949" calcext:value-type="float">
            <text:p>1.5130250454</text:p>
          </table:table-cell>
          <table:table-cell office:value-type="float" office:value="15.8102040290833" calcext:value-type="float">
            <text:p>15.81020402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680176_0_522808787365206931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05]=0;IF([.E3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05]=[.E305]+[.C305]; 1; 0)" office:value-type="float" office:value="0" calcext:value-type="float">
            <text:p>0</text:p>
          </table:table-cell>
          <table:table-cell office:value-type="float" office:value="1.99771094322205" calcext:value-type="float">
            <text:p>1.9977109432</text:p>
          </table:table-cell>
          <table:table-cell office:value-type="float" office:value="0.000841856002807617" calcext:value-type="float">
            <text:p>0.000841856</text:p>
          </table:table-cell>
          <table:table-cell office:value-type="float" office:value="1.99684810638428" calcext:value-type="float">
            <text:p>1.9968481064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96046447753906" calcext:value-type="float">
            <text:p>5.960464477539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432342_1_60738986498595968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06]=0;IF([.E3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06]=[.E306]+[.C306]; 1; 0)" office:value-type="float" office:value="1" calcext:value-type="float">
            <text:p>1</text:p>
          </table:table-cell>
          <table:table-cell office:value-type="float" office:value="0.723927974700928" calcext:value-type="float">
            <text:p>0.7239279747</text:p>
          </table:table-cell>
          <table:table-cell office:value-type="float" office:value="0.000638961791992188" calcext:value-type="float">
            <text:p>0.0006389618</text:p>
          </table:table-cell>
          <table:table-cell office:value-type="float" office:value="0.723278999328613" calcext:value-type="float">
            <text:p>0.7232789993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01329_3_68380173150018914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07]=0;IF([.E3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07]=[.E307]+[.C307]; 1; 0)" office:value-type="float" office:value="1" calcext:value-type="float">
            <text:p>1</text:p>
          </table:table-cell>
          <table:table-cell office:value-type="float" office:value="17.9111478328705" calcext:value-type="float">
            <text:p>17.9111478329</text:p>
          </table:table-cell>
          <table:table-cell office:value-type="float" office:value="0.00230193138122559" calcext:value-type="float">
            <text:p>0.0023019314</text:p>
          </table:table-cell>
          <table:table-cell office:value-type="float" office:value="2.81946802139282" calcext:value-type="float">
            <text:p>2.8194680214</text:p>
          </table:table-cell>
          <table:table-cell office:value-type="float" office:value="4.23284983634949" calcext:value-type="float">
            <text:p>4.2328498363</text:p>
          </table:table-cell>
          <table:table-cell office:value-type="float" office:value="10.856528043747" calcext:value-type="float">
            <text:p>10.85652804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888487_0_660167425598690101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08]=0;IF([.E3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08]=[.E308]+[.C308]; 1; 0)" office:value-type="float" office:value="0" calcext:value-type="float">
            <text:p>0</text:p>
          </table:table-cell>
          <table:table-cell office:value-type="float" office:value="1.6462779045105" calcext:value-type="float">
            <text:p>1.6462779045</text:p>
          </table:table-cell>
          <table:table-cell office:value-type="float" office:value="0.00123977661132813" calcext:value-type="float">
            <text:p>0.0012397766</text:p>
          </table:table-cell>
          <table:table-cell office:value-type="float" office:value="1.64502596855164" calcext:value-type="float">
            <text:p>1.6450259686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875901_0_28289106199085924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09]=0;IF([.E30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09]=[.E309]+[.C309]; 1; 0)" office:value-type="float" office:value="1" calcext:value-type="float">
            <text:p>1</text:p>
          </table:table-cell>
          <table:table-cell office:value-type="float" office:value="1.01201796531677" calcext:value-type="float">
            <text:p>1.0120179653</text:p>
          </table:table-cell>
          <table:table-cell office:value-type="float" office:value="0.000807046890258789" calcext:value-type="float">
            <text:p>0.0008070469</text:p>
          </table:table-cell>
          <table:table-cell office:value-type="float" office:value="1.01119995117188" calcext:value-type="float">
            <text:p>1.0111999512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725605_6_131575354176249846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10]=0;IF([.E3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10]=[.E310]+[.C310]; 1; 0)" office:value-type="float" office:value="0" calcext:value-type="float">
            <text:p>0</text:p>
          </table:table-cell>
          <table:table-cell office:value-type="float" office:value="22.8603670597076" calcext:value-type="float">
            <text:p>22.8603670597</text:p>
          </table:table-cell>
          <table:table-cell office:value-type="float" office:value="0.00292778015136719" calcext:value-type="float">
            <text:p>0.0029277802</text:p>
          </table:table-cell>
          <table:table-cell office:value-type="float" office:value="3.64999604225159" calcext:value-type="float">
            <text:p>3.6499960423</text:p>
          </table:table-cell>
          <table:table-cell office:value-type="float" office:value="1.7131941318512" calcext:value-type="float">
            <text:p>1.7131941319</text:p>
          </table:table-cell>
          <table:table-cell office:value-type="float" office:value="17.4942491054535" calcext:value-type="float">
            <text:p>17.4942491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24577_0_13320941055322566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1]=0;IF([.E3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11]=[.E311]+[.C311]; 1; 0)" office:value-type="float" office:value="1" calcext:value-type="float">
            <text:p>1</text:p>
          </table:table-cell>
          <table:table-cell office:value-type="float" office:value="0.984299182891846" calcext:value-type="float">
            <text:p>0.9842991829</text:p>
          </table:table-cell>
          <table:table-cell office:value-type="float" office:value="0.00079345703125" calcext:value-type="float">
            <text:p>0.000793457</text:p>
          </table:table-cell>
          <table:table-cell office:value-type="float" office:value="0.983495950698852" calcext:value-type="float">
            <text:p>0.983495950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360836_0_90925949102101666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2]=0;IF([.E3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12]=[.E312]+[.C312]; 1; 0)" office:value-type="float" office:value="1" calcext:value-type="float">
            <text:p>1</text:p>
          </table:table-cell>
          <table:table-cell office:value-type="float" office:value="0.619041204452515" calcext:value-type="float">
            <text:p>0.6190412045</text:p>
          </table:table-cell>
          <table:table-cell office:value-type="float" office:value="0.000792980194091797" calcext:value-type="float">
            <text:p>0.0007929802</text:p>
          </table:table-cell>
          <table:table-cell office:value-type="float" office:value="0.618240118026733" calcext:value-type="float">
            <text:p>0.618240118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10186_0_78275659676335791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13]=0;IF([.E3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13]=[.E313]+[.C313]; 1; 0)" office:value-type="float" office:value="0" calcext:value-type="float">
            <text:p>0</text:p>
          </table:table-cell>
          <table:table-cell office:value-type="float" office:value="4.25362491607666" calcext:value-type="float">
            <text:p>4.2536249161</text:p>
          </table:table-cell>
          <table:table-cell office:value-type="float" office:value="0.00143074989318848" calcext:value-type="float">
            <text:p>0.0014307499</text:p>
          </table:table-cell>
          <table:table-cell office:value-type="float" office:value="2.95126605033875" calcext:value-type="float">
            <text:p>2.9512660503</text:p>
          </table:table-cell>
          <table:table-cell office:value-type="float" office:value="1.30092310905457" calcext:value-type="float">
            <text:p>1.3009231091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52844_0_6457408767715191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4]=0;IF([.E3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14]=[.E314]+[.C314]; 1; 0)" office:value-type="float" office:value="1" calcext:value-type="float">
            <text:p>1</text:p>
          </table:table-cell>
          <table:table-cell office:value-type="float" office:value="1.19406580924988" calcext:value-type="float">
            <text:p>1.1940658092</text:p>
          </table:table-cell>
          <table:table-cell office:value-type="float" office:value="0.000648975372314453" calcext:value-type="float">
            <text:p>0.0006489754</text:p>
          </table:table-cell>
          <table:table-cell office:value-type="float" office:value="1.19340586662292" calcext:value-type="float">
            <text:p>1.1934058666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924911_0_854511978910915725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5]=0;IF([.E3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15]=[.E315]+[.C315]; 1; 0)" office:value-type="float" office:value="1" calcext:value-type="float">
            <text:p>1</text:p>
          </table:table-cell>
          <table:table-cell office:value-type="float" office:value="0.653178930282593" calcext:value-type="float">
            <text:p>0.6531789303</text:p>
          </table:table-cell>
          <table:table-cell office:value-type="float" office:value="0.000809192657470703" calcext:value-type="float">
            <text:p>0.0008091927</text:p>
          </table:table-cell>
          <table:table-cell office:value-type="float" office:value="0.652360916137695" calcext:value-type="float">
            <text:p>0.652360916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911857_1_71866509666648342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6]=0;IF([.E3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16]=[.E316]+[.C316]; 1; 0)" office:value-type="float" office:value="1" calcext:value-type="float">
            <text:p>1</text:p>
          </table:table-cell>
          <table:table-cell office:value-type="float" office:value="0.539541959762573" calcext:value-type="float">
            <text:p>0.5395419598</text:p>
          </table:table-cell>
          <table:table-cell office:value-type="float" office:value="0.000786781311035156" calcext:value-type="float">
            <text:p>0.0007867813</text:p>
          </table:table-cell>
          <table:table-cell office:value-type="float" office:value="0.538747072219849" calcext:value-type="float">
            <text:p>0.538747072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814826_0_8766080228308626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7]=0;IF([.E3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17]=[.E317]+[.C317]; 1; 0)" office:value-type="float" office:value="1" calcext:value-type="float">
            <text:p>1</text:p>
          </table:table-cell>
          <table:table-cell office:value-type="float" office:value="3.13696789741516" calcext:value-type="float">
            <text:p>3.1369678974</text:p>
          </table:table-cell>
          <table:table-cell office:value-type="float" office:value="0.00081634521484375" calcext:value-type="float">
            <text:p>0.0008163452</text:p>
          </table:table-cell>
          <table:table-cell office:value-type="float" office:value="3.13613891601562" calcext:value-type="float">
            <text:p>3.136138916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248844_0_703394505563653001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18]=0;IF([.E31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18]=[.E318]+[.C318]; 1; 0)" office:value-type="float" office:value="0" calcext:value-type="float">
            <text:p>0</text:p>
          </table:table-cell>
          <table:table-cell office:value-type="float" office:value="1.33239698410034" calcext:value-type="float">
            <text:p>1.3323969841</text:p>
          </table:table-cell>
          <table:table-cell office:value-type="float" office:value="0.000664949417114258" calcext:value-type="float">
            <text:p>0.0006649494</text:p>
          </table:table-cell>
          <table:table-cell office:value-type="float" office:value="1.33172106742859" calcext:value-type="float">
            <text:p>1.3317210674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501732_0_78476151384686458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19]=0;IF([.E3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19]=[.E319]+[.C319]; 1; 0)" office:value-type="float" office:value="1" calcext:value-type="float">
            <text:p>1</text:p>
          </table:table-cell>
          <table:table-cell office:value-type="float" office:value="3.887934923172" calcext:value-type="float">
            <text:p>3.8879349232</text:p>
          </table:table-cell>
          <table:table-cell office:value-type="float" office:value="0.000835180282592773" calcext:value-type="float">
            <text:p>0.0008351803</text:p>
          </table:table-cell>
          <table:table-cell office:value-type="float" office:value="3.88708090782166" calcext:value-type="float">
            <text:p>3.8870809078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194482_0_28949331105167562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0]=0;IF([.E3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20]=[.E320]+[.C320]; 1; 0)" office:value-type="float" office:value="1" calcext:value-type="float">
            <text:p>1</text:p>
          </table:table-cell>
          <table:table-cell office:value-type="float" office:value="1.36655402183533" calcext:value-type="float">
            <text:p>1.3665540218</text:p>
          </table:table-cell>
          <table:table-cell office:value-type="float" office:value="0.00258898735046387" calcext:value-type="float">
            <text:p>0.0025889874</text:p>
          </table:table-cell>
          <table:table-cell office:value-type="float" office:value="1.36395502090454" calcext:value-type="float">
            <text:p>1.3639550209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922100_0_775021975780363523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21]=0;IF([.E3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21]=[.E321]+[.C321]; 1; 0)" office:value-type="float" office:value="0" calcext:value-type="float">
            <text:p>0</text:p>
          </table:table-cell>
          <table:table-cell office:value-type="float" office:value="75.9831209182739" calcext:value-type="float">
            <text:p>75.9831209183</text:p>
          </table:table-cell>
          <table:table-cell office:value-type="float" office:value="0.0037379264831543" calcext:value-type="float">
            <text:p>0.0037379265</text:p>
          </table:table-cell>
          <table:table-cell office:value-type="float" office:value="3.35049295425415" calcext:value-type="float">
            <text:p>3.3504929543</text:p>
          </table:table-cell>
          <table:table-cell office:value-type="float" office:value="8.65840196609497" calcext:value-type="float">
            <text:p>8.6584019661</text:p>
          </table:table-cell>
          <table:table-cell office:value-type="float" office:value="63.9704880714417" calcext:value-type="float">
            <text:p>63.97048807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559366_0_31904861649611322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2]=0;IF([.E3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22]=[.E322]+[.C322]; 1; 0)" office:value-type="float" office:value="1" calcext:value-type="float">
            <text:p>1</text:p>
          </table:table-cell>
          <table:table-cell office:value-type="float" office:value="3.02030491828918" calcext:value-type="float">
            <text:p>3.0203049183</text:p>
          </table:table-cell>
          <table:table-cell office:value-type="float" office:value="0.000867843627929688" calcext:value-type="float">
            <text:p>0.0008678436</text:p>
          </table:table-cell>
          <table:table-cell office:value-type="float" office:value="3.01941704750061" calcext:value-type="float">
            <text:p>3.019417047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720634_0_70862210409772653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3]=0;IF([.E3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23]=[.E323]+[.C323]; 1; 0)" office:value-type="float" office:value="1" calcext:value-type="float">
            <text:p>1</text:p>
          </table:table-cell>
          <table:table-cell office:value-type="float" office:value="0.451648950576782" calcext:value-type="float">
            <text:p>0.4516489506</text:p>
          </table:table-cell>
          <table:table-cell office:value-type="float" office:value="0.00069880485534668" calcext:value-type="float">
            <text:p>0.0006988049</text:p>
          </table:table-cell>
          <table:table-cell office:value-type="float" office:value="0.450940847396851" calcext:value-type="float">
            <text:p>0.4509408474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83781_0_13431725143577863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4]=0;IF([.E3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24]=[.E324]+[.C324]; 1; 0)" office:value-type="float" office:value="1" calcext:value-type="float">
            <text:p>1</text:p>
          </table:table-cell>
          <table:table-cell office:value-type="float" office:value="1.94544005393982" calcext:value-type="float">
            <text:p>1.9454400539</text:p>
          </table:table-cell>
          <table:table-cell office:value-type="float" office:value="0.00104475021362305" calcext:value-type="float">
            <text:p>0.0010447502</text:p>
          </table:table-cell>
          <table:table-cell office:value-type="float" office:value="1.9443850517273" calcext:value-type="float">
            <text:p>1.9443850517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648912_0_86734245608117177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5]=0;IF([.E3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25]=[.E325]+[.C325]; 1; 0)" office:value-type="float" office:value="1" calcext:value-type="float">
            <text:p>1</text:p>
          </table:table-cell>
          <table:table-cell office:value-type="float" office:value="2.18540406227112" calcext:value-type="float">
            <text:p>2.1854040623</text:p>
          </table:table-cell>
          <table:table-cell office:value-type="float" office:value="0.000735998153686523" calcext:value-type="float">
            <text:p>0.0007359982</text:p>
          </table:table-cell>
          <table:table-cell office:value-type="float" office:value="2.18465113639832" calcext:value-type="float">
            <text:p>2.1846511364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30781_0_33968327150956986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6]=0;IF([.E3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26]=[.E326]+[.C326]; 1; 0)" office:value-type="float" office:value="1" calcext:value-type="float">
            <text:p>1</text:p>
          </table:table-cell>
          <table:table-cell office:value-type="float" office:value="0.892082929611206" calcext:value-type="float">
            <text:p>0.8920829296</text:p>
          </table:table-cell>
          <table:table-cell office:value-type="float" office:value="0.0008087158203125" calcext:value-type="float">
            <text:p>0.0008087158</text:p>
          </table:table-cell>
          <table:table-cell office:value-type="float" office:value="0.891263008117676" calcext:value-type="float">
            <text:p>0.8912630081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018028_0_90987754574564352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7]=0;IF([.E3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27]=[.E327]+[.C327]; 1; 0)" office:value-type="float" office:value="1" calcext:value-type="float">
            <text:p>1</text:p>
          </table:table-cell>
          <table:table-cell office:value-type="float" office:value="0.892511129379272" calcext:value-type="float">
            <text:p>0.8925111294</text:p>
          </table:table-cell>
          <table:table-cell office:value-type="float" office:value="0.00123715400695801" calcext:value-type="float">
            <text:p>0.001237154</text:p>
          </table:table-cell>
          <table:table-cell office:value-type="float" office:value="0.891263008117676" calcext:value-type="float">
            <text:p>0.8912630081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142265_0_45774661414087963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28]=0;IF([.E3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28]=[.E328]+[.C328]; 1; 0)" office:value-type="float" office:value="0" calcext:value-type="float">
            <text:p>0</text:p>
          </table:table-cell>
          <table:table-cell office:value-type="float" office:value="2.0849301815033" calcext:value-type="float">
            <text:p>2.0849301815</text:p>
          </table:table-cell>
          <table:table-cell office:value-type="float" office:value="0.00151705741882324" calcext:value-type="float">
            <text:p>0.0015170574</text:p>
          </table:table-cell>
          <table:table-cell office:value-type="float" office:value="2.08339405059814" calcext:value-type="float">
            <text:p>2.083394050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217357_1_4138658386266297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29]=0;IF([.E3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29]=[.E329]+[.C329]; 1; 0)" office:value-type="float" office:value="1" calcext:value-type="float">
            <text:p>1</text:p>
          </table:table-cell>
          <table:table-cell office:value-type="float" office:value="0.607591152191162" calcext:value-type="float">
            <text:p>0.6075911522</text:p>
          </table:table-cell>
          <table:table-cell office:value-type="float" office:value="0.000845909118652344" calcext:value-type="float">
            <text:p>0.0008459091</text:p>
          </table:table-cell>
          <table:table-cell office:value-type="float" office:value="0.529245138168335" calcext:value-type="float">
            <text:p>0.5292451382</text:p>
          </table:table-cell>
          <table:table-cell office:value-type="float" office:value="0.0774960517883301" calcext:value-type="float">
            <text:p>0.0774960518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05420_1_366623074396551000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30]=0;IF([.E3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30]=[.E330]+[.C330]; 1; 0)" office:value-type="float" office:value="0" calcext:value-type="float">
            <text:p>0</text:p>
          </table:table-cell>
          <table:table-cell office:value-type="float" office:value="5.14143395423889" calcext:value-type="float">
            <text:p>5.1414339542</text:p>
          </table:table-cell>
          <table:table-cell office:value-type="float" office:value="0.00113606452941895" calcext:value-type="float">
            <text:p>0.0011360645</text:p>
          </table:table-cell>
          <table:table-cell office:value-type="float" office:value="5.06379985809326" calcext:value-type="float">
            <text:p>5.0637998581</text:p>
          </table:table-cell>
          <table:table-cell office:value-type="float" office:value="0.0764930248260498" calcext:value-type="float">
            <text:p>0.0764930248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843597_1_70731010657523179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1]=0;IF([.E3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31]=[.E331]+[.C331]; 1; 0)" office:value-type="float" office:value="1" calcext:value-type="float">
            <text:p>1</text:p>
          </table:table-cell>
          <table:table-cell office:value-type="float" office:value="5.21069693565369" calcext:value-type="float">
            <text:p>5.2106969357</text:p>
          </table:table-cell>
          <table:table-cell office:value-type="float" office:value="0.00124287605285645" calcext:value-type="float">
            <text:p>0.0012428761</text:p>
          </table:table-cell>
          <table:table-cell office:value-type="float" office:value="3.40006995201111" calcext:value-type="float">
            <text:p>3.400069952</text:p>
          </table:table-cell>
          <table:table-cell office:value-type="float" office:value="1.05303812026978" calcext:value-type="float">
            <text:p>1.0530381203</text:p>
          </table:table-cell>
          <table:table-cell office:value-type="float" office:value="0.756345987319946" calcext:value-type="float">
            <text:p>0.7563459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479117_1_24553408285803783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2]=0;IF([.E3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32]=[.E332]+[.C332]; 1; 0)" office:value-type="float" office:value="1" calcext:value-type="float">
            <text:p>1</text:p>
          </table:table-cell>
          <table:table-cell office:value-type="float" office:value="0.574424028396606" calcext:value-type="float">
            <text:p>0.5744240284</text:p>
          </table:table-cell>
          <table:table-cell office:value-type="float" office:value="0.000641822814941406" calcext:value-type="float">
            <text:p>0.0006418228</text:p>
          </table:table-cell>
          <table:table-cell office:value-type="float" office:value="0.573774099349976" calcext:value-type="float">
            <text:p>0.5737740993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403935_0_8558406730643811767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33]=0;IF([.E3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33]=[.E333]+[.C333]; 1; 0)" office:value-type="float" office:value="0" calcext:value-type="float">
            <text:p>0</text:p>
          </table:table-cell>
          <table:table-cell office:value-type="float" office:value="18.8552269935608" calcext:value-type="float">
            <text:p>18.8552269936</text:p>
          </table:table-cell>
          <table:table-cell office:value-type="float" office:value="0.00283718109130859" calcext:value-type="float">
            <text:p>0.0028371811</text:p>
          </table:table-cell>
          <table:table-cell office:value-type="float" office:value="4.28430700302124" calcext:value-type="float">
            <text:p>4.284307003</text:p>
          </table:table-cell>
          <table:table-cell office:value-type="float" office:value="2.23510980606079" calcext:value-type="float">
            <text:p>2.2351098061</text:p>
          </table:table-cell>
          <table:table-cell office:value-type="float" office:value="12.3329730033875" calcext:value-type="float">
            <text:p>12.33297300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392321_4_54209574716606342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4]=0;IF([.E3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34]=[.E334]+[.C334]; 1; 0)" office:value-type="float" office:value="1" calcext:value-type="float">
            <text:p>1</text:p>
          </table:table-cell>
          <table:table-cell office:value-type="float" office:value="9.37263488769531" calcext:value-type="float">
            <text:p>9.3726348877</text:p>
          </table:table-cell>
          <table:table-cell office:value-type="float" office:value="0.000969886779785156" calcext:value-type="float">
            <text:p>0.0009698868</text:p>
          </table:table-cell>
          <table:table-cell office:value-type="float" office:value="1.70250201225281" calcext:value-type="float">
            <text:p>1.7025020123</text:p>
          </table:table-cell>
          <table:table-cell office:value-type="float" office:value="7.13847994804382" calcext:value-type="float">
            <text:p>7.138479948</text:p>
          </table:table-cell>
          <table:table-cell office:value-type="float" office:value="0.530683040618897" calcext:value-type="float">
            <text:p>0.5306830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80790_0_22380709999914420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5]=0;IF([.E3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35]=[.E335]+[.C335]; 1; 0)" office:value-type="float" office:value="1" calcext:value-type="float">
            <text:p>1</text:p>
          </table:table-cell>
          <table:table-cell office:value-type="float" office:value="2.92497706413269" calcext:value-type="float">
            <text:p>2.9249770641</text:p>
          </table:table-cell>
          <table:table-cell office:value-type="float" office:value="0.00117683410644531" calcext:value-type="float">
            <text:p>0.0011768341</text:p>
          </table:table-cell>
          <table:table-cell office:value-type="float" office:value="2.92378115653992" calcext:value-type="float">
            <text:p>2.923781156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738060_0_3707806639852695037.csv</text:p>
          </table:table-cell>
          <table:table-cell office:value-type="string" calcext:value-type="string">
            <text:p>http://dbpedia.org/ontology/abstract|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336]=0;IF([.E3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36]=[.E336]+[.C336]; 1; 0)" office:value-type="float" office:value="0" calcext:value-type="float">
            <text:p>0</text:p>
          </table:table-cell>
          <table:table-cell office:value-type="float" office:value="36.108608007431" calcext:value-type="float">
            <text:p>36.1086080074</text:p>
          </table:table-cell>
          <table:table-cell office:value-type="float" office:value="0.002716064453125" calcext:value-type="float">
            <text:p>0.0027160645</text:p>
          </table:table-cell>
          <table:table-cell office:value-type="float" office:value="3.31193614006042" calcext:value-type="float">
            <text:p>3.3119361401</text:p>
          </table:table-cell>
          <table:table-cell office:value-type="float" office:value="2.58438992500305" calcext:value-type="float">
            <text:p>2.584389925</text:p>
          </table:table-cell>
          <table:table-cell office:value-type="float" office:value="30.2095658779144" calcext:value-type="float">
            <text:p>30.20956587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370555_0_447506075875672011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7]=0;IF([.E3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37]=[.E337]+[.C337]; 1; 0)" office:value-type="float" office:value="1" calcext:value-type="float">
            <text:p>1</text:p>
          </table:table-cell>
          <table:table-cell office:value-type="float" office:value="0.49413013458252" calcext:value-type="float">
            <text:p>0.4941301346</text:p>
          </table:table-cell>
          <table:table-cell office:value-type="float" office:value="0.000814914703369141" calcext:value-type="float">
            <text:p>0.0008149147</text:p>
          </table:table-cell>
          <table:table-cell office:value-type="float" office:value="0.493306159973145" calcext:value-type="float">
            <text:p>0.4933061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96632_0_38909598921725863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8]=0;IF([.E3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38]=[.E338]+[.C338]; 1; 0)" office:value-type="float" office:value="1" calcext:value-type="float">
            <text:p>1</text:p>
          </table:table-cell>
          <table:table-cell office:value-type="float" office:value="1.62475395202637" calcext:value-type="float">
            <text:p>1.624753952</text:p>
          </table:table-cell>
          <table:table-cell office:value-type="float" office:value="0.000993967056274414" calcext:value-type="float">
            <text:p>0.0009939671</text:p>
          </table:table-cell>
          <table:table-cell office:value-type="float" office:value="1.62374496459961" calcext:value-type="float">
            <text:p>1.6237449646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62491_0_917517480383076618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39]=0;IF([.E3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39]=[.E339]+[.C339]; 1; 0)" office:value-type="float" office:value="1" calcext:value-type="float">
            <text:p>1</text:p>
          </table:table-cell>
          <table:table-cell office:value-type="float" office:value="0.792917013168335" calcext:value-type="float">
            <text:p>0.7929170132</text:p>
          </table:table-cell>
          <table:table-cell office:value-type="float" office:value="0.000641822814941406" calcext:value-type="float">
            <text:p>0.0006418228</text:p>
          </table:table-cell>
          <table:table-cell office:value-type="float" office:value="0.792264938354492" calcext:value-type="float">
            <text:p>0.7922649384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3582_0_658127976323657834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40]=0;IF([.E3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40]=[.E340]+[.C340]; 1; 0)" office:value-type="float" office:value="1" calcext:value-type="float">
            <text:p>1</text:p>
          </table:table-cell>
          <table:table-cell office:value-type="float" office:value="0.437291145324707" calcext:value-type="float">
            <text:p>0.4372911453</text:p>
          </table:table-cell>
          <table:table-cell office:value-type="float" office:value="0.000644207000732422" calcext:value-type="float">
            <text:p>0.000644207</text:p>
          </table:table-cell>
          <table:table-cell office:value-type="float" office:value="0.436639070510864" calcext:value-type="float">
            <text:p>0.436639070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177394_0_449958451088828977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41]=0;IF([.E3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41]=[.E341]+[.C341]; 1; 0)" office:value-type="float" office:value="0" calcext:value-type="float">
            <text:p>0</text:p>
          </table:table-cell>
          <table:table-cell office:value-type="float" office:value="5.20425081253052" calcext:value-type="float">
            <text:p>5.2042508125</text:p>
          </table:table-cell>
          <table:table-cell office:value-type="float" office:value="0.00102376937866211" calcext:value-type="float">
            <text:p>0.0010237694</text:p>
          </table:table-cell>
          <table:table-cell office:value-type="float" office:value="4.4790689945221" calcext:value-type="float">
            <text:p>4.4790689945</text:p>
          </table:table-cell>
          <table:table-cell office:value-type="float" office:value="0.0777020454406738" calcext:value-type="float">
            <text:p>0.0777020454</text:p>
          </table:table-cell>
          <table:table-cell office:value-type="float" office:value="0.646456003189087" calcext:value-type="float">
            <text:p>0.6464560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870261_0_36687800742967533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42]=0;IF([.E3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42]=[.E342]+[.C342]; 1; 0)" office:value-type="float" office:value="1" calcext:value-type="float">
            <text:p>1</text:p>
          </table:table-cell>
          <table:table-cell office:value-type="float" office:value="2.02346205711365" calcext:value-type="float">
            <text:p>2.0234620571</text:p>
          </table:table-cell>
          <table:table-cell office:value-type="float" office:value="0.00101590156555176" calcext:value-type="float">
            <text:p>0.0010159016</text:p>
          </table:table-cell>
          <table:table-cell office:value-type="float" office:value="2.02243399620056" calcext:value-type="float">
            <text:p>2.0224339962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661868_0_41621726363209805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43]=0;IF([.E3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43]=[.E343]+[.C343]; 1; 0)" office:value-type="float" office:value="1" calcext:value-type="float">
            <text:p>1</text:p>
          </table:table-cell>
          <table:table-cell office:value-type="float" office:value="12.2565438747406" calcext:value-type="float">
            <text:p>12.2565438747</text:p>
          </table:table-cell>
          <table:table-cell office:value-type="float" office:value="0.00115776062011719" calcext:value-type="float">
            <text:p>0.0011577606</text:p>
          </table:table-cell>
          <table:table-cell office:value-type="float" office:value="2.62846899032593" calcext:value-type="float">
            <text:p>2.6284689903</text:p>
          </table:table-cell>
          <table:table-cell office:value-type="float" office:value="0.793569087982178" calcext:value-type="float">
            <text:p>0.793569088</text:p>
          </table:table-cell>
          <table:table-cell office:value-type="float" office:value="8.83334803581238" calcext:value-type="float">
            <text:p>8.8333480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162205_1_376767417961358362.csv</text:p>
          </table:table-cell>
          <table:table-cell office:value-type="string" calcext:value-type="string">
            <text:p>http://dbpedia.org/ontology/wikiPageExternalLink|http://dbpedia.org/ontology/wikiPageExternalLink|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344]=0;IF([.E3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44]=[.E344]+[.C344]; 1; 0)" office:value-type="float" office:value="1" calcext:value-type="float">
            <text:p>1</text:p>
          </table:table-cell>
          <table:table-cell office:value-type="float" office:value="5.15916395187378" calcext:value-type="float">
            <text:p>5.1591639519</text:p>
          </table:table-cell>
          <table:table-cell office:value-type="float" office:value="0.000819921493530273" calcext:value-type="float">
            <text:p>0.0008199215</text:p>
          </table:table-cell>
          <table:table-cell office:value-type="float" office:value="3.30708408355713" calcext:value-type="float">
            <text:p>3.3070840836</text:p>
          </table:table-cell>
          <table:table-cell office:value-type="float" office:value="0.834229946136475" calcext:value-type="float">
            <text:p>0.8342299461</text:p>
          </table:table-cell>
          <table:table-cell office:value-type="float" office:value="1.01703000068665" calcext:value-type="float">
            <text:p>1.0170300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989675_0_8697482470743954630.csv</text:p>
          </table:table-cell>
          <table:table-cell office:value-type="string" calcext:value-type="string">
            <text:p>http://dbpedia.org/ontology/abstract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345]=0;IF([.E3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45]=[.E345]+[.C345]; 1; 0)" office:value-type="float" office:value="1" calcext:value-type="float">
            <text:p>1</text:p>
          </table:table-cell>
          <table:table-cell office:value-type="float" office:value="8.90023589134216" calcext:value-type="float">
            <text:p>8.9002358913</text:p>
          </table:table-cell>
          <table:table-cell office:value-type="float" office:value="0.0010368824005127" calcext:value-type="float">
            <text:p>0.0010368824</text:p>
          </table:table-cell>
          <table:table-cell office:value-type="float" office:value="3.82067799568176" calcext:value-type="float">
            <text:p>3.8206779957</text:p>
          </table:table-cell>
          <table:table-cell office:value-type="float" office:value="0.236654043197632" calcext:value-type="float">
            <text:p>0.2366540432</text:p>
          </table:table-cell>
          <table:table-cell office:value-type="float" office:value="4.84186697006226" calcext:value-type="float">
            <text:p>4.8418669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767696_0_67489307541853661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46]=0;IF([.E3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46]=[.E346]+[.C346]; 1; 0)" office:value-type="float" office:value="1" calcext:value-type="float">
            <text:p>1</text:p>
          </table:table-cell>
          <table:table-cell office:value-type="float" office:value="0.85796594619751" calcext:value-type="float">
            <text:p>0.8579659462</text:p>
          </table:table-cell>
          <table:table-cell office:value-type="float" office:value="0.00125885009765625" calcext:value-type="float">
            <text:p>0.0012588501</text:p>
          </table:table-cell>
          <table:table-cell office:value-type="float" office:value="0.856696128845215" calcext:value-type="float">
            <text:p>0.8566961288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104648_0_3963829407788325809.csv</text:p>
          </table:table-cell>
          <table:table-cell office:value-type="string" calcext:value-type="string">
            <text:p>http://dbpedia.org/ontology/place|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347]=0;IF([.E3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47]=[.E347]+[.C347]; 1; 0)" office:value-type="float" office:value="0" calcext:value-type="float">
            <text:p>0</text:p>
          </table:table-cell>
          <table:table-cell office:value-type="float" office:value="16.1633930206299" calcext:value-type="float">
            <text:p>16.1633930206</text:p>
          </table:table-cell>
          <table:table-cell office:value-type="float" office:value="0.00145602226257324" calcext:value-type="float">
            <text:p>0.0014560223</text:p>
          </table:table-cell>
          <table:table-cell office:value-type="float" office:value="0.887779951095581" calcext:value-type="float">
            <text:p>0.8877799511</text:p>
          </table:table-cell>
          <table:table-cell office:value-type="float" office:value="1.11372900009155" calcext:value-type="float">
            <text:p>1.1137290001</text:p>
          </table:table-cell>
          <table:table-cell office:value-type="float" office:value="14.1604280471802" calcext:value-type="float">
            <text:p>14.1604280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806029_2_77921889882453434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48]=0;IF([.E3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48]=[.E348]+[.C348]; 1; 0)" office:value-type="float" office:value="1" calcext:value-type="float">
            <text:p>1</text:p>
          </table:table-cell>
          <table:table-cell office:value-type="float" office:value="0.703793048858643" calcext:value-type="float">
            <text:p>0.7037930489</text:p>
          </table:table-cell>
          <table:table-cell office:value-type="float" office:value="0.000932693481445312" calcext:value-type="float">
            <text:p>0.0009326935</text:p>
          </table:table-cell>
          <table:table-cell office:value-type="float" office:value="0.702851057052612" calcext:value-type="float">
            <text:p>0.7028510571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707817_0_3835947935530093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49]=0;IF([.E3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49]=[.E349]+[.C349]; 1; 0)" office:value-type="float" office:value="1" calcext:value-type="float">
            <text:p>1</text:p>
          </table:table-cell>
          <table:table-cell office:value-type="float" office:value="3.68190288543701" calcext:value-type="float">
            <text:p>3.6819028854</text:p>
          </table:table-cell>
          <table:table-cell office:value-type="float" office:value="0.00128507614135742" calcext:value-type="float">
            <text:p>0.0012850761</text:p>
          </table:table-cell>
          <table:table-cell office:value-type="float" office:value="3.68059992790222" calcext:value-type="float">
            <text:p>3.6805999279</text:p>
          </table:table-cell>
          <table:table-cell office:value-type="float" office:value="0.0000128746032714844" calcext:value-type="float">
            <text:p>1.2874603271484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735918_0_1570130730328892503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50]=0;IF([.E3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50]=[.E350]+[.C350]; 1; 0)" office:value-type="float" office:value="1" calcext:value-type="float">
            <text:p>1</text:p>
          </table:table-cell>
          <table:table-cell office:value-type="float" office:value="6.63830494880676" calcext:value-type="float">
            <text:p>6.6383049488</text:p>
          </table:table-cell>
          <table:table-cell office:value-type="float" office:value="0.00177764892578125" calcext:value-type="float">
            <text:p>0.0017776489</text:p>
          </table:table-cell>
          <table:table-cell office:value-type="float" office:value="1.68966603279114" calcext:value-type="float">
            <text:p>1.6896660328</text:p>
          </table:table-cell>
          <table:table-cell office:value-type="float" office:value="0.622876167297363" calcext:value-type="float">
            <text:p>0.6228761673</text:p>
          </table:table-cell>
          <table:table-cell office:value-type="float" office:value="4.32398509979248" calcext:value-type="float">
            <text:p>4.3239850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361188_0_164072640514187600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51]=0;IF([.E3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51]=[.E351]+[.C351]; 1; 0)" office:value-type="float" office:value="0" calcext:value-type="float">
            <text:p>0</text:p>
          </table:table-cell>
          <table:table-cell office:value-type="float" office:value="3.38005399703979" calcext:value-type="float">
            <text:p>3.380053997</text:p>
          </table:table-cell>
          <table:table-cell office:value-type="float" office:value="0.00125503540039063" calcext:value-type="float">
            <text:p>0.0012550354</text:p>
          </table:table-cell>
          <table:table-cell office:value-type="float" office:value="3.37877988815308" calcext:value-type="float">
            <text:p>3.3787798882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649964_1_477077211351849969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52]=0;IF([.E3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52]=[.E352]+[.C352]; 1; 0)" office:value-type="float" office:value="0" calcext:value-type="float">
            <text:p>0</text:p>
          </table:table-cell>
          <table:table-cell office:value-type="float" office:value="3.5992419719696" calcext:value-type="float">
            <text:p>3.599241972</text:p>
          </table:table-cell>
          <table:table-cell office:value-type="float" office:value="0.000970840454101562" calcext:value-type="float">
            <text:p>0.0009708405</text:p>
          </table:table-cell>
          <table:table-cell office:value-type="float" office:value="1.63026213645935" calcext:value-type="float">
            <text:p>1.6302621365</text:p>
          </table:table-cell>
          <table:table-cell office:value-type="float" office:value="0.766732931137085" calcext:value-type="float">
            <text:p>0.7667329311</text:p>
          </table:table-cell>
          <table:table-cell office:value-type="float" office:value="1.20127606391907" calcext:value-type="float">
            <text:p>1.2012760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816304_0_31015736041512859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53]=0;IF([.E3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53]=[.E353]+[.C353]; 1; 0)" office:value-type="float" office:value="0" calcext:value-type="float">
            <text:p>0</text:p>
          </table:table-cell>
          <table:table-cell office:value-type="float" office:value="2.89360404014587" calcext:value-type="float">
            <text:p>2.8936040401</text:p>
          </table:table-cell>
          <table:table-cell office:value-type="float" office:value="0.000956058502197266" calcext:value-type="float">
            <text:p>0.0009560585</text:p>
          </table:table-cell>
          <table:table-cell office:value-type="float" office:value="1.41656303405762" calcext:value-type="float">
            <text:p>1.4165630341</text:p>
          </table:table-cell>
          <table:table-cell office:value-type="float" office:value="0.401650905609131" calcext:value-type="float">
            <text:p>0.4016509056</text:p>
          </table:table-cell>
          <table:table-cell office:value-type="float" office:value="1.07443404197693" calcext:value-type="float">
            <text:p>1.074434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533430_1_18457469537066863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54]=0;IF([.E3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54]=[.E354]+[.C354]; 1; 0)" office:value-type="float" office:value="1" calcext:value-type="float">
            <text:p>1</text:p>
          </table:table-cell>
          <table:table-cell office:value-type="float" office:value="0.677839040756226" calcext:value-type="float">
            <text:p>0.6778390408</text:p>
          </table:table-cell>
          <table:table-cell office:value-type="float" office:value="0.000817060470581055" calcext:value-type="float">
            <text:p>0.0008170605</text:p>
          </table:table-cell>
          <table:table-cell office:value-type="float" office:value="0.677011013031006" calcext:value-type="float">
            <text:p>0.677011013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3699_0_581801006918846199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55]=0;IF([.E3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55]=[.E355]+[.C355]; 1; 0)" office:value-type="float" office:value="0" calcext:value-type="float">
            <text:p>0</text:p>
          </table:table-cell>
          <table:table-cell office:value-type="float" office:value="24.5122671127319" calcext:value-type="float">
            <text:p>24.5122671127</text:p>
          </table:table-cell>
          <table:table-cell office:value-type="float" office:value="0.00245904922485352" calcext:value-type="float">
            <text:p>0.0024590492</text:p>
          </table:table-cell>
          <table:table-cell office:value-type="float" office:value="3.53307199478149" calcext:value-type="float">
            <text:p>3.5330719948</text:p>
          </table:table-cell>
          <table:table-cell office:value-type="float" office:value="1.57151889801025" calcext:value-type="float">
            <text:p>1.571518898</text:p>
          </table:table-cell>
          <table:table-cell office:value-type="float" office:value="19.4052171707153" calcext:value-type="float">
            <text:p>19.40521717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226272_0_599510303530038836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56]=0;IF([.E35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56]=[.E356]+[.C356]; 1; 0)" office:value-type="float" office:value="0" calcext:value-type="float">
            <text:p>0</text:p>
          </table:table-cell>
          <table:table-cell office:value-type="float" office:value="4.4538791179657" calcext:value-type="float">
            <text:p>4.453879118</text:p>
          </table:table-cell>
          <table:table-cell office:value-type="float" office:value="0.00103497505187988" calcext:value-type="float">
            <text:p>0.0010349751</text:p>
          </table:table-cell>
          <table:table-cell office:value-type="float" office:value="3.05166697502136" calcext:value-type="float">
            <text:p>3.051666975</text:p>
          </table:table-cell>
          <table:table-cell office:value-type="float" office:value="1.4011721611023" calcext:value-type="float">
            <text:p>1.4011721611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343298_0_2773729909713630809.csv</text:p>
          </table:table-cell>
          <table:table-cell office:value-type="string" calcext:value-type="string">
            <text:p>http://purl.org/dc/terms/subjec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357]=0;IF([.E3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57]=[.E357]+[.C357]; 1; 0)" office:value-type="float" office:value="0" calcext:value-type="float">
            <text:p>0</text:p>
          </table:table-cell>
          <table:table-cell office:value-type="float" office:value="9.02724504470825" calcext:value-type="float">
            <text:p>9.0272450447</text:p>
          </table:table-cell>
          <table:table-cell office:value-type="float" office:value="0.000900030136108398" calcext:value-type="float">
            <text:p>0.0009000301</text:p>
          </table:table-cell>
          <table:table-cell office:value-type="float" office:value="1.87824606895447" calcext:value-type="float">
            <text:p>1.878246069</text:p>
          </table:table-cell>
          <table:table-cell office:value-type="float" office:value="4.87262797355652" calcext:value-type="float">
            <text:p>4.8726279736</text:p>
          </table:table-cell>
          <table:table-cell office:value-type="float" office:value="2.27547097206116" calcext:value-type="float">
            <text:p>2.2754709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87681_0_793858946581403799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58]=0;IF([.E3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58]=[.E358]+[.C358]; 1; 0)" office:value-type="float" office:value="0" calcext:value-type="float">
            <text:p>0</text:p>
          </table:table-cell>
          <table:table-cell office:value-type="float" office:value="2.6286449432373" calcext:value-type="float">
            <text:p>2.6286449432</text:p>
          </table:table-cell>
          <table:table-cell office:value-type="float" office:value="0.00129985809326172" calcext:value-type="float">
            <text:p>0.0012998581</text:p>
          </table:table-cell>
          <table:table-cell office:value-type="float" office:value="2.62732601165771" calcext:value-type="float">
            <text:p>2.6273260117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556168_0_38110629003061138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59]=0;IF([.E3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59]=[.E359]+[.C359]; 1; 0)" office:value-type="float" office:value="1" calcext:value-type="float">
            <text:p>1</text:p>
          </table:table-cell>
          <table:table-cell office:value-type="float" office:value="4.63260889053345" calcext:value-type="float">
            <text:p>4.6326088905</text:p>
          </table:table-cell>
          <table:table-cell office:value-type="float" office:value="0.00102114677429199" calcext:value-type="float">
            <text:p>0.0010211468</text:p>
          </table:table-cell>
          <table:table-cell office:value-type="float" office:value="3.60836386680603" calcext:value-type="float">
            <text:p>3.6083638668</text:p>
          </table:table-cell>
          <table:table-cell office:value-type="float" office:value="0.0784139633178711" calcext:value-type="float">
            <text:p>0.0784139633</text:p>
          </table:table-cell>
          <table:table-cell office:value-type="float" office:value="0.944809913635254" calcext:value-type="float">
            <text:p>0.9448099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947132_3_68271975213623739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0]=0;IF([.E3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60]=[.E360]+[.C360]; 1; 0)" office:value-type="float" office:value="1" calcext:value-type="float">
            <text:p>1</text:p>
          </table:table-cell>
          <table:table-cell office:value-type="float" office:value="2.25245404243469" calcext:value-type="float">
            <text:p>2.2524540424</text:p>
          </table:table-cell>
          <table:table-cell office:value-type="float" office:value="0.00139689445495605" calcext:value-type="float">
            <text:p>0.0013968945</text:p>
          </table:table-cell>
          <table:table-cell office:value-type="float" office:value="0.881014108657837" calcext:value-type="float">
            <text:p>0.8810141087</text:p>
          </table:table-cell>
          <table:table-cell office:value-type="float" office:value="0.152734994888306" calcext:value-type="float">
            <text:p>0.1527349949</text:p>
          </table:table-cell>
          <table:table-cell office:value-type="float" office:value="1.21730804443359" calcext:value-type="float">
            <text:p>1.21730804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275014_0_132015776177134484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61]=0;IF([.E3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61]=[.E361]+[.C361]; 1; 0)" office:value-type="float" office:value="0" calcext:value-type="float">
            <text:p>0</text:p>
          </table:table-cell>
          <table:table-cell office:value-type="float" office:value="2.04108905792236" calcext:value-type="float">
            <text:p>2.0410890579</text:p>
          </table:table-cell>
          <table:table-cell office:value-type="float" office:value="0.00125312805175781" calcext:value-type="float">
            <text:p>0.0012531281</text:p>
          </table:table-cell>
          <table:table-cell office:value-type="float" office:value="2.03981590270996" calcext:value-type="float">
            <text:p>2.0398159027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005071_0_864395400682597172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362]=0;IF([.E3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62]=[.E362]+[.C362]; 1; 0)" office:value-type="float" office:value="1" calcext:value-type="float">
            <text:p>1</text:p>
          </table:table-cell>
          <table:table-cell office:value-type="float" office:value="8.48082399368286" calcext:value-type="float">
            <text:p>8.4808239937</text:p>
          </table:table-cell>
          <table:table-cell office:value-type="float" office:value="0.0012049674987793" calcext:value-type="float">
            <text:p>0.0012049675</text:p>
          </table:table-cell>
          <table:table-cell office:value-type="float" office:value="3.28744292259216" calcext:value-type="float">
            <text:p>3.2874429226</text:p>
          </table:table-cell>
          <table:table-cell office:value-type="float" office:value="0.646031141281128" calcext:value-type="float">
            <text:p>0.6460311413</text:p>
          </table:table-cell>
          <table:table-cell office:value-type="float" office:value="4.54614496231079" calcext:value-type="float">
            <text:p>4.5461449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936911_212_16676471991304400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3]=0;IF([.E3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63]=[.E363]+[.C363]; 1; 0)" office:value-type="float" office:value="1" calcext:value-type="float">
            <text:p>1</text:p>
          </table:table-cell>
          <table:table-cell office:value-type="float" office:value="0.48489785194397" calcext:value-type="float">
            <text:p>0.4848978519</text:p>
          </table:table-cell>
          <table:table-cell office:value-type="float" office:value="0.000929832458496094" calcext:value-type="float">
            <text:p>0.0009298325</text:p>
          </table:table-cell>
          <table:table-cell office:value-type="float" office:value="0.483958959579468" calcext:value-type="float">
            <text:p>0.483958959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719111_1_571940184246357951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64]=0;IF([.E3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64]=[.E364]+[.C364]; 1; 0)" office:value-type="float" office:value="0" calcext:value-type="float">
            <text:p>0</text:p>
          </table:table-cell>
          <table:table-cell office:value-type="float" office:value="3.26061010360718" calcext:value-type="float">
            <text:p>3.2606101036</text:p>
          </table:table-cell>
          <table:table-cell office:value-type="float" office:value="0.000829219818115234" calcext:value-type="float">
            <text:p>0.0008292198</text:p>
          </table:table-cell>
          <table:table-cell office:value-type="float" office:value="3.25976300239563" calcext:value-type="float">
            <text:p>3.2597630024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825467_0_33349052424462879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5]=0;IF([.E3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65]=[.E365]+[.C365]; 1; 0)" office:value-type="float" office:value="1" calcext:value-type="float">
            <text:p>1</text:p>
          </table:table-cell>
          <table:table-cell office:value-type="float" office:value="4.45747399330139" calcext:value-type="float">
            <text:p>4.4574739933</text:p>
          </table:table-cell>
          <table:table-cell office:value-type="float" office:value="0.000986099243164062" calcext:value-type="float">
            <text:p>0.0009860992</text:p>
          </table:table-cell>
          <table:table-cell office:value-type="float" office:value="0.675411939620972" calcext:value-type="float">
            <text:p>0.6754119396</text:p>
          </table:table-cell>
          <table:table-cell office:value-type="float" office:value="3.78107309341431" calcext:value-type="float">
            <text:p>3.781073093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884611_0_72379803047079305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6]=0;IF([.E3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66]=[.E366]+[.C366]; 1; 0)" office:value-type="float" office:value="1" calcext:value-type="float">
            <text:p>1</text:p>
          </table:table-cell>
          <table:table-cell office:value-type="float" office:value="0.687179088592529" calcext:value-type="float">
            <text:p>0.6871790886</text:p>
          </table:table-cell>
          <table:table-cell office:value-type="float" office:value="0.000831127166748047" calcext:value-type="float">
            <text:p>0.0008311272</text:p>
          </table:table-cell>
          <table:table-cell office:value-type="float" office:value="0.686336994171143" calcext:value-type="float">
            <text:p>0.6863369942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199879_0_51859955375552986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7]=0;IF([.E3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67]=[.E367]+[.C367]; 1; 0)" office:value-type="float" office:value="1" calcext:value-type="float">
            <text:p>1</text:p>
          </table:table-cell>
          <table:table-cell office:value-type="float" office:value="2.10284996032715" calcext:value-type="float">
            <text:p>2.1028499603</text:p>
          </table:table-cell>
          <table:table-cell office:value-type="float" office:value="0.00134897232055664" calcext:value-type="float">
            <text:p>0.0013489723</text:p>
          </table:table-cell>
          <table:table-cell office:value-type="float" office:value="2.10148215293884" calcext:value-type="float">
            <text:p>2.1014821529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590688_9_17013440899361577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8]=0;IF([.E3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68]=[.E368]+[.C368]; 1; 0)" office:value-type="float" office:value="1" calcext:value-type="float">
            <text:p>1</text:p>
          </table:table-cell>
          <table:table-cell office:value-type="float" office:value="1.14755511283875" calcext:value-type="float">
            <text:p>1.1475551128</text:p>
          </table:table-cell>
          <table:table-cell office:value-type="float" office:value="0.000796079635620117" calcext:value-type="float">
            <text:p>0.0007960796</text:p>
          </table:table-cell>
          <table:table-cell office:value-type="float" office:value="1.1467490196228" calcext:value-type="float">
            <text:p>1.1467490196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656864_0_22992264457853339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69]=0;IF([.E3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69]=[.E369]+[.C369]; 1; 0)" office:value-type="float" office:value="1" calcext:value-type="float">
            <text:p>1</text:p>
          </table:table-cell>
          <table:table-cell office:value-type="float" office:value="1.10114288330078" calcext:value-type="float">
            <text:p>1.1011428833</text:p>
          </table:table-cell>
          <table:table-cell office:value-type="float" office:value="0.000686883926391602" calcext:value-type="float">
            <text:p>0.0006868839</text:p>
          </table:table-cell>
          <table:table-cell office:value-type="float" office:value="1.10044598579407" calcext:value-type="float">
            <text:p>1.1004459858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60241_0_173607928291586071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70]=0;IF([.E3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70]=[.E370]+[.C370]; 1; 0)" office:value-type="float" office:value="0" calcext:value-type="float">
            <text:p>0</text:p>
          </table:table-cell>
          <table:table-cell office:value-type="float" office:value="0.618985891342163" calcext:value-type="float">
            <text:p>0.6189858913</text:p>
          </table:table-cell>
          <table:table-cell office:value-type="float" office:value="0.000646829605102539" calcext:value-type="float">
            <text:p>0.0006468296</text:p>
          </table:table-cell>
          <table:table-cell office:value-type="float" office:value="0.618330001831055" calcext:value-type="float">
            <text:p>0.618330001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566079_0_458484314562124322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71]=0;IF([.E3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71]=[.E371]+[.C371]; 1; 0)" office:value-type="float" office:value="1" calcext:value-type="float">
            <text:p>1</text:p>
          </table:table-cell>
          <table:table-cell office:value-type="float" office:value="3.13005399703979" calcext:value-type="float">
            <text:p>3.130053997</text:p>
          </table:table-cell>
          <table:table-cell office:value-type="float" office:value="0.000994205474853516" calcext:value-type="float">
            <text:p>0.0009942055</text:p>
          </table:table-cell>
          <table:table-cell office:value-type="float" office:value="2.11721086502075" calcext:value-type="float">
            <text:p>2.117210865</text:p>
          </table:table-cell>
          <table:table-cell office:value-type="float" office:value="0.15693998336792" calcext:value-type="float">
            <text:p>0.1569399834</text:p>
          </table:table-cell>
          <table:table-cell office:value-type="float" office:value="0.85490894317627" calcext:value-type="float">
            <text:p>0.8549089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504484_58_59475321885034981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72]=0;IF([.E3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72]=[.E372]+[.C372]; 1; 0)" office:value-type="float" office:value="1" calcext:value-type="float">
            <text:p>1</text:p>
          </table:table-cell>
          <table:table-cell office:value-type="float" office:value="2.23897099494934" calcext:value-type="float">
            <text:p>2.2389709949</text:p>
          </table:table-cell>
          <table:table-cell office:value-type="float" office:value="0.000825166702270508" calcext:value-type="float">
            <text:p>0.0008251667</text:p>
          </table:table-cell>
          <table:table-cell office:value-type="float" office:value="2.23812699317932" calcext:value-type="float">
            <text:p>2.238126993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238783_0_414477891235174409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73]=0;IF([.E3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73]=[.E373]+[.C373]; 1; 0)" office:value-type="float" office:value="0" calcext:value-type="float">
            <text:p>0</text:p>
          </table:table-cell>
          <table:table-cell office:value-type="float" office:value="0.752533912658691" calcext:value-type="float">
            <text:p>0.7525339127</text:p>
          </table:table-cell>
          <table:table-cell office:value-type="float" office:value="0.000971078872680664" calcext:value-type="float">
            <text:p>0.0009710789</text:p>
          </table:table-cell>
          <table:table-cell office:value-type="float" office:value="0.751550912857056" calcext:value-type="float">
            <text:p>0.7515509129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265897_0_37984998923209931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74]=0;IF([.E3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74]=[.E374]+[.C374]; 1; 0)" office:value-type="float" office:value="1" calcext:value-type="float">
            <text:p>1</text:p>
          </table:table-cell>
          <table:table-cell office:value-type="float" office:value="4.36744809150696" calcext:value-type="float">
            <text:p>4.3674480915</text:p>
          </table:table-cell>
          <table:table-cell office:value-type="float" office:value="0.00144195556640625" calcext:value-type="float">
            <text:p>0.0014419556</text:p>
          </table:table-cell>
          <table:table-cell office:value-type="float" office:value="2.2494330406189" calcext:value-type="float">
            <text:p>2.2494330406</text:p>
          </table:table-cell>
          <table:table-cell office:value-type="float" office:value="0.431915044784546" calcext:value-type="float">
            <text:p>0.4319150448</text:p>
          </table:table-cell>
          <table:table-cell office:value-type="float" office:value="1.68465805053711" calcext:value-type="float">
            <text:p>1.68465805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548468_0_595515546411938218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75]=0;IF([.E3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75]=[.E375]+[.C375]; 1; 0)" office:value-type="float" office:value="0" calcext:value-type="float">
            <text:p>0</text:p>
          </table:table-cell>
          <table:table-cell office:value-type="float" office:value="1.95834016799927" calcext:value-type="float">
            <text:p>1.958340168</text:p>
          </table:table-cell>
          <table:table-cell office:value-type="float" office:value="0.00114607810974121" calcext:value-type="float">
            <text:p>0.0011460781</text:p>
          </table:table-cell>
          <table:table-cell office:value-type="float" office:value="1.9571750164032" calcext:value-type="float">
            <text:p>1.9571750164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933521_0_753988256693793569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76]=0;IF([.E37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76]=[.E376]+[.C376]; 1; 0)" office:value-type="float" office:value="0" calcext:value-type="float">
            <text:p>0</text:p>
          </table:table-cell>
          <table:table-cell office:value-type="float" office:value="31.4360389709473" calcext:value-type="float">
            <text:p>31.4360389709</text:p>
          </table:table-cell>
          <table:table-cell office:value-type="float" office:value="0.00286626815795898" calcext:value-type="float">
            <text:p>0.0028662682</text:p>
          </table:table-cell>
          <table:table-cell office:value-type="float" office:value="1.98298692703247" calcext:value-type="float">
            <text:p>1.982986927</text:p>
          </table:table-cell>
          <table:table-cell office:value-type="float" office:value="1.11069679260254" calcext:value-type="float">
            <text:p>1.1106967926</text:p>
          </table:table-cell>
          <table:table-cell office:value-type="float" office:value="28.3394889831543" calcext:value-type="float">
            <text:p>28.3394889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890759_0_56885361861764403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77]=0;IF([.E3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77]=[.E377]+[.C377]; 1; 0)" office:value-type="float" office:value="1" calcext:value-type="float">
            <text:p>1</text:p>
          </table:table-cell>
          <table:table-cell office:value-type="float" office:value="1.61263418197632" calcext:value-type="float">
            <text:p>1.612634182</text:p>
          </table:table-cell>
          <table:table-cell office:value-type="float" office:value="0.00108599662780762" calcext:value-type="float">
            <text:p>0.0010859966</text:p>
          </table:table-cell>
          <table:table-cell office:value-type="float" office:value="1.61153507232666" calcext:value-type="float">
            <text:p>1.6115350723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51392_1_7561974939330324140.csv</text:p>
          </table:table-cell>
          <table:table-cell office:value-type="string" calcext:value-type="string">
            <text:p>http://dbpedia.org/ontology/wikiPageDisambigua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78]=0;IF([.E3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78]=[.E378]+[.C378]; 1; 0)" office:value-type="float" office:value="0" calcext:value-type="float">
            <text:p>0</text:p>
          </table:table-cell>
          <table:table-cell office:value-type="float" office:value="5.65444898605347" calcext:value-type="float">
            <text:p>5.6544489861</text:p>
          </table:table-cell>
          <table:table-cell office:value-type="float" office:value="0.00122213363647461" calcext:value-type="float">
            <text:p>0.0012221336</text:p>
          </table:table-cell>
          <table:table-cell office:value-type="float" office:value="1.70190095901489" calcext:value-type="float">
            <text:p>1.701900959</text:p>
          </table:table-cell>
          <table:table-cell office:value-type="float" office:value="0.0823338031768799" calcext:value-type="float">
            <text:p>0.0823338032</text:p>
          </table:table-cell>
          <table:table-cell office:value-type="float" office:value="3.86899209022522" calcext:value-type="float">
            <text:p>3.8689920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521392_0_17507581785529525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79]=0;IF([.E3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79]=[.E379]+[.C379]; 1; 0)" office:value-type="float" office:value="1" calcext:value-type="float">
            <text:p>1</text:p>
          </table:table-cell>
          <table:table-cell office:value-type="float" office:value="2.05040192604065" calcext:value-type="float">
            <text:p>2.050401926</text:p>
          </table:table-cell>
          <table:table-cell office:value-type="float" office:value="0.000969886779785156" calcext:value-type="float">
            <text:p>0.0009698868</text:p>
          </table:table-cell>
          <table:table-cell office:value-type="float" office:value="2.04941701889038" calcext:value-type="float">
            <text:p>2.0494170189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6880165_0_87607101826067281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0]=0;IF([.E3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80]=[.E380]+[.C380]; 1; 0)" office:value-type="float" office:value="1" calcext:value-type="float">
            <text:p>1</text:p>
          </table:table-cell>
          <table:table-cell office:value-type="float" office:value="3.73178315162659" calcext:value-type="float">
            <text:p>3.7317831516</text:p>
          </table:table-cell>
          <table:table-cell office:value-type="float" office:value="0.00128006935119629" calcext:value-type="float">
            <text:p>0.0012800694</text:p>
          </table:table-cell>
          <table:table-cell office:value-type="float" office:value="3.14793300628662" calcext:value-type="float">
            <text:p>3.1479330063</text:p>
          </table:table-cell>
          <table:table-cell office:value-type="float" office:value="0.582565069198608" calcext:value-type="float">
            <text:p>0.5825650692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731159_1_19936320169129972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1]=0;IF([.E3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81]=[.E381]+[.C381]; 1; 0)" office:value-type="float" office:value="1" calcext:value-type="float">
            <text:p>1</text:p>
          </table:table-cell>
          <table:table-cell office:value-type="float" office:value="21.5686819553375" calcext:value-type="float">
            <text:p>21.5686819553</text:p>
          </table:table-cell>
          <table:table-cell office:value-type="float" office:value="0.00295400619506836" calcext:value-type="float">
            <text:p>0.0029540062</text:p>
          </table:table-cell>
          <table:table-cell office:value-type="float" office:value="3.0855278968811" calcext:value-type="float">
            <text:p>3.0855278969</text:p>
          </table:table-cell>
          <table:table-cell office:value-type="float" office:value="1.74318408966064" calcext:value-type="float">
            <text:p>1.7431840897</text:p>
          </table:table-cell>
          <table:table-cell office:value-type="float" office:value="16.7370159626007" calcext:value-type="float">
            <text:p>16.7370159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885101_0_392654968154204183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82]=0;IF([.E3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82]=[.E382]+[.C382]; 1; 0)" office:value-type="float" office:value="0" calcext:value-type="float">
            <text:p>0</text:p>
          </table:table-cell>
          <table:table-cell office:value-type="float" office:value="3.33305406570435" calcext:value-type="float">
            <text:p>3.3330540657</text:p>
          </table:table-cell>
          <table:table-cell office:value-type="float" office:value="0.000821113586425781" calcext:value-type="float">
            <text:p>0.0008211136</text:p>
          </table:table-cell>
          <table:table-cell office:value-type="float" office:value="3.3322160243988" calcext:value-type="float">
            <text:p>3.3322160244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337825_0_50378949231822733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3]=0;IF([.E3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83]=[.E383]+[.C383]; 1; 0)" office:value-type="float" office:value="1" calcext:value-type="float">
            <text:p>1</text:p>
          </table:table-cell>
          <table:table-cell office:value-type="float" office:value="11.726530790329" calcext:value-type="float">
            <text:p>11.7265307903</text:p>
          </table:table-cell>
          <table:table-cell office:value-type="float" office:value="0.000796794891357422" calcext:value-type="float">
            <text:p>0.0007967949</text:p>
          </table:table-cell>
          <table:table-cell office:value-type="float" office:value="2.15060901641846" calcext:value-type="float">
            <text:p>2.1506090164</text:p>
          </table:table-cell>
          <table:table-cell office:value-type="float" office:value="9.57512092590332" calcext:value-type="float">
            <text:p>9.5751209259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894188_4_83742666758615241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4]=0;IF([.E3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84]=[.E384]+[.C384]; 1; 0)" office:value-type="float" office:value="1" calcext:value-type="float">
            <text:p>1</text:p>
          </table:table-cell>
          <table:table-cell office:value-type="float" office:value="0.450085878372192" calcext:value-type="float">
            <text:p>0.4500858784</text:p>
          </table:table-cell>
          <table:table-cell office:value-type="float" office:value="0.000655174255371094" calcext:value-type="float">
            <text:p>0.0006551743</text:p>
          </table:table-cell>
          <table:table-cell office:value-type="float" office:value="0.449422836303711" calcext:value-type="float">
            <text:p>0.4494228363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287421_1_4434404011648289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5]=0;IF([.E3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85]=[.E385]+[.C385]; 1; 0)" office:value-type="float" office:value="1" calcext:value-type="float">
            <text:p>1</text:p>
          </table:table-cell>
          <table:table-cell office:value-type="float" office:value="0.308393955230713" calcext:value-type="float">
            <text:p>0.3083939552</text:p>
          </table:table-cell>
          <table:table-cell office:value-type="float" office:value="0.000631809234619141" calcext:value-type="float">
            <text:p>0.0006318092</text:p>
          </table:table-cell>
          <table:table-cell office:value-type="float" office:value="0.307754993438721" calcext:value-type="float">
            <text:p>0.3077549934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85482_1_90721399335048394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6]=0;IF([.E3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86]=[.E386]+[.C386]; 1; 0)" office:value-type="float" office:value="1" calcext:value-type="float">
            <text:p>1</text:p>
          </table:table-cell>
          <table:table-cell office:value-type="float" office:value="5.01829504966736" calcext:value-type="float">
            <text:p>5.0182950497</text:p>
          </table:table-cell>
          <table:table-cell office:value-type="float" office:value="0.00134515762329102" calcext:value-type="float">
            <text:p>0.0013451576</text:p>
          </table:table-cell>
          <table:table-cell office:value-type="float" office:value="2.99298191070557" calcext:value-type="float">
            <text:p>2.9929819107</text:p>
          </table:table-cell>
          <table:table-cell office:value-type="float" office:value="1.18489980697632" calcext:value-type="float">
            <text:p>1.184899807</text:p>
          </table:table-cell>
          <table:table-cell office:value-type="float" office:value="0.839068174362183" calcext:value-type="float">
            <text:p>0.8390681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016576_7_66518374911560381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7]=0;IF([.E3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87]=[.E387]+[.C387]; 1; 0)" office:value-type="float" office:value="1" calcext:value-type="float">
            <text:p>1</text:p>
          </table:table-cell>
          <table:table-cell office:value-type="float" office:value="0.799523115158081" calcext:value-type="float">
            <text:p>0.7995231152</text:p>
          </table:table-cell>
          <table:table-cell office:value-type="float" office:value="0.00114941596984863" calcext:value-type="float">
            <text:p>0.001149416</text:p>
          </table:table-cell>
          <table:table-cell office:value-type="float" office:value="0.798362970352173" calcext:value-type="float">
            <text:p>0.7983629704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458570_0_10406527541833430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8]=0;IF([.E3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88]=[.E388]+[.C388]; 1; 0)" office:value-type="float" office:value="1" calcext:value-type="float">
            <text:p>1</text:p>
          </table:table-cell>
          <table:table-cell office:value-type="float" office:value="0.881936073303223" calcext:value-type="float">
            <text:p>0.8819360733</text:p>
          </table:table-cell>
          <table:table-cell office:value-type="float" office:value="0.00079798698425293" calcext:value-type="float">
            <text:p>0.000797987</text:p>
          </table:table-cell>
          <table:table-cell office:value-type="float" office:value="0.881126165390015" calcext:value-type="float">
            <text:p>0.8811261654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671199_0_44014637111065387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89]=0;IF([.E3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89]=[.E389]+[.C389]; 1; 0)" office:value-type="float" office:value="1" calcext:value-type="float">
            <text:p>1</text:p>
          </table:table-cell>
          <table:table-cell office:value-type="float" office:value="1.42684602737427" calcext:value-type="float">
            <text:p>1.4268460274</text:p>
          </table:table-cell>
          <table:table-cell office:value-type="float" office:value="0.00100994110107422" calcext:value-type="float">
            <text:p>0.0010099411</text:p>
          </table:table-cell>
          <table:table-cell office:value-type="float" office:value="1.42582201957703" calcext:value-type="float">
            <text:p>1.4258220196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957007_0_57578259234962721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0]=0;IF([.E3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90]=[.E390]+[.C390]; 1; 0)" office:value-type="float" office:value="1" calcext:value-type="float">
            <text:p>1</text:p>
          </table:table-cell>
          <table:table-cell office:value-type="float" office:value="2.0646800994873" calcext:value-type="float">
            <text:p>2.0646800995</text:p>
          </table:table-cell>
          <table:table-cell office:value-type="float" office:value="0.000944137573242188" calcext:value-type="float">
            <text:p>0.0009441376</text:p>
          </table:table-cell>
          <table:table-cell office:value-type="float" office:value="2.06370902061462" calcext:value-type="float">
            <text:p>2.0637090206</text:p>
          </table:table-cell>
          <table:table-cell office:value-type="float" office:value="0.00002288818359375" calcext:value-type="float">
            <text:p>2.288818359375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411951_0_70365733244570889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1]=0;IF([.E3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91]=[.E391]+[.C391]; 1; 0)" office:value-type="float" office:value="1" calcext:value-type="float">
            <text:p>1</text:p>
          </table:table-cell>
          <table:table-cell office:value-type="float" office:value="1.661945104599" calcext:value-type="float">
            <text:p>1.6619451046</text:p>
          </table:table-cell>
          <table:table-cell office:value-type="float" office:value="0.000845909118652344" calcext:value-type="float">
            <text:p>0.0008459091</text:p>
          </table:table-cell>
          <table:table-cell office:value-type="float" office:value="0.862771987915039" calcext:value-type="float">
            <text:p>0.8627719879</text:p>
          </table:table-cell>
          <table:table-cell office:value-type="float" office:value="0.232855081558228" calcext:value-type="float">
            <text:p>0.2328550816</text:p>
          </table:table-cell>
          <table:table-cell office:value-type="float" office:value="0.56547212600708" calcext:value-type="float">
            <text:p>0.565472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583141_0_44224820199730566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2]=0;IF([.E3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92]=[.E392]+[.C392]; 1; 0)" office:value-type="float" office:value="1" calcext:value-type="float">
            <text:p>1</text:p>
          </table:table-cell>
          <table:table-cell office:value-type="float" office:value="2.25055909156799" calcext:value-type="float">
            <text:p>2.2505590916</text:p>
          </table:table-cell>
          <table:table-cell office:value-type="float" office:value="0.000954866409301758" calcext:value-type="float">
            <text:p>0.0009548664</text:p>
          </table:table-cell>
          <table:table-cell office:value-type="float" office:value="1.58563208580017" calcext:value-type="float">
            <text:p>1.5856320858</text:p>
          </table:table-cell>
          <table:table-cell office:value-type="float" office:value="0.165678024291992" calcext:value-type="float">
            <text:p>0.1656780243</text:p>
          </table:table-cell>
          <table:table-cell office:value-type="float" office:value="0.498294115066528" calcext:value-type="float">
            <text:p>0.49829411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401079_0_91275839030198564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3]=0;IF([.E3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93]=[.E393]+[.C393]; 1; 0)" office:value-type="float" office:value="1" calcext:value-type="float">
            <text:p>1</text:p>
          </table:table-cell>
          <table:table-cell office:value-type="float" office:value="16.7615838050842" calcext:value-type="float">
            <text:p>16.7615838051</text:p>
          </table:table-cell>
          <table:table-cell office:value-type="float" office:value="0.0024418830871582" calcext:value-type="float">
            <text:p>0.0024418831</text:p>
          </table:table-cell>
          <table:table-cell office:value-type="float" office:value="3.68709087371826" calcext:value-type="float">
            <text:p>3.6870908737</text:p>
          </table:table-cell>
          <table:table-cell office:value-type="float" office:value="4.16769099235535" calcext:value-type="float">
            <text:p>4.1676909924</text:p>
          </table:table-cell>
          <table:table-cell office:value-type="float" office:value="8.90436005592346" calcext:value-type="float">
            <text:p>8.9043600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172448_0_180581071380288298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94]=0;IF([.E3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94]=[.E394]+[.C394]; 1; 0)" office:value-type="float" office:value="0" calcext:value-type="float">
            <text:p>0</text:p>
          </table:table-cell>
          <table:table-cell office:value-type="float" office:value="1.77750396728516" calcext:value-type="float">
            <text:p>1.7775039673</text:p>
          </table:table-cell>
          <table:table-cell office:value-type="float" office:value="0.000763893127441406" calcext:value-type="float">
            <text:p>0.0007638931</text:p>
          </table:table-cell>
          <table:table-cell office:value-type="float" office:value="1.31236815452576" calcext:value-type="float">
            <text:p>1.3123681545</text:p>
          </table:table-cell>
          <table:table-cell office:value-type="float" office:value="0.0800418853759766" calcext:value-type="float">
            <text:p>0.0800418854</text:p>
          </table:table-cell>
          <table:table-cell office:value-type="float" office:value="0.384330034255982" calcext:value-type="float">
            <text:p>0.3843300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959710_1_2763053071258723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5]=0;IF([.E3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95]=[.E395]+[.C395]; 1; 0)" office:value-type="float" office:value="1" calcext:value-type="float">
            <text:p>1</text:p>
          </table:table-cell>
          <table:table-cell office:value-type="float" office:value="0.416794061660767" calcext:value-type="float">
            <text:p>0.4167940617</text:p>
          </table:table-cell>
          <table:table-cell office:value-type="float" office:value="0.000715970993041992" calcext:value-type="float">
            <text:p>0.000715971</text:p>
          </table:table-cell>
          <table:table-cell office:value-type="float" office:value="0.416069030761719" calcext:value-type="float">
            <text:p>0.416069030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819807_0_3139249984404131679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396]=0;IF([.E396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396]=[.E396]+[.C396]; 1; 0)" office:value-type="float" office:value="1" calcext:value-type="float">
            <text:p>1</text:p>
          </table:table-cell>
          <table:table-cell office:value-type="float" office:value="16.9333770275116" calcext:value-type="float">
            <text:p>16.9333770275</text:p>
          </table:table-cell>
          <table:table-cell office:value-type="float" office:value="0.00241303443908691" calcext:value-type="float">
            <text:p>0.0024130344</text:p>
          </table:table-cell>
          <table:table-cell office:value-type="float" office:value="2.68953895568848" calcext:value-type="float">
            <text:p>2.6895389557</text:p>
          </table:table-cell>
          <table:table-cell office:value-type="float" office:value="1.38350701332092" calcext:value-type="float">
            <text:p>1.3835070133</text:p>
          </table:table-cell>
          <table:table-cell office:value-type="float" office:value="12.8579180240631" calcext:value-type="float">
            <text:p>12.8579180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450419_0_801259296181571178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97]=0;IF([.E3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97]=[.E397]+[.C397]; 1; 0)" office:value-type="float" office:value="0" calcext:value-type="float">
            <text:p>0</text:p>
          </table:table-cell>
          <table:table-cell office:value-type="float" office:value="2.15733098983765" calcext:value-type="float">
            <text:p>2.1573309898</text:p>
          </table:table-cell>
          <table:table-cell office:value-type="float" office:value="0.000831842422485352" calcext:value-type="float">
            <text:p>0.0008318424</text:p>
          </table:table-cell>
          <table:table-cell office:value-type="float" office:value="2.15648007392883" calcext:value-type="float">
            <text:p>2.1564800739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051842_5_175789172398677403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398]=0;IF([.E3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398]=[.E398]+[.C398]; 1; 0)" office:value-type="float" office:value="0" calcext:value-type="float">
            <text:p>0</text:p>
          </table:table-cell>
          <table:table-cell office:value-type="float" office:value="2.07011795043945" calcext:value-type="float">
            <text:p>2.0701179504</text:p>
          </table:table-cell>
          <table:table-cell office:value-type="float" office:value="0.00115394592285156" calcext:value-type="float">
            <text:p>0.0011539459</text:p>
          </table:table-cell>
          <table:table-cell office:value-type="float" office:value="2.06894493103027" calcext:value-type="float">
            <text:p>2.06894493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125436_0_60698224861881268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399]=0;IF([.E3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399]=[.E399]+[.C399]; 1; 0)" office:value-type="float" office:value="1" calcext:value-type="float">
            <text:p>1</text:p>
          </table:table-cell>
          <table:table-cell office:value-type="float" office:value="1.76348900794983" calcext:value-type="float">
            <text:p>1.7634890079</text:p>
          </table:table-cell>
          <table:table-cell office:value-type="float" office:value="0.000779867172241211" calcext:value-type="float">
            <text:p>0.0007798672</text:p>
          </table:table-cell>
          <table:table-cell office:value-type="float" office:value="1.02855801582336" calcext:value-type="float">
            <text:p>1.0285580158</text:p>
          </table:table-cell>
          <table:table-cell office:value-type="float" office:value="0.734148025512695" calcext:value-type="float">
            <text:p>0.7341480255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508577_3_41222009560762902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00]=0;IF([.E4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00]=[.E400]+[.C400]; 1; 0)" office:value-type="float" office:value="1" calcext:value-type="float">
            <text:p>1</text:p>
          </table:table-cell>
          <table:table-cell office:value-type="float" office:value="0.4635910987854" calcext:value-type="float">
            <text:p>0.4635910988</text:p>
          </table:table-cell>
          <table:table-cell office:value-type="float" office:value="0.0011138916015625" calcext:value-type="float">
            <text:p>0.0011138916</text:p>
          </table:table-cell>
          <table:table-cell office:value-type="float" office:value="0.462468147277832" calcext:value-type="float">
            <text:p>0.4624681473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026337_0_8863703848640440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01]=0;IF([.E4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01]=[.E401]+[.C401]; 1; 0)" office:value-type="float" office:value="1" calcext:value-type="float">
            <text:p>1</text:p>
          </table:table-cell>
          <table:table-cell office:value-type="float" office:value="15.4578740596771" calcext:value-type="float">
            <text:p>15.4578740597</text:p>
          </table:table-cell>
          <table:table-cell office:value-type="float" office:value="0.00241398811340332" calcext:value-type="float">
            <text:p>0.0024139881</text:p>
          </table:table-cell>
          <table:table-cell office:value-type="float" office:value="2.48798203468323" calcext:value-type="float">
            <text:p>2.4879820347</text:p>
          </table:table-cell>
          <table:table-cell office:value-type="float" office:value="1.06429505348206" calcext:value-type="float">
            <text:p>1.0642950535</text:p>
          </table:table-cell>
          <table:table-cell office:value-type="float" office:value="11.9031829833984" calcext:value-type="float">
            <text:p>11.9031829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732174_0_732136501435750221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02]=0;IF([.E4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02]=[.E402]+[.C402]; 1; 0)" office:value-type="float" office:value="0" calcext:value-type="float">
            <text:p>0</text:p>
          </table:table-cell>
          <table:table-cell office:value-type="float" office:value="15.0245640277863" calcext:value-type="float">
            <text:p>15.0245640278</text:p>
          </table:table-cell>
          <table:table-cell office:value-type="float" office:value="0.00132393836975098" calcext:value-type="float">
            <text:p>0.0013239384</text:p>
          </table:table-cell>
          <table:table-cell office:value-type="float" office:value="2.1886670589447" calcext:value-type="float">
            <text:p>2.1886670589</text:p>
          </table:table-cell>
          <table:table-cell office:value-type="float" office:value="0.506915092468262" calcext:value-type="float">
            <text:p>0.5069150925</text:p>
          </table:table-cell>
          <table:table-cell office:value-type="float" office:value="12.3276579380035" calcext:value-type="float">
            <text:p>12.327657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335243_0_2873573649899205343.csv</text:p>
          </table:table-cell>
          <table:table-cell office:value-type="string" calcext:value-type="string">
            <text:p>http://dbpedia.org/ontology/currenc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03]=0;IF([.E4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03]=[.E403]+[.C403]; 1; 0)" office:value-type="float" office:value="0" calcext:value-type="float">
            <text:p>0</text:p>
          </table:table-cell>
          <table:table-cell office:value-type="float" office:value="34.3064610958099" calcext:value-type="float">
            <text:p>34.3064610958</text:p>
          </table:table-cell>
          <table:table-cell office:value-type="float" office:value="0.00231289863586426" calcext:value-type="float">
            <text:p>0.0023128986</text:p>
          </table:table-cell>
          <table:table-cell office:value-type="float" office:value="2.91715312004089" calcext:value-type="float">
            <text:p>2.91715312</text:p>
          </table:table-cell>
          <table:table-cell office:value-type="float" office:value="1.32717108726501" calcext:value-type="float">
            <text:p>1.3271710873</text:p>
          </table:table-cell>
          <table:table-cell office:value-type="float" office:value="30.0598239898682" calcext:value-type="float">
            <text:p>30.0598239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312357_0_639541730687614572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04]=0;IF([.E4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04]=[.E404]+[.C404]; 1; 0)" office:value-type="float" office:value="0" calcext:value-type="float">
            <text:p>0</text:p>
          </table:table-cell>
          <table:table-cell office:value-type="float" office:value="3.06917190551758" calcext:value-type="float">
            <text:p>3.0691719055</text:p>
          </table:table-cell>
          <table:table-cell office:value-type="float" office:value="0.0011439323425293" calcext:value-type="float">
            <text:p>0.0011439323</text:p>
          </table:table-cell>
          <table:table-cell office:value-type="float" office:value="3.06800889968872" calcext:value-type="float">
            <text:p>3.0680088997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909046_2_55503304389302456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05]=0;IF([.E4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05]=[.E405]+[.C405]; 1; 0)" office:value-type="float" office:value="1" calcext:value-type="float">
            <text:p>1</text:p>
          </table:table-cell>
          <table:table-cell office:value-type="float" office:value="2.40403294563293" calcext:value-type="float">
            <text:p>2.4040329456</text:p>
          </table:table-cell>
          <table:table-cell office:value-type="float" office:value="0.000815153121948242" calcext:value-type="float">
            <text:p>0.0008151531</text:p>
          </table:table-cell>
          <table:table-cell office:value-type="float" office:value="2.40320205688477" calcext:value-type="float">
            <text:p>2.4032020569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821838_3_61663574875305185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06]=0;IF([.E4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06]=[.E406]+[.C406]; 1; 0)" office:value-type="float" office:value="1" calcext:value-type="float">
            <text:p>1</text:p>
          </table:table-cell>
          <table:table-cell office:value-type="float" office:value="1.32152009010315" calcext:value-type="float">
            <text:p>1.3215200901</text:p>
          </table:table-cell>
          <table:table-cell office:value-type="float" office:value="0.000807762145996094" calcext:value-type="float">
            <text:p>0.0008077621</text:p>
          </table:table-cell>
          <table:table-cell office:value-type="float" office:value="1.3206992149353" calcext:value-type="float">
            <text:p>1.3206992149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178390_0_76083035219748784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07]=0;IF([.E4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07]=[.E407]+[.C407]; 1; 0)" office:value-type="float" office:value="1" calcext:value-type="float">
            <text:p>1</text:p>
          </table:table-cell>
          <table:table-cell office:value-type="float" office:value="16.4650220870972" calcext:value-type="float">
            <text:p>16.4650220871</text:p>
          </table:table-cell>
          <table:table-cell office:value-type="float" office:value="0.00207138061523437" calcext:value-type="float">
            <text:p>0.0020713806</text:p>
          </table:table-cell>
          <table:table-cell office:value-type="float" office:value="1.03740191459656" calcext:value-type="float">
            <text:p>1.0374019146</text:p>
          </table:table-cell>
          <table:table-cell office:value-type="float" office:value="0.657033920288086" calcext:value-type="float">
            <text:p>0.6570339203</text:p>
          </table:table-cell>
          <table:table-cell office:value-type="float" office:value="14.7685148715973" calcext:value-type="float">
            <text:p>14.76851487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054043_0_858103108226815405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08]=0;IF([.E4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08]=[.E408]+[.C408]; 1; 0)" office:value-type="float" office:value="0" calcext:value-type="float">
            <text:p>0</text:p>
          </table:table-cell>
          <table:table-cell office:value-type="float" office:value="15.7021291255951" calcext:value-type="float">
            <text:p>15.7021291256</text:p>
          </table:table-cell>
          <table:table-cell office:value-type="float" office:value="0.0018150806427002" calcext:value-type="float">
            <text:p>0.0018150806</text:p>
          </table:table-cell>
          <table:table-cell office:value-type="float" office:value="1.07186913490295" calcext:value-type="float">
            <text:p>1.0718691349</text:p>
          </table:table-cell>
          <table:table-cell office:value-type="float" office:value="1.35197710990906" calcext:value-type="float">
            <text:p>1.3519771099</text:p>
          </table:table-cell>
          <table:table-cell office:value-type="float" office:value="13.2764678001404" calcext:value-type="float">
            <text:p>13.2764678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298835_0_37859295725458181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09]=0;IF([.E40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09]=[.E409]+[.C409]; 1; 0)" office:value-type="float" office:value="1" calcext:value-type="float">
            <text:p>1</text:p>
          </table:table-cell>
          <table:table-cell office:value-type="float" office:value="9.32614207267761" calcext:value-type="float">
            <text:p>9.3261420727</text:p>
          </table:table-cell>
          <table:table-cell office:value-type="float" office:value="0.00161886215209961" calcext:value-type="float">
            <text:p>0.0016188622</text:p>
          </table:table-cell>
          <table:table-cell office:value-type="float" office:value="2.78757214546204" calcext:value-type="float">
            <text:p>2.7875721455</text:p>
          </table:table-cell>
          <table:table-cell office:value-type="float" office:value="0.0839750766754151" calcext:value-type="float">
            <text:p>0.0839750767</text:p>
          </table:table-cell>
          <table:table-cell office:value-type="float" office:value="6.45297598838806" calcext:value-type="float">
            <text:p>6.4529759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154185_0_160762734998328901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10]=0;IF([.E4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10]=[.E410]+[.C410]; 1; 0)" office:value-type="float" office:value="0" calcext:value-type="float">
            <text:p>0</text:p>
          </table:table-cell>
          <table:table-cell office:value-type="float" office:value="2.1360559463501" calcext:value-type="float">
            <text:p>2.1360559464</text:p>
          </table:table-cell>
          <table:table-cell office:value-type="float" office:value="0.00127410888671875" calcext:value-type="float">
            <text:p>0.0012741089</text:p>
          </table:table-cell>
          <table:table-cell office:value-type="float" office:value="2.13476300239563" calcext:value-type="float">
            <text:p>2.1347630024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717313_0_31827637674021336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1]=0;IF([.E4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11]=[.E411]+[.C411]; 1; 0)" office:value-type="float" office:value="1" calcext:value-type="float">
            <text:p>1</text:p>
          </table:table-cell>
          <table:table-cell office:value-type="float" office:value="0.886060953140259" calcext:value-type="float">
            <text:p>0.8860609531</text:p>
          </table:table-cell>
          <table:table-cell office:value-type="float" office:value="0.00082707405090332" calcext:value-type="float">
            <text:p>0.0008270741</text:p>
          </table:table-cell>
          <table:table-cell office:value-type="float" office:value="0.885223865509033" calcext:value-type="float">
            <text:p>0.8852238655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901618_0_899581750930329356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12]=0;IF([.E4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12]=[.E412]+[.C412]; 1; 0)" office:value-type="float" office:value="0" calcext:value-type="float">
            <text:p>0</text:p>
          </table:table-cell>
          <table:table-cell office:value-type="float" office:value="8.26760196685791" calcext:value-type="float">
            <text:p>8.2676019669</text:p>
          </table:table-cell>
          <table:table-cell office:value-type="float" office:value="0.000813007354736328" calcext:value-type="float">
            <text:p>0.0008130074</text:p>
          </table:table-cell>
          <table:table-cell office:value-type="float" office:value="8.26677417755127" calcext:value-type="float">
            <text:p>8.2667741776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533279_0_39323232626208603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3]=0;IF([.E4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13]=[.E413]+[.C413]; 1; 0)" office:value-type="float" office:value="1" calcext:value-type="float">
            <text:p>1</text:p>
          </table:table-cell>
          <table:table-cell office:value-type="float" office:value="1.49939107894897" calcext:value-type="float">
            <text:p>1.4993910789</text:p>
          </table:table-cell>
          <table:table-cell office:value-type="float" office:value="0.000650167465209961" calcext:value-type="float">
            <text:p>0.0006501675</text:p>
          </table:table-cell>
          <table:table-cell office:value-type="float" office:value="1.49872803688049" calcext:value-type="float">
            <text:p>1.4987280369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587314_0_692929678051243241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4]=0;IF([.E4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14]=[.E414]+[.C414]; 1; 0)" office:value-type="float" office:value="1" calcext:value-type="float">
            <text:p>1</text:p>
          </table:table-cell>
          <table:table-cell office:value-type="float" office:value="1.82004308700562" calcext:value-type="float">
            <text:p>1.820043087</text:p>
          </table:table-cell>
          <table:table-cell office:value-type="float" office:value="0.00111699104309082" calcext:value-type="float">
            <text:p>0.001116991</text:p>
          </table:table-cell>
          <table:table-cell office:value-type="float" office:value="1.81890916824341" calcext:value-type="float">
            <text:p>1.8189091682</text:p>
          </table:table-cell>
          <table:table-cell office:value-type="float" office:value="0.0000128746032714844" calcext:value-type="float">
            <text:p>1.2874603271484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788877_0_116889317157533037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15]=0;IF([.E4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15]=[.E415]+[.C415]; 1; 0)" office:value-type="float" office:value="0" calcext:value-type="float">
            <text:p>0</text:p>
          </table:table-cell>
          <table:table-cell office:value-type="float" office:value="3.06640005111694" calcext:value-type="float">
            <text:p>3.0664000511</text:p>
          </table:table-cell>
          <table:table-cell office:value-type="float" office:value="0.00156092643737793" calcext:value-type="float">
            <text:p>0.0015609264</text:p>
          </table:table-cell>
          <table:table-cell office:value-type="float" office:value="3.06482005119324" calcext:value-type="float">
            <text:p>3.0648200512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536519_0_22904200587675483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6]=0;IF([.E4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16]=[.E416]+[.C416]; 1; 0)" office:value-type="float" office:value="1" calcext:value-type="float">
            <text:p>1</text:p>
          </table:table-cell>
          <table:table-cell office:value-type="float" office:value="2.62741994857788" calcext:value-type="float">
            <text:p>2.6274199486</text:p>
          </table:table-cell>
          <table:table-cell office:value-type="float" office:value="0.000946044921875" calcext:value-type="float">
            <text:p>0.0009460449</text:p>
          </table:table-cell>
          <table:table-cell office:value-type="float" office:value="2.62646102905273" calcext:value-type="float">
            <text:p>2.6264610291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317465_0_46261106538221631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7]=0;IF([.E4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17]=[.E417]+[.C417]; 1; 0)" office:value-type="float" office:value="1" calcext:value-type="float">
            <text:p>1</text:p>
          </table:table-cell>
          <table:table-cell office:value-type="float" office:value="1.82506704330444" calcext:value-type="float">
            <text:p>1.8250670433</text:p>
          </table:table-cell>
          <table:table-cell office:value-type="float" office:value="0.00108718872070313" calcext:value-type="float">
            <text:p>0.0010871887</text:p>
          </table:table-cell>
          <table:table-cell office:value-type="float" office:value="1.13093996047974" calcext:value-type="float">
            <text:p>1.1309399605</text:p>
          </table:table-cell>
          <table:table-cell office:value-type="float" office:value="0.693036079406738" calcext:value-type="float">
            <text:p>0.6930360794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275140_0_56851316830177048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8]=0;IF([.E4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18]=[.E418]+[.C418]; 1; 0)" office:value-type="float" office:value="1" calcext:value-type="float">
            <text:p>1</text:p>
          </table:table-cell>
          <table:table-cell office:value-type="float" office:value="1.22034382820129" calcext:value-type="float">
            <text:p>1.2203438282</text:p>
          </table:table-cell>
          <table:table-cell office:value-type="float" office:value="0.000944614410400391" calcext:value-type="float">
            <text:p>0.0009446144</text:p>
          </table:table-cell>
          <table:table-cell office:value-type="float" office:value="1.21938896179199" calcext:value-type="float">
            <text:p>1.2193889618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968480_0_43882193323239648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19]=0;IF([.E4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19]=[.E419]+[.C419]; 1; 0)" office:value-type="float" office:value="1" calcext:value-type="float">
            <text:p>1</text:p>
          </table:table-cell>
          <table:table-cell office:value-type="float" office:value="6.67294502258301" calcext:value-type="float">
            <text:p>6.6729450226</text:p>
          </table:table-cell>
          <table:table-cell office:value-type="float" office:value="0.00118589401245117" calcext:value-type="float">
            <text:p>0.001185894</text:p>
          </table:table-cell>
          <table:table-cell office:value-type="float" office:value="3.10730600357056" calcext:value-type="float">
            <text:p>3.1073060036</text:p>
          </table:table-cell>
          <table:table-cell office:value-type="float" office:value="3.56444907188416" calcext:value-type="float">
            <text:p>3.5644490719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187888_1_55403496125075702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0]=0;IF([.E4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20]=[.E420]+[.C420]; 1; 0)" office:value-type="float" office:value="1" calcext:value-type="float">
            <text:p>1</text:p>
          </table:table-cell>
          <table:table-cell office:value-type="float" office:value="7.54341912269592" calcext:value-type="float">
            <text:p>7.5434191227</text:p>
          </table:table-cell>
          <table:table-cell office:value-type="float" office:value="0.00161910057067871" calcext:value-type="float">
            <text:p>0.0016191006</text:p>
          </table:table-cell>
          <table:table-cell office:value-type="float" office:value="0.534408092498779" calcext:value-type="float">
            <text:p>0.5344080925</text:p>
          </table:table-cell>
          <table:table-cell office:value-type="float" office:value="0.166894912719727" calcext:value-type="float">
            <text:p>0.1668949127</text:p>
          </table:table-cell>
          <table:table-cell office:value-type="float" office:value="6.84049701690674" calcext:value-type="float">
            <text:p>6.8404970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767677_0_34347795092651468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1]=0;IF([.E4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21]=[.E421]+[.C421]; 1; 0)" office:value-type="float" office:value="1" calcext:value-type="float">
            <text:p>1</text:p>
          </table:table-cell>
          <table:table-cell office:value-type="float" office:value="8.98284101486206" calcext:value-type="float">
            <text:p>8.9828410149</text:p>
          </table:table-cell>
          <table:table-cell office:value-type="float" office:value="0.000857114791870117" calcext:value-type="float">
            <text:p>0.0008571148</text:p>
          </table:table-cell>
          <table:table-cell office:value-type="float" office:value="8.5665431022644" calcext:value-type="float">
            <text:p>8.5665431023</text:p>
          </table:table-cell>
          <table:table-cell office:value-type="float" office:value="0.162996768951416" calcext:value-type="float">
            <text:p>0.162996769</text:p>
          </table:table-cell>
          <table:table-cell office:value-type="float" office:value="0.25244402885437" calcext:value-type="float">
            <text:p>0.2524440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953468_0_1830141940040950217.csv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22]=0;IF([.E4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22]=[.E422]+[.C422]; 1; 0)" office:value-type="float" office:value="0" calcext:value-type="float">
            <text:p>0</text:p>
          </table:table-cell>
          <table:table-cell office:value-type="float" office:value="7.17104578018189" calcext:value-type="float">
            <text:p>7.1710457802</text:p>
          </table:table-cell>
          <table:table-cell office:value-type="float" office:value="0.00192904472351074" calcext:value-type="float">
            <text:p>0.0019290447</text:p>
          </table:table-cell>
          <table:table-cell office:value-type="float" office:value="3.18017387390137" calcext:value-type="float">
            <text:p>3.1801738739</text:p>
          </table:table-cell>
          <table:table-cell office:value-type="float" office:value="0.859310865402222" calcext:value-type="float">
            <text:p>0.8593108654</text:p>
          </table:table-cell>
          <table:table-cell office:value-type="float" office:value="3.12963199615479" calcext:value-type="float">
            <text:p>3.1296319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258673_3_87470738144230194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3]=0;IF([.E4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23]=[.E423]+[.C423]; 1; 0)" office:value-type="float" office:value="1" calcext:value-type="float">
            <text:p>1</text:p>
          </table:table-cell>
          <table:table-cell office:value-type="float" office:value="4.44582200050354" calcext:value-type="float">
            <text:p>4.4458220005</text:p>
          </table:table-cell>
          <table:table-cell office:value-type="float" office:value="0.000802993774414063" calcext:value-type="float">
            <text:p>0.0008029938</text:p>
          </table:table-cell>
          <table:table-cell office:value-type="float" office:value="2.06037497520447" calcext:value-type="float">
            <text:p>2.0603749752</text:p>
          </table:table-cell>
          <table:table-cell office:value-type="float" office:value="2.38463997840881" calcext:value-type="float">
            <text:p>2.3846399784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266574_1_57490192460183112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4]=0;IF([.E4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24]=[.E424]+[.C424]; 1; 0)" office:value-type="float" office:value="1" calcext:value-type="float">
            <text:p>1</text:p>
          </table:table-cell>
          <table:table-cell office:value-type="float" office:value="1.16555404663086" calcext:value-type="float">
            <text:p>1.1655540466</text:p>
          </table:table-cell>
          <table:table-cell office:value-type="float" office:value="0.00131511688232422" calcext:value-type="float">
            <text:p>0.0013151169</text:p>
          </table:table-cell>
          <table:table-cell office:value-type="float" office:value="1.16422700881958" calcext:value-type="float">
            <text:p>1.1642270088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846966_0_29773199089751064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5]=0;IF([.E4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25]=[.E425]+[.C425]; 1; 0)" office:value-type="float" office:value="1" calcext:value-type="float">
            <text:p>1</text:p>
          </table:table-cell>
          <table:table-cell office:value-type="float" office:value="7.14766407012939" calcext:value-type="float">
            <text:p>7.1476640701</text:p>
          </table:table-cell>
          <table:table-cell office:value-type="float" office:value="0.00153088569641113" calcext:value-type="float">
            <text:p>0.0015308857</text:p>
          </table:table-cell>
          <table:table-cell office:value-type="float" office:value="0.625965118408203" calcext:value-type="float">
            <text:p>0.6259651184</text:p>
          </table:table-cell>
          <table:table-cell office:value-type="float" office:value="0.238467931747436" calcext:value-type="float">
            <text:p>0.2384679317</text:p>
          </table:table-cell>
          <table:table-cell office:value-type="float" office:value="6.28170013427734" calcext:value-type="float">
            <text:p>6.2817001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341053_2_7670344559150028058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26]=0;IF([.E4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26]=[.E426]+[.C426]; 1; 0)" office:value-type="float" office:value="1" calcext:value-type="float">
            <text:p>1</text:p>
          </table:table-cell>
          <table:table-cell office:value-type="float" office:value="2.06916117668152" calcext:value-type="float">
            <text:p>2.0691611767</text:p>
          </table:table-cell>
          <table:table-cell office:value-type="float" office:value="0.00101113319396973" calcext:value-type="float">
            <text:p>0.0010111332</text:p>
          </table:table-cell>
          <table:table-cell office:value-type="float" office:value="0.58585000038147" calcext:value-type="float">
            <text:p>0.5858500004</text:p>
          </table:table-cell>
          <table:table-cell office:value-type="float" office:value="0.16350793838501" calcext:value-type="float">
            <text:p>0.1635079384</text:p>
          </table:table-cell>
          <table:table-cell office:value-type="float" office:value="1.31879210472107" calcext:value-type="float">
            <text:p>1.3187921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156062_0_505637537526310226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27]=0;IF([.E4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27]=[.E427]+[.C427]; 1; 0)" office:value-type="float" office:value="0" calcext:value-type="float">
            <text:p>0</text:p>
          </table:table-cell>
          <table:table-cell office:value-type="float" office:value="2.43684792518616" calcext:value-type="float">
            <text:p>2.4368479252</text:p>
          </table:table-cell>
          <table:table-cell office:value-type="float" office:value="0.00124692916870117" calcext:value-type="float">
            <text:p>0.0012469292</text:p>
          </table:table-cell>
          <table:table-cell office:value-type="float" office:value="2.43558096885681" calcext:value-type="float">
            <text:p>2.4355809689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685423_0_80612897606971039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28]=0;IF([.E4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28]=[.E428]+[.C428]; 1; 0)" office:value-type="float" office:value="0" calcext:value-type="float">
            <text:p>0</text:p>
          </table:table-cell>
          <table:table-cell office:value-type="float" office:value="3.40771317481995" calcext:value-type="float">
            <text:p>3.4077131748</text:p>
          </table:table-cell>
          <table:table-cell office:value-type="float" office:value="0.00112795829772949" calcext:value-type="float">
            <text:p>0.0011279583</text:p>
          </table:table-cell>
          <table:table-cell office:value-type="float" office:value="3.40656614303589" calcext:value-type="float">
            <text:p>3.40656614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316125_0_856704479575999345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29]=0;IF([.E4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29]=[.E429]+[.C429]; 1; 0)" office:value-type="float" office:value="1" calcext:value-type="float">
            <text:p>1</text:p>
          </table:table-cell>
          <table:table-cell office:value-type="float" office:value="0.285190105438232" calcext:value-type="float">
            <text:p>0.2851901054</text:p>
          </table:table-cell>
          <table:table-cell office:value-type="float" office:value="0.000642061233520508" calcext:value-type="float">
            <text:p>0.0006420612</text:p>
          </table:table-cell>
          <table:table-cell office:value-type="float" office:value="0.284540176391602" calcext:value-type="float">
            <text:p>0.2845401764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44204_0_95142679052715275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30]=0;IF([.E4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30]=[.E430]+[.C430]; 1; 0)" office:value-type="float" office:value="0" calcext:value-type="float">
            <text:p>0</text:p>
          </table:table-cell>
          <table:table-cell office:value-type="float" office:value="1.90291810035706" calcext:value-type="float">
            <text:p>1.9029181004</text:p>
          </table:table-cell>
          <table:table-cell office:value-type="float" office:value="0.00124526023864746" calcext:value-type="float">
            <text:p>0.0012452602</text:p>
          </table:table-cell>
          <table:table-cell office:value-type="float" office:value="1.90165495872498" calcext:value-type="float">
            <text:p>1.9016549587</text:p>
          </table:table-cell>
          <table:table-cell office:value-type="float" office:value="0.0000128746032714844" calcext:value-type="float">
            <text:p>1.2874603271484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203569_0_66084930472971308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1]=0;IF([.E4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31]=[.E431]+[.C431]; 1; 0)" office:value-type="float" office:value="1" calcext:value-type="float">
            <text:p>1</text:p>
          </table:table-cell>
          <table:table-cell office:value-type="float" office:value="0.880953073501587" calcext:value-type="float">
            <text:p>0.8809530735</text:p>
          </table:table-cell>
          <table:table-cell office:value-type="float" office:value="0.000821113586425781" calcext:value-type="float">
            <text:p>0.0008211136</text:p>
          </table:table-cell>
          <table:table-cell office:value-type="float" office:value="0.880120038986206" calcext:value-type="float">
            <text:p>0.880120039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55026_0_4062150166041484956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32]=0;IF([.E43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32]=[.E432]+[.C432]; 1; 0)" office:value-type="float" office:value="1" calcext:value-type="float">
            <text:p>1</text:p>
          </table:table-cell>
          <table:table-cell office:value-type="float" office:value="71.1000270843506" calcext:value-type="float">
            <text:p>71.1000270844</text:p>
          </table:table-cell>
          <table:table-cell office:value-type="float" office:value="0.00401711463928223" calcext:value-type="float">
            <text:p>0.0040171146</text:p>
          </table:table-cell>
          <table:table-cell office:value-type="float" office:value="2.91504311561584" calcext:value-type="float">
            <text:p>2.9150431156</text:p>
          </table:table-cell>
          <table:table-cell office:value-type="float" office:value="1.68781185150146" calcext:value-type="float">
            <text:p>1.6878118515</text:p>
          </table:table-cell>
          <table:table-cell office:value-type="float" office:value="66.493155002594" calcext:value-type="float">
            <text:p>66.4931550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098118_0_3828961273950942592.csv</text:p>
          </table:table-cell>
          <table:table-cell office:value-type="string" calcext:value-type="string">
            <text:p>http://dbpedia.org/property/country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33]=0;IF([.E43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33]=[.E433]+[.C433]; 1; 0)" office:value-type="float" office:value="1" calcext:value-type="float">
            <text:p>1</text:p>
          </table:table-cell>
          <table:table-cell office:value-type="float" office:value="51.3595039844513" calcext:value-type="float">
            <text:p>51.3595039845</text:p>
          </table:table-cell>
          <table:table-cell office:value-type="float" office:value="0.00304388999938965" calcext:value-type="float">
            <text:p>0.00304389</text:p>
          </table:table-cell>
          <table:table-cell office:value-type="float" office:value="2.94798302650452" calcext:value-type="float">
            <text:p>2.9479830265</text:p>
          </table:table-cell>
          <table:table-cell office:value-type="float" office:value="1.51129698753357" calcext:value-type="float">
            <text:p>1.5112969875</text:p>
          </table:table-cell>
          <table:table-cell office:value-type="float" office:value="46.8971800804138" calcext:value-type="float">
            <text:p>46.8971800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936911_255_35103316564657986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4]=0;IF([.E4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34]=[.E434]+[.C434]; 1; 0)" office:value-type="float" office:value="1" calcext:value-type="float">
            <text:p>1</text:p>
          </table:table-cell>
          <table:table-cell office:value-type="float" office:value="0.502084970474243" calcext:value-type="float">
            <text:p>0.5020849705</text:p>
          </table:table-cell>
          <table:table-cell office:value-type="float" office:value="0.000978946685791016" calcext:value-type="float">
            <text:p>0.0009789467</text:p>
          </table:table-cell>
          <table:table-cell office:value-type="float" office:value="0.501096963882446" calcext:value-type="float">
            <text:p>0.5010969639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772841_0_12330916160506155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5]=0;IF([.E4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35]=[.E435]+[.C435]; 1; 0)" office:value-type="float" office:value="1" calcext:value-type="float">
            <text:p>1</text:p>
          </table:table-cell>
          <table:table-cell office:value-type="float" office:value="1.7671639919281" calcext:value-type="float">
            <text:p>1.7671639919</text:p>
          </table:table-cell>
          <table:table-cell office:value-type="float" office:value="0.000959157943725586" calcext:value-type="float">
            <text:p>0.0009591579</text:p>
          </table:table-cell>
          <table:table-cell office:value-type="float" office:value="0.991538047790527" calcext:value-type="float">
            <text:p>0.9915380478</text:p>
          </table:table-cell>
          <table:table-cell office:value-type="float" office:value="0.774663925170898" calcext:value-type="float">
            <text:p>0.7746639252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656229_0_560111986530686907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36]=0;IF([.E4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36]=[.E436]+[.C436]; 1; 0)" office:value-type="float" office:value="0" calcext:value-type="float">
            <text:p>0</text:p>
          </table:table-cell>
          <table:table-cell office:value-type="float" office:value="3.08007192611694" calcext:value-type="float">
            <text:p>3.0800719261</text:p>
          </table:table-cell>
          <table:table-cell office:value-type="float" office:value="0.00171089172363281" calcext:value-type="float">
            <text:p>0.0017108917</text:p>
          </table:table-cell>
          <table:table-cell office:value-type="float" office:value="3.07834100723267" calcext:value-type="float">
            <text:p>3.078341007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107734_2_2329160387535788734.csv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437]=0;IF([.E43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37]=[.E437]+[.C437]; 1; 0)" office:value-type="float" office:value="0" calcext:value-type="float">
            <text:p>0</text:p>
          </table:table-cell>
          <table:table-cell office:value-type="float" office:value="61.448245048523" calcext:value-type="float">
            <text:p>61.4482450485</text:p>
          </table:table-cell>
          <table:table-cell office:value-type="float" office:value="0.00354528427124023" calcext:value-type="float">
            <text:p>0.0035452843</text:p>
          </table:table-cell>
          <table:table-cell office:value-type="float" office:value="3.73083186149597" calcext:value-type="float">
            <text:p>3.7308318615</text:p>
          </table:table-cell>
          <table:table-cell office:value-type="float" office:value="2.67686796188354" calcext:value-type="float">
            <text:p>2.6768679619</text:p>
          </table:table-cell>
          <table:table-cell office:value-type="float" office:value="55.0369999408722" calcext:value-type="float">
            <text:p>55.0369999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111393_0_10099025725036096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8]=0;IF([.E4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38]=[.E438]+[.C438]; 1; 0)" office:value-type="float" office:value="1" calcext:value-type="float">
            <text:p>1</text:p>
          </table:table-cell>
          <table:table-cell office:value-type="float" office:value="2.82031106948853" calcext:value-type="float">
            <text:p>2.8203110695</text:p>
          </table:table-cell>
          <table:table-cell office:value-type="float" office:value="0.000847101211547852" calcext:value-type="float">
            <text:p>0.0008471012</text:p>
          </table:table-cell>
          <table:table-cell office:value-type="float" office:value="2.81944394111633" calcext:value-type="float">
            <text:p>2.819443941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6568_0_69413388693463148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39]=0;IF([.E4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39]=[.E439]+[.C439]; 1; 0)" office:value-type="float" office:value="1" calcext:value-type="float">
            <text:p>1</text:p>
          </table:table-cell>
          <table:table-cell office:value-type="float" office:value="2.31534385681152" calcext:value-type="float">
            <text:p>2.3153438568</text:p>
          </table:table-cell>
          <table:table-cell office:value-type="float" office:value="0.0008697509765625" calcext:value-type="float">
            <text:p>0.000869751</text:p>
          </table:table-cell>
          <table:table-cell office:value-type="float" office:value="2.31445598602295" calcext:value-type="float">
            <text:p>2.31445598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060320_0_832410686984280719.csv</text:p>
          </table:table-cell>
          <table:table-cell office:value-type="string" calcext:value-type="string">
            <text:p>http://dbpedia.org/ontology/broadcastNetwork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40]=0;IF([.E4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40]=[.E440]+[.C440]; 1; 0)" office:value-type="float" office:value="0" calcext:value-type="float">
            <text:p>0</text:p>
          </table:table-cell>
          <table:table-cell office:value-type="float" office:value="16.3488278388977" calcext:value-type="float">
            <text:p>16.3488278389</text:p>
          </table:table-cell>
          <table:table-cell office:value-type="float" office:value="0.00195074081420898" calcext:value-type="float">
            <text:p>0.0019507408</text:p>
          </table:table-cell>
          <table:table-cell office:value-type="float" office:value="1.38447690010071" calcext:value-type="float">
            <text:p>1.3844769001</text:p>
          </table:table-cell>
          <table:table-cell office:value-type="float" office:value="0.647240161895752" calcext:value-type="float">
            <text:p>0.6472401619</text:p>
          </table:table-cell>
          <table:table-cell office:value-type="float" office:value="14.315160036087" calcext:value-type="float">
            <text:p>14.3151600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526697_2_1272121202546996894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41]=0;IF([.E4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41]=[.E441]+[.C441]; 1; 0)" office:value-type="float" office:value="1" calcext:value-type="float">
            <text:p>1</text:p>
          </table:table-cell>
          <table:table-cell office:value-type="float" office:value="23.9558169841766" calcext:value-type="float">
            <text:p>23.9558169842</text:p>
          </table:table-cell>
          <table:table-cell office:value-type="float" office:value="0.00267696380615234" calcext:value-type="float">
            <text:p>0.0026769638</text:p>
          </table:table-cell>
          <table:table-cell office:value-type="float" office:value="2.18544697761536" calcext:value-type="float">
            <text:p>2.1854469776</text:p>
          </table:table-cell>
          <table:table-cell office:value-type="float" office:value="1.17193794250488" calcext:value-type="float">
            <text:p>1.1719379425</text:p>
          </table:table-cell>
          <table:table-cell office:value-type="float" office:value="20.5957551002502" calcext:value-type="float">
            <text:p>20.5957551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873912_0_6577798048248876844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42]=0;IF([.E4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42]=[.E442]+[.C442]; 1; 0)" office:value-type="float" office:value="1" calcext:value-type="float">
            <text:p>1</text:p>
          </table:table-cell>
          <table:table-cell office:value-type="float" office:value="19.3804721832275" calcext:value-type="float">
            <text:p>19.3804721832</text:p>
          </table:table-cell>
          <table:table-cell office:value-type="float" office:value="0.00130081176757813" calcext:value-type="float">
            <text:p>0.0013008118</text:p>
          </table:table-cell>
          <table:table-cell office:value-type="float" office:value="3.67383313179016" calcext:value-type="float">
            <text:p>3.6738331318</text:p>
          </table:table-cell>
          <table:table-cell office:value-type="float" office:value="1.7894561290741" calcext:value-type="float">
            <text:p>1.7894561291</text:p>
          </table:table-cell>
          <table:table-cell office:value-type="float" office:value="13.9158821105957" calcext:value-type="float">
            <text:p>13.9158821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121813_0_848879241540244665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43]=0;IF([.E4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43]=[.E443]+[.C443]; 1; 0)" office:value-type="float" office:value="0" calcext:value-type="float">
            <text:p>0</text:p>
          </table:table-cell>
          <table:table-cell office:value-type="float" office:value="2.89729595184326" calcext:value-type="float">
            <text:p>2.8972959518</text:p>
          </table:table-cell>
          <table:table-cell office:value-type="float" office:value="0.00110793113708496" calcext:value-type="float">
            <text:p>0.0011079311</text:p>
          </table:table-cell>
          <table:table-cell office:value-type="float" office:value="2.81447410583496" calcext:value-type="float">
            <text:p>2.8144741058</text:p>
          </table:table-cell>
          <table:table-cell office:value-type="float" office:value="0.0817089080810547" calcext:value-type="float">
            <text:p>0.0817089081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687511_0_437726156549790681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44]=0;IF([.E44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444]=[.E444]+[.C444]; 1; 0)" office:value-type="float" office:value="1" calcext:value-type="float">
            <text:p>1</text:p>
          </table:table-cell>
          <table:table-cell office:value-type="float" office:value="16.6484768390656" calcext:value-type="float">
            <text:p>16.6484768391</text:p>
          </table:table-cell>
          <table:table-cell office:value-type="float" office:value="0.00195479393005371" calcext:value-type="float">
            <text:p>0.0019547939</text:p>
          </table:table-cell>
          <table:table-cell office:value-type="float" office:value="3.18578600883484" calcext:value-type="float">
            <text:p>3.1857860088</text:p>
          </table:table-cell>
          <table:table-cell office:value-type="float" office:value="1.41309404373169" calcext:value-type="float">
            <text:p>1.4130940437</text:p>
          </table:table-cell>
          <table:table-cell office:value-type="float" office:value="12.047641992569" calcext:value-type="float">
            <text:p>12.0476419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329809_0_5526008408364682899.csv</text:p>
          </table:table-cell>
          <table:table-cell office:value-type="string" calcext:value-type="string">
            <text:p>http://dbpedia.org/ontology/abstrac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445]=0;IF([.E4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45]=[.E445]+[.C445]; 1; 0)" office:value-type="float" office:value="0" calcext:value-type="float">
            <text:p>0</text:p>
          </table:table-cell>
          <table:table-cell office:value-type="float" office:value="11.1875319480896" calcext:value-type="float">
            <text:p>11.1875319481</text:p>
          </table:table-cell>
          <table:table-cell office:value-type="float" office:value="0.00145316123962402" calcext:value-type="float">
            <text:p>0.0014531612</text:p>
          </table:table-cell>
          <table:table-cell office:value-type="float" office:value="2.8541738986969" calcext:value-type="float">
            <text:p>2.8541738987</text:p>
          </table:table-cell>
          <table:table-cell office:value-type="float" office:value="0.2743239402771" calcext:value-type="float">
            <text:p>0.2743239403</text:p>
          </table:table-cell>
          <table:table-cell office:value-type="float" office:value="8.05758094787598" calcext:value-type="float">
            <text:p>8.0575809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261630_0_4669122890071218234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46]=0;IF([.E4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46]=[.E446]+[.C446]; 1; 0)" office:value-type="float" office:value="0" calcext:value-type="float">
            <text:p>0</text:p>
          </table:table-cell>
          <table:table-cell office:value-type="float" office:value="36.7175278663635" calcext:value-type="float">
            <text:p>36.7175278664</text:p>
          </table:table-cell>
          <table:table-cell office:value-type="float" office:value="0.00423693656921387" calcext:value-type="float">
            <text:p>0.0042369366</text:p>
          </table:table-cell>
          <table:table-cell office:value-type="float" office:value="2.8946738243103" calcext:value-type="float">
            <text:p>2.8946738243</text:p>
          </table:table-cell>
          <table:table-cell office:value-type="float" office:value="2.04643297195435" calcext:value-type="float">
            <text:p>2.046432972</text:p>
          </table:table-cell>
          <table:table-cell office:value-type="float" office:value="31.7721841335297" calcext:value-type="float">
            <text:p>31.7721841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723763_0_87401369798695045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47]=0;IF([.E4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47]=[.E447]+[.C447]; 1; 0)" office:value-type="float" office:value="0" calcext:value-type="float">
            <text:p>0</text:p>
          </table:table-cell>
          <table:table-cell office:value-type="float" office:value="1.99869894981384" calcext:value-type="float">
            <text:p>1.9986989498</text:p>
          </table:table-cell>
          <table:table-cell office:value-type="float" office:value="0.00112605094909668" calcext:value-type="float">
            <text:p>0.0011260509</text:p>
          </table:table-cell>
          <table:table-cell office:value-type="float" office:value="1.9975528717041" calcext:value-type="float">
            <text:p>1.9975528717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012073_0_4024532376425802165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48]=0;IF([.E4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48]=[.E448]+[.C448]; 1; 0)" office:value-type="float" office:value="1" calcext:value-type="float">
            <text:p>1</text:p>
          </table:table-cell>
          <table:table-cell office:value-type="float" office:value="2.32726287841797" calcext:value-type="float">
            <text:p>2.3272628784</text:p>
          </table:table-cell>
          <table:table-cell office:value-type="float" office:value="0.000807762145996094" calcext:value-type="float">
            <text:p>0.0008077621</text:p>
          </table:table-cell>
          <table:table-cell office:value-type="float" office:value="0.870980978012085" calcext:value-type="float">
            <text:p>0.870980978</text:p>
          </table:table-cell>
          <table:table-cell office:value-type="float" office:value="0.467348098754883" calcext:value-type="float">
            <text:p>0.4673480988</text:p>
          </table:table-cell>
          <table:table-cell office:value-type="float" office:value="0.988126039505005" calcext:value-type="float">
            <text:p>0.9881260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297395_0_6919201319699354263.csv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49]=0;IF([.E4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49]=[.E449]+[.C449]; 1; 0)" office:value-type="float" office:value="0" calcext:value-type="float">
            <text:p>0</text:p>
          </table:table-cell>
          <table:table-cell office:value-type="float" office:value="10.3508939743042" calcext:value-type="float">
            <text:p>10.3508939743</text:p>
          </table:table-cell>
          <table:table-cell office:value-type="float" office:value="0.0016169548034668" calcext:value-type="float">
            <text:p>0.0016169548</text:p>
          </table:table-cell>
          <table:table-cell office:value-type="float" office:value="2.85323810577393" calcext:value-type="float">
            <text:p>2.8532381058</text:p>
          </table:table-cell>
          <table:table-cell office:value-type="float" office:value="0.244148015975952" calcext:value-type="float">
            <text:p>0.244148016</text:p>
          </table:table-cell>
          <table:table-cell office:value-type="float" office:value="7.25189089775085" calcext:value-type="float">
            <text:p>7.2518908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899893_0_20442738499987901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0]=0;IF([.E4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50]=[.E450]+[.C450]; 1; 0)" office:value-type="float" office:value="1" calcext:value-type="float">
            <text:p>1</text:p>
          </table:table-cell>
          <table:table-cell office:value-type="float" office:value="0.465873956680298" calcext:value-type="float">
            <text:p>0.4658739567</text:p>
          </table:table-cell>
          <table:table-cell office:value-type="float" office:value="0.00107288360595703" calcext:value-type="float">
            <text:p>0.0010728836</text:p>
          </table:table-cell>
          <table:table-cell office:value-type="float" office:value="0.464792966842651" calcext:value-type="float">
            <text:p>0.4647929668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091969_0_66191234500527644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1]=0;IF([.E4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51]=[.E451]+[.C451]; 1; 0)" office:value-type="float" office:value="1" calcext:value-type="float">
            <text:p>1</text:p>
          </table:table-cell>
          <table:table-cell office:value-type="float" office:value="1.24479699134827" calcext:value-type="float">
            <text:p>1.2447969913</text:p>
          </table:table-cell>
          <table:table-cell office:value-type="float" office:value="0.00136590003967285" calcext:value-type="float">
            <text:p>0.0013659</text:p>
          </table:table-cell>
          <table:table-cell office:value-type="float" office:value="0.939274072647095" calcext:value-type="float">
            <text:p>0.9392740726</text:p>
          </table:table-cell>
          <table:table-cell office:value-type="float" office:value="0.304152965545654" calcext:value-type="float">
            <text:p>0.304152965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051105_2_90465035225592729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2]=0;IF([.E4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52]=[.E452]+[.C452]; 1; 0)" office:value-type="float" office:value="1" calcext:value-type="float">
            <text:p>1</text:p>
          </table:table-cell>
          <table:table-cell office:value-type="float" office:value="2.17328286170959" calcext:value-type="float">
            <text:p>2.1732828617</text:p>
          </table:table-cell>
          <table:table-cell office:value-type="float" office:value="0.000988006591796875" calcext:value-type="float">
            <text:p>0.0009880066</text:p>
          </table:table-cell>
          <table:table-cell office:value-type="float" office:value="1.21948385238647" calcext:value-type="float">
            <text:p>1.2194838524</text:p>
          </table:table-cell>
          <table:table-cell office:value-type="float" office:value="0.952806949615478" calcext:value-type="float">
            <text:p>0.952806949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209651_0_27509034844719001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3]=0;IF([.E4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53]=[.E453]+[.C453]; 1; 0)" office:value-type="float" office:value="1" calcext:value-type="float">
            <text:p>1</text:p>
          </table:table-cell>
          <table:table-cell office:value-type="float" office:value="1.92056202888489" calcext:value-type="float">
            <text:p>1.9205620289</text:p>
          </table:table-cell>
          <table:table-cell office:value-type="float" office:value="0.000975847244262695" calcext:value-type="float">
            <text:p>0.0009758472</text:p>
          </table:table-cell>
          <table:table-cell office:value-type="float" office:value="1.9195671081543" calcext:value-type="float">
            <text:p>1.9195671082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247298_0_20339672895068217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4]=0;IF([.E4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54]=[.E454]+[.C454]; 1; 0)" office:value-type="float" office:value="1" calcext:value-type="float">
            <text:p>1</text:p>
          </table:table-cell>
          <table:table-cell office:value-type="float" office:value="1.46733498573303" calcext:value-type="float">
            <text:p>1.4673349857</text:p>
          </table:table-cell>
          <table:table-cell office:value-type="float" office:value="0.000848054885864258" calcext:value-type="float">
            <text:p>0.0008480549</text:p>
          </table:table-cell>
          <table:table-cell office:value-type="float" office:value="1.466472864151" calcext:value-type="float">
            <text:p>1.4664728642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021592_4_43488601796783085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5]=0;IF([.E4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55]=[.E455]+[.C455]; 1; 0)" office:value-type="float" office:value="1" calcext:value-type="float">
            <text:p>1</text:p>
          </table:table-cell>
          <table:table-cell office:value-type="float" office:value="0.627200126647949" calcext:value-type="float">
            <text:p>0.6272001266</text:p>
          </table:table-cell>
          <table:table-cell office:value-type="float" office:value="0.00108528137207031" calcext:value-type="float">
            <text:p>0.0010852814</text:p>
          </table:table-cell>
          <table:table-cell office:value-type="float" office:value="0.626106023788452" calcext:value-type="float">
            <text:p>0.626106023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156899_0_75451928057195641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6]=0;IF([.E4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56]=[.E456]+[.C456]; 1; 0)" office:value-type="float" office:value="1" calcext:value-type="float">
            <text:p>1</text:p>
          </table:table-cell>
          <table:table-cell office:value-type="float" office:value="0.62374210357666" calcext:value-type="float">
            <text:p>0.6237421036</text:p>
          </table:table-cell>
          <table:table-cell office:value-type="float" office:value="0.000641345977783203" calcext:value-type="float">
            <text:p>0.000641346</text:p>
          </table:table-cell>
          <table:table-cell office:value-type="float" office:value="0.62309193611145" calcext:value-type="float">
            <text:p>0.623091936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883336_14_14967409933287207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57]=0;IF([.E4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57]=[.E457]+[.C457]; 1; 0)" office:value-type="float" office:value="1" calcext:value-type="float">
            <text:p>1</text:p>
          </table:table-cell>
          <table:table-cell office:value-type="float" office:value="0.487968921661377" calcext:value-type="float">
            <text:p>0.4879689217</text:p>
          </table:table-cell>
          <table:table-cell office:value-type="float" office:value="0.000945091247558594" calcext:value-type="float">
            <text:p>0.0009450912</text:p>
          </table:table-cell>
          <table:table-cell office:value-type="float" office:value="0.487015008926392" calcext:value-type="float">
            <text:p>0.4870150089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859162_0_3476610250666232960.csv</text:p>
          </table:table-cell>
          <table:table-cell office:value-type="string" calcext:value-type="string">
            <text:p>http://www.w3.org/2000/01/rdf-schema#seeAls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58]=0;IF([.E4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58]=[.E458]+[.C458]; 1; 0)" office:value-type="float" office:value="0" calcext:value-type="float">
            <text:p>0</text:p>
          </table:table-cell>
          <table:table-cell office:value-type="float" office:value="5.9943540096283" calcext:value-type="float">
            <text:p>5.9943540096</text:p>
          </table:table-cell>
          <table:table-cell office:value-type="float" office:value="0.000840187072753906" calcext:value-type="float">
            <text:p>0.0008401871</text:p>
          </table:table-cell>
          <table:table-cell office:value-type="float" office:value="2.21238803863525" calcext:value-type="float">
            <text:p>2.2123880386</text:p>
          </table:table-cell>
          <table:table-cell office:value-type="float" office:value="1.78306293487549" calcext:value-type="float">
            <text:p>1.7830629349</text:p>
          </table:table-cell>
          <table:table-cell office:value-type="float" office:value="1.9980628490448" calcext:value-type="float">
            <text:p>1.998062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875628_1_4775435000917189501.csv</text:p>
          </table:table-cell>
          <table:table-cell office:value-type="string" calcext:value-type="string">
            <text:p>http://www.georss.org/georss/po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59]=0;IF([.E4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59]=[.E459]+[.C459]; 1; 0)" office:value-type="float" office:value="1" calcext:value-type="float">
            <text:p>1</text:p>
          </table:table-cell>
          <table:table-cell office:value-type="float" office:value="13.9306139945984" calcext:value-type="float">
            <text:p>13.9306139946</text:p>
          </table:table-cell>
          <table:table-cell office:value-type="float" office:value="0.00171709060668945" calcext:value-type="float">
            <text:p>0.0017170906</text:p>
          </table:table-cell>
          <table:table-cell office:value-type="float" office:value="3.08748197555542" calcext:value-type="float">
            <text:p>3.0874819756</text:p>
          </table:table-cell>
          <table:table-cell office:value-type="float" office:value="0.712935924530029" calcext:value-type="float">
            <text:p>0.7129359245</text:p>
          </table:table-cell>
          <table:table-cell office:value-type="float" office:value="10.1284790039063" calcext:value-type="float">
            <text:p>10.12847900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774884_4_82648443827315659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0]=0;IF([.E4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60]=[.E460]+[.C460]; 1; 0)" office:value-type="float" office:value="1" calcext:value-type="float">
            <text:p>1</text:p>
          </table:table-cell>
          <table:table-cell office:value-type="float" office:value="0.845856904983521" calcext:value-type="float">
            <text:p>0.845856905</text:p>
          </table:table-cell>
          <table:table-cell office:value-type="float" office:value="0.000635862350463867" calcext:value-type="float">
            <text:p>0.0006358624</text:p>
          </table:table-cell>
          <table:table-cell office:value-type="float" office:value="0.845208883285522" calcext:value-type="float">
            <text:p>0.8452088833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287521_0_3257485588750481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1]=0;IF([.E4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61]=[.E461]+[.C461]; 1; 0)" office:value-type="float" office:value="1" calcext:value-type="float">
            <text:p>1</text:p>
          </table:table-cell>
          <table:table-cell office:value-type="float" office:value="1.02817392349243" calcext:value-type="float">
            <text:p>1.0281739235</text:p>
          </table:table-cell>
          <table:table-cell office:value-type="float" office:value="0.000772714614868164" calcext:value-type="float">
            <text:p>0.0007727146</text:p>
          </table:table-cell>
          <table:table-cell office:value-type="float" office:value="0.948779106140137" calcext:value-type="float">
            <text:p>0.9487791061</text:p>
          </table:table-cell>
          <table:table-cell office:value-type="float" office:value="0.0786190032958984" calcext:value-type="float">
            <text:p>0.0786190033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78413_0_19197952005057030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2]=0;IF([.E4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62]=[.E462]+[.C462]; 1; 0)" office:value-type="float" office:value="1" calcext:value-type="float">
            <text:p>1</text:p>
          </table:table-cell>
          <table:table-cell office:value-type="float" office:value="1.74875807762146" calcext:value-type="float">
            <text:p>1.7487580776</text:p>
          </table:table-cell>
          <table:table-cell office:value-type="float" office:value="0.000973939895629883" calcext:value-type="float">
            <text:p>0.0009739399</text:p>
          </table:table-cell>
          <table:table-cell office:value-type="float" office:value="1.74776816368103" calcext:value-type="float">
            <text:p>1.7477681637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491020_0_35512249779123702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3]=0;IF([.E4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63]=[.E463]+[.C463]; 1; 0)" office:value-type="float" office:value="1" calcext:value-type="float">
            <text:p>1</text:p>
          </table:table-cell>
          <table:table-cell office:value-type="float" office:value="3.927973985672" calcext:value-type="float">
            <text:p>3.9279739857</text:p>
          </table:table-cell>
          <table:table-cell office:value-type="float" office:value="0.000863313674926758" calcext:value-type="float">
            <text:p>0.0008633137</text:p>
          </table:table-cell>
          <table:table-cell office:value-type="float" office:value="3.92709279060364" calcext:value-type="float">
            <text:p>3.927092790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11695_0_25286569690521417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4]=0;IF([.E4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64]=[.E464]+[.C464]; 1; 0)" office:value-type="float" office:value="1" calcext:value-type="float">
            <text:p>1</text:p>
          </table:table-cell>
          <table:table-cell office:value-type="float" office:value="2.03954386711121" calcext:value-type="float">
            <text:p>2.0395438671</text:p>
          </table:table-cell>
          <table:table-cell office:value-type="float" office:value="0.000687122344970703" calcext:value-type="float">
            <text:p>0.0006871223</text:p>
          </table:table-cell>
          <table:table-cell office:value-type="float" office:value="2.03883790969849" calcext:value-type="float">
            <text:p>2.0388379097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627535_0_80840481779310794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5]=0;IF([.E4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65]=[.E465]+[.C465]; 1; 0)" office:value-type="float" office:value="1" calcext:value-type="float">
            <text:p>1</text:p>
          </table:table-cell>
          <table:table-cell office:value-type="float" office:value="2.4244749546051" calcext:value-type="float">
            <text:p>2.4244749546</text:p>
          </table:table-cell>
          <table:table-cell office:value-type="float" office:value="0.00108575820922852" calcext:value-type="float">
            <text:p>0.0010857582</text:p>
          </table:table-cell>
          <table:table-cell office:value-type="float" office:value="1.03834104537964" calcext:value-type="float">
            <text:p>1.0383410454</text:p>
          </table:table-cell>
          <table:table-cell office:value-type="float" office:value="1.38504505157471" calcext:value-type="float">
            <text:p>1.385045051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404227_0_2240631045609013057.csv</text:p>
          </table:table-cell>
          <table:table-cell office:value-type="string" calcext:value-type="string">
            <text:p>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466]=0;IF([.E46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66]=[.E466]+[.C466]; 1; 0)" office:value-type="float" office:value="0" calcext:value-type="float">
            <text:p>0</text:p>
          </table:table-cell>
          <table:table-cell office:value-type="float" office:value="20.7755250930786" calcext:value-type="float">
            <text:p>20.7755250931</text:p>
          </table:table-cell>
          <table:table-cell office:value-type="float" office:value="0.00244402885437012" calcext:value-type="float">
            <text:p>0.0024440289</text:p>
          </table:table-cell>
          <table:table-cell office:value-type="float" office:value="3.53262114524841" calcext:value-type="float">
            <text:p>3.5326211452</text:p>
          </table:table-cell>
          <table:table-cell office:value-type="float" office:value="1.19630599021912" calcext:value-type="float">
            <text:p>1.1963059902</text:p>
          </table:table-cell>
          <table:table-cell office:value-type="float" office:value="16.0441539287567" calcext:value-type="float">
            <text:p>16.0441539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126546_0_17462431816714653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7]=0;IF([.E4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67]=[.E467]+[.C467]; 1; 0)" office:value-type="float" office:value="1" calcext:value-type="float">
            <text:p>1</text:p>
          </table:table-cell>
          <table:table-cell office:value-type="float" office:value="0.789891958236694" calcext:value-type="float">
            <text:p>0.7898919582</text:p>
          </table:table-cell>
          <table:table-cell office:value-type="float" office:value="0.00139307975769043" calcext:value-type="float">
            <text:p>0.0013930798</text:p>
          </table:table-cell>
          <table:table-cell office:value-type="float" office:value="0.788490056991577" calcext:value-type="float">
            <text:p>0.78849005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024718_4_38122762833619557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8]=0;IF([.E4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68]=[.E468]+[.C468]; 1; 0)" office:value-type="float" office:value="1" calcext:value-type="float">
            <text:p>1</text:p>
          </table:table-cell>
          <table:table-cell office:value-type="float" office:value="25.8701329231262" calcext:value-type="float">
            <text:p>25.8701329231</text:p>
          </table:table-cell>
          <table:table-cell office:value-type="float" office:value="0.00259590148925781" calcext:value-type="float">
            <text:p>0.0025959015</text:p>
          </table:table-cell>
          <table:table-cell office:value-type="float" office:value="2.75602912902832" calcext:value-type="float">
            <text:p>2.756029129</text:p>
          </table:table-cell>
          <table:table-cell office:value-type="float" office:value="9.4192750453949" calcext:value-type="float">
            <text:p>9.4192750454</text:p>
          </table:table-cell>
          <table:table-cell office:value-type="float" office:value="13.6922328472137" calcext:value-type="float">
            <text:p>13.6922328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328542_0_47458215707852436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69]=0;IF([.E4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69]=[.E469]+[.C469]; 1; 0)" office:value-type="float" office:value="1" calcext:value-type="float">
            <text:p>1</text:p>
          </table:table-cell>
          <table:table-cell office:value-type="float" office:value="5.26663589477539" calcext:value-type="float">
            <text:p>5.2666358948</text:p>
          </table:table-cell>
          <table:table-cell office:value-type="float" office:value="0.00110292434692383" calcext:value-type="float">
            <text:p>0.0011029243</text:p>
          </table:table-cell>
          <table:table-cell office:value-type="float" office:value="2.2318320274353" calcext:value-type="float">
            <text:p>2.2318320274</text:p>
          </table:table-cell>
          <table:table-cell office:value-type="float" office:value="0.841266870498657" calcext:value-type="float">
            <text:p>0.8412668705</text:p>
          </table:table-cell>
          <table:table-cell office:value-type="float" office:value="2.19243407249451" calcext:value-type="float">
            <text:p>2.19243407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725861_0_81716525143933452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70]=0;IF([.E4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70]=[.E470]+[.C470]; 1; 0)" office:value-type="float" office:value="1" calcext:value-type="float">
            <text:p>1</text:p>
          </table:table-cell>
          <table:table-cell office:value-type="float" office:value="4.33212304115295" calcext:value-type="float">
            <text:p>4.3321230412</text:p>
          </table:table-cell>
          <table:table-cell office:value-type="float" office:value="0.00216579437255859" calcext:value-type="float">
            <text:p>0.0021657944</text:p>
          </table:table-cell>
          <table:table-cell office:value-type="float" office:value="2.10227203369141" calcext:value-type="float">
            <text:p>2.1022720337</text:p>
          </table:table-cell>
          <table:table-cell office:value-type="float" office:value="1.27797508239746" calcext:value-type="float">
            <text:p>1.2779750824</text:p>
          </table:table-cell>
          <table:table-cell office:value-type="float" office:value="0.949710130691528" calcext:value-type="float">
            <text:p>0.94971013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204288_0_442052671860304242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71]=0;IF([.E4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71]=[.E471]+[.C471]; 1; 0)" office:value-type="float" office:value="0" calcext:value-type="float">
            <text:p>0</text:p>
          </table:table-cell>
          <table:table-cell office:value-type="float" office:value="6.70257091522217" calcext:value-type="float">
            <text:p>6.7025709152</text:p>
          </table:table-cell>
          <table:table-cell office:value-type="float" office:value="0.00143790245056152" calcext:value-type="float">
            <text:p>0.0014379025</text:p>
          </table:table-cell>
          <table:table-cell office:value-type="float" office:value="0.644932985305786" calcext:value-type="float">
            <text:p>0.6449329853</text:p>
          </table:table-cell>
          <table:table-cell office:value-type="float" office:value="0.333935022354126" calcext:value-type="float">
            <text:p>0.3339350224</text:p>
          </table:table-cell>
          <table:table-cell office:value-type="float" office:value="5.72226500511169" calcext:value-type="float">
            <text:p>5.72226500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587550_0_26373463287658852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72]=0;IF([.E4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72]=[.E472]+[.C472]; 1; 0)" office:value-type="float" office:value="1" calcext:value-type="float">
            <text:p>1</text:p>
          </table:table-cell>
          <table:table-cell office:value-type="float" office:value="1.877769947052" calcext:value-type="float">
            <text:p>1.8777699471</text:p>
          </table:table-cell>
          <table:table-cell office:value-type="float" office:value="0.000975847244262695" calcext:value-type="float">
            <text:p>0.0009758472</text:p>
          </table:table-cell>
          <table:table-cell office:value-type="float" office:value="1.87677502632141" calcext:value-type="float">
            <text:p>1.8767750263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587432_0_482688485832521340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473]=0;IF([.E4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73]=[.E473]+[.C473]; 1; 0)" office:value-type="float" office:value="1" calcext:value-type="float">
            <text:p>1</text:p>
          </table:table-cell>
          <table:table-cell office:value-type="float" office:value="2.24306797981262" calcext:value-type="float">
            <text:p>2.2430679798</text:p>
          </table:table-cell>
          <table:table-cell office:value-type="float" office:value="0.000908136367797852" calcext:value-type="float">
            <text:p>0.0009081364</text:p>
          </table:table-cell>
          <table:table-cell office:value-type="float" office:value="1.45508599281311" calcext:value-type="float">
            <text:p>1.4550859928</text:p>
          </table:table-cell>
          <table:table-cell office:value-type="float" office:value="0.288582801818848" calcext:value-type="float">
            <text:p>0.2885828018</text:p>
          </table:table-cell>
          <table:table-cell office:value-type="float" office:value="0.498491048812866" calcext:value-type="float">
            <text:p>0.49849104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541068_1_115693251891762373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74]=0;IF([.E47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74]=[.E474]+[.C474]; 1; 0)" office:value-type="float" office:value="0" calcext:value-type="float">
            <text:p>0</text:p>
          </table:table-cell>
          <table:table-cell office:value-type="float" office:value="1.92982697486877" calcext:value-type="float">
            <text:p>1.9298269749</text:p>
          </table:table-cell>
          <table:table-cell office:value-type="float" office:value="0.00141191482543945" calcext:value-type="float">
            <text:p>0.0014119148</text:p>
          </table:table-cell>
          <table:table-cell office:value-type="float" office:value="1.92839598655701" calcext:value-type="float">
            <text:p>1.928395986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901922_0_56735537495721156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75]=0;IF([.E4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75]=[.E475]+[.C475]; 1; 0)" office:value-type="float" office:value="1" calcext:value-type="float">
            <text:p>1</text:p>
          </table:table-cell>
          <table:table-cell office:value-type="float" office:value="9.84042692184448" calcext:value-type="float">
            <text:p>9.8404269218</text:p>
          </table:table-cell>
          <table:table-cell office:value-type="float" office:value="0.00137686729431152" calcext:value-type="float">
            <text:p>0.0013768673</text:p>
          </table:table-cell>
          <table:table-cell office:value-type="float" office:value="3.33265614509583" calcext:value-type="float">
            <text:p>3.3326561451</text:p>
          </table:table-cell>
          <table:table-cell office:value-type="float" office:value="0.649247884750366" calcext:value-type="float">
            <text:p>0.6492478848</text:p>
          </table:table-cell>
          <table:table-cell office:value-type="float" office:value="5.85714602470398" calcext:value-type="float">
            <text:p>5.85714602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400241_0_38857224927492654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76]=0;IF([.E4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76]=[.E476]+[.C476]; 1; 0)" office:value-type="float" office:value="1" calcext:value-type="float">
            <text:p>1</text:p>
          </table:table-cell>
          <table:table-cell office:value-type="float" office:value="1.26318597793579" calcext:value-type="float">
            <text:p>1.2631859779</text:p>
          </table:table-cell>
          <table:table-cell office:value-type="float" office:value="0.000939846038818359" calcext:value-type="float">
            <text:p>0.000939846</text:p>
          </table:table-cell>
          <table:table-cell office:value-type="float" office:value="1.18197798728943" calcext:value-type="float">
            <text:p>1.1819779873</text:p>
          </table:table-cell>
          <table:table-cell office:value-type="float" office:value="0.0802640914916992" calcext:value-type="float">
            <text:p>0.080264091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260153_0_61947956385433277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77]=0;IF([.E4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77]=[.E477]+[.C477]; 1; 0)" office:value-type="float" office:value="1" calcext:value-type="float">
            <text:p>1</text:p>
          </table:table-cell>
          <table:table-cell office:value-type="float" office:value="9.70097398757935" calcext:value-type="float">
            <text:p>9.7009739876</text:p>
          </table:table-cell>
          <table:table-cell office:value-type="float" office:value="0.000887393951416016" calcext:value-type="float">
            <text:p>0.000887394</text:p>
          </table:table-cell>
          <table:table-cell office:value-type="float" office:value="9.70007491111755" calcext:value-type="float">
            <text:p>9.7000749111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327346_0_578786373969733660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78]=0;IF([.E4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78]=[.E478]+[.C478]; 1; 0)" office:value-type="float" office:value="0" calcext:value-type="float">
            <text:p>0</text:p>
          </table:table-cell>
          <table:table-cell office:value-type="float" office:value="2.006187915802" calcext:value-type="float">
            <text:p>2.0061879158</text:p>
          </table:table-cell>
          <table:table-cell office:value-type="float" office:value="0.00110793113708496" calcext:value-type="float">
            <text:p>0.0011079311</text:p>
          </table:table-cell>
          <table:table-cell office:value-type="float" office:value="2.00505995750427" calcext:value-type="float">
            <text:p>2.005059957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759273_0_142789830803029519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79]=0;IF([.E4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79]=[.E479]+[.C479]; 1; 0)" office:value-type="float" office:value="0" calcext:value-type="float">
            <text:p>0</text:p>
          </table:table-cell>
          <table:table-cell office:value-type="float" office:value="1.95281910896301" calcext:value-type="float">
            <text:p>1.952819109</text:p>
          </table:table-cell>
          <table:table-cell office:value-type="float" office:value="0.00129008293151855" calcext:value-type="float">
            <text:p>0.0012900829</text:p>
          </table:table-cell>
          <table:table-cell office:value-type="float" office:value="1.95150899887085" calcext:value-type="float">
            <text:p>1.9515089989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02106_0_71623485120308777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80]=0;IF([.E4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80]=[.E480]+[.C480]; 1; 0)" office:value-type="float" office:value="1" calcext:value-type="float">
            <text:p>1</text:p>
          </table:table-cell>
          <table:table-cell office:value-type="float" office:value="0.556498050689697" calcext:value-type="float">
            <text:p>0.5564980507</text:p>
          </table:table-cell>
          <table:table-cell office:value-type="float" office:value="0.00109505653381348" calcext:value-type="float">
            <text:p>0.0010950565</text:p>
          </table:table-cell>
          <table:table-cell office:value-type="float" office:value="0.555394172668457" calcext:value-type="float">
            <text:p>0.555394172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852924_0_90326688845500443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81]=0;IF([.E4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81]=[.E481]+[.C481]; 1; 0)" office:value-type="float" office:value="1" calcext:value-type="float">
            <text:p>1</text:p>
          </table:table-cell>
          <table:table-cell office:value-type="float" office:value="0.474399089813232" calcext:value-type="float">
            <text:p>0.4743990898</text:p>
          </table:table-cell>
          <table:table-cell office:value-type="float" office:value="0.000947237014770508" calcext:value-type="float">
            <text:p>0.000947237</text:p>
          </table:table-cell>
          <table:table-cell office:value-type="float" office:value="0.473443031311035" calcext:value-type="float">
            <text:p>0.4734430313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880149_0_50627065352844185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82]=0;IF([.E4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82]=[.E482]+[.C482]; 1; 0)" office:value-type="float" office:value="1" calcext:value-type="float">
            <text:p>1</text:p>
          </table:table-cell>
          <table:table-cell office:value-type="float" office:value="14.4229609966278" calcext:value-type="float">
            <text:p>14.4229609966</text:p>
          </table:table-cell>
          <table:table-cell office:value-type="float" office:value="0.00173807144165039" calcext:value-type="float">
            <text:p>0.0017380714</text:p>
          </table:table-cell>
          <table:table-cell office:value-type="float" office:value="2.75503492355347" calcext:value-type="float">
            <text:p>2.7550349236</text:p>
          </table:table-cell>
          <table:table-cell office:value-type="float" office:value="1.2542130947113" calcext:value-type="float">
            <text:p>1.2542130947</text:p>
          </table:table-cell>
          <table:table-cell office:value-type="float" office:value="10.4119749069214" calcext:value-type="float">
            <text:p>10.4119749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80604_4_332923570574676239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83]=0;IF([.E4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83]=[.E483]+[.C483]; 1; 0)" office:value-type="float" office:value="0" calcext:value-type="float">
            <text:p>0</text:p>
          </table:table-cell>
          <table:table-cell office:value-type="float" office:value="1.96838402748108" calcext:value-type="float">
            <text:p>1.9683840275</text:p>
          </table:table-cell>
          <table:table-cell office:value-type="float" office:value="0.00155305862426758" calcext:value-type="float">
            <text:p>0.0015530586</text:p>
          </table:table-cell>
          <table:table-cell office:value-type="float" office:value="1.96681189537048" calcext:value-type="float">
            <text:p>1.9668118954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310680_0_5150772059999313798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84]=0;IF([.E48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84]=[.E484]+[.C484]; 1; 0)" office:value-type="float" office:value="0" calcext:value-type="float">
            <text:p>0</text:p>
          </table:table-cell>
          <table:table-cell office:value-type="float" office:value="17.8842990398407" calcext:value-type="float">
            <text:p>17.8842990398</text:p>
          </table:table-cell>
          <table:table-cell office:value-type="float" office:value="0.00118613243103027" calcext:value-type="float">
            <text:p>0.0011861324</text:p>
          </table:table-cell>
          <table:table-cell office:value-type="float" office:value="2.85035395622253" calcext:value-type="float">
            <text:p>2.8503539562</text:p>
          </table:table-cell>
          <table:table-cell office:value-type="float" office:value="8.13279700279236" calcext:value-type="float">
            <text:p>8.1327970028</text:p>
          </table:table-cell>
          <table:table-cell office:value-type="float" office:value="6.89996194839478" calcext:value-type="float">
            <text:p>6.8999619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399277_1_728967643576763633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85]=0;IF([.E4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85]=[.E485]+[.C485]; 1; 0)" office:value-type="float" office:value="1" calcext:value-type="float">
            <text:p>1</text:p>
          </table:table-cell>
          <table:table-cell office:value-type="float" office:value="0.646023035049439" calcext:value-type="float">
            <text:p>0.646023035</text:p>
          </table:table-cell>
          <table:table-cell office:value-type="float" office:value="0.000633955001831055" calcext:value-type="float">
            <text:p>0.000633955</text:p>
          </table:table-cell>
          <table:table-cell office:value-type="float" office:value="0.645380020141602" calcext:value-type="float">
            <text:p>0.645380020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642706_0_4985997734852636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86]=0;IF([.E4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86]=[.E486]+[.C486]; 1; 0)" office:value-type="float" office:value="1" calcext:value-type="float">
            <text:p>1</text:p>
          </table:table-cell>
          <table:table-cell office:value-type="float" office:value="7.15952801704407" calcext:value-type="float">
            <text:p>7.159528017</text:p>
          </table:table-cell>
          <table:table-cell office:value-type="float" office:value="0.00101304054260254" calcext:value-type="float">
            <text:p>0.0010130405</text:p>
          </table:table-cell>
          <table:table-cell office:value-type="float" office:value="7.15849590301514" calcext:value-type="float">
            <text:p>7.158495903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583830_0_8311359334436377719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87]=0;IF([.E4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87]=[.E487]+[.C487]; 1; 0)" office:value-type="float" office:value="0" calcext:value-type="float">
            <text:p>0</text:p>
          </table:table-cell>
          <table:table-cell office:value-type="float" office:value="42.203372001648" calcext:value-type="float">
            <text:p>42.2033720016</text:p>
          </table:table-cell>
          <table:table-cell office:value-type="float" office:value="0.00418877601623535" calcext:value-type="float">
            <text:p>0.004188776</text:p>
          </table:table-cell>
          <table:table-cell office:value-type="float" office:value="2.91118812561035" calcext:value-type="float">
            <text:p>2.9111881256</text:p>
          </table:table-cell>
          <table:table-cell office:value-type="float" office:value="2.27667808532715" calcext:value-type="float">
            <text:p>2.2766780853</text:p>
          </table:table-cell>
          <table:table-cell office:value-type="float" office:value="37.0113170146942" calcext:value-type="float">
            <text:p>37.01131701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840765_0_666439184193303384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88]=0;IF([.E4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88]=[.E488]+[.C488]; 1; 0)" office:value-type="float" office:value="0" calcext:value-type="float">
            <text:p>0</text:p>
          </table:table-cell>
          <table:table-cell office:value-type="float" office:value="9.65300297737122" calcext:value-type="float">
            <text:p>9.6530029774</text:p>
          </table:table-cell>
          <table:table-cell office:value-type="float" office:value="0.00148177146911621" calcext:value-type="float">
            <text:p>0.0014817715</text:p>
          </table:table-cell>
          <table:table-cell office:value-type="float" office:value="2.18860411643982" calcext:value-type="float">
            <text:p>2.1886041164</text:p>
          </table:table-cell>
          <table:table-cell office:value-type="float" office:value="1.89120507240295" calcext:value-type="float">
            <text:p>1.8912050724</text:p>
          </table:table-cell>
          <table:table-cell office:value-type="float" office:value="5.57171201705933" calcext:value-type="float">
            <text:p>5.5717120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71141_0_8517913935669973086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89]=0;IF([.E48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89]=[.E489]+[.C489]; 1; 0)" office:value-type="float" office:value="0" calcext:value-type="float">
            <text:p>0</text:p>
          </table:table-cell>
          <table:table-cell office:value-type="float" office:value="20.3329010009766" calcext:value-type="float">
            <text:p>20.332901001</text:p>
          </table:table-cell>
          <table:table-cell office:value-type="float" office:value="0.00175976753234863" calcext:value-type="float">
            <text:p>0.0017597675</text:p>
          </table:table-cell>
          <table:table-cell office:value-type="float" office:value="3.50528287887573" calcext:value-type="float">
            <text:p>3.5052828789</text:p>
          </table:table-cell>
          <table:table-cell office:value-type="float" office:value="3.18481016159058" calcext:value-type="float">
            <text:p>3.1848101616</text:p>
          </table:table-cell>
          <table:table-cell office:value-type="float" office:value="13.6410481929779" calcext:value-type="float">
            <text:p>13.641048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471101_0_90060202979394398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90]=0;IF([.E4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90]=[.E490]+[.C490]; 1; 0)" office:value-type="float" office:value="1" calcext:value-type="float">
            <text:p>1</text:p>
          </table:table-cell>
          <table:table-cell office:value-type="float" office:value="0.390222072601318" calcext:value-type="float">
            <text:p>0.3902220726</text:p>
          </table:table-cell>
          <table:table-cell office:value-type="float" office:value="0.00095820426940918" calcext:value-type="float">
            <text:p>0.0009582043</text:p>
          </table:table-cell>
          <table:table-cell office:value-type="float" office:value="0.389256000518799" calcext:value-type="float">
            <text:p>0.389256000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630102_0_9725487724566065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91]=0;IF([.E4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91]=[.E491]+[.C491]; 1; 0)" office:value-type="float" office:value="1" calcext:value-type="float">
            <text:p>1</text:p>
          </table:table-cell>
          <table:table-cell office:value-type="float" office:value="0.692857980728149" calcext:value-type="float">
            <text:p>0.6928579807</text:p>
          </table:table-cell>
          <table:table-cell office:value-type="float" office:value="0.000636100769042969" calcext:value-type="float">
            <text:p>0.0006361008</text:p>
          </table:table-cell>
          <table:table-cell office:value-type="float" office:value="0.692211866378784" calcext:value-type="float">
            <text:p>0.6922118664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414811_2_477321989281639577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92]=0;IF([.E4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92]=[.E492]+[.C492]; 1; 0)" office:value-type="float" office:value="0" calcext:value-type="float">
            <text:p>0</text:p>
          </table:table-cell>
          <table:table-cell office:value-type="float" office:value="1.96190309524536" calcext:value-type="float">
            <text:p>1.9619030952</text:p>
          </table:table-cell>
          <table:table-cell office:value-type="float" office:value="0.00111222267150879" calcext:value-type="float">
            <text:p>0.0011122227</text:p>
          </table:table-cell>
          <table:table-cell office:value-type="float" office:value="1.9607720375061" calcext:value-type="float">
            <text:p>1.960772037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01329_1_75551991907234152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93]=0;IF([.E4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93]=[.E493]+[.C493]; 1; 0)" office:value-type="float" office:value="1" calcext:value-type="float">
            <text:p>1</text:p>
          </table:table-cell>
          <table:table-cell office:value-type="float" office:value="14.0935249328613" calcext:value-type="float">
            <text:p>14.0935249329</text:p>
          </table:table-cell>
          <table:table-cell office:value-type="float" office:value="0.00235819816589355" calcext:value-type="float">
            <text:p>0.0023581982</text:p>
          </table:table-cell>
          <table:table-cell office:value-type="float" office:value="2.58916091918945" calcext:value-type="float">
            <text:p>2.5891609192</text:p>
          </table:table-cell>
          <table:table-cell office:value-type="float" office:value="1.2356288433075" calcext:value-type="float">
            <text:p>1.2356288433</text:p>
          </table:table-cell>
          <table:table-cell office:value-type="float" office:value="10.2663769721985" calcext:value-type="float">
            <text:p>10.2663769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133559_0_8656986608253802319.csv</text:p>
          </table:table-cell>
          <table:table-cell office:value-type="string" calcext:value-type="string">
            <text:p>http://dbpedia.org/property/country|http://dbpedia.org/ontology/country|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494]=0;IF([.E4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94]=[.E494]+[.C494]; 1; 0)" office:value-type="float" office:value="1" calcext:value-type="float">
            <text:p>1</text:p>
          </table:table-cell>
          <table:table-cell office:value-type="float" office:value="22.1711010932922" calcext:value-type="float">
            <text:p>22.1711010933</text:p>
          </table:table-cell>
          <table:table-cell office:value-type="float" office:value="0.00136804580688477" calcext:value-type="float">
            <text:p>0.0013680458</text:p>
          </table:table-cell>
          <table:table-cell office:value-type="float" office:value="0.948779106140137" calcext:value-type="float">
            <text:p>0.9487791061</text:p>
          </table:table-cell>
          <table:table-cell office:value-type="float" office:value="0.625282049179077" calcext:value-type="float">
            <text:p>0.6252820492</text:p>
          </table:table-cell>
          <table:table-cell office:value-type="float" office:value="20.5956718921661" calcext:value-type="float">
            <text:p>20.5956718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63699_0_882287404122327881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495]=0;IF([.E49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95]=[.E495]+[.C495]; 1; 0)" office:value-type="float" office:value="0" calcext:value-type="float">
            <text:p>0</text:p>
          </table:table-cell>
          <table:table-cell office:value-type="float" office:value="20.2267971038818" calcext:value-type="float">
            <text:p>20.2267971039</text:p>
          </table:table-cell>
          <table:table-cell office:value-type="float" office:value="0.00230145454406738" calcext:value-type="float">
            <text:p>0.0023014545</text:p>
          </table:table-cell>
          <table:table-cell office:value-type="float" office:value="3.39746999740601" calcext:value-type="float">
            <text:p>3.3974699974</text:p>
          </table:table-cell>
          <table:table-cell office:value-type="float" office:value="1.44422578811646" calcext:value-type="float">
            <text:p>1.4442257881</text:p>
          </table:table-cell>
          <table:table-cell office:value-type="float" office:value="15.3827998638153" calcext:value-type="float">
            <text:p>15.3827998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073662_0_31799373350632017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96]=0;IF([.E4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96]=[.E496]+[.C496]; 1; 0)" office:value-type="float" office:value="1" calcext:value-type="float">
            <text:p>1</text:p>
          </table:table-cell>
          <table:table-cell office:value-type="float" office:value="1.99994683265686" calcext:value-type="float">
            <text:p>1.9999468327</text:p>
          </table:table-cell>
          <table:table-cell office:value-type="float" office:value="0.000839710235595703" calcext:value-type="float">
            <text:p>0.0008397102</text:p>
          </table:table-cell>
          <table:table-cell office:value-type="float" office:value="1.99908900260925" calcext:value-type="float">
            <text:p>1.999089002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077534_0_85739377446687544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97]=0;IF([.E4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97]=[.E497]+[.C497]; 1; 0)" office:value-type="float" office:value="1" calcext:value-type="float">
            <text:p>1</text:p>
          </table:table-cell>
          <table:table-cell office:value-type="float" office:value="0.948326110839844" calcext:value-type="float">
            <text:p>0.9483261108</text:p>
          </table:table-cell>
          <table:table-cell office:value-type="float" office:value="0.000638961791992188" calcext:value-type="float">
            <text:p>0.0006389618</text:p>
          </table:table-cell>
          <table:table-cell office:value-type="float" office:value="0.947678089141846" calcext:value-type="float">
            <text:p>0.947678089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514135_0_54664909733660233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498]=0;IF([.E4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498]=[.E498]+[.C498]; 1; 0)" office:value-type="float" office:value="1" calcext:value-type="float">
            <text:p>1</text:p>
          </table:table-cell>
          <table:table-cell office:value-type="float" office:value="0.907222032546997" calcext:value-type="float">
            <text:p>0.9072220325</text:p>
          </table:table-cell>
          <table:table-cell office:value-type="float" office:value="0.0013878345489502" calcext:value-type="float">
            <text:p>0.0013878345</text:p>
          </table:table-cell>
          <table:table-cell office:value-type="float" office:value="0.507944107055664" calcext:value-type="float">
            <text:p>0.5079441071</text:p>
          </table:table-cell>
          <table:table-cell office:value-type="float" office:value="0.397886037826538" calcext:value-type="float">
            <text:p>0.3978860378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555671_0_50554356899339460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499]=0;IF([.E4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499]=[.E499]+[.C499]; 1; 0)" office:value-type="float" office:value="0" calcext:value-type="float">
            <text:p>0</text:p>
          </table:table-cell>
          <table:table-cell office:value-type="float" office:value="7.76458096504211" calcext:value-type="float">
            <text:p>7.764580965</text:p>
          </table:table-cell>
          <table:table-cell office:value-type="float" office:value="0.00127196311950684" calcext:value-type="float">
            <text:p>0.0012719631</text:p>
          </table:table-cell>
          <table:table-cell office:value-type="float" office:value="3.07085299491882" calcext:value-type="float">
            <text:p>3.0708529949</text:p>
          </table:table-cell>
          <table:table-cell office:value-type="float" office:value="0.830780982971191" calcext:value-type="float">
            <text:p>0.830780983</text:p>
          </table:table-cell>
          <table:table-cell office:value-type="float" office:value="3.86167502403259" calcext:value-type="float">
            <text:p>3.861675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953935_0_7974402854399060978.csv</text:p>
          </table:table-cell>
          <table:table-cell office:value-type="string" calcext:value-type="string">
            <text:p>http://purl.org/dc/terms/subject|http://purl.org/dc/terms/subje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500]=0;IF([.E5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00]=[.E500]+[.C500]; 1; 0)" office:value-type="float" office:value="1" calcext:value-type="float">
            <text:p>1</text:p>
          </table:table-cell>
          <table:table-cell office:value-type="float" office:value="4.71161580085754" calcext:value-type="float">
            <text:p>4.7116158009</text:p>
          </table:table-cell>
          <table:table-cell office:value-type="float" office:value="0.000802040100097656" calcext:value-type="float">
            <text:p>0.0008020401</text:p>
          </table:table-cell>
          <table:table-cell office:value-type="float" office:value="2.46551489830017" calcext:value-type="float">
            <text:p>2.4655148983</text:p>
          </table:table-cell>
          <table:table-cell office:value-type="float" office:value="0.322371006011963" calcext:value-type="float">
            <text:p>0.322371006</text:p>
          </table:table-cell>
          <table:table-cell office:value-type="float" office:value="1.92292785644531" calcext:value-type="float">
            <text:p>1.9229278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093346_0_71659078320437503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1]=0;IF([.E5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01]=[.E501]+[.C501]; 1; 0)" office:value-type="float" office:value="1" calcext:value-type="float">
            <text:p>1</text:p>
          </table:table-cell>
          <table:table-cell office:value-type="float" office:value="1.02970218658447" calcext:value-type="float">
            <text:p>1.0297021866</text:p>
          </table:table-cell>
          <table:table-cell office:value-type="float" office:value="0.000832319259643555" calcext:value-type="float">
            <text:p>0.0008323193</text:p>
          </table:table-cell>
          <table:table-cell office:value-type="float" office:value="1.02886009216309" calcext:value-type="float">
            <text:p>1.0288600922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087760_0_67916078571656126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2]=0;IF([.E5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02]=[.E502]+[.C502]; 1; 0)" office:value-type="float" office:value="1" calcext:value-type="float">
            <text:p>1</text:p>
          </table:table-cell>
          <table:table-cell office:value-type="float" office:value="0.932673931121826" calcext:value-type="float">
            <text:p>0.9326739311</text:p>
          </table:table-cell>
          <table:table-cell office:value-type="float" office:value="0.00197672843933105" calcext:value-type="float">
            <text:p>0.0019767284</text:p>
          </table:table-cell>
          <table:table-cell office:value-type="float" office:value="0.608566999435425" calcext:value-type="float">
            <text:p>0.6085669994</text:p>
          </table:table-cell>
          <table:table-cell office:value-type="float" office:value="0.322126150131226" calcext:value-type="float">
            <text:p>0.3221261501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234078_0_89122065959240147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3]=0;IF([.E5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03]=[.E503]+[.C503]; 1; 0)" office:value-type="float" office:value="1" calcext:value-type="float">
            <text:p>1</text:p>
          </table:table-cell>
          <table:table-cell office:value-type="float" office:value="1.55880689620972" calcext:value-type="float">
            <text:p>1.5588068962</text:p>
          </table:table-cell>
          <table:table-cell office:value-type="float" office:value="0.00109386444091797" calcext:value-type="float">
            <text:p>0.0010938644</text:p>
          </table:table-cell>
          <table:table-cell office:value-type="float" office:value="1.16736912727356" calcext:value-type="float">
            <text:p>1.1673691273</text:p>
          </table:table-cell>
          <table:table-cell office:value-type="float" office:value="0.390339851379395" calcext:value-type="float">
            <text:p>0.3903398514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727802_0_70956810278617118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4]=0;IF([.E5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04]=[.E504]+[.C504]; 1; 0)" office:value-type="float" office:value="1" calcext:value-type="float">
            <text:p>1</text:p>
          </table:table-cell>
          <table:table-cell office:value-type="float" office:value="1.32886910438538" calcext:value-type="float">
            <text:p>1.3288691044</text:p>
          </table:table-cell>
          <table:table-cell office:value-type="float" office:value="0.000957965850830078" calcext:value-type="float">
            <text:p>0.0009579659</text:p>
          </table:table-cell>
          <table:table-cell office:value-type="float" office:value="0.64608097076416" calcext:value-type="float">
            <text:p>0.6460809708</text:p>
          </table:table-cell>
          <table:table-cell office:value-type="float" office:value="0.0798192024230957" calcext:value-type="float">
            <text:p>0.0798192024</text:p>
          </table:table-cell>
          <table:table-cell office:value-type="float" office:value="0.60201096534729" calcext:value-type="float">
            <text:p>0.6020109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488873_1_719996858954424396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05]=0;IF([.E5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05]=[.E505]+[.C505]; 1; 0)" office:value-type="float" office:value="0" calcext:value-type="float">
            <text:p>0</text:p>
          </table:table-cell>
          <table:table-cell office:value-type="float" office:value="14.8197100162506" calcext:value-type="float">
            <text:p>14.8197100163</text:p>
          </table:table-cell>
          <table:table-cell office:value-type="float" office:value="0.00132298469543457" calcext:value-type="float">
            <text:p>0.0013229847</text:p>
          </table:table-cell>
          <table:table-cell office:value-type="float" office:value="1.7162549495697" calcext:value-type="float">
            <text:p>1.7162549496</text:p>
          </table:table-cell>
          <table:table-cell office:value-type="float" office:value="0.161977052688599" calcext:value-type="float">
            <text:p>0.1619770527</text:p>
          </table:table-cell>
          <table:table-cell office:value-type="float" office:value="12.9401550292969" calcext:value-type="float">
            <text:p>12.9401550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942455_0_34811250874370236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6]=0;IF([.E5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06]=[.E506]+[.C506]; 1; 0)" office:value-type="float" office:value="1" calcext:value-type="float">
            <text:p>1</text:p>
          </table:table-cell>
          <table:table-cell office:value-type="float" office:value="5.38104891777039" calcext:value-type="float">
            <text:p>5.3810489178</text:p>
          </table:table-cell>
          <table:table-cell office:value-type="float" office:value="0.00143074989318848" calcext:value-type="float">
            <text:p>0.0014307499</text:p>
          </table:table-cell>
          <table:table-cell office:value-type="float" office:value="1.23274898529053" calcext:value-type="float">
            <text:p>1.2327489853</text:p>
          </table:table-cell>
          <table:table-cell office:value-type="float" office:value="0.962908029556274" calcext:value-type="float">
            <text:p>0.9629080296</text:p>
          </table:table-cell>
          <table:table-cell office:value-type="float" office:value="3.1839611530304" calcext:value-type="float">
            <text:p>3.1839611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66665_6_7238514912844950425.csv</text:p>
          </table:table-cell>
          <table:table-cell office:value-type="string" calcext:value-type="string">
            <text:p>http://dbpedia.org/ontology/recordLab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07]=0;IF([.E5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07]=[.E507]+[.C507]; 1; 0)" office:value-type="float" office:value="1" calcext:value-type="float">
            <text:p>1</text:p>
          </table:table-cell>
          <table:table-cell office:value-type="float" office:value="4.14799308776856" calcext:value-type="float">
            <text:p>4.1479930878</text:p>
          </table:table-cell>
          <table:table-cell office:value-type="float" office:value="0.00118803977966309" calcext:value-type="float">
            <text:p>0.0011880398</text:p>
          </table:table-cell>
          <table:table-cell office:value-type="float" office:value="1.23029208183289" calcext:value-type="float">
            <text:p>1.2302920818</text:p>
          </table:table-cell>
          <table:table-cell office:value-type="float" office:value="1.1158881187439" calcext:value-type="float">
            <text:p>1.1158881187</text:p>
          </table:table-cell>
          <table:table-cell office:value-type="float" office:value="1.80062484741211" calcext:value-type="float">
            <text:p>1.8006248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5412885_0_72561191448576757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08]=0;IF([.E5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08]=[.E508]+[.C508]; 1; 0)" office:value-type="float" office:value="1" calcext:value-type="float">
            <text:p>1</text:p>
          </table:table-cell>
          <table:table-cell office:value-type="float" office:value="0.642977237701416" calcext:value-type="float">
            <text:p>0.6429772377</text:p>
          </table:table-cell>
          <table:table-cell office:value-type="float" office:value="0.00136828422546387" calcext:value-type="float">
            <text:p>0.0013682842</text:p>
          </table:table-cell>
          <table:table-cell office:value-type="float" office:value="0.641600131988525" calcext:value-type="float">
            <text:p>0.64160013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514012_0_547245777438793702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09]=0;IF([.E5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09]=[.E509]+[.C509]; 1; 0)" office:value-type="float" office:value="0" calcext:value-type="float">
            <text:p>0</text:p>
          </table:table-cell>
          <table:table-cell office:value-type="float" office:value="1.16135001182556" calcext:value-type="float">
            <text:p>1.1613500118</text:p>
          </table:table-cell>
          <table:table-cell office:value-type="float" office:value="0.00108122825622559" calcext:value-type="float">
            <text:p>0.0010812283</text:p>
          </table:table-cell>
          <table:table-cell office:value-type="float" office:value="0.777577877044678" calcext:value-type="float">
            <text:p>0.777577877</text:p>
          </table:table-cell>
          <table:table-cell office:value-type="float" office:value="0.382688045501709" calcext:value-type="float">
            <text:p>0.382688045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412826_0_3422707769191426540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510]=0;IF([.E51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510]=[.E510]+[.C510]; 1; 0)" office:value-type="float" office:value="1" calcext:value-type="float">
            <text:p>1</text:p>
          </table:table-cell>
          <table:table-cell office:value-type="float" office:value="19.7232558727264" calcext:value-type="float">
            <text:p>19.7232558727</text:p>
          </table:table-cell>
          <table:table-cell office:value-type="float" office:value="0.00165104866027832" calcext:value-type="float">
            <text:p>0.0016510487</text:p>
          </table:table-cell>
          <table:table-cell office:value-type="float" office:value="5.1183660030365" calcext:value-type="float">
            <text:p>5.118366003</text:p>
          </table:table-cell>
          <table:table-cell office:value-type="float" office:value="6.64481592178345" calcext:value-type="float">
            <text:p>6.6448159218</text:p>
          </table:table-cell>
          <table:table-cell office:value-type="float" office:value="7.95842289924622" calcext:value-type="float">
            <text:p>7.9584228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717971_0_31385608621349915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11]=0;IF([.E5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11]=[.E511]+[.C511]; 1; 0)" office:value-type="float" office:value="1" calcext:value-type="float">
            <text:p>1</text:p>
          </table:table-cell>
          <table:table-cell office:value-type="float" office:value="2.89834189414978" calcext:value-type="float">
            <text:p>2.8983418941</text:p>
          </table:table-cell>
          <table:table-cell office:value-type="float" office:value="0.000664710998535156" calcext:value-type="float">
            <text:p>0.000664711</text:p>
          </table:table-cell>
          <table:table-cell office:value-type="float" office:value="2.89766097068787" calcext:value-type="float">
            <text:p>2.8976609707</text:p>
          </table:table-cell>
          <table:table-cell office:value-type="float" office:value="0.0000121593475341797" calcext:value-type="float">
            <text:p>1.21593475341797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878744_0_5424444000137216133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12]=0;IF([.E5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12]=[.E512]+[.C512]; 1; 0)" office:value-type="float" office:value="0" calcext:value-type="float">
            <text:p>0</text:p>
          </table:table-cell>
          <table:table-cell office:value-type="float" office:value="4.23832297325134" calcext:value-type="float">
            <text:p>4.2383229733</text:p>
          </table:table-cell>
          <table:table-cell office:value-type="float" office:value="0.0012972354888916" calcext:value-type="float">
            <text:p>0.0012972355</text:p>
          </table:table-cell>
          <table:table-cell office:value-type="float" office:value="0.742426872253418" calcext:value-type="float">
            <text:p>0.7424268723</text:p>
          </table:table-cell>
          <table:table-cell office:value-type="float" office:value="0.23489785194397" calcext:value-type="float">
            <text:p>0.2348978519</text:p>
          </table:table-cell>
          <table:table-cell office:value-type="float" office:value="3.25970101356506" calcext:value-type="float">
            <text:p>3.2597010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525151_2_33717324254169737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13]=0;IF([.E5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13]=[.E513]+[.C513]; 1; 0)" office:value-type="float" office:value="1" calcext:value-type="float">
            <text:p>1</text:p>
          </table:table-cell>
          <table:table-cell office:value-type="float" office:value="17.4819350242615" calcext:value-type="float">
            <text:p>17.4819350243</text:p>
          </table:table-cell>
          <table:table-cell office:value-type="float" office:value="0.0020449161529541" calcext:value-type="float">
            <text:p>0.0020449162</text:p>
          </table:table-cell>
          <table:table-cell office:value-type="float" office:value="3.36422514915466" calcext:value-type="float">
            <text:p>3.3642251492</text:p>
          </table:table-cell>
          <table:table-cell office:value-type="float" office:value="1.76246190071106" calcext:value-type="float">
            <text:p>1.7624619007</text:p>
          </table:table-cell>
          <table:table-cell office:value-type="float" office:value="12.3532030582428" calcext:value-type="float">
            <text:p>12.3532030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72019_0_1508498249156534553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14]=0;IF([.E5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14]=[.E514]+[.C514]; 1; 0)" office:value-type="float" office:value="0" calcext:value-type="float">
            <text:p>0</text:p>
          </table:table-cell>
          <table:table-cell office:value-type="float" office:value="18.4895160198212" calcext:value-type="float">
            <text:p>18.4895160198</text:p>
          </table:table-cell>
          <table:table-cell office:value-type="float" office:value="0.00243902206420898" calcext:value-type="float">
            <text:p>0.0024390221</text:p>
          </table:table-cell>
          <table:table-cell office:value-type="float" office:value="3.68595385551453" calcext:value-type="float">
            <text:p>3.6859538555</text:p>
          </table:table-cell>
          <table:table-cell office:value-type="float" office:value="1.8531219959259" calcext:value-type="float">
            <text:p>1.8531219959</text:p>
          </table:table-cell>
          <table:table-cell office:value-type="float" office:value="12.9480011463165" calcext:value-type="float">
            <text:p>12.94800114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522937_0_34679980452806851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15]=0;IF([.E5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15]=[.E515]+[.C515]; 1; 0)" office:value-type="float" office:value="1" calcext:value-type="float">
            <text:p>1</text:p>
          </table:table-cell>
          <table:table-cell office:value-type="float" office:value="0.228839874267578" calcext:value-type="float">
            <text:p>0.2288398743</text:p>
          </table:table-cell>
          <table:table-cell office:value-type="float" office:value="0.000802040100097656" calcext:value-type="float">
            <text:p>0.0008020401</text:p>
          </table:table-cell>
          <table:table-cell office:value-type="float" office:value="0.228030920028686" calcext:value-type="float">
            <text:p>0.22803092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394416_1_9555566858289415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16]=0;IF([.E5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16]=[.E516]+[.C516]; 1; 0)" office:value-type="float" office:value="1" calcext:value-type="float">
            <text:p>1</text:p>
          </table:table-cell>
          <table:table-cell office:value-type="float" office:value="21.572329044342" calcext:value-type="float">
            <text:p>21.5723290443</text:p>
          </table:table-cell>
          <table:table-cell office:value-type="float" office:value="0.00219202041625977" calcext:value-type="float">
            <text:p>0.0021920204</text:p>
          </table:table-cell>
          <table:table-cell office:value-type="float" office:value="2.42253804206848" calcext:value-type="float">
            <text:p>2.4225380421</text:p>
          </table:table-cell>
          <table:table-cell office:value-type="float" office:value="1.31410098075867" calcext:value-type="float">
            <text:p>1.3141009808</text:p>
          </table:table-cell>
          <table:table-cell office:value-type="float" office:value="17.8334980010986" calcext:value-type="float">
            <text:p>17.8334980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815699_0_83917885843416099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17]=0;IF([.E5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17]=[.E517]+[.C517]; 1; 0)" office:value-type="float" office:value="1" calcext:value-type="float">
            <text:p>1</text:p>
          </table:table-cell>
          <table:table-cell office:value-type="float" office:value="2.10348510742187" calcext:value-type="float">
            <text:p>2.1034851074</text:p>
          </table:table-cell>
          <table:table-cell office:value-type="float" office:value="0.00100898742675781" calcext:value-type="float">
            <text:p>0.0010089874</text:p>
          </table:table-cell>
          <table:table-cell office:value-type="float" office:value="2.10245704650879" calcext:value-type="float">
            <text:p>2.102457046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127467_1_25948229955408058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18]=0;IF([.E5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18]=[.E518]+[.C518]; 1; 0)" office:value-type="float" office:value="1" calcext:value-type="float">
            <text:p>1</text:p>
          </table:table-cell>
          <table:table-cell office:value-type="float" office:value="9.20729899406433" calcext:value-type="float">
            <text:p>9.2072989941</text:p>
          </table:table-cell>
          <table:table-cell office:value-type="float" office:value="0.0020139217376709" calcext:value-type="float">
            <text:p>0.0020139217</text:p>
          </table:table-cell>
          <table:table-cell office:value-type="float" office:value="1.89327192306519" calcext:value-type="float">
            <text:p>1.8932719231</text:p>
          </table:table-cell>
          <table:table-cell office:value-type="float" office:value="0.90154218673706" calcext:value-type="float">
            <text:p>0.9015421867</text:p>
          </table:table-cell>
          <table:table-cell office:value-type="float" office:value="6.41047096252441" calcext:value-type="float">
            <text:p>6.4104709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892112_3_852065517571547285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19]=0;IF([.E5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19]=[.E519]+[.C519]; 1; 0)" office:value-type="float" office:value="1" calcext:value-type="float">
            <text:p>1</text:p>
          </table:table-cell>
          <table:table-cell office:value-type="float" office:value="11.6979489326477" calcext:value-type="float">
            <text:p>11.6979489326</text:p>
          </table:table-cell>
          <table:table-cell office:value-type="float" office:value="0.000944852828979492" calcext:value-type="float">
            <text:p>0.0009448528</text:p>
          </table:table-cell>
          <table:table-cell office:value-type="float" office:value="2.61582803726196" calcext:value-type="float">
            <text:p>2.6158280373</text:p>
          </table:table-cell>
          <table:table-cell office:value-type="float" office:value="2.93662691116333" calcext:value-type="float">
            <text:p>2.9366269112</text:p>
          </table:table-cell>
          <table:table-cell office:value-type="float" office:value="6.14454913139343" calcext:value-type="float">
            <text:p>6.1445491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675154_0_63771093581116067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0]=0;IF([.E5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20]=[.E520]+[.C520]; 1; 0)" office:value-type="float" office:value="1" calcext:value-type="float">
            <text:p>1</text:p>
          </table:table-cell>
          <table:table-cell office:value-type="float" office:value="2.13407707214355" calcext:value-type="float">
            <text:p>2.1340770721</text:p>
          </table:table-cell>
          <table:table-cell office:value-type="float" office:value="0.000885248184204102" calcext:value-type="float">
            <text:p>0.0008852482</text:p>
          </table:table-cell>
          <table:table-cell office:value-type="float" office:value="2.13317394256592" calcext:value-type="float">
            <text:p>2.1331739426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308623_0_53421112862491365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1]=0;IF([.E5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21]=[.E521]+[.C521]; 1; 0)" office:value-type="float" office:value="1" calcext:value-type="float">
            <text:p>1</text:p>
          </table:table-cell>
          <table:table-cell office:value-type="float" office:value="2.04956793785095" calcext:value-type="float">
            <text:p>2.0495679379</text:p>
          </table:table-cell>
          <table:table-cell office:value-type="float" office:value="0.000746965408325195" calcext:value-type="float">
            <text:p>0.0007469654</text:p>
          </table:table-cell>
          <table:table-cell office:value-type="float" office:value="2.04880285263062" calcext:value-type="float">
            <text:p>2.048802852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802983_0_29008294477421425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2]=0;IF([.E5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22]=[.E522]+[.C522]; 1; 0)" office:value-type="float" office:value="1" calcext:value-type="float">
            <text:p>1</text:p>
          </table:table-cell>
          <table:table-cell office:value-type="float" office:value="0.618790864944458" calcext:value-type="float">
            <text:p>0.6187908649</text:p>
          </table:table-cell>
          <table:table-cell office:value-type="float" office:value="0.000834226608276367" calcext:value-type="float">
            <text:p>0.0008342266</text:p>
          </table:table-cell>
          <table:table-cell office:value-type="float" office:value="0.617947816848755" calcext:value-type="float">
            <text:p>0.617947816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116302_0_1467314522486320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3]=0;IF([.E5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23]=[.E523]+[.C523]; 1; 0)" office:value-type="float" office:value="1" calcext:value-type="float">
            <text:p>1</text:p>
          </table:table-cell>
          <table:table-cell office:value-type="float" office:value="3.17302703857422" calcext:value-type="float">
            <text:p>3.1730270386</text:p>
          </table:table-cell>
          <table:table-cell office:value-type="float" office:value="0.00128579139709473" calcext:value-type="float">
            <text:p>0.0012857914</text:p>
          </table:table-cell>
          <table:table-cell office:value-type="float" office:value="3.1717221736908" calcext:value-type="float">
            <text:p>3.1717221737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711088_0_88892803108167326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4]=0;IF([.E5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24]=[.E524]+[.C524]; 1; 0)" office:value-type="float" office:value="1" calcext:value-type="float">
            <text:p>1</text:p>
          </table:table-cell>
          <table:table-cell office:value-type="float" office:value="0.287572860717773" calcext:value-type="float">
            <text:p>0.2875728607</text:p>
          </table:table-cell>
          <table:table-cell office:value-type="float" office:value="0.00170397758483887" calcext:value-type="float">
            <text:p>0.0017039776</text:p>
          </table:table-cell>
          <table:table-cell office:value-type="float" office:value="0.285861015319824" calcext:value-type="float">
            <text:p>0.2858610153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317991_1_79240799723016927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5]=0;IF([.E5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25]=[.E525]+[.C525]; 1; 0)" office:value-type="float" office:value="1" calcext:value-type="float">
            <text:p>1</text:p>
          </table:table-cell>
          <table:table-cell office:value-type="float" office:value="0.653417110443115" calcext:value-type="float">
            <text:p>0.6534171104</text:p>
          </table:table-cell>
          <table:table-cell office:value-type="float" office:value="0.000770092010498047" calcext:value-type="float">
            <text:p>0.000770092</text:p>
          </table:table-cell>
          <table:table-cell office:value-type="float" office:value="0.574470996856689" calcext:value-type="float">
            <text:p>0.5744709969</text:p>
          </table:table-cell>
          <table:table-cell office:value-type="float" office:value="0.0781731605529785" calcext:value-type="float">
            <text:p>0.07817316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48277_0_551302425162029866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26]=0;IF([.E5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26]=[.E526]+[.C526]; 1; 0)" office:value-type="float" office:value="0" calcext:value-type="float">
            <text:p>0</text:p>
          </table:table-cell>
          <table:table-cell office:value-type="float" office:value="1.87725806236267" calcext:value-type="float">
            <text:p>1.8772580624</text:p>
          </table:table-cell>
          <table:table-cell office:value-type="float" office:value="0.000649213790893555" calcext:value-type="float">
            <text:p>0.0006492138</text:p>
          </table:table-cell>
          <table:table-cell office:value-type="float" office:value="1.87659907341003" calcext:value-type="float">
            <text:p>1.8765990734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35985_0_58480033048925437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7]=0;IF([.E5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27]=[.E527]+[.C527]; 1; 0)" office:value-type="float" office:value="1" calcext:value-type="float">
            <text:p>1</text:p>
          </table:table-cell>
          <table:table-cell office:value-type="float" office:value="0.621799945831299" calcext:value-type="float">
            <text:p>0.6217999458</text:p>
          </table:table-cell>
          <table:table-cell office:value-type="float" office:value="0.000797033309936523" calcext:value-type="float">
            <text:p>0.0007970333</text:p>
          </table:table-cell>
          <table:table-cell office:value-type="float" office:value="0.46409797668457" calcext:value-type="float">
            <text:p>0.4640979767</text:p>
          </table:table-cell>
          <table:table-cell office:value-type="float" office:value="0.156902074813843" calcext:value-type="float">
            <text:p>0.1569020748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245293_0_51248828562902681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28]=0;IF([.E5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28]=[.E528]+[.C528]; 1; 0)" office:value-type="float" office:value="1" calcext:value-type="float">
            <text:p>1</text:p>
          </table:table-cell>
          <table:table-cell office:value-type="float" office:value="35.8311431407928" calcext:value-type="float">
            <text:p>35.8311431408</text:p>
          </table:table-cell>
          <table:table-cell office:value-type="float" office:value="0.00263690948486328" calcext:value-type="float">
            <text:p>0.0026369095</text:p>
          </table:table-cell>
          <table:table-cell office:value-type="float" office:value="2.328045129776" calcext:value-type="float">
            <text:p>2.3280451298</text:p>
          </table:table-cell>
          <table:table-cell office:value-type="float" office:value="1.12115216255188" calcext:value-type="float">
            <text:p>1.1211521626</text:p>
          </table:table-cell>
          <table:table-cell office:value-type="float" office:value="32.3793089389801" calcext:value-type="float">
            <text:p>32.379308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30948_0_383610471746463172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29]=0;IF([.E5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29]=[.E529]+[.C529]; 1; 0)" office:value-type="float" office:value="0" calcext:value-type="float">
            <text:p>0</text:p>
          </table:table-cell>
          <table:table-cell office:value-type="float" office:value="3.31067991256714" calcext:value-type="float">
            <text:p>3.3106799126</text:p>
          </table:table-cell>
          <table:table-cell office:value-type="float" office:value="0.00268173217773437" calcext:value-type="float">
            <text:p>0.0026817322</text:p>
          </table:table-cell>
          <table:table-cell office:value-type="float" office:value="3.30797910690308" calcext:value-type="float">
            <text:p>3.3079791069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480166_0_6681239260286218499.csv</text:p>
          </table:table-cell>
          <table:table-cell office:value-type="string" calcext:value-type="string">
            <text:p>http://dbpedia.org/property/feastDay|http://dbpedia.org/property/feastDay|http://dbpedia.org/property/feastDay|http://dbpedia.org/property/needed|http://dbpedia.org/property/feastD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530]=0;IF([.E5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30]=[.E530]+[.C530]; 1; 0)" office:value-type="float" office:value="1" calcext:value-type="float">
            <text:p>1</text:p>
          </table:table-cell>
          <table:table-cell office:value-type="float" office:value="13.4224178791046" calcext:value-type="float">
            <text:p>13.4224178791</text:p>
          </table:table-cell>
          <table:table-cell office:value-type="float" office:value="0.0013422966003418" calcext:value-type="float">
            <text:p>0.0013422966</text:p>
          </table:table-cell>
          <table:table-cell office:value-type="float" office:value="4.45455980300903" calcext:value-type="float">
            <text:p>4.454559803</text:p>
          </table:table-cell>
          <table:table-cell office:value-type="float" office:value="0.58595085144043" calcext:value-type="float">
            <text:p>0.5859508514</text:p>
          </table:table-cell>
          <table:table-cell office:value-type="float" office:value="8.38056492805481" calcext:value-type="float">
            <text:p>8.38056492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139905_0_54125906961073245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31]=0;IF([.E5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31]=[.E531]+[.C531]; 1; 0)" office:value-type="float" office:value="1" calcext:value-type="float">
            <text:p>1</text:p>
          </table:table-cell>
          <table:table-cell office:value-type="float" office:value="5.52075290679932" calcext:value-type="float">
            <text:p>5.5207529068</text:p>
          </table:table-cell>
          <table:table-cell office:value-type="float" office:value="0.000840663909912109" calcext:value-type="float">
            <text:p>0.0008406639</text:p>
          </table:table-cell>
          <table:table-cell office:value-type="float" office:value="5.51990008354187" calcext:value-type="float">
            <text:p>5.5199000835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566151_0_3768172302415340884.csv</text:p>
          </table:table-cell>
          <table:table-cell office:value-type="string" calcext:value-type="string">
            <text:p>http://dbpedia.org/ontology/abstract|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532]=0;IF([.E5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32]=[.E532]+[.C532]; 1; 0)" office:value-type="float" office:value="1" calcext:value-type="float">
            <text:p>1</text:p>
          </table:table-cell>
          <table:table-cell office:value-type="float" office:value="9.59729695320129" calcext:value-type="float">
            <text:p>9.5972969532</text:p>
          </table:table-cell>
          <table:table-cell office:value-type="float" office:value="0.00133275985717773" calcext:value-type="float">
            <text:p>0.0013327599</text:p>
          </table:table-cell>
          <table:table-cell office:value-type="float" office:value="3.77232003211975" calcext:value-type="float">
            <text:p>3.7723200321</text:p>
          </table:table-cell>
          <table:table-cell office:value-type="float" office:value="1.21211004257202" calcext:value-type="float">
            <text:p>1.2121100426</text:p>
          </table:table-cell>
          <table:table-cell office:value-type="float" office:value="4.61153411865234" calcext:value-type="float">
            <text:p>4.61153411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447852_0_692723762800946587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33]=0;IF([.E5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33]=[.E533]+[.C533]; 1; 0)" office:value-type="float" office:value="0" calcext:value-type="float">
            <text:p>0</text:p>
          </table:table-cell>
          <table:table-cell office:value-type="float" office:value="1.13855409622192" calcext:value-type="float">
            <text:p>1.1385540962</text:p>
          </table:table-cell>
          <table:table-cell office:value-type="float" office:value="0.000803232192993164" calcext:value-type="float">
            <text:p>0.0008032322</text:p>
          </table:table-cell>
          <table:table-cell office:value-type="float" office:value="0.802413940429688" calcext:value-type="float">
            <text:p>0.8024139404</text:p>
          </table:table-cell>
          <table:table-cell office:value-type="float" office:value="0.0845248699188232" calcext:value-type="float">
            <text:p>0.0845248699</text:p>
          </table:table-cell>
          <table:table-cell office:value-type="float" office:value="0.25081205368042" calcext:value-type="float">
            <text:p>0.25081205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495206_0_450547507625927672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34]=0;IF([.E53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34]=[.E534]+[.C534]; 1; 0)" office:value-type="float" office:value="0" calcext:value-type="float">
            <text:p>0</text:p>
          </table:table-cell>
          <table:table-cell office:value-type="float" office:value="1.12320494651794" calcext:value-type="float">
            <text:p>1.1232049465</text:p>
          </table:table-cell>
          <table:table-cell office:value-type="float" office:value="0.00112199783325195" calcext:value-type="float">
            <text:p>0.0011219978</text:p>
          </table:table-cell>
          <table:table-cell office:value-type="float" office:value="1.12207102775574" calcext:value-type="float">
            <text:p>1.1220710278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706020_0_5186837534229749487.csv</text:p>
          </table:table-cell>
          <table:table-cell office:value-type="string" calcext:value-type="string">
            <text:p>http://purl.org/voc/vrank#hasRank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535]=0;IF([.E53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35]=[.E535]+[.C535]; 1; 0)" office:value-type="float" office:value="1" calcext:value-type="float">
            <text:p>1</text:p>
          </table:table-cell>
          <table:table-cell office:value-type="float" office:value="27.8773970603943" calcext:value-type="float">
            <text:p>27.8773970604</text:p>
          </table:table-cell>
          <table:table-cell office:value-type="float" office:value="0.00243520736694336" calcext:value-type="float">
            <text:p>0.0024352074</text:p>
          </table:table-cell>
          <table:table-cell office:value-type="float" office:value="2.90897607803345" calcext:value-type="float">
            <text:p>2.908976078</text:p>
          </table:table-cell>
          <table:table-cell office:value-type="float" office:value="2.98979091644287" calcext:value-type="float">
            <text:p>2.9897909164</text:p>
          </table:table-cell>
          <table:table-cell office:value-type="float" office:value="21.976194858551" calcext:value-type="float">
            <text:p>21.97619485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411443_54_69966520627069559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36]=0;IF([.E5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36]=[.E536]+[.C536]; 1; 0)" office:value-type="float" office:value="1" calcext:value-type="float">
            <text:p>1</text:p>
          </table:table-cell>
          <table:table-cell office:value-type="float" office:value="0.291198968887329" calcext:value-type="float">
            <text:p>0.2911989689</text:p>
          </table:table-cell>
          <table:table-cell office:value-type="float" office:value="0.000634193420410156" calcext:value-type="float">
            <text:p>0.0006341934</text:p>
          </table:table-cell>
          <table:table-cell office:value-type="float" office:value="0.290557861328125" calcext:value-type="float">
            <text:p>0.2905578613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69358_0_1379459120563510331.csv</text:p>
          </table:table-cell>
          <table:table-cell office:value-type="string" calcext:value-type="string">
            <text:p>http://dbpedia.org/ontology/abstract|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537]=0;IF([.E53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37]=[.E537]+[.C537]; 1; 0)" office:value-type="float" office:value="0" calcext:value-type="float">
            <text:p>0</text:p>
          </table:table-cell>
          <table:table-cell office:value-type="float" office:value="28.570060968399" calcext:value-type="float">
            <text:p>28.5700609684</text:p>
          </table:table-cell>
          <table:table-cell office:value-type="float" office:value="0.00275111198425293" calcext:value-type="float">
            <text:p>0.002751112</text:p>
          </table:table-cell>
          <table:table-cell office:value-type="float" office:value="3.61175513267517" calcext:value-type="float">
            <text:p>3.6117551327</text:p>
          </table:table-cell>
          <table:table-cell office:value-type="float" office:value="2.02252888679504" calcext:value-type="float">
            <text:p>2.0225288868</text:p>
          </table:table-cell>
          <table:table-cell office:value-type="float" office:value="22.9330258369446" calcext:value-type="float">
            <text:p>22.9330258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255499_92_88433774118379680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38]=0;IF([.E5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38]=[.E538]+[.C538]; 1; 0)" office:value-type="float" office:value="1" calcext:value-type="float">
            <text:p>1</text:p>
          </table:table-cell>
          <table:table-cell office:value-type="float" office:value="0.333935976028442" calcext:value-type="float">
            <text:p>0.333935976</text:p>
          </table:table-cell>
          <table:table-cell office:value-type="float" office:value="0.000640869140625" calcext:value-type="float">
            <text:p>0.0006408691</text:p>
          </table:table-cell>
          <table:table-cell office:value-type="float" office:value="0.333287954330444" calcext:value-type="float">
            <text:p>0.3332879543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41968_0_43452338999832658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39]=0;IF([.E5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39]=[.E539]+[.C539]; 1; 0)" office:value-type="float" office:value="1" calcext:value-type="float">
            <text:p>1</text:p>
          </table:table-cell>
          <table:table-cell office:value-type="float" office:value="0.385540962219238" calcext:value-type="float">
            <text:p>0.3855409622</text:p>
          </table:table-cell>
          <table:table-cell office:value-type="float" office:value="0.000823020935058594" calcext:value-type="float">
            <text:p>0.0008230209</text:p>
          </table:table-cell>
          <table:table-cell office:value-type="float" office:value="0.384709119796753" calcext:value-type="float">
            <text:p>0.384709119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433016_0_31027376823945602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0]=0;IF([.E5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40]=[.E540]+[.C540]; 1; 0)" office:value-type="float" office:value="1" calcext:value-type="float">
            <text:p>1</text:p>
          </table:table-cell>
          <table:table-cell office:value-type="float" office:value="1.98624801635742" calcext:value-type="float">
            <text:p>1.9862480164</text:p>
          </table:table-cell>
          <table:table-cell office:value-type="float" office:value="0.000665903091430664" calcext:value-type="float">
            <text:p>0.0006659031</text:p>
          </table:table-cell>
          <table:table-cell office:value-type="float" office:value="1.98556208610535" calcext:value-type="float">
            <text:p>1.985562086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227104_0_4738993542404819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1]=0;IF([.E5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41]=[.E541]+[.C541]; 1; 0)" office:value-type="float" office:value="1" calcext:value-type="float">
            <text:p>1</text:p>
          </table:table-cell>
          <table:table-cell office:value-type="float" office:value="0.615962982177734" calcext:value-type="float">
            <text:p>0.6159629822</text:p>
          </table:table-cell>
          <table:table-cell office:value-type="float" office:value="0.000683069229125977" calcext:value-type="float">
            <text:p>0.0006830692</text:p>
          </table:table-cell>
          <table:table-cell office:value-type="float" office:value="0.615270853042603" calcext:value-type="float">
            <text:p>0.615270853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768557_1_701488034600051966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542]=0;IF([.E5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42]=[.E542]+[.C542]; 1; 0)" office:value-type="float" office:value="1" calcext:value-type="float">
            <text:p>1</text:p>
          </table:table-cell>
          <table:table-cell office:value-type="float" office:value="15.1500380039215" calcext:value-type="float">
            <text:p>15.1500380039</text:p>
          </table:table-cell>
          <table:table-cell office:value-type="float" office:value="0.0018761157989502" calcext:value-type="float">
            <text:p>0.0018761158</text:p>
          </table:table-cell>
          <table:table-cell office:value-type="float" office:value="3.63011193275452" calcext:value-type="float">
            <text:p>3.6301119328</text:p>
          </table:table-cell>
          <table:table-cell office:value-type="float" office:value="3.35328888893127" calcext:value-type="float">
            <text:p>3.3532888889</text:p>
          </table:table-cell>
          <table:table-cell office:value-type="float" office:value="8.16476106643677" calcext:value-type="float">
            <text:p>8.1647610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560590_0_50108885322912861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3]=0;IF([.E5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43]=[.E543]+[.C543]; 1; 0)" office:value-type="float" office:value="1" calcext:value-type="float">
            <text:p>1</text:p>
          </table:table-cell>
          <table:table-cell office:value-type="float" office:value="1.16827988624573" calcext:value-type="float">
            <text:p>1.1682798862</text:p>
          </table:table-cell>
          <table:table-cell office:value-type="float" office:value="0.000664949417114258" calcext:value-type="float">
            <text:p>0.0006649494</text:p>
          </table:table-cell>
          <table:table-cell office:value-type="float" office:value="1.16760087013245" calcext:value-type="float">
            <text:p>1.1676008701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758348_0_543326187190147217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44]=0;IF([.E5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44]=[.E544]+[.C544]; 1; 0)" office:value-type="float" office:value="0" calcext:value-type="float">
            <text:p>0</text:p>
          </table:table-cell>
          <table:table-cell office:value-type="float" office:value="2.90608310699463" calcext:value-type="float">
            <text:p>2.906083107</text:p>
          </table:table-cell>
          <table:table-cell office:value-type="float" office:value="0.000971317291259766" calcext:value-type="float">
            <text:p>0.0009713173</text:p>
          </table:table-cell>
          <table:table-cell office:value-type="float" office:value="2.90509295463562" calcext:value-type="float">
            <text:p>2.9050929546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992694_0_350697150080663135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45]=0;IF([.E5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45]=[.E545]+[.C545]; 1; 0)" office:value-type="float" office:value="0" calcext:value-type="float">
            <text:p>0</text:p>
          </table:table-cell>
          <table:table-cell office:value-type="float" office:value="6.90396094322205" calcext:value-type="float">
            <text:p>6.9039609432</text:p>
          </table:table-cell>
          <table:table-cell office:value-type="float" office:value="0.00128388404846191" calcext:value-type="float">
            <text:p>0.001283884</text:p>
          </table:table-cell>
          <table:table-cell office:value-type="float" office:value="2.26709008216858" calcext:value-type="float">
            <text:p>2.2670900822</text:p>
          </table:table-cell>
          <table:table-cell office:value-type="float" office:value="0.334007978439331" calcext:value-type="float">
            <text:p>0.3340079784</text:p>
          </table:table-cell>
          <table:table-cell office:value-type="float" office:value="4.30157899856567" calcext:value-type="float">
            <text:p>4.3015789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425899_1_12165657371933699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6]=0;IF([.E5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46]=[.E546]+[.C546]; 1; 0)" office:value-type="float" office:value="1" calcext:value-type="float">
            <text:p>1</text:p>
          </table:table-cell>
          <table:table-cell office:value-type="float" office:value="0.416974782943726" calcext:value-type="float">
            <text:p>0.4169747829</text:p>
          </table:table-cell>
          <table:table-cell office:value-type="float" office:value="0.000803709030151367" calcext:value-type="float">
            <text:p>0.000803709</text:p>
          </table:table-cell>
          <table:table-cell office:value-type="float" office:value="0.416162967681885" calcext:value-type="float">
            <text:p>0.4161629677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068558_0_35469072384862217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7]=0;IF([.E5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47]=[.E547]+[.C547]; 1; 0)" office:value-type="float" office:value="1" calcext:value-type="float">
            <text:p>1</text:p>
          </table:table-cell>
          <table:table-cell office:value-type="float" office:value="1.51922082901001" calcext:value-type="float">
            <text:p>1.519220829</text:p>
          </table:table-cell>
          <table:table-cell office:value-type="float" office:value="0.0015408992767334" calcext:value-type="float">
            <text:p>0.0015408993</text:p>
          </table:table-cell>
          <table:table-cell office:value-type="float" office:value="1.43956589698792" calcext:value-type="float">
            <text:p>1.439565897</text:p>
          </table:table-cell>
          <table:table-cell office:value-type="float" office:value="0.0781099796295166" calcext:value-type="float">
            <text:p>0.078109979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33105_0_556897982926894569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48]=0;IF([.E5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48]=[.E548]+[.C548]; 1; 0)" office:value-type="float" office:value="0" calcext:value-type="float">
            <text:p>0</text:p>
          </table:table-cell>
          <table:table-cell office:value-type="float" office:value="1.24366998672485" calcext:value-type="float">
            <text:p>1.2436699867</text:p>
          </table:table-cell>
          <table:table-cell office:value-type="float" office:value="0.000650167465209961" calcext:value-type="float">
            <text:p>0.0006501675</text:p>
          </table:table-cell>
          <table:table-cell office:value-type="float" office:value="1.24300789833069" calcext:value-type="float">
            <text:p>1.2430078983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175389_0_23340986134974274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49]=0;IF([.E5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49]=[.E549]+[.C549]; 1; 0)" office:value-type="float" office:value="1" calcext:value-type="float">
            <text:p>1</text:p>
          </table:table-cell>
          <table:table-cell office:value-type="float" office:value="0.820101976394653" calcext:value-type="float">
            <text:p>0.8201019764</text:p>
          </table:table-cell>
          <table:table-cell office:value-type="float" office:value="0.000948905944824219" calcext:value-type="float">
            <text:p>0.0009489059</text:p>
          </table:table-cell>
          <table:table-cell office:value-type="float" office:value="0.734798192977905" calcext:value-type="float">
            <text:p>0.734798193</text:p>
          </table:table-cell>
          <table:table-cell office:value-type="float" office:value="0.0843520164489746" calcext:value-type="float">
            <text:p>0.084352016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984608_2_48096380557055738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0]=0;IF([.E5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50]=[.E550]+[.C550]; 1; 0)" office:value-type="float" office:value="1" calcext:value-type="float">
            <text:p>1</text:p>
          </table:table-cell>
          <table:table-cell office:value-type="float" office:value="1.13656497001648" calcext:value-type="float">
            <text:p>1.13656497</text:p>
          </table:table-cell>
          <table:table-cell office:value-type="float" office:value="0.000813007354736328" calcext:value-type="float">
            <text:p>0.0008130074</text:p>
          </table:table-cell>
          <table:table-cell office:value-type="float" office:value="1.13573789596558" calcext:value-type="float">
            <text:p>1.135737896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576104_0_38491775875054293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1]=0;IF([.E5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51]=[.E551]+[.C551]; 1; 0)" office:value-type="float" office:value="1" calcext:value-type="float">
            <text:p>1</text:p>
          </table:table-cell>
          <table:table-cell office:value-type="float" office:value="0.839861869812012" calcext:value-type="float">
            <text:p>0.8398618698</text:p>
          </table:table-cell>
          <table:table-cell office:value-type="float" office:value="0.00065159797668457" calcext:value-type="float">
            <text:p>0.000651598</text:p>
          </table:table-cell>
          <table:table-cell office:value-type="float" office:value="0.839199066162109" calcext:value-type="float">
            <text:p>0.8391990662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266497_0_18585335258876006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2]=0;IF([.E5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52]=[.E552]+[.C552]; 1; 0)" office:value-type="float" office:value="1" calcext:value-type="float">
            <text:p>1</text:p>
          </table:table-cell>
          <table:table-cell office:value-type="float" office:value="1.69780015945435" calcext:value-type="float">
            <text:p>1.6978001595</text:p>
          </table:table-cell>
          <table:table-cell office:value-type="float" office:value="0.0011441707611084" calcext:value-type="float">
            <text:p>0.0011441708</text:p>
          </table:table-cell>
          <table:table-cell office:value-type="float" office:value="1.69664406776428" calcext:value-type="float">
            <text:p>1.6966440678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696407_0_84045269241012637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3]=0;IF([.E5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53]=[.E553]+[.C553]; 1; 0)" office:value-type="float" office:value="1" calcext:value-type="float">
            <text:p>1</text:p>
          </table:table-cell>
          <table:table-cell office:value-type="float" office:value="0.297605991363525" calcext:value-type="float">
            <text:p>0.2976059914</text:p>
          </table:table-cell>
          <table:table-cell office:value-type="float" office:value="0.000625848770141602" calcext:value-type="float">
            <text:p>0.0006258488</text:p>
          </table:table-cell>
          <table:table-cell office:value-type="float" office:value="0.296972036361694" calcext:value-type="float">
            <text:p>0.2969720364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901387_5_72081307309152078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4]=0;IF([.E5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54]=[.E554]+[.C554]; 1; 0)" office:value-type="float" office:value="1" calcext:value-type="float">
            <text:p>1</text:p>
          </table:table-cell>
          <table:table-cell office:value-type="float" office:value="2.32331991195679" calcext:value-type="float">
            <text:p>2.323319912</text:p>
          </table:table-cell>
          <table:table-cell office:value-type="float" office:value="0.000777006149291992" calcext:value-type="float">
            <text:p>0.0007770061</text:p>
          </table:table-cell>
          <table:table-cell office:value-type="float" office:value="1.45854902267456" calcext:value-type="float">
            <text:p>1.4585490227</text:p>
          </table:table-cell>
          <table:table-cell office:value-type="float" office:value="0.393128871917725" calcext:value-type="float">
            <text:p>0.3931288719</text:p>
          </table:table-cell>
          <table:table-cell office:value-type="float" office:value="0.47086501121521" calcext:value-type="float">
            <text:p>0.4708650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238374_0_337940996175100915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55]=0;IF([.E5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55]=[.E555]+[.C555]; 1; 0)" office:value-type="float" office:value="0" calcext:value-type="float">
            <text:p>0</text:p>
          </table:table-cell>
          <table:table-cell office:value-type="float" office:value="3.47135591506958" calcext:value-type="float">
            <text:p>3.4713559151</text:p>
          </table:table-cell>
          <table:table-cell office:value-type="float" office:value="0.00106692314147949" calcext:value-type="float">
            <text:p>0.0010669231</text:p>
          </table:table-cell>
          <table:table-cell office:value-type="float" office:value="2.86097502708435" calcext:value-type="float">
            <text:p>2.8609750271</text:p>
          </table:table-cell>
          <table:table-cell office:value-type="float" office:value="0.106616973876953" calcext:value-type="float">
            <text:p>0.1066169739</text:p>
          </table:table-cell>
          <table:table-cell office:value-type="float" office:value="0.502696990966797" calcext:value-type="float">
            <text:p>0.5026969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034077_1_82239039414730444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6]=0;IF([.E5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56]=[.E556]+[.C556]; 1; 0)" office:value-type="float" office:value="1" calcext:value-type="float">
            <text:p>1</text:p>
          </table:table-cell>
          <table:table-cell office:value-type="float" office:value="2.94888210296631" calcext:value-type="float">
            <text:p>2.948882103</text:p>
          </table:table-cell>
          <table:table-cell office:value-type="float" office:value="0.0009613037109375" calcext:value-type="float">
            <text:p>0.0009613037</text:p>
          </table:table-cell>
          <table:table-cell office:value-type="float" office:value="2.86696195602417" calcext:value-type="float">
            <text:p>2.866961956</text:p>
          </table:table-cell>
          <table:table-cell office:value-type="float" office:value="0.08095383644104" calcext:value-type="float">
            <text:p>0.0809538364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28402_0_79469979377339202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57]=0;IF([.E5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57]=[.E557]+[.C557]; 1; 0)" office:value-type="float" office:value="1" calcext:value-type="float">
            <text:p>1</text:p>
          </table:table-cell>
          <table:table-cell office:value-type="float" office:value="3.28189396858215" calcext:value-type="float">
            <text:p>3.2818939686</text:p>
          </table:table-cell>
          <table:table-cell office:value-type="float" office:value="0.0010218620300293" calcext:value-type="float">
            <text:p>0.001021862</text:p>
          </table:table-cell>
          <table:table-cell office:value-type="float" office:value="3.2808530330658" calcext:value-type="float">
            <text:p>3.280853033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40780_2_4254981184557979540.csv</text:p>
          </table:table-cell>
          <table:table-cell office:value-type="string" calcext:value-type="string">
            <text:p>http://dbpedia.org/propert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58]=0;IF([.E5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58]=[.E558]+[.C558]; 1; 0)" office:value-type="float" office:value="0" calcext:value-type="float">
            <text:p>0</text:p>
          </table:table-cell>
          <table:table-cell office:value-type="float" office:value="39.5184268951416" calcext:value-type="float">
            <text:p>39.5184268951</text:p>
          </table:table-cell>
          <table:table-cell office:value-type="float" office:value="0.00197482109069824" calcext:value-type="float">
            <text:p>0.0019748211</text:p>
          </table:table-cell>
          <table:table-cell office:value-type="float" office:value="1.74120497703552" calcext:value-type="float">
            <text:p>1.741204977</text:p>
          </table:table-cell>
          <table:table-cell office:value-type="float" office:value="0.849555015563965" calcext:value-type="float">
            <text:p>0.8495550156</text:p>
          </table:table-cell>
          <table:table-cell office:value-type="float" office:value="36.9256920814514" calcext:value-type="float">
            <text:p>36.9256920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121469_0_633762071340890634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59]=0;IF([.E5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59]=[.E559]+[.C559]; 1; 0)" office:value-type="float" office:value="0" calcext:value-type="float">
            <text:p>0</text:p>
          </table:table-cell>
          <table:table-cell office:value-type="float" office:value="4.22150492668152" calcext:value-type="float">
            <text:p>4.2215049267</text:p>
          </table:table-cell>
          <table:table-cell office:value-type="float" office:value="0.000912904739379883" calcext:value-type="float">
            <text:p>0.0009129047</text:p>
          </table:table-cell>
          <table:table-cell office:value-type="float" office:value="3.48657989501953" calcext:value-type="float">
            <text:p>3.486579895</text:p>
          </table:table-cell>
          <table:table-cell office:value-type="float" office:value="0.126518964767456" calcext:value-type="float">
            <text:p>0.1265189648</text:p>
          </table:table-cell>
          <table:table-cell office:value-type="float" office:value="0.607493162155151" calcext:value-type="float">
            <text:p>0.6074931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657698_0_35102390510081836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0]=0;IF([.E5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60]=[.E560]+[.C560]; 1; 0)" office:value-type="float" office:value="1" calcext:value-type="float">
            <text:p>1</text:p>
          </table:table-cell>
          <table:table-cell office:value-type="float" office:value="2.75591206550598" calcext:value-type="float">
            <text:p>2.7559120655</text:p>
          </table:table-cell>
          <table:table-cell office:value-type="float" office:value="0.000977993011474609" calcext:value-type="float">
            <text:p>0.000977993</text:p>
          </table:table-cell>
          <table:table-cell office:value-type="float" office:value="0.786148071289063" calcext:value-type="float">
            <text:p>0.7861480713</text:p>
          </table:table-cell>
          <table:table-cell office:value-type="float" office:value="1.08865094184875" calcext:value-type="float">
            <text:p>1.0886509418</text:p>
          </table:table-cell>
          <table:table-cell office:value-type="float" office:value="0.880135059356689" calcext:value-type="float">
            <text:p>0.88013505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073618_0_86036001687068621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1]=0;IF([.E5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61]=[.E561]+[.C561]; 1; 0)" office:value-type="float" office:value="1" calcext:value-type="float">
            <text:p>1</text:p>
          </table:table-cell>
          <table:table-cell office:value-type="float" office:value="2.95282697677612" calcext:value-type="float">
            <text:p>2.9528269768</text:p>
          </table:table-cell>
          <table:table-cell office:value-type="float" office:value="0.00121092796325684" calcext:value-type="float">
            <text:p>0.001210928</text:p>
          </table:table-cell>
          <table:table-cell office:value-type="float" office:value="2.95159816741943" calcext:value-type="float">
            <text:p>2.9515981674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207889_93_56756012293487042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2]=0;IF([.E5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62]=[.E562]+[.C562]; 1; 0)" office:value-type="float" office:value="1" calcext:value-type="float">
            <text:p>1</text:p>
          </table:table-cell>
          <table:table-cell office:value-type="float" office:value="0.474843978881836" calcext:value-type="float">
            <text:p>0.4748439789</text:p>
          </table:table-cell>
          <table:table-cell office:value-type="float" office:value="0.00099492073059082" calcext:value-type="float">
            <text:p>0.0009949207</text:p>
          </table:table-cell>
          <table:table-cell office:value-type="float" office:value="0.473839998245239" calcext:value-type="float">
            <text:p>0.473839998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194422_0_723154611436996681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63]=0;IF([.E5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63]=[.E563]+[.C563]; 1; 0)" office:value-type="float" office:value="0" calcext:value-type="float">
            <text:p>0</text:p>
          </table:table-cell>
          <table:table-cell office:value-type="float" office:value="2.00820708274841" calcext:value-type="float">
            <text:p>2.0082070827</text:p>
          </table:table-cell>
          <table:table-cell office:value-type="float" office:value="0.000823974609375" calcext:value-type="float">
            <text:p>0.0008239746</text:p>
          </table:table-cell>
          <table:table-cell office:value-type="float" office:value="2.00736403465271" calcext:value-type="float">
            <text:p>2.0073640347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737985_0_14620393766878524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4]=0;IF([.E5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64]=[.E564]+[.C564]; 1; 0)" office:value-type="float" office:value="1" calcext:value-type="float">
            <text:p>1</text:p>
          </table:table-cell>
          <table:table-cell office:value-type="float" office:value="2.64192986488342" calcext:value-type="float">
            <text:p>2.6419298649</text:p>
          </table:table-cell>
          <table:table-cell office:value-type="float" office:value="0.00074005126953125" calcext:value-type="float">
            <text:p>0.0007400513</text:p>
          </table:table-cell>
          <table:table-cell office:value-type="float" office:value="2.64117789268494" calcext:value-type="float">
            <text:p>2.6411778927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996256_0_15028659508781648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5]=0;IF([.E5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65]=[.E565]+[.C565]; 1; 0)" office:value-type="float" office:value="1" calcext:value-type="float">
            <text:p>1</text:p>
          </table:table-cell>
          <table:table-cell office:value-type="float" office:value="1.30901789665222" calcext:value-type="float">
            <text:p>1.3090178967</text:p>
          </table:table-cell>
          <table:table-cell office:value-type="float" office:value="0.00079798698425293" calcext:value-type="float">
            <text:p>0.000797987</text:p>
          </table:table-cell>
          <table:table-cell office:value-type="float" office:value="1.30821108818054" calcext:value-type="float">
            <text:p>1.308211088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426626_1_23546997969852482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6]=0;IF([.E5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66]=[.E566]+[.C566]; 1; 0)" office:value-type="float" office:value="1" calcext:value-type="float">
            <text:p>1</text:p>
          </table:table-cell>
          <table:table-cell office:value-type="float" office:value="0.222706079483032" calcext:value-type="float">
            <text:p>0.2227060795</text:p>
          </table:table-cell>
          <table:table-cell office:value-type="float" office:value="0.000629425048828125" calcext:value-type="float">
            <text:p>0.000629425</text:p>
          </table:table-cell>
          <table:table-cell office:value-type="float" office:value="0.222070932388306" calcext:value-type="float">
            <text:p>0.2220709324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819019_0_43927837382905599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7]=0;IF([.E5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67]=[.E567]+[.C567]; 1; 0)" office:value-type="float" office:value="1" calcext:value-type="float">
            <text:p>1</text:p>
          </table:table-cell>
          <table:table-cell office:value-type="float" office:value="1.98913192749023" calcext:value-type="float">
            <text:p>1.9891319275</text:p>
          </table:table-cell>
          <table:table-cell office:value-type="float" office:value="0.000986814498901367" calcext:value-type="float">
            <text:p>0.0009868145</text:p>
          </table:table-cell>
          <table:table-cell office:value-type="float" office:value="1.98812508583069" calcext:value-type="float">
            <text:p>1.9881250858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036788_0_10072742262572371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8]=0;IF([.E5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68]=[.E568]+[.C568]; 1; 0)" office:value-type="float" office:value="1" calcext:value-type="float">
            <text:p>1</text:p>
          </table:table-cell>
          <table:table-cell office:value-type="float" office:value="1.13022208213806" calcext:value-type="float">
            <text:p>1.1302220821</text:p>
          </table:table-cell>
          <table:table-cell office:value-type="float" office:value="0.000815868377685547" calcext:value-type="float">
            <text:p>0.0008158684</text:p>
          </table:table-cell>
          <table:table-cell office:value-type="float" office:value="0.970534086227417" calcext:value-type="float">
            <text:p>0.9705340862</text:p>
          </table:table-cell>
          <table:table-cell office:value-type="float" office:value="0.158868074417114" calcext:value-type="float">
            <text:p>0.1588680744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019283_0_44362485836407191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69]=0;IF([.E5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69]=[.E569]+[.C569]; 1; 0)" office:value-type="float" office:value="1" calcext:value-type="float">
            <text:p>1</text:p>
          </table:table-cell>
          <table:table-cell office:value-type="float" office:value="1.02349400520325" calcext:value-type="float">
            <text:p>1.0234940052</text:p>
          </table:table-cell>
          <table:table-cell office:value-type="float" office:value="0.00228190422058105" calcext:value-type="float">
            <text:p>0.0022819042</text:p>
          </table:table-cell>
          <table:table-cell office:value-type="float" office:value="1.02119898796082" calcext:value-type="float">
            <text:p>1.021198988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212734_0_65525546631157943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0]=0;IF([.E5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70]=[.E570]+[.C570]; 1; 0)" office:value-type="float" office:value="1" calcext:value-type="float">
            <text:p>1</text:p>
          </table:table-cell>
          <table:table-cell office:value-type="float" office:value="1.24568915367126" calcext:value-type="float">
            <text:p>1.2456891537</text:p>
          </table:table-cell>
          <table:table-cell office:value-type="float" office:value="0.00096893310546875" calcext:value-type="float">
            <text:p>0.0009689331</text:p>
          </table:table-cell>
          <table:table-cell office:value-type="float" office:value="1.16606211662292" calcext:value-type="float">
            <text:p>1.1660621166</text:p>
          </table:table-cell>
          <table:table-cell office:value-type="float" office:value="0.0786540508270264" calcext:value-type="float">
            <text:p>0.0786540508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630177_0_483184247664900475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71]=0;IF([.E5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71]=[.E571]+[.C571]; 1; 0)" office:value-type="float" office:value="0" calcext:value-type="float">
            <text:p>0</text:p>
          </table:table-cell>
          <table:table-cell office:value-type="float" office:value="2.03716087341309" calcext:value-type="float">
            <text:p>2.0371608734</text:p>
          </table:table-cell>
          <table:table-cell office:value-type="float" office:value="0.00141382217407227" calcext:value-type="float">
            <text:p>0.0014138222</text:p>
          </table:table-cell>
          <table:table-cell office:value-type="float" office:value="2.03572702407837" calcext:value-type="float">
            <text:p>2.035727024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605889_0_42337919310103707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2]=0;IF([.E5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72]=[.E572]+[.C572]; 1; 0)" office:value-type="float" office:value="1" calcext:value-type="float">
            <text:p>1</text:p>
          </table:table-cell>
          <table:table-cell office:value-type="float" office:value="1.4417188167572" calcext:value-type="float">
            <text:p>1.4417188168</text:p>
          </table:table-cell>
          <table:table-cell office:value-type="float" office:value="0.000873088836669922" calcext:value-type="float">
            <text:p>0.0008730888</text:p>
          </table:table-cell>
          <table:table-cell office:value-type="float" office:value="1.10038280487061" calcext:value-type="float">
            <text:p>1.1003828049</text:p>
          </table:table-cell>
          <table:table-cell office:value-type="float" office:value="0.086859941482544" calcext:value-type="float">
            <text:p>0.0868599415</text:p>
          </table:table-cell>
          <table:table-cell office:value-type="float" office:value="0.253602981567383" calcext:value-type="float">
            <text:p>0.2536029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80128_1_3463861104757407695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573]=0;IF([.E5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73]=[.E573]+[.C573]; 1; 0)" office:value-type="float" office:value="1" calcext:value-type="float">
            <text:p>1</text:p>
          </table:table-cell>
          <table:table-cell office:value-type="float" office:value="4.4265570640564" calcext:value-type="float">
            <text:p>4.4265570641</text:p>
          </table:table-cell>
          <table:table-cell office:value-type="float" office:value="0.00188708305358887" calcext:value-type="float">
            <text:p>0.0018870831</text:p>
          </table:table-cell>
          <table:table-cell office:value-type="float" office:value="1.23243308067322" calcext:value-type="float">
            <text:p>1.2324330807</text:p>
          </table:table-cell>
          <table:table-cell office:value-type="float" office:value="0.570421934127808" calcext:value-type="float">
            <text:p>0.5704219341</text:p>
          </table:table-cell>
          <table:table-cell office:value-type="float" office:value="2.62181496620178" calcext:value-type="float">
            <text:p>2.62181496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4538_1_81150319687847629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4]=0;IF([.E5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74]=[.E574]+[.C574]; 1; 0)" office:value-type="float" office:value="1" calcext:value-type="float">
            <text:p>1</text:p>
          </table:table-cell>
          <table:table-cell office:value-type="float" office:value="1.04472494125366" calcext:value-type="float">
            <text:p>1.0447249413</text:p>
          </table:table-cell>
          <table:table-cell office:value-type="float" office:value="0.0012199878692627" calcext:value-type="float">
            <text:p>0.0012199879</text:p>
          </table:table-cell>
          <table:table-cell office:value-type="float" office:value="1.04349589347839" calcext:value-type="float">
            <text:p>1.043495893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313031_0_761893608629386788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75]=0;IF([.E5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75]=[.E575]+[.C575]; 1; 0)" office:value-type="float" office:value="0" calcext:value-type="float">
            <text:p>0</text:p>
          </table:table-cell>
          <table:table-cell office:value-type="float" office:value="2.0466001033783" calcext:value-type="float">
            <text:p>2.0466001034</text:p>
          </table:table-cell>
          <table:table-cell office:value-type="float" office:value="0.00128722190856934" calcext:value-type="float">
            <text:p>0.0012872219</text:p>
          </table:table-cell>
          <table:table-cell office:value-type="float" office:value="2.04529404640198" calcext:value-type="float">
            <text:p>2.0452940464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023566_0_58180644181599158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6]=0;IF([.E5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76]=[.E576]+[.C576]; 1; 0)" office:value-type="float" office:value="1" calcext:value-type="float">
            <text:p>1</text:p>
          </table:table-cell>
          <table:table-cell office:value-type="float" office:value="1.46083903312683" calcext:value-type="float">
            <text:p>1.4608390331</text:p>
          </table:table-cell>
          <table:table-cell office:value-type="float" office:value="0.000663042068481445" calcext:value-type="float">
            <text:p>0.0006630421</text:p>
          </table:table-cell>
          <table:table-cell office:value-type="float" office:value="1.46016097068787" calcext:value-type="float">
            <text:p>1.4601609707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8820_3_63039084029093520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7]=0;IF([.E5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77]=[.E577]+[.C577]; 1; 0)" office:value-type="float" office:value="1" calcext:value-type="float">
            <text:p>1</text:p>
          </table:table-cell>
          <table:table-cell office:value-type="float" office:value="0.872796058654785" calcext:value-type="float">
            <text:p>0.8727960587</text:p>
          </table:table-cell>
          <table:table-cell office:value-type="float" office:value="0.00105500221252441" calcext:value-type="float">
            <text:p>0.0010550022</text:p>
          </table:table-cell>
          <table:table-cell office:value-type="float" office:value="0.871730089187622" calcext:value-type="float">
            <text:p>0.8717300892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484302_3_374453392544675385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78]=0;IF([.E5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78]=[.E578]+[.C578]; 1; 0)" office:value-type="float" office:value="1" calcext:value-type="float">
            <text:p>1</text:p>
          </table:table-cell>
          <table:table-cell office:value-type="float" office:value="17.2735800743103" calcext:value-type="float">
            <text:p>17.2735800743</text:p>
          </table:table-cell>
          <table:table-cell office:value-type="float" office:value="0.00201821327209473" calcext:value-type="float">
            <text:p>0.0020182133</text:p>
          </table:table-cell>
          <table:table-cell office:value-type="float" office:value="2.35897898674011" calcext:value-type="float">
            <text:p>2.3589789867</text:p>
          </table:table-cell>
          <table:table-cell office:value-type="float" office:value="3.34804582595825" calcext:value-type="float">
            <text:p>3.348045826</text:p>
          </table:table-cell>
          <table:table-cell office:value-type="float" office:value="11.5645370483398" calcext:value-type="float">
            <text:p>11.5645370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676549_6_910230710890867995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79]=0;IF([.E5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79]=[.E579]+[.C579]; 1; 0)" office:value-type="float" office:value="0" calcext:value-type="float">
            <text:p>0</text:p>
          </table:table-cell>
          <table:table-cell office:value-type="float" office:value="23.7094011306763" calcext:value-type="float">
            <text:p>23.7094011307</text:p>
          </table:table-cell>
          <table:table-cell office:value-type="float" office:value="0.00360631942749023" calcext:value-type="float">
            <text:p>0.0036063194</text:p>
          </table:table-cell>
          <table:table-cell office:value-type="float" office:value="3.61168098449707" calcext:value-type="float">
            <text:p>3.6116809845</text:p>
          </table:table-cell>
          <table:table-cell office:value-type="float" office:value="1.57041192054749" calcext:value-type="float">
            <text:p>1.5704119205</text:p>
          </table:table-cell>
          <table:table-cell office:value-type="float" office:value="18.5237019062042" calcext:value-type="float">
            <text:p>18.52370190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044168_1_674256683729371792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80]=0;IF([.E58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80]=[.E580]+[.C580]; 1; 0)" office:value-type="float" office:value="0" calcext:value-type="float">
            <text:p>0</text:p>
          </table:table-cell>
          <table:table-cell office:value-type="float" office:value="1.40754890441895" calcext:value-type="float">
            <text:p>1.4075489044</text:p>
          </table:table-cell>
          <table:table-cell office:value-type="float" office:value="0.00166702270507813" calcext:value-type="float">
            <text:p>0.0016670227</text:p>
          </table:table-cell>
          <table:table-cell office:value-type="float" office:value="0.977509021759033" calcext:value-type="float">
            <text:p>0.9775090218</text:p>
          </table:table-cell>
          <table:table-cell office:value-type="float" office:value="0.428369998931885" calcext:value-type="float">
            <text:p>0.4283699989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186782_0_580407290944049139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81]=0;IF([.E58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81]=[.E581]+[.C581]; 1; 0)" office:value-type="float" office:value="0" calcext:value-type="float">
            <text:p>0</text:p>
          </table:table-cell>
          <table:table-cell office:value-type="float" office:value="1.97019505500793" calcext:value-type="float">
            <text:p>1.970195055</text:p>
          </table:table-cell>
          <table:table-cell office:value-type="float" office:value="0.00147294998168945" calcext:value-type="float">
            <text:p>0.00147295</text:p>
          </table:table-cell>
          <table:table-cell office:value-type="float" office:value="1.96870398521423" calcext:value-type="float">
            <text:p>1.9687039852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86184_0_604945611161730998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82]=0;IF([.E5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82]=[.E582]+[.C582]; 1; 0)" office:value-type="float" office:value="0" calcext:value-type="float">
            <text:p>0</text:p>
          </table:table-cell>
          <table:table-cell office:value-type="float" office:value="1.15658903121948" calcext:value-type="float">
            <text:p>1.1565890312</text:p>
          </table:table-cell>
          <table:table-cell office:value-type="float" office:value="0.000690937042236328" calcext:value-type="float">
            <text:p>0.000690937</text:p>
          </table:table-cell>
          <table:table-cell office:value-type="float" office:value="1.15588712692261" calcext:value-type="float">
            <text:p>1.1558871269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640811_5_21439042367202235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3]=0;IF([.E5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83]=[.E583]+[.C583]; 1; 0)" office:value-type="float" office:value="1" calcext:value-type="float">
            <text:p>1</text:p>
          </table:table-cell>
          <table:table-cell office:value-type="float" office:value="2.06462597846985" calcext:value-type="float">
            <text:p>2.0646259785</text:p>
          </table:table-cell>
          <table:table-cell office:value-type="float" office:value="0.000739336013793945" calcext:value-type="float">
            <text:p>0.000739336</text:p>
          </table:table-cell>
          <table:table-cell office:value-type="float" office:value="1.98645091056824" calcext:value-type="float">
            <text:p>1.9864509106</text:p>
          </table:table-cell>
          <table:table-cell office:value-type="float" office:value="0.0774319171905518" calcext:value-type="float">
            <text:p>0.0774319172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048491_0_59855843036861329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4]=0;IF([.E5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84]=[.E584]+[.C584]; 1; 0)" office:value-type="float" office:value="1" calcext:value-type="float">
            <text:p>1</text:p>
          </table:table-cell>
          <table:table-cell office:value-type="float" office:value="2.06139993667603" calcext:value-type="float">
            <text:p>2.0613999367</text:p>
          </table:table-cell>
          <table:table-cell office:value-type="float" office:value="0.00096583366394043" calcext:value-type="float">
            <text:p>0.0009658337</text:p>
          </table:table-cell>
          <table:table-cell office:value-type="float" office:value="2.06041502952576" calcext:value-type="float">
            <text:p>2.060415029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593544_5_72517375520851334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5]=0;IF([.E5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85]=[.E585]+[.C585]; 1; 0)" office:value-type="float" office:value="1" calcext:value-type="float">
            <text:p>1</text:p>
          </table:table-cell>
          <table:table-cell office:value-type="float" office:value="0.884107112884522" calcext:value-type="float">
            <text:p>0.8841071129</text:p>
          </table:table-cell>
          <table:table-cell office:value-type="float" office:value="0.00135684013366699" calcext:value-type="float">
            <text:p>0.0013568401</text:p>
          </table:table-cell>
          <table:table-cell office:value-type="float" office:value="0.505061149597168" calcext:value-type="float">
            <text:p>0.5050611496</text:p>
          </table:table-cell>
          <table:table-cell office:value-type="float" office:value="0.377686023712158" calcext:value-type="float">
            <text:p>0.3776860237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953332_0_38034135648127687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6]=0;IF([.E5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86]=[.E586]+[.C586]; 1; 0)" office:value-type="float" office:value="1" calcext:value-type="float">
            <text:p>1</text:p>
          </table:table-cell>
          <table:table-cell office:value-type="float" office:value="16.7347059249878" calcext:value-type="float">
            <text:p>16.734705925</text:p>
          </table:table-cell>
          <table:table-cell office:value-type="float" office:value="0.00241470336914062" calcext:value-type="float">
            <text:p>0.0024147034</text:p>
          </table:table-cell>
          <table:table-cell office:value-type="float" office:value="3.02531099319458" calcext:value-type="float">
            <text:p>3.0253109932</text:p>
          </table:table-cell>
          <table:table-cell office:value-type="float" office:value="1.57422614097595" calcext:value-type="float">
            <text:p>1.574226141</text:p>
          </table:table-cell>
          <table:table-cell office:value-type="float" office:value="12.1327540874481" calcext:value-type="float">
            <text:p>12.13275408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736276_0_1907049776942169976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587]=0;IF([.E5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87]=[.E587]+[.C587]; 1; 0)" office:value-type="float" office:value="0" calcext:value-type="float">
            <text:p>0</text:p>
          </table:table-cell>
          <table:table-cell office:value-type="float" office:value="10.3722441196442" calcext:value-type="float">
            <text:p>10.3722441196</text:p>
          </table:table-cell>
          <table:table-cell office:value-type="float" office:value="0.00141429901123047" calcext:value-type="float">
            <text:p>0.001414299</text:p>
          </table:table-cell>
          <table:table-cell office:value-type="float" office:value="1.77583193778992" calcext:value-type="float">
            <text:p>1.7758319378</text:p>
          </table:table-cell>
          <table:table-cell office:value-type="float" office:value="0.982553958892822" calcext:value-type="float">
            <text:p>0.9825539589</text:p>
          </table:table-cell>
          <table:table-cell office:value-type="float" office:value="7.6124439239502" calcext:value-type="float">
            <text:p>7.612443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2086_179_27596741507046380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88]=0;IF([.E5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88]=[.E588]+[.C588]; 1; 0)" office:value-type="float" office:value="1" calcext:value-type="float">
            <text:p>1</text:p>
          </table:table-cell>
          <table:table-cell office:value-type="float" office:value="0.557882070541382" calcext:value-type="float">
            <text:p>0.5578820705</text:p>
          </table:table-cell>
          <table:table-cell office:value-type="float" office:value="0.000689983367919922" calcext:value-type="float">
            <text:p>0.0006899834</text:p>
          </table:table-cell>
          <table:table-cell office:value-type="float" office:value="0.557183027267456" calcext:value-type="float">
            <text:p>0.5571830273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865873_0_825958761020803735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89]=0;IF([.E58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89]=[.E589]+[.C589]; 1; 0)" office:value-type="float" office:value="0" calcext:value-type="float">
            <text:p>0</text:p>
          </table:table-cell>
          <table:table-cell office:value-type="float" office:value="2.0519380569458" calcext:value-type="float">
            <text:p>2.0519380569</text:p>
          </table:table-cell>
          <table:table-cell office:value-type="float" office:value="0.00144410133361816" calcext:value-type="float">
            <text:p>0.0014441013</text:p>
          </table:table-cell>
          <table:table-cell office:value-type="float" office:value="2.05047392845154" calcext:value-type="float">
            <text:p>2.050473928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839549_1_15762249880228534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90]=0;IF([.E5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90]=[.E590]+[.C590]; 1; 0)" office:value-type="float" office:value="1" calcext:value-type="float">
            <text:p>1</text:p>
          </table:table-cell>
          <table:table-cell office:value-type="float" office:value="23.2785868644714" calcext:value-type="float">
            <text:p>23.2785868645</text:p>
          </table:table-cell>
          <table:table-cell office:value-type="float" office:value="0.00268387794494629" calcext:value-type="float">
            <text:p>0.0026838779</text:p>
          </table:table-cell>
          <table:table-cell office:value-type="float" office:value="3.57837200164795" calcext:value-type="float">
            <text:p>3.5783720016</text:p>
          </table:table-cell>
          <table:table-cell office:value-type="float" office:value="1.94830203056335" calcext:value-type="float">
            <text:p>1.9483020306</text:p>
          </table:table-cell>
          <table:table-cell office:value-type="float" office:value="17.7492289543152" calcext:value-type="float">
            <text:p>17.7492289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97951_0_88827062873574039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91]=0;IF([.E5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91]=[.E591]+[.C591]; 1; 0)" office:value-type="float" office:value="1" calcext:value-type="float">
            <text:p>1</text:p>
          </table:table-cell>
          <table:table-cell office:value-type="float" office:value="1.89663195610046" calcext:value-type="float">
            <text:p>1.8966319561</text:p>
          </table:table-cell>
          <table:table-cell office:value-type="float" office:value="0.000680208206176758" calcext:value-type="float">
            <text:p>0.0006802082</text:p>
          </table:table-cell>
          <table:table-cell office:value-type="float" office:value="1.8959379196167" calcext:value-type="float">
            <text:p>1.8959379196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02673_1_195752396771432509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92]=0;IF([.E5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92]=[.E592]+[.C592]; 1; 0)" office:value-type="float" office:value="0" calcext:value-type="float">
            <text:p>0</text:p>
          </table:table-cell>
          <table:table-cell office:value-type="float" office:value="13.6269509792328" calcext:value-type="float">
            <text:p>13.6269509792</text:p>
          </table:table-cell>
          <table:table-cell office:value-type="float" office:value="0.00254702568054199" calcext:value-type="float">
            <text:p>0.0025470257</text:p>
          </table:table-cell>
          <table:table-cell office:value-type="float" office:value="2.09576296806335" calcext:value-type="float">
            <text:p>2.0957629681</text:p>
          </table:table-cell>
          <table:table-cell office:value-type="float" office:value="1.12999701499939" calcext:value-type="float">
            <text:p>1.129997015</text:p>
          </table:table-cell>
          <table:table-cell office:value-type="float" office:value="10.3986439704895" calcext:value-type="float">
            <text:p>10.39864397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939025_17_72429530373952354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93]=0;IF([.E5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93]=[.E593]+[.C593]; 1; 0)" office:value-type="float" office:value="1" calcext:value-type="float">
            <text:p>1</text:p>
          </table:table-cell>
          <table:table-cell office:value-type="float" office:value="0.290938138961792" calcext:value-type="float">
            <text:p>0.290938139</text:p>
          </table:table-cell>
          <table:table-cell office:value-type="float" office:value="0.000660896301269531" calcext:value-type="float">
            <text:p>0.0006608963</text:p>
          </table:table-cell>
          <table:table-cell office:value-type="float" office:value="0.290270090103149" calcext:value-type="float">
            <text:p>0.2902700901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741865_0_920364424620216449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94]=0;IF([.E5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94]=[.E594]+[.C594]; 1; 0)" office:value-type="float" office:value="0" calcext:value-type="float">
            <text:p>0</text:p>
          </table:table-cell>
          <table:table-cell office:value-type="float" office:value="3.10743308067322" calcext:value-type="float">
            <text:p>3.1074330807</text:p>
          </table:table-cell>
          <table:table-cell office:value-type="float" office:value="0.00130629539489746" calcext:value-type="float">
            <text:p>0.0013062954</text:p>
          </table:table-cell>
          <table:table-cell office:value-type="float" office:value="3.10610795021057" calcext:value-type="float">
            <text:p>3.1061079502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969891_0_28529659545620661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95]=0;IF([.E59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95]=[.E595]+[.C595]; 1; 0)" office:value-type="float" office:value="0" calcext:value-type="float">
            <text:p>0</text:p>
          </table:table-cell>
          <table:table-cell office:value-type="float" office:value="3.674565076828" calcext:value-type="float">
            <text:p>3.6745650768</text:p>
          </table:table-cell>
          <table:table-cell office:value-type="float" office:value="0.000877141952514648" calcext:value-type="float">
            <text:p>0.000877142</text:p>
          </table:table-cell>
          <table:table-cell office:value-type="float" office:value="2.87458896636963" calcext:value-type="float">
            <text:p>2.8745889664</text:p>
          </table:table-cell>
          <table:table-cell office:value-type="float" office:value="0.799093961715698" calcext:value-type="float">
            <text:p>0.7990939617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35078_0_757034313711968253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596]=0;IF([.E59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96]=[.E596]+[.C596]; 1; 0)" office:value-type="float" office:value="0" calcext:value-type="float">
            <text:p>0</text:p>
          </table:table-cell>
          <table:table-cell office:value-type="float" office:value="1.87961316108704" calcext:value-type="float">
            <text:p>1.8796131611</text:p>
          </table:table-cell>
          <table:table-cell office:value-type="float" office:value="0.00113511085510254" calcext:value-type="float">
            <text:p>0.0011351109</text:p>
          </table:table-cell>
          <table:table-cell office:value-type="float" office:value="1.87845897674561" calcext:value-type="float">
            <text:p>1.8784589767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757437_0_14471708357259063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97]=0;IF([.E5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97]=[.E597]+[.C597]; 1; 0)" office:value-type="float" office:value="1" calcext:value-type="float">
            <text:p>1</text:p>
          </table:table-cell>
          <table:table-cell office:value-type="float" office:value="2.15086102485657" calcext:value-type="float">
            <text:p>2.1508610249</text:p>
          </table:table-cell>
          <table:table-cell office:value-type="float" office:value="0.000878095626831055" calcext:value-type="float">
            <text:p>0.0008780956</text:p>
          </table:table-cell>
          <table:table-cell office:value-type="float" office:value="2.14996790885925" calcext:value-type="float">
            <text:p>2.1499679089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018721_0_31990040981091210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598]=0;IF([.E5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598]=[.E598]+[.C598]; 1; 0)" office:value-type="float" office:value="1" calcext:value-type="float">
            <text:p>1</text:p>
          </table:table-cell>
          <table:table-cell office:value-type="float" office:value="1.54747605323792" calcext:value-type="float">
            <text:p>1.5474760532</text:p>
          </table:table-cell>
          <table:table-cell office:value-type="float" office:value="0.00139808654785156" calcext:value-type="float">
            <text:p>0.0013980865</text:p>
          </table:table-cell>
          <table:table-cell office:value-type="float" office:value="1.54606795310974" calcext:value-type="float">
            <text:p>1.5460679531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245608_0_871275842592178099.csv</text:p>
          </table:table-cell>
          <table:table-cell office:value-type="string" calcext:value-type="string">
            <text:p>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599]=0;IF([.E5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599]=[.E599]+[.C599]; 1; 0)" office:value-type="float" office:value="0" calcext:value-type="float">
            <text:p>0</text:p>
          </table:table-cell>
          <table:table-cell office:value-type="float" office:value="10.9668679237366" calcext:value-type="float">
            <text:p>10.9668679237</text:p>
          </table:table-cell>
          <table:table-cell office:value-type="float" office:value="0.00206208229064941" calcext:value-type="float">
            <text:p>0.0020620823</text:p>
          </table:table-cell>
          <table:table-cell office:value-type="float" office:value="4.26218485832214" calcext:value-type="float">
            <text:p>4.2621848583</text:p>
          </table:table-cell>
          <table:table-cell office:value-type="float" office:value="1.20354294776917" calcext:value-type="float">
            <text:p>1.2035429478</text:p>
          </table:table-cell>
          <table:table-cell office:value-type="float" office:value="5.49907803535461" calcext:value-type="float">
            <text:p>5.4990780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862402_0_52607302000207195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00]=0;IF([.E6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00]=[.E600]+[.C600]; 1; 0)" office:value-type="float" office:value="1" calcext:value-type="float">
            <text:p>1</text:p>
          </table:table-cell>
          <table:table-cell office:value-type="float" office:value="47.1621248722076" calcext:value-type="float">
            <text:p>47.1621248722</text:p>
          </table:table-cell>
          <table:table-cell office:value-type="float" office:value="0.00127387046813965" calcext:value-type="float">
            <text:p>0.0012738705</text:p>
          </table:table-cell>
          <table:table-cell office:value-type="float" office:value="47.1608400344849" calcext:value-type="float">
            <text:p>47.1608400345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176553_0_12865373167875252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01]=0;IF([.E6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01]=[.E601]+[.C601]; 1; 0)" office:value-type="float" office:value="0" calcext:value-type="float">
            <text:p>0</text:p>
          </table:table-cell>
          <table:table-cell office:value-type="float" office:value="3.5289089679718" calcext:value-type="float">
            <text:p>3.528908968</text:p>
          </table:table-cell>
          <table:table-cell office:value-type="float" office:value="0.000978231430053711" calcext:value-type="float">
            <text:p>0.0009782314</text:p>
          </table:table-cell>
          <table:table-cell office:value-type="float" office:value="3.52791285514832" calcext:value-type="float">
            <text:p>3.5279128551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337553_0_883237899962843759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02]=0;IF([.E6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02]=[.E602]+[.C602]; 1; 0)" office:value-type="float" office:value="0" calcext:value-type="float">
            <text:p>0</text:p>
          </table:table-cell>
          <table:table-cell office:value-type="float" office:value="2.02969098091125" calcext:value-type="float">
            <text:p>2.0296909809</text:p>
          </table:table-cell>
          <table:table-cell office:value-type="float" office:value="0.0011289119720459" calcext:value-type="float">
            <text:p>0.001128912</text:p>
          </table:table-cell>
          <table:table-cell office:value-type="float" office:value="2.0285439491272" calcext:value-type="float">
            <text:p>2.028543949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318525_0_2316618400996291591.csv</text:p>
          </table:table-cell>
          <table:table-cell office:value-type="string" calcext:value-type="string">
            <text:p>http://www.w3.org/2000/01/rdf-schema#comment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603]=0;IF([.E6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03]=[.E603]+[.C603]; 1; 0)" office:value-type="float" office:value="0" calcext:value-type="float">
            <text:p>0</text:p>
          </table:table-cell>
          <table:table-cell office:value-type="float" office:value="12.2172038555145" calcext:value-type="float">
            <text:p>12.2172038555</text:p>
          </table:table-cell>
          <table:table-cell office:value-type="float" office:value="0.00144100189208984" calcext:value-type="float">
            <text:p>0.0014410019</text:p>
          </table:table-cell>
          <table:table-cell office:value-type="float" office:value="3.28911685943604" calcext:value-type="float">
            <text:p>3.2891168594</text:p>
          </table:table-cell>
          <table:table-cell office:value-type="float" office:value="0.7135329246521" calcext:value-type="float">
            <text:p>0.7135329247</text:p>
          </table:table-cell>
          <table:table-cell office:value-type="float" office:value="8.2131130695343" calcext:value-type="float">
            <text:p>8.21311306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571539_0_23292084195851429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04]=0;IF([.E6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04]=[.E604]+[.C604]; 1; 0)" office:value-type="float" office:value="1" calcext:value-type="float">
            <text:p>1</text:p>
          </table:table-cell>
          <table:table-cell office:value-type="float" office:value="0.569674015045166" calcext:value-type="float">
            <text:p>0.569674015</text:p>
          </table:table-cell>
          <table:table-cell office:value-type="float" office:value="0.000626802444458008" calcext:value-type="float">
            <text:p>0.0006268024</text:p>
          </table:table-cell>
          <table:table-cell office:value-type="float" office:value="0.569039106369019" calcext:value-type="float">
            <text:p>0.5690391064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882673_0_34136246398552994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05]=0;IF([.E6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05]=[.E605]+[.C605]; 1; 0)" office:value-type="float" office:value="1" calcext:value-type="float">
            <text:p>1</text:p>
          </table:table-cell>
          <table:table-cell office:value-type="float" office:value="1.64500689506531" calcext:value-type="float">
            <text:p>1.6450068951</text:p>
          </table:table-cell>
          <table:table-cell office:value-type="float" office:value="0.00119185447692871" calcext:value-type="float">
            <text:p>0.0011918545</text:p>
          </table:table-cell>
          <table:table-cell office:value-type="float" office:value="1.56358408927917" calcext:value-type="float">
            <text:p>1.5635840893</text:p>
          </table:table-cell>
          <table:table-cell office:value-type="float" office:value="0.0802278518676758" calcext:value-type="float">
            <text:p>0.0802278519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829759_0_267117793080786859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06]=0;IF([.E6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06]=[.E606]+[.C606]; 1; 0)" office:value-type="float" office:value="0" calcext:value-type="float">
            <text:p>0</text:p>
          </table:table-cell>
          <table:table-cell office:value-type="float" office:value="11.8683750629425" calcext:value-type="float">
            <text:p>11.8683750629</text:p>
          </table:table-cell>
          <table:table-cell office:value-type="float" office:value="0.00132918357849121" calcext:value-type="float">
            <text:p>0.0013291836</text:p>
          </table:table-cell>
          <table:table-cell office:value-type="float" office:value="2.90885496139526" calcext:value-type="float">
            <text:p>2.9088549614</text:p>
          </table:table-cell>
          <table:table-cell office:value-type="float" office:value="3.08767604827881" calcext:value-type="float">
            <text:p>3.0876760483</text:p>
          </table:table-cell>
          <table:table-cell office:value-type="float" office:value="5.87051486968994" calcext:value-type="float">
            <text:p>5.87051486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169340_0_83229185914917294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07]=0;IF([.E6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07]=[.E607]+[.C607]; 1; 0)" office:value-type="float" office:value="0" calcext:value-type="float">
            <text:p>0</text:p>
          </table:table-cell>
          <table:table-cell office:value-type="float" office:value="0.92485499382019" calcext:value-type="float">
            <text:p>0.9248549938</text:p>
          </table:table-cell>
          <table:table-cell office:value-type="float" office:value="0.000766754150390625" calcext:value-type="float">
            <text:p>0.0007667542</text:p>
          </table:table-cell>
          <table:table-cell office:value-type="float" office:value="0.848779201507568" calcext:value-type="float">
            <text:p>0.8487792015</text:p>
          </table:table-cell>
          <table:table-cell office:value-type="float" office:value="0.0753059387207031" calcext:value-type="float">
            <text:p>0.0753059387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616539_0_481622292619563666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08]=0;IF([.E6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08]=[.E608]+[.C608]; 1; 0)" office:value-type="float" office:value="0" calcext:value-type="float">
            <text:p>0</text:p>
          </table:table-cell>
          <table:table-cell office:value-type="float" office:value="1.88380002975464" calcext:value-type="float">
            <text:p>1.8838000298</text:p>
          </table:table-cell>
          <table:table-cell office:value-type="float" office:value="0.00065922737121582" calcext:value-type="float">
            <text:p>0.0006592274</text:p>
          </table:table-cell>
          <table:table-cell office:value-type="float" office:value="1.88312888145447" calcext:value-type="float">
            <text:p>1.8831288815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402655_0_917658738272202952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09]=0;IF([.E6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09]=[.E609]+[.C609]; 1; 0)" office:value-type="float" office:value="0" calcext:value-type="float">
            <text:p>0</text:p>
          </table:table-cell>
          <table:table-cell office:value-type="float" office:value="1.4009280204773" calcext:value-type="float">
            <text:p>1.4009280205</text:p>
          </table:table-cell>
          <table:table-cell office:value-type="float" office:value="0.000707149505615234" calcext:value-type="float">
            <text:p>0.0007071495</text:p>
          </table:table-cell>
          <table:table-cell office:value-type="float" office:value="1.40020704269409" calcext:value-type="float">
            <text:p>1.4002070427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47163_0_73551827402762742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0]=0;IF([.E6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10]=[.E610]+[.C610]; 1; 0)" office:value-type="float" office:value="1" calcext:value-type="float">
            <text:p>1</text:p>
          </table:table-cell>
          <table:table-cell office:value-type="float" office:value="1.01582312583923" calcext:value-type="float">
            <text:p>1.0158231258</text:p>
          </table:table-cell>
          <table:table-cell office:value-type="float" office:value="0.000813961029052734" calcext:value-type="float">
            <text:p>0.000813961</text:p>
          </table:table-cell>
          <table:table-cell office:value-type="float" office:value="1.01499700546265" calcext:value-type="float">
            <text:p>1.0149970055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31018_0_13053439191459751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1]=0;IF([.E6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11]=[.E611]+[.C611]; 1; 0)" office:value-type="float" office:value="1" calcext:value-type="float">
            <text:p>1</text:p>
          </table:table-cell>
          <table:table-cell office:value-type="float" office:value="12.8078780174255" calcext:value-type="float">
            <text:p>12.8078780174</text:p>
          </table:table-cell>
          <table:table-cell office:value-type="float" office:value="0.00312590599060059" calcext:value-type="float">
            <text:p>0.003125906</text:p>
          </table:table-cell>
          <table:table-cell office:value-type="float" office:value="2.08046102523804" calcext:value-type="float">
            <text:p>2.0804610252</text:p>
          </table:table-cell>
          <table:table-cell office:value-type="float" office:value="2.05838108062744" calcext:value-type="float">
            <text:p>2.0583810806</text:p>
          </table:table-cell>
          <table:table-cell office:value-type="float" office:value="8.66591000556946" calcext:value-type="float">
            <text:p>8.6659100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089848_10_58857904087740946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2]=0;IF([.E6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12]=[.E612]+[.C612]; 1; 0)" office:value-type="float" office:value="1" calcext:value-type="float">
            <text:p>1</text:p>
          </table:table-cell>
          <table:table-cell office:value-type="float" office:value="0.926813125610352" calcext:value-type="float">
            <text:p>0.9268131256</text:p>
          </table:table-cell>
          <table:table-cell office:value-type="float" office:value="0.00125002861022949" calcext:value-type="float">
            <text:p>0.0012500286</text:p>
          </table:table-cell>
          <table:table-cell office:value-type="float" office:value="0.519890069961548" calcext:value-type="float">
            <text:p>0.51989007</text:p>
          </table:table-cell>
          <table:table-cell office:value-type="float" office:value="0.405669927597046" calcext:value-type="float">
            <text:p>0.405669927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160361_0_84350191648286296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3]=0;IF([.E6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13]=[.E613]+[.C613]; 1; 0)" office:value-type="float" office:value="1" calcext:value-type="float">
            <text:p>1</text:p>
          </table:table-cell>
          <table:table-cell office:value-type="float" office:value="2.03873991966248" calcext:value-type="float">
            <text:p>2.0387399197</text:p>
          </table:table-cell>
          <table:table-cell office:value-type="float" office:value="0.000976800918579102" calcext:value-type="float">
            <text:p>0.0009768009</text:p>
          </table:table-cell>
          <table:table-cell office:value-type="float" office:value="2.03774404525757" calcext:value-type="float">
            <text:p>2.0377440453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2773_0_14574639825050196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4]=0;IF([.E6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14]=[.E614]+[.C614]; 1; 0)" office:value-type="float" office:value="1" calcext:value-type="float">
            <text:p>1</text:p>
          </table:table-cell>
          <table:table-cell office:value-type="float" office:value="2.06651210784912" calcext:value-type="float">
            <text:p>2.0665121078</text:p>
          </table:table-cell>
          <table:table-cell office:value-type="float" office:value="0.00127100944519043" calcext:value-type="float">
            <text:p>0.0012710094</text:p>
          </table:table-cell>
          <table:table-cell office:value-type="float" office:value="2.06522107124329" calcext:value-type="float">
            <text:p>2.065221071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105752_1_30137314655113795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5]=0;IF([.E6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15]=[.E615]+[.C615]; 1; 0)" office:value-type="float" office:value="1" calcext:value-type="float">
            <text:p>1</text:p>
          </table:table-cell>
          <table:table-cell office:value-type="float" office:value="0.47116494178772" calcext:value-type="float">
            <text:p>0.4711649418</text:p>
          </table:table-cell>
          <table:table-cell office:value-type="float" office:value="0.000790834426879883" calcext:value-type="float">
            <text:p>0.0007908344</text:p>
          </table:table-cell>
          <table:table-cell office:value-type="float" office:value="0.470365047454834" calcext:value-type="float">
            <text:p>0.470365047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14988_0_8789868670151796042.csv</text:p>
          </table:table-cell>
          <table:table-cell office:value-type="string" calcext:value-type="string">
            <text:p>http://dbpedia.org/property/namedAfter|http://dbpedia.org/ontology/abstract|http://dbpedia.org/ontology/wikiPageExternalLink|http://dbpedia.org/ontology/wikiPageExternalLink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616]=0;IF([.E6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16]=[.E616]+[.C616]; 1; 0)" office:value-type="float" office:value="0" calcext:value-type="float">
            <text:p>0</text:p>
          </table:table-cell>
          <table:table-cell office:value-type="float" office:value="18.2187378406525" calcext:value-type="float">
            <text:p>18.2187378407</text:p>
          </table:table-cell>
          <table:table-cell office:value-type="float" office:value="0.00207018852233887" calcext:value-type="float">
            <text:p>0.0020701885</text:p>
          </table:table-cell>
          <table:table-cell office:value-type="float" office:value="3.49383592605591" calcext:value-type="float">
            <text:p>3.4938359261</text:p>
          </table:table-cell>
          <table:table-cell office:value-type="float" office:value="2.09652280807495" calcext:value-type="float">
            <text:p>2.0965228081</text:p>
          </table:table-cell>
          <table:table-cell office:value-type="float" office:value="12.6263089179993" calcext:value-type="float">
            <text:p>12.626308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357992_0_6637384311705961632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17]=0;IF([.E6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17]=[.E617]+[.C617]; 1; 0)" office:value-type="float" office:value="1" calcext:value-type="float">
            <text:p>1</text:p>
          </table:table-cell>
          <table:table-cell office:value-type="float" office:value="21.1777369976044" calcext:value-type="float">
            <text:p>21.1777369976</text:p>
          </table:table-cell>
          <table:table-cell office:value-type="float" office:value="0.0017096996307373" calcext:value-type="float">
            <text:p>0.0017096996</text:p>
          </table:table-cell>
          <table:table-cell office:value-type="float" office:value="2.1128261089325" calcext:value-type="float">
            <text:p>2.1128261089</text:p>
          </table:table-cell>
          <table:table-cell office:value-type="float" office:value="0.817980051040649" calcext:value-type="float">
            <text:p>0.817980051</text:p>
          </table:table-cell>
          <table:table-cell office:value-type="float" office:value="18.2452211380005" calcext:value-type="float">
            <text:p>18.245221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530629_1_84893872032227224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8]=0;IF([.E6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18]=[.E618]+[.C618]; 1; 0)" office:value-type="float" office:value="1" calcext:value-type="float">
            <text:p>1</text:p>
          </table:table-cell>
          <table:table-cell office:value-type="float" office:value="0.448334932327271" calcext:value-type="float">
            <text:p>0.4483349323</text:p>
          </table:table-cell>
          <table:table-cell office:value-type="float" office:value="0.000647783279418945" calcext:value-type="float">
            <text:p>0.0006477833</text:p>
          </table:table-cell>
          <table:table-cell office:value-type="float" office:value="0.447679996490479" calcext:value-type="float">
            <text:p>0.4476799965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451271_0_81118275658279669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19]=0;IF([.E6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19]=[.E619]+[.C619]; 1; 0)" office:value-type="float" office:value="1" calcext:value-type="float">
            <text:p>1</text:p>
          </table:table-cell>
          <table:table-cell office:value-type="float" office:value="0.402200937271118" calcext:value-type="float">
            <text:p>0.4022009373</text:p>
          </table:table-cell>
          <table:table-cell office:value-type="float" office:value="0.00135302543640137" calcext:value-type="float">
            <text:p>0.0013530254</text:p>
          </table:table-cell>
          <table:table-cell office:value-type="float" office:value="0.400840044021606" calcext:value-type="float">
            <text:p>0.400840044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457508_0_12070298083127726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0]=0;IF([.E6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20]=[.E620]+[.C620]; 1; 0)" office:value-type="float" office:value="1" calcext:value-type="float">
            <text:p>1</text:p>
          </table:table-cell>
          <table:table-cell office:value-type="float" office:value="0.396219968795776" calcext:value-type="float">
            <text:p>0.3962199688</text:p>
          </table:table-cell>
          <table:table-cell office:value-type="float" office:value="0.00110626220703125" calcext:value-type="float">
            <text:p>0.0011062622</text:p>
          </table:table-cell>
          <table:table-cell office:value-type="float" office:value="0.395104885101318" calcext:value-type="float">
            <text:p>0.395104885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282452_73_55543475248451498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1]=0;IF([.E6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21]=[.E621]+[.C621]; 1; 0)" office:value-type="float" office:value="1" calcext:value-type="float">
            <text:p>1</text:p>
          </table:table-cell>
          <table:table-cell office:value-type="float" office:value="1.65798401832581" calcext:value-type="float">
            <text:p>1.6579840183</text:p>
          </table:table-cell>
          <table:table-cell office:value-type="float" office:value="0.00138711929321289" calcext:value-type="float">
            <text:p>0.0013871193</text:p>
          </table:table-cell>
          <table:table-cell office:value-type="float" office:value="1.65657997131348" calcext:value-type="float">
            <text:p>1.6565799713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199449_0_600200813135004815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22]=0;IF([.E6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22]=[.E622]+[.C622]; 1; 0)" office:value-type="float" office:value="0" calcext:value-type="float">
            <text:p>0</text:p>
          </table:table-cell>
          <table:table-cell office:value-type="float" office:value="5.46855902671814" calcext:value-type="float">
            <text:p>5.4685590267</text:p>
          </table:table-cell>
          <table:table-cell office:value-type="float" office:value="0.0010838508605957" calcext:value-type="float">
            <text:p>0.0010838509</text:p>
          </table:table-cell>
          <table:table-cell office:value-type="float" office:value="2.58282494544983" calcext:value-type="float">
            <text:p>2.5828249454</text:p>
          </table:table-cell>
          <table:table-cell office:value-type="float" office:value="0.654477119445801" calcext:value-type="float">
            <text:p>0.6544771194</text:p>
          </table:table-cell>
          <table:table-cell office:value-type="float" office:value="2.23017311096191" calcext:value-type="float">
            <text:p>2.230173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371501_0_4530302292430566814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23]=0;IF([.E6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23]=[.E623]+[.C623]; 1; 0)" office:value-type="float" office:value="0" calcext:value-type="float">
            <text:p>0</text:p>
          </table:table-cell>
          <table:table-cell office:value-type="float" office:value="13.5029621124268" calcext:value-type="float">
            <text:p>13.5029621124</text:p>
          </table:table-cell>
          <table:table-cell office:value-type="float" office:value="0.00186324119567871" calcext:value-type="float">
            <text:p>0.0018632412</text:p>
          </table:table-cell>
          <table:table-cell office:value-type="float" office:value="1.48812198638916" calcext:value-type="float">
            <text:p>1.4881219864</text:p>
          </table:table-cell>
          <table:table-cell office:value-type="float" office:value="0.930148839950562" calcext:value-type="float">
            <text:p>0.93014884</text:p>
          </table:table-cell>
          <table:table-cell office:value-type="float" office:value="11.0828280448914" calcext:value-type="float">
            <text:p>11.0828280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080398_0_74209047664507086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4]=0;IF([.E6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24]=[.E624]+[.C624]; 1; 0)" office:value-type="float" office:value="1" calcext:value-type="float">
            <text:p>1</text:p>
          </table:table-cell>
          <table:table-cell office:value-type="float" office:value="0.51963996887207" calcext:value-type="float">
            <text:p>0.5196399689</text:p>
          </table:table-cell>
          <table:table-cell office:value-type="float" office:value="0.000760793685913086" calcext:value-type="float">
            <text:p>0.0007607937</text:p>
          </table:table-cell>
          <table:table-cell office:value-type="float" office:value="0.437498092651367" calcext:value-type="float">
            <text:p>0.4374980927</text:p>
          </table:table-cell>
          <table:table-cell office:value-type="float" office:value="0.0813779830932617" calcext:value-type="float">
            <text:p>0.0813779831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469354_0_602901716399131031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25]=0;IF([.E6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25]=[.E625]+[.C625]; 1; 0)" office:value-type="float" office:value="0" calcext:value-type="float">
            <text:p>0</text:p>
          </table:table-cell>
          <table:table-cell office:value-type="float" office:value="2.00955200195312" calcext:value-type="float">
            <text:p>2.009552002</text:p>
          </table:table-cell>
          <table:table-cell office:value-type="float" office:value="0.0012671947479248" calcext:value-type="float">
            <text:p>0.0012671947</text:p>
          </table:table-cell>
          <table:table-cell office:value-type="float" office:value="2.00826597213745" calcext:value-type="float">
            <text:p>2.0082659721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05556_0_52460221074290950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6]=0;IF([.E6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26]=[.E626]+[.C626]; 1; 0)" office:value-type="float" office:value="1" calcext:value-type="float">
            <text:p>1</text:p>
          </table:table-cell>
          <table:table-cell office:value-type="float" office:value="2.0285918712616" calcext:value-type="float">
            <text:p>2.0285918713</text:p>
          </table:table-cell>
          <table:table-cell office:value-type="float" office:value="0.00172781944274902" calcext:value-type="float">
            <text:p>0.0017278194</text:p>
          </table:table-cell>
          <table:table-cell office:value-type="float" office:value="1.13291192054749" calcext:value-type="float">
            <text:p>1.1329119205</text:p>
          </table:table-cell>
          <table:table-cell office:value-type="float" office:value="0.893299102783203" calcext:value-type="float">
            <text:p>0.8932991028</text:p>
          </table:table-cell>
          <table:table-cell office:value-type="float" office:value="0.00065302848815918" calcext:value-type="float">
            <text:p>0.0006530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120282_25_18996106635038782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7]=0;IF([.E6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27]=[.E627]+[.C627]; 1; 0)" office:value-type="float" office:value="1" calcext:value-type="float">
            <text:p>1</text:p>
          </table:table-cell>
          <table:table-cell office:value-type="float" office:value="1.74408388137817" calcext:value-type="float">
            <text:p>1.7440838814</text:p>
          </table:table-cell>
          <table:table-cell office:value-type="float" office:value="0.000706911087036133" calcext:value-type="float">
            <text:p>0.0007069111</text:p>
          </table:table-cell>
          <table:table-cell office:value-type="float" office:value="1.74336791038513" calcext:value-type="float">
            <text:p>1.7433679104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66987_0_57143310055921587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28]=0;IF([.E6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28]=[.E628]+[.C628]; 1; 0)" office:value-type="float" office:value="1" calcext:value-type="float">
            <text:p>1</text:p>
          </table:table-cell>
          <table:table-cell office:value-type="float" office:value="1.90113806724548" calcext:value-type="float">
            <text:p>1.9011380672</text:p>
          </table:table-cell>
          <table:table-cell office:value-type="float" office:value="0.000967025756835938" calcext:value-type="float">
            <text:p>0.0009670258</text:p>
          </table:table-cell>
          <table:table-cell office:value-type="float" office:value="1.90015196800232" calcext:value-type="float">
            <text:p>1.900151968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833461_1_381102203980981740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29]=0;IF([.E6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29]=[.E629]+[.C629]; 1; 0)" office:value-type="float" office:value="0" calcext:value-type="float">
            <text:p>0</text:p>
          </table:table-cell>
          <table:table-cell office:value-type="float" office:value="2.12845802307129" calcext:value-type="float">
            <text:p>2.1284580231</text:p>
          </table:table-cell>
          <table:table-cell office:value-type="float" office:value="0.00125718116760254" calcext:value-type="float">
            <text:p>0.0012571812</text:p>
          </table:table-cell>
          <table:table-cell office:value-type="float" office:value="2.12718200683594" calcext:value-type="float">
            <text:p>2.1271820068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397604_0_41283816116988713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0]=0;IF([.E6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30]=[.E630]+[.C630]; 1; 0)" office:value-type="float" office:value="1" calcext:value-type="float">
            <text:p>1</text:p>
          </table:table-cell>
          <table:table-cell office:value-type="float" office:value="1.97994422912598" calcext:value-type="float">
            <text:p>1.9799442291</text:p>
          </table:table-cell>
          <table:table-cell office:value-type="float" office:value="0.000974178314208984" calcext:value-type="float">
            <text:p>0.0009741783</text:p>
          </table:table-cell>
          <table:table-cell office:value-type="float" office:value="1.40272402763367" calcext:value-type="float">
            <text:p>1.4027240276</text:p>
          </table:table-cell>
          <table:table-cell office:value-type="float" office:value="0.576241970062256" calcext:value-type="float">
            <text:p>0.5762419701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428277_0_131164381010246260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31]=0;IF([.E6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31]=[.E631]+[.C631]; 1; 0)" office:value-type="float" office:value="0" calcext:value-type="float">
            <text:p>0</text:p>
          </table:table-cell>
          <table:table-cell office:value-type="float" office:value="2.07645702362061" calcext:value-type="float">
            <text:p>2.0764570236</text:p>
          </table:table-cell>
          <table:table-cell office:value-type="float" office:value="0.00111627578735352" calcext:value-type="float">
            <text:p>0.0011162758</text:p>
          </table:table-cell>
          <table:table-cell office:value-type="float" office:value="2.0753219127655" calcext:value-type="float">
            <text:p>2.0753219128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114508_4_535733547926714001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2]=0;IF([.E6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32]=[.E632]+[.C632]; 1; 0)" office:value-type="float" office:value="1" calcext:value-type="float">
            <text:p>1</text:p>
          </table:table-cell>
          <table:table-cell office:value-type="float" office:value="1.27316498756409" calcext:value-type="float">
            <text:p>1.2731649876</text:p>
          </table:table-cell>
          <table:table-cell office:value-type="float" office:value="0.000813722610473633" calcext:value-type="float">
            <text:p>0.0008137226</text:p>
          </table:table-cell>
          <table:table-cell office:value-type="float" office:value="1.27233719825745" calcext:value-type="float">
            <text:p>1.2723371983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29717_0_68640272118409087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3]=0;IF([.E6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33]=[.E633]+[.C633]; 1; 0)" office:value-type="float" office:value="1" calcext:value-type="float">
            <text:p>1</text:p>
          </table:table-cell>
          <table:table-cell office:value-type="float" office:value="0.678786039352417" calcext:value-type="float">
            <text:p>0.6787860394</text:p>
          </table:table-cell>
          <table:table-cell office:value-type="float" office:value="0.000773191452026367" calcext:value-type="float">
            <text:p>0.0007731915</text:p>
          </table:table-cell>
          <table:table-cell office:value-type="float" office:value="0.598541021347046" calcext:value-type="float">
            <text:p>0.5985410213</text:p>
          </table:table-cell>
          <table:table-cell office:value-type="float" office:value="0.0794689655303955" calcext:value-type="float">
            <text:p>0.079468965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918326_0_51978563159545877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4]=0;IF([.E6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34]=[.E634]+[.C634]; 1; 0)" office:value-type="float" office:value="1" calcext:value-type="float">
            <text:p>1</text:p>
          </table:table-cell>
          <table:table-cell office:value-type="float" office:value="0.961215972900391" calcext:value-type="float">
            <text:p>0.9612159729</text:p>
          </table:table-cell>
          <table:table-cell office:value-type="float" office:value="0.000920772552490234" calcext:value-type="float">
            <text:p>0.0009207726</text:p>
          </table:table-cell>
          <table:table-cell office:value-type="float" office:value="0.635643005371094" calcext:value-type="float">
            <text:p>0.6356430054</text:p>
          </table:table-cell>
          <table:table-cell office:value-type="float" office:value="0.324649095535278" calcext:value-type="float">
            <text:p>0.3246490955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284735_0_161603872400399772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35]=0;IF([.E63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35]=[.E635]+[.C635]; 1; 0)" office:value-type="float" office:value="1" calcext:value-type="float">
            <text:p>1</text:p>
          </table:table-cell>
          <table:table-cell office:value-type="float" office:value="12.829304933548" calcext:value-type="float">
            <text:p>12.8293049335</text:p>
          </table:table-cell>
          <table:table-cell office:value-type="float" office:value="0.00104618072509766" calcext:value-type="float">
            <text:p>0.0010461807</text:p>
          </table:table-cell>
          <table:table-cell office:value-type="float" office:value="4.71714091300964" calcext:value-type="float">
            <text:p>4.717140913</text:p>
          </table:table-cell>
          <table:table-cell office:value-type="float" office:value="0.571335792541504" calcext:value-type="float">
            <text:p>0.5713357925</text:p>
          </table:table-cell>
          <table:table-cell office:value-type="float" office:value="7.53978204727173" calcext:value-type="float">
            <text:p>7.5397820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265298_0_18363345759444532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6]=0;IF([.E6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36]=[.E636]+[.C636]; 1; 0)" office:value-type="float" office:value="1" calcext:value-type="float">
            <text:p>1</text:p>
          </table:table-cell>
          <table:table-cell office:value-type="float" office:value="2.26380491256714" calcext:value-type="float">
            <text:p>2.2638049126</text:p>
          </table:table-cell>
          <table:table-cell office:value-type="float" office:value="0.000829935073852539" calcext:value-type="float">
            <text:p>0.0008299351</text:p>
          </table:table-cell>
          <table:table-cell office:value-type="float" office:value="2.26296401023865" calcext:value-type="float">
            <text:p>2.2629640102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987833_1_2594691957056394233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37]=0;IF([.E63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37]=[.E637]+[.C637]; 1; 0)" office:value-type="float" office:value="0" calcext:value-type="float">
            <text:p>0</text:p>
          </table:table-cell>
          <table:table-cell office:value-type="float" office:value="9.8015079498291" calcext:value-type="float">
            <text:p>9.8015079498</text:p>
          </table:table-cell>
          <table:table-cell office:value-type="float" office:value="0.00129795074462891" calcext:value-type="float">
            <text:p>0.0012979507</text:p>
          </table:table-cell>
          <table:table-cell office:value-type="float" office:value="3.56081700325012" calcext:value-type="float">
            <text:p>3.5608170033</text:p>
          </table:table-cell>
          <table:table-cell office:value-type="float" office:value="0.404582023620606" calcext:value-type="float">
            <text:p>0.4045820236</text:p>
          </table:table-cell>
          <table:table-cell office:value-type="float" office:value="5.83481097221375" calcext:value-type="float">
            <text:p>5.8348109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737414_0_43292952821394758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8]=0;IF([.E6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38]=[.E638]+[.C638]; 1; 0)" office:value-type="float" office:value="1" calcext:value-type="float">
            <text:p>1</text:p>
          </table:table-cell>
          <table:table-cell office:value-type="float" office:value="2.94176197052002" calcext:value-type="float">
            <text:p>2.9417619705</text:p>
          </table:table-cell>
          <table:table-cell office:value-type="float" office:value="0.00109076499938965" calcext:value-type="float">
            <text:p>0.001090765</text:p>
          </table:table-cell>
          <table:table-cell office:value-type="float" office:value="2.9406521320343" calcext:value-type="float">
            <text:p>2.940652132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645709_0_139312166201589205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39]=0;IF([.E6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39]=[.E639]+[.C639]; 1; 0)" office:value-type="float" office:value="1" calcext:value-type="float">
            <text:p>1</text:p>
          </table:table-cell>
          <table:table-cell office:value-type="float" office:value="1.87760710716248" calcext:value-type="float">
            <text:p>1.8776071072</text:p>
          </table:table-cell>
          <table:table-cell office:value-type="float" office:value="0.00148105621337891" calcext:value-type="float">
            <text:p>0.0014810562</text:p>
          </table:table-cell>
          <table:table-cell office:value-type="float" office:value="1.87610697746277" calcext:value-type="float">
            <text:p>1.876106977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171287_0_170550770755400006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40]=0;IF([.E6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40]=[.E640]+[.C640]; 1; 0)" office:value-type="float" office:value="0" calcext:value-type="float">
            <text:p>0</text:p>
          </table:table-cell>
          <table:table-cell office:value-type="float" office:value="2.55217504501343" calcext:value-type="float">
            <text:p>2.552175045</text:p>
          </table:table-cell>
          <table:table-cell office:value-type="float" office:value="0.0012660026550293" calcext:value-type="float">
            <text:p>0.0012660027</text:p>
          </table:table-cell>
          <table:table-cell office:value-type="float" office:value="2.55089211463928" calcext:value-type="float">
            <text:p>2.5508921146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061339_0_517193639948189147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41]=0;IF([.E64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41]=[.E641]+[.C641]; 1; 0)" office:value-type="float" office:value="1" calcext:value-type="float">
            <text:p>1</text:p>
          </table:table-cell>
          <table:table-cell office:value-type="float" office:value="26.6720118522644" calcext:value-type="float">
            <text:p>26.6720118523</text:p>
          </table:table-cell>
          <table:table-cell office:value-type="float" office:value="0.00400495529174805" calcext:value-type="float">
            <text:p>0.0040049553</text:p>
          </table:table-cell>
          <table:table-cell office:value-type="float" office:value="3.23133397102356" calcext:value-type="float">
            <text:p>3.231333971</text:p>
          </table:table-cell>
          <table:table-cell office:value-type="float" office:value="9.74954295158386" calcext:value-type="float">
            <text:p>9.7495429516</text:p>
          </table:table-cell>
          <table:table-cell office:value-type="float" office:value="13.6871299743652" calcext:value-type="float">
            <text:p>13.6871299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530487_0_59055372844484990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42]=0;IF([.E6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42]=[.E642]+[.C642]; 1; 0)" office:value-type="float" office:value="1" calcext:value-type="float">
            <text:p>1</text:p>
          </table:table-cell>
          <table:table-cell office:value-type="float" office:value="23.0936908721924" calcext:value-type="float">
            <text:p>23.0936908722</text:p>
          </table:table-cell>
          <table:table-cell office:value-type="float" office:value="0.00403380393981934" calcext:value-type="float">
            <text:p>0.0040338039</text:p>
          </table:table-cell>
          <table:table-cell office:value-type="float" office:value="3.15047788619995" calcext:value-type="float">
            <text:p>3.1504778862</text:p>
          </table:table-cell>
          <table:table-cell office:value-type="float" office:value="1.36164402961731" calcext:value-type="float">
            <text:p>1.3616440296</text:p>
          </table:table-cell>
          <table:table-cell office:value-type="float" office:value="18.5775351524353" calcext:value-type="float">
            <text:p>18.5775351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657923_0_778007346313569440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43]=0;IF([.E6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43]=[.E643]+[.C643]; 1; 0)" office:value-type="float" office:value="0" calcext:value-type="float">
            <text:p>0</text:p>
          </table:table-cell>
          <table:table-cell office:value-type="float" office:value="1.62901592254639" calcext:value-type="float">
            <text:p>1.6290159225</text:p>
          </table:table-cell>
          <table:table-cell office:value-type="float" office:value="0.0011298656463623" calcext:value-type="float">
            <text:p>0.0011298656</text:p>
          </table:table-cell>
          <table:table-cell office:value-type="float" office:value="1.62787294387817" calcext:value-type="float">
            <text:p>1.6278729439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955570_0_49368711859794776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44]=0;IF([.E6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44]=[.E644]+[.C644]; 1; 0)" office:value-type="float" office:value="1" calcext:value-type="float">
            <text:p>1</text:p>
          </table:table-cell>
          <table:table-cell office:value-type="float" office:value="1.58564686775208" calcext:value-type="float">
            <text:p>1.5856468678</text:p>
          </table:table-cell>
          <table:table-cell office:value-type="float" office:value="0.00152802467346191" calcext:value-type="float">
            <text:p>0.0015280247</text:p>
          </table:table-cell>
          <table:table-cell office:value-type="float" office:value="1.5841019153595" calcext:value-type="float">
            <text:p>1.5841019154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57888_0_88735749345919143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45]=0;IF([.E6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45]=[.E645]+[.C645]; 1; 0)" office:value-type="float" office:value="1" calcext:value-type="float">
            <text:p>1</text:p>
          </table:table-cell>
          <table:table-cell office:value-type="float" office:value="2.49059391021729" calcext:value-type="float">
            <text:p>2.4905939102</text:p>
          </table:table-cell>
          <table:table-cell office:value-type="float" office:value="0.000765085220336914" calcext:value-type="float">
            <text:p>0.0007650852</text:p>
          </table:table-cell>
          <table:table-cell office:value-type="float" office:value="2.48981285095215" calcext:value-type="float">
            <text:p>2.489812851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565342_5_48840584915063632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46]=0;IF([.E6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46]=[.E646]+[.C646]; 1; 0)" office:value-type="float" office:value="1" calcext:value-type="float">
            <text:p>1</text:p>
          </table:table-cell>
          <table:table-cell office:value-type="float" office:value="0.726680994033814" calcext:value-type="float">
            <text:p>0.726680994</text:p>
          </table:table-cell>
          <table:table-cell office:value-type="float" office:value="0.0018458366394043" calcext:value-type="float">
            <text:p>0.0018458366</text:p>
          </table:table-cell>
          <table:table-cell office:value-type="float" office:value="0.525804042816162" calcext:value-type="float">
            <text:p>0.5258040428</text:p>
          </table:table-cell>
          <table:table-cell office:value-type="float" office:value="0.199028015136719" calcext:value-type="float">
            <text:p>0.1990280151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719588_0_841719717608675691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47]=0;IF([.E6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47]=[.E647]+[.C647]; 1; 0)" office:value-type="float" office:value="0" calcext:value-type="float">
            <text:p>0</text:p>
          </table:table-cell>
          <table:table-cell office:value-type="float" office:value="2.08167290687561" calcext:value-type="float">
            <text:p>2.0816729069</text:p>
          </table:table-cell>
          <table:table-cell office:value-type="float" office:value="0.00242376327514648" calcext:value-type="float">
            <text:p>0.0024237633</text:p>
          </table:table-cell>
          <table:table-cell office:value-type="float" office:value="2.07923007011414" calcext:value-type="float">
            <text:p>2.079230070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208141_2_517168437998758671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48]=0;IF([.E6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48]=[.E648]+[.C648]; 1; 0)" office:value-type="float" office:value="0" calcext:value-type="float">
            <text:p>0</text:p>
          </table:table-cell>
          <table:table-cell office:value-type="float" office:value="2.08836603164673" calcext:value-type="float">
            <text:p>2.0883660316</text:p>
          </table:table-cell>
          <table:table-cell office:value-type="float" office:value="0.000982999801635742" calcext:value-type="float">
            <text:p>0.0009829998</text:p>
          </table:table-cell>
          <table:table-cell office:value-type="float" office:value="2.08736395835876" calcext:value-type="float">
            <text:p>2.0873639584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67121_0_6515641868675853546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49]=0;IF([.E6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49]=[.E649]+[.C649]; 1; 0)" office:value-type="float" office:value="0" calcext:value-type="float">
            <text:p>0</text:p>
          </table:table-cell>
          <table:table-cell office:value-type="float" office:value="54.4176528453827" calcext:value-type="float">
            <text:p>54.4176528454</text:p>
          </table:table-cell>
          <table:table-cell office:value-type="float" office:value="0.00401091575622559" calcext:value-type="float">
            <text:p>0.0040109158</text:p>
          </table:table-cell>
          <table:table-cell office:value-type="float" office:value="2.6875159740448" calcext:value-type="float">
            <text:p>2.687515974</text:p>
          </table:table-cell>
          <table:table-cell office:value-type="float" office:value="0.898957967758179" calcext:value-type="float">
            <text:p>0.8989579678</text:p>
          </table:table-cell>
          <table:table-cell office:value-type="float" office:value="50.8271679878235" calcext:value-type="float">
            <text:p>50.8271679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524216_0_43465518482890983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50]=0;IF([.E6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50]=[.E650]+[.C650]; 1; 0)" office:value-type="float" office:value="1" calcext:value-type="float">
            <text:p>1</text:p>
          </table:table-cell>
          <table:table-cell office:value-type="float" office:value="10.0296401977539" calcext:value-type="float">
            <text:p>10.0296401978</text:p>
          </table:table-cell>
          <table:table-cell office:value-type="float" office:value="0.00211739540100098" calcext:value-type="float">
            <text:p>0.0021173954</text:p>
          </table:table-cell>
          <table:table-cell office:value-type="float" office:value="2.89967489242554" calcext:value-type="float">
            <text:p>2.8996748924</text:p>
          </table:table-cell>
          <table:table-cell office:value-type="float" office:value="1.62288093566895" calcext:value-type="float">
            <text:p>1.6228809357</text:p>
          </table:table-cell>
          <table:table-cell office:value-type="float" office:value="5.50496697425842" calcext:value-type="float">
            <text:p>5.50496697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572963_0_573351187265069390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51]=0;IF([.E65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51]=[.E651]+[.C651]; 1; 0)" office:value-type="float" office:value="1" calcext:value-type="float">
            <text:p>1</text:p>
          </table:table-cell>
          <table:table-cell office:value-type="float" office:value="18.1498529911041" calcext:value-type="float">
            <text:p>18.1498529911</text:p>
          </table:table-cell>
          <table:table-cell office:value-type="float" office:value="0.00202322006225586" calcext:value-type="float">
            <text:p>0.0020232201</text:p>
          </table:table-cell>
          <table:table-cell office:value-type="float" office:value="1.91336989402771" calcext:value-type="float">
            <text:p>1.913369894</text:p>
          </table:table-cell>
          <table:table-cell office:value-type="float" office:value="3.82072591781616" calcext:value-type="float">
            <text:p>3.8207259178</text:p>
          </table:table-cell>
          <table:table-cell office:value-type="float" office:value="12.413733959198" calcext:value-type="float">
            <text:p>12.4137339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285142_0_21840779518221300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52]=0;IF([.E6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52]=[.E652]+[.C652]; 1; 0)" office:value-type="float" office:value="1" calcext:value-type="float">
            <text:p>1</text:p>
          </table:table-cell>
          <table:table-cell office:value-type="float" office:value="2.77840399742126" calcext:value-type="float">
            <text:p>2.7784039974</text:p>
          </table:table-cell>
          <table:table-cell office:value-type="float" office:value="0.00111794471740723" calcext:value-type="float">
            <text:p>0.0011179447</text:p>
          </table:table-cell>
          <table:table-cell office:value-type="float" office:value="2.38500189781189" calcext:value-type="float">
            <text:p>2.3850018978</text:p>
          </table:table-cell>
          <table:table-cell office:value-type="float" office:value="0.392279148101807" calcext:value-type="float">
            <text:p>0.3922791481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11244_0_7604843865524657408.csv</text:p>
          </table:table-cell>
          <table:table-cell office:value-type="string" calcext:value-type="string">
            <text:p>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53]=0;IF([.E6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53]=[.E653]+[.C653]; 1; 0)" office:value-type="float" office:value="0" calcext:value-type="float">
            <text:p>0</text:p>
          </table:table-cell>
          <table:table-cell office:value-type="float" office:value="6.70322394371033" calcext:value-type="float">
            <text:p>6.7032239437</text:p>
          </table:table-cell>
          <table:table-cell office:value-type="float" office:value="0.00102996826171875" calcext:value-type="float">
            <text:p>0.0010299683</text:p>
          </table:table-cell>
          <table:table-cell office:value-type="float" office:value="3.24023294448853" calcext:value-type="float">
            <text:p>3.2402329445</text:p>
          </table:table-cell>
          <table:table-cell office:value-type="float" office:value="0.34495210647583" calcext:value-type="float">
            <text:p>0.3449521065</text:p>
          </table:table-cell>
          <table:table-cell office:value-type="float" office:value="3.11700892448425" calcext:value-type="float">
            <text:p>3.11700892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444272_0_68408225598423309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54]=0;IF([.E6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54]=[.E654]+[.C654]; 1; 0)" office:value-type="float" office:value="1" calcext:value-type="float">
            <text:p>1</text:p>
          </table:table-cell>
          <table:table-cell office:value-type="float" office:value="1.07560396194458" calcext:value-type="float">
            <text:p>1.0756039619</text:p>
          </table:table-cell>
          <table:table-cell office:value-type="float" office:value="0.00111293792724609" calcext:value-type="float">
            <text:p>0.0011129379</text:p>
          </table:table-cell>
          <table:table-cell office:value-type="float" office:value="1.07447814941406" calcext:value-type="float">
            <text:p>1.0744781494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934533_0_360467244145388165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55]=0;IF([.E6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55]=[.E655]+[.C655]; 1; 0)" office:value-type="float" office:value="1" calcext:value-type="float">
            <text:p>1</text:p>
          </table:table-cell>
          <table:table-cell office:value-type="float" office:value="20.2693281173706" calcext:value-type="float">
            <text:p>20.2693281174</text:p>
          </table:table-cell>
          <table:table-cell office:value-type="float" office:value="0.00194406509399414" calcext:value-type="float">
            <text:p>0.0019440651</text:p>
          </table:table-cell>
          <table:table-cell office:value-type="float" office:value="3.38354206085205" calcext:value-type="float">
            <text:p>3.3835420609</text:p>
          </table:table-cell>
          <table:table-cell office:value-type="float" office:value="7.60010004043579" calcext:value-type="float">
            <text:p>7.6001000404</text:p>
          </table:table-cell>
          <table:table-cell office:value-type="float" office:value="9.28374195098877" calcext:value-type="float">
            <text:p>9.283741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814645_0_67799779235720282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56]=0;IF([.E6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56]=[.E656]+[.C656]; 1; 0)" office:value-type="float" office:value="1" calcext:value-type="float">
            <text:p>1</text:p>
          </table:table-cell>
          <table:table-cell office:value-type="float" office:value="3.52885890007019" calcext:value-type="float">
            <text:p>3.5288589001</text:p>
          </table:table-cell>
          <table:table-cell office:value-type="float" office:value="0.00354599952697754" calcext:value-type="float">
            <text:p>0.0035459995</text:p>
          </table:table-cell>
          <table:table-cell office:value-type="float" office:value="3.00239586830139" calcext:value-type="float">
            <text:p>3.0023958683</text:p>
          </table:table-cell>
          <table:table-cell office:value-type="float" office:value="0.52291202545166" calcext:value-type="float">
            <text:p>0.522912025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810530_1_5017732121580201319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57]=0;IF([.E6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57]=[.E657]+[.C657]; 1; 0)" office:value-type="float" office:value="1" calcext:value-type="float">
            <text:p>1</text:p>
          </table:table-cell>
          <table:table-cell office:value-type="float" office:value="34.0474100112915" calcext:value-type="float">
            <text:p>34.0474100113</text:p>
          </table:table-cell>
          <table:table-cell office:value-type="float" office:value="0.00262308120727539" calcext:value-type="float">
            <text:p>0.0026230812</text:p>
          </table:table-cell>
          <table:table-cell office:value-type="float" office:value="3.16628289222717" calcext:value-type="float">
            <text:p>3.1662828922</text:p>
          </table:table-cell>
          <table:table-cell office:value-type="float" office:value="1.71714496612549" calcext:value-type="float">
            <text:p>1.7171449661</text:p>
          </table:table-cell>
          <table:table-cell office:value-type="float" office:value="29.1613590717316" calcext:value-type="float">
            <text:p>29.16135907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615705_0_50764492731134148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58]=0;IF([.E6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58]=[.E658]+[.C658]; 1; 0)" office:value-type="float" office:value="1" calcext:value-type="float">
            <text:p>1</text:p>
          </table:table-cell>
          <table:table-cell office:value-type="float" office:value="40.996789932251" calcext:value-type="float">
            <text:p>40.9967899323</text:p>
          </table:table-cell>
          <table:table-cell office:value-type="float" office:value="0.00290989875793457" calcext:value-type="float">
            <text:p>0.0029098988</text:p>
          </table:table-cell>
          <table:table-cell office:value-type="float" office:value="3.84030604362488" calcext:value-type="float">
            <text:p>3.8403060436</text:p>
          </table:table-cell>
          <table:table-cell office:value-type="float" office:value="9.73018193244934" calcext:value-type="float">
            <text:p>9.7301819324</text:p>
          </table:table-cell>
          <table:table-cell office:value-type="float" office:value="27.4233920574188" calcext:value-type="float">
            <text:p>27.4233920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567241_0_56663882685109127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59]=0;IF([.E6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59]=[.E659]+[.C659]; 1; 0)" office:value-type="float" office:value="1" calcext:value-type="float">
            <text:p>1</text:p>
          </table:table-cell>
          <table:table-cell office:value-type="float" office:value="2.0513060092926" calcext:value-type="float">
            <text:p>2.0513060093</text:p>
          </table:table-cell>
          <table:table-cell office:value-type="float" office:value="0.000878810882568359" calcext:value-type="float">
            <text:p>0.0008788109</text:p>
          </table:table-cell>
          <table:table-cell office:value-type="float" office:value="2.05040812492371" calcext:value-type="float">
            <text:p>2.0504081249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426817_0_448195397093309801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60]=0;IF([.E66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60]=[.E660]+[.C660]; 1; 0)" office:value-type="float" office:value="1" calcext:value-type="float">
            <text:p>1</text:p>
          </table:table-cell>
          <table:table-cell office:value-type="float" office:value="22.0131690502167" calcext:value-type="float">
            <text:p>22.0131690502</text:p>
          </table:table-cell>
          <table:table-cell office:value-type="float" office:value="0.00289797782897949" calcext:value-type="float">
            <text:p>0.0028979778</text:p>
          </table:table-cell>
          <table:table-cell office:value-type="float" office:value="2.97428202629089" calcext:value-type="float">
            <text:p>2.9742820263</text:p>
          </table:table-cell>
          <table:table-cell office:value-type="float" office:value="1.53779697418213" calcext:value-type="float">
            <text:p>1.5377969742</text:p>
          </table:table-cell>
          <table:table-cell office:value-type="float" office:value="17.4981920719147" calcext:value-type="float">
            <text:p>17.4981920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726814_0_52466905235415945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1]=0;IF([.E6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61]=[.E661]+[.C661]; 1; 0)" office:value-type="float" office:value="1" calcext:value-type="float">
            <text:p>1</text:p>
          </table:table-cell>
          <table:table-cell office:value-type="float" office:value="1.0556321144104" calcext:value-type="float">
            <text:p>1.0556321144</text:p>
          </table:table-cell>
          <table:table-cell office:value-type="float" office:value="0.00110387802124023" calcext:value-type="float">
            <text:p>0.001103878</text:p>
          </table:table-cell>
          <table:table-cell office:value-type="float" office:value="1.05451416969299" calcext:value-type="float">
            <text:p>1.0545141697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363156_0_58720995275682413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2]=0;IF([.E6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62]=[.E662]+[.C662]; 1; 0)" office:value-type="float" office:value="1" calcext:value-type="float">
            <text:p>1</text:p>
          </table:table-cell>
          <table:table-cell office:value-type="float" office:value="3.00029993057251" calcext:value-type="float">
            <text:p>3.0002999306</text:p>
          </table:table-cell>
          <table:table-cell office:value-type="float" office:value="0.000678777694702148" calcext:value-type="float">
            <text:p>0.0006787777</text:p>
          </table:table-cell>
          <table:table-cell office:value-type="float" office:value="2.99960207939148" calcext:value-type="float">
            <text:p>2.9996020794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782592_1_9877759508583847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3]=0;IF([.E6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63]=[.E663]+[.C663]; 1; 0)" office:value-type="float" office:value="1" calcext:value-type="float">
            <text:p>1</text:p>
          </table:table-cell>
          <table:table-cell office:value-type="float" office:value="0.609426975250244" calcext:value-type="float">
            <text:p>0.6094269753</text:p>
          </table:table-cell>
          <table:table-cell office:value-type="float" office:value="0.000817060470581055" calcext:value-type="float">
            <text:p>0.0008170605</text:p>
          </table:table-cell>
          <table:table-cell office:value-type="float" office:value="0.608599901199341" calcext:value-type="float">
            <text:p>0.6085999012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026184_0_4995594882122313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4]=0;IF([.E6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64]=[.E664]+[.C664]; 1; 0)" office:value-type="float" office:value="1" calcext:value-type="float">
            <text:p>1</text:p>
          </table:table-cell>
          <table:table-cell office:value-type="float" office:value="0.982919931411743" calcext:value-type="float">
            <text:p>0.9829199314</text:p>
          </table:table-cell>
          <table:table-cell office:value-type="float" office:value="0.000940084457397461" calcext:value-type="float">
            <text:p>0.0009400845</text:p>
          </table:table-cell>
          <table:table-cell office:value-type="float" office:value="0.981968879699707" calcext:value-type="float">
            <text:p>0.9819688797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786782_0_7941448888047609465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665]=0;IF([.E6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65]=[.E665]+[.C665]; 1; 0)" office:value-type="float" office:value="0" calcext:value-type="float">
            <text:p>0</text:p>
          </table:table-cell>
          <table:table-cell office:value-type="float" office:value="19.5867750644684" calcext:value-type="float">
            <text:p>19.5867750645</text:p>
          </table:table-cell>
          <table:table-cell office:value-type="float" office:value="0.00177121162414551" calcext:value-type="float">
            <text:p>0.0017712116</text:p>
          </table:table-cell>
          <table:table-cell office:value-type="float" office:value="2.7318058013916" calcext:value-type="float">
            <text:p>2.7318058014</text:p>
          </table:table-cell>
          <table:table-cell office:value-type="float" office:value="1.14958190917969" calcext:value-type="float">
            <text:p>1.1495819092</text:p>
          </table:table-cell>
          <table:table-cell office:value-type="float" office:value="15.703616142273" calcext:value-type="float">
            <text:p>15.70361614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223062_1_1418441683189228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6]=0;IF([.E6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66]=[.E666]+[.C666]; 1; 0)" office:value-type="float" office:value="1" calcext:value-type="float">
            <text:p>1</text:p>
          </table:table-cell>
          <table:table-cell office:value-type="float" office:value="0.624404907226563" calcext:value-type="float">
            <text:p>0.6244049072</text:p>
          </table:table-cell>
          <table:table-cell office:value-type="float" office:value="0.000787734985351563" calcext:value-type="float">
            <text:p>0.000787735</text:p>
          </table:table-cell>
          <table:table-cell office:value-type="float" office:value="0.623608112335205" calcext:value-type="float">
            <text:p>0.6236081123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309672_0_84133327176625511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7]=0;IF([.E6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67]=[.E667]+[.C667]; 1; 0)" office:value-type="float" office:value="1" calcext:value-type="float">
            <text:p>1</text:p>
          </table:table-cell>
          <table:table-cell office:value-type="float" office:value="4.72015500068665" calcext:value-type="float">
            <text:p>4.7201550007</text:p>
          </table:table-cell>
          <table:table-cell office:value-type="float" office:value="0.0011439323425293" calcext:value-type="float">
            <text:p>0.0011439323</text:p>
          </table:table-cell>
          <table:table-cell office:value-type="float" office:value="2.94716596603394" calcext:value-type="float">
            <text:p>2.947165966</text:p>
          </table:table-cell>
          <table:table-cell office:value-type="float" office:value="1.77184009552002" calcext:value-type="float">
            <text:p>1.771840095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089410_0_61726712592618026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68]=0;IF([.E6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68]=[.E668]+[.C668]; 1; 0)" office:value-type="float" office:value="1" calcext:value-type="float">
            <text:p>1</text:p>
          </table:table-cell>
          <table:table-cell office:value-type="float" office:value="2.13859605789185" calcext:value-type="float">
            <text:p>2.1385960579</text:p>
          </table:table-cell>
          <table:table-cell office:value-type="float" office:value="0.00105619430541992" calcext:value-type="float">
            <text:p>0.0010561943</text:p>
          </table:table-cell>
          <table:table-cell office:value-type="float" office:value="2.1375207901001" calcext:value-type="float">
            <text:p>2.137520790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130822_0_9083778740341106839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69]=0;IF([.E6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69]=[.E669]+[.C669]; 1; 0)" office:value-type="float" office:value="0" calcext:value-type="float">
            <text:p>0</text:p>
          </table:table-cell>
          <table:table-cell office:value-type="float" office:value="24.8338339328766" calcext:value-type="float">
            <text:p>24.8338339329</text:p>
          </table:table-cell>
          <table:table-cell office:value-type="float" office:value="0.00278401374816895" calcext:value-type="float">
            <text:p>0.0027840137</text:p>
          </table:table-cell>
          <table:table-cell office:value-type="float" office:value="3.40067577362061" calcext:value-type="float">
            <text:p>3.4006757736</text:p>
          </table:table-cell>
          <table:table-cell office:value-type="float" office:value="2.22140002250671" calcext:value-type="float">
            <text:p>2.2214000225</text:p>
          </table:table-cell>
          <table:table-cell office:value-type="float" office:value="19.2089741230011" calcext:value-type="float">
            <text:p>19.208974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210603_0_20025876210039880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70]=0;IF([.E67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670]=[.E670]+[.C670]; 1; 0)" office:value-type="float" office:value="1" calcext:value-type="float">
            <text:p>1</text:p>
          </table:table-cell>
          <table:table-cell office:value-type="float" office:value="38.6298518180847" calcext:value-type="float">
            <text:p>38.6298518181</text:p>
          </table:table-cell>
          <table:table-cell office:value-type="float" office:value="0.00320577621459961" calcext:value-type="float">
            <text:p>0.0032057762</text:p>
          </table:table-cell>
          <table:table-cell office:value-type="float" office:value="3.56287693977356" calcext:value-type="float">
            <text:p>3.5628769398</text:p>
          </table:table-cell>
          <table:table-cell office:value-type="float" office:value="10.9734749794006" calcext:value-type="float">
            <text:p>10.9734749794</text:p>
          </table:table-cell>
          <table:table-cell office:value-type="float" office:value="24.0902941226959" calcext:value-type="float">
            <text:p>24.0902941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856534_0_62634753335778006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71]=0;IF([.E6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71]=[.E671]+[.C671]; 1; 0)" office:value-type="float" office:value="1" calcext:value-type="float">
            <text:p>1</text:p>
          </table:table-cell>
          <table:table-cell office:value-type="float" office:value="3.17952704429626" calcext:value-type="float">
            <text:p>3.1795270443</text:p>
          </table:table-cell>
          <table:table-cell office:value-type="float" office:value="0.000982284545898438" calcext:value-type="float">
            <text:p>0.0009822845</text:p>
          </table:table-cell>
          <table:table-cell office:value-type="float" office:value="3.17852592468262" calcext:value-type="float">
            <text:p>3.1785259247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395849_1_4645677549774253864.csv</text:p>
          </table:table-cell>
          <table:table-cell office:value-type="string" calcext:value-type="string">
            <text:p>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672]=0;IF([.E6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72]=[.E672]+[.C672]; 1; 0)" office:value-type="float" office:value="1" calcext:value-type="float">
            <text:p>1</text:p>
          </table:table-cell>
          <table:table-cell office:value-type="float" office:value="6.53425288200378" calcext:value-type="float">
            <text:p>6.534252882</text:p>
          </table:table-cell>
          <table:table-cell office:value-type="float" office:value="0.000694990158081055" calcext:value-type="float">
            <text:p>0.0006949902</text:p>
          </table:table-cell>
          <table:table-cell office:value-type="float" office:value="3.41638588905334" calcext:value-type="float">
            <text:p>3.4163858891</text:p>
          </table:table-cell>
          <table:table-cell office:value-type="float" office:value="0.428807020187378" calcext:value-type="float">
            <text:p>0.4288070202</text:p>
          </table:table-cell>
          <table:table-cell office:value-type="float" office:value="2.68836498260498" calcext:value-type="float">
            <text:p>2.6883649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22425_0_281964118534741951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673]=0;IF([.E6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73]=[.E673]+[.C673]; 1; 0)" office:value-type="float" office:value="0" calcext:value-type="float">
            <text:p>0</text:p>
          </table:table-cell>
          <table:table-cell office:value-type="float" office:value="34.1078789234161" calcext:value-type="float">
            <text:p>34.1078789234</text:p>
          </table:table-cell>
          <table:table-cell office:value-type="float" office:value="0.00423192977905273" calcext:value-type="float">
            <text:p>0.0042319298</text:p>
          </table:table-cell>
          <table:table-cell office:value-type="float" office:value="2.9487509727478" calcext:value-type="float">
            <text:p>2.9487509727</text:p>
          </table:table-cell>
          <table:table-cell office:value-type="float" office:value="2.07874298095703" calcext:value-type="float">
            <text:p>2.078742981</text:p>
          </table:table-cell>
          <table:table-cell office:value-type="float" office:value="29.0761530399323" calcext:value-type="float">
            <text:p>29.0761530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804367_0_12702857258069254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74]=0;IF([.E6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74]=[.E674]+[.C674]; 1; 0)" office:value-type="float" office:value="1" calcext:value-type="float">
            <text:p>1</text:p>
          </table:table-cell>
          <table:table-cell office:value-type="float" office:value="1.06281614303589" calcext:value-type="float">
            <text:p>1.062816143</text:p>
          </table:table-cell>
          <table:table-cell office:value-type="float" office:value="0.000813007354736328" calcext:value-type="float">
            <text:p>0.0008130074</text:p>
          </table:table-cell>
          <table:table-cell office:value-type="float" office:value="1.06198906898499" calcext:value-type="float">
            <text:p>1.061989069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834519_2_317495294564137900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75]=0;IF([.E6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75]=[.E675]+[.C675]; 1; 0)" office:value-type="float" office:value="0" calcext:value-type="float">
            <text:p>0</text:p>
          </table:table-cell>
          <table:table-cell office:value-type="float" office:value="1.34905481338501" calcext:value-type="float">
            <text:p>1.3490548134</text:p>
          </table:table-cell>
          <table:table-cell office:value-type="float" office:value="0.00082087516784668" calcext:value-type="float">
            <text:p>0.0008208752</text:p>
          </table:table-cell>
          <table:table-cell office:value-type="float" office:value="1.34822082519531" calcext:value-type="float">
            <text:p>1.3482208252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01761_0_57117328247686698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76]=0;IF([.E6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76]=[.E676]+[.C676]; 1; 0)" office:value-type="float" office:value="1" calcext:value-type="float">
            <text:p>1</text:p>
          </table:table-cell>
          <table:table-cell office:value-type="float" office:value="1.23467588424683" calcext:value-type="float">
            <text:p>1.2346758842</text:p>
          </table:table-cell>
          <table:table-cell office:value-type="float" office:value="0.00109076499938965" calcext:value-type="float">
            <text:p>0.001090765</text:p>
          </table:table-cell>
          <table:table-cell office:value-type="float" office:value="1.23357701301575" calcext:value-type="float">
            <text:p>1.233577013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646774_0_32568897217376115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77]=0;IF([.E6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77]=[.E677]+[.C677]; 1; 0)" office:value-type="float" office:value="1" calcext:value-type="float">
            <text:p>1</text:p>
          </table:table-cell>
          <table:table-cell office:value-type="float" office:value="13.3171489238739" calcext:value-type="float">
            <text:p>13.3171489239</text:p>
          </table:table-cell>
          <table:table-cell office:value-type="float" office:value="0.00160503387451172" calcext:value-type="float">
            <text:p>0.0016050339</text:p>
          </table:table-cell>
          <table:table-cell office:value-type="float" office:value="1.60825610160828" calcext:value-type="float">
            <text:p>1.6082561016</text:p>
          </table:table-cell>
          <table:table-cell office:value-type="float" office:value="0.316031932830811" calcext:value-type="float">
            <text:p>0.3160319328</text:p>
          </table:table-cell>
          <table:table-cell office:value-type="float" office:value="11.3912558555603" calcext:value-type="float">
            <text:p>11.3912558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674710_1_5834642935016858864.csv</text:p>
          </table:table-cell>
          <table:table-cell office:value-type="string" calcext:value-type="string">
            <text:p>http://www.w3.org/1999/02/22-rdf-syntax-ns#type|http://www.w3.org/1999/02/22-rdf-syntax-ns#type|http://dbpedia.org/property/hasPhotoCollec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678]=0;IF([.E6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78]=[.E678]+[.C678]; 1; 0)" office:value-type="float" office:value="1" calcext:value-type="float">
            <text:p>1</text:p>
          </table:table-cell>
          <table:table-cell office:value-type="float" office:value="10.4783489704132" calcext:value-type="float">
            <text:p>10.4783489704</text:p>
          </table:table-cell>
          <table:table-cell office:value-type="float" office:value="0.000874042510986328" calcext:value-type="float">
            <text:p>0.0008740425</text:p>
          </table:table-cell>
          <table:table-cell office:value-type="float" office:value="4.38274383544922" calcext:value-type="float">
            <text:p>4.3827438354</text:p>
          </table:table-cell>
          <table:table-cell office:value-type="float" office:value="0.562237024307251" calcext:value-type="float">
            <text:p>0.5622370243</text:p>
          </table:table-cell>
          <table:table-cell office:value-type="float" office:value="5.53249406814575" calcext:value-type="float">
            <text:p>5.53249406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141743_0_76539126265744274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79]=0;IF([.E6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79]=[.E679]+[.C679]; 1; 0)" office:value-type="float" office:value="0" calcext:value-type="float">
            <text:p>0</text:p>
          </table:table-cell>
          <table:table-cell office:value-type="float" office:value="11.6189670562744" calcext:value-type="float">
            <text:p>11.6189670563</text:p>
          </table:table-cell>
          <table:table-cell office:value-type="float" office:value="0.00154995918273926" calcext:value-type="float">
            <text:p>0.0015499592</text:p>
          </table:table-cell>
          <table:table-cell office:value-type="float" office:value="3.40227198600769" calcext:value-type="float">
            <text:p>3.402271986</text:p>
          </table:table-cell>
          <table:table-cell office:value-type="float" office:value="1.13199090957642" calcext:value-type="float">
            <text:p>1.1319909096</text:p>
          </table:table-cell>
          <table:table-cell office:value-type="float" office:value="7.08315420150757" calcext:value-type="float">
            <text:p>7.0831542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130342_0_56851965597968194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0]=0;IF([.E6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80]=[.E680]+[.C680]; 1; 0)" office:value-type="float" office:value="1" calcext:value-type="float">
            <text:p>1</text:p>
          </table:table-cell>
          <table:table-cell office:value-type="float" office:value="0.536082983016968" calcext:value-type="float">
            <text:p>0.536082983</text:p>
          </table:table-cell>
          <table:table-cell office:value-type="float" office:value="0.000638008117675781" calcext:value-type="float">
            <text:p>0.0006380081</text:p>
          </table:table-cell>
          <table:table-cell office:value-type="float" office:value="0.535437107086182" calcext:value-type="float">
            <text:p>0.5354371071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245434_0_35677860965687485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1]=0;IF([.E6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81]=[.E681]+[.C681]; 1; 0)" office:value-type="float" office:value="1" calcext:value-type="float">
            <text:p>1</text:p>
          </table:table-cell>
          <table:table-cell office:value-type="float" office:value="1.12596201896667" calcext:value-type="float">
            <text:p>1.125962019</text:p>
          </table:table-cell>
          <table:table-cell office:value-type="float" office:value="0.00126028060913086" calcext:value-type="float">
            <text:p>0.0012602806</text:p>
          </table:table-cell>
          <table:table-cell office:value-type="float" office:value="1.12469291687012" calcext:value-type="float">
            <text:p>1.1246929169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112420_0_151235936875934587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682]=0;IF([.E6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82]=[.E682]+[.C682]; 1; 0)" office:value-type="float" office:value="0" calcext:value-type="float">
            <text:p>0</text:p>
          </table:table-cell>
          <table:table-cell office:value-type="float" office:value="73.6878690719604" calcext:value-type="float">
            <text:p>73.687869072</text:p>
          </table:table-cell>
          <table:table-cell office:value-type="float" office:value="0.0037071704864502" calcext:value-type="float">
            <text:p>0.0037071705</text:p>
          </table:table-cell>
          <table:table-cell office:value-type="float" office:value="3.41015195846558" calcext:value-type="float">
            <text:p>3.4101519585</text:p>
          </table:table-cell>
          <table:table-cell office:value-type="float" office:value="1.57721495628357" calcext:value-type="float">
            <text:p>1.5772149563</text:p>
          </table:table-cell>
          <table:table-cell office:value-type="float" office:value="68.6967949867249" calcext:value-type="float">
            <text:p>68.6967949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084505_0_51359082943302388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3]=0;IF([.E6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83]=[.E683]+[.C683]; 1; 0)" office:value-type="float" office:value="1" calcext:value-type="float">
            <text:p>1</text:p>
          </table:table-cell>
          <table:table-cell office:value-type="float" office:value="1.59048581123352" calcext:value-type="float">
            <text:p>1.5904858112</text:p>
          </table:table-cell>
          <table:table-cell office:value-type="float" office:value="0.00124382972717285" calcext:value-type="float">
            <text:p>0.0012438297</text:p>
          </table:table-cell>
          <table:table-cell office:value-type="float" office:value="1.58923196792603" calcext:value-type="float">
            <text:p>1.5892319679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246909_0_38506860351024085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4]=0;IF([.E6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84]=[.E684]+[.C684]; 1; 0)" office:value-type="float" office:value="1" calcext:value-type="float">
            <text:p>1</text:p>
          </table:table-cell>
          <table:table-cell office:value-type="float" office:value="0.600159883499146" calcext:value-type="float">
            <text:p>0.6001598835</text:p>
          </table:table-cell>
          <table:table-cell office:value-type="float" office:value="0.000802040100097656" calcext:value-type="float">
            <text:p>0.0008020401</text:p>
          </table:table-cell>
          <table:table-cell office:value-type="float" office:value="0.599348783493042" calcext:value-type="float">
            <text:p>0.599348783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1616_0_16983247787138629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5]=0;IF([.E6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85]=[.E685]+[.C685]; 1; 0)" office:value-type="float" office:value="1" calcext:value-type="float">
            <text:p>1</text:p>
          </table:table-cell>
          <table:table-cell office:value-type="float" office:value="2.83788919448853" calcext:value-type="float">
            <text:p>2.8378891945</text:p>
          </table:table-cell>
          <table:table-cell office:value-type="float" office:value="0.000989198684692383" calcext:value-type="float">
            <text:p>0.0009891987</text:p>
          </table:table-cell>
          <table:table-cell office:value-type="float" office:value="2.12949419021606" calcext:value-type="float">
            <text:p>2.1294941902</text:p>
          </table:table-cell>
          <table:table-cell office:value-type="float" office:value="0.235163927078247" calcext:value-type="float">
            <text:p>0.2351639271</text:p>
          </table:table-cell>
          <table:table-cell office:value-type="float" office:value="0.472241878509522" calcext:value-type="float">
            <text:p>0.4722418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647433_0_4436262495461976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6]=0;IF([.E6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86]=[.E686]+[.C686]; 1; 0)" office:value-type="float" office:value="1" calcext:value-type="float">
            <text:p>1</text:p>
          </table:table-cell>
          <table:table-cell office:value-type="float" office:value="4.50894713401794" calcext:value-type="float">
            <text:p>4.508947134</text:p>
          </table:table-cell>
          <table:table-cell office:value-type="float" office:value="0.00113916397094727" calcext:value-type="float">
            <text:p>0.001139164</text:p>
          </table:table-cell>
          <table:table-cell office:value-type="float" office:value="1.96221709251404" calcext:value-type="float">
            <text:p>1.9622170925</text:p>
          </table:table-cell>
          <table:table-cell office:value-type="float" office:value="0.824976921081543" calcext:value-type="float">
            <text:p>0.8249769211</text:p>
          </table:table-cell>
          <table:table-cell office:value-type="float" office:value="1.72061395645142" calcext:value-type="float">
            <text:p>1.72061395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298467_0_66683236302404807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7]=0;IF([.E6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87]=[.E687]+[.C687]; 1; 0)" office:value-type="float" office:value="1" calcext:value-type="float">
            <text:p>1</text:p>
          </table:table-cell>
          <table:table-cell office:value-type="float" office:value="2.05545616149902" calcext:value-type="float">
            <text:p>2.0554561615</text:p>
          </table:table-cell>
          <table:table-cell office:value-type="float" office:value="0.000995874404907227" calcext:value-type="float">
            <text:p>0.0009958744</text:p>
          </table:table-cell>
          <table:table-cell office:value-type="float" office:value="1.97685623168945" calcext:value-type="float">
            <text:p>1.9768562317</text:p>
          </table:table-cell>
          <table:table-cell office:value-type="float" office:value="0.077599048614502" calcext:value-type="float">
            <text:p>0.077599048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6960685_0_688690607086570139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688]=0;IF([.E6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88]=[.E688]+[.C688]; 1; 0)" office:value-type="float" office:value="1" calcext:value-type="float">
            <text:p>1</text:p>
          </table:table-cell>
          <table:table-cell office:value-type="float" office:value="14.3034620285034" calcext:value-type="float">
            <text:p>14.3034620285</text:p>
          </table:table-cell>
          <table:table-cell office:value-type="float" office:value="0.00155997276306152" calcext:value-type="float">
            <text:p>0.0015599728</text:p>
          </table:table-cell>
          <table:table-cell office:value-type="float" office:value="2.71180605888367" calcext:value-type="float">
            <text:p>2.7118060589</text:p>
          </table:table-cell>
          <table:table-cell office:value-type="float" office:value="0.554908037185669" calcext:value-type="float">
            <text:p>0.5549080372</text:p>
          </table:table-cell>
          <table:table-cell office:value-type="float" office:value="11.035187959671" calcext:value-type="float">
            <text:p>11.03518795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113152_1_209190950432883482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89]=0;IF([.E6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89]=[.E689]+[.C689]; 1; 0)" office:value-type="float" office:value="1" calcext:value-type="float">
            <text:p>1</text:p>
          </table:table-cell>
          <table:table-cell office:value-type="float" office:value="4.22318601608276" calcext:value-type="float">
            <text:p>4.2231860161</text:p>
          </table:table-cell>
          <table:table-cell office:value-type="float" office:value="0.00104284286499023" calcext:value-type="float">
            <text:p>0.0010428429</text:p>
          </table:table-cell>
          <table:table-cell office:value-type="float" office:value="3.34806299209595" calcext:value-type="float">
            <text:p>3.3480629921</text:p>
          </table:table-cell>
          <table:table-cell office:value-type="float" office:value="0.625765085220337" calcext:value-type="float">
            <text:p>0.6257650852</text:p>
          </table:table-cell>
          <table:table-cell office:value-type="float" office:value="0.248315095901489" calcext:value-type="float">
            <text:p>0.2483150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806654_0_8212343977049807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0]=0;IF([.E6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90]=[.E690]+[.C690]; 1; 0)" office:value-type="float" office:value="1" calcext:value-type="float">
            <text:p>1</text:p>
          </table:table-cell>
          <table:table-cell office:value-type="float" office:value="0.961882829666138" calcext:value-type="float">
            <text:p>0.9618828297</text:p>
          </table:table-cell>
          <table:table-cell office:value-type="float" office:value="0.000648736953735352" calcext:value-type="float">
            <text:p>0.000648737</text:p>
          </table:table-cell>
          <table:table-cell office:value-type="float" office:value="0.961222887039185" calcext:value-type="float">
            <text:p>0.961222887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546166_0_17015790066008486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1]=0;IF([.E6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91]=[.E691]+[.C691]; 1; 0)" office:value-type="float" office:value="1" calcext:value-type="float">
            <text:p>1</text:p>
          </table:table-cell>
          <table:table-cell office:value-type="float" office:value="4.06592512130737" calcext:value-type="float">
            <text:p>4.0659251213</text:p>
          </table:table-cell>
          <table:table-cell office:value-type="float" office:value="0.00107240676879883" calcext:value-type="float">
            <text:p>0.0010724068</text:p>
          </table:table-cell>
          <table:table-cell office:value-type="float" office:value="1.4855899810791" calcext:value-type="float">
            <text:p>1.4855899811</text:p>
          </table:table-cell>
          <table:table-cell office:value-type="float" office:value="0.565508842468262" calcext:value-type="float">
            <text:p>0.5655088425</text:p>
          </table:table-cell>
          <table:table-cell office:value-type="float" office:value="2.01375389099121" calcext:value-type="float">
            <text:p>2.013753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113025_0_8495089757479620825.csv</text:p>
          </table:table-cell>
          <table:table-cell office:value-type="string" calcext:value-type="string">
            <text:p>http://dbpedia.org/property/hasPhotoCollection|http://dbpedia.org/property/hasPhotoCollection|http://dbpedia.org/property/hasPhotoCollection|http://dbpedia.org/property/hasPhotoCollec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692]=0;IF([.E6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92]=[.E692]+[.C692]; 1; 0)" office:value-type="float" office:value="1" calcext:value-type="float">
            <text:p>1</text:p>
          </table:table-cell>
          <table:table-cell office:value-type="float" office:value="2.77956795692444" calcext:value-type="float">
            <text:p>2.7795679569</text:p>
          </table:table-cell>
          <table:table-cell office:value-type="float" office:value="0.000691890716552734" calcext:value-type="float">
            <text:p>0.0006918907</text:p>
          </table:table-cell>
          <table:table-cell office:value-type="float" office:value="1.39893889427185" calcext:value-type="float">
            <text:p>1.3989388943</text:p>
          </table:table-cell>
          <table:table-cell office:value-type="float" office:value="0.409556150436401" calcext:value-type="float">
            <text:p>0.4095561504</text:p>
          </table:table-cell>
          <table:table-cell office:value-type="float" office:value="0.970381021499634" calcext:value-type="float">
            <text:p>0.97038102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207889_106_76332407575965171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3]=0;IF([.E6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93]=[.E693]+[.C693]; 1; 0)" office:value-type="float" office:value="1" calcext:value-type="float">
            <text:p>1</text:p>
          </table:table-cell>
          <table:table-cell office:value-type="float" office:value="0.489050149917603" calcext:value-type="float">
            <text:p>0.4890501499</text:p>
          </table:table-cell>
          <table:table-cell office:value-type="float" office:value="0.00104308128356934" calcext:value-type="float">
            <text:p>0.0010430813</text:p>
          </table:table-cell>
          <table:table-cell office:value-type="float" office:value="0.487997055053711" calcext:value-type="float">
            <text:p>0.4879970551</text:p>
          </table:table-cell>
          <table:table-cell table:number-columns-repeated="2"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141841_0_473063208079217959.csv</text:p>
          </table:table-cell>
          <table:table-cell office:value-type="string" calcext:value-type="string">
            <text:p>http://dbpedia.org/ontology/abstract|http://www.w3.org/1999/02/22-rdf-syntax-ns#type|http://purl.org/voc/vrank#hasRank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694]=0;IF([.E6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694]=[.E694]+[.C694]; 1; 0)" office:value-type="float" office:value="0" calcext:value-type="float">
            <text:p>0</text:p>
          </table:table-cell>
          <table:table-cell office:value-type="float" office:value="36.7660140991211" calcext:value-type="float">
            <text:p>36.7660140991</text:p>
          </table:table-cell>
          <table:table-cell office:value-type="float" office:value="0.00184893608093262" calcext:value-type="float">
            <text:p>0.0018489361</text:p>
          </table:table-cell>
          <table:table-cell office:value-type="float" office:value="3.63893294334412" calcext:value-type="float">
            <text:p>3.6389329433</text:p>
          </table:table-cell>
          <table:table-cell office:value-type="float" office:value="2.10531711578369" calcext:value-type="float">
            <text:p>2.1053171158</text:p>
          </table:table-cell>
          <table:table-cell office:value-type="float" office:value="31.0199151039124" calcext:value-type="float">
            <text:p>31.01991510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214239_1_3957752453413011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5]=0;IF([.E6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95]=[.E695]+[.C695]; 1; 0)" office:value-type="float" office:value="1" calcext:value-type="float">
            <text:p>1</text:p>
          </table:table-cell>
          <table:table-cell office:value-type="float" office:value="0.191740989685059" calcext:value-type="float">
            <text:p>0.1917409897</text:p>
          </table:table-cell>
          <table:table-cell office:value-type="float" office:value="0.000935792922973633" calcext:value-type="float">
            <text:p>0.0009357929</text:p>
          </table:table-cell>
          <table:table-cell office:value-type="float" office:value="0.190798044204712" calcext:value-type="float">
            <text:p>0.1907980442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082970_0_8349864731297106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6]=0;IF([.E6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96]=[.E696]+[.C696]; 1; 0)" office:value-type="float" office:value="1" calcext:value-type="float">
            <text:p>1</text:p>
          </table:table-cell>
          <table:table-cell office:value-type="float" office:value="7.74032688140869" calcext:value-type="float">
            <text:p>7.7403268814</text:p>
          </table:table-cell>
          <table:table-cell office:value-type="float" office:value="0.00124716758728027" calcext:value-type="float">
            <text:p>0.0012471676</text:p>
          </table:table-cell>
          <table:table-cell office:value-type="float" office:value="4.04870390892029" calcext:value-type="float">
            <text:p>4.0487039089</text:p>
          </table:table-cell>
          <table:table-cell office:value-type="float" office:value="3.69037199020386" calcext:value-type="float">
            <text:p>3.6903719902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589954_0_28684341455181915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7]=0;IF([.E6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97]=[.E697]+[.C697]; 1; 0)" office:value-type="float" office:value="1" calcext:value-type="float">
            <text:p>1</text:p>
          </table:table-cell>
          <table:table-cell office:value-type="float" office:value="0.42324686050415" calcext:value-type="float">
            <text:p>0.4232468605</text:p>
          </table:table-cell>
          <table:table-cell office:value-type="float" office:value="0.000905752182006836" calcext:value-type="float">
            <text:p>0.0009057522</text:p>
          </table:table-cell>
          <table:table-cell office:value-type="float" office:value="0.3420569896698" calcext:value-type="float">
            <text:p>0.3420569897</text:p>
          </table:table-cell>
          <table:table-cell office:value-type="float" office:value="0.0802810192108154" calcext:value-type="float">
            <text:p>0.0802810192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6175_0_1603859367134940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8]=0;IF([.E6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98]=[.E698]+[.C698]; 1; 0)" office:value-type="float" office:value="1" calcext:value-type="float">
            <text:p>1</text:p>
          </table:table-cell>
          <table:table-cell office:value-type="float" office:value="18.0580050945282" calcext:value-type="float">
            <text:p>18.0580050945</text:p>
          </table:table-cell>
          <table:table-cell office:value-type="float" office:value="0.00198912620544434" calcext:value-type="float">
            <text:p>0.0019891262</text:p>
          </table:table-cell>
          <table:table-cell office:value-type="float" office:value="1.91290283203125" calcext:value-type="float">
            <text:p>1.912902832</text:p>
          </table:table-cell>
          <table:table-cell office:value-type="float" office:value="0.709638118743897" calcext:value-type="float">
            <text:p>0.7096381187</text:p>
          </table:table-cell>
          <table:table-cell office:value-type="float" office:value="15.4334750175476" calcext:value-type="float">
            <text:p>15.4334750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403723_0_30020281636025435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699]=0;IF([.E6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699]=[.E699]+[.C699]; 1; 0)" office:value-type="float" office:value="1" calcext:value-type="float">
            <text:p>1</text:p>
          </table:table-cell>
          <table:table-cell office:value-type="float" office:value="0.685406923294067" calcext:value-type="float">
            <text:p>0.6854069233</text:p>
          </table:table-cell>
          <table:table-cell office:value-type="float" office:value="0.00232195854187012" calcext:value-type="float">
            <text:p>0.0023219585</text:p>
          </table:table-cell>
          <table:table-cell office:value-type="float" office:value="0.495223045349121" calcext:value-type="float">
            <text:p>0.4952230453</text:p>
          </table:table-cell>
          <table:table-cell office:value-type="float" office:value="0.187859058380127" calcext:value-type="float">
            <text:p>0.187859058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767252_0_240944837501399575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00]=0;IF([.E7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00]=[.E700]+[.C700]; 1; 0)" office:value-type="float" office:value="0" calcext:value-type="float">
            <text:p>0</text:p>
          </table:table-cell>
          <table:table-cell office:value-type="float" office:value="2.05236911773682" calcext:value-type="float">
            <text:p>2.0523691177</text:p>
          </table:table-cell>
          <table:table-cell office:value-type="float" office:value="0.00115823745727539" calcext:value-type="float">
            <text:p>0.0011582375</text:p>
          </table:table-cell>
          <table:table-cell office:value-type="float" office:value="2.05119204521179" calcext:value-type="float">
            <text:p>2.0511920452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532913_0_489955943644426650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01]=0;IF([.E70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01]=[.E701]+[.C701]; 1; 0)" office:value-type="float" office:value="1" calcext:value-type="float">
            <text:p>1</text:p>
          </table:table-cell>
          <table:table-cell office:value-type="float" office:value="21.0286338329315" calcext:value-type="float">
            <text:p>21.0286338329</text:p>
          </table:table-cell>
          <table:table-cell office:value-type="float" office:value="0.00318312644958496" calcext:value-type="float">
            <text:p>0.0031831264</text:p>
          </table:table-cell>
          <table:table-cell office:value-type="float" office:value="3.3606128692627" calcext:value-type="float">
            <text:p>3.3606128693</text:p>
          </table:table-cell>
          <table:table-cell office:value-type="float" office:value="7.27802491188049" calcext:value-type="float">
            <text:p>7.2780249119</text:p>
          </table:table-cell>
          <table:table-cell office:value-type="float" office:value="10.3868129253387" calcext:value-type="float">
            <text:p>10.3868129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417511_0_30583231051669634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02]=0;IF([.E7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02]=[.E702]+[.C702]; 1; 0)" office:value-type="float" office:value="1" calcext:value-type="float">
            <text:p>1</text:p>
          </table:table-cell>
          <table:table-cell office:value-type="float" office:value="2.06632304191589" calcext:value-type="float">
            <text:p>2.0663230419</text:p>
          </table:table-cell>
          <table:table-cell office:value-type="float" office:value="0.0012660026550293" calcext:value-type="float">
            <text:p>0.0012660027</text:p>
          </table:table-cell>
          <table:table-cell office:value-type="float" office:value="2.06503796577454" calcext:value-type="float">
            <text:p>2.0650379658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31816_0_2647599887020622155.csv</text:p>
          </table:table-cell>
          <table:table-cell office:value-type="string" calcext:value-type="string">
            <text:p>http://dbpedia.org/property/currency|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03]=0;IF([.E7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03]=[.E703]+[.C703]; 1; 0)" office:value-type="float" office:value="0" calcext:value-type="float">
            <text:p>0</text:p>
          </table:table-cell>
          <table:table-cell office:value-type="float" office:value="22.595192193985" calcext:value-type="float">
            <text:p>22.595192194</text:p>
          </table:table-cell>
          <table:table-cell office:value-type="float" office:value="0.00278997421264648" calcext:value-type="float">
            <text:p>0.0027899742</text:p>
          </table:table-cell>
          <table:table-cell office:value-type="float" office:value="3.10776996612549" calcext:value-type="float">
            <text:p>3.1077699661</text:p>
          </table:table-cell>
          <table:table-cell office:value-type="float" office:value="1.57508015632629" calcext:value-type="float">
            <text:p>1.5750801563</text:p>
          </table:table-cell>
          <table:table-cell office:value-type="float" office:value="17.9095520973206" calcext:value-type="float">
            <text:p>17.9095520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371918_83_80533554872689897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04]=0;IF([.E7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04]=[.E704]+[.C704]; 1; 0)" office:value-type="float" office:value="1" calcext:value-type="float">
            <text:p>1</text:p>
          </table:table-cell>
          <table:table-cell office:value-type="float" office:value="0.480510950088501" calcext:value-type="float">
            <text:p>0.4805109501</text:p>
          </table:table-cell>
          <table:table-cell office:value-type="float" office:value="0.000966787338256836" calcext:value-type="float">
            <text:p>0.0009667873</text:p>
          </table:table-cell>
          <table:table-cell office:value-type="float" office:value="0.479536056518555" calcext:value-type="float">
            <text:p>0.479536056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627271_6_223982192745284832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05]=0;IF([.E7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05]=[.E705]+[.C705]; 1; 0)" office:value-type="float" office:value="0" calcext:value-type="float">
            <text:p>0</text:p>
          </table:table-cell>
          <table:table-cell office:value-type="float" office:value="3.57600402832031" calcext:value-type="float">
            <text:p>3.5760040283</text:p>
          </table:table-cell>
          <table:table-cell office:value-type="float" office:value="0.00111103057861328" calcext:value-type="float">
            <text:p>0.0011110306</text:p>
          </table:table-cell>
          <table:table-cell office:value-type="float" office:value="3.57487297058105" calcext:value-type="float">
            <text:p>3.574872970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46117_0_257805509940281107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06]=0;IF([.E706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06]=[.E706]+[.C706]; 1; 0)" office:value-type="float" office:value="1" calcext:value-type="float">
            <text:p>1</text:p>
          </table:table-cell>
          <table:table-cell office:value-type="float" office:value="23.003968000412" calcext:value-type="float">
            <text:p>23.0039680004</text:p>
          </table:table-cell>
          <table:table-cell office:value-type="float" office:value="0.00248908996582031" calcext:value-type="float">
            <text:p>0.00248909</text:p>
          </table:table-cell>
          <table:table-cell office:value-type="float" office:value="2.63412499427795" calcext:value-type="float">
            <text:p>2.6341249943</text:p>
          </table:table-cell>
          <table:table-cell office:value-type="float" office:value="1.92111396789551" calcext:value-type="float">
            <text:p>1.9211139679</text:p>
          </table:table-cell>
          <table:table-cell office:value-type="float" office:value="18.4462399482727" calcext:value-type="float">
            <text:p>18.4462399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939195_2_47667513923957484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07]=0;IF([.E7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07]=[.E707]+[.C707]; 1; 0)" office:value-type="float" office:value="1" calcext:value-type="float">
            <text:p>1</text:p>
          </table:table-cell>
          <table:table-cell office:value-type="float" office:value="0.282201051712036" calcext:value-type="float">
            <text:p>0.2822010517</text:p>
          </table:table-cell>
          <table:table-cell office:value-type="float" office:value="0.000623226165771484" calcext:value-type="float">
            <text:p>0.0006232262</text:p>
          </table:table-cell>
          <table:table-cell office:value-type="float" office:value="0.281569957733154" calcext:value-type="float">
            <text:p>0.2815699577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441151_6_822238552112510825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08]=0;IF([.E70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708]=[.E708]+[.C708]; 1; 0)" office:value-type="float" office:value="1" calcext:value-type="float">
            <text:p>1</text:p>
          </table:table-cell>
          <table:table-cell office:value-type="float" office:value="17.1936161518097" calcext:value-type="float">
            <text:p>17.1936161518</text:p>
          </table:table-cell>
          <table:table-cell office:value-type="float" office:value="0.00289797782897949" calcext:value-type="float">
            <text:p>0.0028979778</text:p>
          </table:table-cell>
          <table:table-cell office:value-type="float" office:value="3.45817303657532" calcext:value-type="float">
            <text:p>3.4581730366</text:p>
          </table:table-cell>
          <table:table-cell office:value-type="float" office:value="1.77654194831848" calcext:value-type="float">
            <text:p>1.7765419483</text:p>
          </table:table-cell>
          <table:table-cell office:value-type="float" office:value="11.9560031890869" calcext:value-type="float">
            <text:p>11.9560031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600983_0_616401082851163219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09]=0;IF([.E7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09]=[.E709]+[.C709]; 1; 0)" office:value-type="float" office:value="0" calcext:value-type="float">
            <text:p>0</text:p>
          </table:table-cell>
          <table:table-cell office:value-type="float" office:value="17.0437409877777" calcext:value-type="float">
            <text:p>17.0437409878</text:p>
          </table:table-cell>
          <table:table-cell office:value-type="float" office:value="0.00157070159912109" calcext:value-type="float">
            <text:p>0.0015707016</text:p>
          </table:table-cell>
          <table:table-cell office:value-type="float" office:value="2.19187307357788" calcext:value-type="float">
            <text:p>2.1918730736</text:p>
          </table:table-cell>
          <table:table-cell office:value-type="float" office:value="0.949603080749512" calcext:value-type="float">
            <text:p>0.9496030807</text:p>
          </table:table-cell>
          <table:table-cell office:value-type="float" office:value="13.9006941318512" calcext:value-type="float">
            <text:p>13.90069413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45566_0_421394889591966963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10]=0;IF([.E7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10]=[.E710]+[.C710]; 1; 0)" office:value-type="float" office:value="0" calcext:value-type="float">
            <text:p>0</text:p>
          </table:table-cell>
          <table:table-cell office:value-type="float" office:value="0.532285928726196" calcext:value-type="float">
            <text:p>0.5322859287</text:p>
          </table:table-cell>
          <table:table-cell office:value-type="float" office:value="0.000669956207275391" calcext:value-type="float">
            <text:p>0.0006699562</text:p>
          </table:table-cell>
          <table:table-cell office:value-type="float" office:value="0.531605958938599" calcext:value-type="float">
            <text:p>0.5316059589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895295_0_5135156626082465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11]=0;IF([.E7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11]=[.E711]+[.C711]; 1; 0)" office:value-type="float" office:value="1" calcext:value-type="float">
            <text:p>1</text:p>
          </table:table-cell>
          <table:table-cell office:value-type="float" office:value="0.470055103302002" calcext:value-type="float">
            <text:p>0.4700551033</text:p>
          </table:table-cell>
          <table:table-cell office:value-type="float" office:value="0.000641107559204102" calcext:value-type="float">
            <text:p>0.0006411076</text:p>
          </table:table-cell>
          <table:table-cell office:value-type="float" office:value="0.469404935836792" calcext:value-type="float">
            <text:p>0.469404935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583534_0_50352162257722969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12]=0;IF([.E7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12]=[.E712]+[.C712]; 1; 0)" office:value-type="float" office:value="0" calcext:value-type="float">
            <text:p>0</text:p>
          </table:table-cell>
          <table:table-cell office:value-type="float" office:value="27.2318289279938" calcext:value-type="float">
            <text:p>27.231828928</text:p>
          </table:table-cell>
          <table:table-cell office:value-type="float" office:value="0.0022587776184082" calcext:value-type="float">
            <text:p>0.0022587776</text:p>
          </table:table-cell>
          <table:table-cell office:value-type="float" office:value="2.52367401123047" calcext:value-type="float">
            <text:p>2.5236740112</text:p>
          </table:table-cell>
          <table:table-cell office:value-type="float" office:value="0.833225011825562" calcext:value-type="float">
            <text:p>0.8332250118</text:p>
          </table:table-cell>
          <table:table-cell office:value-type="float" office:value="23.8726711273193" calcext:value-type="float">
            <text:p>23.8726711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504652_0_16780706449491792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13]=0;IF([.E7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13]=[.E713]+[.C713]; 1; 0)" office:value-type="float" office:value="1" calcext:value-type="float">
            <text:p>1</text:p>
          </table:table-cell>
          <table:table-cell office:value-type="float" office:value="1.35793685913086" calcext:value-type="float">
            <text:p>1.3579368591</text:p>
          </table:table-cell>
          <table:table-cell office:value-type="float" office:value="0.00124287605285645" calcext:value-type="float">
            <text:p>0.0012428761</text:p>
          </table:table-cell>
          <table:table-cell office:value-type="float" office:value="0.855249881744385" calcext:value-type="float">
            <text:p>0.8552498817</text:p>
          </table:table-cell>
          <table:table-cell office:value-type="float" office:value="0.50144100189209" calcext:value-type="float">
            <text:p>0.5014410019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884685_1_542070130647897404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14]=0;IF([.E7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14]=[.E714]+[.C714]; 1; 0)" office:value-type="float" office:value="0" calcext:value-type="float">
            <text:p>0</text:p>
          </table:table-cell>
          <table:table-cell office:value-type="float" office:value="0.971812963485718" calcext:value-type="float">
            <text:p>0.9718129635</text:p>
          </table:table-cell>
          <table:table-cell office:value-type="float" office:value="0.00122976303100586" calcext:value-type="float">
            <text:p>0.001229763</text:p>
          </table:table-cell>
          <table:table-cell office:value-type="float" office:value="0.970570087432861" calcext:value-type="float">
            <text:p>0.9705700874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142079_0_73997420824193927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15]=0;IF([.E7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15]=[.E715]+[.C715]; 1; 0)" office:value-type="float" office:value="1" calcext:value-type="float">
            <text:p>1</text:p>
          </table:table-cell>
          <table:table-cell office:value-type="float" office:value="3.05975580215454" calcext:value-type="float">
            <text:p>3.0597558022</text:p>
          </table:table-cell>
          <table:table-cell office:value-type="float" office:value="0.000974655151367188" calcext:value-type="float">
            <text:p>0.0009746552</text:p>
          </table:table-cell>
          <table:table-cell office:value-type="float" office:value="3.05876302719116" calcext:value-type="float">
            <text:p>3.0587630272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144570_0_853445042936413852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16]=0;IF([.E7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16]=[.E716]+[.C716]; 1; 0)" office:value-type="float" office:value="0" calcext:value-type="float">
            <text:p>0</text:p>
          </table:table-cell>
          <table:table-cell office:value-type="float" office:value="2.8899929523468" calcext:value-type="float">
            <text:p>2.8899929523</text:p>
          </table:table-cell>
          <table:table-cell office:value-type="float" office:value="0.00110387802124023" calcext:value-type="float">
            <text:p>0.001103878</text:p>
          </table:table-cell>
          <table:table-cell office:value-type="float" office:value="2.57789421081543" calcext:value-type="float">
            <text:p>2.5778942108</text:p>
          </table:table-cell>
          <table:table-cell office:value-type="float" office:value="0.310989856719971" calcext:value-type="float">
            <text:p>0.3109898567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943722_0_866607801468577587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17]=0;IF([.E7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17]=[.E717]+[.C717]; 1; 0)" office:value-type="float" office:value="0" calcext:value-type="float">
            <text:p>0</text:p>
          </table:table-cell>
          <table:table-cell office:value-type="float" office:value="3.68778109550476" calcext:value-type="float">
            <text:p>3.6877810955</text:p>
          </table:table-cell>
          <table:table-cell office:value-type="float" office:value="0.00083613395690918" calcext:value-type="float">
            <text:p>0.000836134</text:p>
          </table:table-cell>
          <table:table-cell office:value-type="float" office:value="3.68692708015442" calcext:value-type="float">
            <text:p>3.6869270802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404164_0_549819597847633364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18]=0;IF([.E71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18]=[.E718]+[.C718]; 1; 0)" office:value-type="float" office:value="0" calcext:value-type="float">
            <text:p>0</text:p>
          </table:table-cell>
          <table:table-cell office:value-type="float" office:value="2.5101490020752" calcext:value-type="float">
            <text:p>2.5101490021</text:p>
          </table:table-cell>
          <table:table-cell office:value-type="float" office:value="0.00125885009765625" calcext:value-type="float">
            <text:p>0.0012588501</text:p>
          </table:table-cell>
          <table:table-cell office:value-type="float" office:value="2.50887107849121" calcext:value-type="float">
            <text:p>2.508871078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62429_0_34526146948630532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19]=0;IF([.E7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19]=[.E719]+[.C719]; 1; 0)" office:value-type="float" office:value="0" calcext:value-type="float">
            <text:p>0</text:p>
          </table:table-cell>
          <table:table-cell office:value-type="float" office:value="1.04833889007568" calcext:value-type="float">
            <text:p>1.0483388901</text:p>
          </table:table-cell>
          <table:table-cell office:value-type="float" office:value="0.0012657642364502" calcext:value-type="float">
            <text:p>0.0012657642</text:p>
          </table:table-cell>
          <table:table-cell office:value-type="float" office:value="1.04706001281738" calcext:value-type="float">
            <text:p>1.0470600128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552293_0_91716458975434373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20]=0;IF([.E7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20]=[.E720]+[.C720]; 1; 0)" office:value-type="float" office:value="1" calcext:value-type="float">
            <text:p>1</text:p>
          </table:table-cell>
          <table:table-cell office:value-type="float" office:value="2.77934503555298" calcext:value-type="float">
            <text:p>2.7793450356</text:p>
          </table:table-cell>
          <table:table-cell office:value-type="float" office:value="0.00124883651733398" calcext:value-type="float">
            <text:p>0.0012488365</text:p>
          </table:table-cell>
          <table:table-cell office:value-type="float" office:value="2.77808499336243" calcext:value-type="float">
            <text:p>2.7780849934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414811_12_25115247025316816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21]=0;IF([.E7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21]=[.E721]+[.C721]; 1; 0)" office:value-type="float" office:value="0" calcext:value-type="float">
            <text:p>0</text:p>
          </table:table-cell>
          <table:table-cell office:value-type="float" office:value="1.91475009918213" calcext:value-type="float">
            <text:p>1.9147500992</text:p>
          </table:table-cell>
          <table:table-cell office:value-type="float" office:value="0.00129079818725586" calcext:value-type="float">
            <text:p>0.0012907982</text:p>
          </table:table-cell>
          <table:table-cell office:value-type="float" office:value="1.91344022750855" calcext:value-type="float">
            <text:p>1.913440227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459705_0_3646391432697673305.csv</text:p>
          </table:table-cell>
          <table:table-cell office:value-type="string" calcext:value-type="string">
            <text:p>http://dbpedia.org/ontology/abstract|http://dbpedia.org/ontology/birthPlace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722]=0;IF([.E7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22]=[.E722]+[.C722]; 1; 0)" office:value-type="float" office:value="1" calcext:value-type="float">
            <text:p>1</text:p>
          </table:table-cell>
          <table:table-cell office:value-type="float" office:value="4.32891201972961" calcext:value-type="float">
            <text:p>4.3289120197</text:p>
          </table:table-cell>
          <table:table-cell office:value-type="float" office:value="0.00127410888671875" calcext:value-type="float">
            <text:p>0.0012741089</text:p>
          </table:table-cell>
          <table:table-cell office:value-type="float" office:value="0.384514093399048" calcext:value-type="float">
            <text:p>0.3845140934</text:p>
          </table:table-cell>
          <table:table-cell office:value-type="float" office:value="1.37525296211243" calcext:value-type="float">
            <text:p>1.3752529621</text:p>
          </table:table-cell>
          <table:table-cell office:value-type="float" office:value="2.56787085533142" calcext:value-type="float">
            <text:p>2.5678708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982396_4_3787329654143109652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23]=0;IF([.E7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23]=[.E723]+[.C723]; 1; 0)" office:value-type="float" office:value="0" calcext:value-type="float">
            <text:p>0</text:p>
          </table:table-cell>
          <table:table-cell office:value-type="float" office:value="10.7467291355133" calcext:value-type="float">
            <text:p>10.7467291355</text:p>
          </table:table-cell>
          <table:table-cell office:value-type="float" office:value="0.00164484977722168" calcext:value-type="float">
            <text:p>0.0016448498</text:p>
          </table:table-cell>
          <table:table-cell office:value-type="float" office:value="3.81665015220642" calcext:value-type="float">
            <text:p>3.8166501522</text:p>
          </table:table-cell>
          <table:table-cell office:value-type="float" office:value="0.89754319190979" calcext:value-type="float">
            <text:p>0.8975431919</text:p>
          </table:table-cell>
          <table:table-cell office:value-type="float" office:value="6.03089094161987" calcext:value-type="float">
            <text:p>6.0308909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925757_0_56498891263484148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24]=0;IF([.E7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24]=[.E724]+[.C724]; 1; 0)" office:value-type="float" office:value="1" calcext:value-type="float">
            <text:p>1</text:p>
          </table:table-cell>
          <table:table-cell office:value-type="float" office:value="0.92971396446228" calcext:value-type="float">
            <text:p>0.9297139645</text:p>
          </table:table-cell>
          <table:table-cell office:value-type="float" office:value="0.00105571746826172" calcext:value-type="float">
            <text:p>0.0010557175</text:p>
          </table:table-cell>
          <table:table-cell office:value-type="float" office:value="0.617647171020508" calcext:value-type="float">
            <text:p>0.617647171</text:p>
          </table:table-cell>
          <table:table-cell office:value-type="float" office:value="0.311007022857666" calcext:value-type="float">
            <text:p>0.3110070229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6203994_0_2127964719640427252.csv</text:p>
          </table:table-cell>
          <table:table-cell office:value-type="string" calcext:value-type="string">
            <text:p>http://dbpedia.org/property/symb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25]=0;IF([.E7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25]=[.E725]+[.C725]; 1; 0)" office:value-type="float" office:value="0" calcext:value-type="float">
            <text:p>0</text:p>
          </table:table-cell>
          <table:table-cell office:value-type="float" office:value="4.41333889961243" calcext:value-type="float">
            <text:p>4.4133388996</text:p>
          </table:table-cell>
          <table:table-cell office:value-type="float" office:value="0.00114297866821289" calcext:value-type="float">
            <text:p>0.0011429787</text:p>
          </table:table-cell>
          <table:table-cell office:value-type="float" office:value="3.38035488128662" calcext:value-type="float">
            <text:p>3.3803548813</text:p>
          </table:table-cell>
          <table:table-cell office:value-type="float" office:value="0.154713869094849" calcext:value-type="float">
            <text:p>0.1547138691</text:p>
          </table:table-cell>
          <table:table-cell office:value-type="float" office:value="0.877127170562744" calcext:value-type="float">
            <text:p>0.8771271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499281_8_718168388656313680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26]=0;IF([.E7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26]=[.E726]+[.C726]; 1; 0)" office:value-type="float" office:value="0" calcext:value-type="float">
            <text:p>0</text:p>
          </table:table-cell>
          <table:table-cell office:value-type="float" office:value="2.10968589782715" calcext:value-type="float">
            <text:p>2.1096858978</text:p>
          </table:table-cell>
          <table:table-cell office:value-type="float" office:value="0.000985860824584961" calcext:value-type="float">
            <text:p>0.0009858608</text:p>
          </table:table-cell>
          <table:table-cell office:value-type="float" office:value="2.10868096351624" calcext:value-type="float">
            <text:p>2.108680963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696186_0_8889766031116245122.csv</text:p>
          </table:table-cell>
          <table:table-cell office:value-type="string" calcext:value-type="string">
            <text:p>http://dbpedia.org/property/referee|http://dbpedia.org/property/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27]=0;IF([.E7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27]=[.E727]+[.C727]; 1; 0)" office:value-type="float" office:value="0" calcext:value-type="float">
            <text:p>0</text:p>
          </table:table-cell>
          <table:table-cell office:value-type="float" office:value="4.54523086547852" calcext:value-type="float">
            <text:p>4.5452308655</text:p>
          </table:table-cell>
          <table:table-cell office:value-type="float" office:value="0.00110602378845215" calcext:value-type="float">
            <text:p>0.0011060238</text:p>
          </table:table-cell>
          <table:table-cell office:value-type="float" office:value="1.00150203704834" calcext:value-type="float">
            <text:p>1.001502037</text:p>
          </table:table-cell>
          <table:table-cell office:value-type="float" office:value="0.399833917617798" calcext:value-type="float">
            <text:p>0.3998339176</text:p>
          </table:table-cell>
          <table:table-cell office:value-type="float" office:value="3.14278888702393" calcext:value-type="float">
            <text:p>3.142788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87872_0_24240723028711641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28]=0;IF([.E7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28]=[.E728]+[.C728]; 1; 0)" office:value-type="float" office:value="1" calcext:value-type="float">
            <text:p>1</text:p>
          </table:table-cell>
          <table:table-cell office:value-type="float" office:value="0.67511510848999" calcext:value-type="float">
            <text:p>0.6751151085</text:p>
          </table:table-cell>
          <table:table-cell office:value-type="float" office:value="0.000797033309936523" calcext:value-type="float">
            <text:p>0.0007970333</text:p>
          </table:table-cell>
          <table:table-cell office:value-type="float" office:value="0.674308061599731" calcext:value-type="float">
            <text:p>0.6743080616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653322_0_8204987257992618138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29]=0;IF([.E7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29]=[.E729]+[.C729]; 1; 0)" office:value-type="float" office:value="0" calcext:value-type="float">
            <text:p>0</text:p>
          </table:table-cell>
          <table:table-cell office:value-type="float" office:value="50.9743869304657" calcext:value-type="float">
            <text:p>50.9743869305</text:p>
          </table:table-cell>
          <table:table-cell office:value-type="float" office:value="0.00324606895446777" calcext:value-type="float">
            <text:p>0.003246069</text:p>
          </table:table-cell>
          <table:table-cell office:value-type="float" office:value="4.93191003799439" calcext:value-type="float">
            <text:p>4.931910038</text:p>
          </table:table-cell>
          <table:table-cell office:value-type="float" office:value="3.7171938419342" calcext:value-type="float">
            <text:p>3.7171938419</text:p>
          </table:table-cell>
          <table:table-cell office:value-type="float" office:value="42.3220369815826" calcext:value-type="float">
            <text:p>42.3220369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771135_0_67139321627143289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30]=0;IF([.E7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30]=[.E730]+[.C730]; 1; 0)" office:value-type="float" office:value="0" calcext:value-type="float">
            <text:p>0</text:p>
          </table:table-cell>
          <table:table-cell office:value-type="float" office:value="5.29943180084229" calcext:value-type="float">
            <text:p>5.2994318008</text:p>
          </table:table-cell>
          <table:table-cell office:value-type="float" office:value="0.00102376937866211" calcext:value-type="float">
            <text:p>0.0010237694</text:p>
          </table:table-cell>
          <table:table-cell office:value-type="float" office:value="2.80133199691772" calcext:value-type="float">
            <text:p>2.8013319969</text:p>
          </table:table-cell>
          <table:table-cell office:value-type="float" office:value="0.261338949203491" calcext:value-type="float">
            <text:p>0.2613389492</text:p>
          </table:table-cell>
          <table:table-cell office:value-type="float" office:value="2.23573708534241" calcext:value-type="float">
            <text:p>2.2357370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602699_0_51133818677649343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31]=0;IF([.E7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31]=[.E731]+[.C731]; 1; 0)" office:value-type="float" office:value="1" calcext:value-type="float">
            <text:p>1</text:p>
          </table:table-cell>
          <table:table-cell office:value-type="float" office:value="3.04738998413086" calcext:value-type="float">
            <text:p>3.0473899841</text:p>
          </table:table-cell>
          <table:table-cell office:value-type="float" office:value="0.00156927108764648" calcext:value-type="float">
            <text:p>0.0015692711</text:p>
          </table:table-cell>
          <table:table-cell office:value-type="float" office:value="0.633209943771362" calcext:value-type="float">
            <text:p>0.6332099438</text:p>
          </table:table-cell>
          <table:table-cell office:value-type="float" office:value="0.083197832107544" calcext:value-type="float">
            <text:p>0.0831978321</text:p>
          </table:table-cell>
          <table:table-cell office:value-type="float" office:value="2.32941293716431" calcext:value-type="float">
            <text:p>2.3294129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565342_0_36620224782245291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32]=0;IF([.E7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32]=[.E732]+[.C732]; 1; 0)" office:value-type="float" office:value="1" calcext:value-type="float">
            <text:p>1</text:p>
          </table:table-cell>
          <table:table-cell office:value-type="float" office:value="0.486941814422607" calcext:value-type="float">
            <text:p>0.4869418144</text:p>
          </table:table-cell>
          <table:table-cell office:value-type="float" office:value="0.000930070877075195" calcext:value-type="float">
            <text:p>0.0009300709</text:p>
          </table:table-cell>
          <table:table-cell office:value-type="float" office:value="0.407876014709473" calcext:value-type="float">
            <text:p>0.4078760147</text:p>
          </table:table-cell>
          <table:table-cell office:value-type="float" office:value="0.0781328678131104" calcext:value-type="float">
            <text:p>0.0781328678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938705_0_873750679234946196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33]=0;IF([.E7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33]=[.E733]+[.C733]; 1; 0)" office:value-type="float" office:value="0" calcext:value-type="float">
            <text:p>0</text:p>
          </table:table-cell>
          <table:table-cell office:value-type="float" office:value="2.08076500892639" calcext:value-type="float">
            <text:p>2.0807650089</text:p>
          </table:table-cell>
          <table:table-cell office:value-type="float" office:value="0.00200295448303223" calcext:value-type="float">
            <text:p>0.0020029545</text:p>
          </table:table-cell>
          <table:table-cell office:value-type="float" office:value="2.07874202728271" calcext:value-type="float">
            <text:p>2.078742027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116358_0_168219455817928357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734]=0;IF([.E73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34]=[.E734]+[.C734]; 1; 0)" office:value-type="float" office:value="1" calcext:value-type="float">
            <text:p>1</text:p>
          </table:table-cell>
          <table:table-cell office:value-type="float" office:value="18.7746150493622" calcext:value-type="float">
            <text:p>18.7746150494</text:p>
          </table:table-cell>
          <table:table-cell office:value-type="float" office:value="0.00260162353515625" calcext:value-type="float">
            <text:p>0.0026016235</text:p>
          </table:table-cell>
          <table:table-cell office:value-type="float" office:value="3.47585916519165" calcext:value-type="float">
            <text:p>3.4758591652</text:p>
          </table:table-cell>
          <table:table-cell office:value-type="float" office:value="1.76623106002808" calcext:value-type="float">
            <text:p>1.76623106</text:p>
          </table:table-cell>
          <table:table-cell office:value-type="float" office:value="13.5299232006073" calcext:value-type="float">
            <text:p>13.5299232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875060_0_2076519479036158547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35]=0;IF([.E73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35]=[.E735]+[.C735]; 1; 0)" office:value-type="float" office:value="0" calcext:value-type="float">
            <text:p>0</text:p>
          </table:table-cell>
          <table:table-cell office:value-type="float" office:value="32.3337790966034" calcext:value-type="float">
            <text:p>32.3337790966</text:p>
          </table:table-cell>
          <table:table-cell office:value-type="float" office:value="0.00493502616882324" calcext:value-type="float">
            <text:p>0.0049350262</text:p>
          </table:table-cell>
          <table:table-cell office:value-type="float" office:value="3.13412594795227" calcext:value-type="float">
            <text:p>3.134125948</text:p>
          </table:table-cell>
          <table:table-cell office:value-type="float" office:value="1.97463512420654" calcext:value-type="float">
            <text:p>1.9746351242</text:p>
          </table:table-cell>
          <table:table-cell office:value-type="float" office:value="27.2200829982758" calcext:value-type="float">
            <text:p>27.2200829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27218_6_819260145692217856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36]=0;IF([.E7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36]=[.E736]+[.C736]; 1; 0)" office:value-type="float" office:value="0" calcext:value-type="float">
            <text:p>0</text:p>
          </table:table-cell>
          <table:table-cell office:value-type="float" office:value="23.4832580089569" calcext:value-type="float">
            <text:p>23.483258009</text:p>
          </table:table-cell>
          <table:table-cell office:value-type="float" office:value="0.00293827056884766" calcext:value-type="float">
            <text:p>0.0029382706</text:p>
          </table:table-cell>
          <table:table-cell office:value-type="float" office:value="3.77880382537842" calcext:value-type="float">
            <text:p>3.7788038254</text:p>
          </table:table-cell>
          <table:table-cell office:value-type="float" office:value="1.6997230052948" calcext:value-type="float">
            <text:p>1.6997230053</text:p>
          </table:table-cell>
          <table:table-cell office:value-type="float" office:value="18.0017929077148" calcext:value-type="float">
            <text:p>18.00179290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615246_1_48202504006686427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37]=0;IF([.E7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37]=[.E737]+[.C737]; 1; 0)" office:value-type="float" office:value="1" calcext:value-type="float">
            <text:p>1</text:p>
          </table:table-cell>
          <table:table-cell office:value-type="float" office:value="0.738288879394531" calcext:value-type="float">
            <text:p>0.7382888794</text:p>
          </table:table-cell>
          <table:table-cell office:value-type="float" office:value="0.00140619277954102" calcext:value-type="float">
            <text:p>0.0014061928</text:p>
          </table:table-cell>
          <table:table-cell office:value-type="float" office:value="0.736873865127564" calcext:value-type="float">
            <text:p>0.736873865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221793_0_9044598557533878929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38]=0;IF([.E7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38]=[.E738]+[.C738]; 1; 0)" office:value-type="float" office:value="1" calcext:value-type="float">
            <text:p>1</text:p>
          </table:table-cell>
          <table:table-cell office:value-type="float" office:value="7.64733290672302" calcext:value-type="float">
            <text:p>7.6473329067</text:p>
          </table:table-cell>
          <table:table-cell office:value-type="float" office:value="0.00200700759887695" calcext:value-type="float">
            <text:p>0.0020070076</text:p>
          </table:table-cell>
          <table:table-cell office:value-type="float" office:value="3.1826319694519" calcext:value-type="float">
            <text:p>3.1826319695</text:p>
          </table:table-cell>
          <table:table-cell office:value-type="float" office:value="0.40411901473999" calcext:value-type="float">
            <text:p>0.4041190147</text:p>
          </table:table-cell>
          <table:table-cell office:value-type="float" office:value="4.05857491493225" calcext:value-type="float">
            <text:p>4.0585749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191108_0_51392692774366536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39]=0;IF([.E7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39]=[.E739]+[.C739]; 1; 0)" office:value-type="float" office:value="1" calcext:value-type="float">
            <text:p>1</text:p>
          </table:table-cell>
          <table:table-cell office:value-type="float" office:value="5.24671602249146" calcext:value-type="float">
            <text:p>5.2467160225</text:p>
          </table:table-cell>
          <table:table-cell office:value-type="float" office:value="0.00131916999816895" calcext:value-type="float">
            <text:p>0.00131917</text:p>
          </table:table-cell>
          <table:table-cell office:value-type="float" office:value="1.32276105880737" calcext:value-type="float">
            <text:p>1.3227610588</text:p>
          </table:table-cell>
          <table:table-cell office:value-type="float" office:value="0.783517837524414" calcext:value-type="float">
            <text:p>0.7835178375</text:p>
          </table:table-cell>
          <table:table-cell office:value-type="float" office:value="3.1391179561615" calcext:value-type="float">
            <text:p>3.13911795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722761_0_680941218661560123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0]=0;IF([.E7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40]=[.E740]+[.C740]; 1; 0)" office:value-type="float" office:value="1" calcext:value-type="float">
            <text:p>1</text:p>
          </table:table-cell>
          <table:table-cell office:value-type="float" office:value="0.385710954666138" calcext:value-type="float">
            <text:p>0.3857109547</text:p>
          </table:table-cell>
          <table:table-cell office:value-type="float" office:value="0.0015108585357666" calcext:value-type="float">
            <text:p>0.0015108585</text:p>
          </table:table-cell>
          <table:table-cell office:value-type="float" office:value="0.384191989898682" calcext:value-type="float">
            <text:p>0.3841919899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970377_0_426114890088261858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41]=0;IF([.E7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41]=[.E741]+[.C741]; 1; 0)" office:value-type="float" office:value="1" calcext:value-type="float">
            <text:p>1</text:p>
          </table:table-cell>
          <table:table-cell office:value-type="float" office:value="18.4801530838013" calcext:value-type="float">
            <text:p>18.4801530838</text:p>
          </table:table-cell>
          <table:table-cell office:value-type="float" office:value="0.00176692008972168" calcext:value-type="float">
            <text:p>0.0017669201</text:p>
          </table:table-cell>
          <table:table-cell office:value-type="float" office:value="3.25826907157898" calcext:value-type="float">
            <text:p>3.2582690716</text:p>
          </table:table-cell>
          <table:table-cell office:value-type="float" office:value="1.71847200393677" calcext:value-type="float">
            <text:p>1.7184720039</text:p>
          </table:table-cell>
          <table:table-cell office:value-type="float" office:value="13.5016450881958" calcext:value-type="float">
            <text:p>13.5016450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869808_0_4887231870474725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2]=0;IF([.E7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42]=[.E742]+[.C742]; 1; 0)" office:value-type="float" office:value="1" calcext:value-type="float">
            <text:p>1</text:p>
          </table:table-cell>
          <table:table-cell office:value-type="float" office:value="0.983543157577515" calcext:value-type="float">
            <text:p>0.9835431576</text:p>
          </table:table-cell>
          <table:table-cell office:value-type="float" office:value="0.000936031341552734" calcext:value-type="float">
            <text:p>0.0009360313</text:p>
          </table:table-cell>
          <table:table-cell office:value-type="float" office:value="0.543663024902344" calcext:value-type="float">
            <text:p>0.5436630249</text:p>
          </table:table-cell>
          <table:table-cell office:value-type="float" office:value="0.0785691738128662" calcext:value-type="float">
            <text:p>0.0785691738</text:p>
          </table:table-cell>
          <table:table-cell office:value-type="float" office:value="0.360374927520752" calcext:value-type="float">
            <text:p>0.36037492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406531_0_742201699207074787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3]=0;IF([.E7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43]=[.E743]+[.C743]; 1; 0)" office:value-type="float" office:value="1" calcext:value-type="float">
            <text:p>1</text:p>
          </table:table-cell>
          <table:table-cell office:value-type="float" office:value="0.287562131881714" calcext:value-type="float">
            <text:p>0.2875621319</text:p>
          </table:table-cell>
          <table:table-cell office:value-type="float" office:value="0.000627040863037109" calcext:value-type="float">
            <text:p>0.0006270409</text:p>
          </table:table-cell>
          <table:table-cell office:value-type="float" office:value="0.286927938461304" calcext:value-type="float">
            <text:p>0.286927938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14576721191406" calcext:value-type="float">
            <text:p>2.145767211914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333456_2_1886495893795687264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44]=0;IF([.E7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44]=[.E744]+[.C744]; 1; 0)" office:value-type="float" office:value="1" calcext:value-type="float">
            <text:p>1</text:p>
          </table:table-cell>
          <table:table-cell office:value-type="float" office:value="11.0188429355621" calcext:value-type="float">
            <text:p>11.0188429356</text:p>
          </table:table-cell>
          <table:table-cell office:value-type="float" office:value="0.00222396850585937" calcext:value-type="float">
            <text:p>0.0022239685</text:p>
          </table:table-cell>
          <table:table-cell office:value-type="float" office:value="3.24178004264832" calcext:value-type="float">
            <text:p>3.2417800426</text:p>
          </table:table-cell>
          <table:table-cell office:value-type="float" office:value="1.11770796775818" calcext:value-type="float">
            <text:p>1.1177079678</text:p>
          </table:table-cell>
          <table:table-cell office:value-type="float" office:value="6.65713095664978" calcext:value-type="float">
            <text:p>6.6571309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35586_0_50511443113578202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5]=0;IF([.E7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45]=[.E745]+[.C745]; 1; 0)" office:value-type="float" office:value="1" calcext:value-type="float">
            <text:p>1</text:p>
          </table:table-cell>
          <table:table-cell office:value-type="float" office:value="8.51048088073731" calcext:value-type="float">
            <text:p>8.5104808807</text:p>
          </table:table-cell>
          <table:table-cell office:value-type="float" office:value="0.00124573707580566" calcext:value-type="float">
            <text:p>0.0012457371</text:p>
          </table:table-cell>
          <table:table-cell office:value-type="float" office:value="2.53593897819519" calcext:value-type="float">
            <text:p>2.5359389782</text:p>
          </table:table-cell>
          <table:table-cell office:value-type="float" office:value="3.78489017486572" calcext:value-type="float">
            <text:p>3.7848901749</text:p>
          </table:table-cell>
          <table:table-cell office:value-type="float" office:value="2.18840599060059" calcext:value-type="float">
            <text:p>2.1884059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90605_0_350624574430025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6]=0;IF([.E7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46]=[.E746]+[.C746]; 1; 0)" office:value-type="float" office:value="1" calcext:value-type="float">
            <text:p>1</text:p>
          </table:table-cell>
          <table:table-cell office:value-type="float" office:value="0.738771915435791" calcext:value-type="float">
            <text:p>0.7387719154</text:p>
          </table:table-cell>
          <table:table-cell office:value-type="float" office:value="0.0013740062713623" calcext:value-type="float">
            <text:p>0.0013740063</text:p>
          </table:table-cell>
          <table:table-cell office:value-type="float" office:value="0.73738694190979" calcext:value-type="float">
            <text:p>0.7373869419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962855_1_897626935236411661.csv</text:p>
          </table:table-cell>
          <table:table-cell office:value-type="string" calcext:value-type="string">
            <text:p>http://dbpedia.org/ontology/abstract|http://www.w3.org/2002/07/owl#sameAs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747]=0;IF([.E7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47]=[.E747]+[.C747]; 1; 0)" office:value-type="float" office:value="1" calcext:value-type="float">
            <text:p>1</text:p>
          </table:table-cell>
          <table:table-cell office:value-type="float" office:value="46.3778438568115" calcext:value-type="float">
            <text:p>46.3778438568</text:p>
          </table:table-cell>
          <table:table-cell office:value-type="float" office:value="0.0028071403503418" calcext:value-type="float">
            <text:p>0.0028071404</text:p>
          </table:table-cell>
          <table:table-cell office:value-type="float" office:value="5.66573190689087" calcext:value-type="float">
            <text:p>5.6657319069</text:p>
          </table:table-cell>
          <table:table-cell office:value-type="float" office:value="6.47716188430786" calcext:value-type="float">
            <text:p>6.4771618843</text:p>
          </table:table-cell>
          <table:table-cell office:value-type="float" office:value="34.2321429252625" calcext:value-type="float">
            <text:p>34.2321429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517667_4_17700603237243740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8]=0;IF([.E7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48]=[.E748]+[.C748]; 1; 0)" office:value-type="float" office:value="1" calcext:value-type="float">
            <text:p>1</text:p>
          </table:table-cell>
          <table:table-cell office:value-type="float" office:value="0.297490119934082" calcext:value-type="float">
            <text:p>0.2974901199</text:p>
          </table:table-cell>
          <table:table-cell office:value-type="float" office:value="0.000705242156982422" calcext:value-type="float">
            <text:p>0.0007052422</text:p>
          </table:table-cell>
          <table:table-cell office:value-type="float" office:value="0.29677677154541" calcext:value-type="float">
            <text:p>0.296776771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811842_0_12357268601015551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49]=0;IF([.E7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49]=[.E749]+[.C749]; 1; 0)" office:value-type="float" office:value="1" calcext:value-type="float">
            <text:p>1</text:p>
          </table:table-cell>
          <table:table-cell office:value-type="float" office:value="0.9603431224823" calcext:value-type="float">
            <text:p>0.9603431225</text:p>
          </table:table-cell>
          <table:table-cell office:value-type="float" office:value="0.00109314918518066" calcext:value-type="float">
            <text:p>0.0010931492</text:p>
          </table:table-cell>
          <table:table-cell office:value-type="float" office:value="0.880375146865845" calcext:value-type="float">
            <text:p>0.8803751469</text:p>
          </table:table-cell>
          <table:table-cell office:value-type="float" office:value="0.0788707733154297" calcext:value-type="float">
            <text:p>0.0788707733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140967_0_565361294591948915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50]=0;IF([.E7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50]=[.E750]+[.C750]; 1; 0)" office:value-type="float" office:value="0" calcext:value-type="float">
            <text:p>0</text:p>
          </table:table-cell>
          <table:table-cell office:value-type="float" office:value="1.73928189277649" calcext:value-type="float">
            <text:p>1.7392818928</text:p>
          </table:table-cell>
          <table:table-cell office:value-type="float" office:value="0.00127005577087402" calcext:value-type="float">
            <text:p>0.0012700558</text:p>
          </table:table-cell>
          <table:table-cell office:value-type="float" office:value="1.73799204826355" calcext:value-type="float">
            <text:p>1.7379920483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596525_19_49301738183287156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51]=0;IF([.E7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51]=[.E751]+[.C751]; 1; 0)" office:value-type="float" office:value="0" calcext:value-type="float">
            <text:p>0</text:p>
          </table:table-cell>
          <table:table-cell office:value-type="float" office:value="3.17958402633667" calcext:value-type="float">
            <text:p>3.1795840263</text:p>
          </table:table-cell>
          <table:table-cell office:value-type="float" office:value="0.0010383129119873" calcext:value-type="float">
            <text:p>0.0010383129</text:p>
          </table:table-cell>
          <table:table-cell office:value-type="float" office:value="3.17852687835693" calcext:value-type="float">
            <text:p>3.1785268784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734085_0_79980030376283006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2]=0;IF([.E7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52]=[.E752]+[.C752]; 1; 0)" office:value-type="float" office:value="1" calcext:value-type="float">
            <text:p>1</text:p>
          </table:table-cell>
          <table:table-cell office:value-type="float" office:value="3.23967814445496" calcext:value-type="float">
            <text:p>3.2396781445</text:p>
          </table:table-cell>
          <table:table-cell office:value-type="float" office:value="0.000699996948242188" calcext:value-type="float">
            <text:p>0.0006999969</text:p>
          </table:table-cell>
          <table:table-cell office:value-type="float" office:value="3.23896503448486" calcext:value-type="float">
            <text:p>3.2389650345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414637_0_33864964136512031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3]=0;IF([.E7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53]=[.E753]+[.C753]; 1; 0)" office:value-type="float" office:value="1" calcext:value-type="float">
            <text:p>1</text:p>
          </table:table-cell>
          <table:table-cell office:value-type="float" office:value="0.512621879577637" calcext:value-type="float">
            <text:p>0.5126218796</text:p>
          </table:table-cell>
          <table:table-cell office:value-type="float" office:value="0.000697135925292969" calcext:value-type="float">
            <text:p>0.0006971359</text:p>
          </table:table-cell>
          <table:table-cell office:value-type="float" office:value="0.511915922164917" calcext:value-type="float">
            <text:p>0.511915922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286995_0_4280769499913932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4]=0;IF([.E7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54]=[.E754]+[.C754]; 1; 0)" office:value-type="float" office:value="1" calcext:value-type="float">
            <text:p>1</text:p>
          </table:table-cell>
          <table:table-cell office:value-type="float" office:value="0.62946891784668" calcext:value-type="float">
            <text:p>0.6294689178</text:p>
          </table:table-cell>
          <table:table-cell office:value-type="float" office:value="0.00108981132507324" calcext:value-type="float">
            <text:p>0.0010898113</text:p>
          </table:table-cell>
          <table:table-cell office:value-type="float" office:value="0.628371000289917" calcext:value-type="float">
            <text:p>0.6283710003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620259_2_863997020389461022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55]=0;IF([.E7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55]=[.E755]+[.C755]; 1; 0)" office:value-type="float" office:value="0" calcext:value-type="float">
            <text:p>0</text:p>
          </table:table-cell>
          <table:table-cell office:value-type="float" office:value="0.571527004241943" calcext:value-type="float">
            <text:p>0.5715270042</text:p>
          </table:table-cell>
          <table:table-cell office:value-type="float" office:value="0.00142192840576172" calcext:value-type="float">
            <text:p>0.0014219284</text:p>
          </table:table-cell>
          <table:table-cell office:value-type="float" office:value="0.570093870162964" calcext:value-type="float">
            <text:p>0.5700938702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266991_0_27212666410993402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6]=0;IF([.E7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56]=[.E756]+[.C756]; 1; 0)" office:value-type="float" office:value="1" calcext:value-type="float">
            <text:p>1</text:p>
          </table:table-cell>
          <table:table-cell office:value-type="float" office:value="1.41034579277039" calcext:value-type="float">
            <text:p>1.4103457928</text:p>
          </table:table-cell>
          <table:table-cell office:value-type="float" office:value="0.000953912734985352" calcext:value-type="float">
            <text:p>0.0009539127</text:p>
          </table:table-cell>
          <table:table-cell office:value-type="float" office:value="1.40938282012939" calcext:value-type="float">
            <text:p>1.409382820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577589_0_300802234857064834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57]=0;IF([.E7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57]=[.E757]+[.C757]; 1; 0)" office:value-type="float" office:value="0" calcext:value-type="float">
            <text:p>0</text:p>
          </table:table-cell>
          <table:table-cell office:value-type="float" office:value="6.69016098976135" calcext:value-type="float">
            <text:p>6.6901609898</text:p>
          </table:table-cell>
          <table:table-cell office:value-type="float" office:value="0.000926733016967773" calcext:value-type="float">
            <text:p>0.000926733</text:p>
          </table:table-cell>
          <table:table-cell office:value-type="float" office:value="2.37352013587952" calcext:value-type="float">
            <text:p>2.3735201359</text:p>
          </table:table-cell>
          <table:table-cell office:value-type="float" office:value="2.77945804595947" calcext:value-type="float">
            <text:p>2.779458046</text:p>
          </table:table-cell>
          <table:table-cell office:value-type="float" office:value="1.5362560749054" calcext:value-type="float">
            <text:p>1.53625607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883336_59_41896969363376155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8]=0;IF([.E7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58]=[.E758]+[.C758]; 1; 0)" office:value-type="float" office:value="1" calcext:value-type="float">
            <text:p>1</text:p>
          </table:table-cell>
          <table:table-cell office:value-type="float" office:value="0.477810144424439" calcext:value-type="float">
            <text:p>0.4778101444</text:p>
          </table:table-cell>
          <table:table-cell office:value-type="float" office:value="0.0011601448059082" calcext:value-type="float">
            <text:p>0.0011601448</text:p>
          </table:table-cell>
          <table:table-cell office:value-type="float" office:value="0.476640939712524" calcext:value-type="float">
            <text:p>0.476640939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980526_0_72059577104589107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59]=0;IF([.E7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59]=[.E759]+[.C759]; 1; 0)" office:value-type="float" office:value="1" calcext:value-type="float">
            <text:p>1</text:p>
          </table:table-cell>
          <table:table-cell office:value-type="float" office:value="0.306378126144409" calcext:value-type="float">
            <text:p>0.3063781261</text:p>
          </table:table-cell>
          <table:table-cell office:value-type="float" office:value="0.000719070434570313" calcext:value-type="float">
            <text:p>0.0007190704</text:p>
          </table:table-cell>
          <table:table-cell office:value-type="float" office:value="0.305653095245361" calcext:value-type="float">
            <text:p>0.3056530952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372765_0_803537126203857027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60]=0;IF([.E7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60]=[.E760]+[.C760]; 1; 0)" office:value-type="float" office:value="0" calcext:value-type="float">
            <text:p>0</text:p>
          </table:table-cell>
          <table:table-cell office:value-type="float" office:value="4.76899409294128" calcext:value-type="float">
            <text:p>4.7689940929</text:p>
          </table:table-cell>
          <table:table-cell office:value-type="float" office:value="0.00112605094909668" calcext:value-type="float">
            <text:p>0.0011260509</text:p>
          </table:table-cell>
          <table:table-cell office:value-type="float" office:value="4.76784896850586" calcext:value-type="float">
            <text:p>4.767848968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236078_0_711461011835296057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61]=0;IF([.E7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61]=[.E761]+[.C761]; 1; 0)" office:value-type="float" office:value="1" calcext:value-type="float">
            <text:p>1</text:p>
          </table:table-cell>
          <table:table-cell office:value-type="float" office:value="13.918515920639" calcext:value-type="float">
            <text:p>13.9185159206</text:p>
          </table:table-cell>
          <table:table-cell office:value-type="float" office:value="0.00173473358154297" calcext:value-type="float">
            <text:p>0.0017347336</text:p>
          </table:table-cell>
          <table:table-cell office:value-type="float" office:value="5.70786905288696" calcext:value-type="float">
            <text:p>5.7078690529</text:p>
          </table:table-cell>
          <table:table-cell office:value-type="float" office:value="0.895178079605102" calcext:value-type="float">
            <text:p>0.8951780796</text:p>
          </table:table-cell>
          <table:table-cell office:value-type="float" office:value="7.31373405456543" calcext:value-type="float">
            <text:p>7.3137340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5017961_1_90854804260512878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2]=0;IF([.E7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62]=[.E762]+[.C762]; 1; 0)" office:value-type="float" office:value="1" calcext:value-type="float">
            <text:p>1</text:p>
          </table:table-cell>
          <table:table-cell office:value-type="float" office:value="2.07499504089355" calcext:value-type="float">
            <text:p>2.0749950409</text:p>
          </table:table-cell>
          <table:table-cell office:value-type="float" office:value="0.000985860824584961" calcext:value-type="float">
            <text:p>0.0009858608</text:p>
          </table:table-cell>
          <table:table-cell office:value-type="float" office:value="2.07398915290833" calcext:value-type="float">
            <text:p>2.0739891529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442591_0_8506821153001360777.csv</text:p>
          </table:table-cell>
          <table:table-cell office:value-type="string" calcext:value-type="string">
            <text:p>http://dbpedia.org/ontology/abstract|http://dbpedia.org/property/emergency|http://dbpedia.org/property/emergency|http://dbpedia.org/property/emergency|http://dbpedia.org/property/emergenc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D763]=0;IF([.E7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63]=[.E763]+[.C763]; 1; 0)" office:value-type="float" office:value="0" calcext:value-type="float">
            <text:p>0</text:p>
          </table:table-cell>
          <table:table-cell office:value-type="float" office:value="18.5063779354095" calcext:value-type="float">
            <text:p>18.5063779354</text:p>
          </table:table-cell>
          <table:table-cell office:value-type="float" office:value="0.0017848014831543" calcext:value-type="float">
            <text:p>0.0017848015</text:p>
          </table:table-cell>
          <table:table-cell office:value-type="float" office:value="3.38410902023315" calcext:value-type="float">
            <text:p>3.3841090202</text:p>
          </table:table-cell>
          <table:table-cell office:value-type="float" office:value="3.909823179245" calcext:value-type="float">
            <text:p>3.9098231792</text:p>
          </table:table-cell>
          <table:table-cell office:value-type="float" office:value="11.2106609344482" calcext:value-type="float">
            <text:p>11.21066093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27169_2_56398456912279649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4]=0;IF([.E7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64]=[.E764]+[.C764]; 1; 0)" office:value-type="float" office:value="1" calcext:value-type="float">
            <text:p>1</text:p>
          </table:table-cell>
          <table:table-cell office:value-type="float" office:value="1.98917102813721" calcext:value-type="float">
            <text:p>1.9891710281</text:p>
          </table:table-cell>
          <table:table-cell office:value-type="float" office:value="0.000934839248657227" calcext:value-type="float">
            <text:p>0.0009348392</text:p>
          </table:table-cell>
          <table:table-cell office:value-type="float" office:value="1.27976012229919" calcext:value-type="float">
            <text:p>1.2797601223</text:p>
          </table:table-cell>
          <table:table-cell office:value-type="float" office:value="0.708472013473511" calcext:value-type="float">
            <text:p>0.708472013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024705_0_2048619526107462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5]=0;IF([.E7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65]=[.E765]+[.C765]; 1; 0)" office:value-type="float" office:value="1" calcext:value-type="float">
            <text:p>1</text:p>
          </table:table-cell>
          <table:table-cell office:value-type="float" office:value="1.06446003913879" calcext:value-type="float">
            <text:p>1.0644600391</text:p>
          </table:table-cell>
          <table:table-cell office:value-type="float" office:value="0.000813961029052734" calcext:value-type="float">
            <text:p>0.000813961</text:p>
          </table:table-cell>
          <table:table-cell office:value-type="float" office:value="1.06363391876221" calcext:value-type="float">
            <text:p>1.0636339188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593932_0_686937574366025213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66]=0;IF([.E76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66]=[.E766]+[.C766]; 1; 0)" office:value-type="float" office:value="0" calcext:value-type="float">
            <text:p>0</text:p>
          </table:table-cell>
          <table:table-cell office:value-type="float" office:value="1.89968919754028" calcext:value-type="float">
            <text:p>1.8996891975</text:p>
          </table:table-cell>
          <table:table-cell office:value-type="float" office:value="0.00112628936767578" calcext:value-type="float">
            <text:p>0.0011262894</text:p>
          </table:table-cell>
          <table:table-cell office:value-type="float" office:value="1.89854407310486" calcext:value-type="float">
            <text:p>1.8985440731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896255_0_45939687083435485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7]=0;IF([.E7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67]=[.E767]+[.C767]; 1; 0)" office:value-type="float" office:value="1" calcext:value-type="float">
            <text:p>1</text:p>
          </table:table-cell>
          <table:table-cell office:value-type="float" office:value="7.90200185775757" calcext:value-type="float">
            <text:p>7.9020018578</text:p>
          </table:table-cell>
          <table:table-cell office:value-type="float" office:value="0.00185680389404297" calcext:value-type="float">
            <text:p>0.0018568039</text:p>
          </table:table-cell>
          <table:table-cell office:value-type="float" office:value="3.13547706604004" calcext:value-type="float">
            <text:p>3.135477066</text:p>
          </table:table-cell>
          <table:table-cell office:value-type="float" office:value="4.76466393470764" calcext:value-type="float">
            <text:p>4.7646639347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864497_0_8632623712684511496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68]=0;IF([.E7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68]=[.E768]+[.C768]; 1; 0)" office:value-type="float" office:value="0" calcext:value-type="float">
            <text:p>0</text:p>
          </table:table-cell>
          <table:table-cell office:value-type="float" office:value="10.1668810844421" calcext:value-type="float">
            <text:p>10.1668810844</text:p>
          </table:table-cell>
          <table:table-cell office:value-type="float" office:value="0.0016319751739502" calcext:value-type="float">
            <text:p>0.0016319752</text:p>
          </table:table-cell>
          <table:table-cell office:value-type="float" office:value="5.28688907623291" calcext:value-type="float">
            <text:p>5.2868890762</text:p>
          </table:table-cell>
          <table:table-cell office:value-type="float" office:value="1.26978707313538" calcext:value-type="float">
            <text:p>1.2697870731</text:p>
          </table:table-cell>
          <table:table-cell office:value-type="float" office:value="3.6085729598999" calcext:value-type="float">
            <text:p>3.6085729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542663_0_76037245516625496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69]=0;IF([.E7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69]=[.E769]+[.C769]; 1; 0)" office:value-type="float" office:value="1" calcext:value-type="float">
            <text:p>1</text:p>
          </table:table-cell>
          <table:table-cell office:value-type="float" office:value="0.977267026901245" calcext:value-type="float">
            <text:p>0.9772670269</text:p>
          </table:table-cell>
          <table:table-cell office:value-type="float" office:value="0.000642061233520508" calcext:value-type="float">
            <text:p>0.0006420612</text:p>
          </table:table-cell>
          <table:table-cell office:value-type="float" office:value="0.976615190505981" calcext:value-type="float">
            <text:p>0.9766151905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475274_0_51698755667147795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0]=0;IF([.E7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70]=[.E770]+[.C770]; 1; 0)" office:value-type="float" office:value="1" calcext:value-type="float">
            <text:p>1</text:p>
          </table:table-cell>
          <table:table-cell office:value-type="float" office:value="1.04834413528442" calcext:value-type="float">
            <text:p>1.0483441353</text:p>
          </table:table-cell>
          <table:table-cell office:value-type="float" office:value="0.00110888481140137" calcext:value-type="float">
            <text:p>0.0011088848</text:p>
          </table:table-cell>
          <table:table-cell office:value-type="float" office:value="0.73101806640625" calcext:value-type="float">
            <text:p>0.7310180664</text:p>
          </table:table-cell>
          <table:table-cell office:value-type="float" office:value="0.316214084625244" calcext:value-type="float">
            <text:p>0.316214084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655176_0_36027764563420164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1]=0;IF([.E7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71]=[.E771]+[.C771]; 1; 0)" office:value-type="float" office:value="1" calcext:value-type="float">
            <text:p>1</text:p>
          </table:table-cell>
          <table:table-cell office:value-type="float" office:value="2.74056506156921" calcext:value-type="float">
            <text:p>2.7405650616</text:p>
          </table:table-cell>
          <table:table-cell office:value-type="float" office:value="0.00172519683837891" calcext:value-type="float">
            <text:p>0.0017251968</text:p>
          </table:table-cell>
          <table:table-cell office:value-type="float" office:value="1.69176483154297" calcext:value-type="float">
            <text:p>1.6917648315</text:p>
          </table:table-cell>
          <table:table-cell office:value-type="float" office:value="0.0839869976043701" calcext:value-type="float">
            <text:p>0.0839869976</text:p>
          </table:table-cell>
          <table:table-cell office:value-type="float" office:value="0.963088035583496" calcext:value-type="float">
            <text:p>0.9630880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276835_0_5543587765000886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2]=0;IF([.E7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72]=[.E772]+[.C772]; 1; 0)" office:value-type="float" office:value="1" calcext:value-type="float">
            <text:p>1</text:p>
          </table:table-cell>
          <table:table-cell office:value-type="float" office:value="1.92939782142639" calcext:value-type="float">
            <text:p>1.9293978214</text:p>
          </table:table-cell>
          <table:table-cell office:value-type="float" office:value="0.000984907150268555" calcext:value-type="float">
            <text:p>0.0009849072</text:p>
          </table:table-cell>
          <table:table-cell office:value-type="float" office:value="1.92839288711548" calcext:value-type="float">
            <text:p>1.928392887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45787_0_75424719902589074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3]=0;IF([.E7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73]=[.E773]+[.C773]; 1; 0)" office:value-type="float" office:value="1" calcext:value-type="float">
            <text:p>1</text:p>
          </table:table-cell>
          <table:table-cell office:value-type="float" office:value="3.11393690109253" calcext:value-type="float">
            <text:p>3.1139369011</text:p>
          </table:table-cell>
          <table:table-cell office:value-type="float" office:value="0.0010218620300293" calcext:value-type="float">
            <text:p>0.001021862</text:p>
          </table:table-cell>
          <table:table-cell office:value-type="float" office:value="3.11289691925049" calcext:value-type="float">
            <text:p>3.1128969193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317637_0_84829666214847270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4]=0;IF([.E7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74]=[.E774]+[.C774]; 1; 0)" office:value-type="float" office:value="1" calcext:value-type="float">
            <text:p>1</text:p>
          </table:table-cell>
          <table:table-cell office:value-type="float" office:value="2.44629597663879" calcext:value-type="float">
            <text:p>2.4462959766</text:p>
          </table:table-cell>
          <table:table-cell office:value-type="float" office:value="0.000661849975585938" calcext:value-type="float">
            <text:p>0.00066185</text:p>
          </table:table-cell>
          <table:table-cell office:value-type="float" office:value="2.44561910629272" calcext:value-type="float">
            <text:p>2.4456191063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606331_0_16462136763024487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5]=0;IF([.E7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75]=[.E775]+[.C775]; 1; 0)" office:value-type="float" office:value="1" calcext:value-type="float">
            <text:p>1</text:p>
          </table:table-cell>
          <table:table-cell office:value-type="float" office:value="6.6816508769989" calcext:value-type="float">
            <text:p>6.681650877</text:p>
          </table:table-cell>
          <table:table-cell office:value-type="float" office:value="0.001251220703125" calcext:value-type="float">
            <text:p>0.0012512207</text:p>
          </table:table-cell>
          <table:table-cell office:value-type="float" office:value="1.51462078094482" calcext:value-type="float">
            <text:p>1.5146207809</text:p>
          </table:table-cell>
          <table:table-cell office:value-type="float" office:value="0.961195945739746" calcext:value-type="float">
            <text:p>0.9611959457</text:p>
          </table:table-cell>
          <table:table-cell office:value-type="float" office:value="4.20458292961121" calcext:value-type="float">
            <text:p>4.20458292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065718_2_319879236147788221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76]=0;IF([.E77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76]=[.E776]+[.C776]; 1; 0)" office:value-type="float" office:value="0" calcext:value-type="float">
            <text:p>0</text:p>
          </table:table-cell>
          <table:table-cell office:value-type="float" office:value="12.8710849285126" calcext:value-type="float">
            <text:p>12.8710849285</text:p>
          </table:table-cell>
          <table:table-cell office:value-type="float" office:value="0.0020287036895752" calcext:value-type="float">
            <text:p>0.0020287037</text:p>
          </table:table-cell>
          <table:table-cell office:value-type="float" office:value="2.68178606033325" calcext:value-type="float">
            <text:p>2.6817860603</text:p>
          </table:table-cell>
          <table:table-cell office:value-type="float" office:value="0.80349612236023" calcext:value-type="float">
            <text:p>0.8034961224</text:p>
          </table:table-cell>
          <table:table-cell office:value-type="float" office:value="9.38377404212952" calcext:value-type="float">
            <text:p>9.38377404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48307_0_36627438703500351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77]=0;IF([.E7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77]=[.E777]+[.C777]; 1; 0)" office:value-type="float" office:value="1" calcext:value-type="float">
            <text:p>1</text:p>
          </table:table-cell>
          <table:table-cell office:value-type="float" office:value="1.63139295578003" calcext:value-type="float">
            <text:p>1.6313929558</text:p>
          </table:table-cell>
          <table:table-cell office:value-type="float" office:value="0.000794649124145508" calcext:value-type="float">
            <text:p>0.0007946491</text:p>
          </table:table-cell>
          <table:table-cell office:value-type="float" office:value="1.63058805465698" calcext:value-type="float">
            <text:p>1.6305880547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440221_1_144864391728163002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78]=0;IF([.E7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78]=[.E778]+[.C778]; 1; 0)" office:value-type="float" office:value="0" calcext:value-type="float">
            <text:p>0</text:p>
          </table:table-cell>
          <table:table-cell office:value-type="float" office:value="4.25927114486694" calcext:value-type="float">
            <text:p>4.2592711449</text:p>
          </table:table-cell>
          <table:table-cell office:value-type="float" office:value="0.00124597549438477" calcext:value-type="float">
            <text:p>0.0012459755</text:p>
          </table:table-cell>
          <table:table-cell office:value-type="float" office:value="1.3665931224823" calcext:value-type="float">
            <text:p>1.3665931225</text:p>
          </table:table-cell>
          <table:table-cell office:value-type="float" office:value="0.239623069763184" calcext:value-type="float">
            <text:p>0.2396230698</text:p>
          </table:table-cell>
          <table:table-cell office:value-type="float" office:value="2.65180897712708" calcext:value-type="float">
            <text:p>2.65180897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9320_0_5507755752653817624.csv</text:p>
          </table:table-cell>
          <table:table-cell office:value-type="string" calcext:value-type="string">
            <text:p>http://dbpedia.org/property/location|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79]=0;IF([.E7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79]=[.E779]+[.C779]; 1; 0)" office:value-type="float" office:value="0" calcext:value-type="float">
            <text:p>0</text:p>
          </table:table-cell>
          <table:table-cell office:value-type="float" office:value="4.58799600601196" calcext:value-type="float">
            <text:p>4.587996006</text:p>
          </table:table-cell>
          <table:table-cell office:value-type="float" office:value="0.000927209854125977" calcext:value-type="float">
            <text:p>0.0009272099</text:p>
          </table:table-cell>
          <table:table-cell office:value-type="float" office:value="3.15345883369446" calcext:value-type="float">
            <text:p>3.1534588337</text:p>
          </table:table-cell>
          <table:table-cell office:value-type="float" office:value="0.077185869216919" calcext:value-type="float">
            <text:p>0.0771858692</text:p>
          </table:table-cell>
          <table:table-cell office:value-type="float" office:value="1.35642409324646" calcext:value-type="float">
            <text:p>1.35642409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717882_0_78024663176524876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0]=0;IF([.E7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80]=[.E780]+[.C780]; 1; 0)" office:value-type="float" office:value="1" calcext:value-type="float">
            <text:p>1</text:p>
          </table:table-cell>
          <table:table-cell office:value-type="float" office:value="1.25156188011169" calcext:value-type="float">
            <text:p>1.2515618801</text:p>
          </table:table-cell>
          <table:table-cell office:value-type="float" office:value="0.000944137573242188" calcext:value-type="float">
            <text:p>0.0009441376</text:p>
          </table:table-cell>
          <table:table-cell office:value-type="float" office:value="1.25060701370239" calcext:value-type="float">
            <text:p>1.2506070137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305894_0_44883046377541244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1]=0;IF([.E7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81]=[.E781]+[.C781]; 1; 0)" office:value-type="float" office:value="1" calcext:value-type="float">
            <text:p>1</text:p>
          </table:table-cell>
          <table:table-cell office:value-type="float" office:value="0.788806200027466" calcext:value-type="float">
            <text:p>0.7888062</text:p>
          </table:table-cell>
          <table:table-cell office:value-type="float" office:value="0.000966310501098633" calcext:value-type="float">
            <text:p>0.0009663105</text:p>
          </table:table-cell>
          <table:table-cell office:value-type="float" office:value="0.787832975387573" calcext:value-type="float">
            <text:p>0.7878329754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08718_0_4614287393708450880.csv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82]=0;IF([.E7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82]=[.E782]+[.C782]; 1; 0)" office:value-type="float" office:value="0" calcext:value-type="float">
            <text:p>0</text:p>
          </table:table-cell>
          <table:table-cell office:value-type="float" office:value="58.281417131424" calcext:value-type="float">
            <text:p>58.2814171314</text:p>
          </table:table-cell>
          <table:table-cell office:value-type="float" office:value="0.00540328025817871" calcext:value-type="float">
            <text:p>0.0054032803</text:p>
          </table:table-cell>
          <table:table-cell office:value-type="float" office:value="2.77054905891418" calcext:value-type="float">
            <text:p>2.7705490589</text:p>
          </table:table-cell>
          <table:table-cell office:value-type="float" office:value="2.28490281105041" calcext:value-type="float">
            <text:p>2.2849028111</text:p>
          </table:table-cell>
          <table:table-cell office:value-type="float" office:value="53.2205619812012" calcext:value-type="float">
            <text:p>53.22056198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987686_0_71357623607179557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3]=0;IF([.E7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83]=[.E783]+[.C783]; 1; 0)" office:value-type="float" office:value="1" calcext:value-type="float">
            <text:p>1</text:p>
          </table:table-cell>
          <table:table-cell office:value-type="float" office:value="5.53446197509766" calcext:value-type="float">
            <text:p>5.5344619751</text:p>
          </table:table-cell>
          <table:table-cell office:value-type="float" office:value="0.00125694274902344" calcext:value-type="float">
            <text:p>0.0012569427</text:p>
          </table:table-cell>
          <table:table-cell office:value-type="float" office:value="2.6423499584198" calcext:value-type="float">
            <text:p>2.6423499584</text:p>
          </table:table-cell>
          <table:table-cell office:value-type="float" office:value="2.89085006713867" calcext:value-type="float">
            <text:p>2.8908500671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194304_0_37565738594368463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4]=0;IF([.E7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84]=[.E784]+[.C784]; 1; 0)" office:value-type="float" office:value="1" calcext:value-type="float">
            <text:p>1</text:p>
          </table:table-cell>
          <table:table-cell office:value-type="float" office:value="10.127268075943" calcext:value-type="float">
            <text:p>10.1272680759</text:p>
          </table:table-cell>
          <table:table-cell office:value-type="float" office:value="0.00177121162414551" calcext:value-type="float">
            <text:p>0.0017712116</text:p>
          </table:table-cell>
          <table:table-cell office:value-type="float" office:value="2.69073796272278" calcext:value-type="float">
            <text:p>2.6907379627</text:p>
          </table:table-cell>
          <table:table-cell office:value-type="float" office:value="1.19540596008301" calcext:value-type="float">
            <text:p>1.1954059601</text:p>
          </table:table-cell>
          <table:table-cell office:value-type="float" office:value="6.23935294151306" calcext:value-type="float">
            <text:p>6.2393529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942672_0_7638536655105773170.csv</text:p>
          </table:table-cell>
          <table:table-cell office:value-type="string" calcext:value-type="string">
            <text:p>http://dbpedia.org/property/location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785]=0;IF([.E78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85]=[.E785]+[.C785]; 1; 0)" office:value-type="float" office:value="1" calcext:value-type="float">
            <text:p>1</text:p>
          </table:table-cell>
          <table:table-cell office:value-type="float" office:value="89.6872680187225" calcext:value-type="float">
            <text:p>89.6872680187</text:p>
          </table:table-cell>
          <table:table-cell office:value-type="float" office:value="0.00376987457275391" calcext:value-type="float">
            <text:p>0.0037698746</text:p>
          </table:table-cell>
          <table:table-cell office:value-type="float" office:value="2.87486100196838" calcext:value-type="float">
            <text:p>2.874861002</text:p>
          </table:table-cell>
          <table:table-cell office:value-type="float" office:value="2.32771611213684" calcext:value-type="float">
            <text:p>2.3277161121</text:p>
          </table:table-cell>
          <table:table-cell office:value-type="float" office:value="84.4809210300446" calcext:value-type="float">
            <text:p>84.48092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424472_0_445569184837209799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86]=0;IF([.E7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86]=[.E786]+[.C786]; 1; 0)" office:value-type="float" office:value="0" calcext:value-type="float">
            <text:p>0</text:p>
          </table:table-cell>
          <table:table-cell office:value-type="float" office:value="4.74822783470154" calcext:value-type="float">
            <text:p>4.7482278347</text:p>
          </table:table-cell>
          <table:table-cell office:value-type="float" office:value="0.00111079216003418" calcext:value-type="float">
            <text:p>0.0011107922</text:p>
          </table:table-cell>
          <table:table-cell office:value-type="float" office:value="4.66403293609619" calcext:value-type="float">
            <text:p>4.6640329361</text:p>
          </table:table-cell>
          <table:table-cell office:value-type="float" office:value="0.0830790996551514" calcext:value-type="float">
            <text:p>0.0830790997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752478_5_7349553848669120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7]=0;IF([.E7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87]=[.E787]+[.C787]; 1; 0)" office:value-type="float" office:value="1" calcext:value-type="float">
            <text:p>1</text:p>
          </table:table-cell>
          <table:table-cell office:value-type="float" office:value="17.3432250022888" calcext:value-type="float">
            <text:p>17.3432250023</text:p>
          </table:table-cell>
          <table:table-cell office:value-type="float" office:value="0.0022132396697998" calcext:value-type="float">
            <text:p>0.0022132397</text:p>
          </table:table-cell>
          <table:table-cell office:value-type="float" office:value="4.18813896179199" calcext:value-type="float">
            <text:p>4.1881389618</text:p>
          </table:table-cell>
          <table:table-cell office:value-type="float" office:value="1.61369395256042" calcext:value-type="float">
            <text:p>1.6136939526</text:p>
          </table:table-cell>
          <table:table-cell office:value-type="float" office:value="11.5391788482666" calcext:value-type="float">
            <text:p>11.53917884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987653_1_1444521003651780995.csv</text:p>
          </table:table-cell>
          <table:table-cell office:value-type="string" calcext:value-type="string">
            <text:p>http://www.w3.org/2002/07/owl#sameAs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88]=0;IF([.E7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88]=[.E788]+[.C788]; 1; 0)" office:value-type="float" office:value="0" calcext:value-type="float">
            <text:p>0</text:p>
          </table:table-cell>
          <table:table-cell office:value-type="float" office:value="10.3618321418762" calcext:value-type="float">
            <text:p>10.3618321419</text:p>
          </table:table-cell>
          <table:table-cell office:value-type="float" office:value="0.00166988372802734" calcext:value-type="float">
            <text:p>0.0016698837</text:p>
          </table:table-cell>
          <table:table-cell office:value-type="float" office:value="3.18626403808594" calcext:value-type="float">
            <text:p>3.1862640381</text:p>
          </table:table-cell>
          <table:table-cell office:value-type="float" office:value="0.745558023452759" calcext:value-type="float">
            <text:p>0.7455580235</text:p>
          </table:table-cell>
          <table:table-cell office:value-type="float" office:value="6.4283401966095" calcext:value-type="float">
            <text:p>6.4283401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961950_1_18026895985028962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89]=0;IF([.E7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89]=[.E789]+[.C789]; 1; 0)" office:value-type="float" office:value="1" calcext:value-type="float">
            <text:p>1</text:p>
          </table:table-cell>
          <table:table-cell office:value-type="float" office:value="28.589996099472" calcext:value-type="float">
            <text:p>28.5899960995</text:p>
          </table:table-cell>
          <table:table-cell office:value-type="float" office:value="0.0026252269744873" calcext:value-type="float">
            <text:p>0.002625227</text:p>
          </table:table-cell>
          <table:table-cell office:value-type="float" office:value="3.13187098503113" calcext:value-type="float">
            <text:p>3.131870985</text:p>
          </table:table-cell>
          <table:table-cell office:value-type="float" office:value="1.44909286499023" calcext:value-type="float">
            <text:p>1.449092865</text:p>
          </table:table-cell>
          <table:table-cell office:value-type="float" office:value="24.0064070224762" calcext:value-type="float">
            <text:p>24.0064070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42786_0_4761146054458044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90]=0;IF([.E7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90]=[.E790]+[.C790]; 1; 0)" office:value-type="float" office:value="1" calcext:value-type="float">
            <text:p>1</text:p>
          </table:table-cell>
          <table:table-cell office:value-type="float" office:value="0.262856960296631" calcext:value-type="float">
            <text:p>0.2628569603</text:p>
          </table:table-cell>
          <table:table-cell office:value-type="float" office:value="0.000691890716552734" calcext:value-type="float">
            <text:p>0.0006918907</text:p>
          </table:table-cell>
          <table:table-cell office:value-type="float" office:value="0.262156963348389" calcext:value-type="float">
            <text:p>0.2621569633</text:p>
          </table:table-cell>
          <table:table-cell table:number-columns-repeated="2"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586853_0_3735179948131609706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791]=0;IF([.E79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91]=[.E791]+[.C791]; 1; 0)" office:value-type="float" office:value="1" calcext:value-type="float">
            <text:p>1</text:p>
          </table:table-cell>
          <table:table-cell office:value-type="float" office:value="30.2612771987915" calcext:value-type="float">
            <text:p>30.2612771988</text:p>
          </table:table-cell>
          <table:table-cell office:value-type="float" office:value="0.00455093383789063" calcext:value-type="float">
            <text:p>0.0045509338</text:p>
          </table:table-cell>
          <table:table-cell office:value-type="float" office:value="2.81938004493713" calcext:value-type="float">
            <text:p>2.8193800449</text:p>
          </table:table-cell>
          <table:table-cell office:value-type="float" office:value="1.51605319976807" calcext:value-type="float">
            <text:p>1.5160531998</text:p>
          </table:table-cell>
          <table:table-cell office:value-type="float" office:value="25.9212930202484" calcext:value-type="float">
            <text:p>25.92129302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793840_6_510354073653272933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792]=0;IF([.E79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92]=[.E792]+[.C792]; 1; 0)" office:value-type="float" office:value="0" calcext:value-type="float">
            <text:p>0</text:p>
          </table:table-cell>
          <table:table-cell office:value-type="float" office:value="20.1402010917664" calcext:value-type="float">
            <text:p>20.1402010918</text:p>
          </table:table-cell>
          <table:table-cell office:value-type="float" office:value="0.00293731689453125" calcext:value-type="float">
            <text:p>0.0029373169</text:p>
          </table:table-cell>
          <table:table-cell office:value-type="float" office:value="4.11278986930847" calcext:value-type="float">
            <text:p>4.1127898693</text:p>
          </table:table-cell>
          <table:table-cell office:value-type="float" office:value="2.56830787658691" calcext:value-type="float">
            <text:p>2.5683078766</text:p>
          </table:table-cell>
          <table:table-cell office:value-type="float" office:value="13.4561660289764" calcext:value-type="float">
            <text:p>13.456166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646049_0_41200461862427221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93]=0;IF([.E7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93]=[.E793]+[.C793]; 1; 0)" office:value-type="float" office:value="1" calcext:value-type="float">
            <text:p>1</text:p>
          </table:table-cell>
          <table:table-cell office:value-type="float" office:value="1.73651909828186" calcext:value-type="float">
            <text:p>1.7365190983</text:p>
          </table:table-cell>
          <table:table-cell office:value-type="float" office:value="0.000703334808349609" calcext:value-type="float">
            <text:p>0.0007033348</text:p>
          </table:table-cell>
          <table:table-cell office:value-type="float" office:value="1.73580002784729" calcext:value-type="float">
            <text:p>1.7358000278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079336_2_213959842103620053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94]=0;IF([.E7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94]=[.E794]+[.C794]; 1; 0)" office:value-type="float" office:value="0" calcext:value-type="float">
            <text:p>0</text:p>
          </table:table-cell>
          <table:table-cell office:value-type="float" office:value="2.05243301391602" calcext:value-type="float">
            <text:p>2.0524330139</text:p>
          </table:table-cell>
          <table:table-cell office:value-type="float" office:value="0.000971794128417969" calcext:value-type="float">
            <text:p>0.0009717941</text:p>
          </table:table-cell>
          <table:table-cell office:value-type="float" office:value="2.05144214630127" calcext:value-type="float">
            <text:p>2.0514421463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370072_0_22754382510520011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95]=0;IF([.E7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95]=[.E795]+[.C795]; 1; 0)" office:value-type="float" office:value="1" calcext:value-type="float">
            <text:p>1</text:p>
          </table:table-cell>
          <table:table-cell office:value-type="float" office:value="1.60186100006104" calcext:value-type="float">
            <text:p>1.6018610001</text:p>
          </table:table-cell>
          <table:table-cell office:value-type="float" office:value="0.00143790245056152" calcext:value-type="float">
            <text:p>0.0014379025</text:p>
          </table:table-cell>
          <table:table-cell office:value-type="float" office:value="1.60040903091431" calcext:value-type="float">
            <text:p>1.6004090309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812626_0_5428724146873158593.csv</text:p>
          </table:table-cell>
          <table:table-cell office:value-type="string" calcext:value-type="string">
            <text:p>http://www.w3.org/2000/01/rdf-schema#commen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796]=0;IF([.E79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96]=[.E796]+[.C796]; 1; 0)" office:value-type="float" office:value="0" calcext:value-type="float">
            <text:p>0</text:p>
          </table:table-cell>
          <table:table-cell office:value-type="float" office:value="15.7214300632477" calcext:value-type="float">
            <text:p>15.7214300632</text:p>
          </table:table-cell>
          <table:table-cell office:value-type="float" office:value="0.00160002708435059" calcext:value-type="float">
            <text:p>0.0016000271</text:p>
          </table:table-cell>
          <table:table-cell office:value-type="float" office:value="4.03647089004517" calcext:value-type="float">
            <text:p>4.03647089</text:p>
          </table:table-cell>
          <table:table-cell office:value-type="float" office:value="0.588140964508057" calcext:value-type="float">
            <text:p>0.5881409645</text:p>
          </table:table-cell>
          <table:table-cell office:value-type="float" office:value="11.0952181816101" calcext:value-type="float">
            <text:p>11.09521818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823760_1_48598437822701056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797]=0;IF([.E7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797]=[.E797]+[.C797]; 1; 0)" office:value-type="float" office:value="1" calcext:value-type="float">
            <text:p>1</text:p>
          </table:table-cell>
          <table:table-cell office:value-type="float" office:value="18.1515698432922" calcext:value-type="float">
            <text:p>18.1515698433</text:p>
          </table:table-cell>
          <table:table-cell office:value-type="float" office:value="0.00211310386657715" calcext:value-type="float">
            <text:p>0.0021131039</text:p>
          </table:table-cell>
          <table:table-cell office:value-type="float" office:value="2.35567378997803" calcext:value-type="float">
            <text:p>2.35567379</text:p>
          </table:table-cell>
          <table:table-cell office:value-type="float" office:value="1.2016339302063" calcext:value-type="float">
            <text:p>1.2016339302</text:p>
          </table:table-cell>
          <table:table-cell office:value-type="float" office:value="14.5921490192413" calcext:value-type="float">
            <text:p>14.5921490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278409_0_374277147529878547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798]=0;IF([.E7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98]=[.E798]+[.C798]; 1; 0)" office:value-type="float" office:value="0" calcext:value-type="float">
            <text:p>0</text:p>
          </table:table-cell>
          <table:table-cell office:value-type="float" office:value="2.09354114532471" calcext:value-type="float">
            <text:p>2.0935411453</text:p>
          </table:table-cell>
          <table:table-cell office:value-type="float" office:value="0.00112223625183105" calcext:value-type="float">
            <text:p>0.0011222363</text:p>
          </table:table-cell>
          <table:table-cell office:value-type="float" office:value="2.09240102767944" calcext:value-type="float">
            <text:p>2.0924010277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494901_6_7026744149694237309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799]=0;IF([.E7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799]=[.E799]+[.C799]; 1; 0)" office:value-type="float" office:value="1" calcext:value-type="float">
            <text:p>1</text:p>
          </table:table-cell>
          <table:table-cell office:value-type="float" office:value="12.9074330329895" calcext:value-type="float">
            <text:p>12.907433033</text:p>
          </table:table-cell>
          <table:table-cell office:value-type="float" office:value="0.00135016441345215" calcext:value-type="float">
            <text:p>0.0013501644</text:p>
          </table:table-cell>
          <table:table-cell office:value-type="float" office:value="3.73862385749817" calcext:value-type="float">
            <text:p>3.7386238575</text:p>
          </table:table-cell>
          <table:table-cell office:value-type="float" office:value="2.63229703903198" calcext:value-type="float">
            <text:p>2.632297039</text:p>
          </table:table-cell>
          <table:table-cell office:value-type="float" office:value="6.5351619720459" calcext:value-type="float">
            <text:p>6.535161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366536_0_7934210749883396000.csv</text:p>
          </table:table-cell>
          <table:table-cell office:value-type="string" calcext:value-type="string">
            <text:p>http://dbpedia.org/ontology/abstract|http://www.w3.org/1999/02/22-rdf-syntax-ns#type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800]=0;IF([.E8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00]=[.E800]+[.C800]; 1; 0)" office:value-type="float" office:value="0" calcext:value-type="float">
            <text:p>0</text:p>
          </table:table-cell>
          <table:table-cell office:value-type="float" office:value="27.262090921402" calcext:value-type="float">
            <text:p>27.2620909214</text:p>
          </table:table-cell>
          <table:table-cell office:value-type="float" office:value="0.00248885154724121" calcext:value-type="float">
            <text:p>0.0024888515</text:p>
          </table:table-cell>
          <table:table-cell office:value-type="float" office:value="1.24213790893555" calcext:value-type="float">
            <text:p>1.2421379089</text:p>
          </table:table-cell>
          <table:table-cell office:value-type="float" office:value="8.34225702285767" calcext:value-type="float">
            <text:p>8.3422570229</text:p>
          </table:table-cell>
          <table:table-cell office:value-type="float" office:value="17.6752071380615" calcext:value-type="float">
            <text:p>17.6752071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87838_1_44850153349543332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01]=0;IF([.E8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01]=[.E801]+[.C801]; 1; 0)" office:value-type="float" office:value="1" calcext:value-type="float">
            <text:p>1</text:p>
          </table:table-cell>
          <table:table-cell office:value-type="float" office:value="1.17419195175171" calcext:value-type="float">
            <text:p>1.1741919518</text:p>
          </table:table-cell>
          <table:table-cell office:value-type="float" office:value="0.000806093215942383" calcext:value-type="float">
            <text:p>0.0008060932</text:p>
          </table:table-cell>
          <table:table-cell office:value-type="float" office:value="1.1733729839325" calcext:value-type="float">
            <text:p>1.1733729839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501970_0_2477755352098394078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02]=0;IF([.E8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02]=[.E802]+[.C802]; 1; 0)" office:value-type="float" office:value="0" calcext:value-type="float">
            <text:p>0</text:p>
          </table:table-cell>
          <table:table-cell office:value-type="float" office:value="79.2516419887543" calcext:value-type="float">
            <text:p>79.2516419888</text:p>
          </table:table-cell>
          <table:table-cell office:value-type="float" office:value="0.00265216827392578" calcext:value-type="float">
            <text:p>0.0026521683</text:p>
          </table:table-cell>
          <table:table-cell office:value-type="float" office:value="4.75215291976929" calcext:value-type="float">
            <text:p>4.7521529198</text:p>
          </table:table-cell>
          <table:table-cell office:value-type="float" office:value="6.76152396202087" calcext:value-type="float">
            <text:p>6.761523962</text:p>
          </table:table-cell>
          <table:table-cell office:value-type="float" office:value="67.7353129386902" calcext:value-type="float">
            <text:p>67.73531293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495038_0_103330565042631792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03]=0;IF([.E8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03]=[.E803]+[.C803]; 1; 0)" office:value-type="float" office:value="0" calcext:value-type="float">
            <text:p>0</text:p>
          </table:table-cell>
          <table:table-cell office:value-type="float" office:value="2.67455983161926" calcext:value-type="float">
            <text:p>2.6745598316</text:p>
          </table:table-cell>
          <table:table-cell office:value-type="float" office:value="0.00167298316955566" calcext:value-type="float">
            <text:p>0.0016729832</text:p>
          </table:table-cell>
          <table:table-cell office:value-type="float" office:value="1.67268705368042" calcext:value-type="float">
            <text:p>1.6726870537</text:p>
          </table:table-cell>
          <table:table-cell office:value-type="float" office:value="1.00019598007202" calcext:value-type="float">
            <text:p>1.0001959801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44586_0_38156736059903490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04]=0;IF([.E8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04]=[.E804]+[.C804]; 1; 0)" office:value-type="float" office:value="0" calcext:value-type="float">
            <text:p>0</text:p>
          </table:table-cell>
          <table:table-cell office:value-type="float" office:value="2.21430706977844" calcext:value-type="float">
            <text:p>2.2143070698</text:p>
          </table:table-cell>
          <table:table-cell office:value-type="float" office:value="0.00153684616088867" calcext:value-type="float">
            <text:p>0.0015368462</text:p>
          </table:table-cell>
          <table:table-cell office:value-type="float" office:value="2.21275115013123" calcext:value-type="float">
            <text:p>2.212751150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699591_1_587931249299021802.csv</text:p>
          </table:table-cell>
          <table:table-cell office:value-type="string" calcext:value-type="string">
            <text:p>http://dbpedia.org/ontology/utcOffset|http://www.w3.org/1999/02/22-rdf-syntax-ns#type|http://dbpedia.org/ontology/utcOffs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805]=0;IF([.E8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05]=[.E805]+[.C805]; 1; 0)" office:value-type="float" office:value="0" calcext:value-type="float">
            <text:p>0</text:p>
          </table:table-cell>
          <table:table-cell office:value-type="float" office:value="7.22145891189575" calcext:value-type="float">
            <text:p>7.2214589119</text:p>
          </table:table-cell>
          <table:table-cell office:value-type="float" office:value="0.0012669563293457" calcext:value-type="float">
            <text:p>0.0012669563</text:p>
          </table:table-cell>
          <table:table-cell office:value-type="float" office:value="2.39702796936035" calcext:value-type="float">
            <text:p>2.3970279694</text:p>
          </table:table-cell>
          <table:table-cell office:value-type="float" office:value="0.263114929199219" calcext:value-type="float">
            <text:p>0.2631149292</text:p>
          </table:table-cell>
          <table:table-cell office:value-type="float" office:value="4.56004905700684" calcext:value-type="float">
            <text:p>4.560049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616754_0_21071518559945287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06]=0;IF([.E8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06]=[.E806]+[.C806]; 1; 0)" office:value-type="float" office:value="1" calcext:value-type="float">
            <text:p>1</text:p>
          </table:table-cell>
          <table:table-cell office:value-type="float" office:value="3.44076299667358" calcext:value-type="float">
            <text:p>3.4407629967</text:p>
          </table:table-cell>
          <table:table-cell office:value-type="float" office:value="0.00151181221008301" calcext:value-type="float">
            <text:p>0.0015118122</text:p>
          </table:table-cell>
          <table:table-cell office:value-type="float" office:value="0.545542001724243" calcext:value-type="float">
            <text:p>0.5455420017</text:p>
          </table:table-cell>
          <table:table-cell office:value-type="float" office:value="0.0795249938964844" calcext:value-type="float">
            <text:p>0.0795249939</text:p>
          </table:table-cell>
          <table:table-cell office:value-type="float" office:value="2.81418418884277" calcext:value-type="float">
            <text:p>2.8141841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489131_1_48781615962083408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07]=0;IF([.E8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07]=[.E807]+[.C807]; 1; 0)" office:value-type="float" office:value="1" calcext:value-type="float">
            <text:p>1</text:p>
          </table:table-cell>
          <table:table-cell office:value-type="float" office:value="2.78462600708008" calcext:value-type="float">
            <text:p>2.7846260071</text:p>
          </table:table-cell>
          <table:table-cell office:value-type="float" office:value="0.000831127166748047" calcext:value-type="float">
            <text:p>0.0008311272</text:p>
          </table:table-cell>
          <table:table-cell office:value-type="float" office:value="2.7837769985199" calcext:value-type="float">
            <text:p>2.7837769985</text:p>
          </table:table-cell>
          <table:table-cell office:value-type="float" office:value="0.0000128746032714844" calcext:value-type="float">
            <text:p>1.2874603271484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34454_0_481596742182289431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08]=0;IF([.E80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08]=[.E808]+[.C808]; 1; 0)" office:value-type="float" office:value="1" calcext:value-type="float">
            <text:p>1</text:p>
          </table:table-cell>
          <table:table-cell office:value-type="float" office:value="25.1136150360107" calcext:value-type="float">
            <text:p>25.113615036</text:p>
          </table:table-cell>
          <table:table-cell office:value-type="float" office:value="0.00313901901245117" calcext:value-type="float">
            <text:p>0.003139019</text:p>
          </table:table-cell>
          <table:table-cell office:value-type="float" office:value="2.83188009262085" calcext:value-type="float">
            <text:p>2.8318800926</text:p>
          </table:table-cell>
          <table:table-cell office:value-type="float" office:value="1.45574402809143" calcext:value-type="float">
            <text:p>1.4557440281</text:p>
          </table:table-cell>
          <table:table-cell office:value-type="float" office:value="20.822851896286" calcext:value-type="float">
            <text:p>20.8228518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033280_0_854811806196024933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09]=0;IF([.E80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09]=[.E809]+[.C809]; 1; 0)" office:value-type="float" office:value="1" calcext:value-type="float">
            <text:p>1</text:p>
          </table:table-cell>
          <table:table-cell office:value-type="float" office:value="0.217628955841064" calcext:value-type="float">
            <text:p>0.2176289558</text:p>
          </table:table-cell>
          <table:table-cell office:value-type="float" office:value="0.000630617141723633" calcext:value-type="float">
            <text:p>0.0006306171</text:p>
          </table:table-cell>
          <table:table-cell office:value-type="float" office:value="0.216992139816284" calcext:value-type="float">
            <text:p>0.2169921398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214576721191406" calcext:value-type="float">
            <text:p>2.145767211914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700242_0_50833362315050848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0]=0;IF([.E8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10]=[.E810]+[.C810]; 1; 0)" office:value-type="float" office:value="1" calcext:value-type="float">
            <text:p>1</text:p>
          </table:table-cell>
          <table:table-cell office:value-type="float" office:value="0.661004066467285" calcext:value-type="float">
            <text:p>0.6610040665</text:p>
          </table:table-cell>
          <table:table-cell office:value-type="float" office:value="0.000637054443359375" calcext:value-type="float">
            <text:p>0.0006370544</text:p>
          </table:table-cell>
          <table:table-cell office:value-type="float" office:value="0.660359144210815" calcext:value-type="float">
            <text:p>0.660359144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220411_0_857837380451119553.csv</text:p>
          </table:table-cell>
          <table:table-cell office:value-type="string" calcext:value-type="string">
            <text:p>http://www.w3.org/2000/01/rdf-schema#comment|http://dbpedia.org/ontology/abstract|http://www.w3.org/1999/02/22-rdf-syntax-ns#type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811]=0;IF([.E8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11]=[.E811]+[.C811]; 1; 0)" office:value-type="float" office:value="0" calcext:value-type="float">
            <text:p>0</text:p>
          </table:table-cell>
          <table:table-cell office:value-type="float" office:value="15.8875050544739" calcext:value-type="float">
            <text:p>15.8875050545</text:p>
          </table:table-cell>
          <table:table-cell office:value-type="float" office:value="0.00137710571289063" calcext:value-type="float">
            <text:p>0.0013771057</text:p>
          </table:table-cell>
          <table:table-cell office:value-type="float" office:value="1.06964898109436" calcext:value-type="float">
            <text:p>1.0696489811</text:p>
          </table:table-cell>
          <table:table-cell office:value-type="float" office:value="6.29292106628418" calcext:value-type="float">
            <text:p>6.2929210663</text:p>
          </table:table-cell>
          <table:table-cell office:value-type="float" office:value="8.52355790138245" calcext:value-type="float">
            <text:p>8.5235579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003117_0_761888632309712723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2]=0;IF([.E8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12]=[.E812]+[.C812]; 1; 0)" office:value-type="float" office:value="1" calcext:value-type="float">
            <text:p>1</text:p>
          </table:table-cell>
          <table:table-cell office:value-type="float" office:value="2.02124905586243" calcext:value-type="float">
            <text:p>2.0212490559</text:p>
          </table:table-cell>
          <table:table-cell office:value-type="float" office:value="0.00153207778930664" calcext:value-type="float">
            <text:p>0.0015320778</text:p>
          </table:table-cell>
          <table:table-cell office:value-type="float" office:value="1.2039430141449" calcext:value-type="float">
            <text:p>1.2039430141</text:p>
          </table:table-cell>
          <table:table-cell office:value-type="float" office:value="0.815770864486694" calcext:value-type="float">
            <text:p>0.8157708645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664294_6_597309093864057172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13]=0;IF([.E8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13]=[.E813]+[.C813]; 1; 0)" office:value-type="float" office:value="0" calcext:value-type="float">
            <text:p>0</text:p>
          </table:table-cell>
          <table:table-cell office:value-type="float" office:value="17.5344471931458" calcext:value-type="float">
            <text:p>17.5344471931</text:p>
          </table:table-cell>
          <table:table-cell office:value-type="float" office:value="0.00295424461364746" calcext:value-type="float">
            <text:p>0.0029542446</text:p>
          </table:table-cell>
          <table:table-cell office:value-type="float" office:value="3.57103204727173" calcext:value-type="float">
            <text:p>3.5710320473</text:p>
          </table:table-cell>
          <table:table-cell office:value-type="float" office:value="1.73501396179199" calcext:value-type="float">
            <text:p>1.7350139618</text:p>
          </table:table-cell>
          <table:table-cell office:value-type="float" office:value="12.2254469394684" calcext:value-type="float">
            <text:p>12.2254469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204028_0_56078733903445271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4]=0;IF([.E8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14]=[.E814]+[.C814]; 1; 0)" office:value-type="float" office:value="1" calcext:value-type="float">
            <text:p>1</text:p>
          </table:table-cell>
          <table:table-cell office:value-type="float" office:value="0.770596981048584" calcext:value-type="float">
            <text:p>0.770596981</text:p>
          </table:table-cell>
          <table:table-cell office:value-type="float" office:value="0.00108003616333008" calcext:value-type="float">
            <text:p>0.0010800362</text:p>
          </table:table-cell>
          <table:table-cell office:value-type="float" office:value="0.769505977630615" calcext:value-type="float">
            <text:p>0.7695059776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711188_0_88553028625410659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5]=0;IF([.E8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15]=[.E815]+[.C815]; 1; 0)" office:value-type="float" office:value="1" calcext:value-type="float">
            <text:p>1</text:p>
          </table:table-cell>
          <table:table-cell office:value-type="float" office:value="1.37234997749329" calcext:value-type="float">
            <text:p>1.3723499775</text:p>
          </table:table-cell>
          <table:table-cell office:value-type="float" office:value="0.0009307861328125" calcext:value-type="float">
            <text:p>0.0009307861</text:p>
          </table:table-cell>
          <table:table-cell office:value-type="float" office:value="1.37140703201294" calcext:value-type="float">
            <text:p>1.371407032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067063_1_85494151176297398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6]=0;IF([.E8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16]=[.E816]+[.C816]; 1; 0)" office:value-type="float" office:value="1" calcext:value-type="float">
            <text:p>1</text:p>
          </table:table-cell>
          <table:table-cell office:value-type="float" office:value="3.56395506858826" calcext:value-type="float">
            <text:p>3.5639550686</text:p>
          </table:table-cell>
          <table:table-cell office:value-type="float" office:value="0.00133895874023438" calcext:value-type="float">
            <text:p>0.0013389587</text:p>
          </table:table-cell>
          <table:table-cell office:value-type="float" office:value="3.56259703636169" calcext:value-type="float">
            <text:p>3.5625970364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096374_0_248419926815201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7]=0;IF([.E8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17]=[.E817]+[.C817]; 1; 0)" office:value-type="float" office:value="1" calcext:value-type="float">
            <text:p>1</text:p>
          </table:table-cell>
          <table:table-cell office:value-type="float" office:value="1.10979604721069" calcext:value-type="float">
            <text:p>1.1097960472</text:p>
          </table:table-cell>
          <table:table-cell office:value-type="float" office:value="0.00110721588134766" calcext:value-type="float">
            <text:p>0.0011072159</text:p>
          </table:table-cell>
          <table:table-cell office:value-type="float" office:value="1.02618384361267" calcext:value-type="float">
            <text:p>1.0261838436</text:p>
          </table:table-cell>
          <table:table-cell office:value-type="float" office:value="0.0825021266937256" calcext:value-type="float">
            <text:p>0.0825021267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920151_0_27736192740511520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8]=0;IF([.E8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18]=[.E818]+[.C818]; 1; 0)" office:value-type="float" office:value="1" calcext:value-type="float">
            <text:p>1</text:p>
          </table:table-cell>
          <table:table-cell office:value-type="float" office:value="1.50464105606079" calcext:value-type="float">
            <text:p>1.5046410561</text:p>
          </table:table-cell>
          <table:table-cell office:value-type="float" office:value="0.000962018966674805" calcext:value-type="float">
            <text:p>0.000962019</text:p>
          </table:table-cell>
          <table:table-cell office:value-type="float" office:value="1.50366806983948" calcext:value-type="float">
            <text:p>1.5036680698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298322_1_85433626465719740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19]=0;IF([.E8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19]=[.E819]+[.C819]; 1; 0)" office:value-type="float" office:value="1" calcext:value-type="float">
            <text:p>1</text:p>
          </table:table-cell>
          <table:table-cell office:value-type="float" office:value="1.26859903335571" calcext:value-type="float">
            <text:p>1.2685990334</text:p>
          </table:table-cell>
          <table:table-cell office:value-type="float" office:value="0.000789642333984375" calcext:value-type="float">
            <text:p>0.0007896423</text:p>
          </table:table-cell>
          <table:table-cell office:value-type="float" office:value="0.922989130020142" calcext:value-type="float">
            <text:p>0.92298913</text:p>
          </table:table-cell>
          <table:table-cell office:value-type="float" office:value="0.0877461433410645" calcext:value-type="float">
            <text:p>0.0877461433</text:p>
          </table:table-cell>
          <table:table-cell office:value-type="float" office:value="0.257074117660522" calcext:value-type="float">
            <text:p>0.2570741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736610_0_452939376776335947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20]=0;IF([.E8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20]=[.E820]+[.C820]; 1; 0)" office:value-type="float" office:value="0" calcext:value-type="float">
            <text:p>0</text:p>
          </table:table-cell>
          <table:table-cell office:value-type="float" office:value="56.9744811058044" calcext:value-type="float">
            <text:p>56.9744811058</text:p>
          </table:table-cell>
          <table:table-cell office:value-type="float" office:value="0.00285816192626953" calcext:value-type="float">
            <text:p>0.0028581619</text:p>
          </table:table-cell>
          <table:table-cell office:value-type="float" office:value="3.17588090896606" calcext:value-type="float">
            <text:p>3.175880909</text:p>
          </table:table-cell>
          <table:table-cell office:value-type="float" office:value="1.81172895431519" calcext:value-type="float">
            <text:p>1.8117289543</text:p>
          </table:table-cell>
          <table:table-cell office:value-type="float" office:value="51.9840130805969" calcext:value-type="float">
            <text:p>51.9840130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852445_1_9091329271177363354.csv</text:p>
          </table:table-cell>
          <table:table-cell office:value-type="string" calcext:value-type="string">
            <text:p>http://dbpedia.org/ontology/wikiPageDisambigua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21]=0;IF([.E8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21]=[.E821]+[.C821]; 1; 0)" office:value-type="float" office:value="0" calcext:value-type="float">
            <text:p>0</text:p>
          </table:table-cell>
          <table:table-cell office:value-type="float" office:value="3.58679008483887" calcext:value-type="float">
            <text:p>3.5867900848</text:p>
          </table:table-cell>
          <table:table-cell office:value-type="float" office:value="0.00132393836975098" calcext:value-type="float">
            <text:p>0.0013239384</text:p>
          </table:table-cell>
          <table:table-cell office:value-type="float" office:value="1.66065907478333" calcext:value-type="float">
            <text:p>1.6606590748</text:p>
          </table:table-cell>
          <table:table-cell office:value-type="float" office:value="0.078463077545166" calcext:value-type="float">
            <text:p>0.0784630775</text:p>
          </table:table-cell>
          <table:table-cell office:value-type="float" office:value="1.84634399414063" calcext:value-type="float">
            <text:p>1.8463439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024249_0_6218698755965810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22]=0;IF([.E8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22]=[.E822]+[.C822]; 1; 0)" office:value-type="float" office:value="0" calcext:value-type="float">
            <text:p>0</text:p>
          </table:table-cell>
          <table:table-cell office:value-type="float" office:value="1.90244889259338" calcext:value-type="float">
            <text:p>1.9024488926</text:p>
          </table:table-cell>
          <table:table-cell office:value-type="float" office:value="0.00155496597290039" calcext:value-type="float">
            <text:p>0.001554966</text:p>
          </table:table-cell>
          <table:table-cell office:value-type="float" office:value="1.90087389945984" calcext:value-type="float">
            <text:p>1.900873899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462265_0_539245823301783737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23]=0;IF([.E8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23]=[.E823]+[.C823]; 1; 0)" office:value-type="float" office:value="1" calcext:value-type="float">
            <text:p>1</text:p>
          </table:table-cell>
          <table:table-cell office:value-type="float" office:value="5.17651391029358" calcext:value-type="float">
            <text:p>5.1765139103</text:p>
          </table:table-cell>
          <table:table-cell office:value-type="float" office:value="0.00135064125061035" calcext:value-type="float">
            <text:p>0.0013506413</text:p>
          </table:table-cell>
          <table:table-cell office:value-type="float" office:value="2.98916602134705" calcext:value-type="float">
            <text:p>2.9891660213</text:p>
          </table:table-cell>
          <table:table-cell office:value-type="float" office:value="1.16198110580444" calcext:value-type="float">
            <text:p>1.1619811058</text:p>
          </table:table-cell>
          <table:table-cell office:value-type="float" office:value="1.02401614189148" calcext:value-type="float">
            <text:p>1.02401614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77991_0_411839454572340635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24]=0;IF([.E82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24]=[.E824]+[.C824]; 1; 0)" office:value-type="float" office:value="0" calcext:value-type="float">
            <text:p>0</text:p>
          </table:table-cell>
          <table:table-cell office:value-type="float" office:value="3.8781590461731" calcext:value-type="float">
            <text:p>3.8781590462</text:p>
          </table:table-cell>
          <table:table-cell office:value-type="float" office:value="0.000824213027954102" calcext:value-type="float">
            <text:p>0.000824213</text:p>
          </table:table-cell>
          <table:table-cell office:value-type="float" office:value="3.87731599807739" calcext:value-type="float">
            <text:p>3.8773159981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61089_0_5465370998821558786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25]=0;IF([.E82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25]=[.E825]+[.C825]; 1; 0)" office:value-type="float" office:value="1" calcext:value-type="float">
            <text:p>1</text:p>
          </table:table-cell>
          <table:table-cell office:value-type="float" office:value="31.2523009777069" calcext:value-type="float">
            <text:p>31.2523009777</text:p>
          </table:table-cell>
          <table:table-cell office:value-type="float" office:value="0.00423765182495117" calcext:value-type="float">
            <text:p>0.0042376518</text:p>
          </table:table-cell>
          <table:table-cell office:value-type="float" office:value="2.79646515846252" calcext:value-type="float">
            <text:p>2.7964651585</text:p>
          </table:table-cell>
          <table:table-cell office:value-type="float" office:value="5.00062608718872" calcext:value-type="float">
            <text:p>5.0006260872</text:p>
          </table:table-cell>
          <table:table-cell office:value-type="float" office:value="23.4509720802307" calcext:value-type="float">
            <text:p>23.4509720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736709_0_15643941064497168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26]=0;IF([.E8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26]=[.E826]+[.C826]; 1; 0)" office:value-type="float" office:value="1" calcext:value-type="float">
            <text:p>1</text:p>
          </table:table-cell>
          <table:table-cell office:value-type="float" office:value="1.13741898536682" calcext:value-type="float">
            <text:p>1.1374189854</text:p>
          </table:table-cell>
          <table:table-cell office:value-type="float" office:value="0.000671148300170898" calcext:value-type="float">
            <text:p>0.0006711483</text:p>
          </table:table-cell>
          <table:table-cell office:value-type="float" office:value="0.813069105148315" calcext:value-type="float">
            <text:p>0.8130691051</text:p>
          </table:table-cell>
          <table:table-cell office:value-type="float" office:value="0.0789139270782471" calcext:value-type="float">
            <text:p>0.0789139271</text:p>
          </table:table-cell>
          <table:table-cell office:value-type="float" office:value="0.244764804840088" calcext:value-type="float">
            <text:p>0.2447648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381801_2_92153431440583567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27]=0;IF([.E8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27]=[.E827]+[.C827]; 1; 0)" office:value-type="float" office:value="1" calcext:value-type="float">
            <text:p>1</text:p>
          </table:table-cell>
          <table:table-cell office:value-type="float" office:value="0.644891023635864" calcext:value-type="float">
            <text:p>0.6448910236</text:p>
          </table:table-cell>
          <table:table-cell office:value-type="float" office:value="0.000679969787597656" calcext:value-type="float">
            <text:p>0.0006799698</text:p>
          </table:table-cell>
          <table:table-cell office:value-type="float" office:value="0.644203186035156" calcext:value-type="float">
            <text:p>0.644203186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67113_1_34915867619144993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28]=0;IF([.E8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28]=[.E828]+[.C828]; 1; 0)" office:value-type="float" office:value="1" calcext:value-type="float">
            <text:p>1</text:p>
          </table:table-cell>
          <table:table-cell office:value-type="float" office:value="6.12649893760681" calcext:value-type="float">
            <text:p>6.1264989376</text:p>
          </table:table-cell>
          <table:table-cell office:value-type="float" office:value="0.00102996826171875" calcext:value-type="float">
            <text:p>0.0010299683</text:p>
          </table:table-cell>
          <table:table-cell office:value-type="float" office:value="0.554369926452637" calcext:value-type="float">
            <text:p>0.5543699265</text:p>
          </table:table-cell>
          <table:table-cell office:value-type="float" office:value="3.93924498558044" calcext:value-type="float">
            <text:p>3.9392449856</text:p>
          </table:table-cell>
          <table:table-cell office:value-type="float" office:value="1.63185405731201" calcext:value-type="float">
            <text:p>1.6318540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397716_0_832758374451294721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29]=0;IF([.E82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29]=[.E829]+[.C829]; 1; 0)" office:value-type="float" office:value="1" calcext:value-type="float">
            <text:p>1</text:p>
          </table:table-cell>
          <table:table-cell office:value-type="float" office:value="9.702152967453" calcext:value-type="float">
            <text:p>9.7021529675</text:p>
          </table:table-cell>
          <table:table-cell office:value-type="float" office:value="0.00209522247314453" calcext:value-type="float">
            <text:p>0.0020952225</text:p>
          </table:table-cell>
          <table:table-cell office:value-type="float" office:value="3.62856578826904" calcext:value-type="float">
            <text:p>3.6285657883</text:p>
          </table:table-cell>
          <table:table-cell office:value-type="float" office:value="0.78390097618103" calcext:value-type="float">
            <text:p>0.7839009762</text:p>
          </table:table-cell>
          <table:table-cell office:value-type="float" office:value="5.28759098052979" calcext:value-type="float">
            <text:p>5.2875909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993206_0_3760102484535903020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830]=0;IF([.E8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30]=[.E830]+[.C830]; 1; 0)" office:value-type="float" office:value="1" calcext:value-type="float">
            <text:p>1</text:p>
          </table:table-cell>
          <table:table-cell office:value-type="float" office:value="5.32766914367676" calcext:value-type="float">
            <text:p>5.3276691437</text:p>
          </table:table-cell>
          <table:table-cell office:value-type="float" office:value="0.000825166702270508" calcext:value-type="float">
            <text:p>0.0008251667</text:p>
          </table:table-cell>
          <table:table-cell office:value-type="float" office:value="1.74664402008057" calcext:value-type="float">
            <text:p>1.7466440201</text:p>
          </table:table-cell>
          <table:table-cell office:value-type="float" office:value="0.799424886703491" calcext:value-type="float">
            <text:p>0.7994248867</text:p>
          </table:table-cell>
          <table:table-cell office:value-type="float" office:value="2.78077507019043" calcext:value-type="float">
            <text:p>2.78077507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545953_0_13907155695591366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31]=0;IF([.E8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31]=[.E831]+[.C831]; 1; 0)" office:value-type="float" office:value="1" calcext:value-type="float">
            <text:p>1</text:p>
          </table:table-cell>
          <table:table-cell office:value-type="float" office:value="1.91582298278809" calcext:value-type="float">
            <text:p>1.9158229828</text:p>
          </table:table-cell>
          <table:table-cell office:value-type="float" office:value="0.000749111175537109" calcext:value-type="float">
            <text:p>0.0007491112</text:p>
          </table:table-cell>
          <table:table-cell office:value-type="float" office:value="1.04771208763123" calcext:value-type="float">
            <text:p>1.0477120876</text:p>
          </table:table-cell>
          <table:table-cell office:value-type="float" office:value="0.616999864578247" calcext:value-type="float">
            <text:p>0.6169998646</text:p>
          </table:table-cell>
          <table:table-cell office:value-type="float" office:value="0.250361919403076" calcext:value-type="float">
            <text:p>0.2503619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3984_0_64017120058048359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32]=0;IF([.E8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32]=[.E832]+[.C832]; 1; 0)" office:value-type="float" office:value="1" calcext:value-type="float">
            <text:p>1</text:p>
          </table:table-cell>
          <table:table-cell office:value-type="float" office:value="1.04333186149597" calcext:value-type="float">
            <text:p>1.0433318615</text:p>
          </table:table-cell>
          <table:table-cell office:value-type="float" office:value="0.00209426879882812" calcext:value-type="float">
            <text:p>0.0020942688</text:p>
          </table:table-cell>
          <table:table-cell office:value-type="float" office:value="1.04122591018677" calcext:value-type="float">
            <text:p>1.0412259102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675005_0_11772272972956224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33]=0;IF([.E8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33]=[.E833]+[.C833]; 1; 0)" office:value-type="float" office:value="1" calcext:value-type="float">
            <text:p>1</text:p>
          </table:table-cell>
          <table:table-cell office:value-type="float" office:value="0.875121831893921" calcext:value-type="float">
            <text:p>0.8751218319</text:p>
          </table:table-cell>
          <table:table-cell office:value-type="float" office:value="0.000941991806030273" calcext:value-type="float">
            <text:p>0.0009419918</text:p>
          </table:table-cell>
          <table:table-cell office:value-type="float" office:value="0.561017990112305" calcext:value-type="float">
            <text:p>0.5610179901</text:p>
          </table:table-cell>
          <table:table-cell office:value-type="float" office:value="0.313158988952637" calcext:value-type="float">
            <text:p>0.313158989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443503_0_1864745991457698216.csv</text:p>
          </table:table-cell>
          <table:table-cell office:value-type="string" calcext:value-type="string">
            <text:p>http://dbpedia.org/property/national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34]=0;IF([.E83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34]=[.E834]+[.C834]; 1; 0)" office:value-type="float" office:value="1" calcext:value-type="float">
            <text:p>1</text:p>
          </table:table-cell>
          <table:table-cell office:value-type="float" office:value="17.3079788684845" calcext:value-type="float">
            <text:p>17.3079788685</text:p>
          </table:table-cell>
          <table:table-cell office:value-type="float" office:value="0.00133466720581055" calcext:value-type="float">
            <text:p>0.0013346672</text:p>
          </table:table-cell>
          <table:table-cell office:value-type="float" office:value="2.85315704345703" calcext:value-type="float">
            <text:p>2.8531570435</text:p>
          </table:table-cell>
          <table:table-cell office:value-type="float" office:value="0.40933895111084" calcext:value-type="float">
            <text:p>0.4093389511</text:p>
          </table:table-cell>
          <table:table-cell office:value-type="float" office:value="14.0441482067108" calcext:value-type="float">
            <text:p>14.0441482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872762_2_6397052065558578405.csv</text:p>
          </table:table-cell>
          <table:table-cell office:value-type="string" calcext:value-type="string">
            <text:p>http://dbpedia.org/ontology/abstract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35]=0;IF([.E83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35]=[.E835]+[.C835]; 1; 0)" office:value-type="float" office:value="1" calcext:value-type="float">
            <text:p>1</text:p>
          </table:table-cell>
          <table:table-cell office:value-type="float" office:value="40.0760860443115" calcext:value-type="float">
            <text:p>40.0760860443</text:p>
          </table:table-cell>
          <table:table-cell office:value-type="float" office:value="0.00277185440063477" calcext:value-type="float">
            <text:p>0.0027718544</text:p>
          </table:table-cell>
          <table:table-cell office:value-type="float" office:value="3.02106714248657" calcext:value-type="float">
            <text:p>3.0210671425</text:p>
          </table:table-cell>
          <table:table-cell office:value-type="float" office:value="2.01396703720093" calcext:value-type="float">
            <text:p>2.0139670372</text:p>
          </table:table-cell>
          <table:table-cell office:value-type="float" office:value="35.0382800102234" calcext:value-type="float">
            <text:p>35.0382800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456629_0_91817080915799837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36]=0;IF([.E8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36]=[.E836]+[.C836]; 1; 0)" office:value-type="float" office:value="1" calcext:value-type="float">
            <text:p>1</text:p>
          </table:table-cell>
          <table:table-cell office:value-type="float" office:value="0.470151901245117" calcext:value-type="float">
            <text:p>0.4701519012</text:p>
          </table:table-cell>
          <table:table-cell office:value-type="float" office:value="0.000795841217041016" calcext:value-type="float">
            <text:p>0.0007958412</text:p>
          </table:table-cell>
          <table:table-cell office:value-type="float" office:value="0.469347953796387" calcext:value-type="float">
            <text:p>0.469347953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14576721191406" calcext:value-type="float">
            <text:p>2.145767211914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030760_2_28313953084959025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37]=0;IF([.E8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37]=[.E837]+[.C837]; 1; 0)" office:value-type="float" office:value="1" calcext:value-type="float">
            <text:p>1</text:p>
          </table:table-cell>
          <table:table-cell office:value-type="float" office:value="0.730236053466797" calcext:value-type="float">
            <text:p>0.7302360535</text:p>
          </table:table-cell>
          <table:table-cell office:value-type="float" office:value="0.000961780548095703" calcext:value-type="float">
            <text:p>0.0009617805</text:p>
          </table:table-cell>
          <table:table-cell office:value-type="float" office:value="0.729265213012695" calcext:value-type="float">
            <text:p>0.729265213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456516_1_6288079886835841512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38]=0;IF([.E8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38]=[.E838]+[.C838]; 1; 0)" office:value-type="float" office:value="1" calcext:value-type="float">
            <text:p>1</text:p>
          </table:table-cell>
          <table:table-cell office:value-type="float" office:value="5.96153712272644" calcext:value-type="float">
            <text:p>5.9615371227</text:p>
          </table:table-cell>
          <table:table-cell office:value-type="float" office:value="0.000904083251953125" calcext:value-type="float">
            <text:p>0.0009040833</text:p>
          </table:table-cell>
          <table:table-cell office:value-type="float" office:value="2.64737415313721" calcext:value-type="float">
            <text:p>2.6473741531</text:p>
          </table:table-cell>
          <table:table-cell office:value-type="float" office:value="0.779304027557373" calcext:value-type="float">
            <text:p>0.7793040276</text:p>
          </table:table-cell>
          <table:table-cell office:value-type="float" office:value="2.53395485877991" calcext:value-type="float">
            <text:p>2.53395485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258809_0_27854151788914409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39]=0;IF([.E8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39]=[.E839]+[.C839]; 1; 0)" office:value-type="float" office:value="1" calcext:value-type="float">
            <text:p>1</text:p>
          </table:table-cell>
          <table:table-cell office:value-type="float" office:value="6.23769021034241" calcext:value-type="float">
            <text:p>6.2376902103</text:p>
          </table:table-cell>
          <table:table-cell office:value-type="float" office:value="0.00153398513793945" calcext:value-type="float">
            <text:p>0.0015339851</text:p>
          </table:table-cell>
          <table:table-cell office:value-type="float" office:value="1.80528807640076" calcext:value-type="float">
            <text:p>1.8052880764</text:p>
          </table:table-cell>
          <table:table-cell office:value-type="float" office:value="0.0827300548553467" calcext:value-type="float">
            <text:p>0.0827300549</text:p>
          </table:table-cell>
          <table:table-cell office:value-type="float" office:value="4.34813809394836" calcext:value-type="float">
            <text:p>4.3481380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850757_0_5978004733768297283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40]=0;IF([.E8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40]=[.E840]+[.C840]; 1; 0)" office:value-type="float" office:value="0" calcext:value-type="float">
            <text:p>0</text:p>
          </table:table-cell>
          <table:table-cell office:value-type="float" office:value="9.17396903038025" calcext:value-type="float">
            <text:p>9.1739690304</text:p>
          </table:table-cell>
          <table:table-cell office:value-type="float" office:value="0.00141596794128418" calcext:value-type="float">
            <text:p>0.0014159679</text:p>
          </table:table-cell>
          <table:table-cell office:value-type="float" office:value="3.57392001152039" calcext:value-type="float">
            <text:p>3.5739200115</text:p>
          </table:table-cell>
          <table:table-cell office:value-type="float" office:value="0.556071043014526" calcext:value-type="float">
            <text:p>0.556071043</text:p>
          </table:table-cell>
          <table:table-cell office:value-type="float" office:value="5.04256200790405" calcext:value-type="float">
            <text:p>5.04256200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354853_0_61533857227412450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1]=0;IF([.E8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41]=[.E841]+[.C841]; 1; 0)" office:value-type="float" office:value="1" calcext:value-type="float">
            <text:p>1</text:p>
          </table:table-cell>
          <table:table-cell office:value-type="float" office:value="1.38567900657654" calcext:value-type="float">
            <text:p>1.3856790066</text:p>
          </table:table-cell>
          <table:table-cell office:value-type="float" office:value="0.000799894332885742" calcext:value-type="float">
            <text:p>0.0007998943</text:p>
          </table:table-cell>
          <table:table-cell office:value-type="float" office:value="1.05051898956299" calcext:value-type="float">
            <text:p>1.0505189896</text:p>
          </table:table-cell>
          <table:table-cell office:value-type="float" office:value="0.0842030048370361" calcext:value-type="float">
            <text:p>0.0842030048</text:p>
          </table:table-cell>
          <table:table-cell office:value-type="float" office:value="0.250157117843628" calcext:value-type="float">
            <text:p>0.2501571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99779_0_78053854804023689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2]=0;IF([.E8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42]=[.E842]+[.C842]; 1; 0)" office:value-type="float" office:value="1" calcext:value-type="float">
            <text:p>1</text:p>
          </table:table-cell>
          <table:table-cell office:value-type="float" office:value="1.138671875" calcext:value-type="float">
            <text:p>1.138671875</text:p>
          </table:table-cell>
          <table:table-cell office:value-type="float" office:value="0.00228500366210937" calcext:value-type="float">
            <text:p>0.0022850037</text:p>
          </table:table-cell>
          <table:table-cell office:value-type="float" office:value="1.13637399673462" calcext:value-type="float">
            <text:p>1.1363739967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458255_0_5873264818593370400.csv</text:p>
          </table:table-cell>
          <table:table-cell office:value-type="string" calcext:value-type="string">
            <text:p>http://dbpedia.org/ontology/abstract|http://www.w3.org/1999/02/22-rdf-syntax-ns#type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843]=0;IF([.E84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843]=[.E843]+[.C843]; 1; 0)" office:value-type="float" office:value="1" calcext:value-type="float">
            <text:p>1</text:p>
          </table:table-cell>
          <table:table-cell office:value-type="float" office:value="41.8386721611023" calcext:value-type="float">
            <text:p>41.8386721611</text:p>
          </table:table-cell>
          <table:table-cell office:value-type="float" office:value="0.00166988372802734" calcext:value-type="float">
            <text:p>0.0016698837</text:p>
          </table:table-cell>
          <table:table-cell office:value-type="float" office:value="4.21042799949646" calcext:value-type="float">
            <text:p>4.2104279995</text:p>
          </table:table-cell>
          <table:table-cell office:value-type="float" office:value="1.35135912895203" calcext:value-type="float">
            <text:p>1.351359129</text:p>
          </table:table-cell>
          <table:table-cell office:value-type="float" office:value="36.2752151489258" calcext:value-type="float">
            <text:p>36.2752151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330239_0_11967986825036396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4]=0;IF([.E8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44]=[.E844]+[.C844]; 1; 0)" office:value-type="float" office:value="1" calcext:value-type="float">
            <text:p>1</text:p>
          </table:table-cell>
          <table:table-cell office:value-type="float" office:value="1.11416506767273" calcext:value-type="float">
            <text:p>1.1141650677</text:p>
          </table:table-cell>
          <table:table-cell office:value-type="float" office:value="0.0010988712310791" calcext:value-type="float">
            <text:p>0.0010988712</text:p>
          </table:table-cell>
          <table:table-cell office:value-type="float" office:value="1.11305212974548" calcext:value-type="float">
            <text:p>1.1130521297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363745_7_44578324340016688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5]=0;IF([.E8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45]=[.E845]+[.C845]; 1; 0)" office:value-type="float" office:value="1" calcext:value-type="float">
            <text:p>1</text:p>
          </table:table-cell>
          <table:table-cell office:value-type="float" office:value="6.05962491035461" calcext:value-type="float">
            <text:p>6.0596249104</text:p>
          </table:table-cell>
          <table:table-cell office:value-type="float" office:value="0.00244021415710449" calcext:value-type="float">
            <text:p>0.0024402142</text:p>
          </table:table-cell>
          <table:table-cell office:value-type="float" office:value="1.36710786819458" calcext:value-type="float">
            <text:p>1.3671078682</text:p>
          </table:table-cell>
          <table:table-cell office:value-type="float" office:value="4.69007396697998" calcext:value-type="float">
            <text:p>4.690073967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005578_0_54004815383700553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6]=0;IF([.E8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46]=[.E846]+[.C846]; 1; 0)" office:value-type="float" office:value="1" calcext:value-type="float">
            <text:p>1</text:p>
          </table:table-cell>
          <table:table-cell office:value-type="float" office:value="4.40365505218506" calcext:value-type="float">
            <text:p>4.4036550522</text:p>
          </table:table-cell>
          <table:table-cell office:value-type="float" office:value="0.00124573707580566" calcext:value-type="float">
            <text:p>0.0012457371</text:p>
          </table:table-cell>
          <table:table-cell office:value-type="float" office:value="1.50842308998108" calcext:value-type="float">
            <text:p>1.50842309</text:p>
          </table:table-cell>
          <table:table-cell office:value-type="float" office:value="0.312914133071899" calcext:value-type="float">
            <text:p>0.3129141331</text:p>
          </table:table-cell>
          <table:table-cell office:value-type="float" office:value="2.58107209205627" calcext:value-type="float">
            <text:p>2.58107209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975870_0_902727986311581122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47]=0;IF([.E8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47]=[.E847]+[.C847]; 1; 0)" office:value-type="float" office:value="0" calcext:value-type="float">
            <text:p>0</text:p>
          </table:table-cell>
          <table:table-cell office:value-type="float" office:value="10.3518600463867" calcext:value-type="float">
            <text:p>10.3518600464</text:p>
          </table:table-cell>
          <table:table-cell office:value-type="float" office:value="0.00162005424499512" calcext:value-type="float">
            <text:p>0.0016200542</text:p>
          </table:table-cell>
          <table:table-cell office:value-type="float" office:value="1.12569808959961" calcext:value-type="float">
            <text:p>1.1256980896</text:p>
          </table:table-cell>
          <table:table-cell office:value-type="float" office:value="2.70277214050293" calcext:value-type="float">
            <text:p>2.7027721405</text:p>
          </table:table-cell>
          <table:table-cell office:value-type="float" office:value="6.52176976203918" calcext:value-type="float">
            <text:p>6.5217697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154036_0_9090019721542945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8]=0;IF([.E8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48]=[.E848]+[.C848]; 1; 0)" office:value-type="float" office:value="1" calcext:value-type="float">
            <text:p>1</text:p>
          </table:table-cell>
          <table:table-cell office:value-type="float" office:value="2.71756601333618" calcext:value-type="float">
            <text:p>2.7175660133</text:p>
          </table:table-cell>
          <table:table-cell office:value-type="float" office:value="0.00111794471740723" calcext:value-type="float">
            <text:p>0.0011179447</text:p>
          </table:table-cell>
          <table:table-cell office:value-type="float" office:value="2.71643710136414" calcext:value-type="float">
            <text:p>2.7164371014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980028_0_27601656171199545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49]=0;IF([.E8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49]=[.E849]+[.C849]; 1; 0)" office:value-type="float" office:value="1" calcext:value-type="float">
            <text:p>1</text:p>
          </table:table-cell>
          <table:table-cell office:value-type="float" office:value="0.831660985946655" calcext:value-type="float">
            <text:p>0.8316609859</text:p>
          </table:table-cell>
          <table:table-cell office:value-type="float" office:value="0.00126791000366211" calcext:value-type="float">
            <text:p>0.00126791</text:p>
          </table:table-cell>
          <table:table-cell office:value-type="float" office:value="0.748090028762817" calcext:value-type="float">
            <text:p>0.7480900288</text:p>
          </table:table-cell>
          <table:table-cell office:value-type="float" office:value="0.0823001861572266" calcext:value-type="float">
            <text:p>0.0823001862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160780_1_1225658508088014874.csv</text:p>
          </table:table-cell>
          <table:table-cell office:value-type="string" calcext:value-type="string">
            <text:p>http://dbpedia.org/property/currencyCode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850]=0;IF([.E8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50]=[.E850]+[.C850]; 1; 0)" office:value-type="float" office:value="1" calcext:value-type="float">
            <text:p>1</text:p>
          </table:table-cell>
          <table:table-cell office:value-type="float" office:value="28.9384698867798" calcext:value-type="float">
            <text:p>28.9384698868</text:p>
          </table:table-cell>
          <table:table-cell office:value-type="float" office:value="0.00244784355163574" calcext:value-type="float">
            <text:p>0.0024478436</text:p>
          </table:table-cell>
          <table:table-cell office:value-type="float" office:value="3.38161015510559" calcext:value-type="float">
            <text:p>3.3816101551</text:p>
          </table:table-cell>
          <table:table-cell office:value-type="float" office:value="2.02137088775635" calcext:value-type="float">
            <text:p>2.0213708878</text:p>
          </table:table-cell>
          <table:table-cell office:value-type="float" office:value="23.5330410003662" calcext:value-type="float">
            <text:p>23.53304100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30513_0_85731990538660723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1]=0;IF([.E8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51]=[.E851]+[.C851]; 1; 0)" office:value-type="float" office:value="1" calcext:value-type="float">
            <text:p>1</text:p>
          </table:table-cell>
          <table:table-cell office:value-type="float" office:value="2.02649593353271" calcext:value-type="float">
            <text:p>2.0264959335</text:p>
          </table:table-cell>
          <table:table-cell office:value-type="float" office:value="0.000838994979858398" calcext:value-type="float">
            <text:p>0.000838995</text:p>
          </table:table-cell>
          <table:table-cell office:value-type="float" office:value="2.02563714981079" calcext:value-type="float">
            <text:p>2.0256371498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115185_118_14303907508031989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2]=0;IF([.E8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52]=[.E852]+[.C852]; 1; 0)" office:value-type="float" office:value="1" calcext:value-type="float">
            <text:p>1</text:p>
          </table:table-cell>
          <table:table-cell office:value-type="float" office:value="0.473772048950195" calcext:value-type="float">
            <text:p>0.473772049</text:p>
          </table:table-cell>
          <table:table-cell office:value-type="float" office:value="0.000943899154663086" calcext:value-type="float">
            <text:p>0.0009438992</text:p>
          </table:table-cell>
          <table:table-cell office:value-type="float" office:value="0.47281813621521" calcext:value-type="float">
            <text:p>0.4728181362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801939_0_6964113429298874283.csv</text:p>
          </table:table-cell>
          <table:table-cell office:value-type="string" calcext:value-type="string">
            <text:p>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53]=0;IF([.E8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53]=[.E853]+[.C853]; 1; 0)" office:value-type="float" office:value="0" calcext:value-type="float">
            <text:p>0</text:p>
          </table:table-cell>
          <table:table-cell office:value-type="float" office:value="4.9567768573761" calcext:value-type="float">
            <text:p>4.9567768574</text:p>
          </table:table-cell>
          <table:table-cell office:value-type="float" office:value="0.0010077953338623" calcext:value-type="float">
            <text:p>0.0010077953</text:p>
          </table:table-cell>
          <table:table-cell office:value-type="float" office:value="3.05916094779968" calcext:value-type="float">
            <text:p>3.0591609478</text:p>
          </table:table-cell>
          <table:table-cell office:value-type="float" office:value="0.219367027282715" calcext:value-type="float">
            <text:p>0.2193670273</text:p>
          </table:table-cell>
          <table:table-cell office:value-type="float" office:value="1.67724108695984" calcext:value-type="float">
            <text:p>1.6772410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986241_65_36089253421896452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4]=0;IF([.E8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54]=[.E854]+[.C854]; 1; 0)" office:value-type="float" office:value="1" calcext:value-type="float">
            <text:p>1</text:p>
          </table:table-cell>
          <table:table-cell office:value-type="float" office:value="1.13835096359253" calcext:value-type="float">
            <text:p>1.1383509636</text:p>
          </table:table-cell>
          <table:table-cell office:value-type="float" office:value="0.000802755355834961" calcext:value-type="float">
            <text:p>0.0008027554</text:p>
          </table:table-cell>
          <table:table-cell office:value-type="float" office:value="1.13753509521484" calcext:value-type="float">
            <text:p>1.1375350952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70782_0_76852225920745481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5]=0;IF([.E8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55]=[.E855]+[.C855]; 1; 0)" office:value-type="float" office:value="1" calcext:value-type="float">
            <text:p>1</text:p>
          </table:table-cell>
          <table:table-cell office:value-type="float" office:value="0.371623992919922" calcext:value-type="float">
            <text:p>0.3716239929</text:p>
          </table:table-cell>
          <table:table-cell office:value-type="float" office:value="0.000798940658569336" calcext:value-type="float">
            <text:p>0.0007989407</text:p>
          </table:table-cell>
          <table:table-cell office:value-type="float" office:value="0.370817184448242" calcext:value-type="float">
            <text:p>0.3708171844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306430_0_5030783894148729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6]=0;IF([.E8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56]=[.E856]+[.C856]; 1; 0)" office:value-type="float" office:value="1" calcext:value-type="float">
            <text:p>1</text:p>
          </table:table-cell>
          <table:table-cell office:value-type="float" office:value="0.454713821411133" calcext:value-type="float">
            <text:p>0.4547138214</text:p>
          </table:table-cell>
          <table:table-cell office:value-type="float" office:value="0.00078892707824707" calcext:value-type="float">
            <text:p>0.0007889271</text:p>
          </table:table-cell>
          <table:table-cell office:value-type="float" office:value="0.453917980194092" calcext:value-type="float">
            <text:p>0.453917980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101798_1_44243726883538006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57]=0;IF([.E8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57]=[.E857]+[.C857]; 1; 0)" office:value-type="float" office:value="0" calcext:value-type="float">
            <text:p>0</text:p>
          </table:table-cell>
          <table:table-cell office:value-type="float" office:value="0.557387828826904" calcext:value-type="float">
            <text:p>0.5573878288</text:p>
          </table:table-cell>
          <table:table-cell office:value-type="float" office:value="0.00129103660583496" calcext:value-type="float">
            <text:p>0.0012910366</text:p>
          </table:table-cell>
          <table:table-cell office:value-type="float" office:value="0.556086778640747" calcext:value-type="float">
            <text:p>0.556086778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115185_25_66176529789027600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8]=0;IF([.E8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58]=[.E858]+[.C858]; 1; 0)" office:value-type="float" office:value="1" calcext:value-type="float">
            <text:p>1</text:p>
          </table:table-cell>
          <table:table-cell office:value-type="float" office:value="0.474958896636963" calcext:value-type="float">
            <text:p>0.4749588966</text:p>
          </table:table-cell>
          <table:table-cell office:value-type="float" office:value="0.000961542129516602" calcext:value-type="float">
            <text:p>0.0009615421</text:p>
          </table:table-cell>
          <table:table-cell office:value-type="float" office:value="0.473988056182861" calcext:value-type="float">
            <text:p>0.4739880562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19693_0_23656346861618006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59]=0;IF([.E8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59]=[.E859]+[.C859]; 1; 0)" office:value-type="float" office:value="1" calcext:value-type="float">
            <text:p>1</text:p>
          </table:table-cell>
          <table:table-cell office:value-type="float" office:value="0.973942995071411" calcext:value-type="float">
            <text:p>0.9739429951</text:p>
          </table:table-cell>
          <table:table-cell office:value-type="float" office:value="0.000995159149169922" calcext:value-type="float">
            <text:p>0.0009951591</text:p>
          </table:table-cell>
          <table:table-cell office:value-type="float" office:value="0.88907790184021" calcext:value-type="float">
            <text:p>0.8890779018</text:p>
          </table:table-cell>
          <table:table-cell office:value-type="float" office:value="0.0838658809661865" calcext:value-type="float">
            <text:p>0.083865881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223933_0_16741019057622880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60]=0;IF([.E8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60]=[.E860]+[.C860]; 1; 0)" office:value-type="float" office:value="1" calcext:value-type="float">
            <text:p>1</text:p>
          </table:table-cell>
          <table:table-cell office:value-type="float" office:value="0.308457851409912" calcext:value-type="float">
            <text:p>0.3084578514</text:p>
          </table:table-cell>
          <table:table-cell office:value-type="float" office:value="0.000636816024780273" calcext:value-type="float">
            <text:p>0.000636816</text:p>
          </table:table-cell>
          <table:table-cell office:value-type="float" office:value="0.307812929153442" calcext:value-type="float">
            <text:p>0.307812929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441429_0_61339897035833079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61]=0;IF([.E8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61]=[.E861]+[.C861]; 1; 0)" office:value-type="float" office:value="1" calcext:value-type="float">
            <text:p>1</text:p>
          </table:table-cell>
          <table:table-cell office:value-type="float" office:value="2.02127122879028" calcext:value-type="float">
            <text:p>2.0212712288</text:p>
          </table:table-cell>
          <table:table-cell office:value-type="float" office:value="0.00127601623535156" calcext:value-type="float">
            <text:p>0.0012760162</text:p>
          </table:table-cell>
          <table:table-cell office:value-type="float" office:value="2.0199761390686" calcext:value-type="float">
            <text:p>2.019976139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471743_0_40855238001080402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62]=0;IF([.E8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62]=[.E862]+[.C862]; 1; 0)" office:value-type="float" office:value="1" calcext:value-type="float">
            <text:p>1</text:p>
          </table:table-cell>
          <table:table-cell office:value-type="float" office:value="1.24586892127991" calcext:value-type="float">
            <text:p>1.2458689213</text:p>
          </table:table-cell>
          <table:table-cell office:value-type="float" office:value="0.000801801681518555" calcext:value-type="float">
            <text:p>0.0008018017</text:p>
          </table:table-cell>
          <table:table-cell office:value-type="float" office:value="1.24505496025085" calcext:value-type="float">
            <text:p>1.2450549603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937057_0_1339977062851150615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63]=0;IF([.E8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63]=[.E863]+[.C863]; 1; 0)" office:value-type="float" office:value="1" calcext:value-type="float">
            <text:p>1</text:p>
          </table:table-cell>
          <table:table-cell office:value-type="float" office:value="18.8661198616028" calcext:value-type="float">
            <text:p>18.8661198616</text:p>
          </table:table-cell>
          <table:table-cell office:value-type="float" office:value="0.00223207473754883" calcext:value-type="float">
            <text:p>0.0022320747</text:p>
          </table:table-cell>
          <table:table-cell office:value-type="float" office:value="1.31710696220398" calcext:value-type="float">
            <text:p>1.3171069622</text:p>
          </table:table-cell>
          <table:table-cell office:value-type="float" office:value="0.938734769821167" calcext:value-type="float">
            <text:p>0.9387347698</text:p>
          </table:table-cell>
          <table:table-cell office:value-type="float" office:value="16.6080460548401" calcext:value-type="float">
            <text:p>16.6080460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139951_0_885222913779782873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64]=0;IF([.E8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64]=[.E864]+[.C864]; 1; 0)" office:value-type="float" office:value="0" calcext:value-type="float">
            <text:p>0</text:p>
          </table:table-cell>
          <table:table-cell office:value-type="float" office:value="12.0709788799286" calcext:value-type="float">
            <text:p>12.0709788799</text:p>
          </table:table-cell>
          <table:table-cell office:value-type="float" office:value="0.0012519359588623" calcext:value-type="float">
            <text:p>0.001251936</text:p>
          </table:table-cell>
          <table:table-cell office:value-type="float" office:value="12.0697078704834" calcext:value-type="float">
            <text:p>12.069707870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906453_0_7287774935077400431.csv</text:p>
          </table:table-cell>
          <table:table-cell office:value-type="string" calcext:value-type="string">
            <text:p>http://www.w3.org/1999/02/22-rdf-syntax-ns#type|http://www.w3.org/2000/01/rdf-schema#comment|http://www.w3.org/1999/02/22-rdf-syntax-ns#type|http://www.w3.org/1999/02/22-rdf-syntax-ns#type|http://www.w3.org/1999/02/22-rdf-syntax-ns#type|http://dbpedia.org/ontology/abstract|http://www.w3.org/2000/01/rdf-schema#comment|http://www.w3.org/2000/01/rdf-schema#comment|http://www.w3.org/2000/01/rdf-schema#comment|http://www.w3.org/2000/01/rdf-schema#commen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D865]=0;IF([.E8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65]=[.E865]+[.C865]; 1; 0)" office:value-type="float" office:value="0" calcext:value-type="float">
            <text:p>0</text:p>
          </table:table-cell>
          <table:table-cell office:value-type="float" office:value="29.662101984024" calcext:value-type="float">
            <text:p>29.662101984</text:p>
          </table:table-cell>
          <table:table-cell office:value-type="float" office:value="0.00177502632141113" calcext:value-type="float">
            <text:p>0.0017750263</text:p>
          </table:table-cell>
          <table:table-cell office:value-type="float" office:value="1.99958896636963" calcext:value-type="float">
            <text:p>1.9995889664</text:p>
          </table:table-cell>
          <table:table-cell office:value-type="float" office:value="0.659806966781616" calcext:value-type="float">
            <text:p>0.6598069668</text:p>
          </table:table-cell>
          <table:table-cell office:value-type="float" office:value="27.0009310245514" calcext:value-type="float">
            <text:p>27.00093102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564020_0_383603004328469924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66]=0;IF([.E86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66]=[.E866]+[.C866]; 1; 0)" office:value-type="float" office:value="0" calcext:value-type="float">
            <text:p>0</text:p>
          </table:table-cell>
          <table:table-cell office:value-type="float" office:value="2.85784482955933" calcext:value-type="float">
            <text:p>2.8578448296</text:p>
          </table:table-cell>
          <table:table-cell office:value-type="float" office:value="0.00127911567687988" calcext:value-type="float">
            <text:p>0.0012791157</text:p>
          </table:table-cell>
          <table:table-cell office:value-type="float" office:value="2.8565468788147" calcext:value-type="float">
            <text:p>2.8565468788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116685_0_2661204286063420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67]=0;IF([.E8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67]=[.E867]+[.C867]; 1; 0)" office:value-type="float" office:value="1" calcext:value-type="float">
            <text:p>1</text:p>
          </table:table-cell>
          <table:table-cell office:value-type="float" office:value="7.60273313522339" calcext:value-type="float">
            <text:p>7.6027331352</text:p>
          </table:table-cell>
          <table:table-cell office:value-type="float" office:value="0.00122594833374023" calcext:value-type="float">
            <text:p>0.0012259483</text:p>
          </table:table-cell>
          <table:table-cell office:value-type="float" office:value="3.15415620803833" calcext:value-type="float">
            <text:p>3.154156208</text:p>
          </table:table-cell>
          <table:table-cell office:value-type="float" office:value="1.02511596679688" calcext:value-type="float">
            <text:p>1.0251159668</text:p>
          </table:table-cell>
          <table:table-cell office:value-type="float" office:value="3.42223501205444" calcext:value-type="float">
            <text:p>3.4222350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43922_0_4467777872333855712.csv</text:p>
          </table:table-cell>
          <table:table-cell office:value-type="string" calcext:value-type="string">
            <text:p>http://dbpedia.org/ontology/country|http://dbpedia.org/ontology/location|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868]=0;IF([.E8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68]=[.E868]+[.C868]; 1; 0)" office:value-type="float" office:value="0" calcext:value-type="float">
            <text:p>0</text:p>
          </table:table-cell>
          <table:table-cell office:value-type="float" office:value="77.5108690261841" calcext:value-type="float">
            <text:p>77.5108690262</text:p>
          </table:table-cell>
          <table:table-cell office:value-type="float" office:value="0.00398111343383789" calcext:value-type="float">
            <text:p>0.0039811134</text:p>
          </table:table-cell>
          <table:table-cell office:value-type="float" office:value="2.9135959148407" calcext:value-type="float">
            <text:p>2.9135959148</text:p>
          </table:table-cell>
          <table:table-cell office:value-type="float" office:value="1.81020903587341" calcext:value-type="float">
            <text:p>1.8102090359</text:p>
          </table:table-cell>
          <table:table-cell office:value-type="float" office:value="72.7830829620361" calcext:value-type="float">
            <text:p>72.783082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34884_0_387198588746709012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69]=0;IF([.E8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69]=[.E869]+[.C869]; 1; 0)" office:value-type="float" office:value="0" calcext:value-type="float">
            <text:p>0</text:p>
          </table:table-cell>
          <table:table-cell office:value-type="float" office:value="1.98176217079163" calcext:value-type="float">
            <text:p>1.9817621708</text:p>
          </table:table-cell>
          <table:table-cell office:value-type="float" office:value="0.000980138778686523" calcext:value-type="float">
            <text:p>0.0009801388</text:p>
          </table:table-cell>
          <table:table-cell office:value-type="float" office:value="1.9807620048523" calcext:value-type="float">
            <text:p>1.9807620049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59202_5_74865547918445855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0]=0;IF([.E8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70]=[.E870]+[.C870]; 1; 0)" office:value-type="float" office:value="1" calcext:value-type="float">
            <text:p>1</text:p>
          </table:table-cell>
          <table:table-cell office:value-type="float" office:value="0.325434923171997" calcext:value-type="float">
            <text:p>0.3254349232</text:p>
          </table:table-cell>
          <table:table-cell office:value-type="float" office:value="0.000678062438964844" calcext:value-type="float">
            <text:p>0.0006780624</text:p>
          </table:table-cell>
          <table:table-cell office:value-type="float" office:value="0.324748992919922" calcext:value-type="float">
            <text:p>0.3247489929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146890_0_76332974682349550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1]=0;IF([.E8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71]=[.E871]+[.C871]; 1; 0)" office:value-type="float" office:value="1" calcext:value-type="float">
            <text:p>1</text:p>
          </table:table-cell>
          <table:table-cell office:value-type="float" office:value="0.587898015975952" calcext:value-type="float">
            <text:p>0.587898016</text:p>
          </table:table-cell>
          <table:table-cell office:value-type="float" office:value="0.000946998596191406" calcext:value-type="float">
            <text:p>0.0009469986</text:p>
          </table:table-cell>
          <table:table-cell office:value-type="float" office:value="0.586940050125122" calcext:value-type="float">
            <text:p>0.5869400501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899692_0_653039304803376343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72]=0;IF([.E8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72]=[.E872]+[.C872]; 1; 0)" office:value-type="float" office:value="0" calcext:value-type="float">
            <text:p>0</text:p>
          </table:table-cell>
          <table:table-cell office:value-type="float" office:value="18.8190059661865" calcext:value-type="float">
            <text:p>18.8190059662</text:p>
          </table:table-cell>
          <table:table-cell office:value-type="float" office:value="0.0015718936920166" calcext:value-type="float">
            <text:p>0.0015718937</text:p>
          </table:table-cell>
          <table:table-cell office:value-type="float" office:value="2.84569406509399" calcext:value-type="float">
            <text:p>2.8456940651</text:p>
          </table:table-cell>
          <table:table-cell office:value-type="float" office:value="0.421267986297607" calcext:value-type="float">
            <text:p>0.4212679863</text:p>
          </table:table-cell>
          <table:table-cell office:value-type="float" office:value="15.5504720211029" calcext:value-type="float">
            <text:p>15.5504720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986241_50_48099014143965191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3]=0;IF([.E8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73]=[.E873]+[.C873]; 1; 0)" office:value-type="float" office:value="1" calcext:value-type="float">
            <text:p>1</text:p>
          </table:table-cell>
          <table:table-cell office:value-type="float" office:value="0.556406974792481" calcext:value-type="float">
            <text:p>0.5564069748</text:p>
          </table:table-cell>
          <table:table-cell office:value-type="float" office:value="0.000797271728515625" calcext:value-type="float">
            <text:p>0.0007972717</text:p>
          </table:table-cell>
          <table:table-cell office:value-type="float" office:value="0.555600881576538" calcext:value-type="float">
            <text:p>0.555600881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830941_1_91703807163574861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4]=0;IF([.E8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74]=[.E874]+[.C874]; 1; 0)" office:value-type="float" office:value="1" calcext:value-type="float">
            <text:p>1</text:p>
          </table:table-cell>
          <table:table-cell office:value-type="float" office:value="0.947929859161377" calcext:value-type="float">
            <text:p>0.9479298592</text:p>
          </table:table-cell>
          <table:table-cell office:value-type="float" office:value="0.00158071517944336" calcext:value-type="float">
            <text:p>0.0015807152</text:p>
          </table:table-cell>
          <table:table-cell office:value-type="float" office:value="0.946336984634399" calcext:value-type="float">
            <text:p>0.9463369846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206415_0_77875191277400037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5]=0;IF([.E8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75]=[.E875]+[.C875]; 1; 0)" office:value-type="float" office:value="1" calcext:value-type="float">
            <text:p>1</text:p>
          </table:table-cell>
          <table:table-cell office:value-type="float" office:value="3.28144001960754" calcext:value-type="float">
            <text:p>3.2814400196</text:p>
          </table:table-cell>
          <table:table-cell office:value-type="float" office:value="0.000986814498901367" calcext:value-type="float">
            <text:p>0.0009868145</text:p>
          </table:table-cell>
          <table:table-cell office:value-type="float" office:value="3.28043413162231" calcext:value-type="float">
            <text:p>3.280434131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354725_0_86435046440555472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6]=0;IF([.E8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76]=[.E876]+[.C876]; 1; 0)" office:value-type="float" office:value="1" calcext:value-type="float">
            <text:p>1</text:p>
          </table:table-cell>
          <table:table-cell office:value-type="float" office:value="18.9391250610352" calcext:value-type="float">
            <text:p>18.939125061</text:p>
          </table:table-cell>
          <table:table-cell office:value-type="float" office:value="0.0026390552520752" calcext:value-type="float">
            <text:p>0.0026390553</text:p>
          </table:table-cell>
          <table:table-cell office:value-type="float" office:value="2.29550504684448" calcext:value-type="float">
            <text:p>2.2955050468</text:p>
          </table:table-cell>
          <table:table-cell office:value-type="float" office:value="1.04955196380615" calcext:value-type="float">
            <text:p>1.0495519638</text:p>
          </table:table-cell>
          <table:table-cell office:value-type="float" office:value="15.5914289951324" calcext:value-type="float">
            <text:p>15.5914289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087820_0_461228320225084868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77]=0;IF([.E8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77]=[.E877]+[.C877]; 1; 0)" office:value-type="float" office:value="0" calcext:value-type="float">
            <text:p>0</text:p>
          </table:table-cell>
          <table:table-cell office:value-type="float" office:value="5.08620500564575" calcext:value-type="float">
            <text:p>5.0862050056</text:p>
          </table:table-cell>
          <table:table-cell office:value-type="float" office:value="0.0014033317565918" calcext:value-type="float">
            <text:p>0.0014033318</text:p>
          </table:table-cell>
          <table:table-cell office:value-type="float" office:value="3.07411694526672" calcext:value-type="float">
            <text:p>3.0741169453</text:p>
          </table:table-cell>
          <table:table-cell office:value-type="float" office:value="0.0855848789215088" calcext:value-type="float">
            <text:p>0.0855848789</text:p>
          </table:table-cell>
          <table:table-cell office:value-type="float" office:value="1.92509984970093" calcext:value-type="float">
            <text:p>1.9250998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022277_0_66938128205895807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8]=0;IF([.E8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78]=[.E878]+[.C878]; 1; 0)" office:value-type="float" office:value="1" calcext:value-type="float">
            <text:p>1</text:p>
          </table:table-cell>
          <table:table-cell office:value-type="float" office:value="2.70387005805969" calcext:value-type="float">
            <text:p>2.7038700581</text:p>
          </table:table-cell>
          <table:table-cell office:value-type="float" office:value="0.000975847244262695" calcext:value-type="float">
            <text:p>0.0009758472</text:p>
          </table:table-cell>
          <table:table-cell office:value-type="float" office:value="1.4077570438385" calcext:value-type="float">
            <text:p>1.4077570438</text:p>
          </table:table-cell>
          <table:table-cell office:value-type="float" office:value="0.642627000808716" calcext:value-type="float">
            <text:p>0.6426270008</text:p>
          </table:table-cell>
          <table:table-cell office:value-type="float" office:value="0.652510166168213" calcext:value-type="float">
            <text:p>0.65251016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916501_0_1774680116590109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79]=0;IF([.E8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79]=[.E879]+[.C879]; 1; 0)" office:value-type="float" office:value="1" calcext:value-type="float">
            <text:p>1</text:p>
          </table:table-cell>
          <table:table-cell office:value-type="float" office:value="5.96749591827393" calcext:value-type="float">
            <text:p>5.9674959183</text:p>
          </table:table-cell>
          <table:table-cell office:value-type="float" office:value="0.000865936279296875" calcext:value-type="float">
            <text:p>0.0008659363</text:p>
          </table:table-cell>
          <table:table-cell office:value-type="float" office:value="1.44597911834717" calcext:value-type="float">
            <text:p>1.4459791183</text:p>
          </table:table-cell>
          <table:table-cell office:value-type="float" office:value="4.25792193412781" calcext:value-type="float">
            <text:p>4.2579219341</text:p>
          </table:table-cell>
          <table:table-cell office:value-type="float" office:value="0.262728929519653" calcext:value-type="float">
            <text:p>0.26272892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37813_1_498459010610176954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80]=0;IF([.E88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80]=[.E880]+[.C880]; 1; 0)" office:value-type="float" office:value="0" calcext:value-type="float">
            <text:p>0</text:p>
          </table:table-cell>
          <table:table-cell office:value-type="float" office:value="1.07488608360291" calcext:value-type="float">
            <text:p>1.0748860836</text:p>
          </table:table-cell>
          <table:table-cell office:value-type="float" office:value="0.00123381614685059" calcext:value-type="float">
            <text:p>0.0012338161</text:p>
          </table:table-cell>
          <table:table-cell office:value-type="float" office:value="1.0736391544342" calcext:value-type="float">
            <text:p>1.0736391544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955236_6_32076970258495430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1]=0;IF([.E8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81]=[.E881]+[.C881]; 1; 0)" office:value-type="float" office:value="1" calcext:value-type="float">
            <text:p>1</text:p>
          </table:table-cell>
          <table:table-cell office:value-type="float" office:value="1.69852709770203" calcext:value-type="float">
            <text:p>1.6985270977</text:p>
          </table:table-cell>
          <table:table-cell office:value-type="float" office:value="0.000667333602905273" calcext:value-type="float">
            <text:p>0.0006673336</text:p>
          </table:table-cell>
          <table:table-cell office:value-type="float" office:value="1.69784903526306" calcext:value-type="float">
            <text:p>1.6978490353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065243_0_85295652433899297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2]=0;IF([.E8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82]=[.E882]+[.C882]; 1; 0)" office:value-type="float" office:value="1" calcext:value-type="float">
            <text:p>1</text:p>
          </table:table-cell>
          <table:table-cell office:value-type="float" office:value="1.29091906547546" calcext:value-type="float">
            <text:p>1.2909190655</text:p>
          </table:table-cell>
          <table:table-cell office:value-type="float" office:value="0.00084996223449707" calcext:value-type="float">
            <text:p>0.0008499622</text:p>
          </table:table-cell>
          <table:table-cell office:value-type="float" office:value="1.29005599021912" calcext:value-type="float">
            <text:p>1.2900559902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207889_51_36258282496135843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3]=0;IF([.E8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83]=[.E883]+[.C883]; 1; 0)" office:value-type="float" office:value="1" calcext:value-type="float">
            <text:p>1</text:p>
          </table:table-cell>
          <table:table-cell office:value-type="float" office:value="0.619347810745239" calcext:value-type="float">
            <text:p>0.6193478107</text:p>
          </table:table-cell>
          <table:table-cell office:value-type="float" office:value="0.0010230541229248" calcext:value-type="float">
            <text:p>0.0010230541</text:p>
          </table:table-cell>
          <table:table-cell office:value-type="float" office:value="0.618315935134888" calcext:value-type="float">
            <text:p>0.618315935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117505_2_22789750685037913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4]=0;IF([.E8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84]=[.E884]+[.C884]; 1; 0)" office:value-type="float" office:value="1" calcext:value-type="float">
            <text:p>1</text:p>
          </table:table-cell>
          <table:table-cell office:value-type="float" office:value="2.51846694946289" calcext:value-type="float">
            <text:p>2.5184669495</text:p>
          </table:table-cell>
          <table:table-cell office:value-type="float" office:value="0.0011601448059082" calcext:value-type="float">
            <text:p>0.0011601448</text:p>
          </table:table-cell>
          <table:table-cell office:value-type="float" office:value="1.53958702087402" calcext:value-type="float">
            <text:p>1.5395870209</text:p>
          </table:table-cell>
          <table:table-cell office:value-type="float" office:value="0.0821309089660645" calcext:value-type="float">
            <text:p>0.082130909</text:p>
          </table:table-cell>
          <table:table-cell office:value-type="float" office:value="0.895588874816895" calcext:value-type="float">
            <text:p>0.89558887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5273593_0_61116127625375186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5]=0;IF([.E8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85]=[.E885]+[.C885]; 1; 0)" office:value-type="float" office:value="1" calcext:value-type="float">
            <text:p>1</text:p>
          </table:table-cell>
          <table:table-cell office:value-type="float" office:value="8.2307550907135" calcext:value-type="float">
            <text:p>8.2307550907</text:p>
          </table:table-cell>
          <table:table-cell office:value-type="float" office:value="0.0013282299041748" calcext:value-type="float">
            <text:p>0.0013282299</text:p>
          </table:table-cell>
          <table:table-cell office:value-type="float" office:value="1.9395740032196" calcext:value-type="float">
            <text:p>1.9395740032</text:p>
          </table:table-cell>
          <table:table-cell office:value-type="float" office:value="0.64432692527771" calcext:value-type="float">
            <text:p>0.6443269253</text:p>
          </table:table-cell>
          <table:table-cell office:value-type="float" office:value="5.64552593231201" calcext:value-type="float">
            <text:p>5.6455259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552687_0_3065511486927360820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886]=0;IF([.E8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86]=[.E886]+[.C886]; 1; 0)" office:value-type="float" office:value="0" calcext:value-type="float">
            <text:p>0</text:p>
          </table:table-cell>
          <table:table-cell office:value-type="float" office:value="8.13336205482483" calcext:value-type="float">
            <text:p>8.1333620548</text:p>
          </table:table-cell>
          <table:table-cell office:value-type="float" office:value="0.0014503002166748" calcext:value-type="float">
            <text:p>0.0014503002</text:p>
          </table:table-cell>
          <table:table-cell office:value-type="float" office:value="2.34658002853394" calcext:value-type="float">
            <text:p>2.3465800285</text:p>
          </table:table-cell>
          <table:table-cell office:value-type="float" office:value="0.92631983757019" calcext:value-type="float">
            <text:p>0.9263198376</text:p>
          </table:table-cell>
          <table:table-cell office:value-type="float" office:value="4.85901188850403" calcext:value-type="float">
            <text:p>4.8590118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246469_1_873052822599201705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87]=0;IF([.E8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87]=[.E887]+[.C887]; 1; 0)" office:value-type="float" office:value="0" calcext:value-type="float">
            <text:p>0</text:p>
          </table:table-cell>
          <table:table-cell office:value-type="float" office:value="37.9137439727783" calcext:value-type="float">
            <text:p>37.9137439728</text:p>
          </table:table-cell>
          <table:table-cell office:value-type="float" office:value="0.00273489952087402" calcext:value-type="float">
            <text:p>0.0027348995</text:p>
          </table:table-cell>
          <table:table-cell office:value-type="float" office:value="1.66214299201965" calcext:value-type="float">
            <text:p>1.662142992</text:p>
          </table:table-cell>
          <table:table-cell office:value-type="float" office:value="3.99309611320496" calcext:value-type="float">
            <text:p>3.9930961132</text:p>
          </table:table-cell>
          <table:table-cell office:value-type="float" office:value="32.2557699680328" calcext:value-type="float">
            <text:p>32.2557699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354044_99_14523290542075607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8]=0;IF([.E8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88]=[.E888]+[.C888]; 1; 0)" office:value-type="float" office:value="1" calcext:value-type="float">
            <text:p>1</text:p>
          </table:table-cell>
          <table:table-cell office:value-type="float" office:value="0.462835073471069" calcext:value-type="float">
            <text:p>0.4628350735</text:p>
          </table:table-cell>
          <table:table-cell office:value-type="float" office:value="0.00113701820373535" calcext:value-type="float">
            <text:p>0.0011370182</text:p>
          </table:table-cell>
          <table:table-cell office:value-type="float" office:value="0.461688995361328" calcext:value-type="float">
            <text:p>0.4616889954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806708_0_47825391423149088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89]=0;IF([.E8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89]=[.E889]+[.C889]; 1; 0)" office:value-type="float" office:value="1" calcext:value-type="float">
            <text:p>1</text:p>
          </table:table-cell>
          <table:table-cell office:value-type="float" office:value="1.20248889923096" calcext:value-type="float">
            <text:p>1.2024888992</text:p>
          </table:table-cell>
          <table:table-cell office:value-type="float" office:value="0.00109410285949707" calcext:value-type="float">
            <text:p>0.0010941029</text:p>
          </table:table-cell>
          <table:table-cell office:value-type="float" office:value="1.20138311386108" calcext:value-type="float">
            <text:p>1.2013831139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457103_0_5697625165969806538.csv</text:p>
          </table:table-cell>
          <table:table-cell office:value-type="string" calcext:value-type="string">
            <text:p>http://dbpedia.org/property/wordnet_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890]=0;IF([.E89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90]=[.E890]+[.C890]; 1; 0)" office:value-type="float" office:value="1" calcext:value-type="float">
            <text:p>1</text:p>
          </table:table-cell>
          <table:table-cell office:value-type="float" office:value="4.56635904312134" calcext:value-type="float">
            <text:p>4.5663590431</text:p>
          </table:table-cell>
          <table:table-cell office:value-type="float" office:value="0.0010223388671875" calcext:value-type="float">
            <text:p>0.0010223389</text:p>
          </table:table-cell>
          <table:table-cell office:value-type="float" office:value="2.98379492759705" calcext:value-type="float">
            <text:p>2.9837949276</text:p>
          </table:table-cell>
          <table:table-cell office:value-type="float" office:value="0.168835878372192" calcext:value-type="float">
            <text:p>0.1688358784</text:p>
          </table:table-cell>
          <table:table-cell office:value-type="float" office:value="1.41270589828491" calcext:value-type="float">
            <text:p>1.4127058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464821_21_76993019375850329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1]=0;IF([.E8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91]=[.E891]+[.C891]; 1; 0)" office:value-type="float" office:value="1" calcext:value-type="float">
            <text:p>1</text:p>
          </table:table-cell>
          <table:table-cell office:value-type="float" office:value="1.72821021080017" calcext:value-type="float">
            <text:p>1.7282102108</text:p>
          </table:table-cell>
          <table:table-cell office:value-type="float" office:value="0.00105834007263184" calcext:value-type="float">
            <text:p>0.0010583401</text:p>
          </table:table-cell>
          <table:table-cell office:value-type="float" office:value="0.746767044067383" calcext:value-type="float">
            <text:p>0.7467670441</text:p>
          </table:table-cell>
          <table:table-cell office:value-type="float" office:value="0.333798885345459" calcext:value-type="float">
            <text:p>0.3337988853</text:p>
          </table:table-cell>
          <table:table-cell office:value-type="float" office:value="0.646585941314697" calcext:value-type="float">
            <text:p>0.64658594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523732_0_1982592810622787601.csv</text:p>
          </table:table-cell>
          <table:table-cell office:value-type="string" calcext:value-type="string">
            <text:p>http://dbpedia.org/ontology/iataLocationIdentif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892]=0;IF([.E892]=0; 1; 0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G892]=[.E892]+[.C892]; 1; 0)" office:value-type="float" office:value="1" calcext:value-type="float">
            <text:p>1</text:p>
          </table:table-cell>
          <table:table-cell office:value-type="float" office:value="15.0379438400269" calcext:value-type="float">
            <text:p>15.03794384</text:p>
          </table:table-cell>
          <table:table-cell office:value-type="float" office:value="0.00187873840332031" calcext:value-type="float">
            <text:p>0.0018787384</text:p>
          </table:table-cell>
          <table:table-cell office:value-type="float" office:value="3.36502003669739" calcext:value-type="float">
            <text:p>3.3650200367</text:p>
          </table:table-cell>
          <table:table-cell office:value-type="float" office:value="1.02867007255554" calcext:value-type="float">
            <text:p>1.0286700726</text:p>
          </table:table-cell>
          <table:table-cell office:value-type="float" office:value="10.6423749923706" calcext:value-type="float">
            <text:p>10.6423749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683782_0_61706064565077341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3]=0;IF([.E8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93]=[.E893]+[.C893]; 1; 0)" office:value-type="float" office:value="1" calcext:value-type="float">
            <text:p>1</text:p>
          </table:table-cell>
          <table:table-cell office:value-type="float" office:value="1.48134589195251" calcext:value-type="float">
            <text:p>1.481345892</text:p>
          </table:table-cell>
          <table:table-cell office:value-type="float" office:value="0.000934839248657227" calcext:value-type="float">
            <text:p>0.0009348392</text:p>
          </table:table-cell>
          <table:table-cell office:value-type="float" office:value="1.48039412498474" calcext:value-type="float">
            <text:p>1.480394125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895928_0_530829659643293608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894]=0;IF([.E8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94]=[.E894]+[.C894]; 1; 0)" office:value-type="float" office:value="0" calcext:value-type="float">
            <text:p>0</text:p>
          </table:table-cell>
          <table:table-cell office:value-type="float" office:value="0.955732107162476" calcext:value-type="float">
            <text:p>0.9557321072</text:p>
          </table:table-cell>
          <table:table-cell office:value-type="float" office:value="0.000690937042236328" calcext:value-type="float">
            <text:p>0.000690937</text:p>
          </table:table-cell>
          <table:table-cell office:value-type="float" office:value="0.955029964447022" calcext:value-type="float">
            <text:p>0.9550299644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855530_2_1312494379766375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5]=0;IF([.E8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95]=[.E895]+[.C895]; 1; 0)" office:value-type="float" office:value="1" calcext:value-type="float">
            <text:p>1</text:p>
          </table:table-cell>
          <table:table-cell office:value-type="float" office:value="1.03640794754028" calcext:value-type="float">
            <text:p>1.0364079475</text:p>
          </table:table-cell>
          <table:table-cell office:value-type="float" office:value="0.00136780738830566" calcext:value-type="float">
            <text:p>0.0013678074</text:p>
          </table:table-cell>
          <table:table-cell office:value-type="float" office:value="1.03503108024597" calcext:value-type="float">
            <text:p>1.035031080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242247_1_72323840614985916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6]=0;IF([.E8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96]=[.E896]+[.C896]; 1; 0)" office:value-type="float" office:value="1" calcext:value-type="float">
            <text:p>1</text:p>
          </table:table-cell>
          <table:table-cell office:value-type="float" office:value="5.60173797607422" calcext:value-type="float">
            <text:p>5.6017379761</text:p>
          </table:table-cell>
          <table:table-cell office:value-type="float" office:value="0.0014488697052002" calcext:value-type="float">
            <text:p>0.0014488697</text:p>
          </table:table-cell>
          <table:table-cell office:value-type="float" office:value="3.83546209335327" calcext:value-type="float">
            <text:p>3.8354620934</text:p>
          </table:table-cell>
          <table:table-cell office:value-type="float" office:value="0.396060943603516" calcext:value-type="float">
            <text:p>0.3960609436</text:p>
          </table:table-cell>
          <table:table-cell office:value-type="float" office:value="1.36876606941223" calcext:value-type="float">
            <text:p>1.3687660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626642_0_51160567231907824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7]=0;IF([.E8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97]=[.E897]+[.C897]; 1; 0)" office:value-type="float" office:value="1" calcext:value-type="float">
            <text:p>1</text:p>
          </table:table-cell>
          <table:table-cell office:value-type="float" office:value="0.809212923049927" calcext:value-type="float">
            <text:p>0.809212923</text:p>
          </table:table-cell>
          <table:table-cell office:value-type="float" office:value="0.000694990158081055" calcext:value-type="float">
            <text:p>0.0006949902</text:p>
          </table:table-cell>
          <table:table-cell office:value-type="float" office:value="0.808506965637207" calcext:value-type="float">
            <text:p>0.8085069656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151359_0_8168779773862259178.csv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898]=0;IF([.E8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898]=[.E898]+[.C898]; 1; 0)" office:value-type="float" office:value="0" calcext:value-type="float">
            <text:p>0</text:p>
          </table:table-cell>
          <table:table-cell office:value-type="float" office:value="13.973326921463" calcext:value-type="float">
            <text:p>13.9733269215</text:p>
          </table:table-cell>
          <table:table-cell office:value-type="float" office:value="0.00125694274902344" calcext:value-type="float">
            <text:p>0.0012569427</text:p>
          </table:table-cell>
          <table:table-cell office:value-type="float" office:value="4.77064299583435" calcext:value-type="float">
            <text:p>4.7706429958</text:p>
          </table:table-cell>
          <table:table-cell office:value-type="float" office:value="2.11195802688599" calcext:value-type="float">
            <text:p>2.1119580269</text:p>
          </table:table-cell>
          <table:table-cell office:value-type="float" office:value="7.08946895599365" calcext:value-type="float">
            <text:p>7.0894689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71564_0_70720675354876858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899]=0;IF([.E8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899]=[.E899]+[.C899]; 1; 0)" office:value-type="float" office:value="1" calcext:value-type="float">
            <text:p>1</text:p>
          </table:table-cell>
          <table:table-cell office:value-type="float" office:value="1.43223309516907" calcext:value-type="float">
            <text:p>1.4322330952</text:p>
          </table:table-cell>
          <table:table-cell office:value-type="float" office:value="0.00140523910522461" calcext:value-type="float">
            <text:p>0.0014052391</text:p>
          </table:table-cell>
          <table:table-cell office:value-type="float" office:value="1.11900091171265" calcext:value-type="float">
            <text:p>1.1190009117</text:p>
          </table:table-cell>
          <table:table-cell office:value-type="float" office:value="0.311822891235352" calcext:value-type="float">
            <text:p>0.3118228912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5942871_9_14429081858161382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00]=0;IF([.E9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00]=[.E900]+[.C900]; 1; 0)" office:value-type="float" office:value="1" calcext:value-type="float">
            <text:p>1</text:p>
          </table:table-cell>
          <table:table-cell office:value-type="float" office:value="1.97746706008911" calcext:value-type="float">
            <text:p>1.9774670601</text:p>
          </table:table-cell>
          <table:table-cell office:value-type="float" office:value="0.004425048828125" calcext:value-type="float">
            <text:p>0.0044250488</text:p>
          </table:table-cell>
          <table:table-cell office:value-type="float" office:value="0.71150803565979" calcext:value-type="float">
            <text:p>0.7115080357</text:p>
          </table:table-cell>
          <table:table-cell office:value-type="float" office:value="0.158699989318848" calcext:value-type="float">
            <text:p>0.1586999893</text:p>
          </table:table-cell>
          <table:table-cell office:value-type="float" office:value="1.10283398628235" calcext:value-type="float">
            <text:p>1.1028339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977249_0_110984888615585387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01]=0;IF([.E9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01]=[.E901]+[.C901]; 1; 0)" office:value-type="float" office:value="0" calcext:value-type="float">
            <text:p>0</text:p>
          </table:table-cell>
          <table:table-cell office:value-type="float" office:value="2.3027880191803" calcext:value-type="float">
            <text:p>2.3027880192</text:p>
          </table:table-cell>
          <table:table-cell office:value-type="float" office:value="0.00065922737121582" calcext:value-type="float">
            <text:p>0.0006592274</text:p>
          </table:table-cell>
          <table:table-cell office:value-type="float" office:value="2.30211400985718" calcext:value-type="float">
            <text:p>2.3021140099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985546_0_3121845906724822114.csv</text:p>
          </table:table-cell>
          <table:table-cell office:value-type="string" calcext:value-type="string">
            <text:p>http://dbpedia.org/ontolog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02]=0;IF([.E9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02]=[.E902]+[.C902]; 1; 0)" office:value-type="float" office:value="0" calcext:value-type="float">
            <text:p>0</text:p>
          </table:table-cell>
          <table:table-cell office:value-type="float" office:value="57.6965131759644" calcext:value-type="float">
            <text:p>57.696513176</text:p>
          </table:table-cell>
          <table:table-cell office:value-type="float" office:value="0.00310802459716797" calcext:value-type="float">
            <text:p>0.0031080246</text:p>
          </table:table-cell>
          <table:table-cell office:value-type="float" office:value="3.24094104766846" calcext:value-type="float">
            <text:p>3.2409410477</text:p>
          </table:table-cell>
          <table:table-cell office:value-type="float" office:value="8.53097200393677" calcext:value-type="float">
            <text:p>8.5309720039</text:p>
          </table:table-cell>
          <table:table-cell office:value-type="float" office:value="45.921492099762" calcext:value-type="float">
            <text:p>45.92149209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664813_0_26422934522845284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03]=0;IF([.E9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03]=[.E903]+[.C903]; 1; 0)" office:value-type="float" office:value="0" calcext:value-type="float">
            <text:p>0</text:p>
          </table:table-cell>
          <table:table-cell office:value-type="float" office:value="1.68373203277588" calcext:value-type="float">
            <text:p>1.6837320328</text:p>
          </table:table-cell>
          <table:table-cell office:value-type="float" office:value="0.000814914703369141" calcext:value-type="float">
            <text:p>0.0008149147</text:p>
          </table:table-cell>
          <table:table-cell office:value-type="float" office:value="1.68290400505066" calcext:value-type="float">
            <text:p>1.6829040051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860381_0_27728902057754016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04]=0;IF([.E9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04]=[.E904]+[.C904]; 1; 0)" office:value-type="float" office:value="1" calcext:value-type="float">
            <text:p>1</text:p>
          </table:table-cell>
          <table:table-cell office:value-type="float" office:value="0.689292907714844" calcext:value-type="float">
            <text:p>0.6892929077</text:p>
          </table:table-cell>
          <table:table-cell office:value-type="float" office:value="0.000644922256469727" calcext:value-type="float">
            <text:p>0.0006449223</text:p>
          </table:table-cell>
          <table:table-cell office:value-type="float" office:value="0.688637971878052" calcext:value-type="float">
            <text:p>0.6886379719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856708_0_189993370404940062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05]=0;IF([.E9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05]=[.E905]+[.C905]; 1; 0)" office:value-type="float" office:value="0" calcext:value-type="float">
            <text:p>0</text:p>
          </table:table-cell>
          <table:table-cell office:value-type="float" office:value="49.4651429653168" calcext:value-type="float">
            <text:p>49.4651429653</text:p>
          </table:table-cell>
          <table:table-cell office:value-type="float" office:value="0.00209593772888184" calcext:value-type="float">
            <text:p>0.0020959377</text:p>
          </table:table-cell>
          <table:table-cell office:value-type="float" office:value="1.8727719783783" calcext:value-type="float">
            <text:p>1.8727719784</text:p>
          </table:table-cell>
          <table:table-cell office:value-type="float" office:value="5.73296093940735" calcext:value-type="float">
            <text:p>5.7329609394</text:p>
          </table:table-cell>
          <table:table-cell office:value-type="float" office:value="41.8573141098022" calcext:value-type="float">
            <text:p>41.85731410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42849_0_71797642364861169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06]=0;IF([.E9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06]=[.E906]+[.C906]; 1; 0)" office:value-type="float" office:value="1" calcext:value-type="float">
            <text:p>1</text:p>
          </table:table-cell>
          <table:table-cell office:value-type="float" office:value="1.48925280570984" calcext:value-type="float">
            <text:p>1.4892528057</text:p>
          </table:table-cell>
          <table:table-cell office:value-type="float" office:value="0.00113964080810547" calcext:value-type="float">
            <text:p>0.0011396408</text:p>
          </table:table-cell>
          <table:table-cell office:value-type="float" office:value="1.4881010055542" calcext:value-type="float">
            <text:p>1.4881010056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358454_1_38485742336887856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07]=0;IF([.E9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07]=[.E907]+[.C907]; 1; 0)" office:value-type="float" office:value="0" calcext:value-type="float">
            <text:p>0</text:p>
          </table:table-cell>
          <table:table-cell office:value-type="float" office:value="14.9602160453796" calcext:value-type="float">
            <text:p>14.9602160454</text:p>
          </table:table-cell>
          <table:table-cell office:value-type="float" office:value="0.0030369758605957" calcext:value-type="float">
            <text:p>0.0030369759</text:p>
          </table:table-cell>
          <table:table-cell office:value-type="float" office:value="2.20706105232239" calcext:value-type="float">
            <text:p>2.2070610523</text:p>
          </table:table-cell>
          <table:table-cell office:value-type="float" office:value="1.11327409744263" calcext:value-type="float">
            <text:p>1.1132740974</text:p>
          </table:table-cell>
          <table:table-cell office:value-type="float" office:value="11.636843919754" calcext:value-type="float">
            <text:p>11.63684391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58800_0_5598080933894411986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08]=0;IF([.E9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08]=[.E908]+[.C908]; 1; 0)" office:value-type="float" office:value="0" calcext:value-type="float">
            <text:p>0</text:p>
          </table:table-cell>
          <table:table-cell office:value-type="float" office:value="72.0147299766541" calcext:value-type="float">
            <text:p>72.0147299767</text:p>
          </table:table-cell>
          <table:table-cell office:value-type="float" office:value="0.00709104537963867" calcext:value-type="float">
            <text:p>0.0070910454</text:p>
          </table:table-cell>
          <table:table-cell office:value-type="float" office:value="2.50658392906189" calcext:value-type="float">
            <text:p>2.5065839291</text:p>
          </table:table-cell>
          <table:table-cell office:value-type="float" office:value="1.77039909362793" calcext:value-type="float">
            <text:p>1.7703990936</text:p>
          </table:table-cell>
          <table:table-cell office:value-type="float" office:value="67.7306559085846" calcext:value-type="float">
            <text:p>67.7306559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970356_0_86619614604691807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09]=0;IF([.E90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09]=[.E909]+[.C909]; 1; 0)" office:value-type="float" office:value="1" calcext:value-type="float">
            <text:p>1</text:p>
          </table:table-cell>
          <table:table-cell office:value-type="float" office:value="0.666606903076172" calcext:value-type="float">
            <text:p>0.6666069031</text:p>
          </table:table-cell>
          <table:table-cell office:value-type="float" office:value="0.000722169876098633" calcext:value-type="float">
            <text:p>0.0007221699</text:p>
          </table:table-cell>
          <table:table-cell office:value-type="float" office:value="0.665876865386963" calcext:value-type="float">
            <text:p>0.6658768654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384347_0_286294549362556730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10]=0;IF([.E9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10]=[.E910]+[.C910]; 1; 0)" office:value-type="float" office:value="0" calcext:value-type="float">
            <text:p>0</text:p>
          </table:table-cell>
          <table:table-cell office:value-type="float" office:value="1.46516895294189" calcext:value-type="float">
            <text:p>1.4651689529</text:p>
          </table:table-cell>
          <table:table-cell office:value-type="float" office:value="0.000916719436645508" calcext:value-type="float">
            <text:p>0.0009167194</text:p>
          </table:table-cell>
          <table:table-cell office:value-type="float" office:value="1.38612604141235" calcext:value-type="float">
            <text:p>1.3861260414</text:p>
          </table:table-cell>
          <table:table-cell office:value-type="float" office:value="0.0781221389770508" calcext:value-type="float">
            <text:p>0.078122139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755646_0_32413733278916988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1]=0;IF([.E9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11]=[.E911]+[.C911]; 1; 0)" office:value-type="float" office:value="1" calcext:value-type="float">
            <text:p>1</text:p>
          </table:table-cell>
          <table:table-cell office:value-type="float" office:value="0.788773059844971" calcext:value-type="float">
            <text:p>0.7887730598</text:p>
          </table:table-cell>
          <table:table-cell office:value-type="float" office:value="0.000919103622436523" calcext:value-type="float">
            <text:p>0.0009191036</text:p>
          </table:table-cell>
          <table:table-cell office:value-type="float" office:value="0.787845134735107" calcext:value-type="float">
            <text:p>0.787845134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058333_0_56871599583505795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2]=0;IF([.E9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12]=[.E912]+[.C912]; 1; 0)" office:value-type="float" office:value="1" calcext:value-type="float">
            <text:p>1</text:p>
          </table:table-cell>
          <table:table-cell office:value-type="float" office:value="3.66490077972412" calcext:value-type="float">
            <text:p>3.6649007797</text:p>
          </table:table-cell>
          <table:table-cell office:value-type="float" office:value="0.00118780136108398" calcext:value-type="float">
            <text:p>0.0011878014</text:p>
          </table:table-cell>
          <table:table-cell office:value-type="float" office:value="3.66369390487671" calcext:value-type="float">
            <text:p>3.6636939049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38695_0_45071871514739532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3]=0;IF([.E9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13]=[.E913]+[.C913]; 1; 0)" office:value-type="float" office:value="1" calcext:value-type="float">
            <text:p>1</text:p>
          </table:table-cell>
          <table:table-cell office:value-type="float" office:value="2.32242393493652" calcext:value-type="float">
            <text:p>2.3224239349</text:p>
          </table:table-cell>
          <table:table-cell office:value-type="float" office:value="0.000931024551391602" calcext:value-type="float">
            <text:p>0.0009310246</text:p>
          </table:table-cell>
          <table:table-cell office:value-type="float" office:value="2.32148003578186" calcext:value-type="float">
            <text:p>2.3214800358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73036_3_83728728399598914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4]=0;IF([.E9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14]=[.E914]+[.C914]; 1; 0)" office:value-type="float" office:value="1" calcext:value-type="float">
            <text:p>1</text:p>
          </table:table-cell>
          <table:table-cell office:value-type="float" office:value="0.919983148574829" calcext:value-type="float">
            <text:p>0.9199831486</text:p>
          </table:table-cell>
          <table:table-cell office:value-type="float" office:value="0.00117993354797363" calcext:value-type="float">
            <text:p>0.0011799335</text:p>
          </table:table-cell>
          <table:table-cell office:value-type="float" office:value="0.918790102005005" calcext:value-type="float">
            <text:p>0.918790102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817610_0_648765285631058375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15]=0;IF([.E9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15]=[.E915]+[.C915]; 1; 0)" office:value-type="float" office:value="0" calcext:value-type="float">
            <text:p>0</text:p>
          </table:table-cell>
          <table:table-cell office:value-type="float" office:value="3.28658509254456" calcext:value-type="float">
            <text:p>3.2865850925</text:p>
          </table:table-cell>
          <table:table-cell office:value-type="float" office:value="0.0009613037109375" calcext:value-type="float">
            <text:p>0.0009613037</text:p>
          </table:table-cell>
          <table:table-cell office:value-type="float" office:value="3.28560495376587" calcext:value-type="float">
            <text:p>3.2856049538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528054_6_859731689764347673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6]=0;IF([.E9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16]=[.E916]+[.C916]; 1; 0)" office:value-type="float" office:value="1" calcext:value-type="float">
            <text:p>1</text:p>
          </table:table-cell>
          <table:table-cell office:value-type="float" office:value="1.68299913406372" calcext:value-type="float">
            <text:p>1.6829991341</text:p>
          </table:table-cell>
          <table:table-cell office:value-type="float" office:value="0.000900745391845703" calcext:value-type="float">
            <text:p>0.0009007454</text:p>
          </table:table-cell>
          <table:table-cell office:value-type="float" office:value="1.33769011497498" calcext:value-type="float">
            <text:p>1.337690115</text:p>
          </table:table-cell>
          <table:table-cell office:value-type="float" office:value="0.082038164138794" calcext:value-type="float">
            <text:p>0.0820381641</text:p>
          </table:table-cell>
          <table:table-cell office:value-type="float" office:value="0.262370109558106" calcext:value-type="float">
            <text:p>0.2623701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210219_0_889854556727282202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917]=0;IF([.E9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17]=[.E917]+[.C917]; 1; 0)" office:value-type="float" office:value="1" calcext:value-type="float">
            <text:p>1</text:p>
          </table:table-cell>
          <table:table-cell office:value-type="float" office:value="16.8768048286438" calcext:value-type="float">
            <text:p>16.8768048286</text:p>
          </table:table-cell>
          <table:table-cell office:value-type="float" office:value="0.00167107582092285" calcext:value-type="float">
            <text:p>0.0016710758</text:p>
          </table:table-cell>
          <table:table-cell office:value-type="float" office:value="3.41762399673462" calcext:value-type="float">
            <text:p>3.4176239967</text:p>
          </table:table-cell>
          <table:table-cell office:value-type="float" office:value="2.24868988990784" calcext:value-type="float">
            <text:p>2.2486898899</text:p>
          </table:table-cell>
          <table:table-cell office:value-type="float" office:value="11.2088198661804" calcext:value-type="float">
            <text:p>11.20881986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935450_0_33975533988902218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18]=0;IF([.E9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18]=[.E918]+[.C918]; 1; 0)" office:value-type="float" office:value="1" calcext:value-type="float">
            <text:p>1</text:p>
          </table:table-cell>
          <table:table-cell office:value-type="float" office:value="1.48643112182617" calcext:value-type="float">
            <text:p>1.4864311218</text:p>
          </table:table-cell>
          <table:table-cell office:value-type="float" office:value="0.00128293037414551" calcext:value-type="float">
            <text:p>0.0012829304</text:p>
          </table:table-cell>
          <table:table-cell office:value-type="float" office:value="1.48513317108154" calcext:value-type="float">
            <text:p>1.4851331711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55026_0_2649294815821763297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19]=0;IF([.E91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19]=[.E919]+[.C919]; 1; 0)" office:value-type="float" office:value="1" calcext:value-type="float">
            <text:p>1</text:p>
          </table:table-cell>
          <table:table-cell office:value-type="float" office:value="27.4411261081696" calcext:value-type="float">
            <text:p>27.4411261082</text:p>
          </table:table-cell>
          <table:table-cell office:value-type="float" office:value="0.00403714179992676" calcext:value-type="float">
            <text:p>0.0040371418</text:p>
          </table:table-cell>
          <table:table-cell office:value-type="float" office:value="2.7867259979248" calcext:value-type="float">
            <text:p>2.7867259979</text:p>
          </table:table-cell>
          <table:table-cell office:value-type="float" office:value="1.68876099586487" calcext:value-type="float">
            <text:p>1.6887609959</text:p>
          </table:table-cell>
          <table:table-cell office:value-type="float" office:value="22.96160197258" calcext:value-type="float">
            <text:p>22.9616019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457345_0_1060203785281386364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20]=0;IF([.E9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20]=[.E920]+[.C920]; 1; 0)" office:value-type="float" office:value="0" calcext:value-type="float">
            <text:p>0</text:p>
          </table:table-cell>
          <table:table-cell office:value-type="float" office:value="31.5849750041962" calcext:value-type="float">
            <text:p>31.5849750042</text:p>
          </table:table-cell>
          <table:table-cell office:value-type="float" office:value="0.00426125526428223" calcext:value-type="float">
            <text:p>0.0042612553</text:p>
          </table:table-cell>
          <table:table-cell office:value-type="float" office:value="3.04410481452942" calcext:value-type="float">
            <text:p>3.0441048145</text:p>
          </table:table-cell>
          <table:table-cell office:value-type="float" office:value="1.90526604652405" calcext:value-type="float">
            <text:p>1.9052660465</text:p>
          </table:table-cell>
          <table:table-cell office:value-type="float" office:value="26.6313428878784" calcext:value-type="float">
            <text:p>26.6313428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390317_0_7119416740987313617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21]=0;IF([.E9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21]=[.E921]+[.C921]; 1; 0)" office:value-type="float" office:value="0" calcext:value-type="float">
            <text:p>0</text:p>
          </table:table-cell>
          <table:table-cell office:value-type="float" office:value="20.2693781852722" calcext:value-type="float">
            <text:p>20.2693781853</text:p>
          </table:table-cell>
          <table:table-cell office:value-type="float" office:value="0.00220203399658203" calcext:value-type="float">
            <text:p>0.002202034</text:p>
          </table:table-cell>
          <table:table-cell office:value-type="float" office:value="3.7583441734314" calcext:value-type="float">
            <text:p>3.7583441734</text:p>
          </table:table-cell>
          <table:table-cell office:value-type="float" office:value="1.36069989204407" calcext:value-type="float">
            <text:p>1.360699892</text:p>
          </table:table-cell>
          <table:table-cell office:value-type="float" office:value="15.1481320858002" calcext:value-type="float">
            <text:p>15.1481320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595602_0_707796299048722042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22]=0;IF([.E9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22]=[.E922]+[.C922]; 1; 0)" office:value-type="float" office:value="0" calcext:value-type="float">
            <text:p>0</text:p>
          </table:table-cell>
          <table:table-cell office:value-type="float" office:value="38.2105629444122" calcext:value-type="float">
            <text:p>38.2105629444</text:p>
          </table:table-cell>
          <table:table-cell office:value-type="float" office:value="0.00411891937255859" calcext:value-type="float">
            <text:p>0.0041189194</text:p>
          </table:table-cell>
          <table:table-cell office:value-type="float" office:value="2.10659694671631" calcext:value-type="float">
            <text:p>2.1065969467</text:p>
          </table:table-cell>
          <table:table-cell office:value-type="float" office:value="1.08896708488464" calcext:value-type="float">
            <text:p>1.0889670849</text:p>
          </table:table-cell>
          <table:table-cell office:value-type="float" office:value="35.0108799934387" calcext:value-type="float">
            <text:p>35.0108799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820323_0_57250398661994676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3]=0;IF([.E9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23]=[.E923]+[.C923]; 1; 0)" office:value-type="float" office:value="1" calcext:value-type="float">
            <text:p>1</text:p>
          </table:table-cell>
          <table:table-cell office:value-type="float" office:value="6.28158521652222" calcext:value-type="float">
            <text:p>6.2815852165</text:p>
          </table:table-cell>
          <table:table-cell office:value-type="float" office:value="0.001251220703125" calcext:value-type="float">
            <text:p>0.0012512207</text:p>
          </table:table-cell>
          <table:table-cell office:value-type="float" office:value="2.278813123703" calcext:value-type="float">
            <text:p>2.2788131237</text:p>
          </table:table-cell>
          <table:table-cell office:value-type="float" office:value="0.578476905822754" calcext:value-type="float">
            <text:p>0.5784769058</text:p>
          </table:table-cell>
          <table:table-cell office:value-type="float" office:value="3.42304396629333" calcext:value-type="float">
            <text:p>3.4230439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167632_0_8265990161145001318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924]=0;IF([.E92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24]=[.E924]+[.C924]; 1; 0)" office:value-type="float" office:value="1" calcext:value-type="float">
            <text:p>1</text:p>
          </table:table-cell>
          <table:table-cell office:value-type="float" office:value="11.2512881755829" calcext:value-type="float">
            <text:p>11.2512881756</text:p>
          </table:table-cell>
          <table:table-cell office:value-type="float" office:value="0.00129199028015137" calcext:value-type="float">
            <text:p>0.0012919903</text:p>
          </table:table-cell>
          <table:table-cell office:value-type="float" office:value="3.02403616905212" calcext:value-type="float">
            <text:p>3.0240361691</text:p>
          </table:table-cell>
          <table:table-cell office:value-type="float" office:value="0.318952083587646" calcext:value-type="float">
            <text:p>0.3189520836</text:p>
          </table:table-cell>
          <table:table-cell office:value-type="float" office:value="7.90700793266296" calcext:value-type="float">
            <text:p>7.90700793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1308_0_83796726937748696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5]=0;IF([.E9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25]=[.E925]+[.C925]; 1; 0)" office:value-type="float" office:value="1" calcext:value-type="float">
            <text:p>1</text:p>
          </table:table-cell>
          <table:table-cell office:value-type="float" office:value="0.514182090759277" calcext:value-type="float">
            <text:p>0.5141820908</text:p>
          </table:table-cell>
          <table:table-cell office:value-type="float" office:value="0.000854015350341797" calcext:value-type="float">
            <text:p>0.0008540154</text:p>
          </table:table-cell>
          <table:table-cell office:value-type="float" office:value="0.51331901550293" calcext:value-type="float">
            <text:p>0.513319015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387615_0_39601105237377020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6]=0;IF([.E9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26]=[.E926]+[.C926]; 1; 0)" office:value-type="float" office:value="1" calcext:value-type="float">
            <text:p>1</text:p>
          </table:table-cell>
          <table:table-cell office:value-type="float" office:value="0.737316846847534" calcext:value-type="float">
            <text:p>0.7373168468</text:p>
          </table:table-cell>
          <table:table-cell office:value-type="float" office:value="0.00078892707824707" calcext:value-type="float">
            <text:p>0.0007889271</text:p>
          </table:table-cell>
          <table:table-cell office:value-type="float" office:value="0.736517906188965" calcext:value-type="float">
            <text:p>0.736517906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655999_0_64922679848318004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7]=0;IF([.E9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27]=[.E927]+[.C927]; 1; 0)" office:value-type="float" office:value="1" calcext:value-type="float">
            <text:p>1</text:p>
          </table:table-cell>
          <table:table-cell office:value-type="float" office:value="3.46702098846436" calcext:value-type="float">
            <text:p>3.4670209885</text:p>
          </table:table-cell>
          <table:table-cell office:value-type="float" office:value="0.000705957412719727" calcext:value-type="float">
            <text:p>0.0007059574</text:p>
          </table:table-cell>
          <table:table-cell office:value-type="float" office:value="3.46630001068115" calcext:value-type="float">
            <text:p>3.4663000107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957264_0_59959523281824883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28]=0;IF([.E9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28]=[.E928]+[.C928]; 1; 0)" office:value-type="float" office:value="1" calcext:value-type="float">
            <text:p>1</text:p>
          </table:table-cell>
          <table:table-cell office:value-type="float" office:value="3.47155904769897" calcext:value-type="float">
            <text:p>3.4715590477</text:p>
          </table:table-cell>
          <table:table-cell office:value-type="float" office:value="0.000650167465209961" calcext:value-type="float">
            <text:p>0.0006501675</text:p>
          </table:table-cell>
          <table:table-cell office:value-type="float" office:value="3.47089600563049" calcext:value-type="float">
            <text:p>3.4708960056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671448_2_5536201888531631215.csv</text:p>
          </table:table-cell>
          <table:table-cell office:value-type="string" calcext:value-type="string">
            <text:p>http://dbpedia.org/propert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29]=0;IF([.E9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29]=[.E929]+[.C929]; 1; 0)" office:value-type="float" office:value="0" calcext:value-type="float">
            <text:p>0</text:p>
          </table:table-cell>
          <table:table-cell office:value-type="float" office:value="12.1548879146576" calcext:value-type="float">
            <text:p>12.1548879147</text:p>
          </table:table-cell>
          <table:table-cell office:value-type="float" office:value="0.0020599365234375" calcext:value-type="float">
            <text:p>0.0020599365</text:p>
          </table:table-cell>
          <table:table-cell office:value-type="float" office:value="1.79034614562988" calcext:value-type="float">
            <text:p>1.7903461456</text:p>
          </table:table-cell>
          <table:table-cell office:value-type="float" office:value="2.98171281814575" calcext:value-type="float">
            <text:p>2.9817128181</text:p>
          </table:table-cell>
          <table:table-cell office:value-type="float" office:value="7.38076901435852" calcext:value-type="float">
            <text:p>7.3807690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328001_70_81817153732296836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0]=0;IF([.E9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30]=[.E930]+[.C930]; 1; 0)" office:value-type="float" office:value="1" calcext:value-type="float">
            <text:p>1</text:p>
          </table:table-cell>
          <table:table-cell office:value-type="float" office:value="0.484366178512573" calcext:value-type="float">
            <text:p>0.4843661785</text:p>
          </table:table-cell>
          <table:table-cell office:value-type="float" office:value="0.00111818313598633" calcext:value-type="float">
            <text:p>0.0011181831</text:p>
          </table:table-cell>
          <table:table-cell office:value-type="float" office:value="0.483237981796265" calcext:value-type="float">
            <text:p>0.483237981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736657_10_90120938971506152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1]=0;IF([.E9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31]=[.E931]+[.C931]; 1; 0)" office:value-type="float" office:value="1" calcext:value-type="float">
            <text:p>1</text:p>
          </table:table-cell>
          <table:table-cell office:value-type="float" office:value="0.388202905654907" calcext:value-type="float">
            <text:p>0.3882029057</text:p>
          </table:table-cell>
          <table:table-cell office:value-type="float" office:value="0.000740766525268555" calcext:value-type="float">
            <text:p>0.0007407665</text:p>
          </table:table-cell>
          <table:table-cell office:value-type="float" office:value="0.387454032897949" calcext:value-type="float">
            <text:p>0.3874540329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882673_0_8081142093265546796.csv</text:p>
          </table:table-cell>
          <table:table-cell office:value-type="string" calcext:value-type="string">
            <text:p>http://dbpedia.org/property/location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32]=0;IF([.E9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32]=[.E932]+[.C932]; 1; 0)" office:value-type="float" office:value="1" calcext:value-type="float">
            <text:p>1</text:p>
          </table:table-cell>
          <table:table-cell office:value-type="float" office:value="43.0184559822083" calcext:value-type="float">
            <text:p>43.0184559822</text:p>
          </table:table-cell>
          <table:table-cell office:value-type="float" office:value="0.00382900238037109" calcext:value-type="float">
            <text:p>0.0038290024</text:p>
          </table:table-cell>
          <table:table-cell office:value-type="float" office:value="3.01196813583374" calcext:value-type="float">
            <text:p>3.0119681358</text:p>
          </table:table-cell>
          <table:table-cell office:value-type="float" office:value="1.85497188568115" calcext:value-type="float">
            <text:p>1.8549718857</text:p>
          </table:table-cell>
          <table:table-cell office:value-type="float" office:value="38.147686958313" calcext:value-type="float">
            <text:p>38.1476869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889791_0_8639133017020193176.csv</text:p>
          </table:table-cell>
          <table:table-cell office:value-type="string" calcext:value-type="string">
            <text:p>http://dbpedia.org/ontology/country|http://dbpedia.org/property/placeOfDea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33]=0;IF([.E9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33]=[.E933]+[.C933]; 1; 0)" office:value-type="float" office:value="1" calcext:value-type="float">
            <text:p>1</text:p>
          </table:table-cell>
          <table:table-cell office:value-type="float" office:value="13.7464239597321" calcext:value-type="float">
            <text:p>13.7464239597</text:p>
          </table:table-cell>
          <table:table-cell office:value-type="float" office:value="0.00178790092468262" calcext:value-type="float">
            <text:p>0.0017879009</text:p>
          </table:table-cell>
          <table:table-cell office:value-type="float" office:value="1.07868790626526" calcext:value-type="float">
            <text:p>1.0786879063</text:p>
          </table:table-cell>
          <table:table-cell office:value-type="float" office:value="0.557069063186646" calcext:value-type="float">
            <text:p>0.5570690632</text:p>
          </table:table-cell>
          <table:table-cell office:value-type="float" office:value="12.1088790893555" calcext:value-type="float">
            <text:p>12.1088790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152062_0_6755411881153405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4]=0;IF([.E9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34]=[.E934]+[.C934]; 1; 0)" office:value-type="float" office:value="1" calcext:value-type="float">
            <text:p>1</text:p>
          </table:table-cell>
          <table:table-cell office:value-type="float" office:value="0.483343839645386" calcext:value-type="float">
            <text:p>0.4833438396</text:p>
          </table:table-cell>
          <table:table-cell office:value-type="float" office:value="0.000672817230224609" calcext:value-type="float">
            <text:p>0.0006728172</text:p>
          </table:table-cell>
          <table:table-cell office:value-type="float" office:value="0.482661962509155" calcext:value-type="float">
            <text:p>0.482661962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680563_0_62806007226850870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5]=0;IF([.E9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35]=[.E935]+[.C935]; 1; 0)" office:value-type="float" office:value="1" calcext:value-type="float">
            <text:p>1</text:p>
          </table:table-cell>
          <table:table-cell office:value-type="float" office:value="0.953879117965698" calcext:value-type="float">
            <text:p>0.953879118</text:p>
          </table:table-cell>
          <table:table-cell office:value-type="float" office:value="0.000844240188598633" calcext:value-type="float">
            <text:p>0.0008442402</text:p>
          </table:table-cell>
          <table:table-cell office:value-type="float" office:value="0.953025102615356" calcext:value-type="float">
            <text:p>0.9530251026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375784_0_9087567527682243471.csv</text:p>
          </table:table-cell>
          <table:table-cell office:value-type="string" calcext:value-type="string">
            <text:p>http://dbpedia.org/property/place|http://dbpedia.org/property/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36]=0;IF([.E9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36]=[.E936]+[.C936]; 1; 0)" office:value-type="float" office:value="0" calcext:value-type="float">
            <text:p>0</text:p>
          </table:table-cell>
          <table:table-cell office:value-type="float" office:value="53.50053191185" calcext:value-type="float">
            <text:p>53.5005319119</text:p>
          </table:table-cell>
          <table:table-cell office:value-type="float" office:value="0.00263810157775879" calcext:value-type="float">
            <text:p>0.0026381016</text:p>
          </table:table-cell>
          <table:table-cell office:value-type="float" office:value="3.78238081932068" calcext:value-type="float">
            <text:p>3.7823808193</text:p>
          </table:table-cell>
          <table:table-cell office:value-type="float" office:value="1.70293998718262" calcext:value-type="float">
            <text:p>1.7029399872</text:p>
          </table:table-cell>
          <table:table-cell office:value-type="float" office:value="48.0125730037689" calcext:value-type="float">
            <text:p>48.0125730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515832_0_3550689030563648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7]=0;IF([.E9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37]=[.E937]+[.C937]; 1; 0)" office:value-type="float" office:value="1" calcext:value-type="float">
            <text:p>1</text:p>
          </table:table-cell>
          <table:table-cell office:value-type="float" office:value="1.01939702033997" calcext:value-type="float">
            <text:p>1.0193970203</text:p>
          </table:table-cell>
          <table:table-cell office:value-type="float" office:value="0.00166082382202148" calcext:value-type="float">
            <text:p>0.0016608238</text:p>
          </table:table-cell>
          <table:table-cell office:value-type="float" office:value="1.01772403717041" calcext:value-type="float">
            <text:p>1.0177240372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080020_0_59416620473887856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38]=0;IF([.E9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38]=[.E938]+[.C938]; 1; 0)" office:value-type="float" office:value="1" calcext:value-type="float">
            <text:p>1</text:p>
          </table:table-cell>
          <table:table-cell office:value-type="float" office:value="1.88208079338074" calcext:value-type="float">
            <text:p>1.8820807934</text:p>
          </table:table-cell>
          <table:table-cell office:value-type="float" office:value="0.000821828842163086" calcext:value-type="float">
            <text:p>0.0008218288</text:p>
          </table:table-cell>
          <table:table-cell office:value-type="float" office:value="1.71639394760132" calcext:value-type="float">
            <text:p>1.7163939476</text:p>
          </table:table-cell>
          <table:table-cell office:value-type="float" office:value="0.164860963821411" calcext:value-type="float">
            <text:p>0.1648609638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039980_4_428300982960271108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39]=0;IF([.E93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39]=[.E939]+[.C939]; 1; 0)" office:value-type="float" office:value="0" calcext:value-type="float">
            <text:p>0</text:p>
          </table:table-cell>
          <table:table-cell office:value-type="float" office:value="2.05968594551086" calcext:value-type="float">
            <text:p>2.0596859455</text:p>
          </table:table-cell>
          <table:table-cell office:value-type="float" office:value="0.00129079818725586" calcext:value-type="float">
            <text:p>0.0012907982</text:p>
          </table:table-cell>
          <table:table-cell office:value-type="float" office:value="2.05837512016296" calcext:value-type="float">
            <text:p>2.0583751202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96046447753906" calcext:value-type="float">
            <text:p>5.960464477539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850572_0_16560507263688995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0]=0;IF([.E9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40]=[.E940]+[.C940]; 1; 0)" office:value-type="float" office:value="1" calcext:value-type="float">
            <text:p>1</text:p>
          </table:table-cell>
          <table:table-cell office:value-type="float" office:value="0.550806045532227" calcext:value-type="float">
            <text:p>0.5508060455</text:p>
          </table:table-cell>
          <table:table-cell office:value-type="float" office:value="0.000926017761230469" calcext:value-type="float">
            <text:p>0.0009260178</text:p>
          </table:table-cell>
          <table:table-cell office:value-type="float" office:value="0.54987096786499" calcext:value-type="float">
            <text:p>0.5498709679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326315_0_32524020614322709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1]=0;IF([.E9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41]=[.E941]+[.C941]; 1; 0)" office:value-type="float" office:value="1" calcext:value-type="float">
            <text:p>1</text:p>
          </table:table-cell>
          <table:table-cell office:value-type="float" office:value="1.40755391120911" calcext:value-type="float">
            <text:p>1.4075539112</text:p>
          </table:table-cell>
          <table:table-cell office:value-type="float" office:value="0.000957012176513672" calcext:value-type="float">
            <text:p>0.0009570122</text:p>
          </table:table-cell>
          <table:table-cell office:value-type="float" office:value="1.40658688545227" calcext:value-type="float">
            <text:p>1.4065868855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225507_0_48793542900956782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2]=0;IF([.E9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42]=[.E942]+[.C942]; 1; 0)" office:value-type="float" office:value="1" calcext:value-type="float">
            <text:p>1</text:p>
          </table:table-cell>
          <table:table-cell office:value-type="float" office:value="1.85438108444214" calcext:value-type="float">
            <text:p>1.8543810844</text:p>
          </table:table-cell>
          <table:table-cell office:value-type="float" office:value="0.000963926315307617" calcext:value-type="float">
            <text:p>0.0009639263</text:p>
          </table:table-cell>
          <table:table-cell office:value-type="float" office:value="1.85340404510498" calcext:value-type="float">
            <text:p>1.8534040451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336126_1_37805825458212592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3]=0;IF([.E9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43]=[.E943]+[.C943]; 1; 0)" office:value-type="float" office:value="1" calcext:value-type="float">
            <text:p>1</text:p>
          </table:table-cell>
          <table:table-cell office:value-type="float" office:value="2.48523497581482" calcext:value-type="float">
            <text:p>2.4852349758</text:p>
          </table:table-cell>
          <table:table-cell office:value-type="float" office:value="0.000960111618041992" calcext:value-type="float">
            <text:p>0.0009601116</text:p>
          </table:table-cell>
          <table:table-cell office:value-type="float" office:value="1.5912299156189" calcext:value-type="float">
            <text:p>1.5912299156</text:p>
          </table:table-cell>
          <table:table-cell office:value-type="float" office:value="0.260642051696777" calcext:value-type="float">
            <text:p>0.2606420517</text:p>
          </table:table-cell>
          <table:table-cell office:value-type="float" office:value="0.632402896881104" calcext:value-type="float">
            <text:p>0.63240289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051800_1_701412549641071725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4]=0;IF([.E9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44]=[.E944]+[.C944]; 1; 0)" office:value-type="float" office:value="1" calcext:value-type="float">
            <text:p>1</text:p>
          </table:table-cell>
          <table:table-cell office:value-type="float" office:value="0.764796018600464" calcext:value-type="float">
            <text:p>0.7647960186</text:p>
          </table:table-cell>
          <table:table-cell office:value-type="float" office:value="0.000795841217041016" calcext:value-type="float">
            <text:p>0.0007958412</text:p>
          </table:table-cell>
          <table:table-cell office:value-type="float" office:value="0.763990163803101" calcext:value-type="float">
            <text:p>0.7639901638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635781_0_5000183208256301209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45]=0;IF([.E94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45]=[.E945]+[.C945]; 1; 0)" office:value-type="float" office:value="1" calcext:value-type="float">
            <text:p>1</text:p>
          </table:table-cell>
          <table:table-cell office:value-type="float" office:value="30.0095398426056" calcext:value-type="float">
            <text:p>30.0095398426</text:p>
          </table:table-cell>
          <table:table-cell office:value-type="float" office:value="0.00229096412658691" calcext:value-type="float">
            <text:p>0.0022909641</text:p>
          </table:table-cell>
          <table:table-cell office:value-type="float" office:value="3.46636199951172" calcext:value-type="float">
            <text:p>3.4663619995</text:p>
          </table:table-cell>
          <table:table-cell office:value-type="float" office:value="4.26848292350769" calcext:value-type="float">
            <text:p>4.2684829235</text:p>
          </table:table-cell>
          <table:table-cell office:value-type="float" office:value="22.2724039554596" calcext:value-type="float">
            <text:p>22.2724039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896810_0_25127027153612956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6]=0;IF([.E9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46]=[.E946]+[.C946]; 1; 0)" office:value-type="float" office:value="1" calcext:value-type="float">
            <text:p>1</text:p>
          </table:table-cell>
          <table:table-cell office:value-type="float" office:value="0.588764905929565" calcext:value-type="float">
            <text:p>0.5887649059</text:p>
          </table:table-cell>
          <table:table-cell office:value-type="float" office:value="0.000939130783081055" calcext:value-type="float">
            <text:p>0.0009391308</text:p>
          </table:table-cell>
          <table:table-cell office:value-type="float" office:value="0.587816953659058" calcext:value-type="float">
            <text:p>0.587816953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281650_0_8585097775884803036.csv</text:p>
          </table:table-cell>
          <table:table-cell office:value-type="string" calcext:value-type="string">
            <text:p>http://dbpedia.org/ontology/wikiPageExternalLink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47]=0;IF([.E9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47]=[.E947]+[.C947]; 1; 0)" office:value-type="float" office:value="1" calcext:value-type="float">
            <text:p>1</text:p>
          </table:table-cell>
          <table:table-cell office:value-type="float" office:value="21.8122470378876" calcext:value-type="float">
            <text:p>21.8122470379</text:p>
          </table:table-cell>
          <table:table-cell office:value-type="float" office:value="0.00152301788330078" calcext:value-type="float">
            <text:p>0.0015230179</text:p>
          </table:table-cell>
          <table:table-cell office:value-type="float" office:value="2.39723205566406" calcext:value-type="float">
            <text:p>2.3972320557</text:p>
          </table:table-cell>
          <table:table-cell office:value-type="float" office:value="6.96028900146484" calcext:value-type="float">
            <text:p>6.9602890015</text:p>
          </table:table-cell>
          <table:table-cell office:value-type="float" office:value="12.4532029628754" calcext:value-type="float">
            <text:p>12.45320296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75361_2_348268476842056828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48]=0;IF([.E9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48]=[.E948]+[.C948]; 1; 0)" office:value-type="float" office:value="0" calcext:value-type="float">
            <text:p>0</text:p>
          </table:table-cell>
          <table:table-cell office:value-type="float" office:value="1.94228601455688" calcext:value-type="float">
            <text:p>1.9422860146</text:p>
          </table:table-cell>
          <table:table-cell office:value-type="float" office:value="0.000992059707641602" calcext:value-type="float">
            <text:p>0.0009920597</text:p>
          </table:table-cell>
          <table:table-cell office:value-type="float" office:value="1.3494029045105" calcext:value-type="float">
            <text:p>1.3494029045</text:p>
          </table:table-cell>
          <table:table-cell office:value-type="float" office:value="0.0833079814910889" calcext:value-type="float">
            <text:p>0.0833079815</text:p>
          </table:table-cell>
          <table:table-cell office:value-type="float" office:value="0.508583068847656" calcext:value-type="float">
            <text:p>0.5085830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576851_2_51591666312606699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49]=0;IF([.E9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49]=[.E949]+[.C949]; 1; 0)" office:value-type="float" office:value="1" calcext:value-type="float">
            <text:p>1</text:p>
          </table:table-cell>
          <table:table-cell office:value-type="float" office:value="0.598155975341797" calcext:value-type="float">
            <text:p>0.5981559753</text:p>
          </table:table-cell>
          <table:table-cell office:value-type="float" office:value="0.000633001327514648" calcext:value-type="float">
            <text:p>0.0006330013</text:p>
          </table:table-cell>
          <table:table-cell office:value-type="float" office:value="0.597514152526856" calcext:value-type="float">
            <text:p>0.597514152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045478_0_6424257706638980217.csv</text:p>
          </table:table-cell>
          <table:table-cell office:value-type="string" calcext:value-type="string">
            <text:p>http://dbpedia.org/ontology/wikiPageRedirec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50]=0;IF([.E9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50]=[.E950]+[.C950]; 1; 0)" office:value-type="float" office:value="0" calcext:value-type="float">
            <text:p>0</text:p>
          </table:table-cell>
          <table:table-cell office:value-type="float" office:value="36.4861071109772" calcext:value-type="float">
            <text:p>36.486107111</text:p>
          </table:table-cell>
          <table:table-cell office:value-type="float" office:value="0.00212717056274414" calcext:value-type="float">
            <text:p>0.0021271706</text:p>
          </table:table-cell>
          <table:table-cell office:value-type="float" office:value="3.75601601600647" calcext:value-type="float">
            <text:p>3.756016016</text:p>
          </table:table-cell>
          <table:table-cell office:value-type="float" office:value="1.51543092727661" calcext:value-type="float">
            <text:p>1.5154309273</text:p>
          </table:table-cell>
          <table:table-cell office:value-type="float" office:value="31.2125329971313" calcext:value-type="float">
            <text:p>31.2125329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646164_0_7086729388967946050.csv</text:p>
          </table:table-cell>
          <table:table-cell office:value-type="string" calcext:value-type="string">
            <text:p>http://dbpedia.org/property/gdpNominalPerCapita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51]=0;IF([.E9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51]=[.E951]+[.C951]; 1; 0)" office:value-type="float" office:value="0" calcext:value-type="float">
            <text:p>0</text:p>
          </table:table-cell>
          <table:table-cell office:value-type="float" office:value="42.6797828674316" calcext:value-type="float">
            <text:p>42.6797828674</text:p>
          </table:table-cell>
          <table:table-cell office:value-type="float" office:value="0.00271081924438477" calcext:value-type="float">
            <text:p>0.0027108192</text:p>
          </table:table-cell>
          <table:table-cell office:value-type="float" office:value="3.93416595458984" calcext:value-type="float">
            <text:p>3.9341659546</text:p>
          </table:table-cell>
          <table:table-cell office:value-type="float" office:value="6.34035897254944" calcext:value-type="float">
            <text:p>6.3403589725</text:p>
          </table:table-cell>
          <table:table-cell office:value-type="float" office:value="32.402547121048" calcext:value-type="float">
            <text:p>32.402547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687993_1_2128651732460781549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952]=0;IF([.E9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52]=[.E952]+[.C952]; 1; 0)" office:value-type="float" office:value="0" calcext:value-type="float">
            <text:p>0</text:p>
          </table:table-cell>
          <table:table-cell office:value-type="float" office:value="12.4979090690613" calcext:value-type="float">
            <text:p>12.4979090691</text:p>
          </table:table-cell>
          <table:table-cell office:value-type="float" office:value="0.00213289260864258" calcext:value-type="float">
            <text:p>0.0021328926</text:p>
          </table:table-cell>
          <table:table-cell office:value-type="float" office:value="3.01805710792541" calcext:value-type="float">
            <text:p>3.0180571079</text:p>
          </table:table-cell>
          <table:table-cell office:value-type="float" office:value="0.721334934234619" calcext:value-type="float">
            <text:p>0.7213349342</text:p>
          </table:table-cell>
          <table:table-cell office:value-type="float" office:value="8.7563841342926" calcext:value-type="float">
            <text:p>8.7563841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9979_0_312812335262948821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53]=0;IF([.E9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53]=[.E953]+[.C953]; 1; 0)" office:value-type="float" office:value="0" calcext:value-type="float">
            <text:p>0</text:p>
          </table:table-cell>
          <table:table-cell office:value-type="float" office:value="0.750351905822754" calcext:value-type="float">
            <text:p>0.7503519058</text:p>
          </table:table-cell>
          <table:table-cell office:value-type="float" office:value="0.00137710571289063" calcext:value-type="float">
            <text:p>0.0013771057</text:p>
          </table:table-cell>
          <table:table-cell office:value-type="float" office:value="0.748963832855225" calcext:value-type="float">
            <text:p>0.7489638329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340305_3_51502488518079813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54]=0;IF([.E9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54]=[.E954]+[.C954]; 1; 0)" office:value-type="float" office:value="1" calcext:value-type="float">
            <text:p>1</text:p>
          </table:table-cell>
          <table:table-cell office:value-type="float" office:value="18.3635289669037" calcext:value-type="float">
            <text:p>18.3635289669</text:p>
          </table:table-cell>
          <table:table-cell office:value-type="float" office:value="0.00177884101867676" calcext:value-type="float">
            <text:p>0.001778841</text:p>
          </table:table-cell>
          <table:table-cell office:value-type="float" office:value="3.05953001976013" calcext:value-type="float">
            <text:p>3.0595300198</text:p>
          </table:table-cell>
          <table:table-cell office:value-type="float" office:value="1.62254905700684" calcext:value-type="float">
            <text:p>1.622549057</text:p>
          </table:table-cell>
          <table:table-cell office:value-type="float" office:value="13.679671049118" calcext:value-type="float">
            <text:p>13.6796710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427332_0_506906968142174669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55]=0;IF([.E9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55]=[.E955]+[.C955]; 1; 0)" office:value-type="float" office:value="0" calcext:value-type="float">
            <text:p>0</text:p>
          </table:table-cell>
          <table:table-cell office:value-type="float" office:value="20.176342010498" calcext:value-type="float">
            <text:p>20.1763420105</text:p>
          </table:table-cell>
          <table:table-cell office:value-type="float" office:value="0.00403118133544922" calcext:value-type="float">
            <text:p>0.0040311813</text:p>
          </table:table-cell>
          <table:table-cell office:value-type="float" office:value="3.02030682563782" calcext:value-type="float">
            <text:p>3.0203068256</text:p>
          </table:table-cell>
          <table:table-cell office:value-type="float" office:value="1.62740087509155" calcext:value-type="float">
            <text:p>1.6274008751</text:p>
          </table:table-cell>
          <table:table-cell office:value-type="float" office:value="15.5246031284332" calcext:value-type="float">
            <text:p>15.5246031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879187_0_63630531624754511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56]=0;IF([.E9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56]=[.E956]+[.C956]; 1; 0)" office:value-type="float" office:value="1" calcext:value-type="float">
            <text:p>1</text:p>
          </table:table-cell>
          <table:table-cell office:value-type="float" office:value="0.581496953964233" calcext:value-type="float">
            <text:p>0.581496954</text:p>
          </table:table-cell>
          <table:table-cell office:value-type="float" office:value="0.000639915466308594" calcext:value-type="float">
            <text:p>0.0006399155</text:p>
          </table:table-cell>
          <table:table-cell office:value-type="float" office:value="0.580847024917603" calcext:value-type="float">
            <text:p>0.5808470249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017313_0_3756701416801068549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57]=0;IF([.E9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57]=[.E957]+[.C957]; 1; 0)" office:value-type="float" office:value="0" calcext:value-type="float">
            <text:p>0</text:p>
          </table:table-cell>
          <table:table-cell office:value-type="float" office:value="15.5257511138916" calcext:value-type="float">
            <text:p>15.5257511139</text:p>
          </table:table-cell>
          <table:table-cell office:value-type="float" office:value="0.00160980224609375" calcext:value-type="float">
            <text:p>0.0016098022</text:p>
          </table:table-cell>
          <table:table-cell office:value-type="float" office:value="1.45380020141602" calcext:value-type="float">
            <text:p>1.4538002014</text:p>
          </table:table-cell>
          <table:table-cell office:value-type="float" office:value="0.7342689037323" calcext:value-type="float">
            <text:p>0.7342689037</text:p>
          </table:table-cell>
          <table:table-cell office:value-type="float" office:value="13.3360722064972" calcext:value-type="float">
            <text:p>13.3360722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204435_0_54867905170658378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58]=0;IF([.E9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58]=[.E958]+[.C958]; 1; 0)" office:value-type="float" office:value="1" calcext:value-type="float">
            <text:p>1</text:p>
          </table:table-cell>
          <table:table-cell office:value-type="float" office:value="1.06310105323792" calcext:value-type="float">
            <text:p>1.0631010532</text:p>
          </table:table-cell>
          <table:table-cell office:value-type="float" office:value="0.00129079818725586" calcext:value-type="float">
            <text:p>0.0012907982</text:p>
          </table:table-cell>
          <table:table-cell office:value-type="float" office:value="0.747663021087647" calcext:value-type="float">
            <text:p>0.7476630211</text:p>
          </table:table-cell>
          <table:table-cell office:value-type="float" office:value="0.314144134521484" calcext:value-type="float">
            <text:p>0.3141441345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628912_0_48921506188163939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59]=0;IF([.E9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59]=[.E959]+[.C959]; 1; 0)" office:value-type="float" office:value="1" calcext:value-type="float">
            <text:p>1</text:p>
          </table:table-cell>
          <table:table-cell office:value-type="float" office:value="1.09442400932312" calcext:value-type="float">
            <text:p>1.0944240093</text:p>
          </table:table-cell>
          <table:table-cell office:value-type="float" office:value="0.000968694686889648" calcext:value-type="float">
            <text:p>0.0009686947</text:p>
          </table:table-cell>
          <table:table-cell office:value-type="float" office:value="1.0934431552887" calcext:value-type="float">
            <text:p>1.0934431553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164899_0_4640733786246362698.csv</text:p>
          </table:table-cell>
          <table:table-cell office:value-type="string" calcext:value-type="string">
            <text:p>http://dbpedia.org/ontology/birthPl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60]=0;IF([.E96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60]=[.E960]+[.C960]; 1; 0)" office:value-type="float" office:value="1" calcext:value-type="float">
            <text:p>1</text:p>
          </table:table-cell>
          <table:table-cell office:value-type="float" office:value="67.3802042007446" calcext:value-type="float">
            <text:p>67.3802042007</text:p>
          </table:table-cell>
          <table:table-cell office:value-type="float" office:value="0.00473737716674805" calcext:value-type="float">
            <text:p>0.0047373772</text:p>
          </table:table-cell>
          <table:table-cell office:value-type="float" office:value="3.25357699394226" calcext:value-type="float">
            <text:p>3.2535769939</text:p>
          </table:table-cell>
          <table:table-cell office:value-type="float" office:value="1.89765286445618" calcext:value-type="float">
            <text:p>1.8976528645</text:p>
          </table:table-cell>
          <table:table-cell office:value-type="float" office:value="62.2242369651795" calcext:value-type="float">
            <text:p>62.22423696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06866_1_811461035567117249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61]=0;IF([.E9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61]=[.E961]+[.C961]; 1; 0)" office:value-type="float" office:value="0" calcext:value-type="float">
            <text:p>0</text:p>
          </table:table-cell>
          <table:table-cell office:value-type="float" office:value="12.5618221759796" calcext:value-type="float">
            <text:p>12.561822176</text:p>
          </table:table-cell>
          <table:table-cell office:value-type="float" office:value="0.0013580322265625" calcext:value-type="float">
            <text:p>0.0013580322</text:p>
          </table:table-cell>
          <table:table-cell office:value-type="float" office:value="3.26323819160461" calcext:value-type="float">
            <text:p>3.2632381916</text:p>
          </table:table-cell>
          <table:table-cell office:value-type="float" office:value="3.60170102119446" calcext:value-type="float">
            <text:p>3.6017010212</text:p>
          </table:table-cell>
          <table:table-cell office:value-type="float" office:value="5.69552493095398" calcext:value-type="float">
            <text:p>5.695524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964601_8_89554358176613949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62]=0;IF([.E9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62]=[.E962]+[.C962]; 1; 0)" office:value-type="float" office:value="1" calcext:value-type="float">
            <text:p>1</text:p>
          </table:table-cell>
          <table:table-cell office:value-type="float" office:value="13.2086560726166" calcext:value-type="float">
            <text:p>13.2086560726</text:p>
          </table:table-cell>
          <table:table-cell office:value-type="float" office:value="0.00242304801940918" calcext:value-type="float">
            <text:p>0.002423048</text:p>
          </table:table-cell>
          <table:table-cell office:value-type="float" office:value="1.83697295188904" calcext:value-type="float">
            <text:p>1.8369729519</text:p>
          </table:table-cell>
          <table:table-cell office:value-type="float" office:value="0.962960004806519" calcext:value-type="float">
            <text:p>0.9629600048</text:p>
          </table:table-cell>
          <table:table-cell office:value-type="float" office:value="10.4063000679016" calcext:value-type="float">
            <text:p>10.40630006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049844_0_60926649735439243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63]=0;IF([.E9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63]=[.E963]+[.C963]; 1; 0)" office:value-type="float" office:value="1" calcext:value-type="float">
            <text:p>1</text:p>
          </table:table-cell>
          <table:table-cell office:value-type="float" office:value="0.665594816207886" calcext:value-type="float">
            <text:p>0.6655948162</text:p>
          </table:table-cell>
          <table:table-cell office:value-type="float" office:value="0.000681877136230469" calcext:value-type="float">
            <text:p>0.0006818771</text:p>
          </table:table-cell>
          <table:table-cell office:value-type="float" office:value="0.664901971817017" calcext:value-type="float">
            <text:p>0.664901971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596330_0_8064408636409022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64]=0;IF([.E9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64]=[.E964]+[.C964]; 1; 0)" office:value-type="float" office:value="1" calcext:value-type="float">
            <text:p>1</text:p>
          </table:table-cell>
          <table:table-cell office:value-type="float" office:value="1.24511003494263" calcext:value-type="float">
            <text:p>1.2451100349</text:p>
          </table:table-cell>
          <table:table-cell office:value-type="float" office:value="0.000705957412719727" calcext:value-type="float">
            <text:p>0.0007059574</text:p>
          </table:table-cell>
          <table:table-cell office:value-type="float" office:value="1.24439287185669" calcext:value-type="float">
            <text:p>1.2443928719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187807_6_773205714381096155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65]=0;IF([.E9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65]=[.E965]+[.C965]; 1; 0)" office:value-type="float" office:value="0" calcext:value-type="float">
            <text:p>0</text:p>
          </table:table-cell>
          <table:table-cell office:value-type="float" office:value="53.2450170516968" calcext:value-type="float">
            <text:p>53.2450170517</text:p>
          </table:table-cell>
          <table:table-cell office:value-type="float" office:value="0.00294899940490723" calcext:value-type="float">
            <text:p>0.0029489994</text:p>
          </table:table-cell>
          <table:table-cell office:value-type="float" office:value="3.7405731678009" calcext:value-type="float">
            <text:p>3.7405731678</text:p>
          </table:table-cell>
          <table:table-cell office:value-type="float" office:value="28.4642050266266" calcext:value-type="float">
            <text:p>28.4642050266</text:p>
          </table:table-cell>
          <table:table-cell office:value-type="float" office:value="21.0372898578644" calcext:value-type="float">
            <text:p>21.0372898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145554_1_87566737068702660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66]=0;IF([.E9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66]=[.E966]+[.C966]; 1; 0)" office:value-type="float" office:value="1" calcext:value-type="float">
            <text:p>1</text:p>
          </table:table-cell>
          <table:table-cell office:value-type="float" office:value="0.483731031417847" calcext:value-type="float">
            <text:p>0.4837310314</text:p>
          </table:table-cell>
          <table:table-cell office:value-type="float" office:value="0.00088191032409668" calcext:value-type="float">
            <text:p>0.0008819103</text:p>
          </table:table-cell>
          <table:table-cell office:value-type="float" office:value="0.482838153839111" calcext:value-type="float">
            <text:p>0.482838153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362259_0_64235952992953426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67]=0;IF([.E9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67]=[.E967]+[.C967]; 1; 0)" office:value-type="float" office:value="1" calcext:value-type="float">
            <text:p>1</text:p>
          </table:table-cell>
          <table:table-cell office:value-type="float" office:value="0.502089023590088" calcext:value-type="float">
            <text:p>0.5020890236</text:p>
          </table:table-cell>
          <table:table-cell office:value-type="float" office:value="0.000688314437866211" calcext:value-type="float">
            <text:p>0.0006883144</text:p>
          </table:table-cell>
          <table:table-cell office:value-type="float" office:value="0.501391887664795" calcext:value-type="float">
            <text:p>0.5013918877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112392_0_160015365721559357.csv</text:p>
          </table:table-cell>
          <table:table-cell office:value-type="string" calcext:value-type="string">
            <text:p>http://dbpedia.org/ontolog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68]=0;IF([.E9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68]=[.E968]+[.C968]; 1; 0)" office:value-type="float" office:value="0" calcext:value-type="float">
            <text:p>0</text:p>
          </table:table-cell>
          <table:table-cell office:value-type="float" office:value="13.193717956543" calcext:value-type="float">
            <text:p>13.1937179565</text:p>
          </table:table-cell>
          <table:table-cell office:value-type="float" office:value="0.00156974792480469" calcext:value-type="float">
            <text:p>0.0015697479</text:p>
          </table:table-cell>
          <table:table-cell office:value-type="float" office:value="3.06156301498413" calcext:value-type="float">
            <text:p>3.061563015</text:p>
          </table:table-cell>
          <table:table-cell office:value-type="float" office:value="1.32969403266907" calcext:value-type="float">
            <text:p>1.3296940327</text:p>
          </table:table-cell>
          <table:table-cell office:value-type="float" office:value="8.80089116096497" calcext:value-type="float">
            <text:p>8.800891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660391_0_26749578882494125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69]=0;IF([.E9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69]=[.E969]+[.C969]; 1; 0)" office:value-type="float" office:value="0" calcext:value-type="float">
            <text:p>0</text:p>
          </table:table-cell>
          <table:table-cell office:value-type="float" office:value="55.9059400558472" calcext:value-type="float">
            <text:p>55.9059400558</text:p>
          </table:table-cell>
          <table:table-cell office:value-type="float" office:value="0.00371789932250977" calcext:value-type="float">
            <text:p>0.0037178993</text:p>
          </table:table-cell>
          <table:table-cell office:value-type="float" office:value="3.15232610702515" calcext:value-type="float">
            <text:p>3.152326107</text:p>
          </table:table-cell>
          <table:table-cell office:value-type="float" office:value="1.94269704818726" calcext:value-type="float">
            <text:p>1.9426970482</text:p>
          </table:table-cell>
          <table:table-cell office:value-type="float" office:value="50.8071990013123" calcext:value-type="float">
            <text:p>50.80719900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036255_0_5705563063166785494.csv</text:p>
          </table:table-cell>
          <table:table-cell office:value-type="string" calcext:value-type="string">
            <text:p>http://dbpedia.org/ontology/abstract|http://dbpedia.org/property/region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970]=0;IF([.E9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70]=[.E970]+[.C970]; 1; 0)" office:value-type="float" office:value="0" calcext:value-type="float">
            <text:p>0</text:p>
          </table:table-cell>
          <table:table-cell office:value-type="float" office:value="57.6702740192413" calcext:value-type="float">
            <text:p>57.6702740192</text:p>
          </table:table-cell>
          <table:table-cell office:value-type="float" office:value="0.00193071365356445" calcext:value-type="float">
            <text:p>0.0019307137</text:p>
          </table:table-cell>
          <table:table-cell office:value-type="float" office:value="2.52100205421448" calcext:value-type="float">
            <text:p>2.5210020542</text:p>
          </table:table-cell>
          <table:table-cell office:value-type="float" office:value="12.1966691017151" calcext:value-type="float">
            <text:p>12.1966691017</text:p>
          </table:table-cell>
          <table:table-cell office:value-type="float" office:value="42.9506721496582" calcext:value-type="float">
            <text:p>42.9506721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834172_0_571092405017741499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71]=0;IF([.E9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71]=[.E971]+[.C971]; 1; 0)" office:value-type="float" office:value="0" calcext:value-type="float">
            <text:p>0</text:p>
          </table:table-cell>
          <table:table-cell office:value-type="float" office:value="0.967380046844482" calcext:value-type="float">
            <text:p>0.9673800468</text:p>
          </table:table-cell>
          <table:table-cell office:value-type="float" office:value="0.0011141300201416" calcext:value-type="float">
            <text:p>0.00111413</text:p>
          </table:table-cell>
          <table:table-cell office:value-type="float" office:value="0.966254949569702" calcext:value-type="float">
            <text:p>0.9662549496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069974_0_1894536874590565102.csv</text:p>
          </table:table-cell>
          <table:table-cell office:value-type="string" calcext:value-type="string">
            <text:p>http://dbpedia.org/property/currency|http://dbpedia.org/property/currencyCode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972]=0;IF([.E972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72]=[.E972]+[.C972]; 1; 0)" office:value-type="float" office:value="1" calcext:value-type="float">
            <text:p>1</text:p>
          </table:table-cell>
          <table:table-cell office:value-type="float" office:value="170.151187896729" calcext:value-type="float">
            <text:p>170.1511878967</text:p>
          </table:table-cell>
          <table:table-cell office:value-type="float" office:value="0.00138616561889648" calcext:value-type="float">
            <text:p>0.0013861656</text:p>
          </table:table-cell>
          <table:table-cell office:value-type="float" office:value="3.33311796188354" calcext:value-type="float">
            <text:p>3.3331179619</text:p>
          </table:table-cell>
          <table:table-cell office:value-type="float" office:value="13.0173537731171" calcext:value-type="float">
            <text:p>13.0173537731</text:p>
          </table:table-cell>
          <table:table-cell office:value-type="float" office:value="153.799329996109" calcext:value-type="float">
            <text:p>153.79932999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293212_0_63590786047090907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3]=0;IF([.E9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73]=[.E973]+[.C973]; 1; 0)" office:value-type="float" office:value="1" calcext:value-type="float">
            <text:p>1</text:p>
          </table:table-cell>
          <table:table-cell office:value-type="float" office:value="4.15657496452332" calcext:value-type="float">
            <text:p>4.1565749645</text:p>
          </table:table-cell>
          <table:table-cell office:value-type="float" office:value="0.00110578536987305" calcext:value-type="float">
            <text:p>0.0011057854</text:p>
          </table:table-cell>
          <table:table-cell office:value-type="float" office:value="2.13965201377869" calcext:value-type="float">
            <text:p>2.1396520138</text:p>
          </table:table-cell>
          <table:table-cell office:value-type="float" office:value="2.01581311225891" calcext:value-type="float">
            <text:p>2.0158131123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542937_118_34806518783140974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4]=0;IF([.E9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74]=[.E974]+[.C974]; 1; 0)" office:value-type="float" office:value="1" calcext:value-type="float">
            <text:p>1</text:p>
          </table:table-cell>
          <table:table-cell office:value-type="float" office:value="0.489234209060669" calcext:value-type="float">
            <text:p>0.4892342091</text:p>
          </table:table-cell>
          <table:table-cell office:value-type="float" office:value="0.000948429107666016" calcext:value-type="float">
            <text:p>0.0009484291</text:p>
          </table:table-cell>
          <table:table-cell office:value-type="float" office:value="0.48827600479126" calcext:value-type="float">
            <text:p>0.4882760048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933880_0_405855498557441669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75]=0;IF([.E9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75]=[.E975]+[.C975]; 1; 0)" office:value-type="float" office:value="0" calcext:value-type="float">
            <text:p>0</text:p>
          </table:table-cell>
          <table:table-cell office:value-type="float" office:value="4.83363103866577" calcext:value-type="float">
            <text:p>4.8336310387</text:p>
          </table:table-cell>
          <table:table-cell office:value-type="float" office:value="0.0011899471282959" calcext:value-type="float">
            <text:p>0.0011899471</text:p>
          </table:table-cell>
          <table:table-cell office:value-type="float" office:value="3.24906206130981" calcext:value-type="float">
            <text:p>3.2490620613</text:p>
          </table:table-cell>
          <table:table-cell office:value-type="float" office:value="0.397294998168945" calcext:value-type="float">
            <text:p>0.3972949982</text:p>
          </table:table-cell>
          <table:table-cell office:value-type="float" office:value="1.18608403205872" calcext:value-type="float">
            <text:p>1.1860840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511892_0_86027502373590027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6]=0;IF([.E9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76]=[.E976]+[.C976]; 1; 0)" office:value-type="float" office:value="1" calcext:value-type="float">
            <text:p>1</text:p>
          </table:table-cell>
          <table:table-cell office:value-type="float" office:value="0.479878902435303" calcext:value-type="float">
            <text:p>0.4798789024</text:p>
          </table:table-cell>
          <table:table-cell office:value-type="float" office:value="0.00086522102355957" calcext:value-type="float">
            <text:p>0.000865221</text:p>
          </table:table-cell>
          <table:table-cell office:value-type="float" office:value="0.479004859924316" calcext:value-type="float">
            <text:p>0.4790048599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806649_0_18969092673787744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7]=0;IF([.E9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77]=[.E977]+[.C977]; 1; 0)" office:value-type="float" office:value="1" calcext:value-type="float">
            <text:p>1</text:p>
          </table:table-cell>
          <table:table-cell office:value-type="float" office:value="2.13083696365356" calcext:value-type="float">
            <text:p>2.1308369637</text:p>
          </table:table-cell>
          <table:table-cell office:value-type="float" office:value="0.000936031341552734" calcext:value-type="float">
            <text:p>0.0009360313</text:p>
          </table:table-cell>
          <table:table-cell office:value-type="float" office:value="2.12988090515137" calcext:value-type="float">
            <text:p>2.129880905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130304_0_303582225499542542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8]=0;IF([.E9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78]=[.E978]+[.C978]; 1; 0)" office:value-type="float" office:value="1" calcext:value-type="float">
            <text:p>1</text:p>
          </table:table-cell>
          <table:table-cell office:value-type="float" office:value="2.8683819770813" calcext:value-type="float">
            <text:p>2.8683819771</text:p>
          </table:table-cell>
          <table:table-cell office:value-type="float" office:value="0.00113224983215332" calcext:value-type="float">
            <text:p>0.0011322498</text:p>
          </table:table-cell>
          <table:table-cell office:value-type="float" office:value="2.8672308921814" calcext:value-type="float">
            <text:p>2.867230892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616999_0_33277256985703254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79]=0;IF([.E9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79]=[.E979]+[.C979]; 1; 0)" office:value-type="float" office:value="1" calcext:value-type="float">
            <text:p>1</text:p>
          </table:table-cell>
          <table:table-cell office:value-type="float" office:value="2.05432891845703" calcext:value-type="float">
            <text:p>2.0543289185</text:p>
          </table:table-cell>
          <table:table-cell office:value-type="float" office:value="0.00111794471740723" calcext:value-type="float">
            <text:p>0.0011179447</text:p>
          </table:table-cell>
          <table:table-cell office:value-type="float" office:value="2.05319094657898" calcext:value-type="float">
            <text:p>2.053190946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5785170_5_5968611334445484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0]=0;IF([.E9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80]=[.E980]+[.C980]; 1; 0)" office:value-type="float" office:value="1" calcext:value-type="float">
            <text:p>1</text:p>
          </table:table-cell>
          <table:table-cell office:value-type="float" office:value="16.8556020259857" calcext:value-type="float">
            <text:p>16.855602026</text:p>
          </table:table-cell>
          <table:table-cell office:value-type="float" office:value="0.000988245010375977" calcext:value-type="float">
            <text:p>0.000988245</text:p>
          </table:table-cell>
          <table:table-cell office:value-type="float" office:value="0.664172887802124" calcext:value-type="float">
            <text:p>0.6641728878</text:p>
          </table:table-cell>
          <table:table-cell office:value-type="float" office:value="4.51594305038452" calcext:value-type="float">
            <text:p>4.5159430504</text:p>
          </table:table-cell>
          <table:table-cell office:value-type="float" office:value="11.6744978427887" calcext:value-type="float">
            <text:p>11.67449784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215547_0_24101326255271784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1]=0;IF([.E9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81]=[.E981]+[.C981]; 1; 0)" office:value-type="float" office:value="1" calcext:value-type="float">
            <text:p>1</text:p>
          </table:table-cell>
          <table:table-cell office:value-type="float" office:value="7.26798987388611" calcext:value-type="float">
            <text:p>7.2679898739</text:p>
          </table:table-cell>
          <table:table-cell office:value-type="float" office:value="0.00117373466491699" calcext:value-type="float">
            <text:p>0.0011737347</text:p>
          </table:table-cell>
          <table:table-cell office:value-type="float" office:value="4.10579991340637" calcext:value-type="float">
            <text:p>4.1057999134</text:p>
          </table:table-cell>
          <table:table-cell office:value-type="float" office:value="0.116521120071411" calcext:value-type="float">
            <text:p>0.1165211201</text:p>
          </table:table-cell>
          <table:table-cell office:value-type="float" office:value="3.04449510574341" calcext:value-type="float">
            <text:p>3.0444951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96637_3_754883804452404832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2]=0;IF([.E9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82]=[.E982]+[.C982]; 1; 0)" office:value-type="float" office:value="1" calcext:value-type="float">
            <text:p>1</text:p>
          </table:table-cell>
          <table:table-cell office:value-type="float" office:value="0.441514015197754" calcext:value-type="float">
            <text:p>0.4415140152</text:p>
          </table:table-cell>
          <table:table-cell office:value-type="float" office:value="0.00121402740478516" calcext:value-type="float">
            <text:p>0.0012140274</text:p>
          </table:table-cell>
          <table:table-cell office:value-type="float" office:value="0.282438993453979" calcext:value-type="float">
            <text:p>0.2824389935</text:p>
          </table:table-cell>
          <table:table-cell office:value-type="float" office:value="0.157859086990356" calcext:value-type="float">
            <text:p>0.157859087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256280_0_377793643782887749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83]=0;IF([.E9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83]=[.E983]+[.C983]; 1; 0)" office:value-type="float" office:value="0" calcext:value-type="float">
            <text:p>0</text:p>
          </table:table-cell>
          <table:table-cell office:value-type="float" office:value="2.05487990379333" calcext:value-type="float">
            <text:p>2.0548799038</text:p>
          </table:table-cell>
          <table:table-cell office:value-type="float" office:value="0.00126886367797852" calcext:value-type="float">
            <text:p>0.0012688637</text:p>
          </table:table-cell>
          <table:table-cell office:value-type="float" office:value="2.05359196662903" calcext:value-type="float">
            <text:p>2.053591966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812603_0_60648186146320049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4]=0;IF([.E9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84]=[.E984]+[.C984]; 1; 0)" office:value-type="float" office:value="1" calcext:value-type="float">
            <text:p>1</text:p>
          </table:table-cell>
          <table:table-cell office:value-type="float" office:value="7.91507315635681" calcext:value-type="float">
            <text:p>7.9150731564</text:p>
          </table:table-cell>
          <table:table-cell office:value-type="float" office:value="0.00130987167358398" calcext:value-type="float">
            <text:p>0.0013098717</text:p>
          </table:table-cell>
          <table:table-cell office:value-type="float" office:value="1.00648617744446" calcext:value-type="float">
            <text:p>1.0064861774</text:p>
          </table:table-cell>
          <table:table-cell office:value-type="float" office:value="6.90727305412293" calcext:value-type="float">
            <text:p>6.9072730541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101419_0_16651880049881850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5]=0;IF([.E9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85]=[.E985]+[.C985]; 1; 0)" office:value-type="float" office:value="1" calcext:value-type="float">
            <text:p>1</text:p>
          </table:table-cell>
          <table:table-cell office:value-type="float" office:value="0.567811965942383" calcext:value-type="float">
            <text:p>0.5678119659</text:p>
          </table:table-cell>
          <table:table-cell office:value-type="float" office:value="0.000946998596191406" calcext:value-type="float">
            <text:p>0.0009469986</text:p>
          </table:table-cell>
          <table:table-cell office:value-type="float" office:value="0.566855907440185" calcext:value-type="float">
            <text:p>0.5668559074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131664_0_37156098685410031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6]=0;IF([.E9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86]=[.E986]+[.C986]; 1; 0)" office:value-type="float" office:value="1" calcext:value-type="float">
            <text:p>1</text:p>
          </table:table-cell>
          <table:table-cell office:value-type="float" office:value="0.871370077133179" calcext:value-type="float">
            <text:p>0.8713700771</text:p>
          </table:table-cell>
          <table:table-cell office:value-type="float" office:value="0.00109529495239258" calcext:value-type="float">
            <text:p>0.001095295</text:p>
          </table:table-cell>
          <table:table-cell office:value-type="float" office:value="0.787498950958252" calcext:value-type="float">
            <text:p>0.787498951</text:p>
          </table:table-cell>
          <table:table-cell office:value-type="float" office:value="0.082772970199585" calcext:value-type="float">
            <text:p>0.0827729702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802079_0_670961566098045490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87]=0;IF([.E9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87]=[.E987]+[.C987]; 1; 0)" office:value-type="float" office:value="0" calcext:value-type="float">
            <text:p>0</text:p>
          </table:table-cell>
          <table:table-cell office:value-type="float" office:value="3.13452196121216" calcext:value-type="float">
            <text:p>3.1345219612</text:p>
          </table:table-cell>
          <table:table-cell office:value-type="float" office:value="0.000819206237792969" calcext:value-type="float">
            <text:p>0.0008192062</text:p>
          </table:table-cell>
          <table:table-cell office:value-type="float" office:value="3.1336829662323" calcext:value-type="float">
            <text:p>3.1336829662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502595_0_50000400786498430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8]=0;IF([.E9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88]=[.E988]+[.C988]; 1; 0)" office:value-type="float" office:value="1" calcext:value-type="float">
            <text:p>1</text:p>
          </table:table-cell>
          <table:table-cell office:value-type="float" office:value="70.3759179115295" calcext:value-type="float">
            <text:p>70.3759179115</text:p>
          </table:table-cell>
          <table:table-cell office:value-type="float" office:value="0.00174617767333984" calcext:value-type="float">
            <text:p>0.0017461777</text:p>
          </table:table-cell>
          <table:table-cell office:value-type="float" office:value="1.56517696380615" calcext:value-type="float">
            <text:p>1.5651769638</text:p>
          </table:table-cell>
          <table:table-cell office:value-type="float" office:value="12.3820168972015" calcext:value-type="float">
            <text:p>12.3820168972</text:p>
          </table:table-cell>
          <table:table-cell office:value-type="float" office:value="56.4269778728485" calcext:value-type="float">
            <text:p>56.4269778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29891_3_83427494198669821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89]=0;IF([.E9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89]=[.E989]+[.C989]; 1; 0)" office:value-type="float" office:value="1" calcext:value-type="float">
            <text:p>1</text:p>
          </table:table-cell>
          <table:table-cell office:value-type="float" office:value="0.294697046279907" calcext:value-type="float">
            <text:p>0.2946970463</text:p>
          </table:table-cell>
          <table:table-cell office:value-type="float" office:value="0.000635862350463867" calcext:value-type="float">
            <text:p>0.0006358624</text:p>
          </table:table-cell>
          <table:table-cell office:value-type="float" office:value="0.29405403137207" calcext:value-type="float">
            <text:p>0.2940540314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173938_0_791605699013865853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90]=0;IF([.E99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90]=[.E990]+[.C990]; 1; 0)" office:value-type="float" office:value="0" calcext:value-type="float">
            <text:p>0</text:p>
          </table:table-cell>
          <table:table-cell office:value-type="float" office:value="2.0211968421936" calcext:value-type="float">
            <text:p>2.0211968422</text:p>
          </table:table-cell>
          <table:table-cell office:value-type="float" office:value="0.00116181373596191" calcext:value-type="float">
            <text:p>0.0011618137</text:p>
          </table:table-cell>
          <table:table-cell office:value-type="float" office:value="2.02001595497131" calcext:value-type="float">
            <text:p>2.02001595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294938_0_48924707367275237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91]=0;IF([.E9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91]=[.E991]+[.C991]; 1; 0)" office:value-type="float" office:value="1" calcext:value-type="float">
            <text:p>1</text:p>
          </table:table-cell>
          <table:table-cell office:value-type="float" office:value="0.846506118774414" calcext:value-type="float">
            <text:p>0.8465061188</text:p>
          </table:table-cell>
          <table:table-cell office:value-type="float" office:value="0.000971317291259766" calcext:value-type="float">
            <text:p>0.0009713173</text:p>
          </table:table-cell>
          <table:table-cell office:value-type="float" office:value="0.845525979995727" calcext:value-type="float">
            <text:p>0.8455259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115612_0_41977973234343882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92]=0;IF([.E9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92]=[.E992]+[.C992]; 1; 0)" office:value-type="float" office:value="1" calcext:value-type="float">
            <text:p>1</text:p>
          </table:table-cell>
          <table:table-cell office:value-type="float" office:value="18.3761761188507" calcext:value-type="float">
            <text:p>18.3761761189</text:p>
          </table:table-cell>
          <table:table-cell office:value-type="float" office:value="0.000837802886962891" calcext:value-type="float">
            <text:p>0.0008378029</text:p>
          </table:table-cell>
          <table:table-cell office:value-type="float" office:value="2.97973704338074" calcext:value-type="float">
            <text:p>2.9797370434</text:p>
          </table:table-cell>
          <table:table-cell office:value-type="float" office:value="14.5537281036377" calcext:value-type="float">
            <text:p>14.5537281036</text:p>
          </table:table-cell>
          <table:table-cell office:value-type="float" office:value="0.841873168945313" calcext:value-type="float">
            <text:p>0.8418731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421882_0_338784092573766235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93]=0;IF([.E9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93]=[.E993]+[.C993]; 1; 0)" office:value-type="float" office:value="0" calcext:value-type="float">
            <text:p>0</text:p>
          </table:table-cell>
          <table:table-cell office:value-type="float" office:value="24.5424609184265" calcext:value-type="float">
            <text:p>24.5424609184</text:p>
          </table:table-cell>
          <table:table-cell office:value-type="float" office:value="0.0032958984375" calcext:value-type="float">
            <text:p>0.0032958984</text:p>
          </table:table-cell>
          <table:table-cell office:value-type="float" office:value="3.21681499481201" calcext:value-type="float">
            <text:p>3.2168149948</text:p>
          </table:table-cell>
          <table:table-cell office:value-type="float" office:value="3.37412190437317" calcext:value-type="float">
            <text:p>3.3741219044</text:p>
          </table:table-cell>
          <table:table-cell office:value-type="float" office:value="17.9482281208038" calcext:value-type="float">
            <text:p>17.9482281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58714_0_9111059240060469828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994]=0;IF([.E99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994]=[.E994]+[.C994]; 1; 0)" office:value-type="float" office:value="1" calcext:value-type="float">
            <text:p>1</text:p>
          </table:table-cell>
          <table:table-cell office:value-type="float" office:value="15.9523341655731" calcext:value-type="float">
            <text:p>15.9523341656</text:p>
          </table:table-cell>
          <table:table-cell office:value-type="float" office:value="0.00200915336608887" calcext:value-type="float">
            <text:p>0.0020091534</text:p>
          </table:table-cell>
          <table:table-cell office:value-type="float" office:value="0.917376041412354" calcext:value-type="float">
            <text:p>0.9173760414</text:p>
          </table:table-cell>
          <table:table-cell office:value-type="float" office:value="1.51466703414917" calcext:value-type="float">
            <text:p>1.5146670341</text:p>
          </table:table-cell>
          <table:table-cell office:value-type="float" office:value="13.5182819366455" calcext:value-type="float">
            <text:p>13.5182819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401669_0_452217912300957181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95]=0;IF([.E9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95]=[.E995]+[.C995]; 1; 0)" office:value-type="float" office:value="1" calcext:value-type="float">
            <text:p>1</text:p>
          </table:table-cell>
          <table:table-cell office:value-type="float" office:value="0.37439489364624" calcext:value-type="float">
            <text:p>0.3743948936</text:p>
          </table:table-cell>
          <table:table-cell office:value-type="float" office:value="0.00107622146606445" calcext:value-type="float">
            <text:p>0.0010762215</text:p>
          </table:table-cell>
          <table:table-cell office:value-type="float" office:value="0.373310804367065" calcext:value-type="float">
            <text:p>0.3733108044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323799_0_87417267739044272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96]=0;IF([.E9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96]=[.E996]+[.C996]; 1; 0)" office:value-type="float" office:value="1" calcext:value-type="float">
            <text:p>1</text:p>
          </table:table-cell>
          <table:table-cell office:value-type="float" office:value="1.17667508125305" calcext:value-type="float">
            <text:p>1.1766750813</text:p>
          </table:table-cell>
          <table:table-cell office:value-type="float" office:value="0.000775814056396484" calcext:value-type="float">
            <text:p>0.0007758141</text:p>
          </table:table-cell>
          <table:table-cell office:value-type="float" office:value="1.01741814613342" calcext:value-type="float">
            <text:p>1.0174181461</text:p>
          </table:table-cell>
          <table:table-cell office:value-type="float" office:value="0.158478021621704" calcext:value-type="float">
            <text:p>0.158478021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634945_0_23898426916990146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997]=0;IF([.E9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97]=[.E997]+[.C997]; 1; 0)" office:value-type="float" office:value="0" calcext:value-type="float">
            <text:p>0</text:p>
          </table:table-cell>
          <table:table-cell office:value-type="float" office:value="1.92787098884583" calcext:value-type="float">
            <text:p>1.9278709888</text:p>
          </table:table-cell>
          <table:table-cell office:value-type="float" office:value="0.00128817558288574" calcext:value-type="float">
            <text:p>0.0012881756</text:p>
          </table:table-cell>
          <table:table-cell office:value-type="float" office:value="1.9265627861023" calcext:value-type="float">
            <text:p>1.926562786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883081_0_5357790421435123524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998]=0;IF([.E9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998]=[.E998]+[.C998]; 1; 0)" office:value-type="float" office:value="1" calcext:value-type="float">
            <text:p>1</text:p>
          </table:table-cell>
          <table:table-cell office:value-type="float" office:value="47.1547319889069" calcext:value-type="float">
            <text:p>47.1547319889</text:p>
          </table:table-cell>
          <table:table-cell office:value-type="float" office:value="0.000968217849731445" calcext:value-type="float">
            <text:p>0.0009682178</text:p>
          </table:table-cell>
          <table:table-cell office:value-type="float" office:value="1.79583191871643" calcext:value-type="float">
            <text:p>1.7958319187</text:p>
          </table:table-cell>
          <table:table-cell office:value-type="float" office:value="10.6513378620148" calcext:value-type="float">
            <text:p>10.651337862</text:p>
          </table:table-cell>
          <table:table-cell office:value-type="float" office:value="34.7065939903259" calcext:value-type="float">
            <text:p>34.7065939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754294_0_55317428565442824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999]=0;IF([.E9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999]=[.E999]+[.C999]; 1; 0)" office:value-type="float" office:value="1" calcext:value-type="float">
            <text:p>1</text:p>
          </table:table-cell>
          <table:table-cell office:value-type="float" office:value="1.14268803596497" calcext:value-type="float">
            <text:p>1.142688036</text:p>
          </table:table-cell>
          <table:table-cell office:value-type="float" office:value="0.000809192657470703" calcext:value-type="float">
            <text:p>0.0008091927</text:p>
          </table:table-cell>
          <table:table-cell office:value-type="float" office:value="1.14187002182007" calcext:value-type="float">
            <text:p>1.141870021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210301_0_7622319921998171452.csv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00]=0;IF([.E10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00]=[.E1000]+[.C1000]; 1; 0)" office:value-type="float" office:value="1" calcext:value-type="float">
            <text:p>1</text:p>
          </table:table-cell>
          <table:table-cell office:value-type="float" office:value="241.624472856522" calcext:value-type="float">
            <text:p>241.6244728565</text:p>
          </table:table-cell>
          <table:table-cell office:value-type="float" office:value="0.00368380546569824" calcext:value-type="float">
            <text:p>0.0036838055</text:p>
          </table:table-cell>
          <table:table-cell office:value-type="float" office:value="2.94303703308105" calcext:value-type="float">
            <text:p>2.9430370331</text:p>
          </table:table-cell>
          <table:table-cell office:value-type="float" office:value="17.4793100357056" calcext:value-type="float">
            <text:p>17.4793100357</text:p>
          </table:table-cell>
          <table:table-cell office:value-type="float" office:value="221.198441982269" calcext:value-type="float">
            <text:p>221.19844198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340801_0_14716467647691301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01]=0;IF([.E10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01]=[.E1001]+[.C1001]; 1; 0)" office:value-type="float" office:value="1" calcext:value-type="float">
            <text:p>1</text:p>
          </table:table-cell>
          <table:table-cell office:value-type="float" office:value="8.68124794960022" calcext:value-type="float">
            <text:p>8.6812479496</text:p>
          </table:table-cell>
          <table:table-cell office:value-type="float" office:value="0.00124692916870117" calcext:value-type="float">
            <text:p>0.0012469292</text:p>
          </table:table-cell>
          <table:table-cell office:value-type="float" office:value="0.941241979598999" calcext:value-type="float">
            <text:p>0.9412419796</text:p>
          </table:table-cell>
          <table:table-cell office:value-type="float" office:value="7.73875617980957" calcext:value-type="float">
            <text:p>7.7387561798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808326_0_72324469827778780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02]=0;IF([.E10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02]=[.E1002]+[.C1002]; 1; 0)" office:value-type="float" office:value="1" calcext:value-type="float">
            <text:p>1</text:p>
          </table:table-cell>
          <table:table-cell office:value-type="float" office:value="42.847069978714" calcext:value-type="float">
            <text:p>42.8470699787</text:p>
          </table:table-cell>
          <table:table-cell office:value-type="float" office:value="0.00106692314147949" calcext:value-type="float">
            <text:p>0.0010669231</text:p>
          </table:table-cell>
          <table:table-cell office:value-type="float" office:value="1.70432209968567" calcext:value-type="float">
            <text:p>1.7043220997</text:p>
          </table:table-cell>
          <table:table-cell office:value-type="float" office:value="15.4697110652924" calcext:value-type="float">
            <text:p>15.4697110653</text:p>
          </table:table-cell>
          <table:table-cell office:value-type="float" office:value="25.6719698905945" calcext:value-type="float">
            <text:p>25.6719698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711345_1_57475535752417028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03]=0;IF([.E10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03]=[.E1003]+[.C1003]; 1; 0)" office:value-type="float" office:value="1" calcext:value-type="float">
            <text:p>1</text:p>
          </table:table-cell>
          <table:table-cell office:value-type="float" office:value="0.417588949203491" calcext:value-type="float">
            <text:p>0.4175889492</text:p>
          </table:table-cell>
          <table:table-cell office:value-type="float" office:value="0.000997781753540039" calcext:value-type="float">
            <text:p>0.0009977818</text:p>
          </table:table-cell>
          <table:table-cell office:value-type="float" office:value="0.416583061218262" calcext:value-type="float">
            <text:p>0.416583061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47208_0_91329686735304923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04]=0;IF([.E10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04]=[.E1004]+[.C1004]; 1; 0)" office:value-type="float" office:value="1" calcext:value-type="float">
            <text:p>1</text:p>
          </table:table-cell>
          <table:table-cell office:value-type="float" office:value="2.93534898757935" calcext:value-type="float">
            <text:p>2.9353489876</text:p>
          </table:table-cell>
          <table:table-cell office:value-type="float" office:value="0.000980854034423828" calcext:value-type="float">
            <text:p>0.000980854</text:p>
          </table:table-cell>
          <table:table-cell office:value-type="float" office:value="2.93434906005859" calcext:value-type="float">
            <text:p>2.934349060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933521_0_672744983080087755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05]=0;IF([.E10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05]=[.E1005]+[.C1005]; 1; 0)" office:value-type="float" office:value="0" calcext:value-type="float">
            <text:p>0</text:p>
          </table:table-cell>
          <table:table-cell office:value-type="float" office:value="101.858509063721" calcext:value-type="float">
            <text:p>101.8585090637</text:p>
          </table:table-cell>
          <table:table-cell office:value-type="float" office:value="0.0028541088104248" calcext:value-type="float">
            <text:p>0.0028541088</text:p>
          </table:table-cell>
          <table:table-cell office:value-type="float" office:value="1.92178416252136" calcext:value-type="float">
            <text:p>1.9217841625</text:p>
          </table:table-cell>
          <table:table-cell office:value-type="float" office:value="11.6357629299164" calcext:value-type="float">
            <text:p>11.6357629299</text:p>
          </table:table-cell>
          <table:table-cell office:value-type="float" office:value="88.2981078624725" calcext:value-type="float">
            <text:p>88.2981078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491133_0_71778311008847978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06]=0;IF([.E10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06]=[.E1006]+[.C1006]; 1; 0)" office:value-type="float" office:value="0" calcext:value-type="float">
            <text:p>0</text:p>
          </table:table-cell>
          <table:table-cell office:value-type="float" office:value="7.41473984718323" calcext:value-type="float">
            <text:p>7.4147398472</text:p>
          </table:table-cell>
          <table:table-cell office:value-type="float" office:value="0.00127482414245605" calcext:value-type="float">
            <text:p>0.0012748241</text:p>
          </table:table-cell>
          <table:table-cell office:value-type="float" office:value="3.07553005218506" calcext:value-type="float">
            <text:p>3.0755300522</text:p>
          </table:table-cell>
          <table:table-cell office:value-type="float" office:value="0.236763000488281" calcext:value-type="float">
            <text:p>0.2367630005</text:p>
          </table:table-cell>
          <table:table-cell office:value-type="float" office:value="4.10117197036743" calcext:value-type="float">
            <text:p>4.10117197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052232_0_91376139374684566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07]=0;IF([.E10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07]=[.E1007]+[.C1007]; 1; 0)" office:value-type="float" office:value="1" calcext:value-type="float">
            <text:p>1</text:p>
          </table:table-cell>
          <table:table-cell office:value-type="float" office:value="2.80647993087769" calcext:value-type="float">
            <text:p>2.8064799309</text:p>
          </table:table-cell>
          <table:table-cell office:value-type="float" office:value="0.00096583366394043" calcext:value-type="float">
            <text:p>0.0009658337</text:p>
          </table:table-cell>
          <table:table-cell office:value-type="float" office:value="2.80549502372742" calcext:value-type="float">
            <text:p>2.8054950237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964053_0_395733552838355171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08]=0;IF([.E10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08]=[.E1008]+[.C1008]; 1; 0)" office:value-type="float" office:value="0" calcext:value-type="float">
            <text:p>0</text:p>
          </table:table-cell>
          <table:table-cell office:value-type="float" office:value="2.83806896209717" calcext:value-type="float">
            <text:p>2.8380689621</text:p>
          </table:table-cell>
          <table:table-cell office:value-type="float" office:value="0.00111794471740723" calcext:value-type="float">
            <text:p>0.0011179447</text:p>
          </table:table-cell>
          <table:table-cell office:value-type="float" office:value="2.83693194389343" calcext:value-type="float">
            <text:p>2.8369319439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837886_4_199321424572509194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09]=0;IF([.E10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09]=[.E1009]+[.C1009]; 1; 0)" office:value-type="float" office:value="0" calcext:value-type="float">
            <text:p>0</text:p>
          </table:table-cell>
          <table:table-cell office:value-type="float" office:value="1.70554685592651" calcext:value-type="float">
            <text:p>1.7055468559</text:p>
          </table:table-cell>
          <table:table-cell office:value-type="float" office:value="0.00144124031066895" calcext:value-type="float">
            <text:p>0.0014412403</text:p>
          </table:table-cell>
          <table:table-cell office:value-type="float" office:value="1.33746385574341" calcext:value-type="float">
            <text:p>1.3374638557</text:p>
          </table:table-cell>
          <table:table-cell office:value-type="float" office:value="0.366637945175171" calcext:value-type="float">
            <text:p>0.3666379452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6068725_0_610234897325770080.csv</text:p>
          </table:table-cell>
          <table:table-cell office:value-type="string" calcext:value-type="string">
            <text:p>http://dbpedia.org/ontology/PopulatedPlace/areaTotal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10]=0;IF([.E10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10]=[.E1010]+[.C1010]; 1; 0)" office:value-type="float" office:value="0" calcext:value-type="float">
            <text:p>0</text:p>
          </table:table-cell>
          <table:table-cell office:value-type="float" office:value="219.002242088318" calcext:value-type="float">
            <text:p>219.0022420883</text:p>
          </table:table-cell>
          <table:table-cell office:value-type="float" office:value="0.00229740142822266" calcext:value-type="float">
            <text:p>0.0022974014</text:p>
          </table:table-cell>
          <table:table-cell office:value-type="float" office:value="2.6242299079895" calcext:value-type="float">
            <text:p>2.624229908</text:p>
          </table:table-cell>
          <table:table-cell office:value-type="float" office:value="1.37556290626526" calcext:value-type="float">
            <text:p>1.3755629063</text:p>
          </table:table-cell>
          <table:table-cell office:value-type="float" office:value="215.000151872635" calcext:value-type="float">
            <text:p>215.00015187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329615_0_358585649511027764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11]=0;IF([.E10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11]=[.E1011]+[.C1011]; 1; 0)" office:value-type="float" office:value="0" calcext:value-type="float">
            <text:p>0</text:p>
          </table:table-cell>
          <table:table-cell office:value-type="float" office:value="2.12285614013672" calcext:value-type="float">
            <text:p>2.1228561401</text:p>
          </table:table-cell>
          <table:table-cell office:value-type="float" office:value="0.0011141300201416" calcext:value-type="float">
            <text:p>0.00111413</text:p>
          </table:table-cell>
          <table:table-cell office:value-type="float" office:value="2.12172412872314" calcext:value-type="float">
            <text:p>2.1217241287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607822_0_4328653615730111909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12]=0;IF([.E10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12]=[.E1012]+[.C1012]; 1; 0)" office:value-type="float" office:value="0" calcext:value-type="float">
            <text:p>0</text:p>
          </table:table-cell>
          <table:table-cell office:value-type="float" office:value="2737.55961322784" calcext:value-type="float">
            <text:p>2737.5596132279</text:p>
          </table:table-cell>
          <table:table-cell office:value-type="float" office:value="0.00170397758483887" calcext:value-type="float">
            <text:p>0.0017039776</text:p>
          </table:table-cell>
          <table:table-cell office:value-type="float" office:value="1.80365109443665" calcext:value-type="float">
            <text:p>1.8036510944</text:p>
          </table:table-cell>
          <table:table-cell office:value-type="float" office:value="624.429701089859" calcext:value-type="float">
            <text:p>624.4297010899</text:p>
          </table:table-cell>
          <table:table-cell office:value-type="float" office:value="2111.32455706596" calcext:value-type="float">
            <text:p>2111.324557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94399_0_13308752359846501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13]=0;IF([.E10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13]=[.E1013]+[.C1013]; 1; 0)" office:value-type="float" office:value="1" calcext:value-type="float">
            <text:p>1</text:p>
          </table:table-cell>
          <table:table-cell office:value-type="float" office:value="0.75664210319519" calcext:value-type="float">
            <text:p>0.7566421032</text:p>
          </table:table-cell>
          <table:table-cell office:value-type="float" office:value="0.000640869140625" calcext:value-type="float">
            <text:p>0.0006408691</text:p>
          </table:table-cell>
          <table:table-cell office:value-type="float" office:value="0.755989074707031" calcext:value-type="float">
            <text:p>0.7559890747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04943_0_787097116049520474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14]=0;IF([.E10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14]=[.E1014]+[.C1014]; 1; 0)" office:value-type="float" office:value="0" calcext:value-type="float">
            <text:p>0</text:p>
          </table:table-cell>
          <table:table-cell office:value-type="float" office:value="2.03573083877563" calcext:value-type="float">
            <text:p>2.0357308388</text:p>
          </table:table-cell>
          <table:table-cell office:value-type="float" office:value="0.00142478942871094" calcext:value-type="float">
            <text:p>0.0014247894</text:p>
          </table:table-cell>
          <table:table-cell office:value-type="float" office:value="2.03428792953491" calcext:value-type="float">
            <text:p>2.034287929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254343_6_266876126727805910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15]=0;IF([.E10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15]=[.E1015]+[.C1015]; 1; 0)" office:value-type="float" office:value="0" calcext:value-type="float">
            <text:p>0</text:p>
          </table:table-cell>
          <table:table-cell office:value-type="float" office:value="14.1359150409699" calcext:value-type="float">
            <text:p>14.135915041</text:p>
          </table:table-cell>
          <table:table-cell office:value-type="float" office:value="0.00297689437866211" calcext:value-type="float">
            <text:p>0.0029768944</text:p>
          </table:table-cell>
          <table:table-cell office:value-type="float" office:value="3.67085814476013" calcext:value-type="float">
            <text:p>3.6708581448</text:p>
          </table:table-cell>
          <table:table-cell office:value-type="float" office:value="1.48278903961182" calcext:value-type="float">
            <text:p>1.4827890396</text:p>
          </table:table-cell>
          <table:table-cell office:value-type="float" office:value="8.97929096221924" calcext:value-type="float">
            <text:p>8.9792909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54929_3_34276923181618694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16]=0;IF([.E10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16]=[.E1016]+[.C1016]; 1; 0)" office:value-type="float" office:value="1" calcext:value-type="float">
            <text:p>1</text:p>
          </table:table-cell>
          <table:table-cell office:value-type="float" office:value="0.286226034164429" calcext:value-type="float">
            <text:p>0.2862260342</text:p>
          </table:table-cell>
          <table:table-cell office:value-type="float" office:value="0.000637292861938477" calcext:value-type="float">
            <text:p>0.0006372929</text:p>
          </table:table-cell>
          <table:table-cell office:value-type="float" office:value="0.285582065582275" calcext:value-type="float">
            <text:p>0.2855820656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03248_0_559774244493589505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17]=0;IF([.E10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17]=[.E1017]+[.C1017]; 1; 0)" office:value-type="float" office:value="0" calcext:value-type="float">
            <text:p>0</text:p>
          </table:table-cell>
          <table:table-cell office:value-type="float" office:value="4.45444583892822" calcext:value-type="float">
            <text:p>4.4544458389</text:p>
          </table:table-cell>
          <table:table-cell office:value-type="float" office:value="0.0012969970703125" calcext:value-type="float">
            <text:p>0.0012969971</text:p>
          </table:table-cell>
          <table:table-cell office:value-type="float" office:value="2.89825391769409" calcext:value-type="float">
            <text:p>2.8982539177</text:p>
          </table:table-cell>
          <table:table-cell office:value-type="float" office:value="1.55488991737366" calcext:value-type="float">
            <text:p>1.5548899174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872762_0_6593129930785652491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18]=0;IF([.E101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18]=[.E1018]+[.C1018]; 1; 0)" office:value-type="float" office:value="1" calcext:value-type="float">
            <text:p>1</text:p>
          </table:table-cell>
          <table:table-cell office:value-type="float" office:value="12.3299520015717" calcext:value-type="float">
            <text:p>12.3299520016</text:p>
          </table:table-cell>
          <table:table-cell office:value-type="float" office:value="0.00356698036193848" calcext:value-type="float">
            <text:p>0.0035669804</text:p>
          </table:table-cell>
          <table:table-cell office:value-type="float" office:value="2.36652898788452" calcext:value-type="float">
            <text:p>2.3665289879</text:p>
          </table:table-cell>
          <table:table-cell office:value-type="float" office:value="1.2431948184967" calcext:value-type="float">
            <text:p>1.2431948185</text:p>
          </table:table-cell>
          <table:table-cell office:value-type="float" office:value="8.71666121482849" calcext:value-type="float">
            <text:p>8.7166612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88038_0_8683302966967324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19]=0;IF([.E10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19]=[.E1019]+[.C1019]; 1; 0)" office:value-type="float" office:value="1" calcext:value-type="float">
            <text:p>1</text:p>
          </table:table-cell>
          <table:table-cell office:value-type="float" office:value="2.58355903625488" calcext:value-type="float">
            <text:p>2.5835590363</text:p>
          </table:table-cell>
          <table:table-cell office:value-type="float" office:value="0.000840187072753906" calcext:value-type="float">
            <text:p>0.0008401871</text:p>
          </table:table-cell>
          <table:table-cell office:value-type="float" office:value="2.58269882202148" calcext:value-type="float">
            <text:p>2.58269882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553232_0_27586984020292965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20]=0;IF([.E10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20]=[.E1020]+[.C1020]; 1; 0)" office:value-type="float" office:value="1" calcext:value-type="float">
            <text:p>1</text:p>
          </table:table-cell>
          <table:table-cell office:value-type="float" office:value="0.409627199172974" calcext:value-type="float">
            <text:p>0.4096271992</text:p>
          </table:table-cell>
          <table:table-cell office:value-type="float" office:value="0.000684261322021484" calcext:value-type="float">
            <text:p>0.0006842613</text:p>
          </table:table-cell>
          <table:table-cell office:value-type="float" office:value="0.408936977386475" calcext:value-type="float">
            <text:p>0.4089369774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650209_0_75375623717650597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21]=0;IF([.E10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21]=[.E1021]+[.C1021]; 1; 0)" office:value-type="float" office:value="1" calcext:value-type="float">
            <text:p>1</text:p>
          </table:table-cell>
          <table:table-cell office:value-type="float" office:value="0.671483039855957" calcext:value-type="float">
            <text:p>0.6714830399</text:p>
          </table:table-cell>
          <table:table-cell office:value-type="float" office:value="0.000982999801635742" calcext:value-type="float">
            <text:p>0.0009829998</text:p>
          </table:table-cell>
          <table:table-cell office:value-type="float" office:value="0.000138998031616211" calcext:value-type="float">
            <text:p>0.000138998</text:p>
          </table:table-cell>
          <table:table-cell office:value-type="float" office:value="0.153029918670654" calcext:value-type="float">
            <text:p>0.1530299187</text:p>
          </table:table-cell>
          <table:table-cell office:value-type="float" office:value="0.517331123352051" calcext:value-type="float">
            <text:p>0.517331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805677_0_52688169042353961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22]=0;IF([.E10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22]=[.E1022]+[.C1022]; 1; 0)" office:value-type="float" office:value="1" calcext:value-type="float">
            <text:p>1</text:p>
          </table:table-cell>
          <table:table-cell office:value-type="float" office:value="5.18948316574097" calcext:value-type="float">
            <text:p>5.1894831657</text:p>
          </table:table-cell>
          <table:table-cell office:value-type="float" office:value="0.00199508666992188" calcext:value-type="float">
            <text:p>0.0019950867</text:p>
          </table:table-cell>
          <table:table-cell office:value-type="float" office:value="2.31152009963989" calcext:value-type="float">
            <text:p>2.3115200996</text:p>
          </table:table-cell>
          <table:table-cell office:value-type="float" office:value="0.904834985733032" calcext:value-type="float">
            <text:p>0.9048349857</text:p>
          </table:table-cell>
          <table:table-cell office:value-type="float" office:value="1.97113299369812" calcext:value-type="float">
            <text:p>1.9711329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092785_0_469636778298753333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23]=0;IF([.E10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23]=[.E1023]+[.C1023]; 1; 0)" office:value-type="float" office:value="0" calcext:value-type="float">
            <text:p>0</text:p>
          </table:table-cell>
          <table:table-cell office:value-type="float" office:value="4.89342403411865" calcext:value-type="float">
            <text:p>4.8934240341</text:p>
          </table:table-cell>
          <table:table-cell office:value-type="float" office:value="0.00105500221252441" calcext:value-type="float">
            <text:p>0.0010550022</text:p>
          </table:table-cell>
          <table:table-cell office:value-type="float" office:value="3.13459897041321" calcext:value-type="float">
            <text:p>3.1345989704</text:p>
          </table:table-cell>
          <table:table-cell office:value-type="float" office:value="0.235054016113281" calcext:value-type="float">
            <text:p>0.2350540161</text:p>
          </table:table-cell>
          <table:table-cell office:value-type="float" office:value="1.52271604537964" calcext:value-type="float">
            <text:p>1.52271604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709069_0_60264733064235840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24]=0;IF([.E10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24]=[.E1024]+[.C1024]; 1; 0)" office:value-type="float" office:value="1" calcext:value-type="float">
            <text:p>1</text:p>
          </table:table-cell>
          <table:table-cell office:value-type="float" office:value="2.10612607002258" calcext:value-type="float">
            <text:p>2.10612607</text:p>
          </table:table-cell>
          <table:table-cell office:value-type="float" office:value="0.00130391120910645" calcext:value-type="float">
            <text:p>0.0013039112</text:p>
          </table:table-cell>
          <table:table-cell office:value-type="float" office:value="1.33786511421204" calcext:value-type="float">
            <text:p>1.3378651142</text:p>
          </table:table-cell>
          <table:table-cell office:value-type="float" office:value="0.766952991485596" calcext:value-type="float">
            <text:p>0.766952991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790315_0_271532639958592924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25]=0;IF([.E10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25]=[.E1025]+[.C1025]; 1; 0)" office:value-type="float" office:value="0" calcext:value-type="float">
            <text:p>0</text:p>
          </table:table-cell>
          <table:table-cell office:value-type="float" office:value="2.47379493713379" calcext:value-type="float">
            <text:p>2.4737949371</text:p>
          </table:table-cell>
          <table:table-cell office:value-type="float" office:value="0.000961065292358398" calcext:value-type="float">
            <text:p>0.0009610653</text:p>
          </table:table-cell>
          <table:table-cell office:value-type="float" office:value="1.72282385826111" calcext:value-type="float">
            <text:p>1.7228238583</text:p>
          </table:table-cell>
          <table:table-cell office:value-type="float" office:value="0.256845951080322" calcext:value-type="float">
            <text:p>0.2568459511</text:p>
          </table:table-cell>
          <table:table-cell office:value-type="float" office:value="0.4931640625" calcext:value-type="float">
            <text:p>0.493164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389809_0_8179819543692215824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26]=0;IF([.E10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26]=[.E1026]+[.C1026]; 1; 0)" office:value-type="float" office:value="0" calcext:value-type="float">
            <text:p>0</text:p>
          </table:table-cell>
          <table:table-cell office:value-type="float" office:value="3.3244960308075" calcext:value-type="float">
            <text:p>3.3244960308</text:p>
          </table:table-cell>
          <table:table-cell office:value-type="float" office:value="0.000999927520751953" calcext:value-type="float">
            <text:p>0.0009999275</text:p>
          </table:table-cell>
          <table:table-cell office:value-type="float" office:value="2.75329494476318" calcext:value-type="float">
            <text:p>2.7532949448</text:p>
          </table:table-cell>
          <table:table-cell office:value-type="float" office:value="0.081510066986084" calcext:value-type="float">
            <text:p>0.081510067</text:p>
          </table:table-cell>
          <table:table-cell office:value-type="float" office:value="0.488691091537476" calcext:value-type="float">
            <text:p>0.4886910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455764_0_421516620342806864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27]=0;IF([.E10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27]=[.E1027]+[.C1027]; 1; 0)" office:value-type="float" office:value="0" calcext:value-type="float">
            <text:p>0</text:p>
          </table:table-cell>
          <table:table-cell office:value-type="float" office:value="0.744071006774902" calcext:value-type="float">
            <text:p>0.7440710068</text:p>
          </table:table-cell>
          <table:table-cell office:value-type="float" office:value="0.000634193420410156" calcext:value-type="float">
            <text:p>0.0006341934</text:p>
          </table:table-cell>
          <table:table-cell office:value-type="float" office:value="0.743427991867065" calcext:value-type="float">
            <text:p>0.7434279919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394526_0_469695394302497672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28]=0;IF([.E10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28]=[.E1028]+[.C1028]; 1; 0)" office:value-type="float" office:value="1" calcext:value-type="float">
            <text:p>1</text:p>
          </table:table-cell>
          <table:table-cell office:value-type="float" office:value="1.39308881759644" calcext:value-type="float">
            <text:p>1.3930888176</text:p>
          </table:table-cell>
          <table:table-cell office:value-type="float" office:value="0.000771045684814453" calcext:value-type="float">
            <text:p>0.0007710457</text:p>
          </table:table-cell>
          <table:table-cell office:value-type="float" office:value="1.39230394363403" calcext:value-type="float">
            <text:p>1.3923039436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640397_0_23444991879573201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29]=0;IF([.E10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29]=[.E1029]+[.C1029]; 1; 0)" office:value-type="float" office:value="1" calcext:value-type="float">
            <text:p>1</text:p>
          </table:table-cell>
          <table:table-cell office:value-type="float" office:value="2.10725688934326" calcext:value-type="float">
            <text:p>2.1072568893</text:p>
          </table:table-cell>
          <table:table-cell office:value-type="float" office:value="0.00096583366394043" calcext:value-type="float">
            <text:p>0.0009658337</text:p>
          </table:table-cell>
          <table:table-cell office:value-type="float" office:value="1.44844603538513" calcext:value-type="float">
            <text:p>1.4484460354</text:p>
          </table:table-cell>
          <table:table-cell office:value-type="float" office:value="0.399070024490356" calcext:value-type="float">
            <text:p>0.3990700245</text:p>
          </table:table-cell>
          <table:table-cell office:value-type="float" office:value="0.258774995803833" calcext:value-type="float">
            <text:p>0.25877499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191161_0_72586808305093812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0]=0;IF([.E10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30]=[.E1030]+[.C1030]; 1; 0)" office:value-type="float" office:value="1" calcext:value-type="float">
            <text:p>1</text:p>
          </table:table-cell>
          <table:table-cell office:value-type="float" office:value="3.05853414535522" calcext:value-type="float">
            <text:p>3.0585341454</text:p>
          </table:table-cell>
          <table:table-cell office:value-type="float" office:value="0.000947952270507812" calcext:value-type="float">
            <text:p>0.0009479523</text:p>
          </table:table-cell>
          <table:table-cell office:value-type="float" office:value="3.05756711959839" calcext:value-type="float">
            <text:p>3.057567119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965226_1_48003402778572732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1]=0;IF([.E10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31]=[.E1031]+[.C1031]; 1; 0)" office:value-type="float" office:value="1" calcext:value-type="float">
            <text:p>1</text:p>
          </table:table-cell>
          <table:table-cell office:value-type="float" office:value="2.19336295127869" calcext:value-type="float">
            <text:p>2.1933629513</text:p>
          </table:table-cell>
          <table:table-cell office:value-type="float" office:value="0.00112485885620117" calcext:value-type="float">
            <text:p>0.0011248589</text:p>
          </table:table-cell>
          <table:table-cell office:value-type="float" office:value="1.06599807739258" calcext:value-type="float">
            <text:p>1.0659980774</text:p>
          </table:table-cell>
          <table:table-cell office:value-type="float" office:value="0.336627006530762" calcext:value-type="float">
            <text:p>0.3366270065</text:p>
          </table:table-cell>
          <table:table-cell office:value-type="float" office:value="0.789613008499146" calcext:value-type="float">
            <text:p>0.7896130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086539_0_1028302238992601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2]=0;IF([.E10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32]=[.E1032]+[.C1032]; 1; 0)" office:value-type="float" office:value="1" calcext:value-type="float">
            <text:p>1</text:p>
          </table:table-cell>
          <table:table-cell office:value-type="float" office:value="0.469600915908814" calcext:value-type="float">
            <text:p>0.4696009159</text:p>
          </table:table-cell>
          <table:table-cell office:value-type="float" office:value="0.0011909008026123" calcext:value-type="float">
            <text:p>0.0011909008</text:p>
          </table:table-cell>
          <table:table-cell office:value-type="float" office:value="0.468400955200195" calcext:value-type="float">
            <text:p>0.4684009552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066895_0_178293855544203883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33]=0;IF([.E10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33]=[.E1033]+[.C1033]; 1; 0)" office:value-type="float" office:value="0" calcext:value-type="float">
            <text:p>0</text:p>
          </table:table-cell>
          <table:table-cell office:value-type="float" office:value="2.01698088645935" calcext:value-type="float">
            <text:p>2.0169808865</text:p>
          </table:table-cell>
          <table:table-cell office:value-type="float" office:value="0.00127792358398438" calcext:value-type="float">
            <text:p>0.0012779236</text:p>
          </table:table-cell>
          <table:table-cell office:value-type="float" office:value="2.01568388938904" calcext:value-type="float">
            <text:p>2.0156838894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594520_0_1152027117657832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4]=0;IF([.E10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34]=[.E1034]+[.C1034]; 1; 0)" office:value-type="float" office:value="1" calcext:value-type="float">
            <text:p>1</text:p>
          </table:table-cell>
          <table:table-cell office:value-type="float" office:value="0.374841928482056" calcext:value-type="float">
            <text:p>0.3748419285</text:p>
          </table:table-cell>
          <table:table-cell office:value-type="float" office:value="0.00124382972717285" calcext:value-type="float">
            <text:p>0.0012438297</text:p>
          </table:table-cell>
          <table:table-cell office:value-type="float" office:value="0.373589038848877" calcext:value-type="float">
            <text:p>0.373589038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85099_0_27826243900401863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5]=0;IF([.E10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35]=[.E1035]+[.C1035]; 1; 0)" office:value-type="float" office:value="1" calcext:value-type="float">
            <text:p>1</text:p>
          </table:table-cell>
          <table:table-cell office:value-type="float" office:value="0.496263027191162" calcext:value-type="float">
            <text:p>0.4962630272</text:p>
          </table:table-cell>
          <table:table-cell office:value-type="float" office:value="0.000767946243286133" calcext:value-type="float">
            <text:p>0.0007679462</text:p>
          </table:table-cell>
          <table:table-cell office:value-type="float" office:value="0.49548602104187" calcext:value-type="float">
            <text:p>0.495486021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861216_0_62220404805772007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6]=0;IF([.E10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36]=[.E1036]+[.C1036]; 1; 0)" office:value-type="float" office:value="1" calcext:value-type="float">
            <text:p>1</text:p>
          </table:table-cell>
          <table:table-cell office:value-type="float" office:value="0.617927074432373" calcext:value-type="float">
            <text:p>0.6179270744</text:p>
          </table:table-cell>
          <table:table-cell office:value-type="float" office:value="0.00118827819824219" calcext:value-type="float">
            <text:p>0.0011882782</text:p>
          </table:table-cell>
          <table:table-cell office:value-type="float" office:value="0.616728782653809" calcext:value-type="float">
            <text:p>0.6167287827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007582_0_46284535354453486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7]=0;IF([.E10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37]=[.E1037]+[.C1037]; 1; 0)" office:value-type="float" office:value="1" calcext:value-type="float">
            <text:p>1</text:p>
          </table:table-cell>
          <table:table-cell office:value-type="float" office:value="0.493424892425537" calcext:value-type="float">
            <text:p>0.4934248924</text:p>
          </table:table-cell>
          <table:table-cell office:value-type="float" office:value="0.000986814498901367" calcext:value-type="float">
            <text:p>0.0009868145</text:p>
          </table:table-cell>
          <table:table-cell office:value-type="float" office:value="0.492430925369263" calcext:value-type="float">
            <text:p>0.4924309254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14576721191406" calcext:value-type="float">
            <text:p>2.145767211914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003697_0_856942360516197374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38]=0;IF([.E10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38]=[.E1038]+[.C1038]; 1; 0)" office:value-type="float" office:value="0" calcext:value-type="float">
            <text:p>0</text:p>
          </table:table-cell>
          <table:table-cell office:value-type="float" office:value="1.87995409965515" calcext:value-type="float">
            <text:p>1.8799540997</text:p>
          </table:table-cell>
          <table:table-cell office:value-type="float" office:value="0.000813007354736328" calcext:value-type="float">
            <text:p>0.0008130074</text:p>
          </table:table-cell>
          <table:table-cell office:value-type="float" office:value="1.87912106513977" calcext:value-type="float">
            <text:p>1.879121065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966206_0_11952535552718727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39]=0;IF([.E10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39]=[.E1039]+[.C1039]; 1; 0)" office:value-type="float" office:value="1" calcext:value-type="float">
            <text:p>1</text:p>
          </table:table-cell>
          <table:table-cell office:value-type="float" office:value="0.810358047485352" calcext:value-type="float">
            <text:p>0.8103580475</text:p>
          </table:table-cell>
          <table:table-cell office:value-type="float" office:value="0.000890016555786133" calcext:value-type="float">
            <text:p>0.0008900166</text:p>
          </table:table-cell>
          <table:table-cell office:value-type="float" office:value="0.435336112976074" calcext:value-type="float">
            <text:p>0.435336113</text:p>
          </table:table-cell>
          <table:table-cell office:value-type="float" office:value="0.0862128734588623" calcext:value-type="float">
            <text:p>0.0862128735</text:p>
          </table:table-cell>
          <table:table-cell office:value-type="float" office:value="0.287919044494629" calcext:value-type="float">
            <text:p>0.28791904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376307_0_54408281567971778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40]=0;IF([.E10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40]=[.E1040]+[.C1040]; 1; 0)" office:value-type="float" office:value="1" calcext:value-type="float">
            <text:p>1</text:p>
          </table:table-cell>
          <table:table-cell office:value-type="float" office:value="3.64713001251221" calcext:value-type="float">
            <text:p>3.6471300125</text:p>
          </table:table-cell>
          <table:table-cell office:value-type="float" office:value="0.000776767730712891" calcext:value-type="float">
            <text:p>0.0007767677</text:p>
          </table:table-cell>
          <table:table-cell office:value-type="float" office:value="3.64634108543396" calcext:value-type="float">
            <text:p>3.6463410854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128500_0_745684594499437350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41]=0;IF([.E104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41]=[.E1041]+[.C1041]; 1; 0)" office:value-type="float" office:value="1" calcext:value-type="float">
            <text:p>1</text:p>
          </table:table-cell>
          <table:table-cell office:value-type="float" office:value="19.2692701816559" calcext:value-type="float">
            <text:p>19.2692701817</text:p>
          </table:table-cell>
          <table:table-cell office:value-type="float" office:value="0.00322532653808594" calcext:value-type="float">
            <text:p>0.0032253265</text:p>
          </table:table-cell>
          <table:table-cell office:value-type="float" office:value="3.03683805465698" calcext:value-type="float">
            <text:p>3.0368380547</text:p>
          </table:table-cell>
          <table:table-cell office:value-type="float" office:value="1.64704084396362" calcext:value-type="float">
            <text:p>1.647040844</text:p>
          </table:table-cell>
          <table:table-cell office:value-type="float" office:value="14.5821659564972" calcext:value-type="float">
            <text:p>14.58216595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530643_2_512891561771639484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42]=0;IF([.E10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42]=[.E1042]+[.C1042]; 1; 0)" office:value-type="float" office:value="0" calcext:value-type="float">
            <text:p>0</text:p>
          </table:table-cell>
          <table:table-cell office:value-type="float" office:value="17.5222079753876" calcext:value-type="float">
            <text:p>17.5222079754</text:p>
          </table:table-cell>
          <table:table-cell office:value-type="float" office:value="0.00235605239868164" calcext:value-type="float">
            <text:p>0.0023560524</text:p>
          </table:table-cell>
          <table:table-cell office:value-type="float" office:value="2.49722599983215" calcext:value-type="float">
            <text:p>2.4972259998</text:p>
          </table:table-cell>
          <table:table-cell office:value-type="float" office:value="1.1070408821106" calcext:value-type="float">
            <text:p>1.1070408821</text:p>
          </table:table-cell>
          <table:table-cell office:value-type="float" office:value="13.9155850410461" calcext:value-type="float">
            <text:p>13.9155850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779923_5_20670377214547581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43]=0;IF([.E10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43]=[.E1043]+[.C1043]; 1; 0)" office:value-type="float" office:value="0" calcext:value-type="float">
            <text:p>0</text:p>
          </table:table-cell>
          <table:table-cell office:value-type="float" office:value="4.44296407699585" calcext:value-type="float">
            <text:p>4.442964077</text:p>
          </table:table-cell>
          <table:table-cell office:value-type="float" office:value="0.00152206420898438" calcext:value-type="float">
            <text:p>0.0015220642</text:p>
          </table:table-cell>
          <table:table-cell office:value-type="float" office:value="2.38402104377747" calcext:value-type="float">
            <text:p>2.3840210438</text:p>
          </table:table-cell>
          <table:table-cell office:value-type="float" office:value="0.247509002685547" calcext:value-type="float">
            <text:p>0.2475090027</text:p>
          </table:table-cell>
          <table:table-cell office:value-type="float" office:value="1.80991196632385" calcext:value-type="float">
            <text:p>1.8099119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523800_2_77235509000710570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44]=0;IF([.E10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44]=[.E1044]+[.C1044]; 1; 0)" office:value-type="float" office:value="1" calcext:value-type="float">
            <text:p>1</text:p>
          </table:table-cell>
          <table:table-cell office:value-type="float" office:value="0.646450042724609" calcext:value-type="float">
            <text:p>0.6464500427</text:p>
          </table:table-cell>
          <table:table-cell office:value-type="float" office:value="0.000757932662963867" calcext:value-type="float">
            <text:p>0.0007579327</text:p>
          </table:table-cell>
          <table:table-cell office:value-type="float" office:value="0.317858934402466" calcext:value-type="float">
            <text:p>0.3178589344</text:p>
          </table:table-cell>
          <table:table-cell office:value-type="float" office:value="0.0846221446990967" calcext:value-type="float">
            <text:p>0.0846221447</text:p>
          </table:table-cell>
          <table:table-cell office:value-type="float" office:value="0.243211030960083" calcext:value-type="float">
            <text:p>0.243211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653690_0_2821716582565086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45]=0;IF([.E104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45]=[.E1045]+[.C1045]; 1; 0)" office:value-type="float" office:value="1" calcext:value-type="float">
            <text:p>1</text:p>
          </table:table-cell>
          <table:table-cell office:value-type="float" office:value="23.9142048358917" calcext:value-type="float">
            <text:p>23.9142048359</text:p>
          </table:table-cell>
          <table:table-cell office:value-type="float" office:value="0.00306892395019531" calcext:value-type="float">
            <text:p>0.003068924</text:p>
          </table:table-cell>
          <table:table-cell office:value-type="float" office:value="2.84934186935425" calcext:value-type="float">
            <text:p>2.8493418694</text:p>
          </table:table-cell>
          <table:table-cell office:value-type="float" office:value="1.31164789199829" calcext:value-type="float">
            <text:p>1.311647892</text:p>
          </table:table-cell>
          <table:table-cell office:value-type="float" office:value="19.750146150589" calcext:value-type="float">
            <text:p>19.7501461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086771_6_778431764541704531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46]=0;IF([.E1046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46]=[.E1046]+[.C1046]; 1; 0)" office:value-type="float" office:value="1" calcext:value-type="float">
            <text:p>1</text:p>
          </table:table-cell>
          <table:table-cell office:value-type="float" office:value="27.1757409572601" calcext:value-type="float">
            <text:p>27.1757409573</text:p>
          </table:table-cell>
          <table:table-cell office:value-type="float" office:value="0.00288605690002441" calcext:value-type="float">
            <text:p>0.0028860569</text:p>
          </table:table-cell>
          <table:table-cell office:value-type="float" office:value="3.50036907196045" calcext:value-type="float">
            <text:p>3.500369072</text:p>
          </table:table-cell>
          <table:table-cell office:value-type="float" office:value="6.51152396202087" calcext:value-type="float">
            <text:p>6.511523962</text:p>
          </table:table-cell>
          <table:table-cell office:value-type="float" office:value="17.1609618663788" calcext:value-type="float">
            <text:p>17.1609618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796763_0_42595547766246312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47]=0;IF([.E10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47]=[.E1047]+[.C1047]; 1; 0)" office:value-type="float" office:value="1" calcext:value-type="float">
            <text:p>1</text:p>
          </table:table-cell>
          <table:table-cell office:value-type="float" office:value="1.61443901062012" calcext:value-type="float">
            <text:p>1.6144390106</text:p>
          </table:table-cell>
          <table:table-cell office:value-type="float" office:value="0.000790119171142578" calcext:value-type="float">
            <text:p>0.0007901192</text:p>
          </table:table-cell>
          <table:table-cell office:value-type="float" office:value="1.61363410949707" calcext:value-type="float">
            <text:p>1.6136341095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742041_0_712875983959195652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48]=0;IF([.E10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48]=[.E1048]+[.C1048]; 1; 0)" office:value-type="float" office:value="0" calcext:value-type="float">
            <text:p>0</text:p>
          </table:table-cell>
          <table:table-cell office:value-type="float" office:value="1.08793592453003" calcext:value-type="float">
            <text:p>1.0879359245</text:p>
          </table:table-cell>
          <table:table-cell office:value-type="float" office:value="0.000632286071777344" calcext:value-type="float">
            <text:p>0.0006322861</text:p>
          </table:table-cell>
          <table:table-cell office:value-type="float" office:value="1.08729290962219" calcext:value-type="float">
            <text:p>1.0872929096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89875_0_43564171121660123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49]=0;IF([.E10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49]=[.E1049]+[.C1049]; 1; 0)" office:value-type="float" office:value="1" calcext:value-type="float">
            <text:p>1</text:p>
          </table:table-cell>
          <table:table-cell office:value-type="float" office:value="1.24694108963013" calcext:value-type="float">
            <text:p>1.2469410896</text:p>
          </table:table-cell>
          <table:table-cell office:value-type="float" office:value="0.00132989883422852" calcext:value-type="float">
            <text:p>0.0013298988</text:p>
          </table:table-cell>
          <table:table-cell office:value-type="float" office:value="0.936001062393188" calcext:value-type="float">
            <text:p>0.9360010624</text:p>
          </table:table-cell>
          <table:table-cell office:value-type="float" office:value="0.309606075286865" calcext:value-type="float">
            <text:p>0.3096060753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080079_0_71297210181494581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50]=0;IF([.E10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50]=[.E1050]+[.C1050]; 1; 0)" office:value-type="float" office:value="1" calcext:value-type="float">
            <text:p>1</text:p>
          </table:table-cell>
          <table:table-cell office:value-type="float" office:value="3.45462703704834" calcext:value-type="float">
            <text:p>3.454627037</text:p>
          </table:table-cell>
          <table:table-cell office:value-type="float" office:value="0.000941038131713867" calcext:value-type="float">
            <text:p>0.0009410381</text:p>
          </table:table-cell>
          <table:table-cell office:value-type="float" office:value="2.36852312088013" calcext:value-type="float">
            <text:p>2.3685231209</text:p>
          </table:table-cell>
          <table:table-cell office:value-type="float" office:value="0.582535982131958" calcext:value-type="float">
            <text:p>0.5825359821</text:p>
          </table:table-cell>
          <table:table-cell office:value-type="float" office:value="0.502626895904541" calcext:value-type="float">
            <text:p>0.50262689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857217_0_961038783966485949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51]=0;IF([.E10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51]=[.E1051]+[.C1051]; 1; 0)" office:value-type="float" office:value="1" calcext:value-type="float">
            <text:p>1</text:p>
          </table:table-cell>
          <table:table-cell office:value-type="float" office:value="6.47817397117615" calcext:value-type="float">
            <text:p>6.4781739712</text:p>
          </table:table-cell>
          <table:table-cell office:value-type="float" office:value="0.00101089477539063" calcext:value-type="float">
            <text:p>0.0010108948</text:p>
          </table:table-cell>
          <table:table-cell office:value-type="float" office:value="4.06912803649902" calcext:value-type="float">
            <text:p>4.0691280365</text:p>
          </table:table-cell>
          <table:table-cell office:value-type="float" office:value="0.349982023239136" calcext:value-type="float">
            <text:p>0.3499820232</text:p>
          </table:table-cell>
          <table:table-cell office:value-type="float" office:value="2.0580530166626" calcext:value-type="float">
            <text:p>2.0580530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212761_0_54589412997401208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52]=0;IF([.E10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52]=[.E1052]+[.C1052]; 1; 0)" office:value-type="float" office:value="1" calcext:value-type="float">
            <text:p>1</text:p>
          </table:table-cell>
          <table:table-cell office:value-type="float" office:value="1.94794392585754" calcext:value-type="float">
            <text:p>1.9479439259</text:p>
          </table:table-cell>
          <table:table-cell office:value-type="float" office:value="0.000931978225708008" calcext:value-type="float">
            <text:p>0.0009319782</text:p>
          </table:table-cell>
          <table:table-cell office:value-type="float" office:value="1.94699907302856" calcext:value-type="float">
            <text:p>1.946999073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774264_0_49070742222209446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53]=0;IF([.E10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53]=[.E1053]+[.C1053]; 1; 0)" office:value-type="float" office:value="1" calcext:value-type="float">
            <text:p>1</text:p>
          </table:table-cell>
          <table:table-cell office:value-type="float" office:value="1.93885517120361" calcext:value-type="float">
            <text:p>1.9388551712</text:p>
          </table:table-cell>
          <table:table-cell office:value-type="float" office:value="0.000657081604003906" calcext:value-type="float">
            <text:p>0.0006570816</text:p>
          </table:table-cell>
          <table:table-cell office:value-type="float" office:value="1.93817901611328" calcext:value-type="float">
            <text:p>1.938179016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009064_0_914865223837226125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54]=0;IF([.E10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54]=[.E1054]+[.C1054]; 1; 0)" office:value-type="float" office:value="0" calcext:value-type="float">
            <text:p>0</text:p>
          </table:table-cell>
          <table:table-cell office:value-type="float" office:value="3.17275094985962" calcext:value-type="float">
            <text:p>3.1727509499</text:p>
          </table:table-cell>
          <table:table-cell office:value-type="float" office:value="0.00142669677734375" calcext:value-type="float">
            <text:p>0.0014266968</text:p>
          </table:table-cell>
          <table:table-cell office:value-type="float" office:value="3.08852314949036" calcext:value-type="float">
            <text:p>3.0885231495</text:p>
          </table:table-cell>
          <table:table-cell office:value-type="float" office:value="0.0827960968017578" calcext:value-type="float">
            <text:p>0.0827960968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981869_0_78475438978552349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55]=0;IF([.E10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55]=[.E1055]+[.C1055]; 1; 0)" office:value-type="float" office:value="0" calcext:value-type="float">
            <text:p>0</text:p>
          </table:table-cell>
          <table:table-cell office:value-type="float" office:value="1.38278603553772" calcext:value-type="float">
            <text:p>1.3827860355</text:p>
          </table:table-cell>
          <table:table-cell office:value-type="float" office:value="0.00118732452392578" calcext:value-type="float">
            <text:p>0.0011873245</text:p>
          </table:table-cell>
          <table:table-cell office:value-type="float" office:value="1.38158488273621" calcext:value-type="float">
            <text:p>1.3815848827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729470_1_50473058861125991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56]=0;IF([.E1056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56]=[.E1056]+[.C1056]; 1; 0)" office:value-type="float" office:value="1" calcext:value-type="float">
            <text:p>1</text:p>
          </table:table-cell>
          <table:table-cell office:value-type="float" office:value="18.2932569980621" calcext:value-type="float">
            <text:p>18.2932569981</text:p>
          </table:table-cell>
          <table:table-cell office:value-type="float" office:value="0.0032649040222168" calcext:value-type="float">
            <text:p>0.003264904</text:p>
          </table:table-cell>
          <table:table-cell office:value-type="float" office:value="2.06973695755005" calcext:value-type="float">
            <text:p>2.0697369576</text:p>
          </table:table-cell>
          <table:table-cell office:value-type="float" office:value="1.19152998924255" calcext:value-type="float">
            <text:p>1.1915299892</text:p>
          </table:table-cell>
          <table:table-cell office:value-type="float" office:value="15.0287251472473" calcext:value-type="float">
            <text:p>15.0287251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414811_6_822142833392165356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57]=0;IF([.E10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57]=[.E1057]+[.C1057]; 1; 0)" office:value-type="float" office:value="0" calcext:value-type="float">
            <text:p>0</text:p>
          </table:table-cell>
          <table:table-cell office:value-type="float" office:value="1.21498012542725" calcext:value-type="float">
            <text:p>1.2149801254</text:p>
          </table:table-cell>
          <table:table-cell office:value-type="float" office:value="0.00111103057861328" calcext:value-type="float">
            <text:p>0.0011110306</text:p>
          </table:table-cell>
          <table:table-cell office:value-type="float" office:value="1.21385407447815" calcext:value-type="float">
            <text:p>1.2138540745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025494_2_34756325030545693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58]=0;IF([.E10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58]=[.E1058]+[.C1058]; 1; 0)" office:value-type="float" office:value="1" calcext:value-type="float">
            <text:p>1</text:p>
          </table:table-cell>
          <table:table-cell office:value-type="float" office:value="3.04937386512756" calcext:value-type="float">
            <text:p>3.0493738651</text:p>
          </table:table-cell>
          <table:table-cell office:value-type="float" office:value="0.00148224830627441" calcext:value-type="float">
            <text:p>0.0014822483</text:p>
          </table:table-cell>
          <table:table-cell office:value-type="float" office:value="1.23704886436462" calcext:value-type="float">
            <text:p>1.2370488644</text:p>
          </table:table-cell>
          <table:table-cell office:value-type="float" office:value="0.241321802139282" calcext:value-type="float">
            <text:p>0.2413218021</text:p>
          </table:table-cell>
          <table:table-cell office:value-type="float" office:value="1.56952095031738" calcext:value-type="float">
            <text:p>1.5695209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246043_0_725949398642495170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59]=0;IF([.E10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59]=[.E1059]+[.C1059]; 1; 0)" office:value-type="float" office:value="0" calcext:value-type="float">
            <text:p>0</text:p>
          </table:table-cell>
          <table:table-cell office:value-type="float" office:value="0.63329005241394" calcext:value-type="float">
            <text:p>0.6332900524</text:p>
          </table:table-cell>
          <table:table-cell office:value-type="float" office:value="0.000813007354736328" calcext:value-type="float">
            <text:p>0.0008130074</text:p>
          </table:table-cell>
          <table:table-cell office:value-type="float" office:value="0.632467031478882" calcext:value-type="float">
            <text:p>0.632467031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319454_0_393842691028211552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60]=0;IF([.E10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60]=[.E1060]+[.C1060]; 1; 0)" office:value-type="float" office:value="0" calcext:value-type="float">
            <text:p>0</text:p>
          </table:table-cell>
          <table:table-cell office:value-type="float" office:value="4.1591579914093" calcext:value-type="float">
            <text:p>4.1591579914</text:p>
          </table:table-cell>
          <table:table-cell office:value-type="float" office:value="0.000939130783081055" calcext:value-type="float">
            <text:p>0.0009391308</text:p>
          </table:table-cell>
          <table:table-cell office:value-type="float" office:value="3.14452886581421" calcext:value-type="float">
            <text:p>3.1445288658</text:p>
          </table:table-cell>
          <table:table-cell office:value-type="float" office:value="0.244406938552856" calcext:value-type="float">
            <text:p>0.2444069386</text:p>
          </table:table-cell>
          <table:table-cell office:value-type="float" office:value="0.769283056259155" calcext:value-type="float">
            <text:p>0.7692830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434781_1_7513879433235533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61]=0;IF([.E10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61]=[.E1061]+[.C1061]; 1; 0)" office:value-type="float" office:value="1" calcext:value-type="float">
            <text:p>1</text:p>
          </table:table-cell>
          <table:table-cell office:value-type="float" office:value="0.747987985610962" calcext:value-type="float">
            <text:p>0.7479879856</text:p>
          </table:table-cell>
          <table:table-cell office:value-type="float" office:value="0.00110077857971191" calcext:value-type="float">
            <text:p>0.0011007786</text:p>
          </table:table-cell>
          <table:table-cell office:value-type="float" office:value="0.746876955032349" calcext:value-type="float">
            <text:p>0.746876955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871282_0_533855351237678151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62]=0;IF([.E10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62]=[.E1062]+[.C1062]; 1; 0)" office:value-type="float" office:value="1" calcext:value-type="float">
            <text:p>1</text:p>
          </table:table-cell>
          <table:table-cell office:value-type="float" office:value="3.323725938797" calcext:value-type="float">
            <text:p>3.3237259388</text:p>
          </table:table-cell>
          <table:table-cell office:value-type="float" office:value="0.000980138778686523" calcext:value-type="float">
            <text:p>0.0009801388</text:p>
          </table:table-cell>
          <table:table-cell office:value-type="float" office:value="2.04134082794189" calcext:value-type="float">
            <text:p>2.0413408279</text:p>
          </table:table-cell>
          <table:table-cell office:value-type="float" office:value="0.270129919052124" calcext:value-type="float">
            <text:p>0.2701299191</text:p>
          </table:table-cell>
          <table:table-cell office:value-type="float" office:value="1.01127505302429" calcext:value-type="float">
            <text:p>1.011275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315154_0_347976562428993608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63]=0;IF([.E10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63]=[.E1063]+[.C1063]; 1; 0)" office:value-type="float" office:value="0" calcext:value-type="float">
            <text:p>0</text:p>
          </table:table-cell>
          <table:table-cell office:value-type="float" office:value="1.96602201461792" calcext:value-type="float">
            <text:p>1.9660220146</text:p>
          </table:table-cell>
          <table:table-cell office:value-type="float" office:value="0.000992059707641602" calcext:value-type="float">
            <text:p>0.0009920597</text:p>
          </table:table-cell>
          <table:table-cell office:value-type="float" office:value="1.96500992774963" calcext:value-type="float">
            <text:p>1.9650099277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070098_0_207487274130269699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64]=0;IF([.E10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64]=[.E1064]+[.C1064]; 1; 0)" office:value-type="float" office:value="0" calcext:value-type="float">
            <text:p>0</text:p>
          </table:table-cell>
          <table:table-cell office:value-type="float" office:value="2.21332406997681" calcext:value-type="float">
            <text:p>2.21332407</text:p>
          </table:table-cell>
          <table:table-cell office:value-type="float" office:value="0.00152897834777832" calcext:value-type="float">
            <text:p>0.0015289783</text:p>
          </table:table-cell>
          <table:table-cell office:value-type="float" office:value="2.21177506446838" calcext:value-type="float">
            <text:p>2.211775064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717005_0_70176787454334308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65]=0;IF([.E10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65]=[.E1065]+[.C1065]; 1; 0)" office:value-type="float" office:value="1" calcext:value-type="float">
            <text:p>1</text:p>
          </table:table-cell>
          <table:table-cell office:value-type="float" office:value="1.10573506355286" calcext:value-type="float">
            <text:p>1.1057350636</text:p>
          </table:table-cell>
          <table:table-cell office:value-type="float" office:value="0.00120186805725098" calcext:value-type="float">
            <text:p>0.0012018681</text:p>
          </table:table-cell>
          <table:table-cell office:value-type="float" office:value="1.10452008247375" calcext:value-type="float">
            <text:p>1.1045200825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385268_0_22413134346453782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66]=0;IF([.E10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66]=[.E1066]+[.C1066]; 1; 0)" office:value-type="float" office:value="1" calcext:value-type="float">
            <text:p>1</text:p>
          </table:table-cell>
          <table:table-cell office:value-type="float" office:value="0.867577075958252" calcext:value-type="float">
            <text:p>0.867577076</text:p>
          </table:table-cell>
          <table:table-cell office:value-type="float" office:value="0.00075984001159668" calcext:value-type="float">
            <text:p>0.00075984</text:p>
          </table:table-cell>
          <table:table-cell office:value-type="float" office:value="0.866809129714966" calcext:value-type="float">
            <text:p>0.8668091297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216494_0_60309015656403350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67]=0;IF([.E10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67]=[.E1067]+[.C1067]; 1; 0)" office:value-type="float" office:value="1" calcext:value-type="float">
            <text:p>1</text:p>
          </table:table-cell>
          <table:table-cell office:value-type="float" office:value="3.90908813476562" calcext:value-type="float">
            <text:p>3.9090881348</text:p>
          </table:table-cell>
          <table:table-cell office:value-type="float" office:value="0.0010981559753418" calcext:value-type="float">
            <text:p>0.001098156</text:p>
          </table:table-cell>
          <table:table-cell office:value-type="float" office:value="2.58631801605225" calcext:value-type="float">
            <text:p>2.5863180161</text:p>
          </table:table-cell>
          <table:table-cell office:value-type="float" office:value="1.32166790962219" calcext:value-type="float">
            <text:p>1.321667909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716197_0_86042779951613819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68]=0;IF([.E10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68]=[.E1068]+[.C1068]; 1; 0)" office:value-type="float" office:value="1" calcext:value-type="float">
            <text:p>1</text:p>
          </table:table-cell>
          <table:table-cell office:value-type="float" office:value="2.56848692893982" calcext:value-type="float">
            <text:p>2.5684869289</text:p>
          </table:table-cell>
          <table:table-cell office:value-type="float" office:value="0.000936031341552734" calcext:value-type="float">
            <text:p>0.0009360313</text:p>
          </table:table-cell>
          <table:table-cell office:value-type="float" office:value="1.70480585098267" calcext:value-type="float">
            <text:p>1.704805851</text:p>
          </table:table-cell>
          <table:table-cell office:value-type="float" office:value="0.862740993499756" calcext:value-type="float">
            <text:p>0.862740993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245481_0_873046008844311751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69]=0;IF([.E10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69]=[.E1069]+[.C1069]; 1; 0)" office:value-type="float" office:value="0" calcext:value-type="float">
            <text:p>0</text:p>
          </table:table-cell>
          <table:table-cell office:value-type="float" office:value="2.7917799949646" calcext:value-type="float">
            <text:p>2.791779995</text:p>
          </table:table-cell>
          <table:table-cell office:value-type="float" office:value="0.000815868377685547" calcext:value-type="float">
            <text:p>0.0008158684</text:p>
          </table:table-cell>
          <table:table-cell office:value-type="float" office:value="2.79094505310059" calcext:value-type="float">
            <text:p>2.790945053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422942_0_365916450667752806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70]=0;IF([.E107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070]=[.E1070]+[.C1070]; 1; 0)" office:value-type="float" office:value="1" calcext:value-type="float">
            <text:p>1</text:p>
          </table:table-cell>
          <table:table-cell office:value-type="float" office:value="4.4623589515686" calcext:value-type="float">
            <text:p>4.4623589516</text:p>
          </table:table-cell>
          <table:table-cell office:value-type="float" office:value="0.000905752182006836" calcext:value-type="float">
            <text:p>0.0009057522</text:p>
          </table:table-cell>
          <table:table-cell office:value-type="float" office:value="3.75513005256653" calcext:value-type="float">
            <text:p>3.7551300526</text:p>
          </table:table-cell>
          <table:table-cell office:value-type="float" office:value="0.171282052993774" calcext:value-type="float">
            <text:p>0.171282053</text:p>
          </table:table-cell>
          <table:table-cell office:value-type="float" office:value="0.535041093826294" calcext:value-type="float">
            <text:p>0.5350410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400235_0_22921551011170659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1]=0;IF([.E10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71]=[.E1071]+[.C1071]; 1; 0)" office:value-type="float" office:value="1" calcext:value-type="float">
            <text:p>1</text:p>
          </table:table-cell>
          <table:table-cell office:value-type="float" office:value="3.37881708145142" calcext:value-type="float">
            <text:p>3.3788170815</text:p>
          </table:table-cell>
          <table:table-cell office:value-type="float" office:value="0.000806331634521484" calcext:value-type="float">
            <text:p>0.0008063316</text:p>
          </table:table-cell>
          <table:table-cell office:value-type="float" office:value="3.37799191474915" calcext:value-type="float">
            <text:p>3.3779919147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911949_0_64664514284249885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2]=0;IF([.E10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72]=[.E1072]+[.C1072]; 1; 0)" office:value-type="float" office:value="1" calcext:value-type="float">
            <text:p>1</text:p>
          </table:table-cell>
          <table:table-cell office:value-type="float" office:value="1.22153282165527" calcext:value-type="float">
            <text:p>1.2215328217</text:p>
          </table:table-cell>
          <table:table-cell office:value-type="float" office:value="0.000910043716430664" calcext:value-type="float">
            <text:p>0.0009100437</text:p>
          </table:table-cell>
          <table:table-cell office:value-type="float" office:value="1.13832497596741" calcext:value-type="float">
            <text:p>1.138324976</text:p>
          </table:table-cell>
          <table:table-cell office:value-type="float" office:value="0.0822949409484863" calcext:value-type="float">
            <text:p>0.0822949409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143423_0_73499210113870031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3]=0;IF([.E10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73]=[.E1073]+[.C1073]; 1; 0)" office:value-type="float" office:value="1" calcext:value-type="float">
            <text:p>1</text:p>
          </table:table-cell>
          <table:table-cell office:value-type="float" office:value="1.66310596466064" calcext:value-type="float">
            <text:p>1.6631059647</text:p>
          </table:table-cell>
          <table:table-cell office:value-type="float" office:value="0.000989913940429688" calcext:value-type="float">
            <text:p>0.0009899139</text:p>
          </table:table-cell>
          <table:table-cell office:value-type="float" office:value="1.06212210655212" calcext:value-type="float">
            <text:p>1.0621221066</text:p>
          </table:table-cell>
          <table:table-cell office:value-type="float" office:value="0.0818610191345215" calcext:value-type="float">
            <text:p>0.0818610191</text:p>
          </table:table-cell>
          <table:table-cell office:value-type="float" office:value="0.518132925033569" calcext:value-type="float">
            <text:p>0.518132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127127_6_23162362349928946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4]=0;IF([.E10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74]=[.E1074]+[.C1074]; 1; 0)" office:value-type="float" office:value="1" calcext:value-type="float">
            <text:p>1</text:p>
          </table:table-cell>
          <table:table-cell office:value-type="float" office:value="1.19527411460876" calcext:value-type="float">
            <text:p>1.1952741146</text:p>
          </table:table-cell>
          <table:table-cell office:value-type="float" office:value="0.000903844833374023" calcext:value-type="float">
            <text:p>0.0009038448</text:p>
          </table:table-cell>
          <table:table-cell office:value-type="float" office:value="1.11246418952942" calcext:value-type="float">
            <text:p>1.1124641895</text:p>
          </table:table-cell>
          <table:table-cell office:value-type="float" office:value="0.0819029808044434" calcext:value-type="float">
            <text:p>0.0819029808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473681_1_15530338876237245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5]=0;IF([.E10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75]=[.E1075]+[.C1075]; 1; 0)" office:value-type="float" office:value="1" calcext:value-type="float">
            <text:p>1</text:p>
          </table:table-cell>
          <table:table-cell office:value-type="float" office:value="4.46734094619751" calcext:value-type="float">
            <text:p>4.4673409462</text:p>
          </table:table-cell>
          <table:table-cell office:value-type="float" office:value="0.00152778625488281" calcext:value-type="float">
            <text:p>0.0015277863</text:p>
          </table:table-cell>
          <table:table-cell office:value-type="float" office:value="4.4657940864563" calcext:value-type="float">
            <text:p>4.465794086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222357_0_49781996399919264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6]=0;IF([.E10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76]=[.E1076]+[.C1076]; 1; 0)" office:value-type="float" office:value="1" calcext:value-type="float">
            <text:p>1</text:p>
          </table:table-cell>
          <table:table-cell office:value-type="float" office:value="2.24100518226624" calcext:value-type="float">
            <text:p>2.2410051823</text:p>
          </table:table-cell>
          <table:table-cell office:value-type="float" office:value="0.000684261322021484" calcext:value-type="float">
            <text:p>0.0006842613</text:p>
          </table:table-cell>
          <table:table-cell office:value-type="float" office:value="2.24030613899231" calcext:value-type="float">
            <text:p>2.240306139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2365_3_7733699726315847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7]=0;IF([.E10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77]=[.E1077]+[.C1077]; 1; 0)" office:value-type="float" office:value="1" calcext:value-type="float">
            <text:p>1</text:p>
          </table:table-cell>
          <table:table-cell office:value-type="float" office:value="0.287230968475342" calcext:value-type="float">
            <text:p>0.2872309685</text:p>
          </table:table-cell>
          <table:table-cell office:value-type="float" office:value="0.000650167465209961" calcext:value-type="float">
            <text:p>0.0006501675</text:p>
          </table:table-cell>
          <table:table-cell office:value-type="float" office:value="0.286572933197021" calcext:value-type="float">
            <text:p>0.286572933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582134_4_3865886950621206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78]=0;IF([.E10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78]=[.E1078]+[.C1078]; 1; 0)" office:value-type="float" office:value="1" calcext:value-type="float">
            <text:p>1</text:p>
          </table:table-cell>
          <table:table-cell office:value-type="float" office:value="0.59784197807312" calcext:value-type="float">
            <text:p>0.5978419781</text:p>
          </table:table-cell>
          <table:table-cell office:value-type="float" office:value="0.000622749328613281" calcext:value-type="float">
            <text:p>0.0006227493</text:p>
          </table:table-cell>
          <table:table-cell office:value-type="float" office:value="0.597210168838501" calcext:value-type="float">
            <text:p>0.597210168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357355_0_538486228141774253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79]=0;IF([.E10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79]=[.E1079]+[.C1079]; 1; 0)" office:value-type="float" office:value="0" calcext:value-type="float">
            <text:p>0</text:p>
          </table:table-cell>
          <table:table-cell office:value-type="float" office:value="2.96329402923584" calcext:value-type="float">
            <text:p>2.9632940292</text:p>
          </table:table-cell>
          <table:table-cell office:value-type="float" office:value="0.000806808471679688" calcext:value-type="float">
            <text:p>0.0008068085</text:p>
          </table:table-cell>
          <table:table-cell office:value-type="float" office:value="2.96246814727783" calcext:value-type="float">
            <text:p>2.9624681473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48652_0_68387232089788792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0]=0;IF([.E10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80]=[.E1080]+[.C1080]; 1; 0)" office:value-type="float" office:value="1" calcext:value-type="float">
            <text:p>1</text:p>
          </table:table-cell>
          <table:table-cell office:value-type="float" office:value="1.85512089729309" calcext:value-type="float">
            <text:p>1.8551208973</text:p>
          </table:table-cell>
          <table:table-cell office:value-type="float" office:value="0.000787734985351563" calcext:value-type="float">
            <text:p>0.000787735</text:p>
          </table:table-cell>
          <table:table-cell office:value-type="float" office:value="1.85432100296021" calcext:value-type="float">
            <text:p>1.854321003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257108_0_72405708295394064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1]=0;IF([.E10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81]=[.E1081]+[.C1081]; 1; 0)" office:value-type="float" office:value="1" calcext:value-type="float">
            <text:p>1</text:p>
          </table:table-cell>
          <table:table-cell office:value-type="float" office:value="2.56064200401306" calcext:value-type="float">
            <text:p>2.560642004</text:p>
          </table:table-cell>
          <table:table-cell office:value-type="float" office:value="0.000637054443359375" calcext:value-type="float">
            <text:p>0.0006370544</text:p>
          </table:table-cell>
          <table:table-cell office:value-type="float" office:value="2.55999088287354" calcext:value-type="float">
            <text:p>2.5599908829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965544_0_19299021581977815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2]=0;IF([.E10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82]=[.E1082]+[.C1082]; 1; 0)" office:value-type="float" office:value="1" calcext:value-type="float">
            <text:p>1</text:p>
          </table:table-cell>
          <table:table-cell office:value-type="float" office:value="1.76861691474915" calcext:value-type="float">
            <text:p>1.7686169147</text:p>
          </table:table-cell>
          <table:table-cell office:value-type="float" office:value="0.000951766967773438" calcext:value-type="float">
            <text:p>0.000951767</text:p>
          </table:table-cell>
          <table:table-cell office:value-type="float" office:value="1.76764607429504" calcext:value-type="float">
            <text:p>1.7676460743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777313_0_858940621348471241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83]=0;IF([.E10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83]=[.E1083]+[.C1083]; 1; 0)" office:value-type="float" office:value="0" calcext:value-type="float">
            <text:p>0</text:p>
          </table:table-cell>
          <table:table-cell office:value-type="float" office:value="2.61234617233276" calcext:value-type="float">
            <text:p>2.6123461723</text:p>
          </table:table-cell>
          <table:table-cell office:value-type="float" office:value="0.00096583366394043" calcext:value-type="float">
            <text:p>0.0009658337</text:p>
          </table:table-cell>
          <table:table-cell office:value-type="float" office:value="1.92138409614563" calcext:value-type="float">
            <text:p>1.9213840961</text:p>
          </table:table-cell>
          <table:table-cell office:value-type="float" office:value="0.166483163833618" calcext:value-type="float">
            <text:p>0.1664831638</text:p>
          </table:table-cell>
          <table:table-cell office:value-type="float" office:value="0.523513078689575" calcext:value-type="float">
            <text:p>0.5235130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524812_0_631077406858190128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84]=0;IF([.E108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84]=[.E1084]+[.C1084]; 1; 0)" office:value-type="float" office:value="0" calcext:value-type="float">
            <text:p>0</text:p>
          </table:table-cell>
          <table:table-cell office:value-type="float" office:value="0.91176700592041" calcext:value-type="float">
            <text:p>0.9117670059</text:p>
          </table:table-cell>
          <table:table-cell office:value-type="float" office:value="0.000641107559204102" calcext:value-type="float">
            <text:p>0.0006411076</text:p>
          </table:table-cell>
          <table:table-cell office:value-type="float" office:value="0.911116123199463" calcext:value-type="float">
            <text:p>0.9111161232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09226_0_17899380795310213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5]=0;IF([.E10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85]=[.E1085]+[.C1085]; 1; 0)" office:value-type="float" office:value="1" calcext:value-type="float">
            <text:p>1</text:p>
          </table:table-cell>
          <table:table-cell office:value-type="float" office:value="2.72259497642517" calcext:value-type="float">
            <text:p>2.7225949764</text:p>
          </table:table-cell>
          <table:table-cell office:value-type="float" office:value="0.000954866409301758" calcext:value-type="float">
            <text:p>0.0009548664</text:p>
          </table:table-cell>
          <table:table-cell office:value-type="float" office:value="2.38259196281433" calcext:value-type="float">
            <text:p>2.3825919628</text:p>
          </table:table-cell>
          <table:table-cell office:value-type="float" office:value="0.0832240581512451" calcext:value-type="float">
            <text:p>0.0832240582</text:p>
          </table:table-cell>
          <table:table-cell office:value-type="float" office:value="0.255824089050293" calcext:value-type="float">
            <text:p>0.2558240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022135_0_75549456101656424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6]=0;IF([.E10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86]=[.E1086]+[.C1086]; 1; 0)" office:value-type="float" office:value="1" calcext:value-type="float">
            <text:p>1</text:p>
          </table:table-cell>
          <table:table-cell office:value-type="float" office:value="2.68091607093811" calcext:value-type="float">
            <text:p>2.6809160709</text:p>
          </table:table-cell>
          <table:table-cell office:value-type="float" office:value="0.00123786926269531" calcext:value-type="float">
            <text:p>0.0012378693</text:p>
          </table:table-cell>
          <table:table-cell office:value-type="float" office:value="0.372006177902222" calcext:value-type="float">
            <text:p>0.3720061779</text:p>
          </table:table-cell>
          <table:table-cell office:value-type="float" office:value="0.180629968643189" calcext:value-type="float">
            <text:p>0.1806299686</text:p>
          </table:table-cell>
          <table:table-cell office:value-type="float" office:value="2.12704205513" calcext:value-type="float">
            <text:p>2.12704205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17335_0_779169939530062516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87]=0;IF([.E10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87]=[.E1087]+[.C1087]; 1; 0)" office:value-type="float" office:value="0" calcext:value-type="float">
            <text:p>0</text:p>
          </table:table-cell>
          <table:table-cell office:value-type="float" office:value="4.82182002067566" calcext:value-type="float">
            <text:p>4.8218200207</text:p>
          </table:table-cell>
          <table:table-cell office:value-type="float" office:value="0.00117897987365723" calcext:value-type="float">
            <text:p>0.0011789799</text:p>
          </table:table-cell>
          <table:table-cell office:value-type="float" office:value="2.96872210502625" calcext:value-type="float">
            <text:p>2.968722105</text:p>
          </table:table-cell>
          <table:table-cell office:value-type="float" office:value="0.167589902877808" calcext:value-type="float">
            <text:p>0.1675899029</text:p>
          </table:table-cell>
          <table:table-cell office:value-type="float" office:value="1.68432903289795" calcext:value-type="float">
            <text:p>1.68432903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687188_0_184420435493184292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8]=0;IF([.E10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88]=[.E1088]+[.C1088]; 1; 0)" office:value-type="float" office:value="1" calcext:value-type="float">
            <text:p>1</text:p>
          </table:table-cell>
          <table:table-cell office:value-type="float" office:value="1.89571285247803" calcext:value-type="float">
            <text:p>1.8957128525</text:p>
          </table:table-cell>
          <table:table-cell office:value-type="float" office:value="0.0015568733215332" calcext:value-type="float">
            <text:p>0.0015568733</text:p>
          </table:table-cell>
          <table:table-cell office:value-type="float" office:value="1.89413595199585" calcext:value-type="float">
            <text:p>1.89413595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922931_0_59244883613586286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89]=0;IF([.E10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89]=[.E1089]+[.C1089]; 1; 0)" office:value-type="float" office:value="1" calcext:value-type="float">
            <text:p>1</text:p>
          </table:table-cell>
          <table:table-cell office:value-type="float" office:value="1.62687492370605" calcext:value-type="float">
            <text:p>1.6268749237</text:p>
          </table:table-cell>
          <table:table-cell office:value-type="float" office:value="0.00113797187805176" calcext:value-type="float">
            <text:p>0.0011379719</text:p>
          </table:table-cell>
          <table:table-cell office:value-type="float" office:value="0.822098016738892" calcext:value-type="float">
            <text:p>0.8220980167</text:p>
          </table:table-cell>
          <table:table-cell office:value-type="float" office:value="0.0811939239501953" calcext:value-type="float">
            <text:p>0.081193924</text:p>
          </table:table-cell>
          <table:table-cell office:value-type="float" office:value="0.722445011138916" calcext:value-type="float">
            <text:p>0.7224450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921076_2_4480980611468384854.csv</text:p>
          </table:table-cell>
          <table:table-cell office:value-type="string" calcext:value-type="string">
            <text:p>http://dbpedia.org/property/type|http://dbpedia.org/property/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090]=0;IF([.E109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90]=[.E1090]+[.C1090]; 1; 0)" office:value-type="float" office:value="1" calcext:value-type="float">
            <text:p>1</text:p>
          </table:table-cell>
          <table:table-cell office:value-type="float" office:value="6.19892001152039" calcext:value-type="float">
            <text:p>6.1989200115</text:p>
          </table:table-cell>
          <table:table-cell office:value-type="float" office:value="0.00114107131958008" calcext:value-type="float">
            <text:p>0.0011410713</text:p>
          </table:table-cell>
          <table:table-cell office:value-type="float" office:value="2.56592392921448" calcext:value-type="float">
            <text:p>2.5659239292</text:p>
          </table:table-cell>
          <table:table-cell office:value-type="float" office:value="0.701230049133301" calcext:value-type="float">
            <text:p>0.7012300491</text:p>
          </table:table-cell>
          <table:table-cell office:value-type="float" office:value="2.93062496185303" calcext:value-type="float">
            <text:p>2.9306249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354979_21_6074874338451978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91]=0;IF([.E10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91]=[.E1091]+[.C1091]; 1; 0)" office:value-type="float" office:value="1" calcext:value-type="float">
            <text:p>1</text:p>
          </table:table-cell>
          <table:table-cell office:value-type="float" office:value="2.29954504966736" calcext:value-type="float">
            <text:p>2.2995450497</text:p>
          </table:table-cell>
          <table:table-cell office:value-type="float" office:value="0.00093388557434082" calcext:value-type="float">
            <text:p>0.0009338856</text:p>
          </table:table-cell>
          <table:table-cell office:value-type="float" office:value="1.53320217132568" calcext:value-type="float">
            <text:p>1.5332021713</text:p>
          </table:table-cell>
          <table:table-cell office:value-type="float" office:value="0.765208005905151" calcext:value-type="float">
            <text:p>0.7652080059</text:p>
          </table:table-cell>
          <table:table-cell office:value-type="float" office:value="0.000200986862182617" calcext:value-type="float">
            <text:p>0.00020098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50134_0_2058960522363421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92]=0;IF([.E10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92]=[.E1092]+[.C1092]; 1; 0)" office:value-type="float" office:value="1" calcext:value-type="float">
            <text:p>1</text:p>
          </table:table-cell>
          <table:table-cell office:value-type="float" office:value="0.904871940612793" calcext:value-type="float">
            <text:p>0.9048719406</text:p>
          </table:table-cell>
          <table:table-cell office:value-type="float" office:value="0.00207018852233887" calcext:value-type="float">
            <text:p>0.0020701885</text:p>
          </table:table-cell>
          <table:table-cell office:value-type="float" office:value="0.902792930603027" calcext:value-type="float">
            <text:p>0.902792930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623493_0_6956484430448544525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093]=0;IF([.E10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93]=[.E1093]+[.C1093]; 1; 0)" office:value-type="float" office:value="0" calcext:value-type="float">
            <text:p>0</text:p>
          </table:table-cell>
          <table:table-cell office:value-type="float" office:value="34.2965469360352" calcext:value-type="float">
            <text:p>34.296546936</text:p>
          </table:table-cell>
          <table:table-cell office:value-type="float" office:value="0.00417590141296387" calcext:value-type="float">
            <text:p>0.0041759014</text:p>
          </table:table-cell>
          <table:table-cell office:value-type="float" office:value="2.95757508277893" calcext:value-type="float">
            <text:p>2.9575750828</text:p>
          </table:table-cell>
          <table:table-cell office:value-type="float" office:value="1.60605502128601" calcext:value-type="float">
            <text:p>1.6060550213</text:p>
          </table:table-cell>
          <table:table-cell office:value-type="float" office:value="29.7287409305572" calcext:value-type="float">
            <text:p>29.7287409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93685_2_92178753410983367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94]=0;IF([.E10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94]=[.E1094]+[.C1094]; 1; 0)" office:value-type="float" office:value="1" calcext:value-type="float">
            <text:p>1</text:p>
          </table:table-cell>
          <table:table-cell office:value-type="float" office:value="7.92624807357788" calcext:value-type="float">
            <text:p>7.9262480736</text:p>
          </table:table-cell>
          <table:table-cell office:value-type="float" office:value="0.00170183181762695" calcext:value-type="float">
            <text:p>0.0017018318</text:p>
          </table:table-cell>
          <table:table-cell office:value-type="float" office:value="2.68095517158508" calcext:value-type="float">
            <text:p>2.6809551716</text:p>
          </table:table-cell>
          <table:table-cell office:value-type="float" office:value="0.486913919448853" calcext:value-type="float">
            <text:p>0.4869139194</text:p>
          </table:table-cell>
          <table:table-cell office:value-type="float" office:value="4.75667715072632" calcext:value-type="float">
            <text:p>4.75667715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827625_1_26841668933303721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95]=0;IF([.E10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95]=[.E1095]+[.C1095]; 1; 0)" office:value-type="float" office:value="1" calcext:value-type="float">
            <text:p>1</text:p>
          </table:table-cell>
          <table:table-cell office:value-type="float" office:value="18.782026052475" calcext:value-type="float">
            <text:p>18.7820260525</text:p>
          </table:table-cell>
          <table:table-cell office:value-type="float" office:value="0.00216531753540039" calcext:value-type="float">
            <text:p>0.0021653175</text:p>
          </table:table-cell>
          <table:table-cell office:value-type="float" office:value="2.97936987876892" calcext:value-type="float">
            <text:p>2.9793698788</text:p>
          </table:table-cell>
          <table:table-cell office:value-type="float" office:value="0.721115827560425" calcext:value-type="float">
            <text:p>0.7211158276</text:p>
          </table:table-cell>
          <table:table-cell office:value-type="float" office:value="15.0793750286102" calcext:value-type="float">
            <text:p>15.07937502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083306_0_87896015596900194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096]=0;IF([.E10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096]=[.E1096]+[.C1096]; 1; 0)" office:value-type="float" office:value="1" calcext:value-type="float">
            <text:p>1</text:p>
          </table:table-cell>
          <table:table-cell office:value-type="float" office:value="0.981642007827759" calcext:value-type="float">
            <text:p>0.9816420078</text:p>
          </table:table-cell>
          <table:table-cell office:value-type="float" office:value="0.00090479850769043" calcext:value-type="float">
            <text:p>0.0009047985</text:p>
          </table:table-cell>
          <table:table-cell office:value-type="float" office:value="0.636866092681885" calcext:value-type="float">
            <text:p>0.6368660927</text:p>
          </table:table-cell>
          <table:table-cell office:value-type="float" office:value="0.343868017196655" calcext:value-type="float">
            <text:p>0.3438680172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948048_0_1872981699237768161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097]=0;IF([.E10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97]=[.E1097]+[.C1097]; 1; 0)" office:value-type="float" office:value="1" calcext:value-type="float">
            <text:p>1</text:p>
          </table:table-cell>
          <table:table-cell office:value-type="float" office:value="2.95405507087708" calcext:value-type="float">
            <text:p>2.9540550709</text:p>
          </table:table-cell>
          <table:table-cell office:value-type="float" office:value="0.00127410888671875" calcext:value-type="float">
            <text:p>0.0012741089</text:p>
          </table:table-cell>
          <table:table-cell office:value-type="float" office:value="0.562018156051636" calcext:value-type="float">
            <text:p>0.5620181561</text:p>
          </table:table-cell>
          <table:table-cell office:value-type="float" office:value="0.17340087890625" calcext:value-type="float">
            <text:p>0.1734008789</text:p>
          </table:table-cell>
          <table:table-cell office:value-type="float" office:value="2.21736192703247" calcext:value-type="float">
            <text:p>2.217361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150079_0_1209985375645286995.csv</text:p>
          </table:table-cell>
          <table:table-cell office:value-type="string" calcext:value-type="string">
            <text:p>http://dbpedia.org/property/currency|http://dbpedia.org/property/currencyCo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098]=0;IF([.E10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98]=[.E1098]+[.C1098]; 1; 0)" office:value-type="float" office:value="0" calcext:value-type="float">
            <text:p>0</text:p>
          </table:table-cell>
          <table:table-cell office:value-type="float" office:value="12.1600830554962" calcext:value-type="float">
            <text:p>12.1600830555</text:p>
          </table:table-cell>
          <table:table-cell office:value-type="float" office:value="0.0024571418762207" calcext:value-type="float">
            <text:p>0.0024571419</text:p>
          </table:table-cell>
          <table:table-cell office:value-type="float" office:value="2.45397305488586" calcext:value-type="float">
            <text:p>2.4539730549</text:p>
          </table:table-cell>
          <table:table-cell office:value-type="float" office:value="1.2346339225769" calcext:value-type="float">
            <text:p>1.2346339226</text:p>
          </table:table-cell>
          <table:table-cell office:value-type="float" office:value="8.46901893615723" calcext:value-type="float">
            <text:p>8.46901893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079336_1_312414596503827757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099]=0;IF([.E10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099]=[.E1099]+[.C1099]; 1; 0)" office:value-type="float" office:value="0" calcext:value-type="float">
            <text:p>0</text:p>
          </table:table-cell>
          <table:table-cell office:value-type="float" office:value="1.87254500389099" calcext:value-type="float">
            <text:p>1.8725450039</text:p>
          </table:table-cell>
          <table:table-cell office:value-type="float" office:value="0.00148582458496094" calcext:value-type="float">
            <text:p>0.0014858246</text:p>
          </table:table-cell>
          <table:table-cell office:value-type="float" office:value="1.87103819847107" calcext:value-type="float">
            <text:p>1.8710381985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96522_0_327901585872830194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0]=0;IF([.E11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00]=[.E1100]+[.C1100]; 1; 0)" office:value-type="float" office:value="1" calcext:value-type="float">
            <text:p>1</text:p>
          </table:table-cell>
          <table:table-cell office:value-type="float" office:value="0.83030891418457" calcext:value-type="float">
            <text:p>0.8303089142</text:p>
          </table:table-cell>
          <table:table-cell office:value-type="float" office:value="0.000813961029052734" calcext:value-type="float">
            <text:p>0.000813961</text:p>
          </table:table-cell>
          <table:table-cell office:value-type="float" office:value="0.829483032226563" calcext:value-type="float">
            <text:p>0.8294830322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335243_0_8881690283282252751.csv</text:p>
          </table:table-cell>
          <table:table-cell office:value-type="string" calcext:value-type="string">
            <text:p>http://dbpedia.org/ontology/currenc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01]=0;IF([.E11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01]=[.E1101]+[.C1101]; 1; 0)" office:value-type="float" office:value="0" calcext:value-type="float">
            <text:p>0</text:p>
          </table:table-cell>
          <table:table-cell office:value-type="float" office:value="24.8719370365143" calcext:value-type="float">
            <text:p>24.8719370365</text:p>
          </table:table-cell>
          <table:table-cell office:value-type="float" office:value="0.0023200511932373" calcext:value-type="float">
            <text:p>0.0023200512</text:p>
          </table:table-cell>
          <table:table-cell office:value-type="float" office:value="2.6156759262085" calcext:value-type="float">
            <text:p>2.6156759262</text:p>
          </table:table-cell>
          <table:table-cell office:value-type="float" office:value="1.29708290100098" calcext:value-type="float">
            <text:p>1.297082901</text:p>
          </table:table-cell>
          <table:table-cell office:value-type="float" office:value="20.9568581581116" calcext:value-type="float">
            <text:p>20.95685815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241842_0_33478794055665925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2]=0;IF([.E11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02]=[.E1102]+[.C1102]; 1; 0)" office:value-type="float" office:value="1" calcext:value-type="float">
            <text:p>1</text:p>
          </table:table-cell>
          <table:table-cell office:value-type="float" office:value="2.65287685394287" calcext:value-type="float">
            <text:p>2.6528768539</text:p>
          </table:table-cell>
          <table:table-cell office:value-type="float" office:value="0.00085902214050293" calcext:value-type="float">
            <text:p>0.0008590221</text:p>
          </table:table-cell>
          <table:table-cell office:value-type="float" office:value="1.37818789482117" calcext:value-type="float">
            <text:p>1.3781878948</text:p>
          </table:table-cell>
          <table:table-cell office:value-type="float" office:value="0.491620063781738" calcext:value-type="float">
            <text:p>0.4916200638</text:p>
          </table:table-cell>
          <table:table-cell office:value-type="float" office:value="0.782209873199463" calcext:value-type="float">
            <text:p>0.7822098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208433_0_36841368074682263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3]=0;IF([.E11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03]=[.E1103]+[.C1103]; 1; 0)" office:value-type="float" office:value="1" calcext:value-type="float">
            <text:p>1</text:p>
          </table:table-cell>
          <table:table-cell office:value-type="float" office:value="1.96286797523499" calcext:value-type="float">
            <text:p>1.9628679752</text:p>
          </table:table-cell>
          <table:table-cell office:value-type="float" office:value="0.00108909606933594" calcext:value-type="float">
            <text:p>0.0010890961</text:p>
          </table:table-cell>
          <table:table-cell office:value-type="float" office:value="1.9617600440979" calcext:value-type="float">
            <text:p>1.961760044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097235_0_88964334701626087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4]=0;IF([.E11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04]=[.E1104]+[.C1104]; 1; 0)" office:value-type="float" office:value="1" calcext:value-type="float">
            <text:p>1</text:p>
          </table:table-cell>
          <table:table-cell office:value-type="float" office:value="0.610414028167725" calcext:value-type="float">
            <text:p>0.6104140282</text:p>
          </table:table-cell>
          <table:table-cell office:value-type="float" office:value="0.00133323669433594" calcext:value-type="float">
            <text:p>0.0013332367</text:p>
          </table:table-cell>
          <table:table-cell office:value-type="float" office:value="0.609071016311646" calcext:value-type="float">
            <text:p>0.6090710163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344442_0_87101835492395273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05]=0;IF([.E110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05]=[.E1105]+[.C1105]; 1; 0)" office:value-type="float" office:value="0" calcext:value-type="float">
            <text:p>0</text:p>
          </table:table-cell>
          <table:table-cell office:value-type="float" office:value="30.2928838729858" calcext:value-type="float">
            <text:p>30.292883873</text:p>
          </table:table-cell>
          <table:table-cell office:value-type="float" office:value="0.00578594207763672" calcext:value-type="float">
            <text:p>0.0057859421</text:p>
          </table:table-cell>
          <table:table-cell office:value-type="float" office:value="3.62921285629272" calcext:value-type="float">
            <text:p>3.6292128563</text:p>
          </table:table-cell>
          <table:table-cell office:value-type="float" office:value="0.815381050109863" calcext:value-type="float">
            <text:p>0.8153810501</text:p>
          </table:table-cell>
          <table:table-cell office:value-type="float" office:value="25.8425040245056" calcext:value-type="float">
            <text:p>25.84250402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949304_0_25730507703321018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6]=0;IF([.E11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06]=[.E1106]+[.C1106]; 1; 0)" office:value-type="float" office:value="1" calcext:value-type="float">
            <text:p>1</text:p>
          </table:table-cell>
          <table:table-cell office:value-type="float" office:value="7.96334385871887" calcext:value-type="float">
            <text:p>7.9633438587</text:p>
          </table:table-cell>
          <table:table-cell office:value-type="float" office:value="0.00157690048217773" calcext:value-type="float">
            <text:p>0.0015769005</text:p>
          </table:table-cell>
          <table:table-cell office:value-type="float" office:value="2.54254508018494" calcext:value-type="float">
            <text:p>2.5425450802</text:p>
          </table:table-cell>
          <table:table-cell office:value-type="float" office:value="0.401892900466919" calcext:value-type="float">
            <text:p>0.4018929005</text:p>
          </table:table-cell>
          <table:table-cell office:value-type="float" office:value="5.01732897758484" calcext:value-type="float">
            <text:p>5.01732897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721177_14_80549635276417402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07]=0;IF([.E11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07]=[.E1107]+[.C1107]; 1; 0)" office:value-type="float" office:value="1" calcext:value-type="float">
            <text:p>1</text:p>
          </table:table-cell>
          <table:table-cell office:value-type="float" office:value="0.842435836791992" calcext:value-type="float">
            <text:p>0.8424358368</text:p>
          </table:table-cell>
          <table:table-cell office:value-type="float" office:value="0.00127196311950684" calcext:value-type="float">
            <text:p>0.0012719631</text:p>
          </table:table-cell>
          <table:table-cell office:value-type="float" office:value="0.841153860092163" calcext:value-type="float">
            <text:p>0.8411538601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409500_0_728630807963225997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08]=0;IF([.E110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08]=[.E1108]+[.C1108]; 1; 0)" office:value-type="float" office:value="1" calcext:value-type="float">
            <text:p>1</text:p>
          </table:table-cell>
          <table:table-cell office:value-type="float" office:value="14.5311110019684" calcext:value-type="float">
            <text:p>14.531111002</text:p>
          </table:table-cell>
          <table:table-cell office:value-type="float" office:value="0.00188493728637695" calcext:value-type="float">
            <text:p>0.0018849373</text:p>
          </table:table-cell>
          <table:table-cell office:value-type="float" office:value="6.13344120979309" calcext:value-type="float">
            <text:p>6.1334412098</text:p>
          </table:table-cell>
          <table:table-cell office:value-type="float" office:value="1.2099609375" calcext:value-type="float">
            <text:p>1.2099609375</text:p>
          </table:table-cell>
          <table:table-cell office:value-type="float" office:value="7.18582391738892" calcext:value-type="float">
            <text:p>7.1858239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288060_1_43638823050770426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09]=0;IF([.E11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09]=[.E1109]+[.C1109]; 1; 0)" office:value-type="float" office:value="0" calcext:value-type="float">
            <text:p>0</text:p>
          </table:table-cell>
          <table:table-cell office:value-type="float" office:value="2.39613795280457" calcext:value-type="float">
            <text:p>2.3961379528</text:p>
          </table:table-cell>
          <table:table-cell office:value-type="float" office:value="0.000802040100097656" calcext:value-type="float">
            <text:p>0.0008020401</text:p>
          </table:table-cell>
          <table:table-cell office:value-type="float" office:value="1.88665699958801" calcext:value-type="float">
            <text:p>1.8866569996</text:p>
          </table:table-cell>
          <table:table-cell office:value-type="float" office:value="0.24271297454834" calcext:value-type="float">
            <text:p>0.2427129745</text:p>
          </table:table-cell>
          <table:table-cell office:value-type="float" office:value="0.265965938568115" calcext:value-type="float">
            <text:p>0.2659659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463338_0_31748445205266443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0]=0;IF([.E11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10]=[.E1110]+[.C1110]; 1; 0)" office:value-type="float" office:value="1" calcext:value-type="float">
            <text:p>1</text:p>
          </table:table-cell>
          <table:table-cell office:value-type="float" office:value="1.31038904190063" calcext:value-type="float">
            <text:p>1.3103890419</text:p>
          </table:table-cell>
          <table:table-cell office:value-type="float" office:value="0.00147199630737305" calcext:value-type="float">
            <text:p>0.0014719963</text:p>
          </table:table-cell>
          <table:table-cell office:value-type="float" office:value="0.717219114303589" calcext:value-type="float">
            <text:p>0.7172191143</text:p>
          </table:table-cell>
          <table:table-cell office:value-type="float" office:value="0.0835070610046387" calcext:value-type="float">
            <text:p>0.083507061</text:p>
          </table:table-cell>
          <table:table-cell office:value-type="float" office:value="0.508190870285034" calcext:value-type="float">
            <text:p>0.5081908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552871_0_3094192383546450412.csv</text:p>
          </table:table-cell>
          <table:table-cell office:value-type="string" calcext:value-type="string">
            <text:p>http://dbpedia.org/ontology/location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11]=0;IF([.E11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11]=[.E1111]+[.C1111]; 1; 0)" office:value-type="float" office:value="1" calcext:value-type="float">
            <text:p>1</text:p>
          </table:table-cell>
          <table:table-cell office:value-type="float" office:value="9.96710300445557" calcext:value-type="float">
            <text:p>9.9671030045</text:p>
          </table:table-cell>
          <table:table-cell office:value-type="float" office:value="0.00145697593688965" calcext:value-type="float">
            <text:p>0.0014569759</text:p>
          </table:table-cell>
          <table:table-cell office:value-type="float" office:value="1.12584495544434" calcext:value-type="float">
            <text:p>1.1258449554</text:p>
          </table:table-cell>
          <table:table-cell office:value-type="float" office:value="0.57905912399292" calcext:value-type="float">
            <text:p>0.579059124</text:p>
          </table:table-cell>
          <table:table-cell office:value-type="float" office:value="8.26074194908142" calcext:value-type="float">
            <text:p>8.2607419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224555_0_371392272277838581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12]=0;IF([.E11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12]=[.E1112]+[.C1112]; 1; 0)" office:value-type="float" office:value="0" calcext:value-type="float">
            <text:p>0</text:p>
          </table:table-cell>
          <table:table-cell office:value-type="float" office:value="1.88734102249146" calcext:value-type="float">
            <text:p>1.8873410225</text:p>
          </table:table-cell>
          <table:table-cell office:value-type="float" office:value="0.00160908699035645" calcext:value-type="float">
            <text:p>0.001609087</text:p>
          </table:table-cell>
          <table:table-cell office:value-type="float" office:value="1.88571190834045" calcext:value-type="float">
            <text:p>1.8857119083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940168_1_17610745733660713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3]=0;IF([.E11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13]=[.E1113]+[.C1113]; 1; 0)" office:value-type="float" office:value="1" calcext:value-type="float">
            <text:p>1</text:p>
          </table:table-cell>
          <table:table-cell office:value-type="float" office:value="8.3221480846405" calcext:value-type="float">
            <text:p>8.3221480846</text:p>
          </table:table-cell>
          <table:table-cell office:value-type="float" office:value="0.00187110900878906" calcext:value-type="float">
            <text:p>0.001871109</text:p>
          </table:table-cell>
          <table:table-cell office:value-type="float" office:value="1.26280093193054" calcext:value-type="float">
            <text:p>1.2628009319</text:p>
          </table:table-cell>
          <table:table-cell office:value-type="float" office:value="0.863481044769287" calcext:value-type="float">
            <text:p>0.8634810448</text:p>
          </table:table-cell>
          <table:table-cell office:value-type="float" office:value="6.19399499893189" calcext:value-type="float">
            <text:p>6.1939949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165713_1_88771448123915844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4]=0;IF([.E11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14]=[.E1114]+[.C1114]; 1; 0)" office:value-type="float" office:value="1" calcext:value-type="float">
            <text:p>1</text:p>
          </table:table-cell>
          <table:table-cell office:value-type="float" office:value="1.27850198745728" calcext:value-type="float">
            <text:p>1.2785019875</text:p>
          </table:table-cell>
          <table:table-cell office:value-type="float" office:value="0.000645875930786133" calcext:value-type="float">
            <text:p>0.0006458759</text:p>
          </table:table-cell>
          <table:table-cell office:value-type="float" office:value="1.27784299850464" calcext:value-type="float">
            <text:p>1.2778429985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616821_0_245861233328791409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15]=0;IF([.E11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15]=[.E1115]+[.C1115]; 1; 0)" office:value-type="float" office:value="0" calcext:value-type="float">
            <text:p>0</text:p>
          </table:table-cell>
          <table:table-cell office:value-type="float" office:value="1.24529719352722" calcext:value-type="float">
            <text:p>1.2452971935</text:p>
          </table:table-cell>
          <table:table-cell office:value-type="float" office:value="0.00127243995666504" calcext:value-type="float">
            <text:p>0.00127244</text:p>
          </table:table-cell>
          <table:table-cell office:value-type="float" office:value="1.24400997161865" calcext:value-type="float">
            <text:p>1.2440099716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957212_0_91973024907678223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6]=0;IF([.E11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16]=[.E1116]+[.C1116]; 1; 0)" office:value-type="float" office:value="1" calcext:value-type="float">
            <text:p>1</text:p>
          </table:table-cell>
          <table:table-cell office:value-type="float" office:value="3.23961305618286" calcext:value-type="float">
            <text:p>3.2396130562</text:p>
          </table:table-cell>
          <table:table-cell office:value-type="float" office:value="0.00206208229064941" calcext:value-type="float">
            <text:p>0.0020620823</text:p>
          </table:table-cell>
          <table:table-cell office:value-type="float" office:value="2.12787294387817" calcext:value-type="float">
            <text:p>2.1278729439</text:p>
          </table:table-cell>
          <table:table-cell office:value-type="float" office:value="0.584810972213745" calcext:value-type="float">
            <text:p>0.5848109722</text:p>
          </table:table-cell>
          <table:table-cell office:value-type="float" office:value="0.524867057800293" calcext:value-type="float">
            <text:p>0.52486705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59479_0_75252933004320780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7]=0;IF([.E11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17]=[.E1117]+[.C1117]; 1; 0)" office:value-type="float" office:value="1" calcext:value-type="float">
            <text:p>1</text:p>
          </table:table-cell>
          <table:table-cell office:value-type="float" office:value="5.26584601402283" calcext:value-type="float">
            <text:p>5.265846014</text:p>
          </table:table-cell>
          <table:table-cell office:value-type="float" office:value="0.00121307373046875" calcext:value-type="float">
            <text:p>0.0012130737</text:p>
          </table:table-cell>
          <table:table-cell office:value-type="float" office:value="1.58113789558411" calcext:value-type="float">
            <text:p>1.5811378956</text:p>
          </table:table-cell>
          <table:table-cell office:value-type="float" office:value="0.652847051620483" calcext:value-type="float">
            <text:p>0.6528470516</text:p>
          </table:table-cell>
          <table:table-cell office:value-type="float" office:value="3.03064799308777" calcext:value-type="float">
            <text:p>3.03064799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986241_29_18201426265677490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8]=0;IF([.E11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18]=[.E1118]+[.C1118]; 1; 0)" office:value-type="float" office:value="1" calcext:value-type="float">
            <text:p>1</text:p>
          </table:table-cell>
          <table:table-cell office:value-type="float" office:value="1.99275088310242" calcext:value-type="float">
            <text:p>1.9927508831</text:p>
          </table:table-cell>
          <table:table-cell office:value-type="float" office:value="0.000827789306640625" calcext:value-type="float">
            <text:p>0.0008277893</text:p>
          </table:table-cell>
          <table:table-cell office:value-type="float" office:value="1.99190306663513" calcext:value-type="float">
            <text:p>1.991903066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674644_0_22922855334559027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19]=0;IF([.E11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19]=[.E1119]+[.C1119]; 1; 0)" office:value-type="float" office:value="1" calcext:value-type="float">
            <text:p>1</text:p>
          </table:table-cell>
          <table:table-cell office:value-type="float" office:value="1.08036303520203" calcext:value-type="float">
            <text:p>1.0803630352</text:p>
          </table:table-cell>
          <table:table-cell office:value-type="float" office:value="0.00116944313049316" calcext:value-type="float">
            <text:p>0.0011694431</text:p>
          </table:table-cell>
          <table:table-cell office:value-type="float" office:value="0.581331968307495" calcext:value-type="float">
            <text:p>0.5813319683</text:p>
          </table:table-cell>
          <table:table-cell office:value-type="float" office:value="0.245284795761108" calcext:value-type="float">
            <text:p>0.2452847958</text:p>
          </table:table-cell>
          <table:table-cell office:value-type="float" office:value="0.25257682800293" calcext:value-type="float">
            <text:p>0.252576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959037_0_790766168424201448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20]=0;IF([.E11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20]=[.E1120]+[.C1120]; 1; 0)" office:value-type="float" office:value="0" calcext:value-type="float">
            <text:p>0</text:p>
          </table:table-cell>
          <table:table-cell office:value-type="float" office:value="1.97093391418457" calcext:value-type="float">
            <text:p>1.9709339142</text:p>
          </table:table-cell>
          <table:table-cell office:value-type="float" office:value="0.00121498107910156" calcext:value-type="float">
            <text:p>0.0012149811</text:p>
          </table:table-cell>
          <table:table-cell office:value-type="float" office:value="1.96969890594482" calcext:value-type="float">
            <text:p>1.9696989059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362676_0_685418673807411968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21]=0;IF([.E112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21]=[.E1121]+[.C1121]; 1; 0)" office:value-type="float" office:value="0" calcext:value-type="float">
            <text:p>0</text:p>
          </table:table-cell>
          <table:table-cell office:value-type="float" office:value="1.99838590621948" calcext:value-type="float">
            <text:p>1.9983859062</text:p>
          </table:table-cell>
          <table:table-cell office:value-type="float" office:value="0.00114822387695313" calcext:value-type="float">
            <text:p>0.0011482239</text:p>
          </table:table-cell>
          <table:table-cell office:value-type="float" office:value="1.99721789360046" calcext:value-type="float">
            <text:p>1.9972178936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96046447753906" calcext:value-type="float">
            <text:p>5.960464477539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495474_0_70788968786768445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2]=0;IF([.E11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22]=[.E1122]+[.C1122]; 1; 0)" office:value-type="float" office:value="1" calcext:value-type="float">
            <text:p>1</text:p>
          </table:table-cell>
          <table:table-cell office:value-type="float" office:value="1.54815411567688" calcext:value-type="float">
            <text:p>1.5481541157</text:p>
          </table:table-cell>
          <table:table-cell office:value-type="float" office:value="0.000850200653076172" calcext:value-type="float">
            <text:p>0.0008502007</text:p>
          </table:table-cell>
          <table:table-cell office:value-type="float" office:value="1.54728698730469" calcext:value-type="float">
            <text:p>1.5472869873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429981_1_44703533303821976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3]=0;IF([.E11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23]=[.E1123]+[.C1123]; 1; 0)" office:value-type="float" office:value="1" calcext:value-type="float">
            <text:p>1</text:p>
          </table:table-cell>
          <table:table-cell office:value-type="float" office:value="0.881340026855469" calcext:value-type="float">
            <text:p>0.8813400269</text:p>
          </table:table-cell>
          <table:table-cell office:value-type="float" office:value="0.000983238220214844" calcext:value-type="float">
            <text:p>0.0009832382</text:p>
          </table:table-cell>
          <table:table-cell office:value-type="float" office:value="0.88034200668335" calcext:value-type="float">
            <text:p>0.8803420067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426224_0_73753729517188949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4]=0;IF([.E11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24]=[.E1124]+[.C1124]; 1; 0)" office:value-type="float" office:value="1" calcext:value-type="float">
            <text:p>1</text:p>
          </table:table-cell>
          <table:table-cell office:value-type="float" office:value="1.44476103782654" calcext:value-type="float">
            <text:p>1.4447610378</text:p>
          </table:table-cell>
          <table:table-cell office:value-type="float" office:value="0.0014348030090332" calcext:value-type="float">
            <text:p>0.001434803</text:p>
          </table:table-cell>
          <table:table-cell office:value-type="float" office:value="1.44331407546997" calcext:value-type="float">
            <text:p>1.4433140755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913011_1_28625297983652094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5]=0;IF([.E11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25]=[.E1125]+[.C1125]; 1; 0)" office:value-type="float" office:value="1" calcext:value-type="float">
            <text:p>1</text:p>
          </table:table-cell>
          <table:table-cell office:value-type="float" office:value="1.40221500396729" calcext:value-type="float">
            <text:p>1.402215004</text:p>
          </table:table-cell>
          <table:table-cell office:value-type="float" office:value="0.000943899154663086" calcext:value-type="float">
            <text:p>0.0009438992</text:p>
          </table:table-cell>
          <table:table-cell office:value-type="float" office:value="1.4012610912323" calcext:value-type="float">
            <text:p>1.4012610912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461875_0_23042608916462787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6]=0;IF([.E11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26]=[.E1126]+[.C1126]; 1; 0)" office:value-type="float" office:value="1" calcext:value-type="float">
            <text:p>1</text:p>
          </table:table-cell>
          <table:table-cell office:value-type="float" office:value="1.00888013839722" calcext:value-type="float">
            <text:p>1.0088801384</text:p>
          </table:table-cell>
          <table:table-cell office:value-type="float" office:value="0.000811100006103516" calcext:value-type="float">
            <text:p>0.0008111</text:p>
          </table:table-cell>
          <table:table-cell office:value-type="float" office:value="1.00805902481079" calcext:value-type="float">
            <text:p>1.0080590248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943628_0_479239350618859940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27]=0;IF([.E11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27]=[.E1127]+[.C1127]; 1; 0)" office:value-type="float" office:value="0" calcext:value-type="float">
            <text:p>0</text:p>
          </table:table-cell>
          <table:table-cell office:value-type="float" office:value="0.50957989692688" calcext:value-type="float">
            <text:p>0.5095798969</text:p>
          </table:table-cell>
          <table:table-cell office:value-type="float" office:value="0.000792980194091797" calcext:value-type="float">
            <text:p>0.0007929802</text:p>
          </table:table-cell>
          <table:table-cell office:value-type="float" office:value="0.508777856826782" calcext:value-type="float">
            <text:p>0.508777856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894256_1_64254958045405952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8]=0;IF([.E11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28]=[.E1128]+[.C1128]; 1; 0)" office:value-type="float" office:value="1" calcext:value-type="float">
            <text:p>1</text:p>
          </table:table-cell>
          <table:table-cell office:value-type="float" office:value="0.561856031417847" calcext:value-type="float">
            <text:p>0.5618560314</text:p>
          </table:table-cell>
          <table:table-cell office:value-type="float" office:value="0.000764131546020508" calcext:value-type="float">
            <text:p>0.0007641315</text:p>
          </table:table-cell>
          <table:table-cell office:value-type="float" office:value="0.472012042999268" calcext:value-type="float">
            <text:p>0.472012043</text:p>
          </table:table-cell>
          <table:table-cell office:value-type="float" office:value="0.0890769958496094" calcext:value-type="float">
            <text:p>0.0890769958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363138_2_89817077231016320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29]=0;IF([.E112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29]=[.E1129]+[.C1129]; 1; 0)" office:value-type="float" office:value="1" calcext:value-type="float">
            <text:p>1</text:p>
          </table:table-cell>
          <table:table-cell office:value-type="float" office:value="1.05201506614685" calcext:value-type="float">
            <text:p>1.0520150661</text:p>
          </table:table-cell>
          <table:table-cell office:value-type="float" office:value="0.000967264175415039" calcext:value-type="float">
            <text:p>0.0009672642</text:p>
          </table:table-cell>
          <table:table-cell office:value-type="float" office:value="1.05103492736816" calcext:value-type="float">
            <text:p>1.0510349274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823692_1_494059478315138575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30]=0;IF([.E11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30]=[.E1130]+[.C1130]; 1; 0)" office:value-type="float" office:value="0" calcext:value-type="float">
            <text:p>0</text:p>
          </table:table-cell>
          <table:table-cell office:value-type="float" office:value="1.27486515045166" calcext:value-type="float">
            <text:p>1.2748651505</text:p>
          </table:table-cell>
          <table:table-cell office:value-type="float" office:value="0.0006561279296875" calcext:value-type="float">
            <text:p>0.0006561279</text:p>
          </table:table-cell>
          <table:table-cell office:value-type="float" office:value="1.2741961479187" calcext:value-type="float">
            <text:p>1.2741961479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838868_0_161553325869136421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1]=0;IF([.E11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31]=[.E1131]+[.C1131]; 1; 0)" office:value-type="float" office:value="1" calcext:value-type="float">
            <text:p>1</text:p>
          </table:table-cell>
          <table:table-cell office:value-type="float" office:value="4.10601902008057" calcext:value-type="float">
            <text:p>4.1060190201</text:p>
          </table:table-cell>
          <table:table-cell office:value-type="float" office:value="0.00772500038146973" calcext:value-type="float">
            <text:p>0.0077250004</text:p>
          </table:table-cell>
          <table:table-cell office:value-type="float" office:value="2.7106339931488" calcext:value-type="float">
            <text:p>2.7106339931</text:p>
          </table:table-cell>
          <table:table-cell office:value-type="float" office:value="0.179322957992554" calcext:value-type="float">
            <text:p>0.179322958</text:p>
          </table:table-cell>
          <table:table-cell office:value-type="float" office:value="1.20833706855774" calcext:value-type="float">
            <text:p>1.2083370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249482_0_244113224162852518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2]=0;IF([.E11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32]=[.E1132]+[.C1132]; 1; 0)" office:value-type="float" office:value="1" calcext:value-type="float">
            <text:p>1</text:p>
          </table:table-cell>
          <table:table-cell office:value-type="float" office:value="0.939779996871948" calcext:value-type="float">
            <text:p>0.9397799969</text:p>
          </table:table-cell>
          <table:table-cell office:value-type="float" office:value="0.00109386444091797" calcext:value-type="float">
            <text:p>0.0010938644</text:p>
          </table:table-cell>
          <table:table-cell office:value-type="float" office:value="0.93867301940918" calcext:value-type="float">
            <text:p>0.9386730194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677031_1_517639465660337533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3]=0;IF([.E11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33]=[.E1133]+[.C1133]; 1; 0)" office:value-type="float" office:value="1" calcext:value-type="float">
            <text:p>1</text:p>
          </table:table-cell>
          <table:table-cell office:value-type="float" office:value="0.753105878829956" calcext:value-type="float">
            <text:p>0.7531058788</text:p>
          </table:table-cell>
          <table:table-cell office:value-type="float" office:value="0.000651359558105469" calcext:value-type="float">
            <text:p>0.0006513596</text:p>
          </table:table-cell>
          <table:table-cell office:value-type="float" office:value="0.752443790435791" calcext:value-type="float">
            <text:p>0.7524437904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134506_0_83000009457132885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4]=0;IF([.E11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34]=[.E1134]+[.C1134]; 1; 0)" office:value-type="float" office:value="1" calcext:value-type="float">
            <text:p>1</text:p>
          </table:table-cell>
          <table:table-cell office:value-type="float" office:value="2.99212384223938" calcext:value-type="float">
            <text:p>2.9921238422</text:p>
          </table:table-cell>
          <table:table-cell office:value-type="float" office:value="0.00071406364440918" calcext:value-type="float">
            <text:p>0.0007140636</text:p>
          </table:table-cell>
          <table:table-cell office:value-type="float" office:value="2.99138998985291" calcext:value-type="float">
            <text:p>2.9913899899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979064_0_28864675167576534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5]=0;IF([.E11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35]=[.E1135]+[.C1135]; 1; 0)" office:value-type="float" office:value="1" calcext:value-type="float">
            <text:p>1</text:p>
          </table:table-cell>
          <table:table-cell office:value-type="float" office:value="2.98096919059753" calcext:value-type="float">
            <text:p>2.9809691906</text:p>
          </table:table-cell>
          <table:table-cell office:value-type="float" office:value="0.000972986221313477" calcext:value-type="float">
            <text:p>0.0009729862</text:p>
          </table:table-cell>
          <table:table-cell office:value-type="float" office:value="2.97997617721558" calcext:value-type="float">
            <text:p>2.979976177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822293_0_66077627662170392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6]=0;IF([.E11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36]=[.E1136]+[.C1136]; 1; 0)" office:value-type="float" office:value="1" calcext:value-type="float">
            <text:p>1</text:p>
          </table:table-cell>
          <table:table-cell office:value-type="float" office:value="3.13397002220154" calcext:value-type="float">
            <text:p>3.1339700222</text:p>
          </table:table-cell>
          <table:table-cell office:value-type="float" office:value="0.00118803977966309" calcext:value-type="float">
            <text:p>0.0011880398</text:p>
          </table:table-cell>
          <table:table-cell office:value-type="float" office:value="3.13276195526123" calcext:value-type="float">
            <text:p>3.132761955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504073_0_2502890650994002389.csv</text:p>
          </table:table-cell>
          <table:table-cell office:value-type="string" calcext:value-type="string">
            <text:p>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37]=0;IF([.E113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37]=[.E1137]+[.C1137]; 1; 0)" office:value-type="float" office:value="1" calcext:value-type="float">
            <text:p>1</text:p>
          </table:table-cell>
          <table:table-cell office:value-type="float" office:value="1.04172801971436" calcext:value-type="float">
            <text:p>1.0417280197</text:p>
          </table:table-cell>
          <table:table-cell office:value-type="float" office:value="0.000585317611694336" calcext:value-type="float">
            <text:p>0.0005853176</text:p>
          </table:table-cell>
          <table:table-cell office:value-type="float" office:value="0.685752868652344" calcext:value-type="float">
            <text:p>0.6857528687</text:p>
          </table:table-cell>
          <table:table-cell office:value-type="float" office:value="0.0902359485626221" calcext:value-type="float">
            <text:p>0.0902359486</text:p>
          </table:table-cell>
          <table:table-cell office:value-type="float" office:value="0.265153884887695" calcext:value-type="float">
            <text:p>0.2651538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206774_0_38105388859424657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8]=0;IF([.E11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38]=[.E1138]+[.C1138]; 1; 0)" office:value-type="float" office:value="1" calcext:value-type="float">
            <text:p>1</text:p>
          </table:table-cell>
          <table:table-cell office:value-type="float" office:value="2.03588509559631" calcext:value-type="float">
            <text:p>2.0358850956</text:p>
          </table:table-cell>
          <table:table-cell office:value-type="float" office:value="0.00128698348999023" calcext:value-type="float">
            <text:p>0.0012869835</text:p>
          </table:table-cell>
          <table:table-cell office:value-type="float" office:value="2.03457808494568" calcext:value-type="float">
            <text:p>2.0345780849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541760_6_42939522099400841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39]=0;IF([.E11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39]=[.E1139]+[.C1139]; 1; 0)" office:value-type="float" office:value="1" calcext:value-type="float">
            <text:p>1</text:p>
          </table:table-cell>
          <table:table-cell office:value-type="float" office:value="0.28908896446228" calcext:value-type="float">
            <text:p>0.2890889645</text:p>
          </table:table-cell>
          <table:table-cell office:value-type="float" office:value="0.0010988712310791" calcext:value-type="float">
            <text:p>0.0010988712</text:p>
          </table:table-cell>
          <table:table-cell office:value-type="float" office:value="0.287981986999512" calcext:value-type="float">
            <text:p>0.287981987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511064_0_21996245090825739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40]=0;IF([.E11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40]=[.E1140]+[.C1140]; 1; 0)" office:value-type="float" office:value="0" calcext:value-type="float">
            <text:p>0</text:p>
          </table:table-cell>
          <table:table-cell office:value-type="float" office:value="2.87118196487427" calcext:value-type="float">
            <text:p>2.8711819649</text:p>
          </table:table-cell>
          <table:table-cell office:value-type="float" office:value="0.0018317699432373" calcext:value-type="float">
            <text:p>0.0018317699</text:p>
          </table:table-cell>
          <table:table-cell office:value-type="float" office:value="2.86933016777039" calcext:value-type="float">
            <text:p>2.8693301678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276214_0_820018981403411117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41]=0;IF([.E11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41]=[.E1141]+[.C1141]; 1; 0)" office:value-type="float" office:value="1" calcext:value-type="float">
            <text:p>1</text:p>
          </table:table-cell>
          <table:table-cell office:value-type="float" office:value="16.3357381820679" calcext:value-type="float">
            <text:p>16.3357381821</text:p>
          </table:table-cell>
          <table:table-cell office:value-type="float" office:value="0.00196313858032227" calcext:value-type="float">
            <text:p>0.0019631386</text:p>
          </table:table-cell>
          <table:table-cell office:value-type="float" office:value="5.77572917938232" calcext:value-type="float">
            <text:p>5.7757291794</text:p>
          </table:table-cell>
          <table:table-cell office:value-type="float" office:value="1.01412892341614" calcext:value-type="float">
            <text:p>1.0141289234</text:p>
          </table:table-cell>
          <table:table-cell office:value-type="float" office:value="9.54391694068909" calcext:value-type="float">
            <text:p>9.54391694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863425_0_10601163887605345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42]=0;IF([.E11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42]=[.E1142]+[.C1142]; 1; 0)" office:value-type="float" office:value="1" calcext:value-type="float">
            <text:p>1</text:p>
          </table:table-cell>
          <table:table-cell office:value-type="float" office:value="1.81375598907471" calcext:value-type="float">
            <text:p>1.8137559891</text:p>
          </table:table-cell>
          <table:table-cell office:value-type="float" office:value="0.000831842422485352" calcext:value-type="float">
            <text:p>0.0008318424</text:p>
          </table:table-cell>
          <table:table-cell office:value-type="float" office:value="1.81290602684021" calcext:value-type="float">
            <text:p>1.8129060268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747932_0_753245706774092005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43]=0;IF([.E11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43]=[.E1143]+[.C1143]; 1; 0)" office:value-type="float" office:value="0" calcext:value-type="float">
            <text:p>0</text:p>
          </table:table-cell>
          <table:table-cell office:value-type="float" office:value="2.90064978599548" calcext:value-type="float">
            <text:p>2.900649786</text:p>
          </table:table-cell>
          <table:table-cell office:value-type="float" office:value="0.000986814498901367" calcext:value-type="float">
            <text:p>0.0009868145</text:p>
          </table:table-cell>
          <table:table-cell office:value-type="float" office:value="2.89964294433594" calcext:value-type="float">
            <text:p>2.899642944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467613_0_36508366434311080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44]=0;IF([.E11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44]=[.E1144]+[.C1144]; 1; 0)" office:value-type="float" office:value="1" calcext:value-type="float">
            <text:p>1</text:p>
          </table:table-cell>
          <table:table-cell office:value-type="float" office:value="1.67490196228027" calcext:value-type="float">
            <text:p>1.6749019623</text:p>
          </table:table-cell>
          <table:table-cell office:value-type="float" office:value="0.000802040100097656" calcext:value-type="float">
            <text:p>0.0008020401</text:p>
          </table:table-cell>
          <table:table-cell office:value-type="float" office:value="1.67408609390259" calcext:value-type="float">
            <text:p>1.6740860939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127758_0_60748470357772813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45]=0;IF([.E11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45]=[.E1145]+[.C1145]; 1; 0)" office:value-type="float" office:value="0" calcext:value-type="float">
            <text:p>0</text:p>
          </table:table-cell>
          <table:table-cell office:value-type="float" office:value="65.6599478721619" calcext:value-type="float">
            <text:p>65.6599478722</text:p>
          </table:table-cell>
          <table:table-cell office:value-type="float" office:value="0.00404787063598633" calcext:value-type="float">
            <text:p>0.0040478706</text:p>
          </table:table-cell>
          <table:table-cell office:value-type="float" office:value="5.02526187896729" calcext:value-type="float">
            <text:p>5.025261879</text:p>
          </table:table-cell>
          <table:table-cell office:value-type="float" office:value="1.61685109138489" calcext:value-type="float">
            <text:p>1.6168510914</text:p>
          </table:table-cell>
          <table:table-cell office:value-type="float" office:value="59.0137870311737" calcext:value-type="float">
            <text:p>59.0137870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817632_1_437055058764603306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46]=0;IF([.E11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46]=[.E1146]+[.C1146]; 1; 0)" office:value-type="float" office:value="1" calcext:value-type="float">
            <text:p>1</text:p>
          </table:table-cell>
          <table:table-cell office:value-type="float" office:value="4.42045116424561" calcext:value-type="float">
            <text:p>4.4204511642</text:p>
          </table:table-cell>
          <table:table-cell office:value-type="float" office:value="0.00116705894470215" calcext:value-type="float">
            <text:p>0.0011670589</text:p>
          </table:table-cell>
          <table:table-cell office:value-type="float" office:value="2.84601998329163" calcext:value-type="float">
            <text:p>2.8460199833</text:p>
          </table:table-cell>
          <table:table-cell office:value-type="float" office:value="0.841560125350952" calcext:value-type="float">
            <text:p>0.8415601254</text:p>
          </table:table-cell>
          <table:table-cell office:value-type="float" office:value="0.731703996658325" calcext:value-type="float">
            <text:p>0.7317039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211528_0_17929435202772470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47]=0;IF([.E11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47]=[.E1147]+[.C1147]; 1; 0)" office:value-type="float" office:value="1" calcext:value-type="float">
            <text:p>1</text:p>
          </table:table-cell>
          <table:table-cell office:value-type="float" office:value="2.68176984786987" calcext:value-type="float">
            <text:p>2.6817698479</text:p>
          </table:table-cell>
          <table:table-cell office:value-type="float" office:value="0.00204277038574219" calcext:value-type="float">
            <text:p>0.0020427704</text:p>
          </table:table-cell>
          <table:table-cell office:value-type="float" office:value="2.6797080039978" calcext:value-type="float">
            <text:p>2.679708004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194422_1_117225609055273797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48]=0;IF([.E114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48]=[.E1148]+[.C1148]; 1; 0)" office:value-type="float" office:value="0" calcext:value-type="float">
            <text:p>0</text:p>
          </table:table-cell>
          <table:table-cell office:value-type="float" office:value="1.84887313842773" calcext:value-type="float">
            <text:p>1.8488731384</text:p>
          </table:table-cell>
          <table:table-cell office:value-type="float" office:value="0.000832080841064453" calcext:value-type="float">
            <text:p>0.0008320808</text:p>
          </table:table-cell>
          <table:table-cell office:value-type="float" office:value="1.84802103042603" calcext:value-type="float">
            <text:p>1.8480210304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381058_0_984708047398578866.csv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49]=0;IF([.E114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49]=[.E1149]+[.C1149]; 1; 0)" office:value-type="float" office:value="0" calcext:value-type="float">
            <text:p>0</text:p>
          </table:table-cell>
          <table:table-cell office:value-type="float" office:value="3.54092407226562" calcext:value-type="float">
            <text:p>3.5409240723</text:p>
          </table:table-cell>
          <table:table-cell office:value-type="float" office:value="0.000926017761230469" calcext:value-type="float">
            <text:p>0.0009260178</text:p>
          </table:table-cell>
          <table:table-cell office:value-type="float" office:value="2.70304894447327" calcext:value-type="float">
            <text:p>2.7030489445</text:p>
          </table:table-cell>
          <table:table-cell office:value-type="float" office:value="0.0826370716094971" calcext:value-type="float">
            <text:p>0.0826370716</text:p>
          </table:table-cell>
          <table:table-cell office:value-type="float" office:value="0.754312038421631" calcext:value-type="float">
            <text:p>0.7543120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084514_0_911449533669321244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50]=0;IF([.E11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50]=[.E1150]+[.C1150]; 1; 0)" office:value-type="float" office:value="0" calcext:value-type="float">
            <text:p>0</text:p>
          </table:table-cell>
          <table:table-cell office:value-type="float" office:value="1.31925988197327" calcext:value-type="float">
            <text:p>1.319259882</text:p>
          </table:table-cell>
          <table:table-cell office:value-type="float" office:value="0.000648021697998047" calcext:value-type="float">
            <text:p>0.0006480217</text:p>
          </table:table-cell>
          <table:table-cell office:value-type="float" office:value="1.31859993934631" calcext:value-type="float">
            <text:p>1.3185999393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894087_0_3832910567026723038.csv</text:p>
          </table:table-cell>
          <table:table-cell office:value-type="string" calcext:value-type="string">
            <text:p>http://www.w3.org/1999/02/22-rdf-syntax-ns#type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151]=0;IF([.E11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51]=[.E1151]+[.C1151]; 1; 0)" office:value-type="float" office:value="1" calcext:value-type="float">
            <text:p>1</text:p>
          </table:table-cell>
          <table:table-cell office:value-type="float" office:value="13.6649541854858" calcext:value-type="float">
            <text:p>13.6649541855</text:p>
          </table:table-cell>
          <table:table-cell office:value-type="float" office:value="0.00171804428100586" calcext:value-type="float">
            <text:p>0.0017180443</text:p>
          </table:table-cell>
          <table:table-cell office:value-type="float" office:value="1.42406702041626" calcext:value-type="float">
            <text:p>1.4240670204</text:p>
          </table:table-cell>
          <table:table-cell office:value-type="float" office:value="0.322495937347412" calcext:value-type="float">
            <text:p>0.3224959373</text:p>
          </table:table-cell>
          <table:table-cell office:value-type="float" office:value="11.9166731834412" calcext:value-type="float">
            <text:p>11.9166731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944826_0_232175136426805253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52]=0;IF([.E11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52]=[.E1152]+[.C1152]; 1; 0)" office:value-type="float" office:value="0" calcext:value-type="float">
            <text:p>0</text:p>
          </table:table-cell>
          <table:table-cell office:value-type="float" office:value="4.32208681106567" calcext:value-type="float">
            <text:p>4.3220868111</text:p>
          </table:table-cell>
          <table:table-cell office:value-type="float" office:value="0.00193190574645996" calcext:value-type="float">
            <text:p>0.0019319057</text:p>
          </table:table-cell>
          <table:table-cell office:value-type="float" office:value="2.77281785011291" calcext:value-type="float">
            <text:p>2.7728178501</text:p>
          </table:table-cell>
          <table:table-cell office:value-type="float" office:value="1.54733204841614" calcext:value-type="float">
            <text:p>1.5473320484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702496_0_3901330521082959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53]=0;IF([.E11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53]=[.E1153]+[.C1153]; 1; 0)" office:value-type="float" office:value="0" calcext:value-type="float">
            <text:p>0</text:p>
          </table:table-cell>
          <table:table-cell office:value-type="float" office:value="1.83298301696777" calcext:value-type="float">
            <text:p>1.832983017</text:p>
          </table:table-cell>
          <table:table-cell office:value-type="float" office:value="0.00126028060913086" calcext:value-type="float">
            <text:p>0.0012602806</text:p>
          </table:table-cell>
          <table:table-cell office:value-type="float" office:value="1.83170485496521" calcext:value-type="float">
            <text:p>1.831704855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054043_1_1061454800796428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54]=0;IF([.E11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54]=[.E1154]+[.C1154]; 1; 0)" office:value-type="float" office:value="1" calcext:value-type="float">
            <text:p>1</text:p>
          </table:table-cell>
          <table:table-cell office:value-type="float" office:value="14.0177011489868" calcext:value-type="float">
            <text:p>14.017701149</text:p>
          </table:table-cell>
          <table:table-cell office:value-type="float" office:value="0.00216197967529297" calcext:value-type="float">
            <text:p>0.0021619797</text:p>
          </table:table-cell>
          <table:table-cell office:value-type="float" office:value="2.50902414321899" calcext:value-type="float">
            <text:p>2.5090241432</text:p>
          </table:table-cell>
          <table:table-cell office:value-type="float" office:value="1.00727200508118" calcext:value-type="float">
            <text:p>1.0072720051</text:p>
          </table:table-cell>
          <table:table-cell office:value-type="float" office:value="10.4992430210114" calcext:value-type="float">
            <text:p>10.499243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922384_1_37493354276911348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55]=0;IF([.E11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55]=[.E1155]+[.C1155]; 1; 0)" office:value-type="float" office:value="1" calcext:value-type="float">
            <text:p>1</text:p>
          </table:table-cell>
          <table:table-cell office:value-type="float" office:value="1.64200901985168" calcext:value-type="float">
            <text:p>1.6420090199</text:p>
          </table:table-cell>
          <table:table-cell office:value-type="float" office:value="0.000889778137207031" calcext:value-type="float">
            <text:p>0.0008897781</text:p>
          </table:table-cell>
          <table:table-cell office:value-type="float" office:value="1.64110016822815" calcext:value-type="float">
            <text:p>1.641100168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590313_0_18192594274145048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56]=0;IF([.E11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56]=[.E1156]+[.C1156]; 1; 0)" office:value-type="float" office:value="1" calcext:value-type="float">
            <text:p>1</text:p>
          </table:table-cell>
          <table:table-cell office:value-type="float" office:value="2.59464597702026" calcext:value-type="float">
            <text:p>2.594645977</text:p>
          </table:table-cell>
          <table:table-cell office:value-type="float" office:value="0.000854969024658203" calcext:value-type="float">
            <text:p>0.000854969</text:p>
          </table:table-cell>
          <table:table-cell office:value-type="float" office:value="2.59377503395081" calcext:value-type="float">
            <text:p>2.593775034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387275_6_7793652942844303566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57]=0;IF([.E11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57]=[.E1157]+[.C1157]; 1; 0)" office:value-type="float" office:value="0" calcext:value-type="float">
            <text:p>0</text:p>
          </table:table-cell>
          <table:table-cell office:value-type="float" office:value="14.1386730670929" calcext:value-type="float">
            <text:p>14.1386730671</text:p>
          </table:table-cell>
          <table:table-cell office:value-type="float" office:value="0.00289559364318848" calcext:value-type="float">
            <text:p>0.0028955936</text:p>
          </table:table-cell>
          <table:table-cell office:value-type="float" office:value="3.67101311683655" calcext:value-type="float">
            <text:p>3.6710131168</text:p>
          </table:table-cell>
          <table:table-cell office:value-type="float" office:value="1.50375318527222" calcext:value-type="float">
            <text:p>1.5037531853</text:p>
          </table:table-cell>
          <table:table-cell office:value-type="float" office:value="8.96101117134094" calcext:value-type="float">
            <text:p>8.9610111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139703_0_62294165065658299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58]=0;IF([.E11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58]=[.E1158]+[.C1158]; 1; 0)" office:value-type="float" office:value="1" calcext:value-type="float">
            <text:p>1</text:p>
          </table:table-cell>
          <table:table-cell office:value-type="float" office:value="1.9445481300354" calcext:value-type="float">
            <text:p>1.94454813</text:p>
          </table:table-cell>
          <table:table-cell office:value-type="float" office:value="0.00141716003417969" calcext:value-type="float">
            <text:p>0.00141716</text:p>
          </table:table-cell>
          <table:table-cell office:value-type="float" office:value="1.94311094284058" calcext:value-type="float">
            <text:p>1.9431109428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038373_0_80409184274009303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59]=0;IF([.E11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59]=[.E1159]+[.C1159]; 1; 0)" office:value-type="float" office:value="1" calcext:value-type="float">
            <text:p>1</text:p>
          </table:table-cell>
          <table:table-cell office:value-type="float" office:value="0.756679058074951" calcext:value-type="float">
            <text:p>0.7566790581</text:p>
          </table:table-cell>
          <table:table-cell office:value-type="float" office:value="0.00141596794128418" calcext:value-type="float">
            <text:p>0.0014159679</text:p>
          </table:table-cell>
          <table:table-cell office:value-type="float" office:value="0.755252122879028" calcext:value-type="float">
            <text:p>0.7552521229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460905_0_51951504720608542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0]=0;IF([.E11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60]=[.E1160]+[.C1160]; 1; 0)" office:value-type="float" office:value="1" calcext:value-type="float">
            <text:p>1</text:p>
          </table:table-cell>
          <table:table-cell office:value-type="float" office:value="7.74013304710388" calcext:value-type="float">
            <text:p>7.7401330471</text:p>
          </table:table-cell>
          <table:table-cell office:value-type="float" office:value="0.00178384780883789" calcext:value-type="float">
            <text:p>0.0017838478</text:p>
          </table:table-cell>
          <table:table-cell office:value-type="float" office:value="2.51745891571045" calcext:value-type="float">
            <text:p>2.5174589157</text:p>
          </table:table-cell>
          <table:table-cell office:value-type="float" office:value="0.402067184448242" calcext:value-type="float">
            <text:p>0.4020671844</text:p>
          </table:table-cell>
          <table:table-cell office:value-type="float" office:value="4.81882309913635" calcext:value-type="float">
            <text:p>4.81882309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405713_0_65014538104276990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1]=0;IF([.E11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61]=[.E1161]+[.C1161]; 1; 0)" office:value-type="float" office:value="1" calcext:value-type="float">
            <text:p>1</text:p>
          </table:table-cell>
          <table:table-cell office:value-type="float" office:value="10.4920840263367" calcext:value-type="float">
            <text:p>10.4920840263</text:p>
          </table:table-cell>
          <table:table-cell office:value-type="float" office:value="0.00194239616394043" calcext:value-type="float">
            <text:p>0.0019423962</text:p>
          </table:table-cell>
          <table:table-cell office:value-type="float" office:value="2.98490381240845" calcext:value-type="float">
            <text:p>2.9849038124</text:p>
          </table:table-cell>
          <table:table-cell office:value-type="float" office:value="1.40493083000183" calcext:value-type="float">
            <text:p>1.40493083</text:p>
          </table:table-cell>
          <table:table-cell office:value-type="float" office:value="6.10030698776245" calcext:value-type="float">
            <text:p>6.1003069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456557_0_3760853481322708783.csv</text:p>
          </table:table-cell>
          <table:table-cell office:value-type="string" calcext:value-type="string">
            <text:p>http://dbpedia.org/ontology/abstract|http://dbpedia.org/property/majorleagu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62]=0;IF([.E11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62]=[.E1162]+[.C1162]; 1; 0)" office:value-type="float" office:value="0" calcext:value-type="float">
            <text:p>0</text:p>
          </table:table-cell>
          <table:table-cell office:value-type="float" office:value="4.26815509796143" calcext:value-type="float">
            <text:p>4.268155098</text:p>
          </table:table-cell>
          <table:table-cell office:value-type="float" office:value="0.000758886337280273" calcext:value-type="float">
            <text:p>0.0007588863</text:p>
          </table:table-cell>
          <table:table-cell office:value-type="float" office:value="3.55823612213135" calcext:value-type="float">
            <text:p>3.5582361221</text:p>
          </table:table-cell>
          <table:table-cell office:value-type="float" office:value="0.165174007415771" calcext:value-type="float">
            <text:p>0.1651740074</text:p>
          </table:table-cell>
          <table:table-cell office:value-type="float" office:value="0.543986082077026" calcext:value-type="float">
            <text:p>0.54398608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764999_0_669667965550040998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63]=0;IF([.E11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63]=[.E1163]+[.C1163]; 1; 0)" office:value-type="float" office:value="1" calcext:value-type="float">
            <text:p>1</text:p>
          </table:table-cell>
          <table:table-cell office:value-type="float" office:value="7.69963097572327" calcext:value-type="float">
            <text:p>7.6996309757</text:p>
          </table:table-cell>
          <table:table-cell office:value-type="float" office:value="0.00135922431945801" calcext:value-type="float">
            <text:p>0.0013592243</text:p>
          </table:table-cell>
          <table:table-cell office:value-type="float" office:value="1.60605788230896" calcext:value-type="float">
            <text:p>1.6060578823</text:p>
          </table:table-cell>
          <table:table-cell office:value-type="float" office:value="0.758095979690552" calcext:value-type="float">
            <text:p>0.7580959797</text:p>
          </table:table-cell>
          <table:table-cell office:value-type="float" office:value="5.3341178894043" calcext:value-type="float">
            <text:p>5.3341178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019906_0_87149328771891664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4]=0;IF([.E11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64]=[.E1164]+[.C1164]; 1; 0)" office:value-type="float" office:value="1" calcext:value-type="float">
            <text:p>1</text:p>
          </table:table-cell>
          <table:table-cell office:value-type="float" office:value="0.564774990081787" calcext:value-type="float">
            <text:p>0.5647749901</text:p>
          </table:table-cell>
          <table:table-cell office:value-type="float" office:value="0.000806093215942383" calcext:value-type="float">
            <text:p>0.0008060932</text:p>
          </table:table-cell>
          <table:table-cell office:value-type="float" office:value="0.563958883285522" calcext:value-type="float">
            <text:p>0.5639588833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271141_0_213693783755148562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65]=0;IF([.E11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65]=[.E1165]+[.C1165]; 1; 0)" office:value-type="float" office:value="0" calcext:value-type="float">
            <text:p>0</text:p>
          </table:table-cell>
          <table:table-cell office:value-type="float" office:value="17.2119519710541" calcext:value-type="float">
            <text:p>17.2119519711</text:p>
          </table:table-cell>
          <table:table-cell office:value-type="float" office:value="0.00258016586303711" calcext:value-type="float">
            <text:p>0.0025801659</text:p>
          </table:table-cell>
          <table:table-cell office:value-type="float" office:value="3.43533396720886" calcext:value-type="float">
            <text:p>3.4353339672</text:p>
          </table:table-cell>
          <table:table-cell office:value-type="float" office:value="1.35654091835022" calcext:value-type="float">
            <text:p>1.3565409184</text:p>
          </table:table-cell>
          <table:table-cell office:value-type="float" office:value="12.417496919632" calcext:value-type="float">
            <text:p>12.4174969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9101_0_39699267003898015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6]=0;IF([.E11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66]=[.E1166]+[.C1166]; 1; 0)" office:value-type="float" office:value="1" calcext:value-type="float">
            <text:p>1</text:p>
          </table:table-cell>
          <table:table-cell office:value-type="float" office:value="0.534175872802734" calcext:value-type="float">
            <text:p>0.5341758728</text:p>
          </table:table-cell>
          <table:table-cell office:value-type="float" office:value="0.000651836395263672" calcext:value-type="float">
            <text:p>0.0006518364</text:p>
          </table:table-cell>
          <table:table-cell office:value-type="float" office:value="0.533514976501465" calcext:value-type="float">
            <text:p>0.533514976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54929_15_12739712653182997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7]=0;IF([.E11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67]=[.E1167]+[.C1167]; 1; 0)" office:value-type="float" office:value="1" calcext:value-type="float">
            <text:p>1</text:p>
          </table:table-cell>
          <table:table-cell office:value-type="float" office:value="0.278860092163086" calcext:value-type="float">
            <text:p>0.2788600922</text:p>
          </table:table-cell>
          <table:table-cell office:value-type="float" office:value="0.000633955001831055" calcext:value-type="float">
            <text:p>0.000633955</text:p>
          </table:table-cell>
          <table:table-cell office:value-type="float" office:value="0.278220176696777" calcext:value-type="float">
            <text:p>0.2782201767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943564_0_79007919899673121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68]=0;IF([.E11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68]=[.E1168]+[.C1168]; 1; 0)" office:value-type="float" office:value="1" calcext:value-type="float">
            <text:p>1</text:p>
          </table:table-cell>
          <table:table-cell office:value-type="float" office:value="1.95451807975769" calcext:value-type="float">
            <text:p>1.9545180798</text:p>
          </table:table-cell>
          <table:table-cell office:value-type="float" office:value="0.000959157943725586" calcext:value-type="float">
            <text:p>0.0009591579</text:p>
          </table:table-cell>
          <table:table-cell office:value-type="float" office:value="1.87355303764343" calcext:value-type="float">
            <text:p>1.8735530376</text:p>
          </table:table-cell>
          <table:table-cell office:value-type="float" office:value="0.0800018310546875" calcext:value-type="float">
            <text:p>0.0800018311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728607_0_3941350047738669423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69]=0;IF([.E11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69]=[.E1169]+[.C1169]; 1; 0)" office:value-type="float" office:value="1" calcext:value-type="float">
            <text:p>1</text:p>
          </table:table-cell>
          <table:table-cell office:value-type="float" office:value="10.4763300418854" calcext:value-type="float">
            <text:p>10.4763300419</text:p>
          </table:table-cell>
          <table:table-cell office:value-type="float" office:value="0.00176191329956055" calcext:value-type="float">
            <text:p>0.0017619133</text:p>
          </table:table-cell>
          <table:table-cell office:value-type="float" office:value="2.3612539768219" calcext:value-type="float">
            <text:p>2.3612539768</text:p>
          </table:table-cell>
          <table:table-cell office:value-type="float" office:value="0.933235168457031" calcext:value-type="float">
            <text:p>0.9332351685</text:p>
          </table:table-cell>
          <table:table-cell office:value-type="float" office:value="7.18007898330689" calcext:value-type="float">
            <text:p>7.1800789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577875_0_618503139852110758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70]=0;IF([.E11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70]=[.E1170]+[.C1170]; 1; 0)" office:value-type="float" office:value="1" calcext:value-type="float">
            <text:p>1</text:p>
          </table:table-cell>
          <table:table-cell office:value-type="float" office:value="1.93366289138794" calcext:value-type="float">
            <text:p>1.9336628914</text:p>
          </table:table-cell>
          <table:table-cell office:value-type="float" office:value="0.000975847244262695" calcext:value-type="float">
            <text:p>0.0009758472</text:p>
          </table:table-cell>
          <table:table-cell office:value-type="float" office:value="1.23518204689026" calcext:value-type="float">
            <text:p>1.2351820469</text:p>
          </table:table-cell>
          <table:table-cell office:value-type="float" office:value="0.163051843643189" calcext:value-type="float">
            <text:p>0.1630518436</text:p>
          </table:table-cell>
          <table:table-cell office:value-type="float" office:value="0.53445315361023" calcext:value-type="float">
            <text:p>0.5344531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688006_0_812303613009000421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71]=0;IF([.E11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71]=[.E1171]+[.C1171]; 1; 0)" office:value-type="float" office:value="0" calcext:value-type="float">
            <text:p>0</text:p>
          </table:table-cell>
          <table:table-cell office:value-type="float" office:value="1.8240180015564" calcext:value-type="float">
            <text:p>1.8240180016</text:p>
          </table:table-cell>
          <table:table-cell office:value-type="float" office:value="0.00142979621887207" calcext:value-type="float">
            <text:p>0.0014297962</text:p>
          </table:table-cell>
          <table:table-cell office:value-type="float" office:value="1.82256698608398" calcext:value-type="float">
            <text:p>1.8225669861</text:p>
          </table:table-cell>
          <table:table-cell office:value-type="float" office:value="0.0000162124633789062" calcext:value-type="float">
            <text:p>1.6212463378906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740413_1_11794180661892214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72]=0;IF([.E11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72]=[.E1172]+[.C1172]; 1; 0)" office:value-type="float" office:value="1" calcext:value-type="float">
            <text:p>1</text:p>
          </table:table-cell>
          <table:table-cell office:value-type="float" office:value="0.77245283126831" calcext:value-type="float">
            <text:p>0.7724528313</text:p>
          </table:table-cell>
          <table:table-cell office:value-type="float" office:value="0.000653266906738281" calcext:value-type="float">
            <text:p>0.0006532669</text:p>
          </table:table-cell>
          <table:table-cell office:value-type="float" office:value="0.771789789199829" calcext:value-type="float">
            <text:p>0.7717897892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243333_0_3940600124790414209.csv</text:p>
          </table:table-cell>
          <table:table-cell office:value-type="string" calcext:value-type="string">
            <text:p>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73]=0;IF([.E11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73]=[.E1173]+[.C1173]; 1; 0)" office:value-type="float" office:value="1" calcext:value-type="float">
            <text:p>1</text:p>
          </table:table-cell>
          <table:table-cell office:value-type="float" office:value="11.6084830760956" calcext:value-type="float">
            <text:p>11.6084830761</text:p>
          </table:table-cell>
          <table:table-cell office:value-type="float" office:value="0.00158786773681641" calcext:value-type="float">
            <text:p>0.0015878677</text:p>
          </table:table-cell>
          <table:table-cell office:value-type="float" office:value="3.76897096633911" calcext:value-type="float">
            <text:p>3.7689709663</text:p>
          </table:table-cell>
          <table:table-cell office:value-type="float" office:value="0.673503160476685" calcext:value-type="float">
            <text:p>0.6735031605</text:p>
          </table:table-cell>
          <table:table-cell office:value-type="float" office:value="7.16442108154297" calcext:value-type="float">
            <text:p>7.1644210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97003_0_34110840136179426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74]=0;IF([.E11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74]=[.E1174]+[.C1174]; 1; 0)" office:value-type="float" office:value="1" calcext:value-type="float">
            <text:p>1</text:p>
          </table:table-cell>
          <table:table-cell office:value-type="float" office:value="2.53977489471436" calcext:value-type="float">
            <text:p>2.5397748947</text:p>
          </table:table-cell>
          <table:table-cell office:value-type="float" office:value="0.000689029693603516" calcext:value-type="float">
            <text:p>0.0006890297</text:p>
          </table:table-cell>
          <table:table-cell office:value-type="float" office:value="2.53906583786011" calcext:value-type="float">
            <text:p>2.5390658379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138813_2_2996209891487350844.csv</text:p>
          </table:table-cell>
          <table:table-cell office:value-type="string" calcext:value-type="string">
            <text:p>http://dbpedia.org/property/basinCountri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75]=0;IF([.E11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75]=[.E1175]+[.C1175]; 1; 0)" office:value-type="float" office:value="1" calcext:value-type="float">
            <text:p>1</text:p>
          </table:table-cell>
          <table:table-cell office:value-type="float" office:value="7.67525696754456" calcext:value-type="float">
            <text:p>7.6752569675</text:p>
          </table:table-cell>
          <table:table-cell office:value-type="float" office:value="0.0025177001953125" calcext:value-type="float">
            <text:p>0.0025177002</text:p>
          </table:table-cell>
          <table:table-cell office:value-type="float" office:value="2.43639206886291" calcext:value-type="float">
            <text:p>2.4363920689</text:p>
          </table:table-cell>
          <table:table-cell office:value-type="float" office:value="0.581123113632202" calcext:value-type="float">
            <text:p>0.5811231136</text:p>
          </table:table-cell>
          <table:table-cell office:value-type="float" office:value="4.65522408485413" calcext:value-type="float">
            <text:p>4.65522408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555698_0_5839471950536358039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dbpedia.org/property/ima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IF([.D1176]=0;IF([.E117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76]=[.E1176]+[.C1176]; 1; 0)" office:value-type="float" office:value="1" calcext:value-type="float">
            <text:p>1</text:p>
          </table:table-cell>
          <table:table-cell office:value-type="float" office:value="12.5210599899292" calcext:value-type="float">
            <text:p>12.5210599899</text:p>
          </table:table-cell>
          <table:table-cell office:value-type="float" office:value="0.00140094757080078" calcext:value-type="float">
            <text:p>0.0014009476</text:p>
          </table:table-cell>
          <table:table-cell office:value-type="float" office:value="2.27406406402588" calcext:value-type="float">
            <text:p>2.274064064</text:p>
          </table:table-cell>
          <table:table-cell office:value-type="float" office:value="0.755085945129395" calcext:value-type="float">
            <text:p>0.7550859451</text:p>
          </table:table-cell>
          <table:table-cell office:value-type="float" office:value="9.49050903320313" calcext:value-type="float">
            <text:p>9.4905090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742782_2_49476451678944713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77]=0;IF([.E11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77]=[.E1177]+[.C1177]; 1; 0)" office:value-type="float" office:value="1" calcext:value-type="float">
            <text:p>1</text:p>
          </table:table-cell>
          <table:table-cell office:value-type="float" office:value="3.63544392585754" calcext:value-type="float">
            <text:p>3.6354439259</text:p>
          </table:table-cell>
          <table:table-cell office:value-type="float" office:value="0.00135064125061035" calcext:value-type="float">
            <text:p>0.0013506413</text:p>
          </table:table-cell>
          <table:table-cell office:value-type="float" office:value="1.97156620025635" calcext:value-type="float">
            <text:p>1.9715662003</text:p>
          </table:table-cell>
          <table:table-cell office:value-type="float" office:value="0.17685604095459" calcext:value-type="float">
            <text:p>0.176856041</text:p>
          </table:table-cell>
          <table:table-cell office:value-type="float" office:value="1.485671043396" calcext:value-type="float">
            <text:p>1.4856710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572391_0_8684896999787304275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78]=0;IF([.E11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78]=[.E1178]+[.C1178]; 1; 0)" office:value-type="float" office:value="0" calcext:value-type="float">
            <text:p>0</text:p>
          </table:table-cell>
          <table:table-cell office:value-type="float" office:value="7.59709596633911" calcext:value-type="float">
            <text:p>7.5970959663</text:p>
          </table:table-cell>
          <table:table-cell office:value-type="float" office:value="0.0013577938079834" calcext:value-type="float">
            <text:p>0.0013577938</text:p>
          </table:table-cell>
          <table:table-cell office:value-type="float" office:value="2.8180980682373" calcext:value-type="float">
            <text:p>2.8180980682</text:p>
          </table:table-cell>
          <table:table-cell office:value-type="float" office:value="0.749015092849731" calcext:value-type="float">
            <text:p>0.7490150928</text:p>
          </table:table-cell>
          <table:table-cell office:value-type="float" office:value="4.02862501144409" calcext:value-type="float">
            <text:p>4.0286250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779923_4_1832350971585698643.csv</text:p>
          </table:table-cell>
          <table:table-cell office:value-type="string" calcext:value-type="string">
            <text:p>http://dbpedia.org/ontology/country|http://dbpedia.org/ontology/abstract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179]=0;IF([.E11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79]=[.E1179]+[.C1179]; 1; 0)" office:value-type="float" office:value="0" calcext:value-type="float">
            <text:p>0</text:p>
          </table:table-cell>
          <table:table-cell office:value-type="float" office:value="6.89089703559876" calcext:value-type="float">
            <text:p>6.8908970356</text:p>
          </table:table-cell>
          <table:table-cell office:value-type="float" office:value="0.00150203704833984" calcext:value-type="float">
            <text:p>0.001502037</text:p>
          </table:table-cell>
          <table:table-cell office:value-type="float" office:value="2.79752802848816" calcext:value-type="float">
            <text:p>2.7975280285</text:p>
          </table:table-cell>
          <table:table-cell office:value-type="float" office:value="0.402570962905884" calcext:value-type="float">
            <text:p>0.4025709629</text:p>
          </table:table-cell>
          <table:table-cell office:value-type="float" office:value="3.68929600715637" calcext:value-type="float">
            <text:p>3.6892960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937282_0_81676772101732948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80]=0;IF([.E118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80]=[.E1180]+[.C1180]; 1; 0)" office:value-type="float" office:value="0" calcext:value-type="float">
            <text:p>0</text:p>
          </table:table-cell>
          <table:table-cell office:value-type="float" office:value="0.722497940063477" calcext:value-type="float">
            <text:p>0.7224979401</text:p>
          </table:table-cell>
          <table:table-cell office:value-type="float" office:value="0.00139284133911133" calcext:value-type="float">
            <text:p>0.0013928413</text:p>
          </table:table-cell>
          <table:table-cell office:value-type="float" office:value="0.721094131469727" calcext:value-type="float">
            <text:p>0.7210941315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491855_0_46439859144732058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81]=0;IF([.E11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81]=[.E1181]+[.C1181]; 1; 0)" office:value-type="float" office:value="1" calcext:value-type="float">
            <text:p>1</text:p>
          </table:table-cell>
          <table:table-cell office:value-type="float" office:value="1.9898509979248" calcext:value-type="float">
            <text:p>1.9898509979</text:p>
          </table:table-cell>
          <table:table-cell office:value-type="float" office:value="0.00125718116760254" calcext:value-type="float">
            <text:p>0.0012571812</text:p>
          </table:table-cell>
          <table:table-cell office:value-type="float" office:value="1.22099208831787" calcext:value-type="float">
            <text:p>1.2209920883</text:p>
          </table:table-cell>
          <table:table-cell office:value-type="float" office:value="0.767597913742065" calcext:value-type="float">
            <text:p>0.7675979137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954408_0_71362326191711861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182]=0;IF([.E11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82]=[.E1182]+[.C1182]; 1; 0)" office:value-type="float" office:value="1" calcext:value-type="float">
            <text:p>1</text:p>
          </table:table-cell>
          <table:table-cell office:value-type="float" office:value="10.5089459419251" calcext:value-type="float">
            <text:p>10.5089459419</text:p>
          </table:table-cell>
          <table:table-cell office:value-type="float" office:value="0.00170993804931641" calcext:value-type="float">
            <text:p>0.001709938</text:p>
          </table:table-cell>
          <table:table-cell office:value-type="float" office:value="3.6429488658905" calcext:value-type="float">
            <text:p>3.6429488659</text:p>
          </table:table-cell>
          <table:table-cell office:value-type="float" office:value="0.497634172439575" calcext:value-type="float">
            <text:p>0.4976341724</text:p>
          </table:table-cell>
          <table:table-cell office:value-type="float" office:value="6.36665296554565" calcext:value-type="float">
            <text:p>6.36665296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292152_0_59879701851073650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83]=0;IF([.E11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83]=[.E1183]+[.C1183]; 1; 0)" office:value-type="float" office:value="1" calcext:value-type="float">
            <text:p>1</text:p>
          </table:table-cell>
          <table:table-cell office:value-type="float" office:value="0.407499074935913" calcext:value-type="float">
            <text:p>0.4074990749</text:p>
          </table:table-cell>
          <table:table-cell office:value-type="float" office:value="0.00167012214660645" calcext:value-type="float">
            <text:p>0.0016701221</text:p>
          </table:table-cell>
          <table:table-cell office:value-type="float" office:value="0.405821084976196" calcext:value-type="float">
            <text:p>0.40582108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002157_37_880488210810002282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184]=0;IF([.E118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84]=[.E1184]+[.C1184]; 1; 0)" office:value-type="float" office:value="0" calcext:value-type="float">
            <text:p>0</text:p>
          </table:table-cell>
          <table:table-cell office:value-type="float" office:value="1.41266894340515" calcext:value-type="float">
            <text:p>1.4126689434</text:p>
          </table:table-cell>
          <table:table-cell office:value-type="float" office:value="0.000789880752563477" calcext:value-type="float">
            <text:p>0.0007898808</text:p>
          </table:table-cell>
          <table:table-cell office:value-type="float" office:value="1.41186785697937" calcext:value-type="float">
            <text:p>1.411867857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626253_0_17225138637808956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85]=0;IF([.E11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85]=[.E1185]+[.C1185]; 1; 0)" office:value-type="float" office:value="1" calcext:value-type="float">
            <text:p>1</text:p>
          </table:table-cell>
          <table:table-cell office:value-type="float" office:value="0.369004011154175" calcext:value-type="float">
            <text:p>0.3690040112</text:p>
          </table:table-cell>
          <table:table-cell office:value-type="float" office:value="0.000796079635620117" calcext:value-type="float">
            <text:p>0.0007960796</text:p>
          </table:table-cell>
          <table:table-cell office:value-type="float" office:value="0.3681960105896" calcext:value-type="float">
            <text:p>0.3681960106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75172_1_10231263998566907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86]=0;IF([.E11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86]=[.E1186]+[.C1186]; 1; 0)" office:value-type="float" office:value="1" calcext:value-type="float">
            <text:p>1</text:p>
          </table:table-cell>
          <table:table-cell office:value-type="float" office:value="2.00072407722473" calcext:value-type="float">
            <text:p>2.0007240772</text:p>
          </table:table-cell>
          <table:table-cell office:value-type="float" office:value="0.00097203254699707" calcext:value-type="float">
            <text:p>0.0009720325</text:p>
          </table:table-cell>
          <table:table-cell office:value-type="float" office:value="1.99973201751709" calcext:value-type="float">
            <text:p>1.999732017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329923_28_43264611165323256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87]=0;IF([.E11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87]=[.E1187]+[.C1187]; 1; 0)" office:value-type="float" office:value="1" calcext:value-type="float">
            <text:p>1</text:p>
          </table:table-cell>
          <table:table-cell office:value-type="float" office:value="1.05925607681274" calcext:value-type="float">
            <text:p>1.0592560768</text:p>
          </table:table-cell>
          <table:table-cell office:value-type="float" office:value="0.000904321670532227" calcext:value-type="float">
            <text:p>0.0009043217</text:p>
          </table:table-cell>
          <table:table-cell office:value-type="float" office:value="0.97425389289856" calcext:value-type="float">
            <text:p>0.9742538929</text:p>
          </table:table-cell>
          <table:table-cell office:value-type="float" office:value="0.0840139389038086" calcext:value-type="float">
            <text:p>0.0840139389</text:p>
          </table:table-cell>
          <table:table-cell office:value-type="float" office:value="0.00008392333984375" calcext:value-type="float">
            <text:p>8.392333984375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196673_0_5458330029110291950.csv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188]=0;IF([.E11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88]=[.E1188]+[.C1188]; 1; 0)" office:value-type="float" office:value="1" calcext:value-type="float">
            <text:p>1</text:p>
          </table:table-cell>
          <table:table-cell office:value-type="float" office:value="4.39280796051025" calcext:value-type="float">
            <text:p>4.3928079605</text:p>
          </table:table-cell>
          <table:table-cell office:value-type="float" office:value="0.000702857971191406" calcext:value-type="float">
            <text:p>0.000702858</text:p>
          </table:table-cell>
          <table:table-cell office:value-type="float" office:value="3.10293006896973" calcext:value-type="float">
            <text:p>3.102930069</text:p>
          </table:table-cell>
          <table:table-cell office:value-type="float" office:value="0.265133142471313" calcext:value-type="float">
            <text:p>0.2651331425</text:p>
          </table:table-cell>
          <table:table-cell office:value-type="float" office:value="1.02404189109802" calcext:value-type="float">
            <text:p>1.02404189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635883_32_890807652428776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89]=0;IF([.E11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89]=[.E1189]+[.C1189]; 1; 0)" office:value-type="float" office:value="1" calcext:value-type="float">
            <text:p>1</text:p>
          </table:table-cell>
          <table:table-cell office:value-type="float" office:value="1.67205095291138" calcext:value-type="float">
            <text:p>1.6720509529</text:p>
          </table:table-cell>
          <table:table-cell office:value-type="float" office:value="0.00113415718078613" calcext:value-type="float">
            <text:p>0.0011341572</text:p>
          </table:table-cell>
          <table:table-cell office:value-type="float" office:value="1.13127088546753" calcext:value-type="float">
            <text:p>1.1312708855</text:p>
          </table:table-cell>
          <table:table-cell office:value-type="float" office:value="0.539641857147217" calcext:value-type="float">
            <text:p>0.5396418571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553951_0_4077621944520716551.csv</text:p>
          </table:table-cell>
          <table:table-cell office:value-type="string" calcext:value-type="string">
            <text:p>http://dbpedia.org/property/origin|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190]=0;IF([.E119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90]=[.E1190]+[.C1190]; 1; 0)" office:value-type="float" office:value="0" calcext:value-type="float">
            <text:p>0</text:p>
          </table:table-cell>
          <table:table-cell office:value-type="float" office:value="44.6023850440979" calcext:value-type="float">
            <text:p>44.6023850441</text:p>
          </table:table-cell>
          <table:table-cell office:value-type="float" office:value="0.00723910331726074" calcext:value-type="float">
            <text:p>0.0072391033</text:p>
          </table:table-cell>
          <table:table-cell office:value-type="float" office:value="2.38613700866699" calcext:value-type="float">
            <text:p>2.3861370087</text:p>
          </table:table-cell>
          <table:table-cell office:value-type="float" office:value="1.34469485282898" calcext:value-type="float">
            <text:p>1.3446948528</text:p>
          </table:table-cell>
          <table:table-cell office:value-type="float" office:value="40.8643140792847" calcext:value-type="float">
            <text:p>40.86431407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569820_0_17699193874142097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1]=0;IF([.E11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91]=[.E1191]+[.C1191]; 1; 0)" office:value-type="float" office:value="1" calcext:value-type="float">
            <text:p>1</text:p>
          </table:table-cell>
          <table:table-cell office:value-type="float" office:value="0.401088953018189" calcext:value-type="float">
            <text:p>0.401088953</text:p>
          </table:table-cell>
          <table:table-cell office:value-type="float" office:value="0.000971078872680664" calcext:value-type="float">
            <text:p>0.0009710789</text:p>
          </table:table-cell>
          <table:table-cell office:value-type="float" office:value="0.40011191368103" calcext:value-type="float">
            <text:p>0.4001119137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481535_0_40662362078621359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2]=0;IF([.E11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92]=[.E1192]+[.C1192]; 1; 0)" office:value-type="float" office:value="1" calcext:value-type="float">
            <text:p>1</text:p>
          </table:table-cell>
          <table:table-cell office:value-type="float" office:value="0.368138074874878" calcext:value-type="float">
            <text:p>0.3681380749</text:p>
          </table:table-cell>
          <table:table-cell office:value-type="float" office:value="0.000638008117675781" calcext:value-type="float">
            <text:p>0.0006380081</text:p>
          </table:table-cell>
          <table:table-cell office:value-type="float" office:value="0.367491960525513" calcext:value-type="float">
            <text:p>0.367491960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491474_0_88679340150019309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3]=0;IF([.E11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93]=[.E1193]+[.C1193]; 1; 0)" office:value-type="float" office:value="1" calcext:value-type="float">
            <text:p>1</text:p>
          </table:table-cell>
          <table:table-cell office:value-type="float" office:value="14.4232931137085" calcext:value-type="float">
            <text:p>14.4232931137</text:p>
          </table:table-cell>
          <table:table-cell office:value-type="float" office:value="0.00113916397094727" calcext:value-type="float">
            <text:p>0.001139164</text:p>
          </table:table-cell>
          <table:table-cell office:value-type="float" office:value="0.337154150009155" calcext:value-type="float">
            <text:p>0.33715415</text:p>
          </table:table-cell>
          <table:table-cell office:value-type="float" office:value="0.170035839080811" calcext:value-type="float">
            <text:p>0.1700358391</text:p>
          </table:table-cell>
          <table:table-cell office:value-type="float" office:value="13.9149639606476" calcext:value-type="float">
            <text:p>13.91496396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801207_0_8144839668470123042.csv</text:p>
          </table:table-cell>
          <table:table-cell office:value-type="string" calcext:value-type="string">
            <text:p>http://dbpedia.org/ontology/publisher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194]=0;IF([.E119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94]=[.E1194]+[.C1194]; 1; 0)" office:value-type="float" office:value="0" calcext:value-type="float">
            <text:p>0</text:p>
          </table:table-cell>
          <table:table-cell office:value-type="float" office:value="17.8896310329437" calcext:value-type="float">
            <text:p>17.8896310329</text:p>
          </table:table-cell>
          <table:table-cell office:value-type="float" office:value="0.00261616706848145" calcext:value-type="float">
            <text:p>0.0026161671</text:p>
          </table:table-cell>
          <table:table-cell office:value-type="float" office:value="2.95418190956116" calcext:value-type="float">
            <text:p>2.9541819096</text:p>
          </table:table-cell>
          <table:table-cell office:value-type="float" office:value="0.739311933517456" calcext:value-type="float">
            <text:p>0.7393119335</text:p>
          </table:table-cell>
          <table:table-cell office:value-type="float" office:value="14.1935210227966" calcext:value-type="float">
            <text:p>14.19352102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200458_0_51349530445451438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5]=0;IF([.E11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95]=[.E1195]+[.C1195]; 1; 0)" office:value-type="float" office:value="1" calcext:value-type="float">
            <text:p>1</text:p>
          </table:table-cell>
          <table:table-cell office:value-type="float" office:value="0.824380874633789" calcext:value-type="float">
            <text:p>0.8243808746</text:p>
          </table:table-cell>
          <table:table-cell office:value-type="float" office:value="0.00139117240905762" calcext:value-type="float">
            <text:p>0.0013911724</text:p>
          </table:table-cell>
          <table:table-cell office:value-type="float" office:value="0.822979927062988" calcext:value-type="float">
            <text:p>0.8229799271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504355_0_4814593128999640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196]=0;IF([.E11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196]=[.E1196]+[.C1196]; 1; 0)" office:value-type="float" office:value="1" calcext:value-type="float">
            <text:p>1</text:p>
          </table:table-cell>
          <table:table-cell office:value-type="float" office:value="0.267250061035156" calcext:value-type="float">
            <text:p>0.267250061</text:p>
          </table:table-cell>
          <table:table-cell office:value-type="float" office:value="0.000934839248657227" calcext:value-type="float">
            <text:p>0.0009348392</text:p>
          </table:table-cell>
          <table:table-cell office:value-type="float" office:value="0.266308069229126" calcext:value-type="float">
            <text:p>0.266308069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14576721191406" calcext:value-type="float">
            <text:p>2.145767211914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37973_0_5297021911125337640.csv</text:p>
          </table:table-cell>
          <table:table-cell office:value-type="string" calcext:value-type="string">
            <text:p>http://dbpedia.org/ontology/abstract|http://dbpedia.org/ontology/locationCountry|http://purl.org/voc/vrank#hasRank|http://www.w3.org/1999/02/22-rdf-syntax-ns#type|http://www.w3.org/2002/07/owl#sameAs|http://www.w3.org/2002/07/owl#sameA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D1197]=0;IF([.E11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97]=[.E1197]+[.C1197]; 1; 0)" office:value-type="float" office:value="0" calcext:value-type="float">
            <text:p>0</text:p>
          </table:table-cell>
          <table:table-cell office:value-type="float" office:value="30.9490411281586" calcext:value-type="float">
            <text:p>30.9490411282</text:p>
          </table:table-cell>
          <table:table-cell office:value-type="float" office:value="0.00298070907592773" calcext:value-type="float">
            <text:p>0.0029807091</text:p>
          </table:table-cell>
          <table:table-cell office:value-type="float" office:value="2.00193619728088" calcext:value-type="float">
            <text:p>2.0019361973</text:p>
          </table:table-cell>
          <table:table-cell office:value-type="float" office:value="1.02131414413452" calcext:value-type="float">
            <text:p>1.0213141441</text:p>
          </table:table-cell>
          <table:table-cell office:value-type="float" office:value="27.9228100776672" calcext:value-type="float">
            <text:p>27.9228100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466715_0_3913547177671701530.csv</text:p>
          </table:table-cell>
          <table:table-cell office:value-type="string" calcext:value-type="string">
            <text:p>http://dbpedia.org/ontology/abstract|http://www.w3.org/1999/02/22-rdf-syntax-ns#type|http://www.w3.org/1999/02/22-rdf-syntax-ns#type|http://dbpedia.org/property/cap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198]=0;IF([.E11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198]=[.E1198]+[.C1198]; 1; 0)" office:value-type="float" office:value="0" calcext:value-type="float">
            <text:p>0</text:p>
          </table:table-cell>
          <table:table-cell office:value-type="float" office:value="8.12206792831421" calcext:value-type="float">
            <text:p>8.1220679283</text:p>
          </table:table-cell>
          <table:table-cell office:value-type="float" office:value="0.00147485733032227" calcext:value-type="float">
            <text:p>0.0014748573</text:p>
          </table:table-cell>
          <table:table-cell office:value-type="float" office:value="3.97508788108826" calcext:value-type="float">
            <text:p>3.9750878811</text:p>
          </table:table-cell>
          <table:table-cell office:value-type="float" office:value="0.399733066558838" calcext:value-type="float">
            <text:p>0.3997330666</text:p>
          </table:table-cell>
          <table:table-cell office:value-type="float" office:value="3.74577212333679" calcext:value-type="float">
            <text:p>3.74577212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373708_0_87862299715169195.csv</text:p>
          </table:table-cell>
          <table:table-cell office:value-type="string" calcext:value-type="string">
            <text:p>http://purl.org/dc/terms/subje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199]=0;IF([.E119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199]=[.E1199]+[.C1199]; 1; 0)" office:value-type="float" office:value="1" calcext:value-type="float">
            <text:p>1</text:p>
          </table:table-cell>
          <table:table-cell office:value-type="float" office:value="7.97732400894165" calcext:value-type="float">
            <text:p>7.9773240089</text:p>
          </table:table-cell>
          <table:table-cell office:value-type="float" office:value="0.00129008293151855" calcext:value-type="float">
            <text:p>0.0012900829</text:p>
          </table:table-cell>
          <table:table-cell office:value-type="float" office:value="3.62548112869263" calcext:value-type="float">
            <text:p>3.6254811287</text:p>
          </table:table-cell>
          <table:table-cell office:value-type="float" office:value="1.25456285476685" calcext:value-type="float">
            <text:p>1.2545628548</text:p>
          </table:table-cell>
          <table:table-cell office:value-type="float" office:value="3.09598994255066" calcext:value-type="float">
            <text:p>3.0959899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584563_0_72612219050720023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00]=0;IF([.E12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00]=[.E1200]+[.C1200]; 1; 0)" office:value-type="float" office:value="1" calcext:value-type="float">
            <text:p>1</text:p>
          </table:table-cell>
          <table:table-cell office:value-type="float" office:value="1.90215110778809" calcext:value-type="float">
            <text:p>1.9021511078</text:p>
          </table:table-cell>
          <table:table-cell office:value-type="float" office:value="0.000876188278198242" calcext:value-type="float">
            <text:p>0.0008761883</text:p>
          </table:table-cell>
          <table:table-cell office:value-type="float" office:value="1.90125489234924" calcext:value-type="float">
            <text:p>1.901254892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044288_0_90394569026374547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01]=0;IF([.E12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01]=[.E1201]+[.C1201]; 1; 0)" office:value-type="float" office:value="1" calcext:value-type="float">
            <text:p>1</text:p>
          </table:table-cell>
          <table:table-cell office:value-type="float" office:value="0.591001033782959" calcext:value-type="float">
            <text:p>0.5910010338</text:p>
          </table:table-cell>
          <table:table-cell office:value-type="float" office:value="0.000670909881591797" calcext:value-type="float">
            <text:p>0.0006709099</text:p>
          </table:table-cell>
          <table:table-cell office:value-type="float" office:value="0.590321063995361" calcext:value-type="float">
            <text:p>0.590321064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5064553_0_174736325349954177.csv</text:p>
          </table:table-cell>
          <table:table-cell office:value-type="string" calcext:value-type="string">
            <text:p>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02]=0;IF([.E12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02]=[.E1202]+[.C1202]; 1; 0)" office:value-type="float" office:value="0" calcext:value-type="float">
            <text:p>0</text:p>
          </table:table-cell>
          <table:table-cell office:value-type="float" office:value="11.7588121891022" calcext:value-type="float">
            <text:p>11.7588121891</text:p>
          </table:table-cell>
          <table:table-cell office:value-type="float" office:value="0.00210928916931152" calcext:value-type="float">
            <text:p>0.0021092892</text:p>
          </table:table-cell>
          <table:table-cell office:value-type="float" office:value="2.78345608711243" calcext:value-type="float">
            <text:p>2.7834560871</text:p>
          </table:table-cell>
          <table:table-cell office:value-type="float" office:value="0.263921022415161" calcext:value-type="float">
            <text:p>0.2639210224</text:p>
          </table:table-cell>
          <table:table-cell office:value-type="float" office:value="8.70932579040527" calcext:value-type="float">
            <text:p>8.7093257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496573_0_565579743022769100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203]=0;IF([.E12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03]=[.E1203]+[.C1203]; 1; 0)" office:value-type="float" office:value="1" calcext:value-type="float">
            <text:p>1</text:p>
          </table:table-cell>
          <table:table-cell office:value-type="float" office:value="2.49314308166504" calcext:value-type="float">
            <text:p>2.4931430817</text:p>
          </table:table-cell>
          <table:table-cell office:value-type="float" office:value="0.00146389007568359" calcext:value-type="float">
            <text:p>0.0014638901</text:p>
          </table:table-cell>
          <table:table-cell office:value-type="float" office:value="0.916587114334106" calcext:value-type="float">
            <text:p>0.9165871143</text:p>
          </table:table-cell>
          <table:table-cell office:value-type="float" office:value="0.0803530216217041" calcext:value-type="float">
            <text:p>0.0803530216</text:p>
          </table:table-cell>
          <table:table-cell office:value-type="float" office:value="1.49473905563355" calcext:value-type="float">
            <text:p>1.49473905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143339_1_65338070840298199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04]=0;IF([.E120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04]=[.E1204]+[.C1204]; 1; 0)" office:value-type="float" office:value="1" calcext:value-type="float">
            <text:p>1</text:p>
          </table:table-cell>
          <table:table-cell office:value-type="float" office:value="2.34997797012329" calcext:value-type="float">
            <text:p>2.3499779701</text:p>
          </table:table-cell>
          <table:table-cell office:value-type="float" office:value="0.000857830047607422" calcext:value-type="float">
            <text:p>0.00085783</text:p>
          </table:table-cell>
          <table:table-cell office:value-type="float" office:value="2.34910202026367" calcext:value-type="float">
            <text:p>2.3491020203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348776_2_85396157287224011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05]=0;IF([.E12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05]=[.E1205]+[.C1205]; 1; 0)" office:value-type="float" office:value="1" calcext:value-type="float">
            <text:p>1</text:p>
          </table:table-cell>
          <table:table-cell office:value-type="float" office:value="2.95647096633911" calcext:value-type="float">
            <text:p>2.9564709663</text:p>
          </table:table-cell>
          <table:table-cell office:value-type="float" office:value="0.00115203857421875" calcext:value-type="float">
            <text:p>0.0011520386</text:p>
          </table:table-cell>
          <table:table-cell office:value-type="float" office:value="2.95529985427856" calcext:value-type="float">
            <text:p>2.955299854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270372_1_3774607938887520564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206]=0;IF([.E12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06]=[.E1206]+[.C1206]; 1; 0)" office:value-type="float" office:value="1" calcext:value-type="float">
            <text:p>1</text:p>
          </table:table-cell>
          <table:table-cell office:value-type="float" office:value="5.27538084983826" calcext:value-type="float">
            <text:p>5.2753808498</text:p>
          </table:table-cell>
          <table:table-cell office:value-type="float" office:value="0.00117325782775879" calcext:value-type="float">
            <text:p>0.0011732578</text:p>
          </table:table-cell>
          <table:table-cell office:value-type="float" office:value="2.75199484825134" calcext:value-type="float">
            <text:p>2.7519948483</text:p>
          </table:table-cell>
          <table:table-cell office:value-type="float" office:value="0.201475858688354" calcext:value-type="float">
            <text:p>0.2014758587</text:p>
          </table:table-cell>
          <table:table-cell office:value-type="float" office:value="2.3207368850708" calcext:value-type="float">
            <text:p>2.32073688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480147_0_5932941413717719144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07]=0;IF([.E120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07]=[.E1207]+[.C1207]; 1; 0)" office:value-type="float" office:value="1" calcext:value-type="float">
            <text:p>1</text:p>
          </table:table-cell>
          <table:table-cell office:value-type="float" office:value="15.3264300823212" calcext:value-type="float">
            <text:p>15.3264300823</text:p>
          </table:table-cell>
          <table:table-cell office:value-type="float" office:value="0.00188732147216797" calcext:value-type="float">
            <text:p>0.0018873215</text:p>
          </table:table-cell>
          <table:table-cell office:value-type="float" office:value="6.23309993743897" calcext:value-type="float">
            <text:p>6.2330999374</text:p>
          </table:table-cell>
          <table:table-cell office:value-type="float" office:value="1.12481784820557" calcext:value-type="float">
            <text:p>1.1248178482</text:p>
          </table:table-cell>
          <table:table-cell office:value-type="float" office:value="7.96662497520447" calcext:value-type="float">
            <text:p>7.9666249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253983_0_48263473886618035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08]=0;IF([.E12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08]=[.E1208]+[.C1208]; 1; 0)" office:value-type="float" office:value="1" calcext:value-type="float">
            <text:p>1</text:p>
          </table:table-cell>
          <table:table-cell office:value-type="float" office:value="7.45507287979126" calcext:value-type="float">
            <text:p>7.4550728798</text:p>
          </table:table-cell>
          <table:table-cell office:value-type="float" office:value="0.00106525421142578" calcext:value-type="float">
            <text:p>0.0010652542</text:p>
          </table:table-cell>
          <table:table-cell office:value-type="float" office:value="7.45399403572083" calcext:value-type="float">
            <text:p>7.4539940357</text:p>
          </table:table-cell>
          <table:table-cell office:value-type="float" office:value="0.00000977516174316406" calcext:value-type="float">
            <text:p>9.7751617431640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405624_0_51646874221219264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09]=0;IF([.E120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09]=[.E1209]+[.C1209]; 1; 0)" office:value-type="float" office:value="1" calcext:value-type="float">
            <text:p>1</text:p>
          </table:table-cell>
          <table:table-cell office:value-type="float" office:value="2.04959607124329" calcext:value-type="float">
            <text:p>2.0495960712</text:p>
          </table:table-cell>
          <table:table-cell office:value-type="float" office:value="0.00142073631286621" calcext:value-type="float">
            <text:p>0.0014207363</text:p>
          </table:table-cell>
          <table:table-cell office:value-type="float" office:value="1.2787811756134" calcext:value-type="float">
            <text:p>1.2787811756</text:p>
          </table:table-cell>
          <table:table-cell office:value-type="float" office:value="0.769390106201172" calcext:value-type="float">
            <text:p>0.7693901062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54070_3_85251717646443464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0]=0;IF([.E12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10]=[.E1210]+[.C1210]; 1; 0)" office:value-type="float" office:value="1" calcext:value-type="float">
            <text:p>1</text:p>
          </table:table-cell>
          <table:table-cell office:value-type="float" office:value="0.57245397567749" calcext:value-type="float">
            <text:p>0.5724539757</text:p>
          </table:table-cell>
          <table:table-cell office:value-type="float" office:value="0.000809192657470703" calcext:value-type="float">
            <text:p>0.0008091927</text:p>
          </table:table-cell>
          <table:table-cell office:value-type="float" office:value="0.571635961532593" calcext:value-type="float">
            <text:p>0.571635961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194657_0_5591633056005596100.csv</text:p>
          </table:table-cell>
          <table:table-cell office:value-type="string" calcext:value-type="string">
            <text:p>http://dbpedia.org/property/ori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211]=0;IF([.E12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11]=[.E1211]+[.C1211]; 1; 0)" office:value-type="float" office:value="1" calcext:value-type="float">
            <text:p>1</text:p>
          </table:table-cell>
          <table:table-cell office:value-type="float" office:value="21.3127059936523" calcext:value-type="float">
            <text:p>21.3127059937</text:p>
          </table:table-cell>
          <table:table-cell office:value-type="float" office:value="0.00301980972290039" calcext:value-type="float">
            <text:p>0.0030198097</text:p>
          </table:table-cell>
          <table:table-cell office:value-type="float" office:value="2.91216707229614" calcext:value-type="float">
            <text:p>2.9121670723</text:p>
          </table:table-cell>
          <table:table-cell office:value-type="float" office:value="1.05281805992126" calcext:value-type="float">
            <text:p>1.0528180599</text:p>
          </table:table-cell>
          <table:table-cell office:value-type="float" office:value="17.344701051712" calcext:value-type="float">
            <text:p>17.3447010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802185_0_58434076843272138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2]=0;IF([.E12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12]=[.E1212]+[.C1212]; 1; 0)" office:value-type="float" office:value="1" calcext:value-type="float">
            <text:p>1</text:p>
          </table:table-cell>
          <table:table-cell office:value-type="float" office:value="1.3622260093689" calcext:value-type="float">
            <text:p>1.3622260094</text:p>
          </table:table-cell>
          <table:table-cell office:value-type="float" office:value="0.000674247741699219" calcext:value-type="float">
            <text:p>0.0006742477</text:p>
          </table:table-cell>
          <table:table-cell office:value-type="float" office:value="1.36154103279114" calcext:value-type="float">
            <text:p>1.3615410328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151251_0_6426716547160452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3]=0;IF([.E12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13]=[.E1213]+[.C1213]; 1; 0)" office:value-type="float" office:value="1" calcext:value-type="float">
            <text:p>1</text:p>
          </table:table-cell>
          <table:table-cell office:value-type="float" office:value="1.56880283355713" calcext:value-type="float">
            <text:p>1.5688028336</text:p>
          </table:table-cell>
          <table:table-cell office:value-type="float" office:value="0.00108504295349121" calcext:value-type="float">
            <text:p>0.001085043</text:p>
          </table:table-cell>
          <table:table-cell office:value-type="float" office:value="1.56770491600037" calcext:value-type="float">
            <text:p>1.567704916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965004_6_4856622180559928314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14]=0;IF([.E12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14]=[.E1214]+[.C1214]; 1; 0)" office:value-type="float" office:value="0" calcext:value-type="float">
            <text:p>0</text:p>
          </table:table-cell>
          <table:table-cell office:value-type="float" office:value="14.175234079361" calcext:value-type="float">
            <text:p>14.1752340794</text:p>
          </table:table-cell>
          <table:table-cell office:value-type="float" office:value="0.00290822982788086" calcext:value-type="float">
            <text:p>0.0029082298</text:p>
          </table:table-cell>
          <table:table-cell office:value-type="float" office:value="3.65249395370483" calcext:value-type="float">
            <text:p>3.6524939537</text:p>
          </table:table-cell>
          <table:table-cell office:value-type="float" office:value="1.49648785591126" calcext:value-type="float">
            <text:p>1.4964878559</text:p>
          </table:table-cell>
          <table:table-cell office:value-type="float" office:value="9.02334403991699" calcext:value-type="float">
            <text:p>9.0233440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747816_0_89759649059375089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5]=0;IF([.E12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15]=[.E1215]+[.C1215]; 1; 0)" office:value-type="float" office:value="1" calcext:value-type="float">
            <text:p>1</text:p>
          </table:table-cell>
          <table:table-cell office:value-type="float" office:value="1.2999861240387" calcext:value-type="float">
            <text:p>1.299986124</text:p>
          </table:table-cell>
          <table:table-cell office:value-type="float" office:value="0.00146889686584473" calcext:value-type="float">
            <text:p>0.0014688969</text:p>
          </table:table-cell>
          <table:table-cell office:value-type="float" office:value="1.29850101470947" calcext:value-type="float">
            <text:p>1.2985010147</text:p>
          </table:table-cell>
          <table:table-cell office:value-type="float" office:value="0.0000121593475341797" calcext:value-type="float">
            <text:p>1.21593475341797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708223_0_147558590760382271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6]=0;IF([.E12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16]=[.E1216]+[.C1216]; 1; 0)" office:value-type="float" office:value="1" calcext:value-type="float">
            <text:p>1</text:p>
          </table:table-cell>
          <table:table-cell office:value-type="float" office:value="9.8334858417511" calcext:value-type="float">
            <text:p>9.8334858418</text:p>
          </table:table-cell>
          <table:table-cell office:value-type="float" office:value="0.00186896324157715" calcext:value-type="float">
            <text:p>0.0018689632</text:p>
          </table:table-cell>
          <table:table-cell office:value-type="float" office:value="2.77942609786987" calcext:value-type="float">
            <text:p>2.7794260979</text:p>
          </table:table-cell>
          <table:table-cell office:value-type="float" office:value="1.25797486305237" calcext:value-type="float">
            <text:p>1.2579748631</text:p>
          </table:table-cell>
          <table:table-cell office:value-type="float" office:value="5.79421591758728" calcext:value-type="float">
            <text:p>5.7942159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788162_0_8974169396638484975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217]=0;IF([.E12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17]=[.E1217]+[.C1217]; 1; 0)" office:value-type="float" office:value="1" calcext:value-type="float">
            <text:p>1</text:p>
          </table:table-cell>
          <table:table-cell office:value-type="float" office:value="10.301372051239" calcext:value-type="float">
            <text:p>10.3013720512</text:p>
          </table:table-cell>
          <table:table-cell office:value-type="float" office:value="0.00133895874023438" calcext:value-type="float">
            <text:p>0.0013389587</text:p>
          </table:table-cell>
          <table:table-cell office:value-type="float" office:value="2.78883004188538" calcext:value-type="float">
            <text:p>2.7888300419</text:p>
          </table:table-cell>
          <table:table-cell office:value-type="float" office:value="1.22651600837708" calcext:value-type="float">
            <text:p>1.2265160084</text:p>
          </table:table-cell>
          <table:table-cell office:value-type="float" office:value="6.28468704223633" calcext:value-type="float">
            <text:p>6.2846870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069328_0_5892560195765782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8]=0;IF([.E12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18]=[.E1218]+[.C1218]; 1; 0)" office:value-type="float" office:value="1" calcext:value-type="float">
            <text:p>1</text:p>
          </table:table-cell>
          <table:table-cell office:value-type="float" office:value="2.95619821548462" calcext:value-type="float">
            <text:p>2.9561982155</text:p>
          </table:table-cell>
          <table:table-cell office:value-type="float" office:value="0.00201010704040527" calcext:value-type="float">
            <text:p>0.002010107</text:p>
          </table:table-cell>
          <table:table-cell office:value-type="float" office:value="2.95416808128357" calcext:value-type="float">
            <text:p>2.954168081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679663_0_401383753873901908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19]=0;IF([.E12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19]=[.E1219]+[.C1219]; 1; 0)" office:value-type="float" office:value="1" calcext:value-type="float">
            <text:p>1</text:p>
          </table:table-cell>
          <table:table-cell office:value-type="float" office:value="0.401707887649536" calcext:value-type="float">
            <text:p>0.4017078876</text:p>
          </table:table-cell>
          <table:table-cell office:value-type="float" office:value="0.000687360763549805" calcext:value-type="float">
            <text:p>0.0006873608</text:p>
          </table:table-cell>
          <table:table-cell office:value-type="float" office:value="0.401011943817139" calcext:value-type="float">
            <text:p>0.4010119438</text:p>
          </table:table-cell>
          <table:table-cell office:value-type="float" office:value="0.00000476837158203125" calcext:value-type="float">
            <text:p>4.76837158203125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1474256_0_96474765538757352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20]=0;IF([.E12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20]=[.E1220]+[.C1220]; 1; 0)" office:value-type="float" office:value="0" calcext:value-type="float">
            <text:p>0</text:p>
          </table:table-cell>
          <table:table-cell office:value-type="float" office:value="2.77997517585754" calcext:value-type="float">
            <text:p>2.7799751759</text:p>
          </table:table-cell>
          <table:table-cell office:value-type="float" office:value="0.00149106979370117" calcext:value-type="float">
            <text:p>0.0014910698</text:p>
          </table:table-cell>
          <table:table-cell office:value-type="float" office:value="2.77846503257751" calcext:value-type="float">
            <text:p>2.778465032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360257_28_48427329889286466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21]=0;IF([.E12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21]=[.E1221]+[.C1221]; 1; 0)" office:value-type="float" office:value="1" calcext:value-type="float">
            <text:p>1</text:p>
          </table:table-cell>
          <table:table-cell office:value-type="float" office:value="4.97935605049133" calcext:value-type="float">
            <text:p>4.9793560505</text:p>
          </table:table-cell>
          <table:table-cell office:value-type="float" office:value="0.000840902328491211" calcext:value-type="float">
            <text:p>0.0008409023</text:p>
          </table:table-cell>
          <table:table-cell office:value-type="float" office:value="4.9784951210022" calcext:value-type="float">
            <text:p>4.97849512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9567_3_8914442136923292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22]=0;IF([.E12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22]=[.E1222]+[.C1222]; 1; 0)" office:value-type="float" office:value="1" calcext:value-type="float">
            <text:p>1</text:p>
          </table:table-cell>
          <table:table-cell office:value-type="float" office:value="0.797590017318726" calcext:value-type="float">
            <text:p>0.7975900173</text:p>
          </table:table-cell>
          <table:table-cell office:value-type="float" office:value="0.000945806503295898" calcext:value-type="float">
            <text:p>0.0009458065</text:p>
          </table:table-cell>
          <table:table-cell office:value-type="float" office:value="0.628067016601563" calcext:value-type="float">
            <text:p>0.6280670166</text:p>
          </table:table-cell>
          <table:table-cell office:value-type="float" office:value="0.168574094772339" calcext:value-type="float">
            <text:p>0.1685740948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255527_0_296146900808917243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23]=0;IF([.E12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23]=[.E1223]+[.C1223]; 1; 0)" office:value-type="float" office:value="0" calcext:value-type="float">
            <text:p>0</text:p>
          </table:table-cell>
          <table:table-cell office:value-type="float" office:value="1.50237584114075" calcext:value-type="float">
            <text:p>1.5023758411</text:p>
          </table:table-cell>
          <table:table-cell office:value-type="float" office:value="0.00108885765075684" calcext:value-type="float">
            <text:p>0.0010888577</text:p>
          </table:table-cell>
          <table:table-cell office:value-type="float" office:value="1.50127601623535" calcext:value-type="float">
            <text:p>1.5012760162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660088_0_3948662081285031080.csv</text:p>
          </table:table-cell>
          <table:table-cell office:value-type="string" calcext:value-type="string">
            <text:p>http://dbpedia.org/ontology/abstract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224]=0;IF([.E122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24]=[.E1224]+[.C1224]; 1; 0)" office:value-type="float" office:value="0" calcext:value-type="float">
            <text:p>0</text:p>
          </table:table-cell>
          <table:table-cell office:value-type="float" office:value="3.05536603927612" calcext:value-type="float">
            <text:p>3.0553660393</text:p>
          </table:table-cell>
          <table:table-cell office:value-type="float" office:value="0.0010988712310791" calcext:value-type="float">
            <text:p>0.0010988712</text:p>
          </table:table-cell>
          <table:table-cell office:value-type="float" office:value="1.955078125" calcext:value-type="float">
            <text:p>1.955078125</text:p>
          </table:table-cell>
          <table:table-cell office:value-type="float" office:value="0.0825021266937256" calcext:value-type="float">
            <text:p>0.0825021267</text:p>
          </table:table-cell>
          <table:table-cell office:value-type="float" office:value="1.01668691635132" calcext:value-type="float">
            <text:p>1.0166869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214081_0_21169707175353631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25]=0;IF([.E12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25]=[.E1225]+[.C1225]; 1; 0)" office:value-type="float" office:value="1" calcext:value-type="float">
            <text:p>1</text:p>
          </table:table-cell>
          <table:table-cell office:value-type="float" office:value="1.73423886299133" calcext:value-type="float">
            <text:p>1.734238863</text:p>
          </table:table-cell>
          <table:table-cell office:value-type="float" office:value="0.00101685523986816" calcext:value-type="float">
            <text:p>0.0010168552</text:p>
          </table:table-cell>
          <table:table-cell office:value-type="float" office:value="0.4495530128479" calcext:value-type="float">
            <text:p>0.4495530128</text:p>
          </table:table-cell>
          <table:table-cell office:value-type="float" office:value="0.77043604850769" calcext:value-type="float">
            <text:p>0.7704360485</text:p>
          </table:table-cell>
          <table:table-cell office:value-type="float" office:value="0.513232946395874" calcext:value-type="float">
            <text:p>0.5132329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561753_0_60726713892586802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26]=0;IF([.E12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26]=[.E1226]+[.C1226]; 1; 0)" office:value-type="float" office:value="0" calcext:value-type="float">
            <text:p>0</text:p>
          </table:table-cell>
          <table:table-cell office:value-type="float" office:value="1.12723898887634" calcext:value-type="float">
            <text:p>1.1272389889</text:p>
          </table:table-cell>
          <table:table-cell office:value-type="float" office:value="0.00130796432495117" calcext:value-type="float">
            <text:p>0.0013079643</text:p>
          </table:table-cell>
          <table:table-cell office:value-type="float" office:value="1.12591505050659" calcext:value-type="float">
            <text:p>1.1259150505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300318_0_4875773258114513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27]=0;IF([.E12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27]=[.E1227]+[.C1227]; 1; 0)" office:value-type="float" office:value="1" calcext:value-type="float">
            <text:p>1</text:p>
          </table:table-cell>
          <table:table-cell office:value-type="float" office:value="1.23546695709229" calcext:value-type="float">
            <text:p>1.2354669571</text:p>
          </table:table-cell>
          <table:table-cell office:value-type="float" office:value="0.00168108940124512" calcext:value-type="float">
            <text:p>0.0016810894</text:p>
          </table:table-cell>
          <table:table-cell office:value-type="float" office:value="1.23377084732056" calcext:value-type="float">
            <text:p>1.2337708473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542937_130_43162924443602373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28]=0;IF([.E12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28]=[.E1228]+[.C1228]; 1; 0)" office:value-type="float" office:value="1" calcext:value-type="float">
            <text:p>1</text:p>
          </table:table-cell>
          <table:table-cell office:value-type="float" office:value="0.47212815284729" calcext:value-type="float">
            <text:p>0.4721281528</text:p>
          </table:table-cell>
          <table:table-cell office:value-type="float" office:value="0.00096893310546875" calcext:value-type="float">
            <text:p>0.0009689331</text:p>
          </table:table-cell>
          <table:table-cell office:value-type="float" office:value="0.471150159835815" calcext:value-type="float">
            <text:p>0.471150159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93685_3_2754716050951914988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229]=0;IF([.E12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29]=[.E1229]+[.C1229]; 1; 0)" office:value-type="float" office:value="1" calcext:value-type="float">
            <text:p>1</text:p>
          </table:table-cell>
          <table:table-cell office:value-type="float" office:value="13.139219045639" calcext:value-type="float">
            <text:p>13.1392190456</text:p>
          </table:table-cell>
          <table:table-cell office:value-type="float" office:value="0.00209689140319824" calcext:value-type="float">
            <text:p>0.0020968914</text:p>
          </table:table-cell>
          <table:table-cell office:value-type="float" office:value="3.18757915496826" calcext:value-type="float">
            <text:p>3.187579155</text:p>
          </table:table-cell>
          <table:table-cell office:value-type="float" office:value="1.20286297798157" calcext:value-type="float">
            <text:p>1.202862978</text:p>
          </table:table-cell>
          <table:table-cell office:value-type="float" office:value="8.74668002128601" calcext:value-type="float">
            <text:p>8.7466800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417397_0_968876705875634222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30]=0;IF([.E123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30]=[.E1230]+[.C1230]; 1; 0)" office:value-type="float" office:value="0" calcext:value-type="float">
            <text:p>0</text:p>
          </table:table-cell>
          <table:table-cell office:value-type="float" office:value="8.39370512962341" calcext:value-type="float">
            <text:p>8.3937051296</text:p>
          </table:table-cell>
          <table:table-cell office:value-type="float" office:value="0.0013577938079834" calcext:value-type="float">
            <text:p>0.0013577938</text:p>
          </table:table-cell>
          <table:table-cell office:value-type="float" office:value="4.44930505752564" calcext:value-type="float">
            <text:p>4.4493050575</text:p>
          </table:table-cell>
          <table:table-cell office:value-type="float" office:value="0.921022176742554" calcext:value-type="float">
            <text:p>0.9210221767</text:p>
          </table:table-cell>
          <table:table-cell office:value-type="float" office:value="3.02202010154724" calcext:value-type="float">
            <text:p>3.02202010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572391_0_709472187488555273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31]=0;IF([.E12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31]=[.E1231]+[.C1231]; 1; 0)" office:value-type="float" office:value="0" calcext:value-type="float">
            <text:p>0</text:p>
          </table:table-cell>
          <table:table-cell office:value-type="float" office:value="13.6333289146423" calcext:value-type="float">
            <text:p>13.6333289146</text:p>
          </table:table-cell>
          <table:table-cell office:value-type="float" office:value="0.0020759105682373" calcext:value-type="float">
            <text:p>0.0020759106</text:p>
          </table:table-cell>
          <table:table-cell office:value-type="float" office:value="3.02315998077393" calcext:value-type="float">
            <text:p>3.0231599808</text:p>
          </table:table-cell>
          <table:table-cell office:value-type="float" office:value="1.61561799049377" calcext:value-type="float">
            <text:p>1.6156179905</text:p>
          </table:table-cell>
          <table:table-cell office:value-type="float" office:value="8.9924750328064" calcext:value-type="float">
            <text:p>8.9924750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040932_0_82072114383951070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32]=0;IF([.E12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32]=[.E1232]+[.C1232]; 1; 0)" office:value-type="float" office:value="1" calcext:value-type="float">
            <text:p>1</text:p>
          </table:table-cell>
          <table:table-cell office:value-type="float" office:value="1.61494088172913" calcext:value-type="float">
            <text:p>1.6149408817</text:p>
          </table:table-cell>
          <table:table-cell office:value-type="float" office:value="0.000777006149291992" calcext:value-type="float">
            <text:p>0.0007770061</text:p>
          </table:table-cell>
          <table:table-cell office:value-type="float" office:value="1.45283794403076" calcext:value-type="float">
            <text:p>1.452837944</text:p>
          </table:table-cell>
          <table:table-cell office:value-type="float" office:value="0.161322116851807" calcext:value-type="float">
            <text:p>0.1613221169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94085_0_104830058037022712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33]=0;IF([.E12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33]=[.E1233]+[.C1233]; 1; 0)" office:value-type="float" office:value="0" calcext:value-type="float">
            <text:p>0</text:p>
          </table:table-cell>
          <table:table-cell office:value-type="float" office:value="2.16504311561584" calcext:value-type="float">
            <text:p>2.1650431156</text:p>
          </table:table-cell>
          <table:table-cell office:value-type="float" office:value="0.000681161880493164" calcext:value-type="float">
            <text:p>0.0006811619</text:p>
          </table:table-cell>
          <table:table-cell office:value-type="float" office:value="2.16434693336487" calcext:value-type="float">
            <text:p>2.1643469334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690789_0_41233687274280894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34]=0;IF([.E12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34]=[.E1234]+[.C1234]; 1; 0)" office:value-type="float" office:value="1" calcext:value-type="float">
            <text:p>1</text:p>
          </table:table-cell>
          <table:table-cell office:value-type="float" office:value="2.40316987037659" calcext:value-type="float">
            <text:p>2.4031698704</text:p>
          </table:table-cell>
          <table:table-cell office:value-type="float" office:value="0.0011448860168457" calcext:value-type="float">
            <text:p>0.001144886</text:p>
          </table:table-cell>
          <table:table-cell office:value-type="float" office:value="1.92207288742065" calcext:value-type="float">
            <text:p>1.9220728874</text:p>
          </table:table-cell>
          <table:table-cell office:value-type="float" office:value="0.479948043823242" calcext:value-type="float">
            <text:p>0.4799480438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207766_0_579177834136892065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35]=0;IF([.E12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35]=[.E1235]+[.C1235]; 1; 0)" office:value-type="float" office:value="1" calcext:value-type="float">
            <text:p>1</text:p>
          </table:table-cell>
          <table:table-cell office:value-type="float" office:value="0.281970024108887" calcext:value-type="float">
            <text:p>0.2819700241</text:p>
          </table:table-cell>
          <table:table-cell office:value-type="float" office:value="0.000790834426879883" calcext:value-type="float">
            <text:p>0.0007908344</text:p>
          </table:table-cell>
          <table:table-cell office:value-type="float" office:value="0.281171083450317" calcext:value-type="float">
            <text:p>0.281171083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325948_1_34679028262697270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36]=0;IF([.E12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36]=[.E1236]+[.C1236]; 1; 0)" office:value-type="float" office:value="1" calcext:value-type="float">
            <text:p>1</text:p>
          </table:table-cell>
          <table:table-cell office:value-type="float" office:value="0.197865962982178" calcext:value-type="float">
            <text:p>0.197865963</text:p>
          </table:table-cell>
          <table:table-cell office:value-type="float" office:value="0.000728845596313477" calcext:value-type="float">
            <text:p>0.0007288456</text:p>
          </table:table-cell>
          <table:table-cell office:value-type="float" office:value="0.197129964828491" calcext:value-type="float">
            <text:p>0.1971299648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003444_21_88608820140159768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37]=0;IF([.E12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37]=[.E1237]+[.C1237]; 1; 0)" office:value-type="float" office:value="1" calcext:value-type="float">
            <text:p>1</text:p>
          </table:table-cell>
          <table:table-cell office:value-type="float" office:value="0.297161102294922" calcext:value-type="float">
            <text:p>0.2971611023</text:p>
          </table:table-cell>
          <table:table-cell office:value-type="float" office:value="0.000625133514404297" calcext:value-type="float">
            <text:p>0.0006251335</text:p>
          </table:table-cell>
          <table:table-cell office:value-type="float" office:value="0.29653000831604" calcext:value-type="float">
            <text:p>0.2965300083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39374_0_78772467615030380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38]=0;IF([.E12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38]=[.E1238]+[.C1238]; 1; 0)" office:value-type="float" office:value="1" calcext:value-type="float">
            <text:p>1</text:p>
          </table:table-cell>
          <table:table-cell office:value-type="float" office:value="0.637943983078003" calcext:value-type="float">
            <text:p>0.6379439831</text:p>
          </table:table-cell>
          <table:table-cell office:value-type="float" office:value="0.00110912322998047" calcext:value-type="float">
            <text:p>0.0011091232</text:p>
          </table:table-cell>
          <table:table-cell office:value-type="float" office:value="0.405544996261597" calcext:value-type="float">
            <text:p>0.4055449963</text:p>
          </table:table-cell>
          <table:table-cell office:value-type="float" office:value="0.231287002563477" calcext:value-type="float">
            <text:p>0.231287002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235714_0_808449060254004137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39]=0;IF([.E123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39]=[.E1239]+[.C1239]; 1; 0)" office:value-type="float" office:value="1" calcext:value-type="float">
            <text:p>1</text:p>
          </table:table-cell>
          <table:table-cell office:value-type="float" office:value="11.8988409042358" calcext:value-type="float">
            <text:p>11.8988409042</text:p>
          </table:table-cell>
          <table:table-cell office:value-type="float" office:value="0.00192809104919434" calcext:value-type="float">
            <text:p>0.001928091</text:p>
          </table:table-cell>
          <table:table-cell office:value-type="float" office:value="3.0632758140564" calcext:value-type="float">
            <text:p>3.0632758141</text:p>
          </table:table-cell>
          <table:table-cell office:value-type="float" office:value="1.00247502326965" calcext:value-type="float">
            <text:p>1.0024750233</text:p>
          </table:table-cell>
          <table:table-cell office:value-type="float" office:value="7.8311619758606" calcext:value-type="float">
            <text:p>7.83116197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604422_0_85335479829571913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0]=0;IF([.E12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40]=[.E1240]+[.C1240]; 1; 0)" office:value-type="float" office:value="1" calcext:value-type="float">
            <text:p>1</text:p>
          </table:table-cell>
          <table:table-cell office:value-type="float" office:value="5.31140303611755" calcext:value-type="float">
            <text:p>5.3114030361</text:p>
          </table:table-cell>
          <table:table-cell office:value-type="float" office:value="0.00225591659545898" calcext:value-type="float">
            <text:p>0.0022559166</text:p>
          </table:table-cell>
          <table:table-cell office:value-type="float" office:value="0.592335939407349" calcext:value-type="float">
            <text:p>0.5923359394</text:p>
          </table:table-cell>
          <table:table-cell office:value-type="float" office:value="0.471989154815674" calcext:value-type="float">
            <text:p>0.4719891548</text:p>
          </table:table-cell>
          <table:table-cell office:value-type="float" office:value="4.24482202529907" calcext:value-type="float">
            <text:p>4.2448220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368626_0_19792529729920572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1]=0;IF([.E12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41]=[.E1241]+[.C1241]; 1; 0)" office:value-type="float" office:value="1" calcext:value-type="float">
            <text:p>1</text:p>
          </table:table-cell>
          <table:table-cell office:value-type="float" office:value="0.364083051681519" calcext:value-type="float">
            <text:p>0.3640830517</text:p>
          </table:table-cell>
          <table:table-cell office:value-type="float" office:value="0.000634908676147461" calcext:value-type="float">
            <text:p>0.0006349087</text:p>
          </table:table-cell>
          <table:table-cell office:value-type="float" office:value="0.363439083099365" calcext:value-type="float">
            <text:p>0.363439083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259640_0_46749920033479252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2]=0;IF([.E12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42]=[.E1242]+[.C1242]; 1; 0)" office:value-type="float" office:value="1" calcext:value-type="float">
            <text:p>1</text:p>
          </table:table-cell>
          <table:table-cell office:value-type="float" office:value="1.36412310600281" calcext:value-type="float">
            <text:p>1.364123106</text:p>
          </table:table-cell>
          <table:table-cell office:value-type="float" office:value="0.000830173492431641" calcext:value-type="float">
            <text:p>0.0008301735</text:p>
          </table:table-cell>
          <table:table-cell office:value-type="float" office:value="1.03168988227844" calcext:value-type="float">
            <text:p>1.0316898823</text:p>
          </table:table-cell>
          <table:table-cell office:value-type="float" office:value="0.0816059112548828" calcext:value-type="float">
            <text:p>0.0816059113</text:p>
          </table:table-cell>
          <table:table-cell office:value-type="float" office:value="0.249997138977051" calcext:value-type="float">
            <text:p>0.249997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353875_0_487623430479706428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43]=0;IF([.E12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43]=[.E1243]+[.C1243]; 1; 0)" office:value-type="float" office:value="0" calcext:value-type="float">
            <text:p>0</text:p>
          </table:table-cell>
          <table:table-cell office:value-type="float" office:value="2.79100298881531" calcext:value-type="float">
            <text:p>2.7910029888</text:p>
          </table:table-cell>
          <table:table-cell office:value-type="float" office:value="0.000979900360107422" calcext:value-type="float">
            <text:p>0.0009799004</text:p>
          </table:table-cell>
          <table:table-cell office:value-type="float" office:value="2.79000306129456" calcext:value-type="float">
            <text:p>2.790003061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432419_176_66454945252246938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4]=0;IF([.E12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44]=[.E1244]+[.C1244]; 1; 0)" office:value-type="float" office:value="1" calcext:value-type="float">
            <text:p>1</text:p>
          </table:table-cell>
          <table:table-cell office:value-type="float" office:value="0.826092004776001" calcext:value-type="float">
            <text:p>0.8260920048</text:p>
          </table:table-cell>
          <table:table-cell office:value-type="float" office:value="0.000644922256469727" calcext:value-type="float">
            <text:p>0.0006449223</text:p>
          </table:table-cell>
          <table:table-cell office:value-type="float" office:value="0.825437068939209" calcext:value-type="float">
            <text:p>0.8254370689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505185_0_817658878216323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5]=0;IF([.E12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45]=[.E1245]+[.C1245]; 1; 0)" office:value-type="float" office:value="1" calcext:value-type="float">
            <text:p>1</text:p>
          </table:table-cell>
          <table:table-cell office:value-type="float" office:value="0.376676082611084" calcext:value-type="float">
            <text:p>0.3766760826</text:p>
          </table:table-cell>
          <table:table-cell office:value-type="float" office:value="0.00164508819580078" calcext:value-type="float">
            <text:p>0.0016450882</text:p>
          </table:table-cell>
          <table:table-cell office:value-type="float" office:value="0.375021934509277" calcext:value-type="float">
            <text:p>0.3750219345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467247_0_18485572995513723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6]=0;IF([.E12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46]=[.E1246]+[.C1246]; 1; 0)" office:value-type="float" office:value="1" calcext:value-type="float">
            <text:p>1</text:p>
          </table:table-cell>
          <table:table-cell office:value-type="float" office:value="4.75579881668091" calcext:value-type="float">
            <text:p>4.7557988167</text:p>
          </table:table-cell>
          <table:table-cell office:value-type="float" office:value="0.00127983093261719" calcext:value-type="float">
            <text:p>0.0012798309</text:p>
          </table:table-cell>
          <table:table-cell office:value-type="float" office:value="1.13140201568604" calcext:value-type="float">
            <text:p>1.1314020157</text:p>
          </table:table-cell>
          <table:table-cell office:value-type="float" office:value="0.506711006164551" calcext:value-type="float">
            <text:p>0.5067110062</text:p>
          </table:table-cell>
          <table:table-cell office:value-type="float" office:value="3.1164059638977" calcext:value-type="float">
            <text:p>3.1164059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340077_0_762303347398675901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47]=0;IF([.E12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47]=[.E1247]+[.C1247]; 1; 0)" office:value-type="float" office:value="0" calcext:value-type="float">
            <text:p>0</text:p>
          </table:table-cell>
          <table:table-cell office:value-type="float" office:value="31.4058620929718" calcext:value-type="float">
            <text:p>31.405862093</text:p>
          </table:table-cell>
          <table:table-cell office:value-type="float" office:value="0.00210714340209961" calcext:value-type="float">
            <text:p>0.0021071434</text:p>
          </table:table-cell>
          <table:table-cell office:value-type="float" office:value="1.92188286781311" calcext:value-type="float">
            <text:p>1.9218828678</text:p>
          </table:table-cell>
          <table:table-cell office:value-type="float" office:value="0.811282157897949" calcext:value-type="float">
            <text:p>0.8112821579</text:p>
          </table:table-cell>
          <table:table-cell office:value-type="float" office:value="28.6705899238586" calcext:value-type="float">
            <text:p>28.67058992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404401_0_27338111721263141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8]=0;IF([.E12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48]=[.E1248]+[.C1248]; 1; 0)" office:value-type="float" office:value="1" calcext:value-type="float">
            <text:p>1</text:p>
          </table:table-cell>
          <table:table-cell office:value-type="float" office:value="2.92396879196167" calcext:value-type="float">
            <text:p>2.923968792</text:p>
          </table:table-cell>
          <table:table-cell office:value-type="float" office:value="0.000844955444335938" calcext:value-type="float">
            <text:p>0.0008449554</text:p>
          </table:table-cell>
          <table:table-cell office:value-type="float" office:value="2.92310285568237" calcext:value-type="float">
            <text:p>2.9231028557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484702_1_37609669798793130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49]=0;IF([.E12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49]=[.E1249]+[.C1249]; 1; 0)" office:value-type="float" office:value="1" calcext:value-type="float">
            <text:p>1</text:p>
          </table:table-cell>
          <table:table-cell office:value-type="float" office:value="0.376432180404663" calcext:value-type="float">
            <text:p>0.3764321804</text:p>
          </table:table-cell>
          <table:table-cell office:value-type="float" office:value="0.000825166702270508" calcext:value-type="float">
            <text:p>0.0008251667</text:p>
          </table:table-cell>
          <table:table-cell office:value-type="float" office:value="0.375598192214966" calcext:value-type="float">
            <text:p>0.375598192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645635_6_5012112380716631606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50]=0;IF([.E12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50]=[.E1250]+[.C1250]; 1; 0)" office:value-type="float" office:value="0" calcext:value-type="float">
            <text:p>0</text:p>
          </table:table-cell>
          <table:table-cell office:value-type="float" office:value="20.732017993927" calcext:value-type="float">
            <text:p>20.7320179939</text:p>
          </table:table-cell>
          <table:table-cell office:value-type="float" office:value="0.00295233726501465" calcext:value-type="float">
            <text:p>0.0029523373</text:p>
          </table:table-cell>
          <table:table-cell office:value-type="float" office:value="3.56111884117126" calcext:value-type="float">
            <text:p>3.5611188412</text:p>
          </table:table-cell>
          <table:table-cell office:value-type="float" office:value="2.89615082740784" calcext:value-type="float">
            <text:p>2.8961508274</text:p>
          </table:table-cell>
          <table:table-cell office:value-type="float" office:value="14.2717959880829" calcext:value-type="float">
            <text:p>14.27179598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650283_0_59375765178494522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51]=0;IF([.E12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51]=[.E1251]+[.C1251]; 1; 0)" office:value-type="float" office:value="0" calcext:value-type="float">
            <text:p>0</text:p>
          </table:table-cell>
          <table:table-cell office:value-type="float" office:value="4.76916599273682" calcext:value-type="float">
            <text:p>4.7691659927</text:p>
          </table:table-cell>
          <table:table-cell office:value-type="float" office:value="0.00122594833374023" calcext:value-type="float">
            <text:p>0.0012259483</text:p>
          </table:table-cell>
          <table:table-cell office:value-type="float" office:value="2.91684699058533" calcext:value-type="float">
            <text:p>2.9168469906</text:p>
          </table:table-cell>
          <table:table-cell office:value-type="float" office:value="0.246715068817139" calcext:value-type="float">
            <text:p>0.2467150688</text:p>
          </table:table-cell>
          <table:table-cell office:value-type="float" office:value="1.60437798500061" calcext:value-type="float">
            <text:p>1.604377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640702_2_55153541385169841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52]=0;IF([.E12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52]=[.E1252]+[.C1252]; 1; 0)" office:value-type="float" office:value="1" calcext:value-type="float">
            <text:p>1</text:p>
          </table:table-cell>
          <table:table-cell office:value-type="float" office:value="0.947654008865356" calcext:value-type="float">
            <text:p>0.9476540089</text:p>
          </table:table-cell>
          <table:table-cell office:value-type="float" office:value="0.00095820426940918" calcext:value-type="float">
            <text:p>0.0009582043</text:p>
          </table:table-cell>
          <table:table-cell office:value-type="float" office:value="0.946683883666992" calcext:value-type="float">
            <text:p>0.9466838837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289907_4_593364951008930000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53]=0;IF([.E12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53]=[.E1253]+[.C1253]; 1; 0)" office:value-type="float" office:value="0" calcext:value-type="float">
            <text:p>0</text:p>
          </table:table-cell>
          <table:table-cell office:value-type="float" office:value="2.28328394889832" calcext:value-type="float">
            <text:p>2.2832839489</text:p>
          </table:table-cell>
          <table:table-cell office:value-type="float" office:value="0.00096583366394043" calcext:value-type="float">
            <text:p>0.0009658337</text:p>
          </table:table-cell>
          <table:table-cell office:value-type="float" office:value="0.822508811950684" calcext:value-type="float">
            <text:p>0.822508812</text:p>
          </table:table-cell>
          <table:table-cell office:value-type="float" office:value="0.15828013420105" calcext:value-type="float">
            <text:p>0.1582801342</text:p>
          </table:table-cell>
          <table:table-cell office:value-type="float" office:value="1.30152916908264" calcext:value-type="float">
            <text:p>1.30152916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270082_0_4443608189414115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54]=0;IF([.E12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54]=[.E1254]+[.C1254]; 1; 0)" office:value-type="float" office:value="0" calcext:value-type="float">
            <text:p>0</text:p>
          </table:table-cell>
          <table:table-cell office:value-type="float" office:value="2.19637799263" calcext:value-type="float">
            <text:p>2.1963779926</text:p>
          </table:table-cell>
          <table:table-cell office:value-type="float" office:value="0.000976085662841797" calcext:value-type="float">
            <text:p>0.0009760857</text:p>
          </table:table-cell>
          <table:table-cell office:value-type="float" office:value="1.98164796829224" calcext:value-type="float">
            <text:p>1.9816479683</text:p>
          </table:table-cell>
          <table:table-cell office:value-type="float" office:value="0.213748931884766" calcext:value-type="float">
            <text:p>0.2137489319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542937_76_51482799203453513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55]=0;IF([.E12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55]=[.E1255]+[.C1255]; 1; 0)" office:value-type="float" office:value="1" calcext:value-type="float">
            <text:p>1</text:p>
          </table:table-cell>
          <table:table-cell office:value-type="float" office:value="0.605120182037354" calcext:value-type="float">
            <text:p>0.605120182</text:p>
          </table:table-cell>
          <table:table-cell office:value-type="float" office:value="0.000931739807128906" calcext:value-type="float">
            <text:p>0.0009317398</text:p>
          </table:table-cell>
          <table:table-cell office:value-type="float" office:value="0.604177236557007" calcext:value-type="float">
            <text:p>0.6041772366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332866_0_69346437319959651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56]=0;IF([.E12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56]=[.E1256]+[.C1256]; 1; 0)" office:value-type="float" office:value="1" calcext:value-type="float">
            <text:p>1</text:p>
          </table:table-cell>
          <table:table-cell office:value-type="float" office:value="1.1185610294342" calcext:value-type="float">
            <text:p>1.1185610294</text:p>
          </table:table-cell>
          <table:table-cell office:value-type="float" office:value="0.000783920288085938" calcext:value-type="float">
            <text:p>0.0007839203</text:p>
          </table:table-cell>
          <table:table-cell office:value-type="float" office:value="1.1177670955658" calcext:value-type="float">
            <text:p>1.1177670956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965290_0_90528166023979027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57]=0;IF([.E12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57]=[.E1257]+[.C1257]; 1; 0)" office:value-type="float" office:value="1" calcext:value-type="float">
            <text:p>1</text:p>
          </table:table-cell>
          <table:table-cell office:value-type="float" office:value="0.394268989562988" calcext:value-type="float">
            <text:p>0.3942689896</text:p>
          </table:table-cell>
          <table:table-cell office:value-type="float" office:value="0.000684022903442383" calcext:value-type="float">
            <text:p>0.0006840229</text:p>
          </table:table-cell>
          <table:table-cell office:value-type="float" office:value="0.39357590675354" calcext:value-type="float">
            <text:p>0.393575906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456957_1_583287007517319997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58]=0;IF([.E125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58]=[.E1258]+[.C1258]; 1; 0)" office:value-type="float" office:value="0" calcext:value-type="float">
            <text:p>0</text:p>
          </table:table-cell>
          <table:table-cell office:value-type="float" office:value="1.61860609054565" calcext:value-type="float">
            <text:p>1.6186060905</text:p>
          </table:table-cell>
          <table:table-cell office:value-type="float" office:value="0.000822067260742188" calcext:value-type="float">
            <text:p>0.0008220673</text:p>
          </table:table-cell>
          <table:table-cell office:value-type="float" office:value="1.61777019500732" calcext:value-type="float">
            <text:p>1.617770195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669801_0_90930216287985228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59]=0;IF([.E12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59]=[.E1259]+[.C1259]; 1; 0)" office:value-type="float" office:value="1" calcext:value-type="float">
            <text:p>1</text:p>
          </table:table-cell>
          <table:table-cell office:value-type="float" office:value="0.734398126602173" calcext:value-type="float">
            <text:p>0.7343981266</text:p>
          </table:table-cell>
          <table:table-cell office:value-type="float" office:value="0.000798225402832031" calcext:value-type="float">
            <text:p>0.0007982254</text:p>
          </table:table-cell>
          <table:table-cell office:value-type="float" office:value="0.733589887619019" calcext:value-type="float">
            <text:p>0.7335898876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523363_0_818021431309958051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60]=0;IF([.E12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60]=[.E1260]+[.C1260]; 1; 0)" office:value-type="float" office:value="0" calcext:value-type="float">
            <text:p>0</text:p>
          </table:table-cell>
          <table:table-cell office:value-type="float" office:value="2.71431708335876" calcext:value-type="float">
            <text:p>2.7143170834</text:p>
          </table:table-cell>
          <table:table-cell office:value-type="float" office:value="0.000987052917480469" calcext:value-type="float">
            <text:p>0.0009870529</text:p>
          </table:table-cell>
          <table:table-cell office:value-type="float" office:value="2.71331000328064" calcext:value-type="float">
            <text:p>2.713310003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927018_0_16871675578301286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1]=0;IF([.E12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61]=[.E1261]+[.C1261]; 1; 0)" office:value-type="float" office:value="1" calcext:value-type="float">
            <text:p>1</text:p>
          </table:table-cell>
          <table:table-cell office:value-type="float" office:value="0.719706058502197" calcext:value-type="float">
            <text:p>0.7197060585</text:p>
          </table:table-cell>
          <table:table-cell office:value-type="float" office:value="0.000959873199462891" calcext:value-type="float">
            <text:p>0.0009598732</text:p>
          </table:table-cell>
          <table:table-cell office:value-type="float" office:value="0.718735218048096" calcext:value-type="float">
            <text:p>0.718735218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425165_0_403345706306919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2]=0;IF([.E12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62]=[.E1262]+[.C1262]; 1; 0)" office:value-type="float" office:value="1" calcext:value-type="float">
            <text:p>1</text:p>
          </table:table-cell>
          <table:table-cell office:value-type="float" office:value="0.552150964736939" calcext:value-type="float">
            <text:p>0.5521509647</text:p>
          </table:table-cell>
          <table:table-cell office:value-type="float" office:value="0.000655174255371094" calcext:value-type="float">
            <text:p>0.0006551743</text:p>
          </table:table-cell>
          <table:table-cell office:value-type="float" office:value="0.551486968994141" calcext:value-type="float">
            <text:p>0.551486969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948573_1_337702733370177137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3]=0;IF([.E12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63]=[.E1263]+[.C1263]; 1; 0)" office:value-type="float" office:value="1" calcext:value-type="float">
            <text:p>1</text:p>
          </table:table-cell>
          <table:table-cell office:value-type="float" office:value="1.5596981048584" calcext:value-type="float">
            <text:p>1.5596981049</text:p>
          </table:table-cell>
          <table:table-cell office:value-type="float" office:value="0.000639915466308594" calcext:value-type="float">
            <text:p>0.0006399155</text:p>
          </table:table-cell>
          <table:table-cell office:value-type="float" office:value="1.55904817581177" calcext:value-type="float">
            <text:p>1.5590481758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881946_0_110513042689845735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64]=0;IF([.E126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64]=[.E1264]+[.C1264]; 1; 0)" office:value-type="float" office:value="0" calcext:value-type="float">
            <text:p>0</text:p>
          </table:table-cell>
          <table:table-cell office:value-type="float" office:value="2.02780079841614" calcext:value-type="float">
            <text:p>2.0278007984</text:p>
          </table:table-cell>
          <table:table-cell office:value-type="float" office:value="0.00113081932067871" calcext:value-type="float">
            <text:p>0.0011308193</text:p>
          </table:table-cell>
          <table:table-cell office:value-type="float" office:value="2.02664995193481" calcext:value-type="float">
            <text:p>2.0266499519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542937_104_80655788547226289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5]=0;IF([.E12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65]=[.E1265]+[.C1265]; 1; 0)" office:value-type="float" office:value="1" calcext:value-type="float">
            <text:p>1</text:p>
          </table:table-cell>
          <table:table-cell office:value-type="float" office:value="0.472360849380493" calcext:value-type="float">
            <text:p>0.4723608494</text:p>
          </table:table-cell>
          <table:table-cell office:value-type="float" office:value="0.000942707061767578" calcext:value-type="float">
            <text:p>0.0009427071</text:p>
          </table:table-cell>
          <table:table-cell office:value-type="float" office:value="0.471407890319824" calcext:value-type="float">
            <text:p>0.4714078903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102102_2_2145984467295468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6]=0;IF([.E12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66]=[.E1266]+[.C1266]; 1; 0)" office:value-type="float" office:value="1" calcext:value-type="float">
            <text:p>1</text:p>
          </table:table-cell>
          <table:table-cell office:value-type="float" office:value="1.83807396888733" calcext:value-type="float">
            <text:p>1.8380739689</text:p>
          </table:table-cell>
          <table:table-cell office:value-type="float" office:value="0.00117182731628418" calcext:value-type="float">
            <text:p>0.0011718273</text:p>
          </table:table-cell>
          <table:table-cell office:value-type="float" office:value="1.83689117431641" calcext:value-type="float">
            <text:p>1.8368911743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621518_0_919417969852917270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67]=0;IF([.E126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67]=[.E1267]+[.C1267]; 1; 0)" office:value-type="float" office:value="0" calcext:value-type="float">
            <text:p>0</text:p>
          </table:table-cell>
          <table:table-cell office:value-type="float" office:value="1.04520392417908" calcext:value-type="float">
            <text:p>1.0452039242</text:p>
          </table:table-cell>
          <table:table-cell office:value-type="float" office:value="0.00128698348999023" calcext:value-type="float">
            <text:p>0.0012869835</text:p>
          </table:table-cell>
          <table:table-cell office:value-type="float" office:value="1.04390406608582" calcext:value-type="float">
            <text:p>1.0439040661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22143_0_13454767116175697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8]=0;IF([.E12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68]=[.E1268]+[.C1268]; 1; 0)" office:value-type="float" office:value="1" calcext:value-type="float">
            <text:p>1</text:p>
          </table:table-cell>
          <table:table-cell office:value-type="float" office:value="0.471995115280151" calcext:value-type="float">
            <text:p>0.4719951153</text:p>
          </table:table-cell>
          <table:table-cell office:value-type="float" office:value="0.000871896743774414" calcext:value-type="float">
            <text:p>0.0008718967</text:p>
          </table:table-cell>
          <table:table-cell office:value-type="float" office:value="0.471113204956055" calcext:value-type="float">
            <text:p>0.471113205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424211_0_70739261842604015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69]=0;IF([.E12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69]=[.E1269]+[.C1269]; 1; 0)" office:value-type="float" office:value="1" calcext:value-type="float">
            <text:p>1</text:p>
          </table:table-cell>
          <table:table-cell office:value-type="float" office:value="0.411628007888794" calcext:value-type="float">
            <text:p>0.4116280079</text:p>
          </table:table-cell>
          <table:table-cell office:value-type="float" office:value="0.000948905944824219" calcext:value-type="float">
            <text:p>0.0009489059</text:p>
          </table:table-cell>
          <table:table-cell office:value-type="float" office:value="0.410672187805176" calcext:value-type="float">
            <text:p>0.4106721878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829588_0_8876083103335561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70]=0;IF([.E12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70]=[.E1270]+[.C1270]; 1; 0)" office:value-type="float" office:value="1" calcext:value-type="float">
            <text:p>1</text:p>
          </table:table-cell>
          <table:table-cell office:value-type="float" office:value="1.58251404762268" calcext:value-type="float">
            <text:p>1.5825140476</text:p>
          </table:table-cell>
          <table:table-cell office:value-type="float" office:value="0.000971317291259766" calcext:value-type="float">
            <text:p>0.0009713173</text:p>
          </table:table-cell>
          <table:table-cell office:value-type="float" office:value="1.58153390884399" calcext:value-type="float">
            <text:p>1.581533908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61231_0_31057353593032558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71]=0;IF([.E12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71]=[.E1271]+[.C1271]; 1; 0)" office:value-type="float" office:value="1" calcext:value-type="float">
            <text:p>1</text:p>
          </table:table-cell>
          <table:table-cell office:value-type="float" office:value="4.62472701072693" calcext:value-type="float">
            <text:p>4.6247270107</text:p>
          </table:table-cell>
          <table:table-cell office:value-type="float" office:value="0.00116801261901855" calcext:value-type="float">
            <text:p>0.0011680126</text:p>
          </table:table-cell>
          <table:table-cell office:value-type="float" office:value="2.83288407325745" calcext:value-type="float">
            <text:p>2.8328840733</text:p>
          </table:table-cell>
          <table:table-cell office:value-type="float" office:value="1.0432620048523" calcext:value-type="float">
            <text:p>1.0432620049</text:p>
          </table:table-cell>
          <table:table-cell office:value-type="float" office:value="0.747412919998169" calcext:value-type="float">
            <text:p>0.74741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81772_0_89789096246882076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72]=0;IF([.E12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72]=[.E1272]+[.C1272]; 1; 0)" office:value-type="float" office:value="0" calcext:value-type="float">
            <text:p>0</text:p>
          </table:table-cell>
          <table:table-cell office:value-type="float" office:value="1.67622709274292" calcext:value-type="float">
            <text:p>1.6762270927</text:p>
          </table:table-cell>
          <table:table-cell office:value-type="float" office:value="0.000659942626953125" calcext:value-type="float">
            <text:p>0.0006599426</text:p>
          </table:table-cell>
          <table:table-cell office:value-type="float" office:value="1.6755530834198" calcext:value-type="float">
            <text:p>1.6755530834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71612_0_498321804491985844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73]=0;IF([.E12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73]=[.E1273]+[.C1273]; 1; 0)" office:value-type="float" office:value="0" calcext:value-type="float">
            <text:p>0</text:p>
          </table:table-cell>
          <table:table-cell office:value-type="float" office:value="1.4875659942627" calcext:value-type="float">
            <text:p>1.4875659943</text:p>
          </table:table-cell>
          <table:table-cell office:value-type="float" office:value="0.00113892555236816" calcext:value-type="float">
            <text:p>0.0011389256</text:p>
          </table:table-cell>
          <table:table-cell office:value-type="float" office:value="1.48641300201416" calcext:value-type="float">
            <text:p>1.486413002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014415_1_64481601286900454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74]=0;IF([.E12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74]=[.E1274]+[.C1274]; 1; 0)" office:value-type="float" office:value="1" calcext:value-type="float">
            <text:p>1</text:p>
          </table:table-cell>
          <table:table-cell office:value-type="float" office:value="5.12980890274048" calcext:value-type="float">
            <text:p>5.1298089027</text:p>
          </table:table-cell>
          <table:table-cell office:value-type="float" office:value="0.00188994407653809" calcext:value-type="float">
            <text:p>0.0018899441</text:p>
          </table:table-cell>
          <table:table-cell office:value-type="float" office:value="0.984282970428467" calcext:value-type="float">
            <text:p>0.9842829704</text:p>
          </table:table-cell>
          <table:table-cell office:value-type="float" office:value="0.161659955978394" calcext:value-type="float">
            <text:p>0.161659956</text:p>
          </table:table-cell>
          <table:table-cell office:value-type="float" office:value="3.98197603225708" calcext:value-type="float">
            <text:p>3.98197603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866405_0_23966043048371983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75]=0;IF([.E12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75]=[.E1275]+[.C1275]; 1; 0)" office:value-type="float" office:value="1" calcext:value-type="float">
            <text:p>1</text:p>
          </table:table-cell>
          <table:table-cell office:value-type="float" office:value="0.921702861785889" calcext:value-type="float">
            <text:p>0.9217028618</text:p>
          </table:table-cell>
          <table:table-cell office:value-type="float" office:value="0.00109076499938965" calcext:value-type="float">
            <text:p>0.001090765</text:p>
          </table:table-cell>
          <table:table-cell office:value-type="float" office:value="0.920600891113281" calcext:value-type="float">
            <text:p>0.9206008911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28531_0_50407193045826634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76]=0;IF([.E12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76]=[.E1276]+[.C1276]; 1; 0)" office:value-type="float" office:value="1" calcext:value-type="float">
            <text:p>1</text:p>
          </table:table-cell>
          <table:table-cell office:value-type="float" office:value="0.472761869430542" calcext:value-type="float">
            <text:p>0.4727618694</text:p>
          </table:table-cell>
          <table:table-cell office:value-type="float" office:value="0.000803947448730469" calcext:value-type="float">
            <text:p>0.0008039474</text:p>
          </table:table-cell>
          <table:table-cell office:value-type="float" office:value="0.471948862075806" calcext:value-type="float">
            <text:p>0.471948862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759613_0_88326172163734438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77]=0;IF([.E12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77]=[.E1277]+[.C1277]; 1; 0)" office:value-type="float" office:value="1" calcext:value-type="float">
            <text:p>1</text:p>
          </table:table-cell>
          <table:table-cell office:value-type="float" office:value="2.09856796264648" calcext:value-type="float">
            <text:p>2.0985679626</text:p>
          </table:table-cell>
          <table:table-cell office:value-type="float" office:value="0.00269389152526855" calcext:value-type="float">
            <text:p>0.0026938915</text:p>
          </table:table-cell>
          <table:table-cell office:value-type="float" office:value="2.09585499763489" calcext:value-type="float">
            <text:p>2.095854997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661549_1_4033826755481163536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278]=0;IF([.E127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278]=[.E1278]+[.C1278]; 1; 0)" office:value-type="float" office:value="1" calcext:value-type="float">
            <text:p>1</text:p>
          </table:table-cell>
          <table:table-cell office:value-type="float" office:value="44.1873669624329" calcext:value-type="float">
            <text:p>44.1873669624</text:p>
          </table:table-cell>
          <table:table-cell office:value-type="float" office:value="0.00356268882751465" calcext:value-type="float">
            <text:p>0.0035626888</text:p>
          </table:table-cell>
          <table:table-cell office:value-type="float" office:value="3.77273511886597" calcext:value-type="float">
            <text:p>3.7727351189</text:p>
          </table:table-cell>
          <table:table-cell office:value-type="float" office:value="3.13636708259583" calcext:value-type="float">
            <text:p>3.1363670826</text:p>
          </table:table-cell>
          <table:table-cell office:value-type="float" office:value="37.2747020721436" calcext:value-type="float">
            <text:p>37.2747020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481863_0_6391078045627451896.csv</text:p>
          </table:table-cell>
          <table:table-cell office:value-type="string" calcext:value-type="string">
            <text:p>http://www.w3.org/1999/02/22-rdf-syntax-ns#type|http://www.w3.org/1999/02/22-rdf-syntax-ns#type|http://www.w3.org/1999/02/22-rdf-syntax-ns#type|http://dbpedia.org/ontology/abstract|http://www.w3.org/1999/02/22-rdf-syntax-ns#type|http://www.w3.org/1999/02/22-rdf-syntax-ns#type|http://dbpedia.org/ontology/abstract|http://www.w3.org/1999/02/22-rdf-syntax-ns#type|http://www.w3.org/ns/prov#wasDerivedFrom|http://www.w3.org/1999/02/22-rdf-syntax-ns#type|http://www.w3.org/1999/02/22-rdf-syntax-ns#type|http://www.w3.org/1999/02/22-rdf-syntax-ns#type|http://www.w3.org/1999/02/22-rdf-syntax-ns#type|http://dbpedia.org/ontology/abstract|http://www.w3.org/2002/07/owl#sameAs|http://dbpedia.org/ontology/abstract|http://www.w3.org/1999/02/22-rdf-syntax-ns#type|http://www.w3.org/1999/02/22-rdf-syntax-ns#type|http://www.w3.org/1999/02/22-rdf-syntax-ns#type|http://www.w3.org/1999/02/22-rdf-syntax-ns#type|http://www.w3.org/1999/02/22-rdf-syntax-ns#type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D1279]=0;IF([.E12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79]=[.E1279]+[.C1279]; 1; 0)" office:value-type="float" office:value="1" calcext:value-type="float">
            <text:p>1</text:p>
          </table:table-cell>
          <table:table-cell office:value-type="float" office:value="86.2273678779602" calcext:value-type="float">
            <text:p>86.227367878</text:p>
          </table:table-cell>
          <table:table-cell office:value-type="float" office:value="0.00435066223144531" calcext:value-type="float">
            <text:p>0.0043506622</text:p>
          </table:table-cell>
          <table:table-cell office:value-type="float" office:value="7.62443900108337" calcext:value-type="float">
            <text:p>7.6244390011</text:p>
          </table:table-cell>
          <table:table-cell office:value-type="float" office:value="1.06547904014587" calcext:value-type="float">
            <text:p>1.0654790401</text:p>
          </table:table-cell>
          <table:table-cell office:value-type="float" office:value="77.5330991744995" calcext:value-type="float">
            <text:p>77.5330991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97876_2_69663661720156768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80]=0;IF([.E128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80]=[.E1280]+[.C1280]; 1; 0)" office:value-type="float" office:value="0" calcext:value-type="float">
            <text:p>0</text:p>
          </table:table-cell>
          <table:table-cell office:value-type="float" office:value="2.09442901611328" calcext:value-type="float">
            <text:p>2.0944290161</text:p>
          </table:table-cell>
          <table:table-cell office:value-type="float" office:value="0.00106096267700195" calcext:value-type="float">
            <text:p>0.0010609627</text:p>
          </table:table-cell>
          <table:table-cell office:value-type="float" office:value="1.36247992515564" calcext:value-type="float">
            <text:p>1.3624799252</text:p>
          </table:table-cell>
          <table:table-cell office:value-type="float" office:value="0.184674024581909" calcext:value-type="float">
            <text:p>0.1846740246</text:p>
          </table:table-cell>
          <table:table-cell office:value-type="float" office:value="0.546214103698731" calcext:value-type="float">
            <text:p>0.5462141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67189_0_39732600795622865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1]=0;IF([.E12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81]=[.E1281]+[.C1281]; 1; 0)" office:value-type="float" office:value="1" calcext:value-type="float">
            <text:p>1</text:p>
          </table:table-cell>
          <table:table-cell office:value-type="float" office:value="1.15467691421509" calcext:value-type="float">
            <text:p>1.1546769142</text:p>
          </table:table-cell>
          <table:table-cell office:value-type="float" office:value="0.00107789039611816" calcext:value-type="float">
            <text:p>0.0010778904</text:p>
          </table:table-cell>
          <table:table-cell office:value-type="float" office:value="0.84088397026062" calcext:value-type="float">
            <text:p>0.8408839703</text:p>
          </table:table-cell>
          <table:table-cell office:value-type="float" office:value="0.312711000442505" calcext:value-type="float">
            <text:p>0.3127110004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136091_0_28802335268242026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2]=0;IF([.E12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82]=[.E1282]+[.C1282]; 1; 0)" office:value-type="float" office:value="1" calcext:value-type="float">
            <text:p>1</text:p>
          </table:table-cell>
          <table:table-cell office:value-type="float" office:value="2.42798709869385" calcext:value-type="float">
            <text:p>2.4279870987</text:p>
          </table:table-cell>
          <table:table-cell office:value-type="float" office:value="0.00229644775390625" calcext:value-type="float">
            <text:p>0.0022964478</text:p>
          </table:table-cell>
          <table:table-cell office:value-type="float" office:value="0.994534969329834" calcext:value-type="float">
            <text:p>0.9945349693</text:p>
          </table:table-cell>
          <table:table-cell office:value-type="float" office:value="0.160070896148682" calcext:value-type="float">
            <text:p>0.1600708961</text:p>
          </table:table-cell>
          <table:table-cell office:value-type="float" office:value="1.27108478546143" calcext:value-type="float">
            <text:p>1.2710847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822652_0_576789231785857553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83]=0;IF([.E12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83]=[.E1283]+[.C1283]; 1; 0)" office:value-type="float" office:value="0" calcext:value-type="float">
            <text:p>0</text:p>
          </table:table-cell>
          <table:table-cell office:value-type="float" office:value="2.17268204689026" calcext:value-type="float">
            <text:p>2.1726820469</text:p>
          </table:table-cell>
          <table:table-cell office:value-type="float" office:value="0.0012214183807373" calcext:value-type="float">
            <text:p>0.0012214184</text:p>
          </table:table-cell>
          <table:table-cell office:value-type="float" office:value="2.09334087371826" calcext:value-type="float">
            <text:p>2.0933408737</text:p>
          </table:table-cell>
          <table:table-cell office:value-type="float" office:value="0.0781159400939941" calcext:value-type="float">
            <text:p>0.0781159401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327266_0_6557745357715678345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84]=0;IF([.E128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84]=[.E1284]+[.C1284]; 1; 0)" office:value-type="float" office:value="0" calcext:value-type="float">
            <text:p>0</text:p>
          </table:table-cell>
          <table:table-cell office:value-type="float" office:value="23.7123880386353" calcext:value-type="float">
            <text:p>23.7123880386</text:p>
          </table:table-cell>
          <table:table-cell office:value-type="float" office:value="0.00430393218994141" calcext:value-type="float">
            <text:p>0.0043039322</text:p>
          </table:table-cell>
          <table:table-cell office:value-type="float" office:value="2.9184250831604" calcext:value-type="float">
            <text:p>2.9184250832</text:p>
          </table:table-cell>
          <table:table-cell office:value-type="float" office:value="1.57522702217102" calcext:value-type="float">
            <text:p>1.5752270222</text:p>
          </table:table-cell>
          <table:table-cell office:value-type="float" office:value="19.2144320011139" calcext:value-type="float">
            <text:p>19.2144320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376332_0_814519711060127372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85]=0;IF([.E128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85]=[.E1285]+[.C1285]; 1; 0)" office:value-type="float" office:value="0" calcext:value-type="float">
            <text:p>0</text:p>
          </table:table-cell>
          <table:table-cell office:value-type="float" office:value="2.36254215240479" calcext:value-type="float">
            <text:p>2.3625421524</text:p>
          </table:table-cell>
          <table:table-cell office:value-type="float" office:value="0.000995159149169922" calcext:value-type="float">
            <text:p>0.0009951591</text:p>
          </table:table-cell>
          <table:table-cell office:value-type="float" office:value="2.36152696609497" calcext:value-type="float">
            <text:p>2.361526966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67747_0_62732671271762959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6]=0;IF([.E12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86]=[.E1286]+[.C1286]; 1; 0)" office:value-type="float" office:value="1" calcext:value-type="float">
            <text:p>1</text:p>
          </table:table-cell>
          <table:table-cell office:value-type="float" office:value="0.799149036407471" calcext:value-type="float">
            <text:p>0.7991490364</text:p>
          </table:table-cell>
          <table:table-cell office:value-type="float" office:value="0.00152397155761719" calcext:value-type="float">
            <text:p>0.0015239716</text:p>
          </table:table-cell>
          <table:table-cell office:value-type="float" office:value="0.717094898223877" calcext:value-type="float">
            <text:p>0.7170948982</text:p>
          </table:table-cell>
          <table:table-cell office:value-type="float" office:value="0.0805270671844482" calcext:value-type="float">
            <text:p>0.0805270672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022052_0_54683675797672314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7]=0;IF([.E12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87]=[.E1287]+[.C1287]; 1; 0)" office:value-type="float" office:value="1" calcext:value-type="float">
            <text:p>1</text:p>
          </table:table-cell>
          <table:table-cell office:value-type="float" office:value="0.290687084197998" calcext:value-type="float">
            <text:p>0.2906870842</text:p>
          </table:table-cell>
          <table:table-cell office:value-type="float" office:value="0.00110316276550293" calcext:value-type="float">
            <text:p>0.0011031628</text:p>
          </table:table-cell>
          <table:table-cell office:value-type="float" office:value="0.289576053619385" calcext:value-type="float">
            <text:p>0.2895760536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830204_2_10162180067203184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88]=0;IF([.E12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88]=[.E1288]+[.C1288]; 1; 0)" office:value-type="float" office:value="1" calcext:value-type="float">
            <text:p>1</text:p>
          </table:table-cell>
          <table:table-cell office:value-type="float" office:value="1.40931820869446" calcext:value-type="float">
            <text:p>1.4093182087</text:p>
          </table:table-cell>
          <table:table-cell office:value-type="float" office:value="0.000684499740600586" calcext:value-type="float">
            <text:p>0.0006844997</text:p>
          </table:table-cell>
          <table:table-cell office:value-type="float" office:value="1.4086217880249" calcext:value-type="float">
            <text:p>1.408621788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6814359_6_7237138193268234564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89]=0;IF([.E128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89]=[.E1289]+[.C1289]; 1; 0)" office:value-type="float" office:value="0" calcext:value-type="float">
            <text:p>0</text:p>
          </table:table-cell>
          <table:table-cell office:value-type="float" office:value="14.0576519966125" calcext:value-type="float">
            <text:p>14.0576519966</text:p>
          </table:table-cell>
          <table:table-cell office:value-type="float" office:value="0.00290632247924805" calcext:value-type="float">
            <text:p>0.0029063225</text:p>
          </table:table-cell>
          <table:table-cell office:value-type="float" office:value="3.51428484916687" calcext:value-type="float">
            <text:p>3.5142848492</text:p>
          </table:table-cell>
          <table:table-cell office:value-type="float" office:value="1.50428891181946" calcext:value-type="float">
            <text:p>1.5042889118</text:p>
          </table:table-cell>
          <table:table-cell office:value-type="float" office:value="9.03617191314697" calcext:value-type="float">
            <text:p>9.0361719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540521_5_711311110645491141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0]=0;IF([.E12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90]=[.E1290]+[.C1290]; 1; 0)" office:value-type="float" office:value="1" calcext:value-type="float">
            <text:p>1</text:p>
          </table:table-cell>
          <table:table-cell office:value-type="float" office:value="0.907132148742676" calcext:value-type="float">
            <text:p>0.9071321487</text:p>
          </table:table-cell>
          <table:table-cell office:value-type="float" office:value="0.00145626068115234" calcext:value-type="float">
            <text:p>0.0014562607</text:p>
          </table:table-cell>
          <table:table-cell office:value-type="float" office:value="0.905665874481201" calcext:value-type="float">
            <text:p>0.9056658745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207889_198_20588994718326472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1]=0;IF([.E12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91]=[.E1291]+[.C1291]; 1; 0)" office:value-type="float" office:value="1" calcext:value-type="float">
            <text:p>1</text:p>
          </table:table-cell>
          <table:table-cell office:value-type="float" office:value="0.466593980789185" calcext:value-type="float">
            <text:p>0.4665939808</text:p>
          </table:table-cell>
          <table:table-cell office:value-type="float" office:value="0.00106573104858398" calcext:value-type="float">
            <text:p>0.001065731</text:p>
          </table:table-cell>
          <table:table-cell office:value-type="float" office:value="0.465517997741699" calcext:value-type="float">
            <text:p>0.4655179977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484168_0_18032913759366175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2]=0;IF([.E12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92]=[.E1292]+[.C1292]; 1; 0)" office:value-type="float" office:value="1" calcext:value-type="float">
            <text:p>1</text:p>
          </table:table-cell>
          <table:table-cell office:value-type="float" office:value="3.53732895851135" calcext:value-type="float">
            <text:p>3.5373289585</text:p>
          </table:table-cell>
          <table:table-cell office:value-type="float" office:value="0.00194478034973145" calcext:value-type="float">
            <text:p>0.0019447803</text:p>
          </table:table-cell>
          <table:table-cell office:value-type="float" office:value="2.3940851688385" calcext:value-type="float">
            <text:p>2.3940851688</text:p>
          </table:table-cell>
          <table:table-cell office:value-type="float" office:value="0.897073984146118" calcext:value-type="float">
            <text:p>0.8970739841</text:p>
          </table:table-cell>
          <table:table-cell office:value-type="float" office:value="0.244225025177002" calcext:value-type="float">
            <text:p>0.2442250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695851_0_4001347159291322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3]=0;IF([.E12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93]=[.E1293]+[.C1293]; 1; 0)" office:value-type="float" office:value="1" calcext:value-type="float">
            <text:p>1</text:p>
          </table:table-cell>
          <table:table-cell office:value-type="float" office:value="0.30545711517334" calcext:value-type="float">
            <text:p>0.3054571152</text:p>
          </table:table-cell>
          <table:table-cell office:value-type="float" office:value="0.000936508178710938" calcext:value-type="float">
            <text:p>0.0009365082</text:p>
          </table:table-cell>
          <table:table-cell office:value-type="float" office:value="0.304513931274414" calcext:value-type="float">
            <text:p>0.3045139313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43101_1_55504357643942688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4]=0;IF([.E12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94]=[.E1294]+[.C1294]; 1; 0)" office:value-type="float" office:value="1" calcext:value-type="float">
            <text:p>1</text:p>
          </table:table-cell>
          <table:table-cell office:value-type="float" office:value="1.35027003288269" calcext:value-type="float">
            <text:p>1.3502700329</text:p>
          </table:table-cell>
          <table:table-cell office:value-type="float" office:value="0.00094914436340332" calcext:value-type="float">
            <text:p>0.0009491444</text:p>
          </table:table-cell>
          <table:table-cell office:value-type="float" office:value="0.969416856765747" calcext:value-type="float">
            <text:p>0.9694168568</text:p>
          </table:table-cell>
          <table:table-cell office:value-type="float" office:value="0.379900932312012" calcext:value-type="float">
            <text:p>0.3799009323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198348_0_458531722892227372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295]=0;IF([.E129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95]=[.E1295]+[.C1295]; 1; 0)" office:value-type="float" office:value="0" calcext:value-type="float">
            <text:p>0</text:p>
          </table:table-cell>
          <table:table-cell office:value-type="float" office:value="1.85864305496216" calcext:value-type="float">
            <text:p>1.858643055</text:p>
          </table:table-cell>
          <table:table-cell office:value-type="float" office:value="0.00113129615783691" calcext:value-type="float">
            <text:p>0.0011312962</text:p>
          </table:table-cell>
          <table:table-cell office:value-type="float" office:value="1.85749292373657" calcext:value-type="float">
            <text:p>1.8574929237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823746_1_59211910763243237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6]=0;IF([.E12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96]=[.E1296]+[.C1296]; 1; 0)" office:value-type="float" office:value="1" calcext:value-type="float">
            <text:p>1</text:p>
          </table:table-cell>
          <table:table-cell office:value-type="float" office:value="2.46777486801147" calcext:value-type="float">
            <text:p>2.467774868</text:p>
          </table:table-cell>
          <table:table-cell office:value-type="float" office:value="0.000833749771118164" calcext:value-type="float">
            <text:p>0.0008337498</text:p>
          </table:table-cell>
          <table:table-cell office:value-type="float" office:value="1.96692800521851" calcext:value-type="float">
            <text:p>1.9669280052</text:p>
          </table:table-cell>
          <table:table-cell office:value-type="float" office:value="0.25272011756897" calcext:value-type="float">
            <text:p>0.2527201176</text:p>
          </table:table-cell>
          <table:table-cell office:value-type="float" office:value="0.247292995452881" calcext:value-type="float">
            <text:p>0.24729299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940385_6_47229018017791547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7]=0;IF([.E12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97]=[.E1297]+[.C1297]; 1; 0)" office:value-type="float" office:value="1" calcext:value-type="float">
            <text:p>1</text:p>
          </table:table-cell>
          <table:table-cell office:value-type="float" office:value="0.513231039047241" calcext:value-type="float">
            <text:p>0.513231039</text:p>
          </table:table-cell>
          <table:table-cell office:value-type="float" office:value="0.000698089599609375" calcext:value-type="float">
            <text:p>0.0006980896</text:p>
          </table:table-cell>
          <table:table-cell office:value-type="float" office:value="0.512521982192993" calcext:value-type="float">
            <text:p>0.512521982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523811_0_61763218114159682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298]=0;IF([.E12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298]=[.E1298]+[.C1298]; 1; 0)" office:value-type="float" office:value="1" calcext:value-type="float">
            <text:p>1</text:p>
          </table:table-cell>
          <table:table-cell office:value-type="float" office:value="1.61011004447937" calcext:value-type="float">
            <text:p>1.6101100445</text:p>
          </table:table-cell>
          <table:table-cell office:value-type="float" office:value="0.000883817672729492" calcext:value-type="float">
            <text:p>0.0008838177</text:p>
          </table:table-cell>
          <table:table-cell office:value-type="float" office:value="1.60920810699463" calcext:value-type="float">
            <text:p>1.609208107</text:p>
          </table:table-cell>
          <table:table-cell office:value-type="float" office:value="0.0000131130218505859" calcext:value-type="float">
            <text:p>0.000013113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249915_6_913289672054246261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299]=0;IF([.E12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299]=[.E1299]+[.C1299]; 1; 0)" office:value-type="float" office:value="0" calcext:value-type="float">
            <text:p>0</text:p>
          </table:table-cell>
          <table:table-cell office:value-type="float" office:value="13.850742816925" calcext:value-type="float">
            <text:p>13.8507428169</text:p>
          </table:table-cell>
          <table:table-cell office:value-type="float" office:value="0.00300383567810059" calcext:value-type="float">
            <text:p>0.0030038357</text:p>
          </table:table-cell>
          <table:table-cell office:value-type="float" office:value="3.33797693252563" calcext:value-type="float">
            <text:p>3.3379769325</text:p>
          </table:table-cell>
          <table:table-cell office:value-type="float" office:value="1.5042200088501" calcext:value-type="float">
            <text:p>1.5042200089</text:p>
          </table:table-cell>
          <table:table-cell office:value-type="float" office:value="9.00554203987122" calcext:value-type="float">
            <text:p>9.00554203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002065_0_45061923793284977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0]=0;IF([.E13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00]=[.E1300]+[.C1300]; 1; 0)" office:value-type="float" office:value="1" calcext:value-type="float">
            <text:p>1</text:p>
          </table:table-cell>
          <table:table-cell office:value-type="float" office:value="0.290769100189209" calcext:value-type="float">
            <text:p>0.2907691002</text:p>
          </table:table-cell>
          <table:table-cell office:value-type="float" office:value="0.000669717788696289" calcext:value-type="float">
            <text:p>0.0006697178</text:p>
          </table:table-cell>
          <table:table-cell office:value-type="float" office:value="0.290090084075928" calcext:value-type="float">
            <text:p>0.2900900841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76830_0_8056365332800040030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01]=0;IF([.E130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01]=[.E1301]+[.C1301]; 1; 0)" office:value-type="float" office:value="0" calcext:value-type="float">
            <text:p>0</text:p>
          </table:table-cell>
          <table:table-cell office:value-type="float" office:value="7.83980107307434" calcext:value-type="float">
            <text:p>7.8398010731</text:p>
          </table:table-cell>
          <table:table-cell office:value-type="float" office:value="0.00228095054626465" calcext:value-type="float">
            <text:p>0.0022809505</text:p>
          </table:table-cell>
          <table:table-cell office:value-type="float" office:value="1.74890112876892" calcext:value-type="float">
            <text:p>1.7489011288</text:p>
          </table:table-cell>
          <table:table-cell office:value-type="float" office:value="0.740061044692993" calcext:value-type="float">
            <text:p>0.7400610447</text:p>
          </table:table-cell>
          <table:table-cell office:value-type="float" office:value="5.34855794906616" calcext:value-type="float">
            <text:p>5.34855794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556003_0_15229381384518386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2]=0;IF([.E13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02]=[.E1302]+[.C1302]; 1; 0)" office:value-type="float" office:value="1" calcext:value-type="float">
            <text:p>1</text:p>
          </table:table-cell>
          <table:table-cell office:value-type="float" office:value="2.98261284828186" calcext:value-type="float">
            <text:p>2.9826128483</text:p>
          </table:table-cell>
          <table:table-cell office:value-type="float" office:value="0.00103187561035156" calcext:value-type="float">
            <text:p>0.0010318756</text:p>
          </table:table-cell>
          <table:table-cell office:value-type="float" office:value="2.98156094551086" calcext:value-type="float">
            <text:p>2.981560945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416789_13_41789270257047200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3]=0;IF([.E13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03]=[.E1303]+[.C1303]; 1; 0)" office:value-type="float" office:value="1" calcext:value-type="float">
            <text:p>1</text:p>
          </table:table-cell>
          <table:table-cell office:value-type="float" office:value="0.55455207824707" calcext:value-type="float">
            <text:p>0.5545520782</text:p>
          </table:table-cell>
          <table:table-cell office:value-type="float" office:value="0.000791072845458984" calcext:value-type="float">
            <text:p>0.0007910728</text:p>
          </table:table-cell>
          <table:table-cell office:value-type="float" office:value="0.553750991821289" calcext:value-type="float">
            <text:p>0.5537509918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004961_0_290446754807218986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04]=0;IF([.E13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04]=[.E1304]+[.C1304]; 1; 0)" office:value-type="float" office:value="0" calcext:value-type="float">
            <text:p>0</text:p>
          </table:table-cell>
          <table:table-cell office:value-type="float" office:value="2.22261214256287" calcext:value-type="float">
            <text:p>2.2226121426</text:p>
          </table:table-cell>
          <table:table-cell office:value-type="float" office:value="0.000817060470581055" calcext:value-type="float">
            <text:p>0.0008170605</text:p>
          </table:table-cell>
          <table:table-cell office:value-type="float" office:value="2.22177600860596" calcext:value-type="float">
            <text:p>2.221776008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994131_0_79682543605200750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5]=0;IF([.E13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05]=[.E1305]+[.C1305]; 1; 0)" office:value-type="float" office:value="1" calcext:value-type="float">
            <text:p>1</text:p>
          </table:table-cell>
          <table:table-cell office:value-type="float" office:value="0.281466007232666" calcext:value-type="float">
            <text:p>0.2814660072</text:p>
          </table:table-cell>
          <table:table-cell office:value-type="float" office:value="0.000782966613769531" calcext:value-type="float">
            <text:p>0.0007829666</text:p>
          </table:table-cell>
          <table:table-cell office:value-type="float" office:value="0.280674934387207" calcext:value-type="float">
            <text:p>0.2806749344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530643_0_55028034523126033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6]=0;IF([.E13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06]=[.E1306]+[.C1306]; 1; 0)" office:value-type="float" office:value="1" calcext:value-type="float">
            <text:p>1</text:p>
          </table:table-cell>
          <table:table-cell office:value-type="float" office:value="9.31744003295898" calcext:value-type="float">
            <text:p>9.317440033</text:p>
          </table:table-cell>
          <table:table-cell office:value-type="float" office:value="0.00196290016174316" calcext:value-type="float">
            <text:p>0.0019629002</text:p>
          </table:table-cell>
          <table:table-cell office:value-type="float" office:value="1.38766717910767" calcext:value-type="float">
            <text:p>1.3876671791</text:p>
          </table:table-cell>
          <table:table-cell office:value-type="float" office:value="0.791496992111206" calcext:value-type="float">
            <text:p>0.7914969921</text:p>
          </table:table-cell>
          <table:table-cell office:value-type="float" office:value="7.13631296157837" calcext:value-type="float">
            <text:p>7.13631296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30966_37_90372223586704209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7]=0;IF([.E130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07]=[.E1307]+[.C1307]; 1; 0)" office:value-type="float" office:value="1" calcext:value-type="float">
            <text:p>1</text:p>
          </table:table-cell>
          <table:table-cell office:value-type="float" office:value="0.336907863616943" calcext:value-type="float">
            <text:p>0.3369078636</text:p>
          </table:table-cell>
          <table:table-cell office:value-type="float" office:value="0.000781059265136719" calcext:value-type="float">
            <text:p>0.0007810593</text:p>
          </table:table-cell>
          <table:table-cell office:value-type="float" office:value="0.258732080459595" calcext:value-type="float">
            <text:p>0.2587320805</text:p>
          </table:table-cell>
          <table:table-cell office:value-type="float" office:value="0.0773918628692627" calcext:value-type="float">
            <text:p>0.0773918629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209729_0_41348523748824593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8]=0;IF([.E13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08]=[.E1308]+[.C1308]; 1; 0)" office:value-type="float" office:value="1" calcext:value-type="float">
            <text:p>1</text:p>
          </table:table-cell>
          <table:table-cell office:value-type="float" office:value="1.7689311504364" calcext:value-type="float">
            <text:p>1.7689311504</text:p>
          </table:table-cell>
          <table:table-cell office:value-type="float" office:value="0.00124430656433105" calcext:value-type="float">
            <text:p>0.0012443066</text:p>
          </table:table-cell>
          <table:table-cell office:value-type="float" office:value="1.12089395523071" calcext:value-type="float">
            <text:p>1.1208939552</text:p>
          </table:table-cell>
          <table:table-cell office:value-type="float" office:value="0.646788835525513" calcext:value-type="float">
            <text:p>0.646788835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142517_0_579936572831714384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09]=0;IF([.E130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09]=[.E1309]+[.C1309]; 1; 0)" office:value-type="float" office:value="1" calcext:value-type="float">
            <text:p>1</text:p>
          </table:table-cell>
          <table:table-cell office:value-type="float" office:value="0.275393009185791" calcext:value-type="float">
            <text:p>0.2753930092</text:p>
          </table:table-cell>
          <table:table-cell office:value-type="float" office:value="0.000651121139526367" calcext:value-type="float">
            <text:p>0.0006511211</text:p>
          </table:table-cell>
          <table:table-cell office:value-type="float" office:value="0.274733066558838" calcext:value-type="float">
            <text:p>0.274733066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498680_0_70051620471708056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0]=0;IF([.E131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10]=[.E1310]+[.C1310]; 1; 0)" office:value-type="float" office:value="1" calcext:value-type="float">
            <text:p>1</text:p>
          </table:table-cell>
          <table:table-cell office:value-type="float" office:value="0.197218179702759" calcext:value-type="float">
            <text:p>0.1972181797</text:p>
          </table:table-cell>
          <table:table-cell office:value-type="float" office:value="0.000709295272827148" calcext:value-type="float">
            <text:p>0.0007092953</text:p>
          </table:table-cell>
          <table:table-cell office:value-type="float" office:value="0.196501016616821" calcext:value-type="float">
            <text:p>0.1965010166</text:p>
          </table:table-cell>
          <table:table-cell office:value-type="float" office:value="0.00000476837158203125" calcext:value-type="float">
            <text:p>4.76837158203125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891347_0_2002008007976696188.csv</text:p>
          </table:table-cell>
          <table:table-cell office:value-type="string" calcext:value-type="string">
            <text:p>http://dbpedia.org/ontology/place|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311]=0;IF([.E13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11]=[.E1311]+[.C1311]; 1; 0)" office:value-type="float" office:value="0" calcext:value-type="float">
            <text:p>0</text:p>
          </table:table-cell>
          <table:table-cell office:value-type="float" office:value="6.35428285598755" calcext:value-type="float">
            <text:p>6.354282856</text:p>
          </table:table-cell>
          <table:table-cell office:value-type="float" office:value="0.00181818008422852" calcext:value-type="float">
            <text:p>0.0018181801</text:p>
          </table:table-cell>
          <table:table-cell office:value-type="float" office:value="0.788947820663452" calcext:value-type="float">
            <text:p>0.7889478207</text:p>
          </table:table-cell>
          <table:table-cell office:value-type="float" office:value="0.505008935928345" calcext:value-type="float">
            <text:p>0.5050089359</text:p>
          </table:table-cell>
          <table:table-cell office:value-type="float" office:value="5.05850791931152" calcext:value-type="float">
            <text:p>5.0585079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136786_0_52696427097527205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2]=0;IF([.E13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12]=[.E1312]+[.C1312]; 1; 0)" office:value-type="float" office:value="1" calcext:value-type="float">
            <text:p>1</text:p>
          </table:table-cell>
          <table:table-cell office:value-type="float" office:value="2.19109392166138" calcext:value-type="float">
            <text:p>2.1910939217</text:p>
          </table:table-cell>
          <table:table-cell office:value-type="float" office:value="0.000674962997436523" calcext:value-type="float">
            <text:p>0.000674963</text:p>
          </table:table-cell>
          <table:table-cell office:value-type="float" office:value="2.19040298461914" calcext:value-type="float">
            <text:p>2.1904029846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198107_0_56884357892153891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13]=0;IF([.E131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13]=[.E1313]+[.C1313]; 1; 0)" office:value-type="float" office:value="0" calcext:value-type="float">
            <text:p>0</text:p>
          </table:table-cell>
          <table:table-cell office:value-type="float" office:value="0.555515050888062" calcext:value-type="float">
            <text:p>0.5555150509</text:p>
          </table:table-cell>
          <table:table-cell office:value-type="float" office:value="0.00124907493591309" calcext:value-type="float">
            <text:p>0.0012490749</text:p>
          </table:table-cell>
          <table:table-cell office:value-type="float" office:value="0.554255962371826" calcext:value-type="float">
            <text:p>0.5542559624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373349_0_48651867895517651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4]=0;IF([.E131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14]=[.E1314]+[.C1314]; 1; 0)" office:value-type="float" office:value="1" calcext:value-type="float">
            <text:p>1</text:p>
          </table:table-cell>
          <table:table-cell office:value-type="float" office:value="2.98893690109253" calcext:value-type="float">
            <text:p>2.9889369011</text:p>
          </table:table-cell>
          <table:table-cell office:value-type="float" office:value="0.00143885612487793" calcext:value-type="float">
            <text:p>0.0014388561</text:p>
          </table:table-cell>
          <table:table-cell office:value-type="float" office:value="2.98747801780701" calcext:value-type="float">
            <text:p>2.9874780178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884932_0_732703458032142990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15]=0;IF([.E13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15]=[.E1315]+[.C1315]; 1; 0)" office:value-type="float" office:value="0" calcext:value-type="float">
            <text:p>0</text:p>
          </table:table-cell>
          <table:table-cell office:value-type="float" office:value="2.86627507209778" calcext:value-type="float">
            <text:p>2.8662750721</text:p>
          </table:table-cell>
          <table:table-cell office:value-type="float" office:value="0.00099635124206543" calcext:value-type="float">
            <text:p>0.0009963512</text:p>
          </table:table-cell>
          <table:table-cell office:value-type="float" office:value="2.86525988578796" calcext:value-type="float">
            <text:p>2.8652598858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585362_0_52993199987467523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6]=0;IF([.E13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16]=[.E1316]+[.C1316]; 1; 0)" office:value-type="float" office:value="1" calcext:value-type="float">
            <text:p>1</text:p>
          </table:table-cell>
          <table:table-cell office:value-type="float" office:value="2.39538383483887" calcext:value-type="float">
            <text:p>2.3953838348</text:p>
          </table:table-cell>
          <table:table-cell office:value-type="float" office:value="0.00117588043212891" calcext:value-type="float">
            <text:p>0.0011758804</text:p>
          </table:table-cell>
          <table:table-cell office:value-type="float" office:value="2.39418697357178" calcext:value-type="float">
            <text:p>2.3941869736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214275_0_88608833441669912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7]=0;IF([.E13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17]=[.E1317]+[.C1317]; 1; 0)" office:value-type="float" office:value="1" calcext:value-type="float">
            <text:p>1</text:p>
          </table:table-cell>
          <table:table-cell office:value-type="float" office:value="1.67856001853943" calcext:value-type="float">
            <text:p>1.6785600185</text:p>
          </table:table-cell>
          <table:table-cell office:value-type="float" office:value="0.00084376335144043" calcext:value-type="float">
            <text:p>0.0008437634</text:p>
          </table:table-cell>
          <table:table-cell office:value-type="float" office:value="1.67770004272461" calcext:value-type="float">
            <text:p>1.6777000427</text:p>
          </table:table-cell>
          <table:table-cell office:value-type="float" office:value="0.0000121593475341797" calcext:value-type="float">
            <text:p>1.21593475341797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075338_0_34880166387451032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8]=0;IF([.E13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18]=[.E1318]+[.C1318]; 1; 0)" office:value-type="float" office:value="1" calcext:value-type="float">
            <text:p>1</text:p>
          </table:table-cell>
          <table:table-cell office:value-type="float" office:value="0.721406221389771" calcext:value-type="float">
            <text:p>0.7214062214</text:p>
          </table:table-cell>
          <table:table-cell office:value-type="float" office:value="0.000970363616943359" calcext:value-type="float">
            <text:p>0.0009703636</text:p>
          </table:table-cell>
          <table:table-cell office:value-type="float" office:value="0.7204270362854" calcext:value-type="float">
            <text:p>0.7204270363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559134_0_452953944005946249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19]=0;IF([.E13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19]=[.E1319]+[.C1319]; 1; 0)" office:value-type="float" office:value="1" calcext:value-type="float">
            <text:p>1</text:p>
          </table:table-cell>
          <table:table-cell office:value-type="float" office:value="7.59659504890442" calcext:value-type="float">
            <text:p>7.5965950489</text:p>
          </table:table-cell>
          <table:table-cell office:value-type="float" office:value="0.00165319442749023" calcext:value-type="float">
            <text:p>0.0016531944</text:p>
          </table:table-cell>
          <table:table-cell office:value-type="float" office:value="1.04531598091125" calcext:value-type="float">
            <text:p>1.0453159809</text:p>
          </table:table-cell>
          <table:table-cell office:value-type="float" office:value="0.433701992034912" calcext:value-type="float">
            <text:p>0.433701992</text:p>
          </table:table-cell>
          <table:table-cell office:value-type="float" office:value="6.11592388153076" calcext:value-type="float">
            <text:p>6.1159238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568803_0_675273793591762675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0]=0;IF([.E13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20]=[.E1320]+[.C1320]; 1; 0)" office:value-type="float" office:value="1" calcext:value-type="float">
            <text:p>1</text:p>
          </table:table-cell>
          <table:table-cell office:value-type="float" office:value="0.852794885635376" calcext:value-type="float">
            <text:p>0.8527948856</text:p>
          </table:table-cell>
          <table:table-cell office:value-type="float" office:value="0.000822067260742188" calcext:value-type="float">
            <text:p>0.0008220673</text:p>
          </table:table-cell>
          <table:table-cell office:value-type="float" office:value="0.851960897445679" calcext:value-type="float">
            <text:p>0.8519608974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595608_0_320000231961889706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1]=0;IF([.E13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21]=[.E1321]+[.C1321]; 1; 0)" office:value-type="float" office:value="1" calcext:value-type="float">
            <text:p>1</text:p>
          </table:table-cell>
          <table:table-cell office:value-type="float" office:value="0.482970952987671" calcext:value-type="float">
            <text:p>0.482970953</text:p>
          </table:table-cell>
          <table:table-cell office:value-type="float" office:value="0.000645875930786133" calcext:value-type="float">
            <text:p>0.0006458759</text:p>
          </table:table-cell>
          <table:table-cell office:value-type="float" office:value="0.482315063476563" calcext:value-type="float">
            <text:p>0.482315063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028205_0_1285656303417204197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22]=0;IF([.E13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22]=[.E1322]+[.C1322]; 1; 0)" office:value-type="float" office:value="1" calcext:value-type="float">
            <text:p>1</text:p>
          </table:table-cell>
          <table:table-cell office:value-type="float" office:value="19.6100039482117" calcext:value-type="float">
            <text:p>19.6100039482</text:p>
          </table:table-cell>
          <table:table-cell office:value-type="float" office:value="0.0041959285736084" calcext:value-type="float">
            <text:p>0.0041959286</text:p>
          </table:table-cell>
          <table:table-cell office:value-type="float" office:value="1.31611895561218" calcext:value-type="float">
            <text:p>1.3161189556</text:p>
          </table:table-cell>
          <table:table-cell office:value-type="float" office:value="0.67179799079895" calcext:value-type="float">
            <text:p>0.6717979908</text:p>
          </table:table-cell>
          <table:table-cell office:value-type="float" office:value="17.6178910732269" calcext:value-type="float">
            <text:p>17.61789107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014996_4_66655639235483795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3]=0;IF([.E13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23]=[.E1323]+[.C1323]; 1; 0)" office:value-type="float" office:value="1" calcext:value-type="float">
            <text:p>1</text:p>
          </table:table-cell>
          <table:table-cell office:value-type="float" office:value="1.37513208389282" calcext:value-type="float">
            <text:p>1.3751320839</text:p>
          </table:table-cell>
          <table:table-cell office:value-type="float" office:value="0.000955104827880859" calcext:value-type="float">
            <text:p>0.0009551048</text:p>
          </table:table-cell>
          <table:table-cell office:value-type="float" office:value="1.37416100502014" calcext:value-type="float">
            <text:p>1.374161005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262517_0_55775981568252553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4]=0;IF([.E13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24]=[.E1324]+[.C1324]; 1; 0)" office:value-type="float" office:value="1" calcext:value-type="float">
            <text:p>1</text:p>
          </table:table-cell>
          <table:table-cell office:value-type="float" office:value="1.96339797973633" calcext:value-type="float">
            <text:p>1.9633979797</text:p>
          </table:table-cell>
          <table:table-cell office:value-type="float" office:value="0.0026702880859375" calcext:value-type="float">
            <text:p>0.0026702881</text:p>
          </table:table-cell>
          <table:table-cell office:value-type="float" office:value="1.96070909500122" calcext:value-type="float">
            <text:p>1.960709095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245285_0_30185948272922401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5]=0;IF([.E13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25]=[.E1325]+[.C1325]; 1; 0)" office:value-type="float" office:value="1" calcext:value-type="float">
            <text:p>1</text:p>
          </table:table-cell>
          <table:table-cell office:value-type="float" office:value="2.95711302757263" calcext:value-type="float">
            <text:p>2.9571130276</text:p>
          </table:table-cell>
          <table:table-cell office:value-type="float" office:value="0.00139236450195313" calcext:value-type="float">
            <text:p>0.0013923645</text:p>
          </table:table-cell>
          <table:table-cell office:value-type="float" office:value="1.94968104362488" calcext:value-type="float">
            <text:p>1.9496810436</text:p>
          </table:table-cell>
          <table:table-cell office:value-type="float" office:value="1.00603580474854" calcext:value-type="float">
            <text:p>1.0060358047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146710_0_377736619350304704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26]=0;IF([.E13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26]=[.E1326]+[.C1326]; 1; 0)" office:value-type="float" office:value="0" calcext:value-type="float">
            <text:p>0</text:p>
          </table:table-cell>
          <table:table-cell office:value-type="float" office:value="1.97680902481079" calcext:value-type="float">
            <text:p>1.9768090248</text:p>
          </table:table-cell>
          <table:table-cell office:value-type="float" office:value="0.00134086608886719" calcext:value-type="float">
            <text:p>0.0013408661</text:p>
          </table:table-cell>
          <table:table-cell office:value-type="float" office:value="1.97545409202576" calcext:value-type="float">
            <text:p>1.975454092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023739_0_1101737513895444218.csv</text:p>
          </table:table-cell>
          <table:table-cell office:value-type="string" calcext:value-type="string">
            <text:p>http://www.w3.org/ns/prov#wasDerivedFrom|http://dbpedia.org/ontology/wikiPageExternalLink|http://dbpedia.org/ontology/abstract|http://www.w3.org/2002/07/owl#sameAs|http://dbpedia.org/ontology/abstract|http://dbpedia.org/ontology/abstract|http://www.w3.org/2000/01/rdf-schema#comment|http://dbpedia.org/ontology/wikiPageExternalLink|http://www.w3.org/ns/prov#wasDerivedFrom|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[.D1327]=0;IF([.E132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27]=[.E1327]+[.C1327]; 1; 0)" office:value-type="float" office:value="1" calcext:value-type="float">
            <text:p>1</text:p>
          </table:table-cell>
          <table:table-cell office:value-type="float" office:value="39.4479448795319" calcext:value-type="float">
            <text:p>39.4479448795</text:p>
          </table:table-cell>
          <table:table-cell office:value-type="float" office:value="0.00290584564208984" calcext:value-type="float">
            <text:p>0.0029058456</text:p>
          </table:table-cell>
          <table:table-cell office:value-type="float" office:value="2.61799001693726" calcext:value-type="float">
            <text:p>2.6179900169</text:p>
          </table:table-cell>
          <table:table-cell office:value-type="float" office:value="0.785485982894897" calcext:value-type="float">
            <text:p>0.7854859829</text:p>
          </table:table-cell>
          <table:table-cell office:value-type="float" office:value="36.0415630340576" calcext:value-type="float">
            <text:p>36.0415630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077089_0_86978956168480484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28]=0;IF([.E13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28]=[.E1328]+[.C1328]; 1; 0)" office:value-type="float" office:value="1" calcext:value-type="float">
            <text:p>1</text:p>
          </table:table-cell>
          <table:table-cell office:value-type="float" office:value="1.470871925354" calcext:value-type="float">
            <text:p>1.4708719254</text:p>
          </table:table-cell>
          <table:table-cell office:value-type="float" office:value="0.000951051712036133" calcext:value-type="float">
            <text:p>0.0009510517</text:p>
          </table:table-cell>
          <table:table-cell office:value-type="float" office:value="1.1565899848938" calcext:value-type="float">
            <text:p>1.1565899849</text:p>
          </table:table-cell>
          <table:table-cell office:value-type="float" office:value="0.31332802772522" calcext:value-type="float">
            <text:p>0.3133280277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585935_0_29403749701017684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29]=0;IF([.E1329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29]=[.E1329]+[.C1329]; 1; 0)" office:value-type="float" office:value="1" calcext:value-type="float">
            <text:p>1</text:p>
          </table:table-cell>
          <table:table-cell office:value-type="float" office:value="16.1535229682922" calcext:value-type="float">
            <text:p>16.1535229683</text:p>
          </table:table-cell>
          <table:table-cell office:value-type="float" office:value="0.00238299369812012" calcext:value-type="float">
            <text:p>0.0023829937</text:p>
          </table:table-cell>
          <table:table-cell office:value-type="float" office:value="4.08313894271851" calcext:value-type="float">
            <text:p>4.0831389427</text:p>
          </table:table-cell>
          <table:table-cell office:value-type="float" office:value="2.32673096656799" calcext:value-type="float">
            <text:p>2.3267309666</text:p>
          </table:table-cell>
          <table:table-cell office:value-type="float" office:value="9.74127006530762" calcext:value-type="float">
            <text:p>9.74127006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154773_0_17410081173338842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0]=0;IF([.E13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30]=[.E1330]+[.C1330]; 1; 0)" office:value-type="float" office:value="1" calcext:value-type="float">
            <text:p>1</text:p>
          </table:table-cell>
          <table:table-cell office:value-type="float" office:value="1.55714297294617" calcext:value-type="float">
            <text:p>1.5571429729</text:p>
          </table:table-cell>
          <table:table-cell office:value-type="float" office:value="0.000974178314208984" calcext:value-type="float">
            <text:p>0.0009741783</text:p>
          </table:table-cell>
          <table:table-cell office:value-type="float" office:value="1.55615282058716" calcext:value-type="float">
            <text:p>1.5561528206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918416_0_42663273460612774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1]=0;IF([.E133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31]=[.E1331]+[.C1331]; 1; 0)" office:value-type="float" office:value="1" calcext:value-type="float">
            <text:p>1</text:p>
          </table:table-cell>
          <table:table-cell office:value-type="float" office:value="15.3184640407562" calcext:value-type="float">
            <text:p>15.3184640408</text:p>
          </table:table-cell>
          <table:table-cell office:value-type="float" office:value="0.00332188606262207" calcext:value-type="float">
            <text:p>0.0033218861</text:p>
          </table:table-cell>
          <table:table-cell office:value-type="float" office:value="3.67606401443481" calcext:value-type="float">
            <text:p>3.6760640144</text:p>
          </table:table-cell>
          <table:table-cell office:value-type="float" office:value="2.76109409332275" calcext:value-type="float">
            <text:p>2.7610940933</text:p>
          </table:table-cell>
          <table:table-cell office:value-type="float" office:value="8.87798404693604" calcext:value-type="float">
            <text:p>8.87798404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690981_0_56626729896549613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2]=0;IF([.E13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32]=[.E1332]+[.C1332]; 1; 0)" office:value-type="float" office:value="1" calcext:value-type="float">
            <text:p>1</text:p>
          </table:table-cell>
          <table:table-cell office:value-type="float" office:value="4.00391912460327" calcext:value-type="float">
            <text:p>4.0039191246</text:p>
          </table:table-cell>
          <table:table-cell office:value-type="float" office:value="0.000838994979858398" calcext:value-type="float">
            <text:p>0.000838995</text:p>
          </table:table-cell>
          <table:table-cell office:value-type="float" office:value="3.32624220848083" calcext:value-type="float">
            <text:p>3.3262422085</text:p>
          </table:table-cell>
          <table:table-cell office:value-type="float" office:value="0.165316820144653" calcext:value-type="float">
            <text:p>0.1653168201</text:p>
          </table:table-cell>
          <table:table-cell office:value-type="float" office:value="0.511521100997925" calcext:value-type="float">
            <text:p>0.511521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579449_0_16811263537748910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3]=0;IF([.E13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33]=[.E1333]+[.C1333]; 1; 0)" office:value-type="float" office:value="1" calcext:value-type="float">
            <text:p>1</text:p>
          </table:table-cell>
          <table:table-cell office:value-type="float" office:value="2.06747698783875" calcext:value-type="float">
            <text:p>2.0674769878</text:p>
          </table:table-cell>
          <table:table-cell office:value-type="float" office:value="0.000965356826782227" calcext:value-type="float">
            <text:p>0.0009653568</text:p>
          </table:table-cell>
          <table:table-cell office:value-type="float" office:value="2.06649279594421" calcext:value-type="float">
            <text:p>2.0664927959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46722_1_7558140036342906956.csv</text:p>
          </table:table-cell>
          <table:table-cell office:value-type="string" calcext:value-type="string">
            <text:p>http://dbpedia.org/property/list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34]=0;IF([.E133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34]=[.E1334]+[.C1334]; 1; 0)" office:value-type="float" office:value="0" calcext:value-type="float">
            <text:p>0</text:p>
          </table:table-cell>
          <table:table-cell office:value-type="float" office:value="4.49571013450623" calcext:value-type="float">
            <text:p>4.4957101345</text:p>
          </table:table-cell>
          <table:table-cell office:value-type="float" office:value="0.00140786170959473" calcext:value-type="float">
            <text:p>0.0014078617</text:p>
          </table:table-cell>
          <table:table-cell office:value-type="float" office:value="2.87186622619629" calcext:value-type="float">
            <text:p>2.8718662262</text:p>
          </table:table-cell>
          <table:table-cell office:value-type="float" office:value="0.082982063293457" calcext:value-type="float">
            <text:p>0.0829820633</text:p>
          </table:table-cell>
          <table:table-cell office:value-type="float" office:value="1.53945398330688" calcext:value-type="float">
            <text:p>1.5394539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436701_5_42057469038532659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5]=0;IF([.E13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35]=[.E1335]+[.C1335]; 1; 0)" office:value-type="float" office:value="1" calcext:value-type="float">
            <text:p>1</text:p>
          </table:table-cell>
          <table:table-cell office:value-type="float" office:value="0.864346981048584" calcext:value-type="float">
            <text:p>0.864346981</text:p>
          </table:table-cell>
          <table:table-cell office:value-type="float" office:value="0.000805854797363281" calcext:value-type="float">
            <text:p>0.0008058548</text:p>
          </table:table-cell>
          <table:table-cell office:value-type="float" office:value="0.86352801322937" calcext:value-type="float">
            <text:p>0.8635280132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240404_0_201494834003839427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36]=0;IF([.E13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36]=[.E1336]+[.C1336]; 1; 0)" office:value-type="float" office:value="0" calcext:value-type="float">
            <text:p>0</text:p>
          </table:table-cell>
          <table:table-cell office:value-type="float" office:value="2.07295203208923" calcext:value-type="float">
            <text:p>2.0729520321</text:p>
          </table:table-cell>
          <table:table-cell office:value-type="float" office:value="0.00127696990966797" calcext:value-type="float">
            <text:p>0.0012769699</text:p>
          </table:table-cell>
          <table:table-cell office:value-type="float" office:value="2.07165503501892" calcext:value-type="float">
            <text:p>2.07165503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512312_5_36701745166467994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7]=0;IF([.E13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37]=[.E1337]+[.C1337]; 1; 0)" office:value-type="float" office:value="1" calcext:value-type="float">
            <text:p>1</text:p>
          </table:table-cell>
          <table:table-cell office:value-type="float" office:value="0.186038017272949" calcext:value-type="float">
            <text:p>0.1860380173</text:p>
          </table:table-cell>
          <table:table-cell office:value-type="float" office:value="0.000927925109863281" calcext:value-type="float">
            <text:p>0.0009279251</text:p>
          </table:table-cell>
          <table:table-cell office:value-type="float" office:value="0.185101985931396" calcext:value-type="float">
            <text:p>0.1851019859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779923_1_3240042497463101224.csv</text:p>
          </table:table-cell>
          <table:table-cell office:value-type="string" calcext:value-type="string">
            <text:p>http://dbpedia.org/property/established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38]=0;IF([.E13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38]=[.E1338]+[.C1338]; 1; 0)" office:value-type="float" office:value="0" calcext:value-type="float">
            <text:p>0</text:p>
          </table:table-cell>
          <table:table-cell office:value-type="float" office:value="4.60692095756531" calcext:value-type="float">
            <text:p>4.6069209576</text:p>
          </table:table-cell>
          <table:table-cell office:value-type="float" office:value="0.00142765045166016" calcext:value-type="float">
            <text:p>0.0014276505</text:p>
          </table:table-cell>
          <table:table-cell office:value-type="float" office:value="2.8374330997467" calcext:value-type="float">
            <text:p>2.8374330997</text:p>
          </table:table-cell>
          <table:table-cell office:value-type="float" office:value="0.164014101028442" calcext:value-type="float">
            <text:p>0.164014101</text:p>
          </table:table-cell>
          <table:table-cell office:value-type="float" office:value="1.6040461063385" calcext:value-type="float">
            <text:p>1.6040461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491802_0_77029991622984479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39]=0;IF([.E13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39]=[.E1339]+[.C1339]; 1; 0)" office:value-type="float" office:value="1" calcext:value-type="float">
            <text:p>1</text:p>
          </table:table-cell>
          <table:table-cell office:value-type="float" office:value="2.00923705101013" calcext:value-type="float">
            <text:p>2.009237051</text:p>
          </table:table-cell>
          <table:table-cell office:value-type="float" office:value="0.00067901611328125" calcext:value-type="float">
            <text:p>0.0006790161</text:p>
          </table:table-cell>
          <table:table-cell office:value-type="float" office:value="2.00854301452637" calcext:value-type="float">
            <text:p>2.0085430145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079781_0_30552742471475181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0]=0;IF([.E13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40]=[.E1340]+[.C1340]; 1; 0)" office:value-type="float" office:value="1" calcext:value-type="float">
            <text:p>1</text:p>
          </table:table-cell>
          <table:table-cell office:value-type="float" office:value="4.62441515922546" calcext:value-type="float">
            <text:p>4.6244151592</text:p>
          </table:table-cell>
          <table:table-cell office:value-type="float" office:value="0.00112605094909668" calcext:value-type="float">
            <text:p>0.0011260509</text:p>
          </table:table-cell>
          <table:table-cell office:value-type="float" office:value="2.99929904937744" calcext:value-type="float">
            <text:p>2.9992990494</text:p>
          </table:table-cell>
          <table:table-cell office:value-type="float" office:value="1.62398505210876" calcext:value-type="float">
            <text:p>1.6239850521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942843_2_3659270222297062461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41]=0;IF([.E13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41]=[.E1341]+[.C1341]; 1; 0)" office:value-type="float" office:value="1" calcext:value-type="float">
            <text:p>1</text:p>
          </table:table-cell>
          <table:table-cell office:value-type="float" office:value="10.2537150382996" calcext:value-type="float">
            <text:p>10.2537150383</text:p>
          </table:table-cell>
          <table:table-cell office:value-type="float" office:value="0.00190377235412598" calcext:value-type="float">
            <text:p>0.0019037724</text:p>
          </table:table-cell>
          <table:table-cell office:value-type="float" office:value="1.41070508956909" calcext:value-type="float">
            <text:p>1.4107050896</text:p>
          </table:table-cell>
          <table:table-cell office:value-type="float" office:value="0.753797054290772" calcext:value-type="float">
            <text:p>0.7537970543</text:p>
          </table:table-cell>
          <table:table-cell office:value-type="float" office:value="8.08730912208557" calcext:value-type="float">
            <text:p>8.08730912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322313_4_255773748720070100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42]=0;IF([.E13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42]=[.E1342]+[.C1342]; 1; 0)" office:value-type="float" office:value="0" calcext:value-type="float">
            <text:p>0</text:p>
          </table:table-cell>
          <table:table-cell office:value-type="float" office:value="4.28669214248657" calcext:value-type="float">
            <text:p>4.2866921425</text:p>
          </table:table-cell>
          <table:table-cell office:value-type="float" office:value="0.00144839286804199" calcext:value-type="float">
            <text:p>0.0014483929</text:p>
          </table:table-cell>
          <table:table-cell office:value-type="float" office:value="2.6554491519928" calcext:value-type="float">
            <text:p>2.655449152</text:p>
          </table:table-cell>
          <table:table-cell office:value-type="float" office:value="1.62978982925415" calcext:value-type="float">
            <text:p>1.6297898293</text:p>
          </table:table-cell>
          <table:table-cell office:value-type="float" office:value="0.00000476837158203125" calcext:value-type="float">
            <text:p>4.76837158203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429645_0_185545889730914805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3]=0;IF([.E13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43]=[.E1343]+[.C1343]; 1; 0)" office:value-type="float" office:value="1" calcext:value-type="float">
            <text:p>1</text:p>
          </table:table-cell>
          <table:table-cell office:value-type="float" office:value="8.16695284843445" calcext:value-type="float">
            <text:p>8.1669528484</text:p>
          </table:table-cell>
          <table:table-cell office:value-type="float" office:value="0.00159168243408203" calcext:value-type="float">
            <text:p>0.0015916824</text:p>
          </table:table-cell>
          <table:table-cell office:value-type="float" office:value="3.57589793205261" calcext:value-type="float">
            <text:p>3.5758979321</text:p>
          </table:table-cell>
          <table:table-cell office:value-type="float" office:value="1.52351808547974" calcext:value-type="float">
            <text:p>1.5235180855</text:p>
          </table:table-cell>
          <table:table-cell office:value-type="float" office:value="3.06594514846802" calcext:value-type="float">
            <text:p>3.0659451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172543_0_246967273407692118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44]=0;IF([.E13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44]=[.E1344]+[.C1344]; 1; 0)" office:value-type="float" office:value="0" calcext:value-type="float">
            <text:p>0</text:p>
          </table:table-cell>
          <table:table-cell office:value-type="float" office:value="1.07790493965149" calcext:value-type="float">
            <text:p>1.0779049397</text:p>
          </table:table-cell>
          <table:table-cell office:value-type="float" office:value="0.00114703178405762" calcext:value-type="float">
            <text:p>0.0011470318</text:p>
          </table:table-cell>
          <table:table-cell office:value-type="float" office:value="1.07674598693848" calcext:value-type="float">
            <text:p>1.0767459869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248941_0_13135040662078010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5]=0;IF([.E13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45]=[.E1345]+[.C1345]; 1; 0)" office:value-type="float" office:value="1" calcext:value-type="float">
            <text:p>1</text:p>
          </table:table-cell>
          <table:table-cell office:value-type="float" office:value="0.940574884414673" calcext:value-type="float">
            <text:p>0.9405748844</text:p>
          </table:table-cell>
          <table:table-cell office:value-type="float" office:value="0.00065302848815918" calcext:value-type="float">
            <text:p>0.0006530285</text:p>
          </table:table-cell>
          <table:table-cell office:value-type="float" office:value="0.939909934997559" calcext:value-type="float">
            <text:p>0.939909935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152706_0_6858474165569340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6]=0;IF([.E13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46]=[.E1346]+[.C1346]; 1; 0)" office:value-type="float" office:value="1" calcext:value-type="float">
            <text:p>1</text:p>
          </table:table-cell>
          <table:table-cell office:value-type="float" office:value="3.50505709648132" calcext:value-type="float">
            <text:p>3.5050570965</text:p>
          </table:table-cell>
          <table:table-cell office:value-type="float" office:value="0.00128006935119629" calcext:value-type="float">
            <text:p>0.0012800694</text:p>
          </table:table-cell>
          <table:table-cell office:value-type="float" office:value="3.50375699996948" calcext:value-type="float">
            <text:p>3.503757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125277_1_634732668137707836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47]=0;IF([.E13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47]=[.E1347]+[.C1347]; 1; 0)" office:value-type="float" office:value="0" calcext:value-type="float">
            <text:p>0</text:p>
          </table:table-cell>
          <table:table-cell office:value-type="float" office:value="2.80505609512329" calcext:value-type="float">
            <text:p>2.8050560951</text:p>
          </table:table-cell>
          <table:table-cell office:value-type="float" office:value="0.00141787528991699" calcext:value-type="float">
            <text:p>0.0014178753</text:p>
          </table:table-cell>
          <table:table-cell office:value-type="float" office:value="2.80361914634705" calcext:value-type="float">
            <text:p>2.803619146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45893_0_43330578890456997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8]=0;IF([.E13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48]=[.E1348]+[.C1348]; 1; 0)" office:value-type="float" office:value="1" calcext:value-type="float">
            <text:p>1</text:p>
          </table:table-cell>
          <table:table-cell office:value-type="float" office:value="3.04110288619995" calcext:value-type="float">
            <text:p>3.0411028862</text:p>
          </table:table-cell>
          <table:table-cell office:value-type="float" office:value="0.000862836837768555" calcext:value-type="float">
            <text:p>0.0008628368</text:p>
          </table:table-cell>
          <table:table-cell office:value-type="float" office:value="3.04021501541138" calcext:value-type="float">
            <text:p>3.0402150154</text:p>
          </table:table-cell>
          <table:table-cell office:value-type="float" office:value="0.0000200271606445312" calcext:value-type="float">
            <text:p>2.0027160644531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405201_1_29932393523585527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49]=0;IF([.E13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49]=[.E1349]+[.C1349]; 1; 0)" office:value-type="float" office:value="1" calcext:value-type="float">
            <text:p>1</text:p>
          </table:table-cell>
          <table:table-cell office:value-type="float" office:value="1.27250814437866" calcext:value-type="float">
            <text:p>1.2725081444</text:p>
          </table:table-cell>
          <table:table-cell office:value-type="float" office:value="0.000653266906738281" calcext:value-type="float">
            <text:p>0.0006532669</text:p>
          </table:table-cell>
          <table:table-cell office:value-type="float" office:value="1.27184295654297" calcext:value-type="float">
            <text:p>1.2718429565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436089_0_245469192506088771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0]=0;IF([.E13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50]=[.E1350]+[.C1350]; 1; 0)" office:value-type="float" office:value="1" calcext:value-type="float">
            <text:p>1</text:p>
          </table:table-cell>
          <table:table-cell office:value-type="float" office:value="0.600185871124268" calcext:value-type="float">
            <text:p>0.6001858711</text:p>
          </table:table-cell>
          <table:table-cell office:value-type="float" office:value="0.00108909606933594" calcext:value-type="float">
            <text:p>0.0010890961</text:p>
          </table:table-cell>
          <table:table-cell office:value-type="float" office:value="0.599088907241821" calcext:value-type="float">
            <text:p>0.599088907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184932_0_4240003884724905487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51]=0;IF([.E13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51]=[.E1351]+[.C1351]; 1; 0)" office:value-type="float" office:value="0" calcext:value-type="float">
            <text:p>0</text:p>
          </table:table-cell>
          <table:table-cell office:value-type="float" office:value="4.92928600311279" calcext:value-type="float">
            <text:p>4.9292860031</text:p>
          </table:table-cell>
          <table:table-cell office:value-type="float" office:value="0.000918865203857422" calcext:value-type="float">
            <text:p>0.0009188652</text:p>
          </table:table-cell>
          <table:table-cell office:value-type="float" office:value="3.1900360584259" calcext:value-type="float">
            <text:p>3.1900360584</text:p>
          </table:table-cell>
          <table:table-cell office:value-type="float" office:value="0.632520914077759" calcext:value-type="float">
            <text:p>0.6325209141</text:p>
          </table:table-cell>
          <table:table-cell office:value-type="float" office:value="1.10581016540527" calcext:value-type="float">
            <text:p>1.1058101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391801_0_20351083540595931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2]=0;IF([.E135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52]=[.E1352]+[.C1352]; 1; 0)" office:value-type="float" office:value="1" calcext:value-type="float">
            <text:p>1</text:p>
          </table:table-cell>
          <table:table-cell office:value-type="float" office:value="2.71812987327576" calcext:value-type="float">
            <text:p>2.7181298733</text:p>
          </table:table-cell>
          <table:table-cell office:value-type="float" office:value="0.000662803649902344" calcext:value-type="float">
            <text:p>0.0006628036</text:p>
          </table:table-cell>
          <table:table-cell office:value-type="float" office:value="2.71745085716248" calcext:value-type="float">
            <text:p>2.7174508572</text:p>
          </table:table-cell>
          <table:table-cell office:value-type="float" office:value="0.0000121593475341797" calcext:value-type="float">
            <text:p>1.21593475341797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9923_0_66235570558553971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3]=0;IF([.E13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53]=[.E1353]+[.C1353]; 1; 0)" office:value-type="float" office:value="1" calcext:value-type="float">
            <text:p>1</text:p>
          </table:table-cell>
          <table:table-cell office:value-type="float" office:value="1.90131902694702" calcext:value-type="float">
            <text:p>1.9013190269</text:p>
          </table:table-cell>
          <table:table-cell office:value-type="float" office:value="0.00143599510192871" calcext:value-type="float">
            <text:p>0.0014359951</text:p>
          </table:table-cell>
          <table:table-cell office:value-type="float" office:value="1.89986300468445" calcext:value-type="float">
            <text:p>1.8998630047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89193_0_56792275006512015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4]=0;IF([.E13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54]=[.E1354]+[.C1354]; 1; 0)" office:value-type="float" office:value="1" calcext:value-type="float">
            <text:p>1</text:p>
          </table:table-cell>
          <table:table-cell office:value-type="float" office:value="2.71109986305237" calcext:value-type="float">
            <text:p>2.7110998631</text:p>
          </table:table-cell>
          <table:table-cell office:value-type="float" office:value="0.000839948654174805" calcext:value-type="float">
            <text:p>0.0008399487</text:p>
          </table:table-cell>
          <table:table-cell office:value-type="float" office:value="2.71024107933044" calcext:value-type="float">
            <text:p>2.710241079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271489_0_8270829268499924525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355]=0;IF([.E13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55]=[.E1355]+[.C1355]; 1; 0)" office:value-type="float" office:value="0" calcext:value-type="float">
            <text:p>0</text:p>
          </table:table-cell>
          <table:table-cell office:value-type="float" office:value="4.41021394729614" calcext:value-type="float">
            <text:p>4.4102139473</text:p>
          </table:table-cell>
          <table:table-cell office:value-type="float" office:value="0.00108480453491211" calcext:value-type="float">
            <text:p>0.0010848045</text:p>
          </table:table-cell>
          <table:table-cell office:value-type="float" office:value="2.74566602706909" calcext:value-type="float">
            <text:p>2.7456660271</text:p>
          </table:table-cell>
          <table:table-cell office:value-type="float" office:value="0.160335063934326" calcext:value-type="float">
            <text:p>0.1603350639</text:p>
          </table:table-cell>
          <table:table-cell office:value-type="float" office:value="1.50312805175781" calcext:value-type="float">
            <text:p>1.5031280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882172_0_55890185695836190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6]=0;IF([.E13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56]=[.E1356]+[.C1356]; 1; 0)" office:value-type="float" office:value="1" calcext:value-type="float">
            <text:p>1</text:p>
          </table:table-cell>
          <table:table-cell office:value-type="float" office:value="1.91939306259155" calcext:value-type="float">
            <text:p>1.9193930626</text:p>
          </table:table-cell>
          <table:table-cell office:value-type="float" office:value="0.000915050506591797" calcext:value-type="float">
            <text:p>0.0009150505</text:p>
          </table:table-cell>
          <table:table-cell office:value-type="float" office:value="1.91845893859863" calcext:value-type="float">
            <text:p>1.918458938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504484_47_81579209436096795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7]=0;IF([.E13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57]=[.E1357]+[.C1357]; 1; 0)" office:value-type="float" office:value="1" calcext:value-type="float">
            <text:p>1</text:p>
          </table:table-cell>
          <table:table-cell office:value-type="float" office:value="3.2270929813385" calcext:value-type="float">
            <text:p>3.2270929813</text:p>
          </table:table-cell>
          <table:table-cell office:value-type="float" office:value="0.00102591514587402" calcext:value-type="float">
            <text:p>0.0010259151</text:p>
          </table:table-cell>
          <table:table-cell office:value-type="float" office:value="2.08124184608459" calcext:value-type="float">
            <text:p>2.0812418461</text:p>
          </table:table-cell>
          <table:table-cell office:value-type="float" office:value="0.159072160720825" calcext:value-type="float">
            <text:p>0.1590721607</text:p>
          </table:table-cell>
          <table:table-cell office:value-type="float" office:value="0.985753059387207" calcext:value-type="float">
            <text:p>0.98575305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153404_0_8332630964689391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8]=0;IF([.E13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58]=[.E1358]+[.C1358]; 1; 0)" office:value-type="float" office:value="1" calcext:value-type="float">
            <text:p>1</text:p>
          </table:table-cell>
          <table:table-cell office:value-type="float" office:value="3.5547251701355" calcext:value-type="float">
            <text:p>3.5547251701</text:p>
          </table:table-cell>
          <table:table-cell office:value-type="float" office:value="0.00131916999816895" calcext:value-type="float">
            <text:p>0.00131917</text:p>
          </table:table-cell>
          <table:table-cell office:value-type="float" office:value="2.8766450881958" calcext:value-type="float">
            <text:p>2.8766450882</text:p>
          </table:table-cell>
          <table:table-cell office:value-type="float" office:value="0.164809942245483" calcext:value-type="float">
            <text:p>0.1648099422</text:p>
          </table:table-cell>
          <table:table-cell office:value-type="float" office:value="0.511950969696045" calcext:value-type="float">
            <text:p>0.51195096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632467_0_69034835143625502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59]=0;IF([.E13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59]=[.E1359]+[.C1359]; 1; 0)" office:value-type="float" office:value="1" calcext:value-type="float">
            <text:p>1</text:p>
          </table:table-cell>
          <table:table-cell office:value-type="float" office:value="0.260549068450928" calcext:value-type="float">
            <text:p>0.2605490685</text:p>
          </table:table-cell>
          <table:table-cell office:value-type="float" office:value="0.000633001327514648" calcext:value-type="float">
            <text:p>0.0006330013</text:p>
          </table:table-cell>
          <table:table-cell office:value-type="float" office:value="0.25990891456604" calcext:value-type="float">
            <text:p>0.2599089146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255499_63_91872618144012706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0]=0;IF([.E13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60]=[.E1360]+[.C1360]; 1; 0)" office:value-type="float" office:value="1" calcext:value-type="float">
            <text:p>1</text:p>
          </table:table-cell>
          <table:table-cell office:value-type="float" office:value="0.298372030258179" calcext:value-type="float">
            <text:p>0.2983720303</text:p>
          </table:table-cell>
          <table:table-cell office:value-type="float" office:value="0.000624179840087891" calcext:value-type="float">
            <text:p>0.0006241798</text:p>
          </table:table-cell>
          <table:table-cell office:value-type="float" office:value="0.297741174697876" calcext:value-type="float">
            <text:p>0.2977411747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112694_2_55168143176460671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61]=0;IF([.E13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61]=[.E1361]+[.C1361]; 1; 0)" office:value-type="float" office:value="0" calcext:value-type="float">
            <text:p>0</text:p>
          </table:table-cell>
          <table:table-cell office:value-type="float" office:value="12.1556639671326" calcext:value-type="float">
            <text:p>12.1556639671</text:p>
          </table:table-cell>
          <table:table-cell office:value-type="float" office:value="0.00217485427856445" calcext:value-type="float">
            <text:p>0.0021748543</text:p>
          </table:table-cell>
          <table:table-cell office:value-type="float" office:value="1.36292695999146" calcext:value-type="float">
            <text:p>1.36292696</text:p>
          </table:table-cell>
          <table:table-cell office:value-type="float" office:value="0.711141109466553" calcext:value-type="float">
            <text:p>0.7111411095</text:p>
          </table:table-cell>
          <table:table-cell office:value-type="float" office:value="10.079421043396" calcext:value-type="float">
            <text:p>10.07942104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8877973_0_183778862076318747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62]=0;IF([.E13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62]=[.E1362]+[.C1362]; 1; 0)" office:value-type="float" office:value="0" calcext:value-type="float">
            <text:p>0</text:p>
          </table:table-cell>
          <table:table-cell office:value-type="float" office:value="2.53230500221252" calcext:value-type="float">
            <text:p>2.5323050022</text:p>
          </table:table-cell>
          <table:table-cell office:value-type="float" office:value="0.000842094421386719" calcext:value-type="float">
            <text:p>0.0008420944</text:p>
          </table:table-cell>
          <table:table-cell office:value-type="float" office:value="1.27901101112366" calcext:value-type="float">
            <text:p>1.2790110111</text:p>
          </table:table-cell>
          <table:table-cell office:value-type="float" office:value="0.488143920898438" calcext:value-type="float">
            <text:p>0.4881439209</text:p>
          </table:table-cell>
          <table:table-cell office:value-type="float" office:value="0.764307975769043" calcext:value-type="float">
            <text:p>0.76430797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627640_0_84698712151454744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3]=0;IF([.E13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63]=[.E1363]+[.C1363]; 1; 0)" office:value-type="float" office:value="1" calcext:value-type="float">
            <text:p>1</text:p>
          </table:table-cell>
          <table:table-cell office:value-type="float" office:value="0.878336906433106" calcext:value-type="float">
            <text:p>0.8783369064</text:p>
          </table:table-cell>
          <table:table-cell office:value-type="float" office:value="0.00125408172607422" calcext:value-type="float">
            <text:p>0.0012540817</text:p>
          </table:table-cell>
          <table:table-cell office:value-type="float" office:value="0.877071857452393" calcext:value-type="float">
            <text:p>0.8770718575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550492_0_883250820376506501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4]=0;IF([.E13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64]=[.E1364]+[.C1364]; 1; 0)" office:value-type="float" office:value="1" calcext:value-type="float">
            <text:p>1</text:p>
          </table:table-cell>
          <table:table-cell office:value-type="float" office:value="2.93138408660889" calcext:value-type="float">
            <text:p>2.9313840866</text:p>
          </table:table-cell>
          <table:table-cell office:value-type="float" office:value="0.000972270965576172" calcext:value-type="float">
            <text:p>0.000972271</text:p>
          </table:table-cell>
          <table:table-cell office:value-type="float" office:value="2.25811696052551" calcext:value-type="float">
            <text:p>2.2581169605</text:p>
          </table:table-cell>
          <table:table-cell office:value-type="float" office:value="0.0812630653381348" calcext:value-type="float">
            <text:p>0.0812630653</text:p>
          </table:table-cell>
          <table:table-cell office:value-type="float" office:value="0.591031789779663" calcext:value-type="float">
            <text:p>0.5910317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325533_0_666826314298936684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65]=0;IF([.E136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65]=[.E1365]+[.C1365]; 1; 0)" office:value-type="float" office:value="1" calcext:value-type="float">
            <text:p>1</text:p>
          </table:table-cell>
          <table:table-cell office:value-type="float" office:value="10.2456560134888" calcext:value-type="float">
            <text:p>10.2456560135</text:p>
          </table:table-cell>
          <table:table-cell office:value-type="float" office:value="0.00166797637939453" calcext:value-type="float">
            <text:p>0.0016679764</text:p>
          </table:table-cell>
          <table:table-cell office:value-type="float" office:value="3.47612404823303" calcext:value-type="float">
            <text:p>3.4761240482</text:p>
          </table:table-cell>
          <table:table-cell office:value-type="float" office:value="1.16133999824524" calcext:value-type="float">
            <text:p>1.1613399982</text:p>
          </table:table-cell>
          <table:table-cell office:value-type="float" office:value="5.6065239906311" calcext:value-type="float">
            <text:p>5.6065239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736959_0_38398138955920090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6]=0;IF([.E13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66]=[.E1366]+[.C1366]; 1; 0)" office:value-type="float" office:value="1" calcext:value-type="float">
            <text:p>1</text:p>
          </table:table-cell>
          <table:table-cell office:value-type="float" office:value="10.560977935791" calcext:value-type="float">
            <text:p>10.5609779358</text:p>
          </table:table-cell>
          <table:table-cell office:value-type="float" office:value="0.000807046890258789" calcext:value-type="float">
            <text:p>0.0008070469</text:p>
          </table:table-cell>
          <table:table-cell office:value-type="float" office:value="10.5601589679718" calcext:value-type="float">
            <text:p>10.560158968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350417_0_495137766001005287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7]=0;IF([.E13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67]=[.E1367]+[.C1367]; 1; 0)" office:value-type="float" office:value="1" calcext:value-type="float">
            <text:p>1</text:p>
          </table:table-cell>
          <table:table-cell office:value-type="float" office:value="1.14765501022339" calcext:value-type="float">
            <text:p>1.1476550102</text:p>
          </table:table-cell>
          <table:table-cell office:value-type="float" office:value="0.00129389762878418" calcext:value-type="float">
            <text:p>0.0012938976</text:p>
          </table:table-cell>
          <table:table-cell office:value-type="float" office:value="1.14634704589844" calcext:value-type="float">
            <text:p>1.1463470459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320348_0_41715064454432567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68]=0;IF([.E13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68]=[.E1368]+[.C1368]; 1; 0)" office:value-type="float" office:value="1" calcext:value-type="float">
            <text:p>1</text:p>
          </table:table-cell>
          <table:table-cell office:value-type="float" office:value="1.07481288909912" calcext:value-type="float">
            <text:p>1.0748128891</text:p>
          </table:table-cell>
          <table:table-cell office:value-type="float" office:value="0.0016627311706543" calcext:value-type="float">
            <text:p>0.0016627312</text:p>
          </table:table-cell>
          <table:table-cell office:value-type="float" office:value="0.663352966308594" calcext:value-type="float">
            <text:p>0.6633529663</text:p>
          </table:table-cell>
          <table:table-cell office:value-type="float" office:value="0.409794092178345" calcext:value-type="float">
            <text:p>0.4097940922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20141_0_4179813072171750238.csv</text:p>
          </table:table-cell>
          <table:table-cell office:value-type="string" calcext:value-type="string">
            <text:p>http://dbpedia.org/ontology/locationCountry|http://dbpedia.org/ontology/loc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369]=0;IF([.E136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69]=[.E1369]+[.C1369]; 1; 0)" office:value-type="float" office:value="0" calcext:value-type="float">
            <text:p>0</text:p>
          </table:table-cell>
          <table:table-cell office:value-type="float" office:value="39.8301069736481" calcext:value-type="float">
            <text:p>39.8301069736</text:p>
          </table:table-cell>
          <table:table-cell office:value-type="float" office:value="0.00286006927490234" calcext:value-type="float">
            <text:p>0.0028600693</text:p>
          </table:table-cell>
          <table:table-cell office:value-type="float" office:value="2.99664306640625" calcext:value-type="float">
            <text:p>2.9966430664</text:p>
          </table:table-cell>
          <table:table-cell office:value-type="float" office:value="1.62037992477417" calcext:value-type="float">
            <text:p>1.6203799248</text:p>
          </table:table-cell>
          <table:table-cell office:value-type="float" office:value="35.2102239131927" calcext:value-type="float">
            <text:p>35.2102239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830613_0_265293435985748523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70]=0;IF([.E137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70]=[.E1370]+[.C1370]; 1; 0)" office:value-type="float" office:value="1" calcext:value-type="float">
            <text:p>1</text:p>
          </table:table-cell>
          <table:table-cell office:value-type="float" office:value="11.7775979042053" calcext:value-type="float">
            <text:p>11.7775979042</text:p>
          </table:table-cell>
          <table:table-cell office:value-type="float" office:value="0.00355792045593262" calcext:value-type="float">
            <text:p>0.0035579205</text:p>
          </table:table-cell>
          <table:table-cell office:value-type="float" office:value="2.99436402320862" calcext:value-type="float">
            <text:p>2.9943640232</text:p>
          </table:table-cell>
          <table:table-cell office:value-type="float" office:value="1.6445620059967" calcext:value-type="float">
            <text:p>1.644562006</text:p>
          </table:table-cell>
          <table:table-cell office:value-type="float" office:value="7.13511395454407" calcext:value-type="float">
            <text:p>7.1351139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242083_2_8014541102209307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71]=0;IF([.E13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71]=[.E1371]+[.C1371]; 1; 0)" office:value-type="float" office:value="1" calcext:value-type="float">
            <text:p>1</text:p>
          </table:table-cell>
          <table:table-cell office:value-type="float" office:value="0.492814064025879" calcext:value-type="float">
            <text:p>0.492814064</text:p>
          </table:table-cell>
          <table:table-cell office:value-type="float" office:value="0.000808000564575195" calcext:value-type="float">
            <text:p>0.0008080006</text:p>
          </table:table-cell>
          <table:table-cell office:value-type="float" office:value="0.414427042007446" calcext:value-type="float">
            <text:p>0.414427042</text:p>
          </table:table-cell>
          <table:table-cell office:value-type="float" office:value="0.0775761604309082" calcext:value-type="float">
            <text:p>0.0775761604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763613_0_64181414633397390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72]=0;IF([.E13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72]=[.E1372]+[.C1372]; 1; 0)" office:value-type="float" office:value="1" calcext:value-type="float">
            <text:p>1</text:p>
          </table:table-cell>
          <table:table-cell office:value-type="float" office:value="0.663228034973145" calcext:value-type="float">
            <text:p>0.663228035</text:p>
          </table:table-cell>
          <table:table-cell office:value-type="float" office:value="0.000769138336181641" calcext:value-type="float">
            <text:p>0.0007691383</text:p>
          </table:table-cell>
          <table:table-cell office:value-type="float" office:value="0.497653007507324" calcext:value-type="float">
            <text:p>0.4976530075</text:p>
          </table:table-cell>
          <table:table-cell office:value-type="float" office:value="0.164803028106689" calcext:value-type="float">
            <text:p>0.1648030281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8929678_0_3700213490979945526.csv</text:p>
          </table:table-cell>
          <table:table-cell office:value-type="string" calcext:value-type="string">
            <text:p>http://www.w3.org/2000/01/rdf-schema#comment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373]=0;IF([.E137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373]=[.E1373]+[.C1373]; 1; 0)" office:value-type="float" office:value="1" calcext:value-type="float">
            <text:p>1</text:p>
          </table:table-cell>
          <table:table-cell office:value-type="float" office:value="14.1186339855194" calcext:value-type="float">
            <text:p>14.1186339855</text:p>
          </table:table-cell>
          <table:table-cell office:value-type="float" office:value="0.00172519683837891" calcext:value-type="float">
            <text:p>0.0017251968</text:p>
          </table:table-cell>
          <table:table-cell office:value-type="float" office:value="2.97311997413635" calcext:value-type="float">
            <text:p>2.9731199741</text:p>
          </table:table-cell>
          <table:table-cell office:value-type="float" office:value="1.83141303062439" calcext:value-type="float">
            <text:p>1.8314130306</text:p>
          </table:table-cell>
          <table:table-cell office:value-type="float" office:value="9.31237578392029" calcext:value-type="float">
            <text:p>9.3123757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00769_0_83042533663232690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74]=0;IF([.E13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74]=[.E1374]+[.C1374]; 1; 0)" office:value-type="float" office:value="1" calcext:value-type="float">
            <text:p>1</text:p>
          </table:table-cell>
          <table:table-cell office:value-type="float" office:value="2.45389699935913" calcext:value-type="float">
            <text:p>2.4538969994</text:p>
          </table:table-cell>
          <table:table-cell office:value-type="float" office:value="0.0015866756439209" calcext:value-type="float">
            <text:p>0.0015866756</text:p>
          </table:table-cell>
          <table:table-cell office:value-type="float" office:value="1.81751418113709" calcext:value-type="float">
            <text:p>1.8175141811</text:p>
          </table:table-cell>
          <table:table-cell office:value-type="float" office:value="0.634791135787964" calcext:value-type="float">
            <text:p>0.6347911358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14595_0_47645333549921090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75]=0;IF([.E13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75]=[.E1375]+[.C1375]; 1; 0)" office:value-type="float" office:value="1" calcext:value-type="float">
            <text:p>1</text:p>
          </table:table-cell>
          <table:table-cell office:value-type="float" office:value="3.01245808601379" calcext:value-type="float">
            <text:p>3.012458086</text:p>
          </table:table-cell>
          <table:table-cell office:value-type="float" office:value="0.000690937042236328" calcext:value-type="float">
            <text:p>0.000690937</text:p>
          </table:table-cell>
          <table:table-cell office:value-type="float" office:value="3.01174807548523" calcext:value-type="float">
            <text:p>3.011748075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021592_3_22991384768946810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76]=0;IF([.E137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76]=[.E1376]+[.C1376]; 1; 0)" office:value-type="float" office:value="0" calcext:value-type="float">
            <text:p>0</text:p>
          </table:table-cell>
          <table:table-cell office:value-type="float" office:value="0.636320114135742" calcext:value-type="float">
            <text:p>0.6363201141</text:p>
          </table:table-cell>
          <table:table-cell office:value-type="float" office:value="0.00107693672180176" calcext:value-type="float">
            <text:p>0.0010769367</text:p>
          </table:table-cell>
          <table:table-cell office:value-type="float" office:value="0.635233879089356" calcext:value-type="float">
            <text:p>0.6352338791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367212_2_2745466355267233390.csv</text:p>
          </table:table-cell>
          <table:table-cell office:value-type="string" calcext:value-type="string">
            <text:p>http://dbpedia.org/ontology/abstract|http://www.w3.org/2000/01/rdf-schema#seeAls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377]=0;IF([.E137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77]=[.E1377]+[.C1377]; 1; 0)" office:value-type="float" office:value="0" calcext:value-type="float">
            <text:p>0</text:p>
          </table:table-cell>
          <table:table-cell office:value-type="float" office:value="7.82999491691589" calcext:value-type="float">
            <text:p>7.8299949169</text:p>
          </table:table-cell>
          <table:table-cell office:value-type="float" office:value="0.00108814239501953" calcext:value-type="float">
            <text:p>0.0010881424</text:p>
          </table:table-cell>
          <table:table-cell office:value-type="float" office:value="5.54548788070679" calcext:value-type="float">
            <text:p>5.5454878807</text:p>
          </table:table-cell>
          <table:table-cell office:value-type="float" office:value="0.250345945358276" calcext:value-type="float">
            <text:p>0.2503459454</text:p>
          </table:table-cell>
          <table:table-cell office:value-type="float" office:value="2.03307294845581" calcext:value-type="float">
            <text:p>2.03307294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987653_0_77748521127688593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78]=0;IF([.E13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78]=[.E1378]+[.C1378]; 1; 0)" office:value-type="float" office:value="1" calcext:value-type="float">
            <text:p>1</text:p>
          </table:table-cell>
          <table:table-cell office:value-type="float" office:value="1.92081308364868" calcext:value-type="float">
            <text:p>1.9208130836</text:p>
          </table:table-cell>
          <table:table-cell office:value-type="float" office:value="0.00106525421142578" calcext:value-type="float">
            <text:p>0.0010652542</text:p>
          </table:table-cell>
          <table:table-cell office:value-type="float" office:value="1.91972494125366" calcext:value-type="float">
            <text:p>1.9197249413</text:p>
          </table:table-cell>
          <table:table-cell office:value-type="float" office:value="0.0000178813934326172" calcext:value-type="float">
            <text:p>1.7881393432617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836443_2_249332777049648171.csv</text:p>
          </table:table-cell>
          <table:table-cell office:value-type="string" calcext:value-type="string">
            <text:p>http://www.w3.org/2002/07/owl#sameAs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379]=0;IF([.E137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79]=[.E1379]+[.C1379]; 1; 0)" office:value-type="float" office:value="1" calcext:value-type="float">
            <text:p>1</text:p>
          </table:table-cell>
          <table:table-cell office:value-type="float" office:value="9.1919150352478" calcext:value-type="float">
            <text:p>9.1919150352</text:p>
          </table:table-cell>
          <table:table-cell office:value-type="float" office:value="0.00180673599243164" calcext:value-type="float">
            <text:p>0.001806736</text:p>
          </table:table-cell>
          <table:table-cell office:value-type="float" office:value="3.45030212402344" calcext:value-type="float">
            <text:p>3.450302124</text:p>
          </table:table-cell>
          <table:table-cell office:value-type="float" office:value="1.38234901428223" calcext:value-type="float">
            <text:p>1.3823490143</text:p>
          </table:table-cell>
          <table:table-cell office:value-type="float" office:value="4.35745716094971" calcext:value-type="float">
            <text:p>4.35745716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986241_112_4513537052932045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80]=0;IF([.E13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80]=[.E1380]+[.C1380]; 1; 0)" office:value-type="float" office:value="1" calcext:value-type="float">
            <text:p>1</text:p>
          </table:table-cell>
          <table:table-cell office:value-type="float" office:value="0.563185930252075" calcext:value-type="float">
            <text:p>0.5631859303</text:p>
          </table:table-cell>
          <table:table-cell office:value-type="float" office:value="0.000800848007202148" calcext:value-type="float">
            <text:p>0.000800848</text:p>
          </table:table-cell>
          <table:table-cell office:value-type="float" office:value="0.562375068664551" calcext:value-type="float">
            <text:p>0.5623750687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521379_0_70886526351393457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81]=0;IF([.E13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81]=[.E1381]+[.C1381]; 1; 0)" office:value-type="float" office:value="1" calcext:value-type="float">
            <text:p>1</text:p>
          </table:table-cell>
          <table:table-cell office:value-type="float" office:value="2.38887596130371" calcext:value-type="float">
            <text:p>2.3888759613</text:p>
          </table:table-cell>
          <table:table-cell office:value-type="float" office:value="0.00112175941467285" calcext:value-type="float">
            <text:p>0.0011217594</text:p>
          </table:table-cell>
          <table:table-cell office:value-type="float" office:value="1.28492093086243" calcext:value-type="float">
            <text:p>1.2849209309</text:p>
          </table:table-cell>
          <table:table-cell office:value-type="float" office:value="0.337295055389404" calcext:value-type="float">
            <text:p>0.3372950554</text:p>
          </table:table-cell>
          <table:table-cell office:value-type="float" office:value="0.765538215637207" calcext:value-type="float">
            <text:p>0.7655382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976671_0_30395780939652941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82]=0;IF([.E13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82]=[.E1382]+[.C1382]; 1; 0)" office:value-type="float" office:value="1" calcext:value-type="float">
            <text:p>1</text:p>
          </table:table-cell>
          <table:table-cell office:value-type="float" office:value="0.425140857696533" calcext:value-type="float">
            <text:p>0.4251408577</text:p>
          </table:table-cell>
          <table:table-cell office:value-type="float" office:value="0.000849008560180664" calcext:value-type="float">
            <text:p>0.0008490086</text:p>
          </table:table-cell>
          <table:table-cell office:value-type="float" office:value="0.269662857055664" calcext:value-type="float">
            <text:p>0.2696628571</text:p>
          </table:table-cell>
          <table:table-cell office:value-type="float" office:value="0.15462589263916" calcext:value-type="float">
            <text:p>0.154625892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71003_0_5153538774121509372.csv</text:p>
          </table:table-cell>
          <table:table-cell office:value-type="string" calcext:value-type="string">
            <text:p>http://dbpedia.org/ontology/subsidi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83]=0;IF([.E13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83]=[.E1383]+[.C1383]; 1; 0)" office:value-type="float" office:value="0" calcext:value-type="float">
            <text:p>0</text:p>
          </table:table-cell>
          <table:table-cell office:value-type="float" office:value="15.7691810131073" calcext:value-type="float">
            <text:p>15.7691810131</text:p>
          </table:table-cell>
          <table:table-cell office:value-type="float" office:value="0.00189900398254395" calcext:value-type="float">
            <text:p>0.001899004</text:p>
          </table:table-cell>
          <table:table-cell office:value-type="float" office:value="3.99198198318481" calcext:value-type="float">
            <text:p>3.9919819832</text:p>
          </table:table-cell>
          <table:table-cell office:value-type="float" office:value="1.4996919631958" calcext:value-type="float">
            <text:p>1.4996919632</text:p>
          </table:table-cell>
          <table:table-cell office:value-type="float" office:value="10.2756080627441" calcext:value-type="float">
            <text:p>10.2756080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017594_0_7055198579167316152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84]=0;IF([.E138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84]=[.E1384]+[.C1384]; 1; 0)" office:value-type="float" office:value="0" calcext:value-type="float">
            <text:p>0</text:p>
          </table:table-cell>
          <table:table-cell office:value-type="float" office:value="15.3633320331574" calcext:value-type="float">
            <text:p>15.3633320332</text:p>
          </table:table-cell>
          <table:table-cell office:value-type="float" office:value="0.00188088417053223" calcext:value-type="float">
            <text:p>0.0018808842</text:p>
          </table:table-cell>
          <table:table-cell office:value-type="float" office:value="3.26020002365112" calcext:value-type="float">
            <text:p>3.2602000237</text:p>
          </table:table-cell>
          <table:table-cell office:value-type="float" office:value="1.38655209541321" calcext:value-type="float">
            <text:p>1.3865520954</text:p>
          </table:table-cell>
          <table:table-cell office:value-type="float" office:value="10.7146990299225" calcext:value-type="float">
            <text:p>10.7146990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991980_5_75415191114009071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85]=0;IF([.E13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85]=[.E1385]+[.C1385]; 1; 0)" office:value-type="float" office:value="1" calcext:value-type="float">
            <text:p>1</text:p>
          </table:table-cell>
          <table:table-cell office:value-type="float" office:value="0.504213094711304" calcext:value-type="float">
            <text:p>0.5042130947</text:p>
          </table:table-cell>
          <table:table-cell office:value-type="float" office:value="0.000683307647705078" calcext:value-type="float">
            <text:p>0.0006833076</text:p>
          </table:table-cell>
          <table:table-cell office:value-type="float" office:value="0.503522872924805" calcext:value-type="float">
            <text:p>0.5035228729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790329_0_4093280808311502549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386]=0;IF([.E13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86]=[.E1386]+[.C1386]; 1; 0)" office:value-type="float" office:value="1" calcext:value-type="float">
            <text:p>1</text:p>
          </table:table-cell>
          <table:table-cell office:value-type="float" office:value="2.53359198570251" calcext:value-type="float">
            <text:p>2.5335919857</text:p>
          </table:table-cell>
          <table:table-cell office:value-type="float" office:value="0.00384378433227539" calcext:value-type="float">
            <text:p>0.0038437843</text:p>
          </table:table-cell>
          <table:table-cell office:value-type="float" office:value="0.856837034225464" calcext:value-type="float">
            <text:p>0.8568370342</text:p>
          </table:table-cell>
          <table:table-cell office:value-type="float" office:value="0.163068056106567" calcext:value-type="float">
            <text:p>0.1630680561</text:p>
          </table:table-cell>
          <table:table-cell office:value-type="float" office:value="1.50984311103821" calcext:value-type="float">
            <text:p>1.509843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681179_0_43724217981233228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87]=0;IF([.E13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87]=[.E1387]+[.C1387]; 1; 0)" office:value-type="float" office:value="0" calcext:value-type="float">
            <text:p>0</text:p>
          </table:table-cell>
          <table:table-cell office:value-type="float" office:value="1.90853500366211" calcext:value-type="float">
            <text:p>1.9085350037</text:p>
          </table:table-cell>
          <table:table-cell office:value-type="float" office:value="0.000982761383056641" calcext:value-type="float">
            <text:p>0.0009827614</text:p>
          </table:table-cell>
          <table:table-cell office:value-type="float" office:value="1.90753316879272" calcext:value-type="float">
            <text:p>1.9075331688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29085_0_7941526814649326206.csv</text:p>
          </table:table-cell>
          <table:table-cell office:value-type="string" calcext:value-type="string">
            <text:p>http://dbpedia.org/ontology/languag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388]=0;IF([.E13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88]=[.E1388]+[.C1388]; 1; 0)" office:value-type="float" office:value="0" calcext:value-type="float">
            <text:p>0</text:p>
          </table:table-cell>
          <table:table-cell office:value-type="float" office:value="48.1333470344543" calcext:value-type="float">
            <text:p>48.1333470345</text:p>
          </table:table-cell>
          <table:table-cell office:value-type="float" office:value="0.00691533088684082" calcext:value-type="float">
            <text:p>0.0069153309</text:p>
          </table:table-cell>
          <table:table-cell office:value-type="float" office:value="2.53931093215942" calcext:value-type="float">
            <text:p>2.5393109322</text:p>
          </table:table-cell>
          <table:table-cell office:value-type="float" office:value="1.44446182250977" calcext:value-type="float">
            <text:p>1.4444618225</text:p>
          </table:table-cell>
          <table:table-cell office:value-type="float" office:value="44.1426589488983" calcext:value-type="float">
            <text:p>44.1426589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385310_0_215495104136792804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89]=0;IF([.E13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89]=[.E1389]+[.C1389]; 1; 0)" office:value-type="float" office:value="1" calcext:value-type="float">
            <text:p>1</text:p>
          </table:table-cell>
          <table:table-cell office:value-type="float" office:value="1.77417492866516" calcext:value-type="float">
            <text:p>1.7741749287</text:p>
          </table:table-cell>
          <table:table-cell office:value-type="float" office:value="0.000832080841064453" calcext:value-type="float">
            <text:p>0.0008320808</text:p>
          </table:table-cell>
          <table:table-cell office:value-type="float" office:value="1.77332496643066" calcext:value-type="float">
            <text:p>1.7733249664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558252_0_33443489593587643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0]=0;IF([.E13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90]=[.E1390]+[.C1390]; 1; 0)" office:value-type="float" office:value="1" calcext:value-type="float">
            <text:p>1</text:p>
          </table:table-cell>
          <table:table-cell office:value-type="float" office:value="4.87425804138184" calcext:value-type="float">
            <text:p>4.8742580414</text:p>
          </table:table-cell>
          <table:table-cell office:value-type="float" office:value="0.00292086601257324" calcext:value-type="float">
            <text:p>0.002920866</text:p>
          </table:table-cell>
          <table:table-cell office:value-type="float" office:value="3.26728701591492" calcext:value-type="float">
            <text:p>3.2672870159</text:p>
          </table:table-cell>
          <table:table-cell office:value-type="float" office:value="1.60404515266418" calcext:value-type="float">
            <text:p>1.6040451527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487163_0_119056181484009560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91]=0;IF([.E139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91]=[.E1391]+[.C1391]; 1; 0)" office:value-type="float" office:value="0" calcext:value-type="float">
            <text:p>0</text:p>
          </table:table-cell>
          <table:table-cell office:value-type="float" office:value="0.793715000152588" calcext:value-type="float">
            <text:p>0.7937150002</text:p>
          </table:table-cell>
          <table:table-cell office:value-type="float" office:value="0.000840902328491211" calcext:value-type="float">
            <text:p>0.0008409023</text:p>
          </table:table-cell>
          <table:table-cell office:value-type="float" office:value="0.470578908920288" calcext:value-type="float">
            <text:p>0.4705789089</text:p>
          </table:table-cell>
          <table:table-cell office:value-type="float" office:value="0.322259187698364" calcext:value-type="float">
            <text:p>0.3222591877</text:p>
          </table:table-cell>
          <table:table-cell office:value-type="float" office:value="0.0000360012054443359" calcext:value-type="float">
            <text:p>3.60012054443359E-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207974_0_658889136440726159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2]=0;IF([.E13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92]=[.E1392]+[.C1392]; 1; 0)" office:value-type="float" office:value="1" calcext:value-type="float">
            <text:p>1</text:p>
          </table:table-cell>
          <table:table-cell office:value-type="float" office:value="1.42271208763123" calcext:value-type="float">
            <text:p>1.4227120876</text:p>
          </table:table-cell>
          <table:table-cell office:value-type="float" office:value="0.000789880752563477" calcext:value-type="float">
            <text:p>0.0007898808</text:p>
          </table:table-cell>
          <table:table-cell office:value-type="float" office:value="1.03210115432739" calcext:value-type="float">
            <text:p>1.0321011543</text:p>
          </table:table-cell>
          <table:table-cell office:value-type="float" office:value="0.1130690574646" calcext:value-type="float">
            <text:p>0.1130690575</text:p>
          </table:table-cell>
          <table:table-cell office:value-type="float" office:value="0.27675199508667" calcext:value-type="float">
            <text:p>0.27675199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264869_1_53081183905326922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393]=0;IF([.E13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393]=[.E1393]+[.C1393]; 1; 0)" office:value-type="float" office:value="0" calcext:value-type="float">
            <text:p>0</text:p>
          </table:table-cell>
          <table:table-cell office:value-type="float" office:value="0.248353958129883" calcext:value-type="float">
            <text:p>0.2483539581</text:p>
          </table:table-cell>
          <table:table-cell office:value-type="float" office:value="0.00177478790283203" calcext:value-type="float">
            <text:p>0.0017747879</text:p>
          </table:table-cell>
          <table:table-cell office:value-type="float" office:value="0.246572017669678" calcext:value-type="float">
            <text:p>0.2465720177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371918_130_24838392108020620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4]=0;IF([.E13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94]=[.E1394]+[.C1394]; 1; 0)" office:value-type="float" office:value="1" calcext:value-type="float">
            <text:p>1</text:p>
          </table:table-cell>
          <table:table-cell office:value-type="float" office:value="0.482149124145508" calcext:value-type="float">
            <text:p>0.4821491241</text:p>
          </table:table-cell>
          <table:table-cell office:value-type="float" office:value="0.000944852828979492" calcext:value-type="float">
            <text:p>0.0009448528</text:p>
          </table:table-cell>
          <table:table-cell office:value-type="float" office:value="0.481193065643311" calcext:value-type="float">
            <text:p>0.4811930656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502612_0_43404471804431045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5]=0;IF([.E139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95]=[.E1395]+[.C1395]; 1; 0)" office:value-type="float" office:value="1" calcext:value-type="float">
            <text:p>1</text:p>
          </table:table-cell>
          <table:table-cell office:value-type="float" office:value="2.38560891151428" calcext:value-type="float">
            <text:p>2.3856089115</text:p>
          </table:table-cell>
          <table:table-cell office:value-type="float" office:value="0.000681877136230469" calcext:value-type="float">
            <text:p>0.0006818771</text:p>
          </table:table-cell>
          <table:table-cell office:value-type="float" office:value="2.38491201400757" calcext:value-type="float">
            <text:p>2.384912014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418878_0_62663802905617014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6]=0;IF([.E13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96]=[.E1396]+[.C1396]; 1; 0)" office:value-type="float" office:value="1" calcext:value-type="float">
            <text:p>1</text:p>
          </table:table-cell>
          <table:table-cell office:value-type="float" office:value="4.30386400222778" calcext:value-type="float">
            <text:p>4.3038640022</text:p>
          </table:table-cell>
          <table:table-cell office:value-type="float" office:value="0.0012509822845459" calcext:value-type="float">
            <text:p>0.0012509823</text:p>
          </table:table-cell>
          <table:table-cell office:value-type="float" office:value="2.74293303489685" calcext:value-type="float">
            <text:p>2.7429330349</text:p>
          </table:table-cell>
          <table:table-cell office:value-type="float" office:value="1.55967497825623" calcext:value-type="float">
            <text:p>1.5596749783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645756_0_24133172454756692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7]=0;IF([.E13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97]=[.E1397]+[.C1397]; 1; 0)" office:value-type="float" office:value="1" calcext:value-type="float">
            <text:p>1</text:p>
          </table:table-cell>
          <table:table-cell office:value-type="float" office:value="4.36609196662903" calcext:value-type="float">
            <text:p>4.3660919666</text:p>
          </table:table-cell>
          <table:table-cell office:value-type="float" office:value="0.00135397911071777" calcext:value-type="float">
            <text:p>0.0013539791</text:p>
          </table:table-cell>
          <table:table-cell office:value-type="float" office:value="1.64978313446045" calcext:value-type="float">
            <text:p>1.6497831345</text:p>
          </table:table-cell>
          <table:table-cell office:value-type="float" office:value="0.448919057846069" calcext:value-type="float">
            <text:p>0.4489190578</text:p>
          </table:table-cell>
          <table:table-cell office:value-type="float" office:value="2.26603579521179" calcext:value-type="float">
            <text:p>2.26603579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206683_0_24328264202424165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8]=0;IF([.E139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98]=[.E1398]+[.C1398]; 1; 0)" office:value-type="float" office:value="1" calcext:value-type="float">
            <text:p>1</text:p>
          </table:table-cell>
          <table:table-cell office:value-type="float" office:value="1.12757396697998" calcext:value-type="float">
            <text:p>1.127573967</text:p>
          </table:table-cell>
          <table:table-cell office:value-type="float" office:value="0.000843048095703125" calcext:value-type="float">
            <text:p>0.0008430481</text:p>
          </table:table-cell>
          <table:table-cell office:value-type="float" office:value="1.12671804428101" calcext:value-type="float">
            <text:p>1.1267180443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6977373_0_87374398448644921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399]=0;IF([.E13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399]=[.E1399]+[.C1399]; 1; 0)" office:value-type="float" office:value="1" calcext:value-type="float">
            <text:p>1</text:p>
          </table:table-cell>
          <table:table-cell office:value-type="float" office:value="1.11413717269897" calcext:value-type="float">
            <text:p>1.1141371727</text:p>
          </table:table-cell>
          <table:table-cell office:value-type="float" office:value="0.0011138916015625" calcext:value-type="float">
            <text:p>0.0011138916</text:p>
          </table:table-cell>
          <table:table-cell office:value-type="float" office:value="1.11301302909851" calcext:value-type="float">
            <text:p>1.1130130291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371918_137_450839802960123668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00]=0;IF([.E140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00]=[.E1400]+[.C1400]; 1; 0)" office:value-type="float" office:value="1" calcext:value-type="float">
            <text:p>1</text:p>
          </table:table-cell>
          <table:table-cell office:value-type="float" office:value="0.48090386390686" calcext:value-type="float">
            <text:p>0.4809038639</text:p>
          </table:table-cell>
          <table:table-cell office:value-type="float" office:value="0.000939130783081055" calcext:value-type="float">
            <text:p>0.0009391308</text:p>
          </table:table-cell>
          <table:table-cell office:value-type="float" office:value="0.479955911636353" calcext:value-type="float">
            <text:p>0.479955911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673069_0_9360039683622080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01]=0;IF([.E14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01]=[.E1401]+[.C1401]; 1; 0)" office:value-type="float" office:value="1" calcext:value-type="float">
            <text:p>1</text:p>
          </table:table-cell>
          <table:table-cell office:value-type="float" office:value="0.505043029785156" calcext:value-type="float">
            <text:p>0.5050430298</text:p>
          </table:table-cell>
          <table:table-cell office:value-type="float" office:value="0.000792980194091797" calcext:value-type="float">
            <text:p>0.0007929802</text:p>
          </table:table-cell>
          <table:table-cell office:value-type="float" office:value="0.424518823623657" calcext:value-type="float">
            <text:p>0.4245188236</text:p>
          </table:table-cell>
          <table:table-cell office:value-type="float" office:value="0.0797281265258789" calcext:value-type="float">
            <text:p>0.0797281265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822551_0_550559556110818471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02]=0;IF([.E140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02]=[.E1402]+[.C1402]; 1; 0)" office:value-type="float" office:value="0" calcext:value-type="float">
            <text:p>0</text:p>
          </table:table-cell>
          <table:table-cell office:value-type="float" office:value="6.97360396385193" calcext:value-type="float">
            <text:p>6.9736039639</text:p>
          </table:table-cell>
          <table:table-cell office:value-type="float" office:value="0.0020139217376709" calcext:value-type="float">
            <text:p>0.0020139217</text:p>
          </table:table-cell>
          <table:table-cell office:value-type="float" office:value="3.11257410049438" calcext:value-type="float">
            <text:p>3.1125741005</text:p>
          </table:table-cell>
          <table:table-cell office:value-type="float" office:value="0.156089067459106" calcext:value-type="float">
            <text:p>0.1560890675</text:p>
          </table:table-cell>
          <table:table-cell office:value-type="float" office:value="3.70292687416077" calcext:value-type="float">
            <text:p>3.70292687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027702_0_62853258631685117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03]=0;IF([.E140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03]=[.E1403]+[.C1403]; 1; 0)" office:value-type="float" office:value="0" calcext:value-type="float">
            <text:p>0</text:p>
          </table:table-cell>
          <table:table-cell office:value-type="float" office:value="7.01440000534058" calcext:value-type="float">
            <text:p>7.0144000053</text:p>
          </table:table-cell>
          <table:table-cell office:value-type="float" office:value="0.00147700309753418" calcext:value-type="float">
            <text:p>0.0014770031</text:p>
          </table:table-cell>
          <table:table-cell office:value-type="float" office:value="2.13646388053894" calcext:value-type="float">
            <text:p>2.1364638805</text:p>
          </table:table-cell>
          <table:table-cell office:value-type="float" office:value="0.760245084762573" calcext:value-type="float">
            <text:p>0.7602450848</text:p>
          </table:table-cell>
          <table:table-cell office:value-type="float" office:value="4.11621403694153" calcext:value-type="float">
            <text:p>4.1162140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753761_9_473518122851528989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04]=0;IF([.E14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04]=[.E1404]+[.C1404]; 1; 0)" office:value-type="float" office:value="0" calcext:value-type="float">
            <text:p>0</text:p>
          </table:table-cell>
          <table:table-cell office:value-type="float" office:value="2.07700896263123" calcext:value-type="float">
            <text:p>2.0770089626</text:p>
          </table:table-cell>
          <table:table-cell office:value-type="float" office:value="0.00113606452941895" calcext:value-type="float">
            <text:p>0.0011360645</text:p>
          </table:table-cell>
          <table:table-cell office:value-type="float" office:value="2.07585406303406" calcext:value-type="float">
            <text:p>2.075854063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3582294_0_517541367209673579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05]=0;IF([.E14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05]=[.E1405]+[.C1405]; 1; 0)" office:value-type="float" office:value="1" calcext:value-type="float">
            <text:p>1</text:p>
          </table:table-cell>
          <table:table-cell office:value-type="float" office:value="0.538434982299805" calcext:value-type="float">
            <text:p>0.5384349823</text:p>
          </table:table-cell>
          <table:table-cell office:value-type="float" office:value="0.000813007354736328" calcext:value-type="float">
            <text:p>0.0008130074</text:p>
          </table:table-cell>
          <table:table-cell office:value-type="float" office:value="0.451221942901611" calcext:value-type="float">
            <text:p>0.4512219429</text:p>
          </table:table-cell>
          <table:table-cell office:value-type="float" office:value="0.0863969326019287" calcext:value-type="float">
            <text:p>0.086396932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185581_0_9461583835948102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06]=0;IF([.E14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06]=[.E1406]+[.C1406]; 1; 0)" office:value-type="float" office:value="0" calcext:value-type="float">
            <text:p>0</text:p>
          </table:table-cell>
          <table:table-cell office:value-type="float" office:value="1.9074878692627" calcext:value-type="float">
            <text:p>1.9074878693</text:p>
          </table:table-cell>
          <table:table-cell office:value-type="float" office:value="0.00111985206604004" calcext:value-type="float">
            <text:p>0.0011198521</text:p>
          </table:table-cell>
          <table:table-cell office:value-type="float" office:value="1.90634894371033" calcext:value-type="float">
            <text:p>1.9063489437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730374_2_6466796420533616251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07]=0;IF([.E14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07]=[.E1407]+[.C1407]; 1; 0)" office:value-type="float" office:value="0" calcext:value-type="float">
            <text:p>0</text:p>
          </table:table-cell>
          <table:table-cell office:value-type="float" office:value="15.3171770572662" calcext:value-type="float">
            <text:p>15.3171770573</text:p>
          </table:table-cell>
          <table:table-cell office:value-type="float" office:value="0.00220894813537598" calcext:value-type="float">
            <text:p>0.0022089481</text:p>
          </table:table-cell>
          <table:table-cell office:value-type="float" office:value="1.18864393234253" calcext:value-type="float">
            <text:p>1.1886439323</text:p>
          </table:table-cell>
          <table:table-cell office:value-type="float" office:value="0.667940139770508" calcext:value-type="float">
            <text:p>0.6679401398</text:p>
          </table:table-cell>
          <table:table-cell office:value-type="float" office:value="13.4583840370178" calcext:value-type="float">
            <text:p>13.458384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712645_0_16497528106846720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08]=0;IF([.E14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08]=[.E1408]+[.C1408]; 1; 0)" office:value-type="float" office:value="1" calcext:value-type="float">
            <text:p>1</text:p>
          </table:table-cell>
          <table:table-cell office:value-type="float" office:value="2.28402996063232" calcext:value-type="float">
            <text:p>2.2840299606</text:p>
          </table:table-cell>
          <table:table-cell office:value-type="float" office:value="0.000879764556884766" calcext:value-type="float">
            <text:p>0.0008797646</text:p>
          </table:table-cell>
          <table:table-cell office:value-type="float" office:value="1.24213910102844" calcext:value-type="float">
            <text:p>1.242139101</text:p>
          </table:table-cell>
          <table:table-cell office:value-type="float" office:value="1.04100704193115" calcext:value-type="float">
            <text:p>1.0410070419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102169_0_773945479929507281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09]=0;IF([.E14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09]=[.E1409]+[.C1409]; 1; 0)" office:value-type="float" office:value="0" calcext:value-type="float">
            <text:p>0</text:p>
          </table:table-cell>
          <table:table-cell office:value-type="float" office:value="2.55592608451843" calcext:value-type="float">
            <text:p>2.5559260845</text:p>
          </table:table-cell>
          <table:table-cell office:value-type="float" office:value="0.00115203857421875" calcext:value-type="float">
            <text:p>0.0011520386</text:p>
          </table:table-cell>
          <table:table-cell office:value-type="float" office:value="2.55475521087646" calcext:value-type="float">
            <text:p>2.5547552109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340530_0_383276243301056720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10]=0;IF([.E1410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10]=[.E1410]+[.C1410]; 1; 0)" office:value-type="float" office:value="1" calcext:value-type="float">
            <text:p>1</text:p>
          </table:table-cell>
          <table:table-cell office:value-type="float" office:value="33.5254969596863" calcext:value-type="float">
            <text:p>33.5254969597</text:p>
          </table:table-cell>
          <table:table-cell office:value-type="float" office:value="0.00347471237182617" calcext:value-type="float">
            <text:p>0.0034747124</text:p>
          </table:table-cell>
          <table:table-cell office:value-type="float" office:value="2.29868698120117" calcext:value-type="float">
            <text:p>2.2986869812</text:p>
          </table:table-cell>
          <table:table-cell office:value-type="float" office:value="3.06355214118958" calcext:value-type="float">
            <text:p>3.0635521412</text:p>
          </table:table-cell>
          <table:table-cell office:value-type="float" office:value="28.1597831249237" calcext:value-type="float">
            <text:p>28.1597831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44682_0_56521666700564397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1]=0;IF([.E14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11]=[.E1411]+[.C1411]; 1; 0)" office:value-type="float" office:value="1" calcext:value-type="float">
            <text:p>1</text:p>
          </table:table-cell>
          <table:table-cell office:value-type="float" office:value="0.386422872543335" calcext:value-type="float">
            <text:p>0.3864228725</text:p>
          </table:table-cell>
          <table:table-cell office:value-type="float" office:value="0.00171113014221191" calcext:value-type="float">
            <text:p>0.0017111301</text:p>
          </table:table-cell>
          <table:table-cell office:value-type="float" office:value="0.38470196723938" calcext:value-type="float">
            <text:p>0.3847019672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573270_0_222853484077361484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12]=0;IF([.E14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12]=[.E1412]+[.C1412]; 1; 0)" office:value-type="float" office:value="0" calcext:value-type="float">
            <text:p>0</text:p>
          </table:table-cell>
          <table:table-cell office:value-type="float" office:value="23.3247010707855" calcext:value-type="float">
            <text:p>23.3247010708</text:p>
          </table:table-cell>
          <table:table-cell office:value-type="float" office:value="0.00269103050231934" calcext:value-type="float">
            <text:p>0.0026910305</text:p>
          </table:table-cell>
          <table:table-cell office:value-type="float" office:value="3.54761719703674" calcext:value-type="float">
            <text:p>3.547617197</text:p>
          </table:table-cell>
          <table:table-cell office:value-type="float" office:value="1.60767889022827" calcext:value-type="float">
            <text:p>1.6076788902</text:p>
          </table:table-cell>
          <table:table-cell office:value-type="float" office:value="18.1667139530182" calcext:value-type="float">
            <text:p>18.1667139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233553_0_123009996404839877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3]=0;IF([.E14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13]=[.E1413]+[.C1413]; 1; 0)" office:value-type="float" office:value="1" calcext:value-type="float">
            <text:p>1</text:p>
          </table:table-cell>
          <table:table-cell office:value-type="float" office:value="1.41548180580139" calcext:value-type="float">
            <text:p>1.4154818058</text:p>
          </table:table-cell>
          <table:table-cell office:value-type="float" office:value="0.00127267837524414" calcext:value-type="float">
            <text:p>0.0012726784</text:p>
          </table:table-cell>
          <table:table-cell office:value-type="float" office:value="1.41419291496277" calcext:value-type="float">
            <text:p>1.414192915</text:p>
          </table:table-cell>
          <table:table-cell office:value-type="float" office:value="0.0000121593475341797" calcext:value-type="float">
            <text:p>1.21593475341797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41465_0_75701109338352081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14]=0;IF([.E14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14]=[.E1414]+[.C1414]; 1; 0)" office:value-type="float" office:value="0" calcext:value-type="float">
            <text:p>0</text:p>
          </table:table-cell>
          <table:table-cell office:value-type="float" office:value="1.89701414108276" calcext:value-type="float">
            <text:p>1.8970141411</text:p>
          </table:table-cell>
          <table:table-cell office:value-type="float" office:value="0.00114321708679199" calcext:value-type="float">
            <text:p>0.0011432171</text:p>
          </table:table-cell>
          <table:table-cell office:value-type="float" office:value="1.89585185050964" calcext:value-type="float">
            <text:p>1.895851850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981398_6_183818976041036662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5]=0;IF([.E141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15]=[.E1415]+[.C1415]; 1; 0)" office:value-type="float" office:value="1" calcext:value-type="float">
            <text:p>1</text:p>
          </table:table-cell>
          <table:table-cell office:value-type="float" office:value="0.575160980224609" calcext:value-type="float">
            <text:p>0.5751609802</text:p>
          </table:table-cell>
          <table:table-cell office:value-type="float" office:value="0.000936031341552734" calcext:value-type="float">
            <text:p>0.0009360313</text:p>
          </table:table-cell>
          <table:table-cell office:value-type="float" office:value="0.496412992477417" calcext:value-type="float">
            <text:p>0.4964129925</text:p>
          </table:table-cell>
          <table:table-cell office:value-type="float" office:value="0.0778088569641113" calcext:value-type="float">
            <text:p>0.077808857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369896_0_1059174497859379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6]=0;IF([.E14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16]=[.E1416]+[.C1416]; 1; 0)" office:value-type="float" office:value="1" calcext:value-type="float">
            <text:p>1</text:p>
          </table:table-cell>
          <table:table-cell office:value-type="float" office:value="0.74116587638855" calcext:value-type="float">
            <text:p>0.7411658764</text:p>
          </table:table-cell>
          <table:table-cell office:value-type="float" office:value="0.000752925872802734" calcext:value-type="float">
            <text:p>0.0007529259</text:p>
          </table:table-cell>
          <table:table-cell office:value-type="float" office:value="0.408921957015991" calcext:value-type="float">
            <text:p>0.408921957</text:p>
          </table:table-cell>
          <table:table-cell office:value-type="float" office:value="0.0790669918060303" calcext:value-type="float">
            <text:p>0.0790669918</text:p>
          </table:table-cell>
          <table:table-cell office:value-type="float" office:value="0.252424001693726" calcext:value-type="float">
            <text:p>0.2524240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352105_0_803212255611237744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7]=0;IF([.E14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17]=[.E1417]+[.C1417]; 1; 0)" office:value-type="float" office:value="1" calcext:value-type="float">
            <text:p>1</text:p>
          </table:table-cell>
          <table:table-cell office:value-type="float" office:value="3.02242588996887" calcext:value-type="float">
            <text:p>3.02242589</text:p>
          </table:table-cell>
          <table:table-cell office:value-type="float" office:value="0.000865697860717773" calcext:value-type="float">
            <text:p>0.0008656979</text:p>
          </table:table-cell>
          <table:table-cell office:value-type="float" office:value="3.02154803276062" calcext:value-type="float">
            <text:p>3.0215480328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561812_0_70530345638500701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8]=0;IF([.E141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18]=[.E1418]+[.C1418]; 1; 0)" office:value-type="float" office:value="1" calcext:value-type="float">
            <text:p>1</text:p>
          </table:table-cell>
          <table:table-cell office:value-type="float" office:value="0.928653955459595" calcext:value-type="float">
            <text:p>0.9286539555</text:p>
          </table:table-cell>
          <table:table-cell office:value-type="float" office:value="0.00122404098510742" calcext:value-type="float">
            <text:p>0.001224041</text:p>
          </table:table-cell>
          <table:table-cell office:value-type="float" office:value="0.67484712600708" calcext:value-type="float">
            <text:p>0.674847126</text:p>
          </table:table-cell>
          <table:table-cell office:value-type="float" office:value="0.252578973770142" calcext:value-type="float">
            <text:p>0.2525789738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033594_25_34318826453750717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19]=0;IF([.E14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19]=[.E1419]+[.C1419]; 1; 0)" office:value-type="float" office:value="1" calcext:value-type="float">
            <text:p>1</text:p>
          </table:table-cell>
          <table:table-cell office:value-type="float" office:value="2.60398101806641" calcext:value-type="float">
            <text:p>2.6039810181</text:p>
          </table:table-cell>
          <table:table-cell office:value-type="float" office:value="0.00142383575439453" calcext:value-type="float">
            <text:p>0.0014238358</text:p>
          </table:table-cell>
          <table:table-cell office:value-type="float" office:value="1.22424912452698" calcext:value-type="float">
            <text:p>1.2242491245</text:p>
          </table:table-cell>
          <table:table-cell office:value-type="float" office:value="0.0839409828186035" calcext:value-type="float">
            <text:p>0.0839409828</text:p>
          </table:table-cell>
          <table:table-cell office:value-type="float" office:value="1.29436707496643" calcext:value-type="float">
            <text:p>1.294367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128332_0_336334722417989895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0]=0;IF([.E142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20]=[.E1420]+[.C1420]; 1; 0)" office:value-type="float" office:value="1" calcext:value-type="float">
            <text:p>1</text:p>
          </table:table-cell>
          <table:table-cell office:value-type="float" office:value="1.46133017539978" calcext:value-type="float">
            <text:p>1.4613301754</text:p>
          </table:table-cell>
          <table:table-cell office:value-type="float" office:value="0.000692844390869141" calcext:value-type="float">
            <text:p>0.0006928444</text:p>
          </table:table-cell>
          <table:table-cell office:value-type="float" office:value="1.46062612533569" calcext:value-type="float">
            <text:p>1.4606261253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500941_0_52014313064471274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1]=0;IF([.E14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21]=[.E1421]+[.C1421]; 1; 0)" office:value-type="float" office:value="1" calcext:value-type="float">
            <text:p>1</text:p>
          </table:table-cell>
          <table:table-cell office:value-type="float" office:value="0.937055110931396" calcext:value-type="float">
            <text:p>0.9370551109</text:p>
          </table:table-cell>
          <table:table-cell office:value-type="float" office:value="0.000955820083618164" calcext:value-type="float">
            <text:p>0.0009558201</text:p>
          </table:table-cell>
          <table:table-cell office:value-type="float" office:value="0.616594076156616" calcext:value-type="float">
            <text:p>0.6165940762</text:p>
          </table:table-cell>
          <table:table-cell office:value-type="float" office:value="0.319502115249634" calcext:value-type="float">
            <text:p>0.3195021152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904968_0_32334560171369399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2]=0;IF([.E14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22]=[.E1422]+[.C1422]; 1; 0)" office:value-type="float" office:value="1" calcext:value-type="float">
            <text:p>1</text:p>
          </table:table-cell>
          <table:table-cell office:value-type="float" office:value="0.565675020217896" calcext:value-type="float">
            <text:p>0.5656750202</text:p>
          </table:table-cell>
          <table:table-cell office:value-type="float" office:value="0.00113487243652344" calcext:value-type="float">
            <text:p>0.0011348724</text:p>
          </table:table-cell>
          <table:table-cell office:value-type="float" office:value="0.56453013420105" calcext:value-type="float">
            <text:p>0.5645301342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728805_0_33006631472142977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3]=0;IF([.E142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23]=[.E1423]+[.C1423]; 1; 0)" office:value-type="float" office:value="1" calcext:value-type="float">
            <text:p>1</text:p>
          </table:table-cell>
          <table:table-cell office:value-type="float" office:value="2.15160799026489" calcext:value-type="float">
            <text:p>2.1516079903</text:p>
          </table:table-cell>
          <table:table-cell office:value-type="float" office:value="0.0010371208190918" calcext:value-type="float">
            <text:p>0.0010371208</text:p>
          </table:table-cell>
          <table:table-cell office:value-type="float" office:value="1.66738390922546" calcext:value-type="float">
            <text:p>1.6673839092</text:p>
          </table:table-cell>
          <table:table-cell office:value-type="float" office:value="0.483181953430176" calcext:value-type="float">
            <text:p>0.4831819534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337086_0_91783792781703363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24]=0;IF([.E142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24]=[.E1424]+[.C1424]; 1; 0)" office:value-type="float" office:value="1" calcext:value-type="float">
            <text:p>1</text:p>
          </table:table-cell>
          <table:table-cell office:value-type="float" office:value="20.8063609600067" calcext:value-type="float">
            <text:p>20.80636096</text:p>
          </table:table-cell>
          <table:table-cell office:value-type="float" office:value="0.00327110290527344" calcext:value-type="float">
            <text:p>0.0032711029</text:p>
          </table:table-cell>
          <table:table-cell office:value-type="float" office:value="3.13198304176331" calcext:value-type="float">
            <text:p>3.1319830418</text:p>
          </table:table-cell>
          <table:table-cell office:value-type="float" office:value="1.4420268535614" calcext:value-type="float">
            <text:p>1.4420268536</text:p>
          </table:table-cell>
          <table:table-cell office:value-type="float" office:value="16.2290799617767" calcext:value-type="float">
            <text:p>16.2290799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807187_0_63642189939588647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5]=0;IF([.E14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25]=[.E1425]+[.C1425]; 1; 0)" office:value-type="float" office:value="1" calcext:value-type="float">
            <text:p>1</text:p>
          </table:table-cell>
          <table:table-cell office:value-type="float" office:value="1.51508617401123" calcext:value-type="float">
            <text:p>1.515086174</text:p>
          </table:table-cell>
          <table:table-cell office:value-type="float" office:value="0.0014808177947998" calcext:value-type="float">
            <text:p>0.0014808178</text:p>
          </table:table-cell>
          <table:table-cell office:value-type="float" office:value="0.69152307510376" calcext:value-type="float">
            <text:p>0.6915230751</text:p>
          </table:table-cell>
          <table:table-cell office:value-type="float" office:value="0.0786051750183106" calcext:value-type="float">
            <text:p>0.078605175</text:p>
          </table:table-cell>
          <table:table-cell office:value-type="float" office:value="0.74347710609436" calcext:value-type="float">
            <text:p>0.7434771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447212_0_50754533751893626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26]=0;IF([.E14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26]=[.E1426]+[.C1426]; 1; 0)" office:value-type="float" office:value="0" calcext:value-type="float">
            <text:p>0</text:p>
          </table:table-cell>
          <table:table-cell office:value-type="float" office:value="3.09641289710999" calcext:value-type="float">
            <text:p>3.0964128971</text:p>
          </table:table-cell>
          <table:table-cell office:value-type="float" office:value="0.00128388404846191" calcext:value-type="float">
            <text:p>0.001283884</text:p>
          </table:table-cell>
          <table:table-cell office:value-type="float" office:value="3.0951099395752" calcext:value-type="float">
            <text:p>3.095109939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363588_0_85315985763838227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27]=0;IF([.E14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27]=[.E1427]+[.C1427]; 1; 0)" office:value-type="float" office:value="1" calcext:value-type="float">
            <text:p>1</text:p>
          </table:table-cell>
          <table:table-cell office:value-type="float" office:value="4.89783406257629" calcext:value-type="float">
            <text:p>4.8978340626</text:p>
          </table:table-cell>
          <table:table-cell office:value-type="float" office:value="0.000904083251953125" calcext:value-type="float">
            <text:p>0.0009040833</text:p>
          </table:table-cell>
          <table:table-cell office:value-type="float" office:value="4.89690899848938" calcext:value-type="float">
            <text:p>4.8969089985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18371_0_794168202163257125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28]=0;IF([.E14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28]=[.E1428]+[.C1428]; 1; 0)" office:value-type="float" office:value="0" calcext:value-type="float">
            <text:p>0</text:p>
          </table:table-cell>
          <table:table-cell office:value-type="float" office:value="0.487293004989624" calcext:value-type="float">
            <text:p>0.487293005</text:p>
          </table:table-cell>
          <table:table-cell office:value-type="float" office:value="0.0010831356048584" calcext:value-type="float">
            <text:p>0.0010831356</text:p>
          </table:table-cell>
          <table:table-cell office:value-type="float" office:value="0.48620080947876" calcext:value-type="float">
            <text:p>0.486200809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671561_0_6122315295162029872.csv</text:p>
          </table:table-cell>
          <table:table-cell office:value-type="string" calcext:value-type="string">
            <text:p>http://dbpedia.org/property/gen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429]=0;IF([.E14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29]=[.E1429]+[.C1429]; 1; 0)" office:value-type="float" office:value="0" calcext:value-type="float">
            <text:p>0</text:p>
          </table:table-cell>
          <table:table-cell office:value-type="float" office:value="7.36587119102478" calcext:value-type="float">
            <text:p>7.365871191</text:p>
          </table:table-cell>
          <table:table-cell office:value-type="float" office:value="0.00115227699279785" calcext:value-type="float">
            <text:p>0.001152277</text:p>
          </table:table-cell>
          <table:table-cell office:value-type="float" office:value="6.17746996879578" calcext:value-type="float">
            <text:p>6.1774699688</text:p>
          </table:table-cell>
          <table:table-cell office:value-type="float" office:value="0.374028921127319" calcext:value-type="float">
            <text:p>0.3740289211</text:p>
          </table:table-cell>
          <table:table-cell office:value-type="float" office:value="0.813220024108887" calcext:value-type="float">
            <text:p>0.8132200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908190_1_677860215829549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0]=0;IF([.E14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30]=[.E1430]+[.C1430]; 1; 0)" office:value-type="float" office:value="1" calcext:value-type="float">
            <text:p>1</text:p>
          </table:table-cell>
          <table:table-cell office:value-type="float" office:value="0.781584024429321" calcext:value-type="float">
            <text:p>0.7815840244</text:p>
          </table:table-cell>
          <table:table-cell office:value-type="float" office:value="0.000834941864013672" calcext:value-type="float">
            <text:p>0.0008349419</text:p>
          </table:table-cell>
          <table:table-cell office:value-type="float" office:value="0.681977987289429" calcext:value-type="float">
            <text:p>0.6819779873</text:p>
          </table:table-cell>
          <table:table-cell office:value-type="float" office:value="0.0987670421600342" calcext:value-type="float">
            <text:p>0.0987670422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237185_1_3636357855502246981.csv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431]=0;IF([.E14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31]=[.E1431]+[.C1431]; 1; 0)" office:value-type="float" office:value="0" calcext:value-type="float">
            <text:p>0</text:p>
          </table:table-cell>
          <table:table-cell office:value-type="float" office:value="11.6566169261932" calcext:value-type="float">
            <text:p>11.6566169262</text:p>
          </table:table-cell>
          <table:table-cell office:value-type="float" office:value="0.00152683258056641" calcext:value-type="float">
            <text:p>0.0015268326</text:p>
          </table:table-cell>
          <table:table-cell office:value-type="float" office:value="3.53279995918274" calcext:value-type="float">
            <text:p>3.5327999592</text:p>
          </table:table-cell>
          <table:table-cell office:value-type="float" office:value="0.810526132583618" calcext:value-type="float">
            <text:p>0.8105261326</text:p>
          </table:table-cell>
          <table:table-cell office:value-type="float" office:value="7.31176400184631" calcext:value-type="float">
            <text:p>7.3117640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60056_3_25129890984095442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2]=0;IF([.E143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32]=[.E1432]+[.C1432]; 1; 0)" office:value-type="float" office:value="1" calcext:value-type="float">
            <text:p>1</text:p>
          </table:table-cell>
          <table:table-cell office:value-type="float" office:value="12.8757829666138" calcext:value-type="float">
            <text:p>12.8757829666</text:p>
          </table:table-cell>
          <table:table-cell office:value-type="float" office:value="0.00243020057678223" calcext:value-type="float">
            <text:p>0.0024302006</text:p>
          </table:table-cell>
          <table:table-cell office:value-type="float" office:value="3.23650193214416" calcext:value-type="float">
            <text:p>3.2365019321</text:p>
          </table:table-cell>
          <table:table-cell office:value-type="float" office:value="1.31313800811768" calcext:value-type="float">
            <text:p>1.3131380081</text:p>
          </table:table-cell>
          <table:table-cell office:value-type="float" office:value="8.32371282577515" calcext:value-type="float">
            <text:p>8.3237128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133296_0_183502554168684384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33]=0;IF([.E143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33]=[.E1433]+[.C1433]; 1; 0)" office:value-type="float" office:value="0" calcext:value-type="float">
            <text:p>0</text:p>
          </table:table-cell>
          <table:table-cell office:value-type="float" office:value="0.999093055725098" calcext:value-type="float">
            <text:p>0.9990930557</text:p>
          </table:table-cell>
          <table:table-cell office:value-type="float" office:value="0.00117182731628418" calcext:value-type="float">
            <text:p>0.0011718273</text:p>
          </table:table-cell>
          <table:table-cell office:value-type="float" office:value="0.997908115386963" calcext:value-type="float">
            <text:p>0.9979081154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626303_0_26637220966408764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4]=0;IF([.E14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34]=[.E1434]+[.C1434]; 1; 0)" office:value-type="float" office:value="1" calcext:value-type="float">
            <text:p>1</text:p>
          </table:table-cell>
          <table:table-cell office:value-type="float" office:value="4.93379402160645" calcext:value-type="float">
            <text:p>4.9337940216</text:p>
          </table:table-cell>
          <table:table-cell office:value-type="float" office:value="0.00149631500244141" calcext:value-type="float">
            <text:p>0.001496315</text:p>
          </table:table-cell>
          <table:table-cell office:value-type="float" office:value="3.15132880210876" calcext:value-type="float">
            <text:p>3.1513288021</text:p>
          </table:table-cell>
          <table:table-cell office:value-type="float" office:value="1.78096389770508" calcext:value-type="float">
            <text:p>1.7809638977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881233_4_90287813085494568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5]=0;IF([.E14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35]=[.E1435]+[.C1435]; 1; 0)" office:value-type="float" office:value="1" calcext:value-type="float">
            <text:p>1</text:p>
          </table:table-cell>
          <table:table-cell office:value-type="float" office:value="0.413922786712647" calcext:value-type="float">
            <text:p>0.4139227867</text:p>
          </table:table-cell>
          <table:table-cell office:value-type="float" office:value="0.000640153884887695" calcext:value-type="float">
            <text:p>0.0006401539</text:p>
          </table:table-cell>
          <table:table-cell office:value-type="float" office:value="0.413274765014648" calcext:value-type="float">
            <text:p>0.41327476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637179_1_629916829655710437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6]=0;IF([.E14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36]=[.E1436]+[.C1436]; 1; 0)" office:value-type="float" office:value="1" calcext:value-type="float">
            <text:p>1</text:p>
          </table:table-cell>
          <table:table-cell office:value-type="float" office:value="0.561691999435425" calcext:value-type="float">
            <text:p>0.5616919994</text:p>
          </table:table-cell>
          <table:table-cell office:value-type="float" office:value="0.000938177108764648" calcext:value-type="float">
            <text:p>0.0009381771</text:p>
          </table:table-cell>
          <table:table-cell office:value-type="float" office:value="0.386977910995483" calcext:value-type="float">
            <text:p>0.386977911</text:p>
          </table:table-cell>
          <table:table-cell office:value-type="float" office:value="0.173773050308228" calcext:value-type="float">
            <text:p>0.1737730503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643183_0_81131775992079783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7]=0;IF([.E14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37]=[.E1437]+[.C1437]; 1; 0)" office:value-type="float" office:value="1" calcext:value-type="float">
            <text:p>1</text:p>
          </table:table-cell>
          <table:table-cell office:value-type="float" office:value="0.616873979568481" calcext:value-type="float">
            <text:p>0.6168739796</text:p>
          </table:table-cell>
          <table:table-cell office:value-type="float" office:value="0.00063776969909668" calcext:value-type="float">
            <text:p>0.0006377697</text:p>
          </table:table-cell>
          <table:table-cell office:value-type="float" office:value="0.616227149963379" calcext:value-type="float">
            <text:p>0.6162271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158951_0_40704239498151806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8]=0;IF([.E143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38]=[.E1438]+[.C1438]; 1; 0)" office:value-type="float" office:value="1" calcext:value-type="float">
            <text:p>1</text:p>
          </table:table-cell>
          <table:table-cell office:value-type="float" office:value="1.39847993850708" calcext:value-type="float">
            <text:p>1.3984799385</text:p>
          </table:table-cell>
          <table:table-cell office:value-type="float" office:value="0.00110006332397461" calcext:value-type="float">
            <text:p>0.0011000633</text:p>
          </table:table-cell>
          <table:table-cell office:value-type="float" office:value="1.39736890792847" calcext:value-type="float">
            <text:p>1.3973689079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401792_3_14341669246389126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39]=0;IF([.E14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39]=[.E1439]+[.C1439]; 1; 0)" office:value-type="float" office:value="1" calcext:value-type="float">
            <text:p>1</text:p>
          </table:table-cell>
          <table:table-cell office:value-type="float" office:value="5.63353800773621" calcext:value-type="float">
            <text:p>5.6335380077</text:p>
          </table:table-cell>
          <table:table-cell office:value-type="float" office:value="0.00161004066467285" calcext:value-type="float">
            <text:p>0.0016100407</text:p>
          </table:table-cell>
          <table:table-cell office:value-type="float" office:value="1.15601897239685" calcext:value-type="float">
            <text:p>1.1560189724</text:p>
          </table:table-cell>
          <table:table-cell office:value-type="float" office:value="0.580742120742798" calcext:value-type="float">
            <text:p>0.5807421207</text:p>
          </table:table-cell>
          <table:table-cell office:value-type="float" office:value="3.89516687393188" calcext:value-type="float">
            <text:p>3.89516687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674610_0_63183370520096921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0]=0;IF([.E144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40]=[.E1440]+[.C1440]; 1; 0)" office:value-type="float" office:value="1" calcext:value-type="float">
            <text:p>1</text:p>
          </table:table-cell>
          <table:table-cell office:value-type="float" office:value="1.60295486450195" calcext:value-type="float">
            <text:p>1.6029548645</text:p>
          </table:table-cell>
          <table:table-cell office:value-type="float" office:value="0.000651121139526367" calcext:value-type="float">
            <text:p>0.0006511211</text:p>
          </table:table-cell>
          <table:table-cell office:value-type="float" office:value="1.60229182243347" calcext:value-type="float">
            <text:p>1.6022918224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596746_1_694535610771387180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41]=0;IF([.E1441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441]=[.E1441]+[.C1441]; 1; 0)" office:value-type="float" office:value="1" calcext:value-type="float">
            <text:p>1</text:p>
          </table:table-cell>
          <table:table-cell office:value-type="float" office:value="26.8370039463043" calcext:value-type="float">
            <text:p>26.8370039463</text:p>
          </table:table-cell>
          <table:table-cell office:value-type="float" office:value="0.00356626510620117" calcext:value-type="float">
            <text:p>0.0035662651</text:p>
          </table:table-cell>
          <table:table-cell office:value-type="float" office:value="3.49111890792847" calcext:value-type="float">
            <text:p>3.4911189079</text:p>
          </table:table-cell>
          <table:table-cell office:value-type="float" office:value="2.02407193183899" calcext:value-type="float">
            <text:p>2.0240719318</text:p>
          </table:table-cell>
          <table:table-cell office:value-type="float" office:value="21.3182468414307" calcext:value-type="float">
            <text:p>21.3182468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794512_0_675416122506384835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2]=0;IF([.E14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42]=[.E1442]+[.C1442]; 1; 0)" office:value-type="float" office:value="1" calcext:value-type="float">
            <text:p>1</text:p>
          </table:table-cell>
          <table:table-cell office:value-type="float" office:value="1.12535405158997" calcext:value-type="float">
            <text:p>1.1253540516</text:p>
          </table:table-cell>
          <table:table-cell office:value-type="float" office:value="0.00108909606933594" calcext:value-type="float">
            <text:p>0.0010890961</text:p>
          </table:table-cell>
          <table:table-cell office:value-type="float" office:value="1.12425303459167" calcext:value-type="float">
            <text:p>1.1242530346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85113_0_95603118913667574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43]=0;IF([.E14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43]=[.E1443]+[.C1443]; 1; 0)" office:value-type="float" office:value="0" calcext:value-type="float">
            <text:p>0</text:p>
          </table:table-cell>
          <table:table-cell office:value-type="float" office:value="0.570800065994263" calcext:value-type="float">
            <text:p>0.570800066</text:p>
          </table:table-cell>
          <table:table-cell office:value-type="float" office:value="0.000691890716552734" calcext:value-type="float">
            <text:p>0.0006918907</text:p>
          </table:table-cell>
          <table:table-cell office:value-type="float" office:value="0.570099115371704" calcext:value-type="float">
            <text:p>0.5700991154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839808_0_569561732370168465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4]=0;IF([.E14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44]=[.E1444]+[.C1444]; 1; 0)" office:value-type="float" office:value="1" calcext:value-type="float">
            <text:p>1</text:p>
          </table:table-cell>
          <table:table-cell office:value-type="float" office:value="0.595682144165039" calcext:value-type="float">
            <text:p>0.5956821442</text:p>
          </table:table-cell>
          <table:table-cell office:value-type="float" office:value="0.000894069671630859" calcext:value-type="float">
            <text:p>0.0008940697</text:p>
          </table:table-cell>
          <table:table-cell office:value-type="float" office:value="0.594776153564453" calcext:value-type="float">
            <text:p>0.5947761536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670672_0_1518692127454246954.csv</text:p>
          </table:table-cell>
          <table:table-cell office:value-type="string" calcext:value-type="string">
            <text:p>http://dbpedia.org/ontology/currenc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D1445]=0;IF([.E1445]=0; 1; 0); 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G1445]=[.E1445]+[.C1445]; 1; 0)" office:value-type="float" office:value="1" calcext:value-type="float">
            <text:p>1</text:p>
          </table:table-cell>
          <table:table-cell office:value-type="float" office:value="20.444748878479" calcext:value-type="float">
            <text:p>20.4447488785</text:p>
          </table:table-cell>
          <table:table-cell office:value-type="float" office:value="0.00409173965454102" calcext:value-type="float">
            <text:p>0.0040917397</text:p>
          </table:table-cell>
          <table:table-cell office:value-type="float" office:value="3.00243401527405" calcext:value-type="float">
            <text:p>3.0024340153</text:p>
          </table:table-cell>
          <table:table-cell office:value-type="float" office:value="1.67379713058472" calcext:value-type="float">
            <text:p>1.6737971306</text:p>
          </table:table-cell>
          <table:table-cell office:value-type="float" office:value="15.7644259929657" calcext:value-type="float">
            <text:p>15.7644259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223460_0_83232534571196885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6]=0;IF([.E14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46]=[.E1446]+[.C1446]; 1; 0)" office:value-type="float" office:value="1" calcext:value-type="float">
            <text:p>1</text:p>
          </table:table-cell>
          <table:table-cell office:value-type="float" office:value="1.36888098716736" calcext:value-type="float">
            <text:p>1.3688809872</text:p>
          </table:table-cell>
          <table:table-cell office:value-type="float" office:value="0.00126171112060547" calcext:value-type="float">
            <text:p>0.0012617111</text:p>
          </table:table-cell>
          <table:table-cell office:value-type="float" office:value="1.36760711669922" calcext:value-type="float">
            <text:p>1.3676071167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164105_0_670854460422649961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7]=0;IF([.E14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47]=[.E1447]+[.C1447]; 1; 0)" office:value-type="float" office:value="1" calcext:value-type="float">
            <text:p>1</text:p>
          </table:table-cell>
          <table:table-cell office:value-type="float" office:value="0.999389886856079" calcext:value-type="float">
            <text:p>0.9993898869</text:p>
          </table:table-cell>
          <table:table-cell office:value-type="float" office:value="0.000639915466308594" calcext:value-type="float">
            <text:p>0.0006399155</text:p>
          </table:table-cell>
          <table:table-cell office:value-type="float" office:value="0.998739957809448" calcext:value-type="float">
            <text:p>0.9987399578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143419_0_82218759166569037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8]=0;IF([.E14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48]=[.E1448]+[.C1448]; 1; 0)" office:value-type="float" office:value="1" calcext:value-type="float">
            <text:p>1</text:p>
          </table:table-cell>
          <table:table-cell office:value-type="float" office:value="2.3047890663147" calcext:value-type="float">
            <text:p>2.3047890663</text:p>
          </table:table-cell>
          <table:table-cell office:value-type="float" office:value="0.00126814842224121" calcext:value-type="float">
            <text:p>0.0012681484</text:p>
          </table:table-cell>
          <table:table-cell office:value-type="float" office:value="2.19133996963501" calcext:value-type="float">
            <text:p>2.1913399696</text:p>
          </table:table-cell>
          <table:table-cell office:value-type="float" office:value="0.112175941467285" calcext:value-type="float">
            <text:p>0.112175941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745449_0_273652267196195543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49]=0;IF([.E14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49]=[.E1449]+[.C1449]; 1; 0)" office:value-type="float" office:value="1" calcext:value-type="float">
            <text:p>1</text:p>
          </table:table-cell>
          <table:table-cell office:value-type="float" office:value="3.17816281318665" calcext:value-type="float">
            <text:p>3.1781628132</text:p>
          </table:table-cell>
          <table:table-cell office:value-type="float" office:value="0.000995159149169922" calcext:value-type="float">
            <text:p>0.0009951591</text:p>
          </table:table-cell>
          <table:table-cell office:value-type="float" office:value="3.05951380729675" calcext:value-type="float">
            <text:p>3.0595138073</text:p>
          </table:table-cell>
          <table:table-cell office:value-type="float" office:value="0.117648839950562" calcext:value-type="float">
            <text:p>0.11764884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166286_0_18374392315998987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50]=0;IF([.E145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50]=[.E1450]+[.C1450]; 1; 0)" office:value-type="float" office:value="1" calcext:value-type="float">
            <text:p>1</text:p>
          </table:table-cell>
          <table:table-cell office:value-type="float" office:value="9.07022500038147" calcext:value-type="float">
            <text:p>9.0702250004</text:p>
          </table:table-cell>
          <table:table-cell office:value-type="float" office:value="0.00112605094909668" calcext:value-type="float">
            <text:p>0.0011260509</text:p>
          </table:table-cell>
          <table:table-cell office:value-type="float" office:value="9.06907987594605" calcext:value-type="float">
            <text:p>9.0690798759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886325_0_144817391268457147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51]=0;IF([.E145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51]=[.E1451]+[.C1451]; 1; 0)" office:value-type="float" office:value="0" calcext:value-type="float">
            <text:p>0</text:p>
          </table:table-cell>
          <table:table-cell office:value-type="float" office:value="2.13231587409973" calcext:value-type="float">
            <text:p>2.1323158741</text:p>
          </table:table-cell>
          <table:table-cell office:value-type="float" office:value="0.00128793716430664" calcext:value-type="float">
            <text:p>0.0012879372</text:p>
          </table:table-cell>
          <table:table-cell office:value-type="float" office:value="2.1310088634491" calcext:value-type="float">
            <text:p>2.1310088634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073331_0_2742992342272078110.csv</text:p>
          </table:table-cell>
          <table:table-cell office:value-type="string" calcext:value-type="string">
            <text:p>http://www.w3.org/ns/prov#wasDerivedF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452]=0;IF([.E14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52]=[.E1452]+[.C1452]; 1; 0)" office:value-type="float" office:value="1" calcext:value-type="float">
            <text:p>1</text:p>
          </table:table-cell>
          <table:table-cell office:value-type="float" office:value="6.29525303840637" calcext:value-type="float">
            <text:p>6.2952530384</text:p>
          </table:table-cell>
          <table:table-cell office:value-type="float" office:value="0.00118494033813477" calcext:value-type="float">
            <text:p>0.0011849403</text:p>
          </table:table-cell>
          <table:table-cell office:value-type="float" office:value="1.91296410560608" calcext:value-type="float">
            <text:p>1.9129641056</text:p>
          </table:table-cell>
          <table:table-cell office:value-type="float" office:value="0.680974006652832" calcext:value-type="float">
            <text:p>0.6809740067</text:p>
          </table:table-cell>
          <table:table-cell office:value-type="float" office:value="3.70012998580933" calcext:value-type="float">
            <text:p>3.7001299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596242_0_431893865792686459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53]=0;IF([.E14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53]=[.E1453]+[.C1453]; 1; 0)" office:value-type="float" office:value="0" calcext:value-type="float">
            <text:p>0</text:p>
          </table:table-cell>
          <table:table-cell office:value-type="float" office:value="0.664269924163818" calcext:value-type="float">
            <text:p>0.6642699242</text:p>
          </table:table-cell>
          <table:table-cell office:value-type="float" office:value="0.00105690956115723" calcext:value-type="float">
            <text:p>0.0010569096</text:p>
          </table:table-cell>
          <table:table-cell office:value-type="float" office:value="0.663203001022339" calcext:value-type="float">
            <text:p>0.66320300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739978_0_145714625596107715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54]=0;IF([.E14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54]=[.E1454]+[.C1454]; 1; 0)" office:value-type="float" office:value="1" calcext:value-type="float">
            <text:p>1</text:p>
          </table:table-cell>
          <table:table-cell office:value-type="float" office:value="1.31614780426025" calcext:value-type="float">
            <text:p>1.3161478043</text:p>
          </table:table-cell>
          <table:table-cell office:value-type="float" office:value="0.00276970863342285" calcext:value-type="float">
            <text:p>0.0027697086</text:p>
          </table:table-cell>
          <table:table-cell office:value-type="float" office:value="1.31336498260498" calcext:value-type="float">
            <text:p>1.3133649826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134611_4_15013758600670125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55]=0;IF([.E14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55]=[.E1455]+[.C1455]; 1; 0)" office:value-type="float" office:value="1" calcext:value-type="float">
            <text:p>1</text:p>
          </table:table-cell>
          <table:table-cell office:value-type="float" office:value="1.49407005310059" calcext:value-type="float">
            <text:p>1.4940700531</text:p>
          </table:table-cell>
          <table:table-cell office:value-type="float" office:value="0.00115394592285156" calcext:value-type="float">
            <text:p>0.0011539459</text:p>
          </table:table-cell>
          <table:table-cell office:value-type="float" office:value="1.49290108680725" calcext:value-type="float">
            <text:p>1.4929010868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5246824_0_9306135409169899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56]=0;IF([.E14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56]=[.E1456]+[.C1456]; 1; 0)" office:value-type="float" office:value="1" calcext:value-type="float">
            <text:p>1</text:p>
          </table:table-cell>
          <table:table-cell office:value-type="float" office:value="1.93678092956543" calcext:value-type="float">
            <text:p>1.9367809296</text:p>
          </table:table-cell>
          <table:table-cell office:value-type="float" office:value="0.00124382972717285" calcext:value-type="float">
            <text:p>0.0012438297</text:p>
          </table:table-cell>
          <table:table-cell office:value-type="float" office:value="1.46703910827637" calcext:value-type="float">
            <text:p>1.4670391083</text:p>
          </table:table-cell>
          <table:table-cell office:value-type="float" office:value="0.468494892120361" calcext:value-type="float">
            <text:p>0.4684948921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628445_0_434592820073770409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57]=0;IF([.E14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57]=[.E1457]+[.C1457]; 1; 0)" office:value-type="float" office:value="1" calcext:value-type="float">
            <text:p>1</text:p>
          </table:table-cell>
          <table:table-cell office:value-type="float" office:value="2.91664099693298" calcext:value-type="float">
            <text:p>2.9166409969</text:p>
          </table:table-cell>
          <table:table-cell office:value-type="float" office:value="0.00113892555236816" calcext:value-type="float">
            <text:p>0.0011389256</text:p>
          </table:table-cell>
          <table:table-cell office:value-type="float" office:value="2.91548204421997" calcext:value-type="float">
            <text:p>2.915482044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796471_0_14468867873775169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58]=0;IF([.E14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58]=[.E1458]+[.C1458]; 1; 0)" office:value-type="float" office:value="1" calcext:value-type="float">
            <text:p>1</text:p>
          </table:table-cell>
          <table:table-cell office:value-type="float" office:value="0.998443841934204" calcext:value-type="float">
            <text:p>0.9984438419</text:p>
          </table:table-cell>
          <table:table-cell office:value-type="float" office:value="0.000814676284790039" calcext:value-type="float">
            <text:p>0.0008146763</text:p>
          </table:table-cell>
          <table:table-cell office:value-type="float" office:value="0.99761700630188" calcext:value-type="float">
            <text:p>0.9976170063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240404_12_92046006077537071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59]=0;IF([.E145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59]=[.E1459]+[.C1459]; 1; 0)" office:value-type="float" office:value="0" calcext:value-type="float">
            <text:p>0</text:p>
          </table:table-cell>
          <table:table-cell office:value-type="float" office:value="2.385901927948" calcext:value-type="float">
            <text:p>2.3859019279</text:p>
          </table:table-cell>
          <table:table-cell office:value-type="float" office:value="0.00148272514343262" calcext:value-type="float">
            <text:p>0.0014827251</text:p>
          </table:table-cell>
          <table:table-cell office:value-type="float" office:value="2.38439798355103" calcext:value-type="float">
            <text:p>2.384397983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619888305664063" calcext:value-type="float">
            <text:p>6.19888305664063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613352_0_343748384186743879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60]=0;IF([.E14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60]=[.E1460]+[.C1460]; 1; 0)" office:value-type="float" office:value="0" calcext:value-type="float">
            <text:p>0</text:p>
          </table:table-cell>
          <table:table-cell office:value-type="float" office:value="2.4058678150177" calcext:value-type="float">
            <text:p>2.405867815</text:p>
          </table:table-cell>
          <table:table-cell office:value-type="float" office:value="0.00146102905273438" calcext:value-type="float">
            <text:p>0.0014610291</text:p>
          </table:table-cell>
          <table:table-cell office:value-type="float" office:value="1.70815682411194" calcext:value-type="float">
            <text:p>1.7081568241</text:p>
          </table:table-cell>
          <table:table-cell office:value-type="float" office:value="0.221395969390869" calcext:value-type="float">
            <text:p>0.2213959694</text:p>
          </table:table-cell>
          <table:table-cell office:value-type="float" office:value="0.474853992462158" calcext:value-type="float">
            <text:p>0.4748539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35538_0_6038517566893245428.csv</text:p>
          </table:table-cell>
          <table:table-cell office:value-type="string" calcext:value-type="string">
            <text:p>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461]=0;IF([.E146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61]=[.E1461]+[.C1461]; 1; 0)" office:value-type="float" office:value="0" calcext:value-type="float">
            <text:p>0</text:p>
          </table:table-cell>
          <table:table-cell office:value-type="float" office:value="6.25287485122681" calcext:value-type="float">
            <text:p>6.2528748512</text:p>
          </table:table-cell>
          <table:table-cell office:value-type="float" office:value="0.000812053680419922" calcext:value-type="float">
            <text:p>0.0008120537</text:p>
          </table:table-cell>
          <table:table-cell office:value-type="float" office:value="2.19138288497925" calcext:value-type="float">
            <text:p>2.191382885</text:p>
          </table:table-cell>
          <table:table-cell office:value-type="float" office:value="1.08551788330078" calcext:value-type="float">
            <text:p>1.0855178833</text:p>
          </table:table-cell>
          <table:table-cell office:value-type="float" office:value="2.97516202926636" calcext:value-type="float">
            <text:p>2.97516202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2056_42_15614441807601014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2]=0;IF([.E14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62]=[.E1462]+[.C1462]; 1; 0)" office:value-type="float" office:value="1" calcext:value-type="float">
            <text:p>1</text:p>
          </table:table-cell>
          <table:table-cell office:value-type="float" office:value="0.355378866195679" calcext:value-type="float">
            <text:p>0.3553788662</text:p>
          </table:table-cell>
          <table:table-cell office:value-type="float" office:value="0.000625133514404297" calcext:value-type="float">
            <text:p>0.0006251335</text:p>
          </table:table-cell>
          <table:table-cell office:value-type="float" office:value="0.354745864868164" calcext:value-type="float">
            <text:p>0.3547458649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395751_3_369722706637560735.csv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463]=0;IF([.E146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63]=[.E1463]+[.C1463]; 1; 0)" office:value-type="float" office:value="0" calcext:value-type="float">
            <text:p>0</text:p>
          </table:table-cell>
          <table:table-cell office:value-type="float" office:value="11.8117461204529" calcext:value-type="float">
            <text:p>11.8117461205</text:p>
          </table:table-cell>
          <table:table-cell office:value-type="float" office:value="0.00105619430541992" calcext:value-type="float">
            <text:p>0.0010561943</text:p>
          </table:table-cell>
          <table:table-cell office:value-type="float" office:value="3.84911513328552" calcext:value-type="float">
            <text:p>3.8491151333</text:p>
          </table:table-cell>
          <table:table-cell office:value-type="float" office:value="0.783344984054565" calcext:value-type="float">
            <text:p>0.7833449841</text:p>
          </table:table-cell>
          <table:table-cell office:value-type="float" office:value="7.17822980880737" calcext:value-type="float">
            <text:p>7.17822980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948496_0_23117662743004453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4]=0;IF([.E14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64]=[.E1464]+[.C1464]; 1; 0)" office:value-type="float" office:value="1" calcext:value-type="float">
            <text:p>1</text:p>
          </table:table-cell>
          <table:table-cell office:value-type="float" office:value="0.650667905807495" calcext:value-type="float">
            <text:p>0.6506679058</text:p>
          </table:table-cell>
          <table:table-cell office:value-type="float" office:value="0.000653982162475586" calcext:value-type="float">
            <text:p>0.0006539822</text:p>
          </table:table-cell>
          <table:table-cell office:value-type="float" office:value="0.650004863739014" calcext:value-type="float">
            <text:p>0.650004863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029311_0_68095933540007174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5]=0;IF([.E14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65]=[.E1465]+[.C1465]; 1; 0)" office:value-type="float" office:value="1" calcext:value-type="float">
            <text:p>1</text:p>
          </table:table-cell>
          <table:table-cell office:value-type="float" office:value="1.86508798599243" calcext:value-type="float">
            <text:p>1.865087986</text:p>
          </table:table-cell>
          <table:table-cell office:value-type="float" office:value="0.000929594039916992" calcext:value-type="float">
            <text:p>0.000929594</text:p>
          </table:table-cell>
          <table:table-cell office:value-type="float" office:value="1.76949119567871" calcext:value-type="float">
            <text:p>1.7694911957</text:p>
          </table:table-cell>
          <table:table-cell office:value-type="float" office:value="0.094663143157959" calcext:value-type="float">
            <text:p>0.0946631432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688924_1_413796504658355791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66]=0;IF([.E146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66]=[.E1466]+[.C1466]; 1; 0)" office:value-type="float" office:value="0" calcext:value-type="float">
            <text:p>0</text:p>
          </table:table-cell>
          <table:table-cell office:value-type="float" office:value="1.78643798828125" calcext:value-type="float">
            <text:p>1.7864379883</text:p>
          </table:table-cell>
          <table:table-cell office:value-type="float" office:value="0.000679969787597656" calcext:value-type="float">
            <text:p>0.0006799698</text:p>
          </table:table-cell>
          <table:table-cell office:value-type="float" office:value="1.78574299812317" calcext:value-type="float">
            <text:p>1.7857429981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196941_0_71057157301143166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7]=0;IF([.E14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67]=[.E1467]+[.C1467]; 1; 0)" office:value-type="float" office:value="1" calcext:value-type="float">
            <text:p>1</text:p>
          </table:table-cell>
          <table:table-cell office:value-type="float" office:value="0.890306949615479" calcext:value-type="float">
            <text:p>0.8903069496</text:p>
          </table:table-cell>
          <table:table-cell office:value-type="float" office:value="0.000638961791992188" calcext:value-type="float">
            <text:p>0.0006389618</text:p>
          </table:table-cell>
          <table:table-cell office:value-type="float" office:value="0.889656782150269" calcext:value-type="float">
            <text:p>0.8896567822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810368_0_633239642459158344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68]=0;IF([.E14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68]=[.E1468]+[.C1468]; 1; 0)" office:value-type="float" office:value="0" calcext:value-type="float">
            <text:p>0</text:p>
          </table:table-cell>
          <table:table-cell office:value-type="float" office:value="2.55873894691467" calcext:value-type="float">
            <text:p>2.5587389469</text:p>
          </table:table-cell>
          <table:table-cell office:value-type="float" office:value="0.00125789642333984" calcext:value-type="float">
            <text:p>0.0012578964</text:p>
          </table:table-cell>
          <table:table-cell office:value-type="float" office:value="2.55746102333069" calcext:value-type="float">
            <text:p>2.557461023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4953596_6_1474417321227704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69]=0;IF([.E14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69]=[.E1469]+[.C1469]; 1; 0)" office:value-type="float" office:value="1" calcext:value-type="float">
            <text:p>1</text:p>
          </table:table-cell>
          <table:table-cell office:value-type="float" office:value="0.450250864028931" calcext:value-type="float">
            <text:p>0.450250864</text:p>
          </table:table-cell>
          <table:table-cell office:value-type="float" office:value="0.000687122344970703" calcext:value-type="float">
            <text:p>0.0006871223</text:p>
          </table:table-cell>
          <table:table-cell office:value-type="float" office:value="0.44955587387085" calcext:value-type="float">
            <text:p>0.4495558739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533669_1_746303703905923982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70]=0;IF([.E14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70]=[.E1470]+[.C1470]; 1; 0)" office:value-type="float" office:value="0" calcext:value-type="float">
            <text:p>0</text:p>
          </table:table-cell>
          <table:table-cell office:value-type="float" office:value="1.00789403915405" calcext:value-type="float">
            <text:p>1.0078940392</text:p>
          </table:table-cell>
          <table:table-cell office:value-type="float" office:value="0.000793218612670898" calcext:value-type="float">
            <text:p>0.0007932186</text:p>
          </table:table-cell>
          <table:table-cell office:value-type="float" office:value="1.00709080696106" calcext:value-type="float">
            <text:p>1.007090807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48515_0_804725237336866672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71]=0;IF([.E147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71]=[.E1471]+[.C1471]; 1; 0)" office:value-type="float" office:value="0" calcext:value-type="float">
            <text:p>0</text:p>
          </table:table-cell>
          <table:table-cell office:value-type="float" office:value="1.35722398757935" calcext:value-type="float">
            <text:p>1.3572239876</text:p>
          </table:table-cell>
          <table:table-cell office:value-type="float" office:value="0.000962018966674805" calcext:value-type="float">
            <text:p>0.000962019</text:p>
          </table:table-cell>
          <table:table-cell office:value-type="float" office:value="1.35625004768372" calcext:value-type="float">
            <text:p>1.3562500477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588006_0_69653252154436833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72]=0;IF([.E147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72]=[.E1472]+[.C1472]; 1; 0)" office:value-type="float" office:value="1" calcext:value-type="float">
            <text:p>1</text:p>
          </table:table-cell>
          <table:table-cell office:value-type="float" office:value="3.7967689037323" calcext:value-type="float">
            <text:p>3.7967689037</text:p>
          </table:table-cell>
          <table:table-cell office:value-type="float" office:value="0.000833034515380859" calcext:value-type="float">
            <text:p>0.0008330345</text:p>
          </table:table-cell>
          <table:table-cell office:value-type="float" office:value="3.79591584205627" calcext:value-type="float">
            <text:p>3.795915842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984879_0_1168600932590228694.csv</text:p>
          </table:table-cell>
          <table:table-cell office:value-type="string" calcext:value-type="string">
            <text:p>http://dbpedia.org/ontology/wikiPageExternalLink|http://purl.org/voc/vrank#hasRa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473]=0;IF([.E14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73]=[.E1473]+[.C1473]; 1; 0)" office:value-type="float" office:value="1" calcext:value-type="float">
            <text:p>1</text:p>
          </table:table-cell>
          <table:table-cell office:value-type="float" office:value="13.9717268943787" calcext:value-type="float">
            <text:p>13.9717268944</text:p>
          </table:table-cell>
          <table:table-cell office:value-type="float" office:value="0.0030670166015625" calcext:value-type="float">
            <text:p>0.0030670166</text:p>
          </table:table-cell>
          <table:table-cell office:value-type="float" office:value="1.5797278881073" calcext:value-type="float">
            <text:p>1.5797278881</text:p>
          </table:table-cell>
          <table:table-cell office:value-type="float" office:value="0.596580982208252" calcext:value-type="float">
            <text:p>0.5965809822</text:p>
          </table:table-cell>
          <table:table-cell office:value-type="float" office:value="11.7923510074615" calcext:value-type="float">
            <text:p>11.7923510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360531_1_66890724314520143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74]=0;IF([.E14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74]=[.E1474]+[.C1474]; 1; 0)" office:value-type="float" office:value="1" calcext:value-type="float">
            <text:p>1</text:p>
          </table:table-cell>
          <table:table-cell office:value-type="float" office:value="1.19973611831665" calcext:value-type="float">
            <text:p>1.1997361183</text:p>
          </table:table-cell>
          <table:table-cell office:value-type="float" office:value="0.000679731369018555" calcext:value-type="float">
            <text:p>0.0006797314</text:p>
          </table:table-cell>
          <table:table-cell office:value-type="float" office:value="1.19904518127441" calcext:value-type="float">
            <text:p>1.1990451813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207420_0_546019450340733814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75]=0;IF([.E14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75]=[.E1475]+[.C1475]; 1; 0)" office:value-type="float" office:value="0" calcext:value-type="float">
            <text:p>0</text:p>
          </table:table-cell>
          <table:table-cell office:value-type="float" office:value="1.92523884773254" calcext:value-type="float">
            <text:p>1.9252388477</text:p>
          </table:table-cell>
          <table:table-cell office:value-type="float" office:value="0.00098872184753418" calcext:value-type="float">
            <text:p>0.0009887218</text:p>
          </table:table-cell>
          <table:table-cell office:value-type="float" office:value="1.92423105239868" calcext:value-type="float">
            <text:p>1.9242310524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023426_0_921357356644173198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76]=0;IF([.E14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76]=[.E1476]+[.C1476]; 1; 0)" office:value-type="float" office:value="1" calcext:value-type="float">
            <text:p>1</text:p>
          </table:table-cell>
          <table:table-cell office:value-type="float" office:value="2.96511292457581" calcext:value-type="float">
            <text:p>2.9651129246</text:p>
          </table:table-cell>
          <table:table-cell office:value-type="float" office:value="0.00106382369995117" calcext:value-type="float">
            <text:p>0.0010638237</text:p>
          </table:table-cell>
          <table:table-cell office:value-type="float" office:value="2.26397705078125" calcext:value-type="float">
            <text:p>2.2639770508</text:p>
          </table:table-cell>
          <table:table-cell office:value-type="float" office:value="0.174828052520752" calcext:value-type="float">
            <text:p>0.1748280525</text:p>
          </table:table-cell>
          <table:table-cell office:value-type="float" office:value="0.525243997573853" calcext:value-type="float">
            <text:p>0.5252439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227492_1_86689702516277316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77]=0;IF([.E147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77]=[.E1477]+[.C1477]; 1; 0)" office:value-type="float" office:value="1" calcext:value-type="float">
            <text:p>1</text:p>
          </table:table-cell>
          <table:table-cell office:value-type="float" office:value="0.845670938491821" calcext:value-type="float">
            <text:p>0.8456709385</text:p>
          </table:table-cell>
          <table:table-cell office:value-type="float" office:value="0.00078582763671875" calcext:value-type="float">
            <text:p>0.0007858276</text:p>
          </table:table-cell>
          <table:table-cell office:value-type="float" office:value="0.844877004623413" calcext:value-type="float">
            <text:p>0.8448770046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299421_0_447328634825817020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78]=0;IF([.E14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78]=[.E1478]+[.C1478]; 1; 0)" office:value-type="float" office:value="0" calcext:value-type="float">
            <text:p>0</text:p>
          </table:table-cell>
          <table:table-cell office:value-type="float" office:value="1.97814393043518" calcext:value-type="float">
            <text:p>1.9781439304</text:p>
          </table:table-cell>
          <table:table-cell office:value-type="float" office:value="0.00200438499450684" calcext:value-type="float">
            <text:p>0.002004385</text:p>
          </table:table-cell>
          <table:table-cell office:value-type="float" office:value="1.97611880302429" calcext:value-type="float">
            <text:p>1.976118803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476837158203125" calcext:value-type="float">
            <text:p>4.76837158203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913011_0_767943784545482486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79]=0;IF([.E14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79]=[.E1479]+[.C1479]; 1; 0)" office:value-type="float" office:value="1" calcext:value-type="float">
            <text:p>1</text:p>
          </table:table-cell>
          <table:table-cell office:value-type="float" office:value="1.68458199501038" calcext:value-type="float">
            <text:p>1.684581995</text:p>
          </table:table-cell>
          <table:table-cell office:value-type="float" office:value="0.000943183898925781" calcext:value-type="float">
            <text:p>0.0009431839</text:p>
          </table:table-cell>
          <table:table-cell office:value-type="float" office:value="1.68362998962402" calcext:value-type="float">
            <text:p>1.683629989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333411_4_76725608222341196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0]=0;IF([.E14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80]=[.E1480]+[.C1480]; 1; 0)" office:value-type="float" office:value="1" calcext:value-type="float">
            <text:p>1</text:p>
          </table:table-cell>
          <table:table-cell office:value-type="float" office:value="2.77527618408203" calcext:value-type="float">
            <text:p>2.7752761841</text:p>
          </table:table-cell>
          <table:table-cell office:value-type="float" office:value="0.0010221004486084" calcext:value-type="float">
            <text:p>0.0010221004</text:p>
          </table:table-cell>
          <table:table-cell office:value-type="float" office:value="1.44487118721008" calcext:value-type="float">
            <text:p>1.4448711872</text:p>
          </table:table-cell>
          <table:table-cell office:value-type="float" office:value="0.260530948638916" calcext:value-type="float">
            <text:p>0.2605309486</text:p>
          </table:table-cell>
          <table:table-cell office:value-type="float" office:value="1.06885194778442" calcext:value-type="float">
            <text:p>1.0688519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63358_3_654918567604341957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1]=0;IF([.E14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81]=[.E1481]+[.C1481]; 1; 0)" office:value-type="float" office:value="1" calcext:value-type="float">
            <text:p>1</text:p>
          </table:table-cell>
          <table:table-cell office:value-type="float" office:value="6.11592197418213" calcext:value-type="float">
            <text:p>6.1159219742</text:p>
          </table:table-cell>
          <table:table-cell office:value-type="float" office:value="0.00180196762084961" calcext:value-type="float">
            <text:p>0.0018019676</text:p>
          </table:table-cell>
          <table:table-cell office:value-type="float" office:value="1.40447998046875" calcext:value-type="float">
            <text:p>1.4044799805</text:p>
          </table:table-cell>
          <table:table-cell office:value-type="float" office:value="0.671442985534668" calcext:value-type="float">
            <text:p>0.6714429855</text:p>
          </table:table-cell>
          <table:table-cell office:value-type="float" office:value="4.03819704055786" calcext:value-type="float">
            <text:p>4.0381970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933564_0_12609853846948899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2]=0;IF([.E14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82]=[.E1482]+[.C1482]; 1; 0)" office:value-type="float" office:value="1" calcext:value-type="float">
            <text:p>1</text:p>
          </table:table-cell>
          <table:table-cell office:value-type="float" office:value="0.221345901489258" calcext:value-type="float">
            <text:p>0.2213459015</text:p>
          </table:table-cell>
          <table:table-cell office:value-type="float" office:value="0.000969171524047852" calcext:value-type="float">
            <text:p>0.0009691715</text:p>
          </table:table-cell>
          <table:table-cell office:value-type="float" office:value="0.220369815826416" calcext:value-type="float">
            <text:p>0.2203698158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766308_0_11810987729118690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3]=0;IF([.E148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83]=[.E1483]+[.C1483]; 1; 0)" office:value-type="float" office:value="1" calcext:value-type="float">
            <text:p>1</text:p>
          </table:table-cell>
          <table:table-cell office:value-type="float" office:value="1.12415909767151" calcext:value-type="float">
            <text:p>1.1241590977</text:p>
          </table:table-cell>
          <table:table-cell office:value-type="float" office:value="0.000648975372314453" calcext:value-type="float">
            <text:p>0.0006489754</text:p>
          </table:table-cell>
          <table:table-cell office:value-type="float" office:value="1.12349915504456" calcext:value-type="float">
            <text:p>1.123499155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945519_0_165112124431633333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84]=0;IF([.E148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84]=[.E1484]+[.C1484]; 1; 0)" office:value-type="float" office:value="0" calcext:value-type="float">
            <text:p>0</text:p>
          </table:table-cell>
          <table:table-cell office:value-type="float" office:value="2.13689994812012" calcext:value-type="float">
            <text:p>2.1368999481</text:p>
          </table:table-cell>
          <table:table-cell office:value-type="float" office:value="0.000837802886962891" calcext:value-type="float">
            <text:p>0.0008378029</text:p>
          </table:table-cell>
          <table:table-cell office:value-type="float" office:value="2.13604307174683" calcext:value-type="float">
            <text:p>2.1360430717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0416049_0_10447457408515714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5]=0;IF([.E14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85]=[.E1485]+[.C1485]; 1; 0)" office:value-type="float" office:value="1" calcext:value-type="float">
            <text:p>1</text:p>
          </table:table-cell>
          <table:table-cell office:value-type="float" office:value="3.59357380867004" calcext:value-type="float">
            <text:p>3.5935738087</text:p>
          </table:table-cell>
          <table:table-cell office:value-type="float" office:value="0.00128865242004395" calcext:value-type="float">
            <text:p>0.0012886524</text:p>
          </table:table-cell>
          <table:table-cell office:value-type="float" office:value="3.16735291481018" calcext:value-type="float">
            <text:p>3.1673529148</text:p>
          </table:table-cell>
          <table:table-cell office:value-type="float" office:value="0.424927234649658" calcext:value-type="float">
            <text:p>0.424927234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971384_0_73108423708179643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6]=0;IF([.E14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86]=[.E1486]+[.C1486]; 1; 0)" office:value-type="float" office:value="1" calcext:value-type="float">
            <text:p>1</text:p>
          </table:table-cell>
          <table:table-cell office:value-type="float" office:value="1.05747890472412" calcext:value-type="float">
            <text:p>1.0574789047</text:p>
          </table:table-cell>
          <table:table-cell office:value-type="float" office:value="0.000815153121948242" calcext:value-type="float">
            <text:p>0.0008151531</text:p>
          </table:table-cell>
          <table:table-cell office:value-type="float" office:value="1.05665278434753" calcext:value-type="float">
            <text:p>1.0566527843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969691_0_442799666018773913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87]=0;IF([.E14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87]=[.E1487]+[.C1487]; 1; 0)" office:value-type="float" office:value="0" calcext:value-type="float">
            <text:p>0</text:p>
          </table:table-cell>
          <table:table-cell office:value-type="float" office:value="20.6470510959625" calcext:value-type="float">
            <text:p>20.647051096</text:p>
          </table:table-cell>
          <table:table-cell office:value-type="float" office:value="0.00766706466674805" calcext:value-type="float">
            <text:p>0.0076670647</text:p>
          </table:table-cell>
          <table:table-cell office:value-type="float" office:value="2.25450801849365" calcext:value-type="float">
            <text:p>2.2545080185</text:p>
          </table:table-cell>
          <table:table-cell office:value-type="float" office:value="1.144690990448" calcext:value-type="float">
            <text:p>1.1446909904</text:p>
          </table:table-cell>
          <table:table-cell office:value-type="float" office:value="17.2401850223541" calcext:value-type="float">
            <text:p>17.24018502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040737_14_85562972093836416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8]=0;IF([.E14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88]=[.E1488]+[.C1488]; 1; 0)" office:value-type="float" office:value="1" calcext:value-type="float">
            <text:p>1</text:p>
          </table:table-cell>
          <table:table-cell office:value-type="float" office:value="0.844012022018433" calcext:value-type="float">
            <text:p>0.844012022</text:p>
          </table:table-cell>
          <table:table-cell office:value-type="float" office:value="0.00196599960327148" calcext:value-type="float">
            <text:p>0.0019659996</text:p>
          </table:table-cell>
          <table:table-cell office:value-type="float" office:value="0.521588087081909" calcext:value-type="float">
            <text:p>0.5215880871</text:p>
          </table:table-cell>
          <table:table-cell office:value-type="float" office:value="0.320455074310303" calcext:value-type="float">
            <text:p>0.3204550743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677274_3_64078133997678609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89]=0;IF([.E14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89]=[.E1489]+[.C1489]; 1; 0)" office:value-type="float" office:value="1" calcext:value-type="float">
            <text:p>1</text:p>
          </table:table-cell>
          <table:table-cell office:value-type="float" office:value="9.86646199226379" calcext:value-type="float">
            <text:p>9.8664619923</text:p>
          </table:table-cell>
          <table:table-cell office:value-type="float" office:value="0.00183486938476563" calcext:value-type="float">
            <text:p>0.0018348694</text:p>
          </table:table-cell>
          <table:table-cell office:value-type="float" office:value="3.08849906921387" calcext:value-type="float">
            <text:p>3.0884990692</text:p>
          </table:table-cell>
          <table:table-cell office:value-type="float" office:value="0.952976942062378" calcext:value-type="float">
            <text:p>0.9529769421</text:p>
          </table:table-cell>
          <table:table-cell office:value-type="float" office:value="5.82315111160278" calcext:value-type="float">
            <text:p>5.8231511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201321_0_809036710525035616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0]=0;IF([.E14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90]=[.E1490]+[.C1490]; 1; 0)" office:value-type="float" office:value="1" calcext:value-type="float">
            <text:p>1</text:p>
          </table:table-cell>
          <table:table-cell office:value-type="float" office:value="0.377616882324219" calcext:value-type="float">
            <text:p>0.3776168823</text:p>
          </table:table-cell>
          <table:table-cell office:value-type="float" office:value="0.000784158706665039" calcext:value-type="float">
            <text:p>0.0007841587</text:p>
          </table:table-cell>
          <table:table-cell office:value-type="float" office:value="0.376824855804443" calcext:value-type="float">
            <text:p>0.376824855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22349_1_84772363739709812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1]=0;IF([.E14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91]=[.E1491]+[.C1491]; 1; 0)" office:value-type="float" office:value="1" calcext:value-type="float">
            <text:p>1</text:p>
          </table:table-cell>
          <table:table-cell office:value-type="float" office:value="0.386512041091919" calcext:value-type="float">
            <text:p>0.3865120411</text:p>
          </table:table-cell>
          <table:table-cell office:value-type="float" office:value="0.000934123992919922" calcext:value-type="float">
            <text:p>0.000934124</text:p>
          </table:table-cell>
          <table:table-cell office:value-type="float" office:value="0.385570049285889" calcext:value-type="float">
            <text:p>0.3855700493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454446_0_123891488327976648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2]=0;IF([.E14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92]=[.E1492]+[.C1492]; 1; 0)" office:value-type="float" office:value="1" calcext:value-type="float">
            <text:p>1</text:p>
          </table:table-cell>
          <table:table-cell office:value-type="float" office:value="36.493928194046" calcext:value-type="float">
            <text:p>36.493928194</text:p>
          </table:table-cell>
          <table:table-cell office:value-type="float" office:value="0.00557327270507813" calcext:value-type="float">
            <text:p>0.0055732727</text:p>
          </table:table-cell>
          <table:table-cell office:value-type="float" office:value="2.79699087142944" calcext:value-type="float">
            <text:p>2.7969908714</text:p>
          </table:table-cell>
          <table:table-cell office:value-type="float" office:value="1.33781504631042" calcext:value-type="float">
            <text:p>1.3378150463</text:p>
          </table:table-cell>
          <table:table-cell office:value-type="float" office:value="32.3535490036011" calcext:value-type="float">
            <text:p>32.35354900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932842_0_5042843603645843667.csv</text:p>
          </table:table-cell>
          <table:table-cell office:value-type="string" calcext:value-type="string">
            <text:p>http://www.w3.org/1999/02/22-rdf-syntax-ns#type|http://dbpedia.org/ontology/thumbna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493]=0;IF([.E149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93]=[.E1493]+[.C1493]; 1; 0)" office:value-type="float" office:value="1" calcext:value-type="float">
            <text:p>1</text:p>
          </table:table-cell>
          <table:table-cell office:value-type="float" office:value="4.52306604385376" calcext:value-type="float">
            <text:p>4.5230660439</text:p>
          </table:table-cell>
          <table:table-cell office:value-type="float" office:value="0.00104117393493652" calcext:value-type="float">
            <text:p>0.0010411739</text:p>
          </table:table-cell>
          <table:table-cell office:value-type="float" office:value="2.6325249671936" calcext:value-type="float">
            <text:p>2.6325249672</text:p>
          </table:table-cell>
          <table:table-cell office:value-type="float" office:value="0.33686089515686" calcext:value-type="float">
            <text:p>0.3368608952</text:p>
          </table:table-cell>
          <table:table-cell office:value-type="float" office:value="1.55263900756836" calcext:value-type="float">
            <text:p>1.55263900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761092_0_45552005637674487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4]=0;IF([.E14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94]=[.E1494]+[.C1494]; 1; 0)" office:value-type="float" office:value="1" calcext:value-type="float">
            <text:p>1</text:p>
          </table:table-cell>
          <table:table-cell office:value-type="float" office:value="1.19860482215881" calcext:value-type="float">
            <text:p>1.1986048222</text:p>
          </table:table-cell>
          <table:table-cell office:value-type="float" office:value="0.000961780548095703" calcext:value-type="float">
            <text:p>0.0009617805</text:p>
          </table:table-cell>
          <table:table-cell office:value-type="float" office:value="0.964482069015503" calcext:value-type="float">
            <text:p>0.964482069</text:p>
          </table:table-cell>
          <table:table-cell office:value-type="float" office:value="0.23315691947937" calcext:value-type="float">
            <text:p>0.233156919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49108_0_523840535578970434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495]=0;IF([.E149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95]=[.E1495]+[.C1495]; 1; 0)" office:value-type="float" office:value="0" calcext:value-type="float">
            <text:p>0</text:p>
          </table:table-cell>
          <table:table-cell office:value-type="float" office:value="4.45847392082214" calcext:value-type="float">
            <text:p>4.4584739208</text:p>
          </table:table-cell>
          <table:table-cell office:value-type="float" office:value="0.00107002258300781" calcext:value-type="float">
            <text:p>0.0010700226</text:p>
          </table:table-cell>
          <table:table-cell office:value-type="float" office:value="3.00453591346741" calcext:value-type="float">
            <text:p>3.0045359135</text:p>
          </table:table-cell>
          <table:table-cell office:value-type="float" office:value="1.191645860672" calcext:value-type="float">
            <text:p>1.1916458607</text:p>
          </table:table-cell>
          <table:table-cell office:value-type="float" office:value="0.261222124099731" calcext:value-type="float">
            <text:p>0.2612221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75467_3_471825524050491898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6]=0;IF([.E14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96]=[.E1496]+[.C1496]; 1; 0)" office:value-type="float" office:value="1" calcext:value-type="float">
            <text:p>1</text:p>
          </table:table-cell>
          <table:table-cell office:value-type="float" office:value="1.7662980556488" calcext:value-type="float">
            <text:p>1.7662980556</text:p>
          </table:table-cell>
          <table:table-cell office:value-type="float" office:value="0.00166010856628418" calcext:value-type="float">
            <text:p>0.0016601086</text:p>
          </table:table-cell>
          <table:table-cell office:value-type="float" office:value="1.76462388038635" calcext:value-type="float">
            <text:p>1.7646238804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473781_0_65353586262892513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7]=0;IF([.E149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97]=[.E1497]+[.C1497]; 1; 0)" office:value-type="float" office:value="1" calcext:value-type="float">
            <text:p>1</text:p>
          </table:table-cell>
          <table:table-cell office:value-type="float" office:value="1.08393788337708" calcext:value-type="float">
            <text:p>1.0839378834</text:p>
          </table:table-cell>
          <table:table-cell office:value-type="float" office:value="0.000830888748168945" calcext:value-type="float">
            <text:p>0.0008308887</text:p>
          </table:table-cell>
          <table:table-cell office:value-type="float" office:value="1.08309388160706" calcext:value-type="float">
            <text:p>1.0830938816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72322_0_3150366936082777235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498]=0;IF([.E14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498]=[.E1498]+[.C1498]; 1; 0)" office:value-type="float" office:value="1" calcext:value-type="float">
            <text:p>1</text:p>
          </table:table-cell>
          <table:table-cell office:value-type="float" office:value="6.88220310211182" calcext:value-type="float">
            <text:p>6.8822031021</text:p>
          </table:table-cell>
          <table:table-cell office:value-type="float" office:value="0.0010979175567627" calcext:value-type="float">
            <text:p>0.0010979176</text:p>
          </table:table-cell>
          <table:table-cell office:value-type="float" office:value="3.29979705810547" calcext:value-type="float">
            <text:p>3.2997970581</text:p>
          </table:table-cell>
          <table:table-cell office:value-type="float" office:value="0.499332904815674" calcext:value-type="float">
            <text:p>0.4993329048</text:p>
          </table:table-cell>
          <table:table-cell office:value-type="float" office:value="3.08197522163391" calcext:value-type="float">
            <text:p>3.0819752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2709164_0_31793703350981236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499]=0;IF([.E149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499]=[.E1499]+[.C1499]; 1; 0)" office:value-type="float" office:value="1" calcext:value-type="float">
            <text:p>1</text:p>
          </table:table-cell>
          <table:table-cell office:value-type="float" office:value="1.17233300209045" calcext:value-type="float">
            <text:p>1.1723330021</text:p>
          </table:table-cell>
          <table:table-cell office:value-type="float" office:value="0.00111603736877441" calcext:value-type="float">
            <text:p>0.0011160374</text:p>
          </table:table-cell>
          <table:table-cell office:value-type="float" office:value="1.0891740322113" calcext:value-type="float">
            <text:p>1.0891740322</text:p>
          </table:table-cell>
          <table:table-cell office:value-type="float" office:value="0.0820388793945313" calcext:value-type="float">
            <text:p>0.0820388794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249915_6_9093194031474541036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00]=0;IF([.E15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00]=[.E1500]+[.C1500]; 1; 0)" office:value-type="float" office:value="0" calcext:value-type="float">
            <text:p>0</text:p>
          </table:table-cell>
          <table:table-cell office:value-type="float" office:value="17.4926898479462" calcext:value-type="float">
            <text:p>17.4926898479</text:p>
          </table:table-cell>
          <table:table-cell office:value-type="float" office:value="0.00290322303771973" calcext:value-type="float">
            <text:p>0.002903223</text:p>
          </table:table-cell>
          <table:table-cell office:value-type="float" office:value="3.82124781608582" calcext:value-type="float">
            <text:p>3.8212478161</text:p>
          </table:table-cell>
          <table:table-cell office:value-type="float" office:value="1.74597692489624" calcext:value-type="float">
            <text:p>1.7459769249</text:p>
          </table:table-cell>
          <table:table-cell office:value-type="float" office:value="11.9225618839264" calcext:value-type="float">
            <text:p>11.92256188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904517_0_54416731071374298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1]=0;IF([.E15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01]=[.E1501]+[.C1501]; 1; 0)" office:value-type="float" office:value="1" calcext:value-type="float">
            <text:p>1</text:p>
          </table:table-cell>
          <table:table-cell office:value-type="float" office:value="1.02475190162659" calcext:value-type="float">
            <text:p>1.0247519016</text:p>
          </table:table-cell>
          <table:table-cell office:value-type="float" office:value="0.00156402587890625" calcext:value-type="float">
            <text:p>0.0015640259</text:p>
          </table:table-cell>
          <table:table-cell office:value-type="float" office:value="0.587312936782837" calcext:value-type="float">
            <text:p>0.5873129368</text:p>
          </table:table-cell>
          <table:table-cell office:value-type="float" office:value="0.168928146362305" calcext:value-type="float">
            <text:p>0.1689281464</text:p>
          </table:table-cell>
          <table:table-cell office:value-type="float" office:value="0.266946792602539" calcext:value-type="float">
            <text:p>0.2669467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964940_0_73178099378145464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2]=0;IF([.E15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02]=[.E1502]+[.C1502]; 1; 0)" office:value-type="float" office:value="1" calcext:value-type="float">
            <text:p>1</text:p>
          </table:table-cell>
          <table:table-cell office:value-type="float" office:value="2.78012895584106" calcext:value-type="float">
            <text:p>2.7801289558</text:p>
          </table:table-cell>
          <table:table-cell office:value-type="float" office:value="0.00127077102661133" calcext:value-type="float">
            <text:p>0.001270771</text:p>
          </table:table-cell>
          <table:table-cell office:value-type="float" office:value="1.51416110992432" calcext:value-type="float">
            <text:p>1.5141611099</text:p>
          </table:table-cell>
          <table:table-cell office:value-type="float" office:value="0.112199068069458" calcext:value-type="float">
            <text:p>0.1121990681</text:p>
          </table:table-cell>
          <table:table-cell office:value-type="float" office:value="1.15249800682068" calcext:value-type="float">
            <text:p>1.1524980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431189_9_824726721723609524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3]=0;IF([.E15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03]=[.E1503]+[.C1503]; 1; 0)" office:value-type="float" office:value="1" calcext:value-type="float">
            <text:p>1</text:p>
          </table:table-cell>
          <table:table-cell office:value-type="float" office:value="0.487511873245239" calcext:value-type="float">
            <text:p>0.4875118732</text:p>
          </table:table-cell>
          <table:table-cell office:value-type="float" office:value="0.000934839248657227" calcext:value-type="float">
            <text:p>0.0009348392</text:p>
          </table:table-cell>
          <table:table-cell office:value-type="float" office:value="0.48656702041626" calcext:value-type="float">
            <text:p>0.4865670204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9250380_0_770955174307397894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04]=0;IF([.E15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04]=[.E1504]+[.C1504]; 1; 0)" office:value-type="float" office:value="0" calcext:value-type="float">
            <text:p>0</text:p>
          </table:table-cell>
          <table:table-cell office:value-type="float" office:value="2.21907305717468" calcext:value-type="float">
            <text:p>2.2190730572</text:p>
          </table:table-cell>
          <table:table-cell office:value-type="float" office:value="0.000915050506591797" calcext:value-type="float">
            <text:p>0.0009150505</text:p>
          </table:table-cell>
          <table:table-cell office:value-type="float" office:value="2.21813702583313" calcext:value-type="float">
            <text:p>2.2181370258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96046447753906" calcext:value-type="float">
            <text:p>5.9604644775390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560650_3_88334089685469054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5]=0;IF([.E15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05]=[.E1505]+[.C1505]; 1; 0)" office:value-type="float" office:value="1" calcext:value-type="float">
            <text:p>1</text:p>
          </table:table-cell>
          <table:table-cell office:value-type="float" office:value="13.8975291252136" calcext:value-type="float">
            <text:p>13.8975291252</text:p>
          </table:table-cell>
          <table:table-cell office:value-type="float" office:value="0.00248885154724121" calcext:value-type="float">
            <text:p>0.0024888515</text:p>
          </table:table-cell>
          <table:table-cell office:value-type="float" office:value="2.59694814682007" calcext:value-type="float">
            <text:p>2.5969481468</text:p>
          </table:table-cell>
          <table:table-cell office:value-type="float" office:value="1.28052711486816" calcext:value-type="float">
            <text:p>1.2805271149</text:p>
          </table:table-cell>
          <table:table-cell office:value-type="float" office:value="10.0175650119782" calcext:value-type="float">
            <text:p>10.017565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552924_1_84895568552183797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6]=0;IF([.E150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06]=[.E1506]+[.C1506]; 1; 0)" office:value-type="float" office:value="1" calcext:value-type="float">
            <text:p>1</text:p>
          </table:table-cell>
          <table:table-cell office:value-type="float" office:value="1.47523903846741" calcext:value-type="float">
            <text:p>1.4752390385</text:p>
          </table:table-cell>
          <table:table-cell office:value-type="float" office:value="0.00116205215454102" calcext:value-type="float">
            <text:p>0.0011620522</text:p>
          </table:table-cell>
          <table:table-cell office:value-type="float" office:value="1.47406482696533" calcext:value-type="float">
            <text:p>1.474064827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142239_1_457810510478307560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07]=0;IF([.E15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07]=[.E1507]+[.C1507]; 1; 0)" office:value-type="float" office:value="0" calcext:value-type="float">
            <text:p>0</text:p>
          </table:table-cell>
          <table:table-cell office:value-type="float" office:value="10.8126170635223" calcext:value-type="float">
            <text:p>10.8126170635</text:p>
          </table:table-cell>
          <table:table-cell office:value-type="float" office:value="0.00169038772583008" calcext:value-type="float">
            <text:p>0.0016903877</text:p>
          </table:table-cell>
          <table:table-cell office:value-type="float" office:value="3.20235395431519" calcext:value-type="float">
            <text:p>3.2023539543</text:p>
          </table:table-cell>
          <table:table-cell office:value-type="float" office:value="0.858028888702393" calcext:value-type="float">
            <text:p>0.8580288887</text:p>
          </table:table-cell>
          <table:table-cell office:value-type="float" office:value="6.75054383277893" calcext:value-type="float">
            <text:p>6.7505438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618030_0_248862561642979402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08]=0;IF([.E150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08]=[.E1508]+[.C1508]; 1; 0)" office:value-type="float" office:value="1" calcext:value-type="float">
            <text:p>1</text:p>
          </table:table-cell>
          <table:table-cell office:value-type="float" office:value="0.632392883300781" calcext:value-type="float">
            <text:p>0.6323928833</text:p>
          </table:table-cell>
          <table:table-cell office:value-type="float" office:value="0.00075984001159668" calcext:value-type="float">
            <text:p>0.00075984</text:p>
          </table:table-cell>
          <table:table-cell office:value-type="float" office:value="0.545715093612671" calcext:value-type="float">
            <text:p>0.5457150936</text:p>
          </table:table-cell>
          <table:table-cell office:value-type="float" office:value="0.0859148502349854" calcext:value-type="float">
            <text:p>0.0859148502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238008_1_1940599846488250113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09]=0;IF([.E15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09]=[.E1509]+[.C1509]; 1; 0)" office:value-type="float" office:value="1" calcext:value-type="float">
            <text:p>1</text:p>
          </table:table-cell>
          <table:table-cell office:value-type="float" office:value="24.4860808849335" calcext:value-type="float">
            <text:p>24.4860808849</text:p>
          </table:table-cell>
          <table:table-cell office:value-type="float" office:value="0.00253701210021973" calcext:value-type="float">
            <text:p>0.0025370121</text:p>
          </table:table-cell>
          <table:table-cell office:value-type="float" office:value="3.15792179107666" calcext:value-type="float">
            <text:p>3.1579217911</text:p>
          </table:table-cell>
          <table:table-cell office:value-type="float" office:value="1.52752614021301" calcext:value-type="float">
            <text:p>1.5275261402</text:p>
          </table:table-cell>
          <table:table-cell office:value-type="float" office:value="19.7980959415436" calcext:value-type="float">
            <text:p>19.7980959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086084_0_3127660530989916727.csv</text:p>
          </table:table-cell>
          <table:table-cell office:value-type="string" calcext:value-type="string">
            <text:p>http://dbpedia.org/property/feastDay|http://dbpedia.org/property/feastDay|http://dbpedia.org/property/feastDay|http://dbpedia.org/property/needed|http://dbpedia.org/property/feastD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F([.D1510]=0;IF([.E15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10]=[.E1510]+[.C1510]; 1; 0)" office:value-type="float" office:value="1" calcext:value-type="float">
            <text:p>1</text:p>
          </table:table-cell>
          <table:table-cell office:value-type="float" office:value="16.5086681842804" calcext:value-type="float">
            <text:p>16.5086681843</text:p>
          </table:table-cell>
          <table:table-cell office:value-type="float" office:value="0.00135016441345215" calcext:value-type="float">
            <text:p>0.0013501644</text:p>
          </table:table-cell>
          <table:table-cell office:value-type="float" office:value="4.55337119102478" calcext:value-type="float">
            <text:p>4.553371191</text:p>
          </table:table-cell>
          <table:table-cell office:value-type="float" office:value="0.801153898239136" calcext:value-type="float">
            <text:p>0.8011538982</text:p>
          </table:table-cell>
          <table:table-cell office:value-type="float" office:value="11.152792930603" calcext:value-type="float">
            <text:p>11.15279293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24327_1_14211260322536292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11]=0;IF([.E151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11]=[.E1511]+[.C1511]; 1; 0)" office:value-type="float" office:value="1" calcext:value-type="float">
            <text:p>1</text:p>
          </table:table-cell>
          <table:table-cell office:value-type="float" office:value="1.06147909164429" calcext:value-type="float">
            <text:p>1.0614790916</text:p>
          </table:table-cell>
          <table:table-cell office:value-type="float" office:value="0.000644922256469727" calcext:value-type="float">
            <text:p>0.0006449223</text:p>
          </table:table-cell>
          <table:table-cell office:value-type="float" office:value="1.06082510948181" calcext:value-type="float">
            <text:p>1.060825109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117509_3_846192887276887711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12]=0;IF([.E151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12]=[.E1512]+[.C1512]; 1; 0)" office:value-type="float" office:value="1" calcext:value-type="float">
            <text:p>1</text:p>
          </table:table-cell>
          <table:table-cell office:value-type="float" office:value="18.29185795784" calcext:value-type="float">
            <text:p>18.2918579578</text:p>
          </table:table-cell>
          <table:table-cell office:value-type="float" office:value="0.00244307518005371" calcext:value-type="float">
            <text:p>0.0024430752</text:p>
          </table:table-cell>
          <table:table-cell office:value-type="float" office:value="3.16126489639282" calcext:value-type="float">
            <text:p>3.1612648964</text:p>
          </table:table-cell>
          <table:table-cell office:value-type="float" office:value="2.04224300384521" calcext:value-type="float">
            <text:p>2.0422430038</text:p>
          </table:table-cell>
          <table:table-cell office:value-type="float" office:value="13.0859069824219" calcext:value-type="float">
            <text:p>13.0859069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6145_0_323899084212651352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13]=0;IF([.E15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13]=[.E1513]+[.C1513]; 1; 0)" office:value-type="float" office:value="1" calcext:value-type="float">
            <text:p>1</text:p>
          </table:table-cell>
          <table:table-cell office:value-type="float" office:value="0.732065916061401" calcext:value-type="float">
            <text:p>0.7320659161</text:p>
          </table:table-cell>
          <table:table-cell office:value-type="float" office:value="0.000787019729614258" calcext:value-type="float">
            <text:p>0.0007870197</text:p>
          </table:table-cell>
          <table:table-cell office:value-type="float" office:value="0.731268882751465" calcext:value-type="float">
            <text:p>0.7312688828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314702_0_5270085436746117315.csv</text:p>
          </table:table-cell>
          <table:table-cell office:value-type="string" calcext:value-type="string">
            <text:p>http://www.georss.org/georss/point|http://dbpedia.org/property/currenc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14]=0;IF([.E15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14]=[.E1514]+[.C1514]; 1; 0)" office:value-type="float" office:value="0" calcext:value-type="float">
            <text:p>0</text:p>
          </table:table-cell>
          <table:table-cell office:value-type="float" office:value="18.2219231128693" calcext:value-type="float">
            <text:p>18.2219231129</text:p>
          </table:table-cell>
          <table:table-cell office:value-type="float" office:value="0.00214505195617676" calcext:value-type="float">
            <text:p>0.002145052</text:p>
          </table:table-cell>
          <table:table-cell office:value-type="float" office:value="2.70002484321594" calcext:value-type="float">
            <text:p>2.7000248432</text:p>
          </table:table-cell>
          <table:table-cell office:value-type="float" office:value="1.88182616233826" calcext:value-type="float">
            <text:p>1.8818261623</text:p>
          </table:table-cell>
          <table:table-cell office:value-type="float" office:value="13.6379270553589" calcext:value-type="float">
            <text:p>13.6379270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294693_0_759354070794998888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15]=0;IF([.E15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15]=[.E1515]+[.C1515]; 1; 0)" office:value-type="float" office:value="0" calcext:value-type="float">
            <text:p>0</text:p>
          </table:table-cell>
          <table:table-cell office:value-type="float" office:value="0.489073991775513" calcext:value-type="float">
            <text:p>0.4890739918</text:p>
          </table:table-cell>
          <table:table-cell office:value-type="float" office:value="0.00067138671875" calcext:value-type="float">
            <text:p>0.0006713867</text:p>
          </table:table-cell>
          <table:table-cell office:value-type="float" office:value="0.488394975662231" calcext:value-type="float">
            <text:p>0.4883949757</text:p>
          </table:table-cell>
          <table:table-cell office:value-type="float" office:value="0.00000476837158203125" calcext:value-type="float">
            <text:p>4.76837158203125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108311_9_231636358929415251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16]=0;IF([.E151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16]=[.E1516]+[.C1516]; 1; 0)" office:value-type="float" office:value="1" calcext:value-type="float">
            <text:p>1</text:p>
          </table:table-cell>
          <table:table-cell office:value-type="float" office:value="4.64519000053406" calcext:value-type="float">
            <text:p>4.6451900005</text:p>
          </table:table-cell>
          <table:table-cell office:value-type="float" office:value="0.00106000900268555" calcext:value-type="float">
            <text:p>0.001060009</text:p>
          </table:table-cell>
          <table:table-cell office:value-type="float" office:value="1.4992561340332" calcext:value-type="float">
            <text:p>1.499256134</text:p>
          </table:table-cell>
          <table:table-cell office:value-type="float" office:value="0.772167921066284" calcext:value-type="float">
            <text:p>0.7721679211</text:p>
          </table:table-cell>
          <table:table-cell office:value-type="float" office:value="2.37270593643188" calcext:value-type="float">
            <text:p>2.3727059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107023_0_1273089064311319083.csv</text:p>
          </table:table-cell>
          <table:table-cell office:value-type="string" calcext:value-type="string">
            <text:p>http://dbpedia.org/property/combatant|http://dbpedia.org/property/languag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17]=0;IF([.E151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17]=[.E1517]+[.C1517]; 1; 0)" office:value-type="float" office:value="0" calcext:value-type="float">
            <text:p>0</text:p>
          </table:table-cell>
          <table:table-cell office:value-type="float" office:value="38.5354769229889" calcext:value-type="float">
            <text:p>38.535476923</text:p>
          </table:table-cell>
          <table:table-cell office:value-type="float" office:value="0.00307774543762207" calcext:value-type="float">
            <text:p>0.0030777454</text:p>
          </table:table-cell>
          <table:table-cell office:value-type="float" office:value="3.60442209243774" calcext:value-type="float">
            <text:p>3.6044220924</text:p>
          </table:table-cell>
          <table:table-cell office:value-type="float" office:value="2.34536194801331" calcext:value-type="float">
            <text:p>2.345361948</text:p>
          </table:table-cell>
          <table:table-cell office:value-type="float" office:value="32.5826151371002" calcext:value-type="float">
            <text:p>32.5826151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806167_0_7056440873615830581.csv</text:p>
          </table:table-cell>
          <table:table-cell office:value-type="string" calcext:value-type="string">
            <text:p>http://dbpedia.org/property/subdivision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518]=0;IF([.E151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18]=[.E1518]+[.C1518]; 1; 0)" office:value-type="float" office:value="1" calcext:value-type="float">
            <text:p>1</text:p>
          </table:table-cell>
          <table:table-cell office:value-type="float" office:value="2.63993096351624" calcext:value-type="float">
            <text:p>2.6399309635</text:p>
          </table:table-cell>
          <table:table-cell office:value-type="float" office:value="0.000990867614746094" calcext:value-type="float">
            <text:p>0.0009908676</text:p>
          </table:table-cell>
          <table:table-cell office:value-type="float" office:value="1.32354998588562" calcext:value-type="float">
            <text:p>1.3235499859</text:p>
          </table:table-cell>
          <table:table-cell office:value-type="float" office:value="0.0954461097717285" calcext:value-type="float">
            <text:p>0.0954461098</text:p>
          </table:table-cell>
          <table:table-cell office:value-type="float" office:value="1.21994400024414" calcext:value-type="float">
            <text:p>1.2199440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132741_1_266641419243018644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19]=0;IF([.E151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19]=[.E1519]+[.C1519]; 1; 0)" office:value-type="float" office:value="1" calcext:value-type="float">
            <text:p>1</text:p>
          </table:table-cell>
          <table:table-cell office:value-type="float" office:value="1.81269598007202" calcext:value-type="float">
            <text:p>1.8126959801</text:p>
          </table:table-cell>
          <table:table-cell office:value-type="float" office:value="0.000885725021362305" calcext:value-type="float">
            <text:p>0.000885725</text:p>
          </table:table-cell>
          <table:table-cell office:value-type="float" office:value="1.81179809570313" calcext:value-type="float">
            <text:p>1.8117980957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891288_0_1117541047012405958.csv</text:p>
          </table:table-cell>
          <table:table-cell office:value-type="string" calcext:value-type="string">
            <text:p>http://www.w3.org/1999/02/22-rdf-syntax-ns#type|http://dbpedia.org/ontology/abstract|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520]=0;IF([.E15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20]=[.E1520]+[.C1520]; 1; 0)" office:value-type="float" office:value="0" calcext:value-type="float">
            <text:p>0</text:p>
          </table:table-cell>
          <table:table-cell office:value-type="float" office:value="19.1756119728088" calcext:value-type="float">
            <text:p>19.1756119728</text:p>
          </table:table-cell>
          <table:table-cell office:value-type="float" office:value="0.00258708000183105" calcext:value-type="float">
            <text:p>0.00258708</text:p>
          </table:table-cell>
          <table:table-cell office:value-type="float" office:value="3.50402498245239" calcext:value-type="float">
            <text:p>3.5040249825</text:p>
          </table:table-cell>
          <table:table-cell office:value-type="float" office:value="1.25207495689392" calcext:value-type="float">
            <text:p>1.2520749569</text:p>
          </table:table-cell>
          <table:table-cell office:value-type="float" office:value="14.4169249534607" calcext:value-type="float">
            <text:p>14.4169249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104047_0_864065900058524802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21]=0;IF([.E15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21]=[.E1521]+[.C1521]; 1; 0)" office:value-type="float" office:value="1" calcext:value-type="float">
            <text:p>1</text:p>
          </table:table-cell>
          <table:table-cell office:value-type="float" office:value="0.573751926422119" calcext:value-type="float">
            <text:p>0.5737519264</text:p>
          </table:table-cell>
          <table:table-cell office:value-type="float" office:value="0.000630855560302734" calcext:value-type="float">
            <text:p>0.0006308556</text:p>
          </table:table-cell>
          <table:table-cell office:value-type="float" office:value="0.57311201095581" calcext:value-type="float">
            <text:p>0.57311201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1029947_0_655999438067764663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22]=0;IF([.E152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22]=[.E1522]+[.C1522]; 1; 0)" office:value-type="float" office:value="0" calcext:value-type="float">
            <text:p>0</text:p>
          </table:table-cell>
          <table:table-cell office:value-type="float" office:value="4.40756011009216" calcext:value-type="float">
            <text:p>4.4075601101</text:p>
          </table:table-cell>
          <table:table-cell office:value-type="float" office:value="0.000916242599487305" calcext:value-type="float">
            <text:p>0.0009162426</text:p>
          </table:table-cell>
          <table:table-cell office:value-type="float" office:value="3.27226805686951" calcext:value-type="float">
            <text:p>3.2722680569</text:p>
          </table:table-cell>
          <table:table-cell office:value-type="float" office:value="0.373421907424927" calcext:value-type="float">
            <text:p>0.3734219074</text:p>
          </table:table-cell>
          <table:table-cell office:value-type="float" office:value="0.760953903198242" calcext:value-type="float">
            <text:p>0.7609539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961730_0_134446716199085965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23]=0;IF([.E15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23]=[.E1523]+[.C1523]; 1; 0)" office:value-type="float" office:value="0" calcext:value-type="float">
            <text:p>0</text:p>
          </table:table-cell>
          <table:table-cell office:value-type="float" office:value="34.1547999382019" calcext:value-type="float">
            <text:p>34.1547999382</text:p>
          </table:table-cell>
          <table:table-cell office:value-type="float" office:value="0.00511503219604492" calcext:value-type="float">
            <text:p>0.0051150322</text:p>
          </table:table-cell>
          <table:table-cell office:value-type="float" office:value="3.63172698020935" calcext:value-type="float">
            <text:p>3.6317269802</text:p>
          </table:table-cell>
          <table:table-cell office:value-type="float" office:value="2.50686407089233" calcext:value-type="float">
            <text:p>2.5068640709</text:p>
          </table:table-cell>
          <table:table-cell office:value-type="float" office:value="28.0110938549042" calcext:value-type="float">
            <text:p>28.01109385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891639_0_329995763163112294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24]=0;IF([.E152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24]=[.E1524]+[.C1524]; 1; 0)" office:value-type="float" office:value="0" calcext:value-type="float">
            <text:p>0</text:p>
          </table:table-cell>
          <table:table-cell office:value-type="float" office:value="2.94366097450256" calcext:value-type="float">
            <text:p>2.9436609745</text:p>
          </table:table-cell>
          <table:table-cell office:value-type="float" office:value="0.00149893760681152" calcext:value-type="float">
            <text:p>0.0014989376</text:p>
          </table:table-cell>
          <table:table-cell office:value-type="float" office:value="2.94214200973511" calcext:value-type="float">
            <text:p>2.9421420097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157785_0_82607519705306127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25]=0;IF([.E152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25]=[.E1525]+[.C1525]; 1; 0)" office:value-type="float" office:value="1" calcext:value-type="float">
            <text:p>1</text:p>
          </table:table-cell>
          <table:table-cell office:value-type="float" office:value="1.92645502090454" calcext:value-type="float">
            <text:p>1.9264550209</text:p>
          </table:table-cell>
          <table:table-cell office:value-type="float" office:value="0.000834941864013672" calcext:value-type="float">
            <text:p>0.0008349419</text:p>
          </table:table-cell>
          <table:table-cell office:value-type="float" office:value="1.57081198692322" calcext:value-type="float">
            <text:p>1.5708119869</text:p>
          </table:table-cell>
          <table:table-cell office:value-type="float" office:value="0.354804992675781" calcext:value-type="float">
            <text:p>0.3548049927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98373_0_781322934801293391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26]=0;IF([.E152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26]=[.E1526]+[.C1526]; 1; 0)" office:value-type="float" office:value="0" calcext:value-type="float">
            <text:p>0</text:p>
          </table:table-cell>
          <table:table-cell office:value-type="float" office:value="2.57589602470398" calcext:value-type="float">
            <text:p>2.5758960247</text:p>
          </table:table-cell>
          <table:table-cell office:value-type="float" office:value="0.00113391876220703" calcext:value-type="float">
            <text:p>0.0011339188</text:p>
          </table:table-cell>
          <table:table-cell office:value-type="float" office:value="2.57474303245544" calcext:value-type="float">
            <text:p>2.5747430325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090460_0_54781003226729290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27]=0;IF([.E15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27]=[.E1527]+[.C1527]; 1; 0)" office:value-type="float" office:value="1" calcext:value-type="float">
            <text:p>1</text:p>
          </table:table-cell>
          <table:table-cell office:value-type="float" office:value="0.860894203186035" calcext:value-type="float">
            <text:p>0.8608942032</text:p>
          </table:table-cell>
          <table:table-cell office:value-type="float" office:value="0.00152444839477539" calcext:value-type="float">
            <text:p>0.0015244484</text:p>
          </table:table-cell>
          <table:table-cell office:value-type="float" office:value="0.859362840652466" calcext:value-type="float">
            <text:p>0.8593628407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19073486328125" calcext:value-type="float">
            <text:p>1.9073486328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572868_1_340216996696865826.csv</text:p>
          </table:table-cell>
          <table:table-cell office:value-type="string" calcext:value-type="string">
            <text:p>http://dbpedia.org/ontology/abstract|http://dbpedia.org/ontology/birthP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28]=0;IF([.E152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28]=[.E1528]+[.C1528]; 1; 0)" office:value-type="float" office:value="0" calcext:value-type="float">
            <text:p>0</text:p>
          </table:table-cell>
          <table:table-cell office:value-type="float" office:value="3.50815010070801" calcext:value-type="float">
            <text:p>3.5081501007</text:p>
          </table:table-cell>
          <table:table-cell office:value-type="float" office:value="0.00121092796325684" calcext:value-type="float">
            <text:p>0.001210928</text:p>
          </table:table-cell>
          <table:table-cell office:value-type="float" office:value="2.14624404907227" calcext:value-type="float">
            <text:p>2.1462440491</text:p>
          </table:table-cell>
          <table:table-cell office:value-type="float" office:value="0.0910720825195313" calcext:value-type="float">
            <text:p>0.0910720825</text:p>
          </table:table-cell>
          <table:table-cell office:value-type="float" office:value="1.26962304115295" calcext:value-type="float">
            <text:p>1.2696230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036779_0_5608105867560183058.csv</text:p>
          </table:table-cell>
          <table:table-cell office:value-type="string" calcext:value-type="string">
            <text:p>http://dbpedia.org/ontology/PopulatedPlace/areaTot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29]=0;IF([.E15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29]=[.E1529]+[.C1529]; 1; 0)" office:value-type="float" office:value="0" calcext:value-type="float">
            <text:p>0</text:p>
          </table:table-cell>
          <table:table-cell office:value-type="float" office:value="8.69222784042358" calcext:value-type="float">
            <text:p>8.6922278404</text:p>
          </table:table-cell>
          <table:table-cell office:value-type="float" office:value="0.00153875350952148" calcext:value-type="float">
            <text:p>0.0015387535</text:p>
          </table:table-cell>
          <table:table-cell office:value-type="float" office:value="3.87660098075867" calcext:value-type="float">
            <text:p>3.8766009808</text:p>
          </table:table-cell>
          <table:table-cell office:value-type="float" office:value="0.223334074020386" calcext:value-type="float">
            <text:p>0.223334074</text:p>
          </table:table-cell>
          <table:table-cell office:value-type="float" office:value="4.59075403213501" calcext:value-type="float">
            <text:p>4.5907540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73643_0_85033633345575145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30]=0;IF([.E15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30]=[.E1530]+[.C1530]; 1; 0)" office:value-type="float" office:value="1" calcext:value-type="float">
            <text:p>1</text:p>
          </table:table-cell>
          <table:table-cell office:value-type="float" office:value="0.480430841445923" calcext:value-type="float">
            <text:p>0.4804308414</text:p>
          </table:table-cell>
          <table:table-cell office:value-type="float" office:value="0.000680923461914063" calcext:value-type="float">
            <text:p>0.0006809235</text:p>
          </table:table-cell>
          <table:table-cell office:value-type="float" office:value="0.479742050170898" calcext:value-type="float">
            <text:p>0.479742050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764224_0_515744189130384109.csv</text:p>
          </table:table-cell>
          <table:table-cell office:value-type="string" calcext:value-type="string">
            <text:p>http://dbpedia.org/ontology/abstract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531]=0;IF([.E15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31]=[.E1531]+[.C1531]; 1; 0)" office:value-type="float" office:value="1" calcext:value-type="float">
            <text:p>1</text:p>
          </table:table-cell>
          <table:table-cell office:value-type="float" office:value="5.96934294700623" calcext:value-type="float">
            <text:p>5.969342947</text:p>
          </table:table-cell>
          <table:table-cell office:value-type="float" office:value="0.000904321670532227" calcext:value-type="float">
            <text:p>0.0009043217</text:p>
          </table:table-cell>
          <table:table-cell office:value-type="float" office:value="2.07121992111206" calcext:value-type="float">
            <text:p>2.0712199211</text:p>
          </table:table-cell>
          <table:table-cell office:value-type="float" office:value="0.67512583732605" calcext:value-type="float">
            <text:p>0.6751258373</text:p>
          </table:table-cell>
          <table:table-cell office:value-type="float" office:value="3.22209286689758" calcext:value-type="float">
            <text:p>3.2220928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318057_0_50679757599932335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32]=0;IF([.E15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32]=[.E1532]+[.C1532]; 1; 0)" office:value-type="float" office:value="0" calcext:value-type="float">
            <text:p>0</text:p>
          </table:table-cell>
          <table:table-cell office:value-type="float" office:value="41.9261569976807" calcext:value-type="float">
            <text:p>41.9261569977</text:p>
          </table:table-cell>
          <table:table-cell office:value-type="float" office:value="0.00457191467285156" calcext:value-type="float">
            <text:p>0.0045719147</text:p>
          </table:table-cell>
          <table:table-cell office:value-type="float" office:value="3.54712390899658" calcext:value-type="float">
            <text:p>3.547123909</text:p>
          </table:table-cell>
          <table:table-cell office:value-type="float" office:value="1.97324800491333" calcext:value-type="float">
            <text:p>1.9732480049</text:p>
          </table:table-cell>
          <table:table-cell office:value-type="float" office:value="36.4012131690979" calcext:value-type="float">
            <text:p>36.40121316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467793_0_37993941091312126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33]=0;IF([.E15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33]=[.E1533]+[.C1533]; 1; 0)" office:value-type="float" office:value="1" calcext:value-type="float">
            <text:p>1</text:p>
          </table:table-cell>
          <table:table-cell office:value-type="float" office:value="3.51689410209656" calcext:value-type="float">
            <text:p>3.5168941021</text:p>
          </table:table-cell>
          <table:table-cell office:value-type="float" office:value="0.000827312469482422" calcext:value-type="float">
            <text:p>0.0008273125</text:p>
          </table:table-cell>
          <table:table-cell office:value-type="float" office:value="3.51604700088501" calcext:value-type="float">
            <text:p>3.5160470009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508072_0_471736272235886422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34]=0;IF([.E153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34]=[.E1534]+[.C1534]; 1; 0)" office:value-type="float" office:value="1" calcext:value-type="float">
            <text:p>1</text:p>
          </table:table-cell>
          <table:table-cell office:value-type="float" office:value="22.9765930175781" calcext:value-type="float">
            <text:p>22.9765930176</text:p>
          </table:table-cell>
          <table:table-cell office:value-type="float" office:value="0.00327920913696289" calcext:value-type="float">
            <text:p>0.0032792091</text:p>
          </table:table-cell>
          <table:table-cell office:value-type="float" office:value="3.74960684776306" calcext:value-type="float">
            <text:p>3.7496068478</text:p>
          </table:table-cell>
          <table:table-cell office:value-type="float" office:value="2.01730012893677" calcext:value-type="float">
            <text:p>2.0173001289</text:p>
          </table:table-cell>
          <table:table-cell office:value-type="float" office:value="17.2064068317413" calcext:value-type="float">
            <text:p>17.2064068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375718_0_59553399022268300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35]=0;IF([.E15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35]=[.E1535]+[.C1535]; 1; 0)" office:value-type="float" office:value="1" calcext:value-type="float">
            <text:p>1</text:p>
          </table:table-cell>
          <table:table-cell office:value-type="float" office:value="0.272508859634399" calcext:value-type="float">
            <text:p>0.2725088596</text:p>
          </table:table-cell>
          <table:table-cell office:value-type="float" office:value="0.000654935836791992" calcext:value-type="float">
            <text:p>0.0006549358</text:p>
          </table:table-cell>
          <table:table-cell office:value-type="float" office:value="0.271845817565918" calcext:value-type="float">
            <text:p>0.2718458176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9537082_0_778969431327101690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36]=0;IF([.E153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36]=[.E1536]+[.C1536]; 1; 0)" office:value-type="float" office:value="0" calcext:value-type="float">
            <text:p>0</text:p>
          </table:table-cell>
          <table:table-cell office:value-type="float" office:value="2.67861795425415" calcext:value-type="float">
            <text:p>2.6786179543</text:p>
          </table:table-cell>
          <table:table-cell office:value-type="float" office:value="0.00101208686828613" calcext:value-type="float">
            <text:p>0.0010120869</text:p>
          </table:table-cell>
          <table:table-cell office:value-type="float" office:value="2.67758584022522" calcext:value-type="float">
            <text:p>2.677585840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006562_0_317746126677179428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37]=0;IF([.E153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37]=[.E1537]+[.C1537]; 1; 0)" office:value-type="float" office:value="0" calcext:value-type="float">
            <text:p>0</text:p>
          </table:table-cell>
          <table:table-cell office:value-type="float" office:value="21.6889731884003" calcext:value-type="float">
            <text:p>21.6889731884</text:p>
          </table:table-cell>
          <table:table-cell office:value-type="float" office:value="0.00333499908447266" calcext:value-type="float">
            <text:p>0.0033349991</text:p>
          </table:table-cell>
          <table:table-cell office:value-type="float" office:value="2.32492017745972" calcext:value-type="float">
            <text:p>2.3249201775</text:p>
          </table:table-cell>
          <table:table-cell office:value-type="float" office:value="1.97368597984314" calcext:value-type="float">
            <text:p>1.9736859798</text:p>
          </table:table-cell>
          <table:table-cell office:value-type="float" office:value="17.3870320320129" calcext:value-type="float">
            <text:p>17.387032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688745_0_5865173677570896512.csv</text:p>
          </table:table-cell>
          <table:table-cell office:value-type="string" calcext:value-type="string">
            <text:p>http://dbpedia.org/ontology/country|http://dbpedia.org/ontology/national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538]=0;IF([.E153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38]=[.E1538]+[.C1538]; 1; 0)" office:value-type="float" office:value="0" calcext:value-type="float">
            <text:p>0</text:p>
          </table:table-cell>
          <table:table-cell office:value-type="float" office:value="32.5132451057434" calcext:value-type="float">
            <text:p>32.5132451057</text:p>
          </table:table-cell>
          <table:table-cell office:value-type="float" office:value="0.00447893142700195" calcext:value-type="float">
            <text:p>0.0044789314</text:p>
          </table:table-cell>
          <table:table-cell office:value-type="float" office:value="3.18363404273987" calcext:value-type="float">
            <text:p>3.1836340427</text:p>
          </table:table-cell>
          <table:table-cell office:value-type="float" office:value="2.16712021827698" calcext:value-type="float">
            <text:p>2.1671202183</text:p>
          </table:table-cell>
          <table:table-cell office:value-type="float" office:value="27.1580119132996" calcext:value-type="float">
            <text:p>27.1580119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0885013_0_40921969166912509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39]=0;IF([.E153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39]=[.E1539]+[.C1539]; 1; 0)" office:value-type="float" office:value="0" calcext:value-type="float">
            <text:p>0</text:p>
          </table:table-cell>
          <table:table-cell office:value-type="float" office:value="22.4612488746643" calcext:value-type="float">
            <text:p>22.4612488747</text:p>
          </table:table-cell>
          <table:table-cell office:value-type="float" office:value="0.00278401374816895" calcext:value-type="float">
            <text:p>0.0027840137</text:p>
          </table:table-cell>
          <table:table-cell office:value-type="float" office:value="3.50224494934082" calcext:value-type="float">
            <text:p>3.5022449493</text:p>
          </table:table-cell>
          <table:table-cell office:value-type="float" office:value="1.73301792144775" calcext:value-type="float">
            <text:p>1.7330179214</text:p>
          </table:table-cell>
          <table:table-cell office:value-type="float" office:value="17.2232019901276" calcext:value-type="float">
            <text:p>17.2232019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890270_9_329309714186909409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40]=0;IF([.E15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40]=[.E1540]+[.C1540]; 1; 0)" office:value-type="float" office:value="0" calcext:value-type="float">
            <text:p>0</text:p>
          </table:table-cell>
          <table:table-cell office:value-type="float" office:value="3.1354022026062" calcext:value-type="float">
            <text:p>3.1354022026</text:p>
          </table:table-cell>
          <table:table-cell office:value-type="float" office:value="0.00113630294799805" calcext:value-type="float">
            <text:p>0.0011363029</text:p>
          </table:table-cell>
          <table:table-cell office:value-type="float" office:value="3.13424587249756" calcext:value-type="float">
            <text:p>3.134245872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82838_3_701994581742311764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41]=0;IF([.E154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41]=[.E1541]+[.C1541]; 1; 0)" office:value-type="float" office:value="0" calcext:value-type="float">
            <text:p>0</text:p>
          </table:table-cell>
          <table:table-cell office:value-type="float" office:value="3.31801891326904" calcext:value-type="float">
            <text:p>3.3180189133</text:p>
          </table:table-cell>
          <table:table-cell office:value-type="float" office:value="0.00101399421691895" calcext:value-type="float">
            <text:p>0.0010139942</text:p>
          </table:table-cell>
          <table:table-cell office:value-type="float" office:value="3.3169858455658" calcext:value-type="float">
            <text:p>3.316985845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164259_0_913865761583519785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42]=0;IF([.E154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42]=[.E1542]+[.C1542]; 1; 0)" office:value-type="float" office:value="1" calcext:value-type="float">
            <text:p>1</text:p>
          </table:table-cell>
          <table:table-cell office:value-type="float" office:value="5.42862010002136" calcext:value-type="float">
            <text:p>5.4286201</text:p>
          </table:table-cell>
          <table:table-cell office:value-type="float" office:value="0.00117301940917969" calcext:value-type="float">
            <text:p>0.0011730194</text:p>
          </table:table-cell>
          <table:table-cell office:value-type="float" office:value="2.93663001060486" calcext:value-type="float">
            <text:p>2.9366300106</text:p>
          </table:table-cell>
          <table:table-cell office:value-type="float" office:value="0.832095146179199" calcext:value-type="float">
            <text:p>0.8320951462</text:p>
          </table:table-cell>
          <table:table-cell office:value-type="float" office:value="1.65872192382813" calcext:value-type="float">
            <text:p>1.65872192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514612_0_30184396499425262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43]=0;IF([.E154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43]=[.E1543]+[.C1543]; 1; 0)" office:value-type="float" office:value="1" calcext:value-type="float">
            <text:p>1</text:p>
          </table:table-cell>
          <table:table-cell office:value-type="float" office:value="2.09697508811951" calcext:value-type="float">
            <text:p>2.0969750881</text:p>
          </table:table-cell>
          <table:table-cell office:value-type="float" office:value="0.00111889839172363" calcext:value-type="float">
            <text:p>0.0011188984</text:p>
          </table:table-cell>
          <table:table-cell office:value-type="float" office:value="2.00856995582581" calcext:value-type="float">
            <text:p>2.0085699558</text:p>
          </table:table-cell>
          <table:table-cell office:value-type="float" office:value="0.0872812271118164" calcext:value-type="float">
            <text:p>0.0872812271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242003_5_484757198331303336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44]=0;IF([.E154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44]=[.E1544]+[.C1544]; 1; 0)" office:value-type="float" office:value="0" calcext:value-type="float">
            <text:p>0</text:p>
          </table:table-cell>
          <table:table-cell office:value-type="float" office:value="0.977712154388428" calcext:value-type="float">
            <text:p>0.9777121544</text:p>
          </table:table-cell>
          <table:table-cell office:value-type="float" office:value="0.000972986221313477" calcext:value-type="float">
            <text:p>0.0009729862</text:p>
          </table:table-cell>
          <table:table-cell office:value-type="float" office:value="0.976726055145264" calcext:value-type="float">
            <text:p>0.9767260551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010885_0_293761791739577169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45]=0;IF([.E154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45]=[.E1545]+[.C1545]; 1; 0)" office:value-type="float" office:value="1" calcext:value-type="float">
            <text:p>1</text:p>
          </table:table-cell>
          <table:table-cell office:value-type="float" office:value="1.90701603889465" calcext:value-type="float">
            <text:p>1.9070160389</text:p>
          </table:table-cell>
          <table:table-cell office:value-type="float" office:value="0.00114679336547852" calcext:value-type="float">
            <text:p>0.0011467934</text:p>
          </table:table-cell>
          <table:table-cell office:value-type="float" office:value="1.82118701934814" calcext:value-type="float">
            <text:p>1.8211870193</text:p>
          </table:table-cell>
          <table:table-cell office:value-type="float" office:value="0.0846781730651856" calcext:value-type="float">
            <text:p>0.0846781731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657269_1_516123125074102895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46]=0;IF([.E154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46]=[.E1546]+[.C1546]; 1; 0)" office:value-type="float" office:value="0" calcext:value-type="float">
            <text:p>0</text:p>
          </table:table-cell>
          <table:table-cell office:value-type="float" office:value="1.22275710105896" calcext:value-type="float">
            <text:p>1.2227571011</text:p>
          </table:table-cell>
          <table:table-cell office:value-type="float" office:value="0.000868082046508789" calcext:value-type="float">
            <text:p>0.000868082</text:p>
          </table:table-cell>
          <table:table-cell office:value-type="float" office:value="1.22187495231628" calcext:value-type="float">
            <text:p>1.2218749523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662505_0_8667805680642111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47]=0;IF([.E154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47]=[.E1547]+[.C1547]; 1; 0)" office:value-type="float" office:value="0" calcext:value-type="float">
            <text:p>0</text:p>
          </table:table-cell>
          <table:table-cell office:value-type="float" office:value="2.23116707801819" calcext:value-type="float">
            <text:p>2.231167078</text:p>
          </table:table-cell>
          <table:table-cell office:value-type="float" office:value="0.00115180015563965" calcext:value-type="float">
            <text:p>0.0011518002</text:p>
          </table:table-cell>
          <table:table-cell office:value-type="float" office:value="2.23000121116638" calcext:value-type="float">
            <text:p>2.2300012112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80532_0_632796026974769478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48]=0;IF([.E15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48]=[.E1548]+[.C1548]; 1; 0)" office:value-type="float" office:value="1" calcext:value-type="float">
            <text:p>1</text:p>
          </table:table-cell>
          <table:table-cell office:value-type="float" office:value="0.5626060962677" calcext:value-type="float">
            <text:p>0.5626060963</text:p>
          </table:table-cell>
          <table:table-cell office:value-type="float" office:value="0.000787258148193359" calcext:value-type="float">
            <text:p>0.0007872581</text:p>
          </table:table-cell>
          <table:table-cell office:value-type="float" office:value="0.561809062957764" calcext:value-type="float">
            <text:p>0.561809063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505151_3_467414855023670382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49]=0;IF([.E15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49]=[.E1549]+[.C1549]; 1; 0)" office:value-type="float" office:value="1" calcext:value-type="float">
            <text:p>1</text:p>
          </table:table-cell>
          <table:table-cell office:value-type="float" office:value="7.12093114852905" calcext:value-type="float">
            <text:p>7.1209311485</text:p>
          </table:table-cell>
          <table:table-cell office:value-type="float" office:value="0.0010840892791748" calcext:value-type="float">
            <text:p>0.0010840893</text:p>
          </table:table-cell>
          <table:table-cell office:value-type="float" office:value="6.35879898071289" calcext:value-type="float">
            <text:p>6.3587989807</text:p>
          </table:table-cell>
          <table:table-cell office:value-type="float" office:value="0.185060977935791" calcext:value-type="float">
            <text:p>0.1850609779</text:p>
          </table:table-cell>
          <table:table-cell office:value-type="float" office:value="0.575987100601196" calcext:value-type="float">
            <text:p>0.5759871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519570_0_59200529860524480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50]=0;IF([.E15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50]=[.E1550]+[.C1550]; 1; 0)" office:value-type="float" office:value="0" calcext:value-type="float">
            <text:p>0</text:p>
          </table:table-cell>
          <table:table-cell office:value-type="float" office:value="3.85279488563538" calcext:value-type="float">
            <text:p>3.8527948856</text:p>
          </table:table-cell>
          <table:table-cell office:value-type="float" office:value="0.00146889686584473" calcext:value-type="float">
            <text:p>0.0014688969</text:p>
          </table:table-cell>
          <table:table-cell office:value-type="float" office:value="2.68330502510071" calcext:value-type="float">
            <text:p>2.6833050251</text:p>
          </table:table-cell>
          <table:table-cell office:value-type="float" office:value="0.0909159183502197" calcext:value-type="float">
            <text:p>0.0909159184</text:p>
          </table:table-cell>
          <table:table-cell office:value-type="float" office:value="1.0771050453186" calcext:value-type="float">
            <text:p>1.07710504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916747_0_16239492261256834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1]=0;IF([.E15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51]=[.E1551]+[.C1551]; 1; 0)" office:value-type="float" office:value="1" calcext:value-type="float">
            <text:p>1</text:p>
          </table:table-cell>
          <table:table-cell office:value-type="float" office:value="2.73453283309937" calcext:value-type="float">
            <text:p>2.7345328331</text:p>
          </table:table-cell>
          <table:table-cell office:value-type="float" office:value="0.000823259353637695" calcext:value-type="float">
            <text:p>0.0008232594</text:p>
          </table:table-cell>
          <table:table-cell office:value-type="float" office:value="2.73369789123535" calcext:value-type="float">
            <text:p>2.7336978912</text:p>
          </table:table-cell>
          <table:table-cell office:value-type="float" office:value="0.00000882148742675781" calcext:value-type="float">
            <text:p>8.821487426757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168674_0_620494600511066365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52]=0;IF([.E15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52]=[.E1552]+[.C1552]; 1; 0)" office:value-type="float" office:value="0" calcext:value-type="float">
            <text:p>0</text:p>
          </table:table-cell>
          <table:table-cell office:value-type="float" office:value="2.01315999031067" calcext:value-type="float">
            <text:p>2.0131599903</text:p>
          </table:table-cell>
          <table:table-cell office:value-type="float" office:value="0.000818252563476563" calcext:value-type="float">
            <text:p>0.0008182526</text:p>
          </table:table-cell>
          <table:table-cell office:value-type="float" office:value="2.01233196258545" calcext:value-type="float">
            <text:p>2.0123319626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575189_0_636569201594140948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3]=0;IF([.E155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53]=[.E1553]+[.C1553]; 1; 0)" office:value-type="float" office:value="1" calcext:value-type="float">
            <text:p>1</text:p>
          </table:table-cell>
          <table:table-cell office:value-type="float" office:value="2.14967107772827" calcext:value-type="float">
            <text:p>2.1496710777</text:p>
          </table:table-cell>
          <table:table-cell office:value-type="float" office:value="0.000838994979858398" calcext:value-type="float">
            <text:p>0.000838995</text:p>
          </table:table-cell>
          <table:table-cell office:value-type="float" office:value="2.14881205558777" calcext:value-type="float">
            <text:p>2.148812055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854950_0_73696698718378094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4]=0;IF([.E155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54]=[.E1554]+[.C1554]; 1; 0)" office:value-type="float" office:value="1" calcext:value-type="float">
            <text:p>1</text:p>
          </table:table-cell>
          <table:table-cell office:value-type="float" office:value="2.0974850654602" calcext:value-type="float">
            <text:p>2.0974850655</text:p>
          </table:table-cell>
          <table:table-cell office:value-type="float" office:value="0.000972986221313477" calcext:value-type="float">
            <text:p>0.0009729862</text:p>
          </table:table-cell>
          <table:table-cell office:value-type="float" office:value="2.09649300575256" calcext:value-type="float">
            <text:p>2.0964930058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622731_0_79849997585146052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5]=0;IF([.E155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55]=[.E1555]+[.C1555]; 1; 0)" office:value-type="float" office:value="1" calcext:value-type="float">
            <text:p>1</text:p>
          </table:table-cell>
          <table:table-cell office:value-type="float" office:value="2.43689799308777" calcext:value-type="float">
            <text:p>2.4368979931</text:p>
          </table:table-cell>
          <table:table-cell office:value-type="float" office:value="0.00171589851379395" calcext:value-type="float">
            <text:p>0.0017158985</text:p>
          </table:table-cell>
          <table:table-cell office:value-type="float" office:value="2.277184009552" calcext:value-type="float">
            <text:p>2.2771840096</text:p>
          </table:table-cell>
          <table:table-cell office:value-type="float" office:value="0.157993078231812" calcext:value-type="float">
            <text:p>0.1579930782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902752_0_86072148144453850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6]=0;IF([.E15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56]=[.E1556]+[.C1556]; 1; 0)" office:value-type="float" office:value="1" calcext:value-type="float">
            <text:p>1</text:p>
          </table:table-cell>
          <table:table-cell office:value-type="float" office:value="2.96670508384705" calcext:value-type="float">
            <text:p>2.9667050838</text:p>
          </table:table-cell>
          <table:table-cell office:value-type="float" office:value="0.00130295753479004" calcext:value-type="float">
            <text:p>0.0013029575</text:p>
          </table:table-cell>
          <table:table-cell office:value-type="float" office:value="2.87784099578857" calcext:value-type="float">
            <text:p>2.8778409958</text:p>
          </table:table-cell>
          <table:table-cell office:value-type="float" office:value="0.0875561237335205" calcext:value-type="float">
            <text:p>0.0875561237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6646666_0_58025981121713032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57]=0;IF([.E155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57]=[.E1557]+[.C1557]; 1; 0)" office:value-type="float" office:value="0" calcext:value-type="float">
            <text:p>0</text:p>
          </table:table-cell>
          <table:table-cell office:value-type="float" office:value="2.46064400672913" calcext:value-type="float">
            <text:p>2.4606440067</text:p>
          </table:table-cell>
          <table:table-cell office:value-type="float" office:value="0.000839948654174805" calcext:value-type="float">
            <text:p>0.0008399487</text:p>
          </table:table-cell>
          <table:table-cell office:value-type="float" office:value="2.45978403091431" calcext:value-type="float">
            <text:p>2.4597840309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336061_0_74518442878513346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8]=0;IF([.E15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58]=[.E1558]+[.C1558]; 1; 0)" office:value-type="float" office:value="1" calcext:value-type="float">
            <text:p>1</text:p>
          </table:table-cell>
          <table:table-cell office:value-type="float" office:value="1.92898917198181" calcext:value-type="float">
            <text:p>1.928989172</text:p>
          </table:table-cell>
          <table:table-cell office:value-type="float" office:value="0.000985145568847656" calcext:value-type="float">
            <text:p>0.0009851456</text:p>
          </table:table-cell>
          <table:table-cell office:value-type="float" office:value="1.92798900604248" calcext:value-type="float">
            <text:p>1.927989006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168879_2_78268153415583261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59]=0;IF([.E15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59]=[.E1559]+[.C1559]; 1; 0)" office:value-type="float" office:value="1" calcext:value-type="float">
            <text:p>1</text:p>
          </table:table-cell>
          <table:table-cell office:value-type="float" office:value="1.12290000915527" calcext:value-type="float">
            <text:p>1.1229000092</text:p>
          </table:table-cell>
          <table:table-cell office:value-type="float" office:value="0.00095677375793457" calcext:value-type="float">
            <text:p>0.0009567738</text:p>
          </table:table-cell>
          <table:table-cell office:value-type="float" office:value="1.1219310760498" calcext:value-type="float">
            <text:p>1.121931076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944275_0_3595539032297876616.csv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60]=0;IF([.E156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60]=[.E1560]+[.C1560]; 1; 0)" office:value-type="float" office:value="0" calcext:value-type="float">
            <text:p>0</text:p>
          </table:table-cell>
          <table:table-cell office:value-type="float" office:value="29.6215941905975" calcext:value-type="float">
            <text:p>29.6215941906</text:p>
          </table:table-cell>
          <table:table-cell office:value-type="float" office:value="0.00285220146179199" calcext:value-type="float">
            <text:p>0.0028522015</text:p>
          </table:table-cell>
          <table:table-cell office:value-type="float" office:value="3.49734902381897" calcext:value-type="float">
            <text:p>3.4973490238</text:p>
          </table:table-cell>
          <table:table-cell office:value-type="float" office:value="1.78088998794556" calcext:value-type="float">
            <text:p>1.7808899879</text:p>
          </table:table-cell>
          <table:table-cell office:value-type="float" office:value="24.3405029773712" calcext:value-type="float">
            <text:p>24.34050297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802090_0_646048191741558028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1]=0;IF([.E15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61]=[.E1561]+[.C1561]; 1; 0)" office:value-type="float" office:value="1" calcext:value-type="float">
            <text:p>1</text:p>
          </table:table-cell>
          <table:table-cell office:value-type="float" office:value="1.86770510673523" calcext:value-type="float">
            <text:p>1.8677051067</text:p>
          </table:table-cell>
          <table:table-cell office:value-type="float" office:value="0.000824928283691406" calcext:value-type="float">
            <text:p>0.0008249283</text:p>
          </table:table-cell>
          <table:table-cell office:value-type="float" office:value="1.19437599182129" calcext:value-type="float">
            <text:p>1.1943759918</text:p>
          </table:table-cell>
          <table:table-cell office:value-type="float" office:value="0.165080070495606" calcext:value-type="float">
            <text:p>0.1650800705</text:p>
          </table:table-cell>
          <table:table-cell office:value-type="float" office:value="0.507424116134644" calcext:value-type="float">
            <text:p>0.5074241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834572_0_82683869598309524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2]=0;IF([.E156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62]=[.E1562]+[.C1562]; 1; 0)" office:value-type="float" office:value="1" calcext:value-type="float">
            <text:p>1</text:p>
          </table:table-cell>
          <table:table-cell office:value-type="float" office:value="1.48540902137756" calcext:value-type="float">
            <text:p>1.4854090214</text:p>
          </table:table-cell>
          <table:table-cell office:value-type="float" office:value="0.000812053680419922" calcext:value-type="float">
            <text:p>0.0008120537</text:p>
          </table:table-cell>
          <table:table-cell office:value-type="float" office:value="1.48458600044251" calcext:value-type="float">
            <text:p>1.4845860004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8456681_0_473594254643905044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3]=0;IF([.E156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63]=[.E1563]+[.C1563]; 1; 0)" office:value-type="float" office:value="1" calcext:value-type="float">
            <text:p>1</text:p>
          </table:table-cell>
          <table:table-cell office:value-type="float" office:value="3.66131687164307" calcext:value-type="float">
            <text:p>3.6613168716</text:p>
          </table:table-cell>
          <table:table-cell office:value-type="float" office:value="0.00200176239013672" calcext:value-type="float">
            <text:p>0.0020017624</text:p>
          </table:table-cell>
          <table:table-cell office:value-type="float" office:value="2.80266404151917" calcext:value-type="float">
            <text:p>2.8026640415</text:p>
          </table:table-cell>
          <table:table-cell office:value-type="float" office:value="0.0758659839630127" calcext:value-type="float">
            <text:p>0.075865984</text:p>
          </table:table-cell>
          <table:table-cell office:value-type="float" office:value="0.780785083770752" calcext:value-type="float">
            <text:p>0.78078508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6534416_0_71844928644343319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4]=0;IF([.E156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64]=[.E1564]+[.C1564]; 1; 0)" office:value-type="float" office:value="1" calcext:value-type="float">
            <text:p>1</text:p>
          </table:table-cell>
          <table:table-cell office:value-type="float" office:value="3.3220841884613" calcext:value-type="float">
            <text:p>3.3220841885</text:p>
          </table:table-cell>
          <table:table-cell office:value-type="float" office:value="0.00151705741882324" calcext:value-type="float">
            <text:p>0.0015170574</text:p>
          </table:table-cell>
          <table:table-cell office:value-type="float" office:value="1.72790718078613" calcext:value-type="float">
            <text:p>1.7279071808</text:p>
          </table:table-cell>
          <table:table-cell office:value-type="float" office:value="0.082615852355957" calcext:value-type="float">
            <text:p>0.0826158524</text:p>
          </table:table-cell>
          <table:table-cell office:value-type="float" office:value="1.51004409790039" calcext:value-type="float">
            <text:p>1.5100440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003444_33_12885322094918672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5]=0;IF([.E156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65]=[.E1565]+[.C1565]; 1; 0)" office:value-type="float" office:value="1" calcext:value-type="float">
            <text:p>1</text:p>
          </table:table-cell>
          <table:table-cell office:value-type="float" office:value="0.286841154098511" calcext:value-type="float">
            <text:p>0.2868411541</text:p>
          </table:table-cell>
          <table:table-cell office:value-type="float" office:value="0.000631093978881836" calcext:value-type="float">
            <text:p>0.000631094</text:p>
          </table:table-cell>
          <table:table-cell office:value-type="float" office:value="0.286202192306519" calcext:value-type="float">
            <text:p>0.2862021923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187596_5_267094763049046220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6]=0;IF([.E15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66]=[.E1566]+[.C1566]; 1; 0)" office:value-type="float" office:value="1" calcext:value-type="float">
            <text:p>1</text:p>
          </table:table-cell>
          <table:table-cell office:value-type="float" office:value="1.69670081138611" calcext:value-type="float">
            <text:p>1.6967008114</text:p>
          </table:table-cell>
          <table:table-cell office:value-type="float" office:value="0.00114178657531738" calcext:value-type="float">
            <text:p>0.0011417866</text:p>
          </table:table-cell>
          <table:table-cell office:value-type="float" office:value="1.6955418586731" calcext:value-type="float">
            <text:p>1.6955418587</text:p>
          </table:table-cell>
          <table:table-cell office:value-type="float" office:value="0.0000121593475341797" calcext:value-type="float">
            <text:p>1.21593475341797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3810207_0_559604269409077146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7]=0;IF([.E15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67]=[.E1567]+[.C1567]; 1; 0)" office:value-type="float" office:value="1" calcext:value-type="float">
            <text:p>1</text:p>
          </table:table-cell>
          <table:table-cell office:value-type="float" office:value="1.60261797904968" calcext:value-type="float">
            <text:p>1.602617979</text:p>
          </table:table-cell>
          <table:table-cell office:value-type="float" office:value="0.00135588645935059" calcext:value-type="float">
            <text:p>0.0013558865</text:p>
          </table:table-cell>
          <table:table-cell office:value-type="float" office:value="0.944272041320801" calcext:value-type="float">
            <text:p>0.9442720413</text:p>
          </table:table-cell>
          <table:table-cell office:value-type="float" office:value="0.656432151794434" calcext:value-type="float">
            <text:p>0.6564321518</text:p>
          </table:table-cell>
          <table:table-cell office:value-type="float" office:value="0.000557899475097656" calcext:value-type="float">
            <text:p>0.00055789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2806029_0_75441273404897028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8]=0;IF([.E156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68]=[.E1568]+[.C1568]; 1; 0)" office:value-type="float" office:value="1" calcext:value-type="float">
            <text:p>1</text:p>
          </table:table-cell>
          <table:table-cell office:value-type="float" office:value="0.662265062332153" calcext:value-type="float">
            <text:p>0.6622650623</text:p>
          </table:table-cell>
          <table:table-cell office:value-type="float" office:value="0.000954866409301758" calcext:value-type="float">
            <text:p>0.0009548664</text:p>
          </table:table-cell>
          <table:table-cell office:value-type="float" office:value="0.661300897598267" calcext:value-type="float">
            <text:p>0.6613008976</text:p>
          </table:table-cell>
          <table:table-cell office:value-type="float" office:value="0.00000619888305664063" calcext:value-type="float">
            <text:p>6.1988830566406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908280_0_770547472326901015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69]=0;IF([.E15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69]=[.E1569]+[.C1569]; 1; 0)" office:value-type="float" office:value="1" calcext:value-type="float">
            <text:p>1</text:p>
          </table:table-cell>
          <table:table-cell office:value-type="float" office:value="3.0934910774231" calcext:value-type="float">
            <text:p>3.0934910774</text:p>
          </table:table-cell>
          <table:table-cell office:value-type="float" office:value="0.00113797187805176" calcext:value-type="float">
            <text:p>0.0011379719</text:p>
          </table:table-cell>
          <table:table-cell office:value-type="float" office:value="2.90684509277344" calcext:value-type="float">
            <text:p>2.9068450928</text:p>
          </table:table-cell>
          <table:table-cell office:value-type="float" office:value="0.185503005981445" calcext:value-type="float">
            <text:p>0.18550300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645700_8_47953808756350020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0]=0;IF([.E157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70]=[.E1570]+[.C1570]; 1; 0)" office:value-type="float" office:value="1" calcext:value-type="float">
            <text:p>1</text:p>
          </table:table-cell>
          <table:table-cell office:value-type="float" office:value="0.6441810131073" calcext:value-type="float">
            <text:p>0.6441810131</text:p>
          </table:table-cell>
          <table:table-cell office:value-type="float" office:value="0.00138497352600098" calcext:value-type="float">
            <text:p>0.0013849735</text:p>
          </table:table-cell>
          <table:table-cell office:value-type="float" office:value="0.486607074737549" calcext:value-type="float">
            <text:p>0.4866070747</text:p>
          </table:table-cell>
          <table:table-cell office:value-type="float" office:value="0.156184911727905" calcext:value-type="float">
            <text:p>0.1561849117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509511_30_714949963601488305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1]=0;IF([.E15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71]=[.E1571]+[.C1571]; 1; 0)" office:value-type="float" office:value="1" calcext:value-type="float">
            <text:p>1</text:p>
          </table:table-cell>
          <table:table-cell office:value-type="float" office:value="1.10198998451233" calcext:value-type="float">
            <text:p>1.1019899845</text:p>
          </table:table-cell>
          <table:table-cell office:value-type="float" office:value="0.000979900360107422" calcext:value-type="float">
            <text:p>0.0009799004</text:p>
          </table:table-cell>
          <table:table-cell office:value-type="float" office:value="1.1010000705719" calcext:value-type="float">
            <text:p>1.1010000706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979484_0_7163008898494956882.csv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572]=0;IF([.E15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72]=[.E1572]+[.C1572]; 1; 0)" office:value-type="float" office:value="1" calcext:value-type="float">
            <text:p>1</text:p>
          </table:table-cell>
          <table:table-cell office:value-type="float" office:value="4.3043270111084" calcext:value-type="float">
            <text:p>4.3043270111</text:p>
          </table:table-cell>
          <table:table-cell office:value-type="float" office:value="0.00092625617980957" calcext:value-type="float">
            <text:p>0.0009262562</text:p>
          </table:table-cell>
          <table:table-cell office:value-type="float" office:value="0.851415872573852" calcext:value-type="float">
            <text:p>0.8514158726</text:p>
          </table:table-cell>
          <table:table-cell office:value-type="float" office:value="0.41586709022522" calcext:value-type="float">
            <text:p>0.4158670902</text:p>
          </table:table-cell>
          <table:table-cell office:value-type="float" office:value="3.03611779212952" calcext:value-type="float">
            <text:p>3.03611779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89822_6_3746240443141512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3]=0;IF([.E157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73]=[.E1573]+[.C1573]; 1; 0)" office:value-type="float" office:value="1" calcext:value-type="float">
            <text:p>1</text:p>
          </table:table-cell>
          <table:table-cell office:value-type="float" office:value="1.87341690063477" calcext:value-type="float">
            <text:p>1.8734169006</text:p>
          </table:table-cell>
          <table:table-cell office:value-type="float" office:value="0.00131797790527344" calcext:value-type="float">
            <text:p>0.0013179779</text:p>
          </table:table-cell>
          <table:table-cell office:value-type="float" office:value="1.87207889556885" calcext:value-type="float">
            <text:p>1.8720788956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669943_0_14623072753097561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74]=0;IF([.E157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74]=[.E1574]+[.C1574]; 1; 0)" office:value-type="float" office:value="0" calcext:value-type="float">
            <text:p>0</text:p>
          </table:table-cell>
          <table:table-cell office:value-type="float" office:value="4.92661619186401" calcext:value-type="float">
            <text:p>4.9266161919</text:p>
          </table:table-cell>
          <table:table-cell office:value-type="float" office:value="0.00175690650939941" calcext:value-type="float">
            <text:p>0.0017569065</text:p>
          </table:table-cell>
          <table:table-cell office:value-type="float" office:value="2.82044219970703" calcext:value-type="float">
            <text:p>2.8204421997</text:p>
          </table:table-cell>
          <table:table-cell office:value-type="float" office:value="0.0807890892028809" calcext:value-type="float">
            <text:p>0.0807890892</text:p>
          </table:table-cell>
          <table:table-cell office:value-type="float" office:value="2.0236279964447" calcext:value-type="float">
            <text:p>2.0236279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386514_7_5094583131055418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5]=0;IF([.E157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75]=[.E1575]+[.C1575]; 1; 0)" office:value-type="float" office:value="1" calcext:value-type="float">
            <text:p>1</text:p>
          </table:table-cell>
          <table:table-cell office:value-type="float" office:value="0.563857078552246" calcext:value-type="float">
            <text:p>0.5638570786</text:p>
          </table:table-cell>
          <table:table-cell office:value-type="float" office:value="0.000830173492431641" calcext:value-type="float">
            <text:p>0.0008301735</text:p>
          </table:table-cell>
          <table:table-cell office:value-type="float" office:value="0.563018083572388" calcext:value-type="float">
            <text:p>0.5630180836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8921467_0_699833919393346534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6]=0;IF([.E15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76]=[.E1576]+[.C1576]; 1; 0)" office:value-type="float" office:value="1" calcext:value-type="float">
            <text:p>1</text:p>
          </table:table-cell>
          <table:table-cell office:value-type="float" office:value="0.947094202041626" calcext:value-type="float">
            <text:p>0.947094202</text:p>
          </table:table-cell>
          <table:table-cell office:value-type="float" office:value="0.000991344451904297" calcext:value-type="float">
            <text:p>0.0009913445</text:p>
          </table:table-cell>
          <table:table-cell office:value-type="float" office:value="0.629678010940552" calcext:value-type="float">
            <text:p>0.6296780109</text:p>
          </table:table-cell>
          <table:table-cell office:value-type="float" office:value="0.316421985626221" calcext:value-type="float">
            <text:p>0.316421985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125681_6_5647583576580317440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77]=0;IF([.E157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77]=[.E1577]+[.C1577]; 1; 0)" office:value-type="float" office:value="1" calcext:value-type="float">
            <text:p>1</text:p>
          </table:table-cell>
          <table:table-cell office:value-type="float" office:value="14.1140100955963" calcext:value-type="float">
            <text:p>14.1140100956</text:p>
          </table:table-cell>
          <table:table-cell office:value-type="float" office:value="0.00296497344970703" calcext:value-type="float">
            <text:p>0.0029649734</text:p>
          </table:table-cell>
          <table:table-cell office:value-type="float" office:value="3.53232502937317" calcext:value-type="float">
            <text:p>3.5323250294</text:p>
          </table:table-cell>
          <table:table-cell office:value-type="float" office:value="1.53140902519226" calcext:value-type="float">
            <text:p>1.5314090252</text:p>
          </table:table-cell>
          <table:table-cell office:value-type="float" office:value="9.04731106758118" calcext:value-type="float">
            <text:p>9.04731106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9084079_0_45325449489825640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78]=0;IF([.E157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78]=[.E1578]+[.C1578]; 1; 0)" office:value-type="float" office:value="0" calcext:value-type="float">
            <text:p>0</text:p>
          </table:table-cell>
          <table:table-cell office:value-type="float" office:value="2.86622095108032" calcext:value-type="float">
            <text:p>2.8662209511</text:p>
          </table:table-cell>
          <table:table-cell office:value-type="float" office:value="0.00159287452697754" calcext:value-type="float">
            <text:p>0.0015928745</text:p>
          </table:table-cell>
          <table:table-cell office:value-type="float" office:value="2.8646080493927" calcext:value-type="float">
            <text:p>2.8646080494</text:p>
          </table:table-cell>
          <table:table-cell office:value-type="float" office:value="0.0000159740447998047" calcext:value-type="float">
            <text:p>0.000015974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626528_1_51699176232258766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79]=0;IF([.E15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79]=[.E1579]+[.C1579]; 1; 0)" office:value-type="float" office:value="1" calcext:value-type="float">
            <text:p>1</text:p>
          </table:table-cell>
          <table:table-cell office:value-type="float" office:value="1.18500804901123" calcext:value-type="float">
            <text:p>1.185008049</text:p>
          </table:table-cell>
          <table:table-cell office:value-type="float" office:value="0.000808000564575195" calcext:value-type="float">
            <text:p>0.0008080006</text:p>
          </table:table-cell>
          <table:table-cell office:value-type="float" office:value="1.18418908119202" calcext:value-type="float">
            <text:p>1.1841890812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62272_0_34994044272133879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0]=0;IF([.E15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80]=[.E1580]+[.C1580]; 1; 0)" office:value-type="float" office:value="1" calcext:value-type="float">
            <text:p>1</text:p>
          </table:table-cell>
          <table:table-cell office:value-type="float" office:value="0.857928037643433" calcext:value-type="float">
            <text:p>0.8579280376</text:p>
          </table:table-cell>
          <table:table-cell office:value-type="float" office:value="0.000973939895629883" calcext:value-type="float">
            <text:p>0.0009739399</text:p>
          </table:table-cell>
          <table:table-cell office:value-type="float" office:value="0.856945991516113" calcext:value-type="float">
            <text:p>0.856945991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873113_0_319151049807774970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1]=0;IF([.E15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81]=[.E1581]+[.C1581]; 1; 0)" office:value-type="float" office:value="1" calcext:value-type="float">
            <text:p>1</text:p>
          </table:table-cell>
          <table:table-cell office:value-type="float" office:value="2.36068797111511" calcext:value-type="float">
            <text:p>2.3606879711</text:p>
          </table:table-cell>
          <table:table-cell office:value-type="float" office:value="0.000816822052001953" calcext:value-type="float">
            <text:p>0.0008168221</text:p>
          </table:table-cell>
          <table:table-cell office:value-type="float" office:value="2.35985612869263" calcext:value-type="float">
            <text:p>2.3598561287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6277342_1_36041026770105068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2]=0;IF([.E158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82]=[.E1582]+[.C1582]; 1; 0)" office:value-type="float" office:value="1" calcext:value-type="float">
            <text:p>1</text:p>
          </table:table-cell>
          <table:table-cell office:value-type="float" office:value="1.96290993690491" calcext:value-type="float">
            <text:p>1.9629099369</text:p>
          </table:table-cell>
          <table:table-cell office:value-type="float" office:value="0.000959157943725586" calcext:value-type="float">
            <text:p>0.0009591579</text:p>
          </table:table-cell>
          <table:table-cell office:value-type="float" office:value="1.96193695068359" calcext:value-type="float">
            <text:p>1.9619369507</text:p>
          </table:table-cell>
          <table:table-cell office:value-type="float" office:value="0.0000100135803222656" calcext:value-type="float">
            <text:p>1.00135803222656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08357_0_239635774764234638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83]=0;IF([.E158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83]=[.E1583]+[.C1583]; 1; 0)" office:value-type="float" office:value="0" calcext:value-type="float">
            <text:p>0</text:p>
          </table:table-cell>
          <table:table-cell office:value-type="float" office:value="0.950623989105225" calcext:value-type="float">
            <text:p>0.9506239891</text:p>
          </table:table-cell>
          <table:table-cell office:value-type="float" office:value="0.00109481811523438" calcext:value-type="float">
            <text:p>0.0010948181</text:p>
          </table:table-cell>
          <table:table-cell office:value-type="float" office:value="0.94951605796814" calcext:value-type="float">
            <text:p>0.949516058</text:p>
          </table:table-cell>
          <table:table-cell office:value-type="float" office:value="0.00000905990600585938" calcext:value-type="float">
            <text:p>9.05990600585938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474274_0_85745885005323835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4]=0;IF([.E158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84]=[.E1584]+[.C1584]; 1; 0)" office:value-type="float" office:value="1" calcext:value-type="float">
            <text:p>1</text:p>
          </table:table-cell>
          <table:table-cell office:value-type="float" office:value="0.745563983917236" calcext:value-type="float">
            <text:p>0.7455639839</text:p>
          </table:table-cell>
          <table:table-cell office:value-type="float" office:value="0.000916004180908203" calcext:value-type="float">
            <text:p>0.0009160042</text:p>
          </table:table-cell>
          <table:table-cell office:value-type="float" office:value="0.66185188293457" calcext:value-type="float">
            <text:p>0.6618518829</text:p>
          </table:table-cell>
          <table:table-cell office:value-type="float" office:value="0.0827920436859131" calcext:value-type="float">
            <text:p>0.0827920437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785349_2_607368828317591358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85]=0;IF([.E1585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585]=[.E1585]+[.C1585]; 1; 0)" office:value-type="float" office:value="1" calcext:value-type="float">
            <text:p>1</text:p>
          </table:table-cell>
          <table:table-cell office:value-type="float" office:value="13.7656149864197" calcext:value-type="float">
            <text:p>13.7656149864</text:p>
          </table:table-cell>
          <table:table-cell office:value-type="float" office:value="0.00235557556152344" calcext:value-type="float">
            <text:p>0.0023555756</text:p>
          </table:table-cell>
          <table:table-cell office:value-type="float" office:value="1.34831809997559" calcext:value-type="float">
            <text:p>1.3483181</text:p>
          </table:table-cell>
          <table:table-cell office:value-type="float" office:value="0.626370191574097" calcext:value-type="float">
            <text:p>0.6263701916</text:p>
          </table:table-cell>
          <table:table-cell office:value-type="float" office:value="11.7885711193085" calcext:value-type="float">
            <text:p>11.7885711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599512_1_280388135214354946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586]=0;IF([.E158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86]=[.E1586]+[.C1586]; 1; 0)" office:value-type="float" office:value="0" calcext:value-type="float">
            <text:p>0</text:p>
          </table:table-cell>
          <table:table-cell office:value-type="float" office:value="4.86784386634827" calcext:value-type="float">
            <text:p>4.8678438663</text:p>
          </table:table-cell>
          <table:table-cell office:value-type="float" office:value="0.00118184089660645" calcext:value-type="float">
            <text:p>0.0011818409</text:p>
          </table:table-cell>
          <table:table-cell office:value-type="float" office:value="2.57838988304138" calcext:value-type="float">
            <text:p>2.578389883</text:p>
          </table:table-cell>
          <table:table-cell office:value-type="float" office:value="0.170210123062134" calcext:value-type="float">
            <text:p>0.1702101231</text:p>
          </table:table-cell>
          <table:table-cell office:value-type="float" office:value="2.11806201934814" calcext:value-type="float">
            <text:p>2.1180620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295881_0_32845178338052183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7]=0;IF([.E158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87]=[.E1587]+[.C1587]; 1; 0)" office:value-type="float" office:value="1" calcext:value-type="float">
            <text:p>1</text:p>
          </table:table-cell>
          <table:table-cell office:value-type="float" office:value="1.2964551448822" calcext:value-type="float">
            <text:p>1.2964551449</text:p>
          </table:table-cell>
          <table:table-cell office:value-type="float" office:value="0.000931262969970703" calcext:value-type="float">
            <text:p>0.000931263</text:p>
          </table:table-cell>
          <table:table-cell office:value-type="float" office:value="0.66920280456543" calcext:value-type="float">
            <text:p>0.6692028046</text:p>
          </table:table-cell>
          <table:table-cell office:value-type="float" office:value="0.124973058700562" calcext:value-type="float">
            <text:p>0.1249730587</text:p>
          </table:table-cell>
          <table:table-cell office:value-type="float" office:value="0.50134801864624" calcext:value-type="float">
            <text:p>0.5013480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441401_0_582072304151866169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88]=0;IF([.E158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88]=[.E1588]+[.C1588]; 1; 0)" office:value-type="float" office:value="0" calcext:value-type="float">
            <text:p>0</text:p>
          </table:table-cell>
          <table:table-cell office:value-type="float" office:value="3.05742692947388" calcext:value-type="float">
            <text:p>3.0574269295</text:p>
          </table:table-cell>
          <table:table-cell office:value-type="float" office:value="0.000844001770019531" calcext:value-type="float">
            <text:p>0.0008440018</text:p>
          </table:table-cell>
          <table:table-cell office:value-type="float" office:value="3.05656290054321" calcext:value-type="float">
            <text:p>3.056562900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993628_1_607276861227472970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89]=0;IF([.E158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89]=[.E1589]+[.C1589]; 1; 0)" office:value-type="float" office:value="1" calcext:value-type="float">
            <text:p>1</text:p>
          </table:table-cell>
          <table:table-cell office:value-type="float" office:value="1.91888403892517" calcext:value-type="float">
            <text:p>1.9188840389</text:p>
          </table:table-cell>
          <table:table-cell office:value-type="float" office:value="0.00114798545837402" calcext:value-type="float">
            <text:p>0.0011479855</text:p>
          </table:table-cell>
          <table:table-cell office:value-type="float" office:value="1.91771602630615" calcext:value-type="float">
            <text:p>1.917716026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375243_0_88558085690770228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90]=0;IF([.E159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90]=[.E1590]+[.C1590]; 1; 0)" office:value-type="float" office:value="1" calcext:value-type="float">
            <text:p>1</text:p>
          </table:table-cell>
          <table:table-cell office:value-type="float" office:value="0.710831880569458" calcext:value-type="float">
            <text:p>0.7108318806</text:p>
          </table:table-cell>
          <table:table-cell office:value-type="float" office:value="0.00138711929321289" calcext:value-type="float">
            <text:p>0.0013871193</text:p>
          </table:table-cell>
          <table:table-cell office:value-type="float" office:value="0.709434986114502" calcext:value-type="float">
            <text:p>0.7094349861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027162_94_674538924948316580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91]=0;IF([.E159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91]=[.E1591]+[.C1591]; 1; 0)" office:value-type="float" office:value="1" calcext:value-type="float">
            <text:p>1</text:p>
          </table:table-cell>
          <table:table-cell office:value-type="float" office:value="0.495674133300781" calcext:value-type="float">
            <text:p>0.4956741333</text:p>
          </table:table-cell>
          <table:table-cell office:value-type="float" office:value="0.000950098037719727" calcext:value-type="float">
            <text:p>0.000950098</text:p>
          </table:table-cell>
          <table:table-cell office:value-type="float" office:value="0.494714021682739" calcext:value-type="float">
            <text:p>0.4947140217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0194376_1_472377869794976482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92]=0;IF([.E159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92]=[.E1592]+[.C1592]; 1; 0)" office:value-type="float" office:value="1" calcext:value-type="float">
            <text:p>1</text:p>
          </table:table-cell>
          <table:table-cell office:value-type="float" office:value="4.04438805580139" calcext:value-type="float">
            <text:p>4.0443880558</text:p>
          </table:table-cell>
          <table:table-cell office:value-type="float" office:value="0.000838994979858398" calcext:value-type="float">
            <text:p>0.000838995</text:p>
          </table:table-cell>
          <table:table-cell office:value-type="float" office:value="4.04352998733521" calcext:value-type="float">
            <text:p>4.0435299873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682943_0_91665051354188367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93]=0;IF([.E159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93]=[.E1593]+[.C1593]; 1; 0)" office:value-type="float" office:value="1" calcext:value-type="float">
            <text:p>1</text:p>
          </table:table-cell>
          <table:table-cell office:value-type="float" office:value="1.9409019947052" calcext:value-type="float">
            <text:p>1.9409019947</text:p>
          </table:table-cell>
          <table:table-cell office:value-type="float" office:value="0.000982046127319336" calcext:value-type="float">
            <text:p>0.0009820461</text:p>
          </table:table-cell>
          <table:table-cell office:value-type="float" office:value="1.93990206718445" calcext:value-type="float">
            <text:p>1.9399020672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235991_0_220564504045093662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94]=0;IF([.E159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94]=[.E1594]+[.C1594]; 1; 0)" office:value-type="float" office:value="1" calcext:value-type="float">
            <text:p>1</text:p>
          </table:table-cell>
          <table:table-cell office:value-type="float" office:value="0.233243227005005" calcext:value-type="float">
            <text:p>0.233243227</text:p>
          </table:table-cell>
          <table:table-cell office:value-type="float" office:value="0.000958442687988281" calcext:value-type="float">
            <text:p>0.0009584427</text:p>
          </table:table-cell>
          <table:table-cell office:value-type="float" office:value="0.232277870178223" calcext:value-type="float">
            <text:p>0.2322778702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509539_1_766032579117028133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95]=0;IF([.E159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95]=[.E1595]+[.C1595]; 1; 0)" office:value-type="float" office:value="0" calcext:value-type="float">
            <text:p>0</text:p>
          </table:table-cell>
          <table:table-cell office:value-type="float" office:value="12.7907509803772" calcext:value-type="float">
            <text:p>12.7907509804</text:p>
          </table:table-cell>
          <table:table-cell office:value-type="float" office:value="0.00236725807189941" calcext:value-type="float">
            <text:p>0.0023672581</text:p>
          </table:table-cell>
          <table:table-cell office:value-type="float" office:value="2.12163281440735" calcext:value-type="float">
            <text:p>2.1216328144</text:p>
          </table:table-cell>
          <table:table-cell office:value-type="float" office:value="1.44898796081543" calcext:value-type="float">
            <text:p>1.4489879608</text:p>
          </table:table-cell>
          <table:table-cell office:value-type="float" office:value="9.21776294708252" calcext:value-type="float">
            <text:p>9.2177629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533561_3_47805023291977515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596]=0;IF([.E159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596]=[.E1596]+[.C1596]; 1; 0)" office:value-type="float" office:value="1" calcext:value-type="float">
            <text:p>1</text:p>
          </table:table-cell>
          <table:table-cell office:value-type="float" office:value="12.5895409584045" calcext:value-type="float">
            <text:p>12.5895409584</text:p>
          </table:table-cell>
          <table:table-cell office:value-type="float" office:value="0.00243282318115234" calcext:value-type="float">
            <text:p>0.0024328232</text:p>
          </table:table-cell>
          <table:table-cell office:value-type="float" office:value="2.6135721206665" calcext:value-type="float">
            <text:p>2.6135721207</text:p>
          </table:table-cell>
          <table:table-cell office:value-type="float" office:value="1.11982107162476" calcext:value-type="float">
            <text:p>1.1198210716</text:p>
          </table:table-cell>
          <table:table-cell office:value-type="float" office:value="8.85371494293213" calcext:value-type="float">
            <text:p>8.8537149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03246_1_6327569765015338676.csv</text:p>
          </table:table-cell>
          <table:table-cell office:value-type="string" calcext:value-type="string">
            <text:p>http://dbpedia.org/ontology/abstract|http://www.w3.org/2002/07/owl#sameAs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597]=0;IF([.E159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97]=[.E1597]+[.C1597]; 1; 0)" office:value-type="float" office:value="1" calcext:value-type="float">
            <text:p>1</text:p>
          </table:table-cell>
          <table:table-cell office:value-type="float" office:value="29.3207859992981" calcext:value-type="float">
            <text:p>29.3207859993</text:p>
          </table:table-cell>
          <table:table-cell office:value-type="float" office:value="0.00288867950439453" calcext:value-type="float">
            <text:p>0.0028886795</text:p>
          </table:table-cell>
          <table:table-cell office:value-type="float" office:value="5.36623597145081" calcext:value-type="float">
            <text:p>5.3662359715</text:p>
          </table:table-cell>
          <table:table-cell office:value-type="float" office:value="1.35009717941284" calcext:value-type="float">
            <text:p>1.3500971794</text:p>
          </table:table-cell>
          <table:table-cell office:value-type="float" office:value="22.6015641689301" calcext:value-type="float">
            <text:p>22.6015641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108455_0_4273649346480472385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98]=0;IF([.E159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98]=[.E1598]+[.C1598]; 1; 0)" office:value-type="float" office:value="0" calcext:value-type="float">
            <text:p>0</text:p>
          </table:table-cell>
          <table:table-cell office:value-type="float" office:value="2.87449193000793" calcext:value-type="float">
            <text:p>2.87449193</text:p>
          </table:table-cell>
          <table:table-cell office:value-type="float" office:value="0.00288891792297363" calcext:value-type="float">
            <text:p>0.0028889179</text:p>
          </table:table-cell>
          <table:table-cell office:value-type="float" office:value="2.87158393859863" calcext:value-type="float">
            <text:p>2.871583938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526093_1_699013123796051358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599]=0;IF([.E159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599]=[.E1599]+[.C1599]; 1; 0)" office:value-type="float" office:value="0" calcext:value-type="float">
            <text:p>0</text:p>
          </table:table-cell>
          <table:table-cell office:value-type="float" office:value="1.32541298866272" calcext:value-type="float">
            <text:p>1.3254129887</text:p>
          </table:table-cell>
          <table:table-cell office:value-type="float" office:value="0.00129818916320801" calcext:value-type="float">
            <text:p>0.0012981892</text:p>
          </table:table-cell>
          <table:table-cell office:value-type="float" office:value="1.32410001754761" calcext:value-type="float">
            <text:p>1.3241000175</text:p>
          </table:table-cell>
          <table:table-cell office:value-type="float" office:value="0.0000109672546386719" calcext:value-type="float">
            <text:p>1.09672546386719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5070164_2_6787309554892511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00]=0;IF([.E160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00]=[.E1600]+[.C1600]; 1; 0)" office:value-type="float" office:value="0" calcext:value-type="float">
            <text:p>0</text:p>
          </table:table-cell>
          <table:table-cell office:value-type="float" office:value="2.76043200492859" calcext:value-type="float">
            <text:p>2.7604320049</text:p>
          </table:table-cell>
          <table:table-cell office:value-type="float" office:value="0.00457024574279785" calcext:value-type="float">
            <text:p>0.0045702457</text:p>
          </table:table-cell>
          <table:table-cell office:value-type="float" office:value="2.29216694831848" calcext:value-type="float">
            <text:p>2.2921669483</text:p>
          </table:table-cell>
          <table:table-cell office:value-type="float" office:value="0.463690996170044" calcext:value-type="float">
            <text:p>0.4636909962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83684_0_34731486873878738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01]=0;IF([.E160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01]=[.E1601]+[.C1601]; 1; 0)" office:value-type="float" office:value="1" calcext:value-type="float">
            <text:p>1</text:p>
          </table:table-cell>
          <table:table-cell office:value-type="float" office:value="2.15379691123962" calcext:value-type="float">
            <text:p>2.1537969112</text:p>
          </table:table-cell>
          <table:table-cell office:value-type="float" office:value="0.000946760177612305" calcext:value-type="float">
            <text:p>0.0009467602</text:p>
          </table:table-cell>
          <table:table-cell office:value-type="float" office:value="2.15283989906311" calcext:value-type="float">
            <text:p>2.1528398991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52296_0_198464841036454137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02]=0;IF([.E160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02]=[.E1602]+[.C1602]; 1; 0)" office:value-type="float" office:value="1" calcext:value-type="float">
            <text:p>1</text:p>
          </table:table-cell>
          <table:table-cell office:value-type="float" office:value="1.98385810852051" calcext:value-type="float">
            <text:p>1.9838581085</text:p>
          </table:table-cell>
          <table:table-cell office:value-type="float" office:value="0.000987052917480469" calcext:value-type="float">
            <text:p>0.0009870529</text:p>
          </table:table-cell>
          <table:table-cell office:value-type="float" office:value="1.98285102844238" calcext:value-type="float">
            <text:p>1.9828510284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212703_1_741273979105355591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03]=0;IF([.E160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03]=[.E1603]+[.C1603]; 1; 0)" office:value-type="float" office:value="1" calcext:value-type="float">
            <text:p>1</text:p>
          </table:table-cell>
          <table:table-cell office:value-type="float" office:value="2.97068786621094" calcext:value-type="float">
            <text:p>2.9706878662</text:p>
          </table:table-cell>
          <table:table-cell office:value-type="float" office:value="0.000987768173217773" calcext:value-type="float">
            <text:p>0.0009877682</text:p>
          </table:table-cell>
          <table:table-cell office:value-type="float" office:value="2.96968102455139" calcext:value-type="float">
            <text:p>2.9696810246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675086_0_6386416780680710863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04]=0;IF([.E160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04]=[.E1604]+[.C1604]; 1; 0)" office:value-type="float" office:value="0" calcext:value-type="float">
            <text:p>0</text:p>
          </table:table-cell>
          <table:table-cell office:value-type="float" office:value="3.31969904899597" calcext:value-type="float">
            <text:p>3.319699049</text:p>
          </table:table-cell>
          <table:table-cell office:value-type="float" office:value="0.0011439323425293" calcext:value-type="float">
            <text:p>0.0011439323</text:p>
          </table:table-cell>
          <table:table-cell office:value-type="float" office:value="3.3185350894928" calcext:value-type="float">
            <text:p>3.3185350895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372846_1_619653123201351933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05]=0;IF([.E160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05]=[.E1605]+[.C1605]; 1; 0)" office:value-type="float" office:value="1" calcext:value-type="float">
            <text:p>1</text:p>
          </table:table-cell>
          <table:table-cell office:value-type="float" office:value="15.0488438606262" calcext:value-type="float">
            <text:p>15.0488438606</text:p>
          </table:table-cell>
          <table:table-cell office:value-type="float" office:value="0.00220894813537598" calcext:value-type="float">
            <text:p>0.0022089481</text:p>
          </table:table-cell>
          <table:table-cell office:value-type="float" office:value="2.39268279075623" calcext:value-type="float">
            <text:p>2.3926827908</text:p>
          </table:table-cell>
          <table:table-cell office:value-type="float" office:value="1.00004696846008" calcext:value-type="float">
            <text:p>1.0000469685</text:p>
          </table:table-cell>
          <table:table-cell office:value-type="float" office:value="11.6539051532745" calcext:value-type="float">
            <text:p>11.6539051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864218_0_57846271572240240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06]=0;IF([.E160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06]=[.E1606]+[.C1606]; 1; 0)" office:value-type="float" office:value="0" calcext:value-type="float">
            <text:p>0</text:p>
          </table:table-cell>
          <table:table-cell office:value-type="float" office:value="2.72860598564148" calcext:value-type="float">
            <text:p>2.7286059856</text:p>
          </table:table-cell>
          <table:table-cell office:value-type="float" office:value="0.00148296356201172" calcext:value-type="float">
            <text:p>0.0014829636</text:p>
          </table:table-cell>
          <table:table-cell office:value-type="float" office:value="2.72710299491882" calcext:value-type="float">
            <text:p>2.7271029949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299020_0_3228360292506137399.csv</text:p>
          </table:table-cell>
          <table:table-cell office:value-type="string" calcext:value-type="string">
            <text:p>http://dbpedia.org/ontology/abstract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D1607]=0;IF([.E160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07]=[.E1607]+[.C1607]; 1; 0)" office:value-type="float" office:value="0" calcext:value-type="float">
            <text:p>0</text:p>
          </table:table-cell>
          <table:table-cell office:value-type="float" office:value="5.24922299385071" calcext:value-type="float">
            <text:p>5.2492229939</text:p>
          </table:table-cell>
          <table:table-cell office:value-type="float" office:value="0.00185704231262207" calcext:value-type="float">
            <text:p>0.0018570423</text:p>
          </table:table-cell>
          <table:table-cell office:value-type="float" office:value="2.84399318695068" calcext:value-type="float">
            <text:p>2.843993187</text:p>
          </table:table-cell>
          <table:table-cell office:value-type="float" office:value="0.0851528644561768" calcext:value-type="float">
            <text:p>0.0851528645</text:p>
          </table:table-cell>
          <table:table-cell office:value-type="float" office:value="2.31821990013123" calcext:value-type="float">
            <text:p>2.3182199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2452343_1_56294181974555846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08]=0;IF([.E160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08]=[.E1608]+[.C1608]; 1; 0)" office:value-type="float" office:value="0" calcext:value-type="float">
            <text:p>0</text:p>
          </table:table-cell>
          <table:table-cell office:value-type="float" office:value="1.22025203704834" calcext:value-type="float">
            <text:p>1.220252037</text:p>
          </table:table-cell>
          <table:table-cell office:value-type="float" office:value="0.000792980194091797" calcext:value-type="float">
            <text:p>0.0007929802</text:p>
          </table:table-cell>
          <table:table-cell office:value-type="float" office:value="1.21944689750671" calcext:value-type="float">
            <text:p>1.2194468975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994201_0_6364640283911588154.csv</text:p>
          </table:table-cell>
          <table:table-cell office:value-type="string" calcext:value-type="string">
            <text:p>http://www.w3.org/2000/01/rdf-schema#commen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609]=0;IF([.E160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09]=[.E1609]+[.C1609]; 1; 0)" office:value-type="float" office:value="1" calcext:value-type="float">
            <text:p>1</text:p>
          </table:table-cell>
          <table:table-cell office:value-type="float" office:value="18.2803900241852" calcext:value-type="float">
            <text:p>18.2803900242</text:p>
          </table:table-cell>
          <table:table-cell office:value-type="float" office:value="0.00226616859436035" calcext:value-type="float">
            <text:p>0.0022661686</text:p>
          </table:table-cell>
          <table:table-cell office:value-type="float" office:value="2.4040379524231" calcext:value-type="float">
            <text:p>2.4040379524</text:p>
          </table:table-cell>
          <table:table-cell office:value-type="float" office:value="1.02370095252991" calcext:value-type="float">
            <text:p>1.0237009525</text:p>
          </table:table-cell>
          <table:table-cell office:value-type="float" office:value="14.8503849506378" calcext:value-type="float">
            <text:p>14.8503849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700884_0_8204220284166767221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10]=0;IF([.E161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10]=[.E1610]+[.C1610]; 1; 0)" office:value-type="float" office:value="0" calcext:value-type="float">
            <text:p>0</text:p>
          </table:table-cell>
          <table:table-cell office:value-type="float" office:value="7.0853910446167" calcext:value-type="float">
            <text:p>7.0853910446</text:p>
          </table:table-cell>
          <table:table-cell office:value-type="float" office:value="0.00191330909729004" calcext:value-type="float">
            <text:p>0.0019133091</text:p>
          </table:table-cell>
          <table:table-cell office:value-type="float" office:value="4.09187793731689" calcext:value-type="float">
            <text:p>4.0918779373</text:p>
          </table:table-cell>
          <table:table-cell office:value-type="float" office:value="0.451751947402954" calcext:value-type="float">
            <text:p>0.4517519474</text:p>
          </table:table-cell>
          <table:table-cell office:value-type="float" office:value="2.53984785079956" calcext:value-type="float">
            <text:p>2.5398478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746678_0_6331643008168708394.csv</text:p>
          </table:table-cell>
          <table:table-cell office:value-type="string" calcext:value-type="string">
            <text:p>http://dbpedia.org/property/location|http://dbpedia.org/ontology/location|http://dbpedia.org/ontology/location|http://www.w3.org/1999/02/22-rdf-syntax-ns#type|http://dbpedia.org/ontology/abstract|http://dbpedia.org/property/placeOfDeat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D1611]=0;IF([.E161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11]=[.E1611]+[.C1611]; 1; 0)" office:value-type="float" office:value="0" calcext:value-type="float">
            <text:p>0</text:p>
          </table:table-cell>
          <table:table-cell office:value-type="float" office:value="24.5242540836334" calcext:value-type="float">
            <text:p>24.5242540836</text:p>
          </table:table-cell>
          <table:table-cell office:value-type="float" office:value="0.00189971923828125" calcext:value-type="float">
            <text:p>0.0018997192</text:p>
          </table:table-cell>
          <table:table-cell office:value-type="float" office:value="1.45993208885193" calcext:value-type="float">
            <text:p>1.4599320889</text:p>
          </table:table-cell>
          <table:table-cell office:value-type="float" office:value="0.987784147262573" calcext:value-type="float">
            <text:p>0.9877841473</text:p>
          </table:table-cell>
          <table:table-cell office:value-type="float" office:value="22.0746381282806" calcext:value-type="float">
            <text:p>22.0746381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867860_0_149359938474528840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12]=0;IF([.E161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12]=[.E1612]+[.C1612]; 1; 0)" office:value-type="float" office:value="0" calcext:value-type="float">
            <text:p>0</text:p>
          </table:table-cell>
          <table:table-cell office:value-type="float" office:value="1.21024084091187" calcext:value-type="float">
            <text:p>1.2102408409</text:p>
          </table:table-cell>
          <table:table-cell office:value-type="float" office:value="0.00110912322998047" calcext:value-type="float">
            <text:p>0.0011091232</text:p>
          </table:table-cell>
          <table:table-cell office:value-type="float" office:value="1.20912098884583" calcext:value-type="float">
            <text:p>1.2091209888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998489_0_297700044832972961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13]=0;IF([.E161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13]=[.E1613]+[.C1613]; 1; 0)" office:value-type="float" office:value="1" calcext:value-type="float">
            <text:p>1</text:p>
          </table:table-cell>
          <table:table-cell office:value-type="float" office:value="0.277471780776978" calcext:value-type="float">
            <text:p>0.2774717808</text:p>
          </table:table-cell>
          <table:table-cell office:value-type="float" office:value="0.000639677047729492" calcext:value-type="float">
            <text:p>0.000639677</text:p>
          </table:table-cell>
          <table:table-cell office:value-type="float" office:value="0.276823997497559" calcext:value-type="float">
            <text:p>0.276823997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796710_2_1634875349507586168.csv</text:p>
          </table:table-cell>
          <table:table-cell office:value-type="string" calcext:value-type="string">
            <text:p>http://dbpedia.org/ontology/instrument|http://www.w3.org/1999/02/22-rdf-syntax-ns#type|http://purl.org/dc/terms/subje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614]=0;IF([.E161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14]=[.E1614]+[.C1614]; 1; 0)" office:value-type="float" office:value="1" calcext:value-type="float">
            <text:p>1</text:p>
          </table:table-cell>
          <table:table-cell office:value-type="float" office:value="5.58305907249451" calcext:value-type="float">
            <text:p>5.5830590725</text:p>
          </table:table-cell>
          <table:table-cell office:value-type="float" office:value="0.00113296508789063" calcext:value-type="float">
            <text:p>0.0011329651</text:p>
          </table:table-cell>
          <table:table-cell office:value-type="float" office:value="1.46654391288757" calcext:value-type="float">
            <text:p>1.4665439129</text:p>
          </table:table-cell>
          <table:table-cell office:value-type="float" office:value="0.401810169219971" calcext:value-type="float">
            <text:p>0.4018101692</text:p>
          </table:table-cell>
          <table:table-cell office:value-type="float" office:value="3.71357202529907" calcext:value-type="float">
            <text:p>3.7135720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3425741_0_8537491709009419661.csv</text:p>
          </table:table-cell>
          <table:table-cell office:value-type="string" calcext:value-type="string">
            <text:p>http://dbpedia.org/ontology/country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615]=0;IF([.E161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15]=[.E1615]+[.C1615]; 1; 0)" office:value-type="float" office:value="1" calcext:value-type="float">
            <text:p>1</text:p>
          </table:table-cell>
          <table:table-cell office:value-type="float" office:value="10.2057981491089" calcext:value-type="float">
            <text:p>10.2057981491</text:p>
          </table:table-cell>
          <table:table-cell office:value-type="float" office:value="0.00132608413696289" calcext:value-type="float">
            <text:p>0.0013260841</text:p>
          </table:table-cell>
          <table:table-cell office:value-type="float" office:value="1.94292807579041" calcext:value-type="float">
            <text:p>1.9429280758</text:p>
          </table:table-cell>
          <table:table-cell office:value-type="float" office:value="0.630161046981812" calcext:value-type="float">
            <text:p>0.630161047</text:p>
          </table:table-cell>
          <table:table-cell office:value-type="float" office:value="7.63138294219971" calcext:value-type="float">
            <text:p>7.6313829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846393_2_692231528729124512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16]=0;IF([.E1616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16]=[.E1616]+[.C1616]; 1; 0)" office:value-type="float" office:value="0" calcext:value-type="float">
            <text:p>0</text:p>
          </table:table-cell>
          <table:table-cell office:value-type="float" office:value="2.81181383132935" calcext:value-type="float">
            <text:p>2.8118138313</text:p>
          </table:table-cell>
          <table:table-cell office:value-type="float" office:value="0.00131893157958984" calcext:value-type="float">
            <text:p>0.0013189316</text:p>
          </table:table-cell>
          <table:table-cell office:value-type="float" office:value="1.89765381813049" calcext:value-type="float">
            <text:p>1.8976538181</text:p>
          </table:table-cell>
          <table:table-cell office:value-type="float" office:value="0.161479949951172" calcext:value-type="float">
            <text:p>0.16147995</text:p>
          </table:table-cell>
          <table:table-cell office:value-type="float" office:value="0.751361131668091" calcext:value-type="float">
            <text:p>0.7513611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5879800_0_55537333748485295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17]=0;IF([.E161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17]=[.E1617]+[.C1617]; 1; 0)" office:value-type="float" office:value="1" calcext:value-type="float">
            <text:p>1</text:p>
          </table:table-cell>
          <table:table-cell office:value-type="float" office:value="1.08648490905762" calcext:value-type="float">
            <text:p>1.0864849091</text:p>
          </table:table-cell>
          <table:table-cell office:value-type="float" office:value="0.00107884407043457" calcext:value-type="float">
            <text:p>0.0010788441</text:p>
          </table:table-cell>
          <table:table-cell office:value-type="float" office:value="0.691638946533203" calcext:value-type="float">
            <text:p>0.6916389465</text:p>
          </table:table-cell>
          <table:table-cell office:value-type="float" office:value="0.393764019012451" calcext:value-type="float">
            <text:p>0.393764019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6024718_4_195043539401490717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18]=0;IF([.E161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18]=[.E1618]+[.C1618]; 1; 0)" office:value-type="float" office:value="0" calcext:value-type="float">
            <text:p>0</text:p>
          </table:table-cell>
          <table:table-cell office:value-type="float" office:value="15.5446059703827" calcext:value-type="float">
            <text:p>15.5446059704</text:p>
          </table:table-cell>
          <table:table-cell office:value-type="float" office:value="0.00255203247070312" calcext:value-type="float">
            <text:p>0.0025520325</text:p>
          </table:table-cell>
          <table:table-cell office:value-type="float" office:value="2.57505893707275" calcext:value-type="float">
            <text:p>2.5750589371</text:p>
          </table:table-cell>
          <table:table-cell office:value-type="float" office:value="1.26432299613953" calcext:value-type="float">
            <text:p>1.2643229961</text:p>
          </table:table-cell>
          <table:table-cell office:value-type="float" office:value="11.7026720046997" calcext:value-type="float">
            <text:p>11.70267200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2240404_1_1361067467707355053.csv</text:p>
          </table:table-cell>
          <table:table-cell office:value-type="string" calcext:value-type="string">
            <text:p>http://www.w3.org/1999/02/22-rdf-syntax-ns#type|http://dbpedia.org/ontology/birthPlace|http://www.w3.org/2002/07/owl#sameAs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619]=0;IF([.E161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19]=[.E1619]+[.C1619]; 1; 0)" office:value-type="float" office:value="0" calcext:value-type="float">
            <text:p>0</text:p>
          </table:table-cell>
          <table:table-cell office:value-type="float" office:value="27.9430129528046" calcext:value-type="float">
            <text:p>27.9430129528</text:p>
          </table:table-cell>
          <table:table-cell office:value-type="float" office:value="0.00209212303161621" calcext:value-type="float">
            <text:p>0.002092123</text:p>
          </table:table-cell>
          <table:table-cell office:value-type="float" office:value="3.96700191497803" calcext:value-type="float">
            <text:p>3.967001915</text:p>
          </table:table-cell>
          <table:table-cell office:value-type="float" office:value="1.31986498832703" calcext:value-type="float">
            <text:p>1.3198649883</text:p>
          </table:table-cell>
          <table:table-cell office:value-type="float" office:value="22.6540539264679" calcext:value-type="float">
            <text:p>22.6540539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3078729_0_145125119678867852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20]=0;IF([.E162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20]=[.E1620]+[.C1620]; 1; 0)" office:value-type="float" office:value="0" calcext:value-type="float">
            <text:p>0</text:p>
          </table:table-cell>
          <table:table-cell office:value-type="float" office:value="3.3748459815979" calcext:value-type="float">
            <text:p>3.3748459816</text:p>
          </table:table-cell>
          <table:table-cell office:value-type="float" office:value="0.00105786323547363" calcext:value-type="float">
            <text:p>0.0010578632</text:p>
          </table:table-cell>
          <table:table-cell office:value-type="float" office:value="3.03802800178528" calcext:value-type="float">
            <text:p>3.0380280018</text:p>
          </table:table-cell>
          <table:table-cell office:value-type="float" office:value="0.0813040733337402" calcext:value-type="float">
            <text:p>0.0813040733</text:p>
          </table:table-cell>
          <table:table-cell office:value-type="float" office:value="0.254456043243408" calcext:value-type="float">
            <text:p>0.25445604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8266_0_736088998810754433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1]=0;IF([.E162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21]=[.E1621]+[.C1621]; 1; 0)" office:value-type="float" office:value="1" calcext:value-type="float">
            <text:p>1</text:p>
          </table:table-cell>
          <table:table-cell office:value-type="float" office:value="3.14961385726929" calcext:value-type="float">
            <text:p>3.1496138573</text:p>
          </table:table-cell>
          <table:table-cell office:value-type="float" office:value="0.00165939331054688" calcext:value-type="float">
            <text:p>0.0016593933</text:p>
          </table:table-cell>
          <table:table-cell office:value-type="float" office:value="3.14793586730957" calcext:value-type="float">
            <text:p>3.1479358673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476837158203125" calcext:value-type="float">
            <text:p>4.768371582031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8090069_0_58772867041417509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2]=0;IF([.E1622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22]=[.E1622]+[.C1622]; 1; 0)" office:value-type="float" office:value="1" calcext:value-type="float">
            <text:p>1</text:p>
          </table:table-cell>
          <table:table-cell office:value-type="float" office:value="3.38595104217529" calcext:value-type="float">
            <text:p>3.3859510422</text:p>
          </table:table-cell>
          <table:table-cell office:value-type="float" office:value="0.00115084648132324" calcext:value-type="float">
            <text:p>0.0011508465</text:p>
          </table:table-cell>
          <table:table-cell office:value-type="float" office:value="3.38478112220764" calcext:value-type="float">
            <text:p>3.3847811222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7526612_0_896159072442216113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23]=0;IF([.E162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23]=[.E1623]+[.C1623]; 1; 0)" office:value-type="float" office:value="0" calcext:value-type="float">
            <text:p>0</text:p>
          </table:table-cell>
          <table:table-cell office:value-type="float" office:value="0.746922969818115" calcext:value-type="float">
            <text:p>0.7469229698</text:p>
          </table:table-cell>
          <table:table-cell office:value-type="float" office:value="0.00110912322998047" calcext:value-type="float">
            <text:p>0.0011091232</text:p>
          </table:table-cell>
          <table:table-cell office:value-type="float" office:value="0.745805025100708" calcext:value-type="float">
            <text:p>0.7458050251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349866_0_455939558813367878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4]=0;IF([.E162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24]=[.E1624]+[.C1624]; 1; 0)" office:value-type="float" office:value="1" calcext:value-type="float">
            <text:p>1</text:p>
          </table:table-cell>
          <table:table-cell office:value-type="float" office:value="11.2323191165924" calcext:value-type="float">
            <text:p>11.2323191166</text:p>
          </table:table-cell>
          <table:table-cell office:value-type="float" office:value="0.00182008743286133" calcext:value-type="float">
            <text:p>0.0018200874</text:p>
          </table:table-cell>
          <table:table-cell office:value-type="float" office:value="3.11862397193909" calcext:value-type="float">
            <text:p>3.1186239719</text:p>
          </table:table-cell>
          <table:table-cell office:value-type="float" office:value="1.17914915084839" calcext:value-type="float">
            <text:p>1.1791491508</text:p>
          </table:table-cell>
          <table:table-cell office:value-type="float" office:value="6.93272590637207" calcext:value-type="float">
            <text:p>6.9327259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068410_0_1159206472287350411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25]=0;IF([.E162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25]=[.E1625]+[.C1625]; 1; 0)" office:value-type="float" office:value="0" calcext:value-type="float">
            <text:p>0</text:p>
          </table:table-cell>
          <table:table-cell office:value-type="float" office:value="0.932562112808228" calcext:value-type="float">
            <text:p>0.9325621128</text:p>
          </table:table-cell>
          <table:table-cell office:value-type="float" office:value="0.000643253326416016" calcext:value-type="float">
            <text:p>0.0006432533</text:p>
          </table:table-cell>
          <table:table-cell office:value-type="float" office:value="0.931909084320068" calcext:value-type="float">
            <text:p>0.9319090843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525126_0_195644767704366085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6]=0;IF([.E162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26]=[.E1626]+[.C1626]; 1; 0)" office:value-type="float" office:value="1" calcext:value-type="float">
            <text:p>1</text:p>
          </table:table-cell>
          <table:table-cell office:value-type="float" office:value="0.586164951324463" calcext:value-type="float">
            <text:p>0.5861649513</text:p>
          </table:table-cell>
          <table:table-cell office:value-type="float" office:value="0.000937938690185547" calcext:value-type="float">
            <text:p>0.0009379387</text:p>
          </table:table-cell>
          <table:table-cell office:value-type="float" office:value="0.585219144821167" calcext:value-type="float">
            <text:p>0.5852191448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3083407_0_451924388306265100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7]=0;IF([.E162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27]=[.E1627]+[.C1627]; 1; 0)" office:value-type="float" office:value="1" calcext:value-type="float">
            <text:p>1</text:p>
          </table:table-cell>
          <table:table-cell office:value-type="float" office:value="0.258465051651001" calcext:value-type="float">
            <text:p>0.2584650517</text:p>
          </table:table-cell>
          <table:table-cell office:value-type="float" office:value="0.000698328018188477" calcext:value-type="float">
            <text:p>0.000698328</text:p>
          </table:table-cell>
          <table:table-cell office:value-type="float" office:value="0.257758855819702" calcext:value-type="float">
            <text:p>0.2577588558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066503_0_45087041284949573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28]=0;IF([.E162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28]=[.E1628]+[.C1628]; 1; 0)" office:value-type="float" office:value="1" calcext:value-type="float">
            <text:p>1</text:p>
          </table:table-cell>
          <table:table-cell office:value-type="float" office:value="0.571730136871338" calcext:value-type="float">
            <text:p>0.5717301369</text:p>
          </table:table-cell>
          <table:table-cell office:value-type="float" office:value="0.000633955001831055" calcext:value-type="float">
            <text:p>0.000633955</text:p>
          </table:table-cell>
          <table:table-cell office:value-type="float" office:value="0.571086168289185" calcext:value-type="float">
            <text:p>0.5710861683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372159_0_7729180787357874342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29]=0;IF([.E162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29]=[.E1629]+[.C1629]; 1; 0)" office:value-type="float" office:value="1" calcext:value-type="float">
            <text:p>1</text:p>
          </table:table-cell>
          <table:table-cell office:value-type="float" office:value="16.3653709888458" calcext:value-type="float">
            <text:p>16.3653709888</text:p>
          </table:table-cell>
          <table:table-cell office:value-type="float" office:value="0.00207996368408203" calcext:value-type="float">
            <text:p>0.0020799637</text:p>
          </table:table-cell>
          <table:table-cell office:value-type="float" office:value="2.30221796035767" calcext:value-type="float">
            <text:p>2.3022179604</text:p>
          </table:table-cell>
          <table:table-cell office:value-type="float" office:value="6.45119595527649" calcext:value-type="float">
            <text:p>6.4511959553</text:p>
          </table:table-cell>
          <table:table-cell office:value-type="float" office:value="7.60987710952759" calcext:value-type="float">
            <text:p>7.6098771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4379165_1_707732427580526476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0]=0;IF([.E163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30]=[.E1630]+[.C1630]; 1; 0)" office:value-type="float" office:value="1" calcext:value-type="float">
            <text:p>1</text:p>
          </table:table-cell>
          <table:table-cell office:value-type="float" office:value="1.94681787490845" calcext:value-type="float">
            <text:p>1.9468178749</text:p>
          </table:table-cell>
          <table:table-cell office:value-type="float" office:value="0.000780105590820313" calcext:value-type="float">
            <text:p>0.0007801056</text:p>
          </table:table-cell>
          <table:table-cell office:value-type="float" office:value="1.21862506866455" calcext:value-type="float">
            <text:p>1.2186250687</text:p>
          </table:table-cell>
          <table:table-cell office:value-type="float" office:value="0.72740888595581" calcext:value-type="float">
            <text:p>0.727408886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223637_0_8570583386686160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31]=0;IF([.E1631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31]=[.E1631]+[.C1631]; 1; 0)" office:value-type="float" office:value="0" calcext:value-type="float">
            <text:p>0</text:p>
          </table:table-cell>
          <table:table-cell office:value-type="float" office:value="0.396722078323364" calcext:value-type="float">
            <text:p>0.3967220783</text:p>
          </table:table-cell>
          <table:table-cell office:value-type="float" office:value="0.000664949417114258" calcext:value-type="float">
            <text:p>0.0006649494</text:p>
          </table:table-cell>
          <table:table-cell office:value-type="float" office:value="0.396049022674561" calcext:value-type="float">
            <text:p>0.3960490227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6490710_0_590244328222561787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32]=0;IF([.E163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32]=[.E1632]+[.C1632]; 1; 0)" office:value-type="float" office:value="1" calcext:value-type="float">
            <text:p>1</text:p>
          </table:table-cell>
          <table:table-cell office:value-type="float" office:value="16.8290061950684" calcext:value-type="float">
            <text:p>16.8290061951</text:p>
          </table:table-cell>
          <table:table-cell office:value-type="float" office:value="0.00224637985229492" calcext:value-type="float">
            <text:p>0.0022463799</text:p>
          </table:table-cell>
          <table:table-cell office:value-type="float" office:value="1.23792505264282" calcext:value-type="float">
            <text:p>1.2379250526</text:p>
          </table:table-cell>
          <table:table-cell office:value-type="float" office:value="0.642444849014282" calcext:value-type="float">
            <text:p>0.642444849</text:p>
          </table:table-cell>
          <table:table-cell office:value-type="float" office:value="14.946389913559" calcext:value-type="float">
            <text:p>14.9463899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746760_0_670346583662030848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3]=0;IF([.E1633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33]=[.E1633]+[.C1633]; 1; 0)" office:value-type="float" office:value="1" calcext:value-type="float">
            <text:p>1</text:p>
          </table:table-cell>
          <table:table-cell office:value-type="float" office:value="4.08011794090271" calcext:value-type="float">
            <text:p>4.0801179409</text:p>
          </table:table-cell>
          <table:table-cell office:value-type="float" office:value="0.00124812126159668" calcext:value-type="float">
            <text:p>0.0012481213</text:p>
          </table:table-cell>
          <table:table-cell office:value-type="float" office:value="1.3178608417511" calcext:value-type="float">
            <text:p>1.3178608418</text:p>
          </table:table-cell>
          <table:table-cell office:value-type="float" office:value="0.315067052841186" calcext:value-type="float">
            <text:p>0.3150670528</text:p>
          </table:table-cell>
          <table:table-cell office:value-type="float" office:value="2.44594192504883" calcext:value-type="float">
            <text:p>2.445941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185520_0_461553688617219492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34]=0;IF([.E163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34]=[.E1634]+[.C1634]; 1; 0)" office:value-type="float" office:value="1" calcext:value-type="float">
            <text:p>1</text:p>
          </table:table-cell>
          <table:table-cell office:value-type="float" office:value="13.2899661064148" calcext:value-type="float">
            <text:p>13.2899661064</text:p>
          </table:table-cell>
          <table:table-cell office:value-type="float" office:value="0.00322580337524414" calcext:value-type="float">
            <text:p>0.0032258034</text:p>
          </table:table-cell>
          <table:table-cell office:value-type="float" office:value="2.08168911933899" calcext:value-type="float">
            <text:p>2.0816891193</text:p>
          </table:table-cell>
          <table:table-cell office:value-type="float" office:value="1.12128615379334" calcext:value-type="float">
            <text:p>1.1212861538</text:p>
          </table:table-cell>
          <table:table-cell office:value-type="float" office:value="10.0837650299072" calcext:value-type="float">
            <text:p>10.08376502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714254_0_816210893606941705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5]=0;IF([.E163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35]=[.E1635]+[.C1635]; 1; 0)" office:value-type="float" office:value="1" calcext:value-type="float">
            <text:p>1</text:p>
          </table:table-cell>
          <table:table-cell office:value-type="float" office:value="0.484553098678589" calcext:value-type="float">
            <text:p>0.4845530987</text:p>
          </table:table-cell>
          <table:table-cell office:value-type="float" office:value="0.00081181526184082" calcext:value-type="float">
            <text:p>0.0008118153</text:p>
          </table:table-cell>
          <table:table-cell office:value-type="float" office:value="0.483733177185059" calcext:value-type="float">
            <text:p>0.4837331772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2973_0_868342449063338318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6]=0;IF([.E163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36]=[.E1636]+[.C1636]; 1; 0)" office:value-type="float" office:value="1" calcext:value-type="float">
            <text:p>1</text:p>
          </table:table-cell>
          <table:table-cell office:value-type="float" office:value="1.61411905288696" calcext:value-type="float">
            <text:p>1.6141190529</text:p>
          </table:table-cell>
          <table:table-cell office:value-type="float" office:value="0.000962972640991211" calcext:value-type="float">
            <text:p>0.0009629726</text:p>
          </table:table-cell>
          <table:table-cell office:value-type="float" office:value="1.61313915252686" calcext:value-type="float">
            <text:p>1.6131391525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0274186_4_321861694616399787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7]=0;IF([.E163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37]=[.E1637]+[.C1637]; 1; 0)" office:value-type="float" office:value="1" calcext:value-type="float">
            <text:p>1</text:p>
          </table:table-cell>
          <table:table-cell office:value-type="float" office:value="1.49798798561096" calcext:value-type="float">
            <text:p>1.4979879856</text:p>
          </table:table-cell>
          <table:table-cell office:value-type="float" office:value="0.00109291076660156" calcext:value-type="float">
            <text:p>0.0010929108</text:p>
          </table:table-cell>
          <table:table-cell office:value-type="float" office:value="1.49688291549683" calcext:value-type="float">
            <text:p>1.4968829155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29299_0_325371800311602964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38]=0;IF([.E1638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38]=[.E1638]+[.C1638]; 1; 0)" office:value-type="float" office:value="1" calcext:value-type="float">
            <text:p>1</text:p>
          </table:table-cell>
          <table:table-cell office:value-type="float" office:value="17.1003129482269" calcext:value-type="float">
            <text:p>17.1003129482</text:p>
          </table:table-cell>
          <table:table-cell office:value-type="float" office:value="0.00300908088684082" calcext:value-type="float">
            <text:p>0.0030090809</text:p>
          </table:table-cell>
          <table:table-cell office:value-type="float" office:value="3.33590793609619" calcext:value-type="float">
            <text:p>3.3359079361</text:p>
          </table:table-cell>
          <table:table-cell office:value-type="float" office:value="1.40395998954773" calcext:value-type="float">
            <text:p>1.4039599895</text:p>
          </table:table-cell>
          <table:table-cell office:value-type="float" office:value="12.3574359416962" calcext:value-type="float">
            <text:p>12.3574359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087892_0_52241616984299061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39]=0;IF([.E163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39]=[.E1639]+[.C1639]; 1; 0)" office:value-type="float" office:value="1" calcext:value-type="float">
            <text:p>1</text:p>
          </table:table-cell>
          <table:table-cell office:value-type="float" office:value="0.887547969818115" calcext:value-type="float">
            <text:p>0.8875479698</text:p>
          </table:table-cell>
          <table:table-cell office:value-type="float" office:value="0.00131678581237793" calcext:value-type="float">
            <text:p>0.0013167858</text:p>
          </table:table-cell>
          <table:table-cell office:value-type="float" office:value="0.886220932006836" calcext:value-type="float">
            <text:p>0.886220932</text:p>
          </table:table-cell>
          <table:table-cell office:value-type="float" office:value="0.00000715255737304688" calcext:value-type="float">
            <text:p>7.15255737304688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167985_0_5220049369716352813.csv</text:p>
          </table:table-cell>
          <table:table-cell office:value-type="string" calcext:value-type="string">
            <text:p>http://dbpedia.org/ontology/abstrac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40]=0;IF([.E164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40]=[.E1640]+[.C1640]; 1; 0)" office:value-type="float" office:value="0" calcext:value-type="float">
            <text:p>0</text:p>
          </table:table-cell>
          <table:table-cell office:value-type="float" office:value="2.82195901870728" calcext:value-type="float">
            <text:p>2.8219590187</text:p>
          </table:table-cell>
          <table:table-cell office:value-type="float" office:value="0.00185275077819824" calcext:value-type="float">
            <text:p>0.0018527508</text:p>
          </table:table-cell>
          <table:table-cell office:value-type="float" office:value="0.974281072616577" calcext:value-type="float">
            <text:p>0.9742810726</text:p>
          </table:table-cell>
          <table:table-cell office:value-type="float" office:value="0.083806037902832" calcext:value-type="float">
            <text:p>0.0838060379</text:p>
          </table:table-cell>
          <table:table-cell office:value-type="float" office:value="1.76201915740967" calcext:value-type="float">
            <text:p>1.7620191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4117882_0_371427391688446226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41]=0;IF([.E164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41]=[.E1641]+[.C1641]; 1; 0)" office:value-type="float" office:value="1" calcext:value-type="float">
            <text:p>1</text:p>
          </table:table-cell>
          <table:table-cell office:value-type="float" office:value="0.582212924957275" calcext:value-type="float">
            <text:p>0.582212925</text:p>
          </table:table-cell>
          <table:table-cell office:value-type="float" office:value="0.00107884407043457" calcext:value-type="float">
            <text:p>0.0010788441</text:p>
          </table:table-cell>
          <table:table-cell office:value-type="float" office:value="0.581126928329468" calcext:value-type="float">
            <text:p>0.5811269283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7941125_0_8220652154649529701.csv</text:p>
          </table:table-cell>
          <table:table-cell office:value-type="string" calcext:value-type="string">
            <text:p>http://dbpedia.org/property/currency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42]=0;IF([.E164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42]=[.E1642]+[.C1642]; 1; 0)" office:value-type="float" office:value="0" calcext:value-type="float">
            <text:p>0</text:p>
          </table:table-cell>
          <table:table-cell office:value-type="float" office:value="8.47685194015503" calcext:value-type="float">
            <text:p>8.4768519402</text:p>
          </table:table-cell>
          <table:table-cell office:value-type="float" office:value="0.00184202194213867" calcext:value-type="float">
            <text:p>0.0018420219</text:p>
          </table:table-cell>
          <table:table-cell office:value-type="float" office:value="2.91206288337708" calcext:value-type="float">
            <text:p>2.9120628834</text:p>
          </table:table-cell>
          <table:table-cell office:value-type="float" office:value="0.313663005828857" calcext:value-type="float">
            <text:p>0.3136630058</text:p>
          </table:table-cell>
          <table:table-cell office:value-type="float" office:value="5.24928402900696" calcext:value-type="float">
            <text:p>5.249284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468806_0_4382447409703007384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43]=0;IF([.E164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43]=[.E1643]+[.C1643]; 1; 0)" office:value-type="float" office:value="0" calcext:value-type="float">
            <text:p>0</text:p>
          </table:table-cell>
          <table:table-cell office:value-type="float" office:value="1.90848088264465" calcext:value-type="float">
            <text:p>1.9084808826</text:p>
          </table:table-cell>
          <table:table-cell office:value-type="float" office:value="0.00165081024169922" calcext:value-type="float">
            <text:p>0.0016508102</text:p>
          </table:table-cell>
          <table:table-cell office:value-type="float" office:value="1.90681099891663" calcext:value-type="float">
            <text:p>1.9068109989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201774_0_668681610298879500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44]=0;IF([.E164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44]=[.E1644]+[.C1644]; 1; 0)" office:value-type="float" office:value="1" calcext:value-type="float">
            <text:p>1</text:p>
          </table:table-cell>
          <table:table-cell office:value-type="float" office:value="2.74448800086975" calcext:value-type="float">
            <text:p>2.7444880009</text:p>
          </table:table-cell>
          <table:table-cell office:value-type="float" office:value="0.000826835632324219" calcext:value-type="float">
            <text:p>0.0008268356</text:p>
          </table:table-cell>
          <table:table-cell office:value-type="float" office:value="2.74364113807678" calcext:value-type="float">
            <text:p>2.7436411381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522018_37_6655050873624895859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45]=0;IF([.E164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45]=[.E1645]+[.C1645]; 1; 0)" office:value-type="float" office:value="0" calcext:value-type="float">
            <text:p>0</text:p>
          </table:table-cell>
          <table:table-cell office:value-type="float" office:value="0.337251901626587" calcext:value-type="float">
            <text:p>0.3372519016</text:p>
          </table:table-cell>
          <table:table-cell office:value-type="float" office:value="0.000813007354736328" calcext:value-type="float">
            <text:p>0.0008130074</text:p>
          </table:table-cell>
          <table:table-cell office:value-type="float" office:value="0.258419036865234" calcext:value-type="float">
            <text:p>0.2584190369</text:p>
          </table:table-cell>
          <table:table-cell office:value-type="float" office:value="0.0780160427093506" calcext:value-type="float">
            <text:p>0.0780160427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146787_0_527784753138139290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46]=0;IF([.E164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46]=[.E1646]+[.C1646]; 1; 0)" office:value-type="float" office:value="1" calcext:value-type="float">
            <text:p>1</text:p>
          </table:table-cell>
          <table:table-cell office:value-type="float" office:value="2.85153698921204" calcext:value-type="float">
            <text:p>2.8515369892</text:p>
          </table:table-cell>
          <table:table-cell office:value-type="float" office:value="0.000988006591796875" calcext:value-type="float">
            <text:p>0.0009880066</text:p>
          </table:table-cell>
          <table:table-cell office:value-type="float" office:value="2.68993401527405" calcext:value-type="float">
            <text:p>2.6899340153</text:p>
          </table:table-cell>
          <table:table-cell office:value-type="float" office:value="0.16060996055603" calcext:value-type="float">
            <text:p>0.160609960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479139_0_255986700609346003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47]=0;IF([.E164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47]=[.E1647]+[.C1647]; 1; 0)" office:value-type="float" office:value="1" calcext:value-type="float">
            <text:p>1</text:p>
          </table:table-cell>
          <table:table-cell office:value-type="float" office:value="0.940045118331909" calcext:value-type="float">
            <text:p>0.9400451183</text:p>
          </table:table-cell>
          <table:table-cell office:value-type="float" office:value="0.00108885765075684" calcext:value-type="float">
            <text:p>0.0010888577</text:p>
          </table:table-cell>
          <table:table-cell office:value-type="float" office:value="0.938945055007935" calcext:value-type="float">
            <text:p>0.938945055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60955_0_128478556517892905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48]=0;IF([.E164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48]=[.E1648]+[.C1648]; 1; 0)" office:value-type="float" office:value="1" calcext:value-type="float">
            <text:p>1</text:p>
          </table:table-cell>
          <table:table-cell office:value-type="float" office:value="0.495495080947876" calcext:value-type="float">
            <text:p>0.4954950809</text:p>
          </table:table-cell>
          <table:table-cell office:value-type="float" office:value="0.001373291015625" calcext:value-type="float">
            <text:p>0.001373291</text:p>
          </table:table-cell>
          <table:table-cell office:value-type="float" office:value="0.494112968444824" calcext:value-type="float">
            <text:p>0.4941129684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347487_0_4656587584735574669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49]=0;IF([.E164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49]=[.E1649]+[.C1649]; 1; 0)" office:value-type="float" office:value="1" calcext:value-type="float">
            <text:p>1</text:p>
          </table:table-cell>
          <table:table-cell office:value-type="float" office:value="0.932615041732788" calcext:value-type="float">
            <text:p>0.9326150417</text:p>
          </table:table-cell>
          <table:table-cell office:value-type="float" office:value="0.00070500373840332" calcext:value-type="float">
            <text:p>0.0007050037</text:p>
          </table:table-cell>
          <table:table-cell office:value-type="float" office:value="0.931900024414062" calcext:value-type="float">
            <text:p>0.9319000244</text:p>
          </table:table-cell>
          <table:table-cell office:value-type="float" office:value="0.00000691413879394531" calcext:value-type="float">
            <text:p>6.9141387939453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5028563_1_869388542842184058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50]=0;IF([.E165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50]=[.E1650]+[.C1650]; 1; 0)" office:value-type="float" office:value="0" calcext:value-type="float">
            <text:p>0</text:p>
          </table:table-cell>
          <table:table-cell office:value-type="float" office:value="8.29914879798889" calcext:value-type="float">
            <text:p>8.299148798</text:p>
          </table:table-cell>
          <table:table-cell office:value-type="float" office:value="0.00208783149719238" calcext:value-type="float">
            <text:p>0.0020878315</text:p>
          </table:table-cell>
          <table:table-cell office:value-type="float" office:value="3.5155827999115" calcext:value-type="float">
            <text:p>3.5155827999</text:p>
          </table:table-cell>
          <table:table-cell office:value-type="float" office:value="0.471310138702393" calcext:value-type="float">
            <text:p>0.4713101387</text:p>
          </table:table-cell>
          <table:table-cell office:value-type="float" office:value="4.31016802787781" calcext:value-type="float">
            <text:p>4.3101680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787670_0_9690888928484850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51]=0;IF([.E165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51]=[.E1651]+[.C1651]; 1; 0)" office:value-type="float" office:value="1" calcext:value-type="float">
            <text:p>1</text:p>
          </table:table-cell>
          <table:table-cell office:value-type="float" office:value="1.8478000164032" calcext:value-type="float">
            <text:p>1.8478000164</text:p>
          </table:table-cell>
          <table:table-cell office:value-type="float" office:value="0.000857114791870117" calcext:value-type="float">
            <text:p>0.0008571148</text:p>
          </table:table-cell>
          <table:table-cell office:value-type="float" office:value="1.846923828125" calcext:value-type="float">
            <text:p>1.8469238281</text:p>
          </table:table-cell>
          <table:table-cell office:value-type="float" office:value="0.0000140666961669922" calcext:value-type="float">
            <text:p>1.40666961669922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551564_0_3681401057769114301.csv</text:p>
          </table:table-cell>
          <table:table-cell office:value-type="string" calcext:value-type="string">
            <text:p>http://dbpedia.org/property/lo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52]=0;IF([.E165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52]=[.E1652]+[.C1652]; 1; 0)" office:value-type="float" office:value="1" calcext:value-type="float">
            <text:p>1</text:p>
          </table:table-cell>
          <table:table-cell office:value-type="float" office:value="38.8522238731384" calcext:value-type="float">
            <text:p>38.8522238731</text:p>
          </table:table-cell>
          <table:table-cell office:value-type="float" office:value="0.00802803039550781" calcext:value-type="float">
            <text:p>0.0080280304</text:p>
          </table:table-cell>
          <table:table-cell office:value-type="float" office:value="2.92207479476929" calcext:value-type="float">
            <text:p>2.9220747948</text:p>
          </table:table-cell>
          <table:table-cell office:value-type="float" office:value="1.57404112815857" calcext:value-type="float">
            <text:p>1.5740411282</text:p>
          </table:table-cell>
          <table:table-cell office:value-type="float" office:value="34.3480799198151" calcext:value-type="float">
            <text:p>34.34807991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999347_3_4236447731150299926.csv</text:p>
          </table:table-cell>
          <table:table-cell office:value-type="string" calcext:value-type="string">
            <text:p>http://dbpedia.org/ontology/count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53]=0;IF([.E165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53]=[.E1653]+[.C1653]; 1; 0)" office:value-type="float" office:value="1" calcext:value-type="float">
            <text:p>1</text:p>
          </table:table-cell>
          <table:table-cell office:value-type="float" office:value="17.865079164505" calcext:value-type="float">
            <text:p>17.8650791645</text:p>
          </table:table-cell>
          <table:table-cell office:value-type="float" office:value="0.00254726409912109" calcext:value-type="float">
            <text:p>0.0025472641</text:p>
          </table:table-cell>
          <table:table-cell office:value-type="float" office:value="1.9072380065918" calcext:value-type="float">
            <text:p>1.9072380066</text:p>
          </table:table-cell>
          <table:table-cell office:value-type="float" office:value="1.06245803833008" calcext:value-type="float">
            <text:p>1.0624580383</text:p>
          </table:table-cell>
          <table:table-cell office:value-type="float" office:value="14.892835855484" calcext:value-type="float">
            <text:p>14.8928358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37396_0_8246857808384947710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54]=0;IF([.E165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54]=[.E1654]+[.C1654]; 1; 0)" office:value-type="float" office:value="0" calcext:value-type="float">
            <text:p>0</text:p>
          </table:table-cell>
          <table:table-cell office:value-type="float" office:value="3.06485915184021" calcext:value-type="float">
            <text:p>3.0648591518</text:p>
          </table:table-cell>
          <table:table-cell office:value-type="float" office:value="0.00142097473144531" calcext:value-type="float">
            <text:p>0.0014209747</text:p>
          </table:table-cell>
          <table:table-cell office:value-type="float" office:value="1.23889303207397" calcext:value-type="float">
            <text:p>1.2388930321</text:p>
          </table:table-cell>
          <table:table-cell office:value-type="float" office:value="0.165559053421021" calcext:value-type="float">
            <text:p>0.1655590534</text:p>
          </table:table-cell>
          <table:table-cell office:value-type="float" office:value="1.65898609161377" calcext:value-type="float">
            <text:p>1.6589860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772588_0_6549847739640234347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55]=0;IF([.E165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55]=[.E1655]+[.C1655]; 1; 0)" office:value-type="float" office:value="0" calcext:value-type="float">
            <text:p>0</text:p>
          </table:table-cell>
          <table:table-cell office:value-type="float" office:value="1.90314793586731" calcext:value-type="float">
            <text:p>1.9031479359</text:p>
          </table:table-cell>
          <table:table-cell office:value-type="float" office:value="0.00287914276123047" calcext:value-type="float">
            <text:p>0.0028791428</text:p>
          </table:table-cell>
          <table:table-cell office:value-type="float" office:value="1.90024900436401" calcext:value-type="float">
            <text:p>1.9002490044</text:p>
          </table:table-cell>
          <table:table-cell office:value-type="float" office:value="0.0000147819519042969" calcext:value-type="float">
            <text:p>0.000014782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677818_0_648154678240181053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56]=0;IF([.E165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56]=[.E1656]+[.C1656]; 1; 0)" office:value-type="float" office:value="1" calcext:value-type="float">
            <text:p>1</text:p>
          </table:table-cell>
          <table:table-cell office:value-type="float" office:value="3.86810803413391" calcext:value-type="float">
            <text:p>3.8681080341</text:p>
          </table:table-cell>
          <table:table-cell office:value-type="float" office:value="0.00129890441894531" calcext:value-type="float">
            <text:p>0.0012989044</text:p>
          </table:table-cell>
          <table:table-cell office:value-type="float" office:value="3.78386116027832" calcext:value-type="float">
            <text:p>3.7838611603</text:p>
          </table:table-cell>
          <table:table-cell office:value-type="float" office:value="0.0829429626464844" calcext:value-type="float">
            <text:p>0.082942962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2868513_0_280994818025277383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57]=0;IF([.E165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57]=[.E1657]+[.C1657]; 1; 0)" office:value-type="float" office:value="1" calcext:value-type="float">
            <text:p>1</text:p>
          </table:table-cell>
          <table:table-cell office:value-type="float" office:value="0.531332015991211" calcext:value-type="float">
            <text:p>0.531332016</text:p>
          </table:table-cell>
          <table:table-cell office:value-type="float" office:value="0.000948190689086914" calcext:value-type="float">
            <text:p>0.0009481907</text:p>
          </table:table-cell>
          <table:table-cell office:value-type="float" office:value="0.530375957489014" calcext:value-type="float">
            <text:p>0.5303759575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9667639_0_3315123673895708705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58]=0;IF([.E165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58]=[.E1658]+[.C1658]; 1; 0)" office:value-type="float" office:value="1" calcext:value-type="float">
            <text:p>1</text:p>
          </table:table-cell>
          <table:table-cell office:value-type="float" office:value="0.226857900619507" calcext:value-type="float">
            <text:p>0.2268579006</text:p>
          </table:table-cell>
          <table:table-cell office:value-type="float" office:value="0.000936985015869141" calcext:value-type="float">
            <text:p>0.000936985</text:p>
          </table:table-cell>
          <table:table-cell office:value-type="float" office:value="0.225914001464844" calcext:value-type="float">
            <text:p>0.2259140015</text:p>
          </table:table-cell>
          <table:table-cell office:value-type="float" office:value="0.000003814697265625" calcext:value-type="float">
            <text:p>3.814697265625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6981978_0_236651983832102379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59]=0;IF([.E165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59]=[.E1659]+[.C1659]; 1; 0)" office:value-type="float" office:value="1" calcext:value-type="float">
            <text:p>1</text:p>
          </table:table-cell>
          <table:table-cell office:value-type="float" office:value="1.61381816864014" calcext:value-type="float">
            <text:p>1.6138181686</text:p>
          </table:table-cell>
          <table:table-cell office:value-type="float" office:value="0.000989198684692383" calcext:value-type="float">
            <text:p>0.0009891987</text:p>
          </table:table-cell>
          <table:table-cell office:value-type="float" office:value="1.61281204223633" calcext:value-type="float">
            <text:p>1.6128120422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4306028_0_274405923471997228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60]=0;IF([.E166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60]=[.E1660]+[.C1660]; 1; 0)" office:value-type="float" office:value="1" calcext:value-type="float">
            <text:p>1</text:p>
          </table:table-cell>
          <table:table-cell office:value-type="float" office:value="0.923925161361694" calcext:value-type="float">
            <text:p>0.9239251614</text:p>
          </table:table-cell>
          <table:table-cell office:value-type="float" office:value="0.000928401947021484" calcext:value-type="float">
            <text:p>0.0009284019</text:p>
          </table:table-cell>
          <table:table-cell office:value-type="float" office:value="0.608534812927246" calcext:value-type="float">
            <text:p>0.6085348129</text:p>
          </table:table-cell>
          <table:table-cell office:value-type="float" office:value="0.314459085464478" calcext:value-type="float">
            <text:p>0.314459085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513913_0_762857935335345160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61]=0;IF([.E166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61]=[.E1661]+[.C1661]; 1; 0)" office:value-type="float" office:value="1" calcext:value-type="float">
            <text:p>1</text:p>
          </table:table-cell>
          <table:table-cell office:value-type="float" office:value="3.85822582244873" calcext:value-type="float">
            <text:p>3.8582258224</text:p>
          </table:table-cell>
          <table:table-cell office:value-type="float" office:value="0.000941753387451172" calcext:value-type="float">
            <text:p>0.0009417534</text:p>
          </table:table-cell>
          <table:table-cell office:value-type="float" office:value="3.00568795204163" calcext:value-type="float">
            <text:p>3.005687952</text:p>
          </table:table-cell>
          <table:table-cell office:value-type="float" office:value="0.851592063903809" calcext:value-type="float">
            <text:p>0.8515920639</text:p>
          </table:table-cell>
          <table:table-cell office:value-type="float" office:value="0.00000405311584472656" calcext:value-type="float">
            <text:p>4.05311584472656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983467_0_2243019254587516832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62]=0;IF([.E166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62]=[.E1662]+[.C1662]; 1; 0)" office:value-type="float" office:value="0" calcext:value-type="float">
            <text:p>0</text:p>
          </table:table-cell>
          <table:table-cell office:value-type="float" office:value="2.6031711101532" calcext:value-type="float">
            <text:p>2.6031711102</text:p>
          </table:table-cell>
          <table:table-cell office:value-type="float" office:value="0.00102615356445313" calcext:value-type="float">
            <text:p>0.0010261536</text:p>
          </table:table-cell>
          <table:table-cell office:value-type="float" office:value="2.6021249294281" calcext:value-type="float">
            <text:p>2.6021249294</text:p>
          </table:table-cell>
          <table:table-cell office:value-type="float" office:value="0.0000150203704833984" calcext:value-type="float">
            <text:p>1.50203704833984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3729470_0_570934281166379217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63]=0;IF([.E166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63]=[.E1663]+[.C1663]; 1; 0)" office:value-type="float" office:value="1" calcext:value-type="float">
            <text:p>1</text:p>
          </table:table-cell>
          <table:table-cell office:value-type="float" office:value="13.4136328697205" calcext:value-type="float">
            <text:p>13.4136328697</text:p>
          </table:table-cell>
          <table:table-cell office:value-type="float" office:value="0.00335097312927246" calcext:value-type="float">
            <text:p>0.0033509731</text:p>
          </table:table-cell>
          <table:table-cell office:value-type="float" office:value="2.06118202209473" calcext:value-type="float">
            <text:p>2.0611820221</text:p>
          </table:table-cell>
          <table:table-cell office:value-type="float" office:value="1.10373902320862" calcext:value-type="float">
            <text:p>1.1037390232</text:p>
          </table:table-cell>
          <table:table-cell office:value-type="float" office:value="10.2453608512878" calcext:value-type="float">
            <text:p>10.2453608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5071388_1_873146189108920597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64]=0;IF([.E1664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64]=[.E1664]+[.C1664]; 1; 0)" office:value-type="float" office:value="1" calcext:value-type="float">
            <text:p>1</text:p>
          </table:table-cell>
          <table:table-cell office:value-type="float" office:value="10.2025620937347" calcext:value-type="float">
            <text:p>10.2025620937</text:p>
          </table:table-cell>
          <table:table-cell office:value-type="float" office:value="0.00350594520568848" calcext:value-type="float">
            <text:p>0.0035059452</text:p>
          </table:table-cell>
          <table:table-cell office:value-type="float" office:value="1.7076780796051" calcext:value-type="float">
            <text:p>1.7076780796</text:p>
          </table:table-cell>
          <table:table-cell office:value-type="float" office:value="0.951825141906738" calcext:value-type="float">
            <text:p>0.9518251419</text:p>
          </table:table-cell>
          <table:table-cell office:value-type="float" office:value="7.53955292701721" calcext:value-type="float">
            <text:p>7.539552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386456_0_4581635782853485969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65]=0;IF([.E166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65]=[.E1665]+[.C1665]; 1; 0)" office:value-type="float" office:value="1" calcext:value-type="float">
            <text:p>1</text:p>
          </table:table-cell>
          <table:table-cell office:value-type="float" office:value="3.31090497970581" calcext:value-type="float">
            <text:p>3.3109049797</text:p>
          </table:table-cell>
          <table:table-cell office:value-type="float" office:value="0.0012047290802002" calcext:value-type="float">
            <text:p>0.0012047291</text:p>
          </table:table-cell>
          <table:table-cell office:value-type="float" office:value="0.938025951385498" calcext:value-type="float">
            <text:p>0.9380259514</text:p>
          </table:table-cell>
          <table:table-cell office:value-type="float" office:value="0.339260101318359" calcext:value-type="float">
            <text:p>0.3392601013</text:p>
          </table:table-cell>
          <table:table-cell office:value-type="float" office:value="2.03241419792175" calcext:value-type="float">
            <text:p>2.0324141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087647_1_629435501014666163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66]=0;IF([.E166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66]=[.E1666]+[.C1666]; 1; 0)" office:value-type="float" office:value="1" calcext:value-type="float">
            <text:p>1</text:p>
          </table:table-cell>
          <table:table-cell office:value-type="float" office:value="0.92602801322937" calcext:value-type="float">
            <text:p>0.9260280132</text:p>
          </table:table-cell>
          <table:table-cell office:value-type="float" office:value="0.000871181488037109" calcext:value-type="float">
            <text:p>0.0008711815</text:p>
          </table:table-cell>
          <table:table-cell office:value-type="float" office:value="0.623962879180908" calcext:value-type="float">
            <text:p>0.6239628792</text:p>
          </table:table-cell>
          <table:table-cell office:value-type="float" office:value="0.301191091537476" calcext:value-type="float">
            <text:p>0.3011910915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725861_3_3778233332047294098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67]=0;IF([.E1667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67]=[.E1667]+[.C1667]; 1; 0)" office:value-type="float" office:value="1" calcext:value-type="float">
            <text:p>1</text:p>
          </table:table-cell>
          <table:table-cell office:value-type="float" office:value="11.9746401309967" calcext:value-type="float">
            <text:p>11.974640131</text:p>
          </table:table-cell>
          <table:table-cell office:value-type="float" office:value="0.00339984893798828" calcext:value-type="float">
            <text:p>0.0033998489</text:p>
          </table:table-cell>
          <table:table-cell office:value-type="float" office:value="2.85919618606567" calcext:value-type="float">
            <text:p>2.8591961861</text:p>
          </table:table-cell>
          <table:table-cell office:value-type="float" office:value="1.18562293052673" calcext:value-type="float">
            <text:p>1.1856229305</text:p>
          </table:table-cell>
          <table:table-cell office:value-type="float" office:value="7.92642116546631" calcext:value-type="float">
            <text:p>7.92642116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7417260_0_2565563726931983568.csv</text:p>
          </table:table-cell>
          <table:table-cell office:value-type="string" calcext:value-type="string">
            <text:p>http://dbpedia.org/ontology/abstract|http://dbpedia.org/ontology/abstract|http://dbpedia.org/ontology/abstrac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F([.D1668]=0;IF([.E1668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68]=[.E1668]+[.C1668]; 1; 0)" office:value-type="float" office:value="1" calcext:value-type="float">
            <text:p>1</text:p>
          </table:table-cell>
          <table:table-cell office:value-type="float" office:value="17.0983099937439" calcext:value-type="float">
            <text:p>17.0983099937</text:p>
          </table:table-cell>
          <table:table-cell office:value-type="float" office:value="0.0021357536315918" calcext:value-type="float">
            <text:p>0.0021357536</text:p>
          </table:table-cell>
          <table:table-cell office:value-type="float" office:value="2.11353015899658" calcext:value-type="float">
            <text:p>2.113530159</text:p>
          </table:table-cell>
          <table:table-cell office:value-type="float" office:value="1.21214199066162" calcext:value-type="float">
            <text:p>1.2121419907</text:p>
          </table:table-cell>
          <table:table-cell office:value-type="float" office:value="13.7705020904541" calcext:value-type="float">
            <text:p>13.7705020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38467_0_819249878140335016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69]=0;IF([.E166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69]=[.E1669]+[.C1669]; 1; 0)" office:value-type="float" office:value="1" calcext:value-type="float">
            <text:p>1</text:p>
          </table:table-cell>
          <table:table-cell office:value-type="float" office:value="1.55752205848694" calcext:value-type="float">
            <text:p>1.5575220585</text:p>
          </table:table-cell>
          <table:table-cell office:value-type="float" office:value="0.000657081604003906" calcext:value-type="float">
            <text:p>0.0006570816</text:p>
          </table:table-cell>
          <table:table-cell office:value-type="float" office:value="1.5568540096283" calcext:value-type="float">
            <text:p>1.5568540096</text:p>
          </table:table-cell>
          <table:table-cell office:value-type="float" office:value="0.00000810623168945313" calcext:value-type="float">
            <text:p>8.10623168945313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7578917_0_1018464277255602497.csv</text:p>
          </table:table-cell>
          <table:table-cell office:value-type="string" calcext:value-type="string">
            <text:p>http://www.w3.org/1999/02/22-rdf-syntax-ns#type|http://www.w3.org/1999/02/22-rdf-syntax-ns#typ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D1670]=0;IF([.E1670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70]=[.E1670]+[.C1670]; 1; 0)" office:value-type="float" office:value="1" calcext:value-type="float">
            <text:p>1</text:p>
          </table:table-cell>
          <table:table-cell office:value-type="float" office:value="6.09426307678223" calcext:value-type="float">
            <text:p>6.0942630768</text:p>
          </table:table-cell>
          <table:table-cell office:value-type="float" office:value="0.00144004821777344" calcext:value-type="float">
            <text:p>0.0014400482</text:p>
          </table:table-cell>
          <table:table-cell office:value-type="float" office:value="1.05932307243347" calcext:value-type="float">
            <text:p>1.0593230724</text:p>
          </table:table-cell>
          <table:table-cell office:value-type="float" office:value="0.249603986740112" calcext:value-type="float">
            <text:p>0.2496039867</text:p>
          </table:table-cell>
          <table:table-cell office:value-type="float" office:value="4.78389596939087" calcext:value-type="float">
            <text:p>4.78389596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775048_0_655747970299076059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71]=0;IF([.E167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71]=[.E1671]+[.C1671]; 1; 0)" office:value-type="float" office:value="1" calcext:value-type="float">
            <text:p>1</text:p>
          </table:table-cell>
          <table:table-cell office:value-type="float" office:value="0.858859062194824" calcext:value-type="float">
            <text:p>0.8588590622</text:p>
          </table:table-cell>
          <table:table-cell office:value-type="float" office:value="0.00121808052062988" calcext:value-type="float">
            <text:p>0.0012180805</text:p>
          </table:table-cell>
          <table:table-cell office:value-type="float" office:value="0.538850069046021" calcext:value-type="float">
            <text:p>0.538850069</text:p>
          </table:table-cell>
          <table:table-cell office:value-type="float" office:value="0.318788051605225" calcext:value-type="float">
            <text:p>0.318788051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732585_2_9097877302396983814.csv</text:p>
          </table:table-cell>
          <table:table-cell office:value-type="string" calcext:value-type="string">
            <text:p>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D1672]=0;IF([.E167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72]=[.E1672]+[.C1672]; 1; 0)" office:value-type="float" office:value="1" calcext:value-type="float">
            <text:p>1</text:p>
          </table:table-cell>
          <table:table-cell office:value-type="float" office:value="4.4007670879364" calcext:value-type="float">
            <text:p>4.4007670879</text:p>
          </table:table-cell>
          <table:table-cell office:value-type="float" office:value="0.00109267234802246" calcext:value-type="float">
            <text:p>0.0010926723</text:p>
          </table:table-cell>
          <table:table-cell office:value-type="float" office:value="2.61107206344604" calcext:value-type="float">
            <text:p>2.6110720634</text:p>
          </table:table-cell>
          <table:table-cell office:value-type="float" office:value="0.248565196990967" calcext:value-type="float">
            <text:p>0.248565197</text:p>
          </table:table-cell>
          <table:table-cell office:value-type="float" office:value="1.54003715515137" calcext:value-type="float">
            <text:p>1.54003715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04466_2_5599744226885603006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73]=0;IF([.E1673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73]=[.E1673]+[.C1673]; 1; 0)" office:value-type="float" office:value="0" calcext:value-type="float">
            <text:p>0</text:p>
          </table:table-cell>
          <table:table-cell office:value-type="float" office:value="0.475327968597412" calcext:value-type="float">
            <text:p>0.4753279686</text:p>
          </table:table-cell>
          <table:table-cell office:value-type="float" office:value="0.00094914436340332" calcext:value-type="float">
            <text:p>0.0009491444</text:p>
          </table:table-cell>
          <table:table-cell office:value-type="float" office:value="0.474370002746582" calcext:value-type="float">
            <text:p>0.4743700027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590662_20_827920887712807877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74]=0;IF([.E1674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74]=[.E1674]+[.C1674]; 1; 0)" office:value-type="float" office:value="1" calcext:value-type="float">
            <text:p>1</text:p>
          </table:table-cell>
          <table:table-cell office:value-type="float" office:value="0.189490079879761" calcext:value-type="float">
            <text:p>0.1894900799</text:p>
          </table:table-cell>
          <table:table-cell office:value-type="float" office:value="0.00107383728027344" calcext:value-type="float">
            <text:p>0.0010738373</text:p>
          </table:table-cell>
          <table:table-cell office:value-type="float" office:value="0.188408136367798" calcext:value-type="float">
            <text:p>0.1884081364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908380_0_7949364356333569222.csv</text:p>
          </table:table-cell>
          <table:table-cell office:value-type="string" calcext:value-type="string">
            <text:p>http://www.w3.org/2000/01/rdf-schema#comment|http://dbpedia.org/ontology/genre|http://dbpedia.org/ontology/genre|http://www.w3.org/2000/01/rdf-schema#commen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D1675]=0;IF([.E1675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75]=[.E1675]+[.C1675]; 1; 0)" office:value-type="float" office:value="0" calcext:value-type="float">
            <text:p>0</text:p>
          </table:table-cell>
          <table:table-cell office:value-type="float" office:value="6.11987018585205" calcext:value-type="float">
            <text:p>6.1198701859</text:p>
          </table:table-cell>
          <table:table-cell office:value-type="float" office:value="0.0010685920715332" calcext:value-type="float">
            <text:p>0.0010685921</text:p>
          </table:table-cell>
          <table:table-cell office:value-type="float" office:value="2.08097100257874" calcext:value-type="float">
            <text:p>2.0809710026</text:p>
          </table:table-cell>
          <table:table-cell office:value-type="float" office:value="0.405909776687622" calcext:value-type="float">
            <text:p>0.4059097767</text:p>
          </table:table-cell>
          <table:table-cell office:value-type="float" office:value="3.63192081451416" calcext:value-type="float">
            <text:p>3.6319208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119045_0_6678285749770950814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76]=0;IF([.E167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76]=[.E1676]+[.C1676]; 1; 0)" office:value-type="float" office:value="1" calcext:value-type="float">
            <text:p>1</text:p>
          </table:table-cell>
          <table:table-cell office:value-type="float" office:value="0.510948896408081" calcext:value-type="float">
            <text:p>0.5109488964</text:p>
          </table:table-cell>
          <table:table-cell office:value-type="float" office:value="0.000774145126342773" calcext:value-type="float">
            <text:p>0.0007741451</text:p>
          </table:table-cell>
          <table:table-cell office:value-type="float" office:value="0.432492971420288" calcext:value-type="float">
            <text:p>0.4324929714</text:p>
          </table:table-cell>
          <table:table-cell office:value-type="float" office:value="0.077678918838501" calcext:value-type="float">
            <text:p>0.0776789188</text:p>
          </table:table-cell>
          <table:table-cell office:value-type="float" office:value="0.00000286102294921875" calcext:value-type="float">
            <text:p>0.000002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067031_0_559833072073397908.csv</text:p>
          </table:table-cell>
          <table:table-cell office:value-type="string" calcext:value-type="string">
            <text:p>http://www.w3.org/1999/02/22-rdf-syntax-ns#type|http://dbpedia.org/ontology/country|http://dbpedia.org/property/operat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D1677]=0;IF([.E1677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77]=[.E1677]+[.C1677]; 1; 0)" office:value-type="float" office:value="1" calcext:value-type="float">
            <text:p>1</text:p>
          </table:table-cell>
          <table:table-cell office:value-type="float" office:value="9.17167806625366" calcext:value-type="float">
            <text:p>9.1716780663</text:p>
          </table:table-cell>
          <table:table-cell office:value-type="float" office:value="0.00179910659790039" calcext:value-type="float">
            <text:p>0.0017991066</text:p>
          </table:table-cell>
          <table:table-cell office:value-type="float" office:value="3.29206395149231" calcext:value-type="float">
            <text:p>3.2920639515</text:p>
          </table:table-cell>
          <table:table-cell office:value-type="float" office:value="0.245362997055054" calcext:value-type="float">
            <text:p>0.2453629971</text:p>
          </table:table-cell>
          <table:table-cell office:value-type="float" office:value="5.6324520111084" calcext:value-type="float">
            <text:p>5.6324520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167790_0_534592157557401516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78]=0;IF([.E167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78]=[.E1678]+[.C1678]; 1; 0)" office:value-type="float" office:value="1" calcext:value-type="float">
            <text:p>1</text:p>
          </table:table-cell>
          <table:table-cell office:value-type="float" office:value="0.53206205368042" calcext:value-type="float">
            <text:p>0.5320620537</text:p>
          </table:table-cell>
          <table:table-cell office:value-type="float" office:value="0.00100398063659668" calcext:value-type="float">
            <text:p>0.0010039806</text:p>
          </table:table-cell>
          <table:table-cell office:value-type="float" office:value="0.531049966812134" calcext:value-type="float">
            <text:p>0.5310499668</text:p>
          </table:table-cell>
          <table:table-cell office:value-type="float" office:value="0.00000500679016113281" calcext:value-type="float">
            <text:p>5.00679016113281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77333_0_1156447235909854277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79]=0;IF([.E1679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79]=[.E1679]+[.C1679]; 1; 0)" office:value-type="float" office:value="1" calcext:value-type="float">
            <text:p>1</text:p>
          </table:table-cell>
          <table:table-cell office:value-type="float" office:value="1.84515690803528" calcext:value-type="float">
            <text:p>1.845156908</text:p>
          </table:table-cell>
          <table:table-cell office:value-type="float" office:value="0.000861883163452148" calcext:value-type="float">
            <text:p>0.0008618832</text:p>
          </table:table-cell>
          <table:table-cell office:value-type="float" office:value="1.84428405761719" calcext:value-type="float">
            <text:p>1.8442840576</text:p>
          </table:table-cell>
          <table:table-cell office:value-type="float" office:value="0.00000786781311035156" calcext:value-type="float">
            <text:p>7.867813110351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8805028_0_8933391169600128370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80]=0;IF([.E1680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80]=[.E1680]+[.C1680]; 1; 0)" office:value-type="float" office:value="1" calcext:value-type="float">
            <text:p>1</text:p>
          </table:table-cell>
          <table:table-cell office:value-type="float" office:value="3.56350111961365" calcext:value-type="float">
            <text:p>3.5635011196</text:p>
          </table:table-cell>
          <table:table-cell office:value-type="float" office:value="0.00114607810974121" calcext:value-type="float">
            <text:p>0.0011460781</text:p>
          </table:table-cell>
          <table:table-cell office:value-type="float" office:value="3.56233620643616" calcext:value-type="float">
            <text:p>3.5623362064</text:p>
          </table:table-cell>
          <table:table-cell office:value-type="float" office:value="0.0000138282775878906" calcext:value-type="float">
            <text:p>1.38282775878906E-005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2936911_188_6847185709338361522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81]=0;IF([.E1681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81]=[.E1681]+[.C1681]; 1; 0)" office:value-type="float" office:value="1" calcext:value-type="float">
            <text:p>1</text:p>
          </table:table-cell>
          <table:table-cell office:value-type="float" office:value="0.465775966644287" calcext:value-type="float">
            <text:p>0.4657759666</text:p>
          </table:table-cell>
          <table:table-cell office:value-type="float" office:value="0.000947952270507812" calcext:value-type="float">
            <text:p>0.0009479523</text:p>
          </table:table-cell>
          <table:table-cell office:value-type="float" office:value="0.464818954467773" calcext:value-type="float">
            <text:p>0.4648189545</text:p>
          </table:table-cell>
          <table:table-cell office:value-type="float" office:value="0.00000596046447753906" calcext:value-type="float">
            <text:p>5.9604644775390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1336118_0_4331895026409635103.csv</text:p>
          </table:table-cell>
          <table:table-cell office:value-type="string" calcext:value-type="string">
            <text:p>http://www.w3.org/2000/01/rdf-schema#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82]=0;IF([.E1682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82]=[.E1682]+[.C1682]; 1; 0)" office:value-type="float" office:value="0" calcext:value-type="float">
            <text:p>0</text:p>
          </table:table-cell>
          <table:table-cell office:value-type="float" office:value="13.1526379585266" calcext:value-type="float">
            <text:p>13.1526379585</text:p>
          </table:table-cell>
          <table:table-cell office:value-type="float" office:value="0.00180816650390625" calcext:value-type="float">
            <text:p>0.0018081665</text:p>
          </table:table-cell>
          <table:table-cell office:value-type="float" office:value="2.96056389808655" calcext:value-type="float">
            <text:p>2.9605638981</text:p>
          </table:table-cell>
          <table:table-cell office:value-type="float" office:value="0.511296987533569" calcext:value-type="float">
            <text:p>0.5112969875</text:p>
          </table:table-cell>
          <table:table-cell office:value-type="float" office:value="9.67896890640259" calcext:value-type="float">
            <text:p>9.6789689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779923_0_3859283110041832023.csv</text:p>
          </table:table-cell>
          <table:table-cell office:value-type="string" calcext:value-type="string">
            <text:p>http://www.w3.org/1999/02/22-rdf-syntax-ns#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83]=0;IF([.E1683]=0; 1; 0); 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G1683]=[.E1683]+[.C1683]; 1; 0)" office:value-type="float" office:value="1" calcext:value-type="float">
            <text:p>1</text:p>
          </table:table-cell>
          <table:table-cell office:value-type="float" office:value="7.39785194396973" calcext:value-type="float">
            <text:p>7.397851944</text:p>
          </table:table-cell>
          <table:table-cell office:value-type="float" office:value="0.00136375427246094" calcext:value-type="float">
            <text:p>0.0013637543</text:p>
          </table:table-cell>
          <table:table-cell office:value-type="float" office:value="2.69868206977844" calcext:value-type="float">
            <text:p>2.6986820698</text:p>
          </table:table-cell>
          <table:table-cell office:value-type="float" office:value="0.303614139556885" calcext:value-type="float">
            <text:p>0.3036141396</text:p>
          </table:table-cell>
          <table:table-cell office:value-type="float" office:value="4.39419198036194" calcext:value-type="float">
            <text:p>4.394191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9497945_0_3654337410478898345.csv</text:p>
          </table:table-cell>
          <table:table-cell office:value-type="string" calcext:value-type="string">
            <text:p>http://dbpedia.org/ontology/formerTea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D1684]=0;IF([.E1684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84]=[.E1684]+[.C1684]; 1; 0)" office:value-type="float" office:value="0" calcext:value-type="float">
            <text:p>0</text:p>
          </table:table-cell>
          <table:table-cell office:value-type="float" office:value="14.7903599739075" calcext:value-type="float">
            <text:p>14.7903599739</text:p>
          </table:table-cell>
          <table:table-cell office:value-type="float" office:value="0.00166988372802734" calcext:value-type="float">
            <text:p>0.0016698837</text:p>
          </table:table-cell>
          <table:table-cell office:value-type="float" office:value="2.84785294532776" calcext:value-type="float">
            <text:p>2.8478529453</text:p>
          </table:table-cell>
          <table:table-cell office:value-type="float" office:value="0.945847034454346" calcext:value-type="float">
            <text:p>0.9458470345</text:p>
          </table:table-cell>
          <table:table-cell office:value-type="float" office:value="10.9949901103973" calcext:value-type="float">
            <text:p>10.9949901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653003_0_8560257990886644206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85]=0;IF([.E1685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85]=[.E1685]+[.C1685]; 1; 0)" office:value-type="float" office:value="1" calcext:value-type="float">
            <text:p>1</text:p>
          </table:table-cell>
          <table:table-cell office:value-type="float" office:value="0.219973087310791" calcext:value-type="float">
            <text:p>0.2199730873</text:p>
          </table:table-cell>
          <table:table-cell office:value-type="float" office:value="0.000662803649902344" calcext:value-type="float">
            <text:p>0.0006628036</text:p>
          </table:table-cell>
          <table:table-cell office:value-type="float" office:value="0.219303131103516" calcext:value-type="float">
            <text:p>0.2193031311</text:p>
          </table:table-cell>
          <table:table-cell office:value-type="float" office:value="0.00000405311584472656" calcext:value-type="float">
            <text:p>4.05311584472656E-006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601803_0_1613263112371321173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86]=0;IF([.E1686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86]=[.E1686]+[.C1686]; 1; 0)" office:value-type="float" office:value="1" calcext:value-type="float">
            <text:p>1</text:p>
          </table:table-cell>
          <table:table-cell office:value-type="float" office:value="1.36632490158081" calcext:value-type="float">
            <text:p>1.3663249016</text:p>
          </table:table-cell>
          <table:table-cell office:value-type="float" office:value="0.000951051712036133" calcext:value-type="float">
            <text:p>0.0009510517</text:p>
          </table:table-cell>
          <table:table-cell office:value-type="float" office:value="1.27478384971619" calcext:value-type="float">
            <text:p>1.2747838497</text:p>
          </table:table-cell>
          <table:table-cell office:value-type="float" office:value="0.0905869007110596" calcext:value-type="float">
            <text:p>0.0905869007</text:p>
          </table:table-cell>
          <table:table-cell office:value-type="float" office:value="0.00000309944152832031" calcext:value-type="float">
            <text:p>3.09944152832031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8761997_3_8777163179755935543.csv</text:p>
          </table:table-cell>
          <table:table-cell office:value-type="string" calcext:value-type="string">
            <text:p>http://dbpedia.org/ontology/abstract|http://dbpedia.org/ontology/wikiPageExternalLink|http://dbpedia.org/ontology/wikiPageExternalLink|http://www.w3.org/ns/prov#wasDerivedFrom|http://dbpedia.org/ontology/wikiPageExternalLink|http://dbpedia.org/ontology/wikiPageExternalLink|http://www.w3.org/ns/prov#wasDerivedFrom|http://dbpedia.org/ontology/wikiPageExternalLin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D1687]=0;IF([.E1687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87]=[.E1687]+[.C1687]; 1; 0)" office:value-type="float" office:value="1" calcext:value-type="float">
            <text:p>1</text:p>
          </table:table-cell>
          <table:table-cell office:value-type="float" office:value="7.21257305145264" calcext:value-type="float">
            <text:p>7.2125730515</text:p>
          </table:table-cell>
          <table:table-cell office:value-type="float" office:value="0.00621318817138672" calcext:value-type="float">
            <text:p>0.0062131882</text:p>
          </table:table-cell>
          <table:table-cell office:value-type="float" office:value="0.970711946487427" calcext:value-type="float">
            <text:p>0.9707119465</text:p>
          </table:table-cell>
          <table:table-cell office:value-type="float" office:value="0.32881498336792" calcext:value-type="float">
            <text:p>0.3288149834</text:p>
          </table:table-cell>
          <table:table-cell office:value-type="float" office:value="5.9068329334259" calcext:value-type="float">
            <text:p>5.9068329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9659504_0_2617358425254069121.csv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formula="of:=IF([.D1688]=0;IF([.E1688]=0; 1; 0)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G1688]=[.E1688]+[.C1688]; 1; 0)" office:value-type="float" office:value="1" calcext:value-type="float">
            <text:p>1</text:p>
          </table:table-cell>
          <table:table-cell office:value-type="float" office:value="2.09155201911926" calcext:value-type="float">
            <text:p>2.0915520191</text:p>
          </table:table-cell>
          <table:table-cell office:value-type="float" office:value="0.00127720832824707" calcext:value-type="float">
            <text:p>0.0012772083</text:p>
          </table:table-cell>
          <table:table-cell office:value-type="float" office:value="2.09025907516479" calcext:value-type="float">
            <text:p>2.0902590752</text:p>
          </table:table-cell>
          <table:table-cell office:value-type="float" office:value="0.0000119209289550781" calcext:value-type="float">
            <text:p>1.19209289550781E-005</text:p>
          </table:table-cell>
          <table:table-cell office:value-type="float" office:value="0.000003814697265625" calcext:value-type="float">
            <text:p>3.814697265625E-0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870718_0_8249480766245225618.csv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D1689]=0;IF([.E1689]=0; 1; 0)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G1689]=[.E1689]+[.C1689]; 1; 0)" office:value-type="float" office:value="0" calcext:value-type="float">
            <text:p>0</text:p>
          </table:table-cell>
          <table:table-cell office:value-type="float" office:value="2.87433695793152" calcext:value-type="float">
            <text:p>2.8743369579</text:p>
          </table:table-cell>
          <table:table-cell office:value-type="float" office:value="0.00154900550842285" calcext:value-type="float">
            <text:p>0.0015490055</text:p>
          </table:table-cell>
          <table:table-cell office:value-type="float" office:value="2.708163022995" calcext:value-type="float">
            <text:p>2.708163023</text:p>
          </table:table-cell>
          <table:table-cell office:value-type="float" office:value="0.164619922637939" calcext:value-type="float">
            <text:p>0.1646199226</text:p>
          </table:table-cell>
          <table:table-cell office:value-type="float" office:value="0.00000500679016113281" calcext:value-type="float">
            <text:p>5.00679016113281E-006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SUM([.F1:.F1689])/1687" office:value-type="float" office:value="0.588026081802015" calcext:value-type="float">
            <text:p>0.5880260818</text:p>
          </table:table-cell>
          <table:table-cell/>
          <table:table-cell table:formula="of:=SUM([.H1:.H1689])/1687" office:value-type="float" office:value="0.697095435684647" calcext:value-type="float">
            <text:p>0.697095435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7T20:33:31.569709976</dc:date>
    <meta:generator>LibreOffice/4.2.8.2$Linux_X86_64 LibreOffice_project/420m0$Build-2</meta:generator>
    <meta:editing-duration>P1DT8H35M32S</meta:editing-duration>
    <meta:editing-cycles>7</meta:editing-cycles>
    <meta:document-statistic meta:table-count="1" meta:cell-count="20618" meta:object-count="0"/>
  </office:meta>
</office:document-meta>
</file>